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1"/>
    <style:style style:name="P2" style:family="paragraph" style:parent-style-name="Text_20_body" style:list-style-name="L12"/>
    <style:style style:name="P3" style:family="paragraph" style:parent-style-name="Text_20_body" style:list-style-name="L13"/>
    <style:style style:name="P4" style:family="paragraph" style:parent-style-name="Text_20_body" style:list-style-name="L14"/>
    <style:style style:name="P5" style:family="paragraph" style:parent-style-name="Text_20_body" style:list-style-name="L15"/>
    <style:style style:name="P6" style:family="paragraph" style:parent-style-name="Text_20_body" style:list-style-name="L16"/>
    <style:style style:name="P7" style:family="paragraph" style:parent-style-name="Text_20_body" style:list-style-name="L17"/>
    <style:style style:name="P8" style:family="paragraph" style:parent-style-name="Text_20_body" style:list-style-name="L18"/>
    <style:style style:name="P9" style:family="paragraph" style:parent-style-name="Text_20_body" style:list-style-name="L19"/>
    <style:style style:name="P10" style:family="paragraph" style:parent-style-name="Text_20_body" style:list-style-name="L20"/>
    <style:style style:name="P11" style:family="paragraph" style:parent-style-name="Text_20_body" style:list-style-name="L21"/>
    <style:style style:name="P12" style:family="paragraph" style:parent-style-name="Text_20_body" style:list-style-name="L22"/>
    <style:style style:name="P13" style:family="paragraph" style:parent-style-name="Text_20_body" style:list-style-name="L23"/>
    <style:style style:name="P14" style:family="paragraph" style:parent-style-name="Text_20_body" style:list-style-name="L24"/>
    <style:style style:name="P15" style:family="paragraph" style:parent-style-name="Text_20_body" style:list-style-name="L25"/>
    <style:style style:name="P16" style:family="paragraph" style:parent-style-name="Text_20_body" style:list-style-name="L26"/>
    <style:style style:name="P17" style:family="paragraph" style:parent-style-name="Text_20_body" style:list-style-name="L27"/>
    <style:style style:name="P18" style:family="paragraph" style:parent-style-name="Text_20_body" style:list-style-name="L28"/>
    <style:style style:name="P19" style:family="paragraph" style:parent-style-name="Text_20_body" style:list-style-name="L29"/>
    <style:style style:name="P20" style:family="paragraph" style:parent-style-name="Text_20_body" style:list-style-name="L30"/>
    <style:style style:name="P21" style:family="paragraph" style:parent-style-name="Text_20_body" style:list-style-name="L31"/>
    <style:style style:name="P22" style:family="paragraph" style:parent-style-name="Text_20_body" style:list-style-name="L32"/>
    <style:style style:name="P23" style:family="paragraph" style:parent-style-name="Text_20_body" style:list-style-name="L33"/>
    <style:style style:name="P24" style:family="paragraph" style:parent-style-name="Text_20_body" style:list-style-name="L34"/>
    <style:style style:name="P25" style:family="paragraph" style:parent-style-name="Text_20_body" style:list-style-name="L35"/>
    <style:style style:name="P26" style:family="paragraph" style:parent-style-name="Text_20_body" style:list-style-name="L36"/>
    <style:style style:name="P27" style:family="paragraph" style:parent-style-name="Text_20_body" style:list-style-name="L37"/>
    <style:style style:name="P28" style:family="paragraph" style:parent-style-name="Text_20_body" style:list-style-name="L38"/>
    <style:style style:name="P29" style:family="paragraph" style:parent-style-name="Text_20_body" style:list-style-name="L39"/>
    <style:style style:name="P30" style:family="paragraph" style:parent-style-name="Text_20_body" style:list-style-name="L40"/>
    <style:style style:name="P31" style:family="paragraph" style:parent-style-name="Text_20_body" style:list-style-name="L41"/>
    <style:style style:name="P32" style:family="paragraph" style:parent-style-name="Text_20_body" style:list-style-name="L42"/>
    <style:style style:name="P33" style:family="paragraph" style:parent-style-name="Text_20_body" style:list-style-name="L43"/>
    <style:style style:name="P34" style:family="paragraph" style:parent-style-name="Text_20_body" style:list-style-name="L44"/>
    <style:style style:name="P35" style:family="paragraph" style:parent-style-name="Text_20_body" style:list-style-name="L45"/>
    <style:style style:name="P36" style:family="paragraph" style:parent-style-name="Text_20_body" style:list-style-name="L46"/>
    <style:style style:name="P37" style:family="paragraph" style:parent-style-name="Text_20_body" style:list-style-name="L47"/>
    <style:style style:name="P38" style:family="paragraph" style:parent-style-name="Text_20_body" style:list-style-name="L48"/>
    <style:style style:name="P39" style:family="paragraph" style:parent-style-name="Text_20_body" style:list-style-name="L49"/>
    <style:style style:name="P40" style:family="paragraph" style:parent-style-name="Text_20_body" style:list-style-name="L50"/>
    <style:style style:name="P41" style:family="paragraph" style:parent-style-name="Text_20_body" style:list-style-name="L51"/>
    <style:style style:name="P42" style:family="paragraph" style:parent-style-name="Text_20_body" style:list-style-name="L52"/>
    <style:style style:name="P43" style:family="paragraph" style:parent-style-name="Text_20_body" style:list-style-name="L53"/>
    <style:style style:name="P44" style:family="paragraph" style:parent-style-name="Text_20_body" style:list-style-name="L54"/>
    <style:style style:name="P45" style:family="paragraph" style:parent-style-name="Text_20_body" style:list-style-name="L55"/>
    <style:style style:name="P46" style:family="paragraph" style:parent-style-name="Text_20_body" style:list-style-name="L57"/>
    <style:style style:name="P47" style:family="paragraph" style:parent-style-name="Text_20_body" style:list-style-name="L58"/>
    <style:style style:name="P48" style:family="paragraph" style:parent-style-name="Text_20_body" style:list-style-name="L60"/>
    <style:style style:name="P49" style:family="paragraph" style:parent-style-name="Text_20_body" style:list-style-name="L61"/>
    <style:style style:name="P50" style:family="paragraph" style:parent-style-name="Text_20_body" style:list-style-name="L63"/>
    <style:style style:name="P51" style:family="paragraph" style:parent-style-name="Text_20_body" style:list-style-name="L64"/>
    <style:style style:name="P52" style:family="paragraph" style:parent-style-name="Text_20_body" style:list-style-name="L65"/>
    <style:style style:name="P53" style:family="paragraph" style:parent-style-name="Text_20_body" style:list-style-name="L67"/>
    <style:style style:name="P54" style:family="paragraph" style:parent-style-name="Text_20_body" style:list-style-name="L68"/>
    <style:style style:name="P55" style:family="paragraph" style:parent-style-name="Text_20_body" style:list-style-name="L70"/>
    <style:style style:name="P56" style:family="paragraph" style:parent-style-name="Text_20_body" style:list-style-name="L71"/>
    <style:style style:name="P57" style:family="paragraph" style:parent-style-name="Text_20_body" style:list-style-name="L73"/>
    <style:style style:name="P58" style:family="paragraph" style:parent-style-name="Text_20_body" style:list-style-name="L74"/>
    <style:style style:name="P59" style:family="paragraph" style:parent-style-name="Text_20_body" style:list-style-name="L75"/>
    <style:style style:name="P60" style:family="paragraph" style:parent-style-name="Text_20_body" style:list-style-name="L76"/>
    <style:style style:name="P61" style:family="paragraph" style:parent-style-name="Text_20_body" style:list-style-name="L77"/>
    <style:style style:name="P62" style:family="paragraph" style:parent-style-name="Text_20_body" style:list-style-name="L78"/>
    <style:style style:name="P63" style:family="paragraph" style:parent-style-name="Text_20_body" style:list-style-name="L79"/>
    <style:style style:name="P64" style:family="paragraph" style:parent-style-name="Text_20_body" style:list-style-name="L81"/>
    <style:style style:name="P65" style:family="paragraph" style:parent-style-name="Text_20_body" style:list-style-name="L82"/>
    <style:style style:name="P66" style:family="paragraph" style:parent-style-name="Text_20_body" style:list-style-name="L83"/>
    <style:style style:name="P67" style:family="paragraph" style:parent-style-name="Text_20_body" style:list-style-name="L85"/>
    <style:style style:name="P68" style:family="paragraph" style:parent-style-name="Text_20_body" style:list-style-name="L86"/>
    <style:style style:name="P69" style:family="paragraph" style:parent-style-name="Text_20_body" style:list-style-name="L87"/>
    <style:style style:name="P70" style:family="paragraph" style:parent-style-name="Text_20_body" style:list-style-name="L88"/>
    <style:style style:name="P71" style:family="paragraph" style:parent-style-name="Text_20_body" style:list-style-name="L89"/>
    <style:style style:name="P72" style:family="paragraph" style:parent-style-name="Text_20_body" style:list-style-name="L90"/>
    <style:style style:name="P73" style:family="paragraph" style:parent-style-name="Text_20_body" style:list-style-name="L91"/>
    <style:style style:name="P74" style:family="paragraph" style:parent-style-name="Text_20_body" style:list-style-name="L92"/>
    <style:style style:name="P75" style:family="paragraph" style:parent-style-name="Text_20_body" style:list-style-name="L94"/>
    <style:style style:name="P76" style:family="paragraph" style:parent-style-name="Text_20_body" style:list-style-name="L95"/>
    <style:style style:name="P77" style:family="paragraph" style:parent-style-name="Text_20_body" style:list-style-name="L96"/>
    <style:style style:name="P78" style:family="paragraph" style:parent-style-name="Text_20_body" style:list-style-name="L97"/>
    <style:style style:name="P79" style:family="paragraph" style:parent-style-name="Text_20_body" style:list-style-name="L98"/>
    <style:style style:name="P80" style:family="paragraph" style:parent-style-name="Text_20_body" style:list-style-name="L99"/>
    <style:style style:name="P81" style:family="paragraph" style:parent-style-name="Text_20_body" style:list-style-name="L100"/>
    <style:style style:name="P82" style:family="paragraph" style:parent-style-name="Text_20_body" style:list-style-name="L101"/>
    <style:style style:name="P83" style:family="paragraph" style:parent-style-name="Text_20_body" style:list-style-name="L102"/>
    <style:style style:name="P84" style:family="paragraph" style:parent-style-name="Text_20_body" style:list-style-name="L103"/>
    <style:style style:name="P85" style:family="paragraph" style:parent-style-name="Text_20_body" style:list-style-name="L104"/>
    <style:style style:name="P86" style:family="paragraph" style:parent-style-name="Text_20_body" style:list-style-name="L105"/>
    <style:style style:name="P87" style:family="paragraph" style:parent-style-name="Text_20_body" style:list-style-name="L106"/>
    <style:style style:name="P88" style:family="paragraph" style:parent-style-name="Text_20_body" style:list-style-name="L107"/>
    <style:style style:name="P89" style:family="paragraph" style:parent-style-name="Text_20_body" style:list-style-name="L108"/>
    <style:style style:name="P90" style:family="paragraph" style:parent-style-name="Text_20_body" style:list-style-name="L109"/>
    <style:style style:name="P91" style:family="paragraph" style:parent-style-name="Text_20_body" style:list-style-name="L110"/>
    <style:style style:name="P92" style:family="paragraph" style:parent-style-name="Text_20_body" style:list-style-name="L111"/>
    <style:style style:name="P93" style:family="paragraph" style:parent-style-name="Text_20_body" style:list-style-name="L112"/>
    <style:style style:name="P94" style:family="paragraph" style:parent-style-name="Text_20_body" style:list-style-name="L113"/>
    <style:style style:name="P95" style:family="paragraph" style:parent-style-name="Text_20_body" style:list-style-name="L114"/>
    <style:style style:name="P96" style:family="paragraph" style:parent-style-name="Text_20_body" style:list-style-name="L115"/>
    <style:style style:name="P97" style:family="paragraph" style:parent-style-name="Text_20_body" style:list-style-name="L116"/>
    <style:style style:name="P98" style:family="paragraph" style:parent-style-name="Text_20_body" style:list-style-name="L117"/>
    <style:style style:name="P99" style:family="paragraph" style:parent-style-name="Text_20_body" style:list-style-name="L118"/>
    <style:style style:name="P100" style:family="paragraph" style:parent-style-name="Text_20_body" style:list-style-name="L119"/>
    <style:style style:name="P101" style:family="paragraph" style:parent-style-name="Text_20_body" style:list-style-name="L120"/>
    <style:style style:name="P102" style:family="paragraph" style:parent-style-name="Text_20_body" style:list-style-name="L121"/>
    <style:style style:name="P103" style:family="paragraph" style:parent-style-name="Text_20_body" style:list-style-name="L122"/>
    <style:style style:name="P104" style:family="paragraph" style:parent-style-name="Text_20_body" style:list-style-name="L123"/>
    <style:style style:name="P105" style:family="paragraph" style:parent-style-name="Text_20_body" style:list-style-name="L124"/>
    <style:style style:name="P106" style:family="paragraph" style:parent-style-name="Text_20_body" style:list-style-name="L125"/>
    <style:style style:name="P107" style:family="paragraph" style:parent-style-name="Text_20_body" style:list-style-name="L126"/>
    <style:style style:name="P108" style:family="paragraph" style:parent-style-name="Text_20_body" style:list-style-name="L127"/>
    <style:style style:name="P109" style:family="paragraph" style:parent-style-name="Text_20_body" style:list-style-name="L128"/>
    <style:style style:name="P110" style:family="paragraph" style:parent-style-name="Text_20_body" style:list-style-name="L129"/>
    <style:style style:name="P111" style:family="paragraph" style:parent-style-name="Text_20_body" style:list-style-name="L130"/>
    <style:style style:name="P112" style:family="paragraph" style:parent-style-name="Text_20_body" style:list-style-name="L131"/>
    <style:style style:name="P113" style:family="paragraph" style:parent-style-name="Text_20_body" style:list-style-name="L132"/>
    <style:style style:name="P114" style:family="paragraph" style:parent-style-name="Text_20_body" style:list-style-name="L133"/>
    <style:style style:name="P115" style:family="paragraph" style:parent-style-name="Text_20_body" style:list-style-name="L134"/>
    <style:style style:name="P116" style:family="paragraph" style:parent-style-name="Text_20_body" style:list-style-name="L135"/>
    <style:style style:name="P117" style:family="paragraph" style:parent-style-name="Text_20_body" style:list-style-name="L136"/>
    <style:style style:name="P118" style:family="paragraph" style:parent-style-name="Text_20_body" style:list-style-name="L137"/>
    <style:style style:name="P119" style:family="paragraph" style:parent-style-name="Text_20_body" style:list-style-name="L138"/>
    <style:style style:name="P120" style:family="paragraph" style:parent-style-name="Text_20_body">
      <style:text-properties style:font-name="Atkinson Hyperlegible Next"/>
    </style:style>
    <style:style style:name="P121" style:family="paragraph" style:parent-style-name="Text_20_body" style:list-style-name="L1">
      <style:text-properties style:font-name="Atkinson Hyperlegible Next"/>
    </style:style>
    <style:style style:name="P122" style:family="paragraph" style:parent-style-name="Text_20_body" style:list-style-name="L2">
      <style:text-properties style:font-name="Atkinson Hyperlegible Next"/>
    </style:style>
    <style:style style:name="P123" style:family="paragraph" style:parent-style-name="Text_20_body" style:list-style-name="L3">
      <style:text-properties style:font-name="Atkinson Hyperlegible Next"/>
    </style:style>
    <style:style style:name="P124" style:family="paragraph" style:parent-style-name="Text_20_body" style:list-style-name="L4">
      <style:text-properties style:font-name="Atkinson Hyperlegible Next"/>
    </style:style>
    <style:style style:name="P125" style:family="paragraph" style:parent-style-name="Text_20_body" style:list-style-name="L5">
      <style:text-properties style:font-name="Atkinson Hyperlegible Next"/>
    </style:style>
    <style:style style:name="P126" style:family="paragraph" style:parent-style-name="Text_20_body" style:list-style-name="L6">
      <style:text-properties style:font-name="Atkinson Hyperlegible Next"/>
    </style:style>
    <style:style style:name="P127" style:family="paragraph" style:parent-style-name="Text_20_body" style:list-style-name="L7">
      <style:text-properties style:font-name="Atkinson Hyperlegible Next"/>
    </style:style>
    <style:style style:name="P128" style:family="paragraph" style:parent-style-name="Text_20_body" style:list-style-name="L8">
      <style:text-properties style:font-name="Atkinson Hyperlegible Next"/>
    </style:style>
    <style:style style:name="P129" style:family="paragraph" style:parent-style-name="Text_20_body" style:list-style-name="L9">
      <style:text-properties style:font-name="Atkinson Hyperlegible Next"/>
    </style:style>
    <style:style style:name="P130" style:family="paragraph" style:parent-style-name="Text_20_body" style:list-style-name="L10">
      <style:text-properties style:font-name="Atkinson Hyperlegible Next"/>
    </style:style>
    <style:style style:name="P131" style:family="paragraph" style:parent-style-name="Text_20_body" style:list-style-name="L114">
      <style:text-properties style:font-name="Atkinson Hyperlegible Next"/>
    </style:style>
    <style:style style:name="P132" style:family="paragraph" style:parent-style-name="Text_20_body" style:list-style-name="L137">
      <style:text-properties style:font-name="Atkinson Hyperlegible Next"/>
    </style:style>
    <style:style style:name="P133" style:family="paragraph" style:parent-style-name="Text_20_body" style:list-style-name="L1">
      <style:paragraph-properties fo:margin-top="0in" fo:margin-bottom="0in"/>
    </style:style>
    <style:style style:name="P134" style:family="paragraph" style:parent-style-name="Text_20_body" style:list-style-name="L2">
      <style:paragraph-properties fo:margin-top="0in" fo:margin-bottom="0in"/>
    </style:style>
    <style:style style:name="P135" style:family="paragraph" style:parent-style-name="Text_20_body" style:list-style-name="L11">
      <style:paragraph-properties fo:margin-top="0in" fo:margin-bottom="0in"/>
    </style:style>
    <style:style style:name="P136" style:family="paragraph" style:parent-style-name="Text_20_body" style:list-style-name="L12">
      <style:paragraph-properties fo:margin-top="0in" fo:margin-bottom="0in"/>
    </style:style>
    <style:style style:name="P137" style:family="paragraph" style:parent-style-name="Text_20_body" style:list-style-name="L13">
      <style:paragraph-properties fo:margin-top="0in" fo:margin-bottom="0in"/>
    </style:style>
    <style:style style:name="P138" style:family="paragraph" style:parent-style-name="Text_20_body" style:list-style-name="L18">
      <style:paragraph-properties fo:margin-top="0in" fo:margin-bottom="0in"/>
    </style:style>
    <style:style style:name="P139" style:family="paragraph" style:parent-style-name="Text_20_body" style:list-style-name="L19">
      <style:paragraph-properties fo:margin-top="0in" fo:margin-bottom="0in"/>
    </style:style>
    <style:style style:name="P140" style:family="paragraph" style:parent-style-name="Text_20_body" style:list-style-name="L20">
      <style:paragraph-properties fo:margin-top="0in" fo:margin-bottom="0in"/>
    </style:style>
    <style:style style:name="P141" style:family="paragraph" style:parent-style-name="Text_20_body" style:list-style-name="L21">
      <style:paragraph-properties fo:margin-top="0in" fo:margin-bottom="0in"/>
    </style:style>
    <style:style style:name="P142" style:family="paragraph" style:parent-style-name="Text_20_body" style:list-style-name="L22">
      <style:paragraph-properties fo:margin-top="0in" fo:margin-bottom="0in"/>
    </style:style>
    <style:style style:name="P143" style:family="paragraph" style:parent-style-name="Text_20_body" style:list-style-name="L23">
      <style:paragraph-properties fo:margin-top="0in" fo:margin-bottom="0in"/>
    </style:style>
    <style:style style:name="P144" style:family="paragraph" style:parent-style-name="Text_20_body" style:list-style-name="L24">
      <style:paragraph-properties fo:margin-top="0in" fo:margin-bottom="0in"/>
    </style:style>
    <style:style style:name="P145" style:family="paragraph" style:parent-style-name="Text_20_body" style:list-style-name="L25">
      <style:paragraph-properties fo:margin-top="0in" fo:margin-bottom="0in"/>
    </style:style>
    <style:style style:name="P146" style:family="paragraph" style:parent-style-name="Text_20_body" style:list-style-name="L26">
      <style:paragraph-properties fo:margin-top="0in" fo:margin-bottom="0in"/>
    </style:style>
    <style:style style:name="P147" style:family="paragraph" style:parent-style-name="Text_20_body" style:list-style-name="L27">
      <style:paragraph-properties fo:margin-top="0in" fo:margin-bottom="0in"/>
    </style:style>
    <style:style style:name="P148" style:family="paragraph" style:parent-style-name="Text_20_body" style:list-style-name="L28">
      <style:paragraph-properties fo:margin-top="0in" fo:margin-bottom="0in"/>
    </style:style>
    <style:style style:name="P149" style:family="paragraph" style:parent-style-name="Text_20_body" style:list-style-name="L29">
      <style:paragraph-properties fo:margin-top="0in" fo:margin-bottom="0in"/>
    </style:style>
    <style:style style:name="P150" style:family="paragraph" style:parent-style-name="Text_20_body" style:list-style-name="L30">
      <style:paragraph-properties fo:margin-top="0in" fo:margin-bottom="0in"/>
    </style:style>
    <style:style style:name="P151" style:family="paragraph" style:parent-style-name="Text_20_body" style:list-style-name="L31">
      <style:paragraph-properties fo:margin-top="0in" fo:margin-bottom="0in"/>
    </style:style>
    <style:style style:name="P152" style:family="paragraph" style:parent-style-name="Text_20_body" style:list-style-name="L32">
      <style:paragraph-properties fo:margin-top="0in" fo:margin-bottom="0in"/>
    </style:style>
    <style:style style:name="P153" style:family="paragraph" style:parent-style-name="Text_20_body" style:list-style-name="L33">
      <style:paragraph-properties fo:margin-top="0in" fo:margin-bottom="0in"/>
    </style:style>
    <style:style style:name="P154" style:family="paragraph" style:parent-style-name="Text_20_body" style:list-style-name="L34">
      <style:paragraph-properties fo:margin-top="0in" fo:margin-bottom="0in"/>
    </style:style>
    <style:style style:name="P155" style:family="paragraph" style:parent-style-name="Text_20_body" style:list-style-name="L35">
      <style:paragraph-properties fo:margin-top="0in" fo:margin-bottom="0in"/>
    </style:style>
    <style:style style:name="P156" style:family="paragraph" style:parent-style-name="Text_20_body" style:list-style-name="L36">
      <style:paragraph-properties fo:margin-top="0in" fo:margin-bottom="0in"/>
    </style:style>
    <style:style style:name="P157" style:family="paragraph" style:parent-style-name="Text_20_body" style:list-style-name="L37">
      <style:paragraph-properties fo:margin-top="0in" fo:margin-bottom="0in"/>
    </style:style>
    <style:style style:name="P158" style:family="paragraph" style:parent-style-name="Text_20_body" style:list-style-name="L38">
      <style:paragraph-properties fo:margin-top="0in" fo:margin-bottom="0in"/>
    </style:style>
    <style:style style:name="P159" style:family="paragraph" style:parent-style-name="Text_20_body" style:list-style-name="L39">
      <style:paragraph-properties fo:margin-top="0in" fo:margin-bottom="0in"/>
    </style:style>
    <style:style style:name="P160" style:family="paragraph" style:parent-style-name="Text_20_body" style:list-style-name="L40">
      <style:paragraph-properties fo:margin-top="0in" fo:margin-bottom="0in"/>
    </style:style>
    <style:style style:name="P161" style:family="paragraph" style:parent-style-name="Text_20_body" style:list-style-name="L41">
      <style:paragraph-properties fo:margin-top="0in" fo:margin-bottom="0in"/>
    </style:style>
    <style:style style:name="P162" style:family="paragraph" style:parent-style-name="Text_20_body" style:list-style-name="L42">
      <style:paragraph-properties fo:margin-top="0in" fo:margin-bottom="0in"/>
    </style:style>
    <style:style style:name="P163" style:family="paragraph" style:parent-style-name="Text_20_body" style:list-style-name="L43">
      <style:paragraph-properties fo:margin-top="0in" fo:margin-bottom="0in"/>
    </style:style>
    <style:style style:name="P164" style:family="paragraph" style:parent-style-name="Text_20_body" style:list-style-name="L44">
      <style:paragraph-properties fo:margin-top="0in" fo:margin-bottom="0in"/>
    </style:style>
    <style:style style:name="P165" style:family="paragraph" style:parent-style-name="Text_20_body" style:list-style-name="L45">
      <style:paragraph-properties fo:margin-top="0in" fo:margin-bottom="0in"/>
    </style:style>
    <style:style style:name="P166" style:family="paragraph" style:parent-style-name="Text_20_body" style:list-style-name="L46">
      <style:paragraph-properties fo:margin-top="0in" fo:margin-bottom="0in"/>
    </style:style>
    <style:style style:name="P167" style:family="paragraph" style:parent-style-name="Text_20_body" style:list-style-name="L47">
      <style:paragraph-properties fo:margin-top="0in" fo:margin-bottom="0in"/>
    </style:style>
    <style:style style:name="P168" style:family="paragraph" style:parent-style-name="Text_20_body" style:list-style-name="L48">
      <style:paragraph-properties fo:margin-top="0in" fo:margin-bottom="0in"/>
    </style:style>
    <style:style style:name="P169" style:family="paragraph" style:parent-style-name="Text_20_body" style:list-style-name="L49">
      <style:paragraph-properties fo:margin-top="0in" fo:margin-bottom="0in"/>
    </style:style>
    <style:style style:name="P170" style:family="paragraph" style:parent-style-name="Text_20_body" style:list-style-name="L50">
      <style:paragraph-properties fo:margin-top="0in" fo:margin-bottom="0in"/>
    </style:style>
    <style:style style:name="P171" style:family="paragraph" style:parent-style-name="Text_20_body" style:list-style-name="L51">
      <style:paragraph-properties fo:margin-top="0in" fo:margin-bottom="0in"/>
    </style:style>
    <style:style style:name="P172" style:family="paragraph" style:parent-style-name="Text_20_body" style:list-style-name="L52">
      <style:paragraph-properties fo:margin-top="0in" fo:margin-bottom="0in"/>
    </style:style>
    <style:style style:name="P173" style:family="paragraph" style:parent-style-name="Text_20_body" style:list-style-name="L53">
      <style:paragraph-properties fo:margin-top="0in" fo:margin-bottom="0in"/>
    </style:style>
    <style:style style:name="P174" style:family="paragraph" style:parent-style-name="Text_20_body" style:list-style-name="L54">
      <style:paragraph-properties fo:margin-top="0in" fo:margin-bottom="0in"/>
    </style:style>
    <style:style style:name="P175" style:family="paragraph" style:parent-style-name="Text_20_body" style:list-style-name="L55">
      <style:paragraph-properties fo:margin-top="0in" fo:margin-bottom="0in"/>
    </style:style>
    <style:style style:name="P176" style:family="paragraph" style:parent-style-name="Text_20_body" style:list-style-name="L57">
      <style:paragraph-properties fo:margin-top="0in" fo:margin-bottom="0in"/>
    </style:style>
    <style:style style:name="P177" style:family="paragraph" style:parent-style-name="Text_20_body" style:list-style-name="L58">
      <style:paragraph-properties fo:margin-top="0in" fo:margin-bottom="0in"/>
    </style:style>
    <style:style style:name="P178" style:family="paragraph" style:parent-style-name="Text_20_body" style:list-style-name="L60">
      <style:paragraph-properties fo:margin-top="0in" fo:margin-bottom="0in"/>
    </style:style>
    <style:style style:name="P179" style:family="paragraph" style:parent-style-name="Text_20_body" style:list-style-name="L61">
      <style:paragraph-properties fo:margin-top="0in" fo:margin-bottom="0in"/>
    </style:style>
    <style:style style:name="P180" style:family="paragraph" style:parent-style-name="Text_20_body" style:list-style-name="L63">
      <style:paragraph-properties fo:margin-top="0in" fo:margin-bottom="0in"/>
    </style:style>
    <style:style style:name="P181" style:family="paragraph" style:parent-style-name="Text_20_body" style:list-style-name="L64">
      <style:paragraph-properties fo:margin-top="0in" fo:margin-bottom="0in"/>
    </style:style>
    <style:style style:name="P182" style:family="paragraph" style:parent-style-name="Text_20_body" style:list-style-name="L65">
      <style:paragraph-properties fo:margin-top="0in" fo:margin-bottom="0in"/>
    </style:style>
    <style:style style:name="P183" style:family="paragraph" style:parent-style-name="Text_20_body" style:list-style-name="L67">
      <style:paragraph-properties fo:margin-top="0in" fo:margin-bottom="0in"/>
    </style:style>
    <style:style style:name="P184" style:family="paragraph" style:parent-style-name="Text_20_body" style:list-style-name="L70">
      <style:paragraph-properties fo:margin-top="0in" fo:margin-bottom="0in"/>
    </style:style>
    <style:style style:name="P185" style:family="paragraph" style:parent-style-name="Text_20_body" style:list-style-name="L71">
      <style:paragraph-properties fo:margin-top="0in" fo:margin-bottom="0in"/>
    </style:style>
    <style:style style:name="P186" style:family="paragraph" style:parent-style-name="Text_20_body" style:list-style-name="L73">
      <style:paragraph-properties fo:margin-top="0in" fo:margin-bottom="0in"/>
    </style:style>
    <style:style style:name="P187" style:family="paragraph" style:parent-style-name="Text_20_body" style:list-style-name="L74">
      <style:paragraph-properties fo:margin-top="0in" fo:margin-bottom="0in"/>
    </style:style>
    <style:style style:name="P188" style:family="paragraph" style:parent-style-name="Text_20_body" style:list-style-name="L75">
      <style:paragraph-properties fo:margin-top="0in" fo:margin-bottom="0in"/>
    </style:style>
    <style:style style:name="P189" style:family="paragraph" style:parent-style-name="Text_20_body" style:list-style-name="L76">
      <style:paragraph-properties fo:margin-top="0in" fo:margin-bottom="0in"/>
    </style:style>
    <style:style style:name="P190" style:family="paragraph" style:parent-style-name="Text_20_body" style:list-style-name="L77">
      <style:paragraph-properties fo:margin-top="0in" fo:margin-bottom="0in"/>
    </style:style>
    <style:style style:name="P191" style:family="paragraph" style:parent-style-name="Text_20_body" style:list-style-name="L78">
      <style:paragraph-properties fo:margin-top="0in" fo:margin-bottom="0in"/>
    </style:style>
    <style:style style:name="P192" style:family="paragraph" style:parent-style-name="Text_20_body" style:list-style-name="L79">
      <style:paragraph-properties fo:margin-top="0in" fo:margin-bottom="0in"/>
    </style:style>
    <style:style style:name="P193" style:family="paragraph" style:parent-style-name="Text_20_body" style:list-style-name="L81">
      <style:paragraph-properties fo:margin-top="0in" fo:margin-bottom="0in"/>
    </style:style>
    <style:style style:name="P194" style:family="paragraph" style:parent-style-name="Text_20_body" style:list-style-name="L82">
      <style:paragraph-properties fo:margin-top="0in" fo:margin-bottom="0in"/>
    </style:style>
    <style:style style:name="P195" style:family="paragraph" style:parent-style-name="Text_20_body" style:list-style-name="L83">
      <style:paragraph-properties fo:margin-top="0in" fo:margin-bottom="0in"/>
    </style:style>
    <style:style style:name="P196" style:family="paragraph" style:parent-style-name="Text_20_body" style:list-style-name="L85">
      <style:paragraph-properties fo:margin-top="0in" fo:margin-bottom="0in"/>
    </style:style>
    <style:style style:name="P197" style:family="paragraph" style:parent-style-name="Text_20_body" style:list-style-name="L86">
      <style:paragraph-properties fo:margin-top="0in" fo:margin-bottom="0in"/>
    </style:style>
    <style:style style:name="P198" style:family="paragraph" style:parent-style-name="Text_20_body" style:list-style-name="L87">
      <style:paragraph-properties fo:margin-top="0in" fo:margin-bottom="0in"/>
    </style:style>
    <style:style style:name="P199" style:family="paragraph" style:parent-style-name="Text_20_body" style:list-style-name="L88">
      <style:paragraph-properties fo:margin-top="0in" fo:margin-bottom="0in"/>
    </style:style>
    <style:style style:name="P200" style:family="paragraph" style:parent-style-name="Text_20_body" style:list-style-name="L89">
      <style:paragraph-properties fo:margin-top="0in" fo:margin-bottom="0in"/>
    </style:style>
    <style:style style:name="P201" style:family="paragraph" style:parent-style-name="Text_20_body" style:list-style-name="L90">
      <style:paragraph-properties fo:margin-top="0in" fo:margin-bottom="0in"/>
    </style:style>
    <style:style style:name="P202" style:family="paragraph" style:parent-style-name="Text_20_body" style:list-style-name="L91">
      <style:paragraph-properties fo:margin-top="0in" fo:margin-bottom="0in"/>
    </style:style>
    <style:style style:name="P203" style:family="paragraph" style:parent-style-name="Text_20_body" style:list-style-name="L92">
      <style:paragraph-properties fo:margin-top="0in" fo:margin-bottom="0in"/>
    </style:style>
    <style:style style:name="P204" style:family="paragraph" style:parent-style-name="Text_20_body" style:list-style-name="L94">
      <style:paragraph-properties fo:margin-top="0in" fo:margin-bottom="0in"/>
    </style:style>
    <style:style style:name="P205" style:family="paragraph" style:parent-style-name="Text_20_body" style:list-style-name="L95">
      <style:paragraph-properties fo:margin-top="0in" fo:margin-bottom="0in"/>
    </style:style>
    <style:style style:name="P206" style:family="paragraph" style:parent-style-name="Text_20_body" style:list-style-name="L96">
      <style:paragraph-properties fo:margin-top="0in" fo:margin-bottom="0in"/>
    </style:style>
    <style:style style:name="P207" style:family="paragraph" style:parent-style-name="Text_20_body" style:list-style-name="L97">
      <style:paragraph-properties fo:margin-top="0in" fo:margin-bottom="0in"/>
    </style:style>
    <style:style style:name="P208" style:family="paragraph" style:parent-style-name="Text_20_body" style:list-style-name="L98">
      <style:paragraph-properties fo:margin-top="0in" fo:margin-bottom="0in"/>
    </style:style>
    <style:style style:name="P209" style:family="paragraph" style:parent-style-name="Text_20_body" style:list-style-name="L99">
      <style:paragraph-properties fo:margin-top="0in" fo:margin-bottom="0in"/>
    </style:style>
    <style:style style:name="P210" style:family="paragraph" style:parent-style-name="Text_20_body" style:list-style-name="L100">
      <style:paragraph-properties fo:margin-top="0in" fo:margin-bottom="0in"/>
    </style:style>
    <style:style style:name="P211" style:family="paragraph" style:parent-style-name="Text_20_body" style:list-style-name="L101">
      <style:paragraph-properties fo:margin-top="0in" fo:margin-bottom="0in"/>
    </style:style>
    <style:style style:name="P212" style:family="paragraph" style:parent-style-name="Text_20_body" style:list-style-name="L102">
      <style:paragraph-properties fo:margin-top="0in" fo:margin-bottom="0in"/>
    </style:style>
    <style:style style:name="P213" style:family="paragraph" style:parent-style-name="Text_20_body" style:list-style-name="L103">
      <style:paragraph-properties fo:margin-top="0in" fo:margin-bottom="0in"/>
    </style:style>
    <style:style style:name="P214" style:family="paragraph" style:parent-style-name="Text_20_body" style:list-style-name="L104">
      <style:paragraph-properties fo:margin-top="0in" fo:margin-bottom="0in"/>
    </style:style>
    <style:style style:name="P215" style:family="paragraph" style:parent-style-name="Text_20_body" style:list-style-name="L105">
      <style:paragraph-properties fo:margin-top="0in" fo:margin-bottom="0in"/>
    </style:style>
    <style:style style:name="P216" style:family="paragraph" style:parent-style-name="Text_20_body" style:list-style-name="L106">
      <style:paragraph-properties fo:margin-top="0in" fo:margin-bottom="0in"/>
    </style:style>
    <style:style style:name="P217" style:family="paragraph" style:parent-style-name="Text_20_body" style:list-style-name="L107">
      <style:paragraph-properties fo:margin-top="0in" fo:margin-bottom="0in"/>
    </style:style>
    <style:style style:name="P218" style:family="paragraph" style:parent-style-name="Text_20_body" style:list-style-name="L108">
      <style:paragraph-properties fo:margin-top="0in" fo:margin-bottom="0in"/>
    </style:style>
    <style:style style:name="P219" style:family="paragraph" style:parent-style-name="Text_20_body" style:list-style-name="L109">
      <style:paragraph-properties fo:margin-top="0in" fo:margin-bottom="0in"/>
    </style:style>
    <style:style style:name="P220" style:family="paragraph" style:parent-style-name="Text_20_body" style:list-style-name="L110">
      <style:paragraph-properties fo:margin-top="0in" fo:margin-bottom="0in"/>
    </style:style>
    <style:style style:name="P221" style:family="paragraph" style:parent-style-name="Text_20_body" style:list-style-name="L111">
      <style:paragraph-properties fo:margin-top="0in" fo:margin-bottom="0in"/>
    </style:style>
    <style:style style:name="P222" style:family="paragraph" style:parent-style-name="Text_20_body" style:list-style-name="L112">
      <style:paragraph-properties fo:margin-top="0in" fo:margin-bottom="0in"/>
    </style:style>
    <style:style style:name="P223" style:family="paragraph" style:parent-style-name="Text_20_body" style:list-style-name="L113">
      <style:paragraph-properties fo:margin-top="0in" fo:margin-bottom="0in"/>
    </style:style>
    <style:style style:name="P224" style:family="paragraph" style:parent-style-name="Text_20_body" style:list-style-name="L114">
      <style:paragraph-properties fo:margin-top="0in" fo:margin-bottom="0in"/>
    </style:style>
    <style:style style:name="P225" style:family="paragraph" style:parent-style-name="Text_20_body" style:list-style-name="L115">
      <style:paragraph-properties fo:margin-top="0in" fo:margin-bottom="0in"/>
    </style:style>
    <style:style style:name="P226" style:family="paragraph" style:parent-style-name="Text_20_body" style:list-style-name="L116">
      <style:paragraph-properties fo:margin-top="0in" fo:margin-bottom="0in"/>
    </style:style>
    <style:style style:name="P227" style:family="paragraph" style:parent-style-name="Text_20_body" style:list-style-name="L117">
      <style:paragraph-properties fo:margin-top="0in" fo:margin-bottom="0in"/>
    </style:style>
    <style:style style:name="P228" style:family="paragraph" style:parent-style-name="Text_20_body" style:list-style-name="L118">
      <style:paragraph-properties fo:margin-top="0in" fo:margin-bottom="0in"/>
    </style:style>
    <style:style style:name="P229" style:family="paragraph" style:parent-style-name="Text_20_body" style:list-style-name="L119">
      <style:paragraph-properties fo:margin-top="0in" fo:margin-bottom="0in"/>
    </style:style>
    <style:style style:name="P230" style:family="paragraph" style:parent-style-name="Text_20_body" style:list-style-name="L120">
      <style:paragraph-properties fo:margin-top="0in" fo:margin-bottom="0in"/>
    </style:style>
    <style:style style:name="P231" style:family="paragraph" style:parent-style-name="Text_20_body" style:list-style-name="L121">
      <style:paragraph-properties fo:margin-top="0in" fo:margin-bottom="0in"/>
    </style:style>
    <style:style style:name="P232" style:family="paragraph" style:parent-style-name="Text_20_body" style:list-style-name="L122">
      <style:paragraph-properties fo:margin-top="0in" fo:margin-bottom="0in"/>
    </style:style>
    <style:style style:name="P233" style:family="paragraph" style:parent-style-name="Text_20_body" style:list-style-name="L123">
      <style:paragraph-properties fo:margin-top="0in" fo:margin-bottom="0in"/>
    </style:style>
    <style:style style:name="P234" style:family="paragraph" style:parent-style-name="Text_20_body" style:list-style-name="L124">
      <style:paragraph-properties fo:margin-top="0in" fo:margin-bottom="0in"/>
    </style:style>
    <style:style style:name="P235" style:family="paragraph" style:parent-style-name="Text_20_body" style:list-style-name="L125">
      <style:paragraph-properties fo:margin-top="0in" fo:margin-bottom="0in"/>
    </style:style>
    <style:style style:name="P236" style:family="paragraph" style:parent-style-name="Text_20_body" style:list-style-name="L126">
      <style:paragraph-properties fo:margin-top="0in" fo:margin-bottom="0in"/>
    </style:style>
    <style:style style:name="P237" style:family="paragraph" style:parent-style-name="Text_20_body" style:list-style-name="L127">
      <style:paragraph-properties fo:margin-top="0in" fo:margin-bottom="0in"/>
    </style:style>
    <style:style style:name="P238" style:family="paragraph" style:parent-style-name="Text_20_body" style:list-style-name="L128">
      <style:paragraph-properties fo:margin-top="0in" fo:margin-bottom="0in"/>
    </style:style>
    <style:style style:name="P239" style:family="paragraph" style:parent-style-name="Text_20_body" style:list-style-name="L129">
      <style:paragraph-properties fo:margin-top="0in" fo:margin-bottom="0in"/>
    </style:style>
    <style:style style:name="P240" style:family="paragraph" style:parent-style-name="Text_20_body" style:list-style-name="L130">
      <style:paragraph-properties fo:margin-top="0in" fo:margin-bottom="0in"/>
    </style:style>
    <style:style style:name="P241" style:family="paragraph" style:parent-style-name="Text_20_body" style:list-style-name="L131">
      <style:paragraph-properties fo:margin-top="0in" fo:margin-bottom="0in"/>
    </style:style>
    <style:style style:name="P242" style:family="paragraph" style:parent-style-name="Text_20_body" style:list-style-name="L132">
      <style:paragraph-properties fo:margin-top="0in" fo:margin-bottom="0in"/>
    </style:style>
    <style:style style:name="P243" style:family="paragraph" style:parent-style-name="Text_20_body" style:list-style-name="L133">
      <style:paragraph-properties fo:margin-top="0in" fo:margin-bottom="0in"/>
    </style:style>
    <style:style style:name="P244" style:family="paragraph" style:parent-style-name="Text_20_body" style:list-style-name="L134">
      <style:paragraph-properties fo:margin-top="0in" fo:margin-bottom="0in"/>
    </style:style>
    <style:style style:name="P245" style:family="paragraph" style:parent-style-name="Text_20_body" style:list-style-name="L135">
      <style:paragraph-properties fo:margin-top="0in" fo:margin-bottom="0in"/>
    </style:style>
    <style:style style:name="P246" style:family="paragraph" style:parent-style-name="Text_20_body" style:list-style-name="L136">
      <style:paragraph-properties fo:margin-top="0in" fo:margin-bottom="0in"/>
    </style:style>
    <style:style style:name="P247" style:family="paragraph" style:parent-style-name="Text_20_body" style:list-style-name="L137">
      <style:paragraph-properties fo:margin-top="0in" fo:margin-bottom="0in"/>
    </style:style>
    <style:style style:name="P248" style:family="paragraph" style:parent-style-name="Text_20_body" style:list-style-name="L138">
      <style:paragraph-properties fo:margin-top="0in" fo:margin-bottom="0in"/>
    </style:style>
    <style:style style:name="P249" style:family="paragraph" style:parent-style-name="Text_20_body">
      <style:paragraph-properties fo:margin-top="0in" fo:margin-bottom="0in"/>
      <style:text-properties style:font-name="Atkinson Hyperlegible Next"/>
    </style:style>
    <style:style style:name="P250" style:family="paragraph" style:parent-style-name="Text_20_body" style:list-style-name="L1">
      <style:paragraph-properties fo:margin-top="0in" fo:margin-bottom="0in"/>
      <style:text-properties style:font-name="Atkinson Hyperlegible Next"/>
    </style:style>
    <style:style style:name="P251" style:family="paragraph" style:parent-style-name="Text_20_body" style:list-style-name="L2">
      <style:paragraph-properties fo:margin-top="0in" fo:margin-bottom="0in"/>
      <style:text-properties style:font-name="Atkinson Hyperlegible Next"/>
    </style:style>
    <style:style style:name="P252" style:family="paragraph" style:parent-style-name="Text_20_body" style:list-style-name="L3">
      <style:paragraph-properties fo:margin-top="0in" fo:margin-bottom="0in"/>
      <style:text-properties style:font-name="Atkinson Hyperlegible Next"/>
    </style:style>
    <style:style style:name="P253" style:family="paragraph" style:parent-style-name="Text_20_body" style:list-style-name="L4">
      <style:paragraph-properties fo:margin-top="0in" fo:margin-bottom="0in"/>
      <style:text-properties style:font-name="Atkinson Hyperlegible Next"/>
    </style:style>
    <style:style style:name="P254" style:family="paragraph" style:parent-style-name="Text_20_body" style:list-style-name="L5">
      <style:paragraph-properties fo:margin-top="0in" fo:margin-bottom="0in"/>
      <style:text-properties style:font-name="Atkinson Hyperlegible Next"/>
    </style:style>
    <style:style style:name="P255" style:family="paragraph" style:parent-style-name="Text_20_body" style:list-style-name="L6">
      <style:paragraph-properties fo:margin-top="0in" fo:margin-bottom="0in"/>
      <style:text-properties style:font-name="Atkinson Hyperlegible Next"/>
    </style:style>
    <style:style style:name="P256" style:family="paragraph" style:parent-style-name="Text_20_body" style:list-style-name="L7">
      <style:paragraph-properties fo:margin-top="0in" fo:margin-bottom="0in"/>
      <style:text-properties style:font-name="Atkinson Hyperlegible Next"/>
    </style:style>
    <style:style style:name="P257" style:family="paragraph" style:parent-style-name="Text_20_body" style:list-style-name="L8">
      <style:paragraph-properties fo:margin-top="0in" fo:margin-bottom="0in"/>
      <style:text-properties style:font-name="Atkinson Hyperlegible Next"/>
    </style:style>
    <style:style style:name="P258" style:family="paragraph" style:parent-style-name="Text_20_body" style:list-style-name="L9">
      <style:paragraph-properties fo:margin-top="0in" fo:margin-bottom="0in"/>
      <style:text-properties style:font-name="Atkinson Hyperlegible Next"/>
    </style:style>
    <style:style style:name="P259" style:family="paragraph" style:parent-style-name="Text_20_body" style:list-style-name="L10">
      <style:paragraph-properties fo:margin-top="0in" fo:margin-bottom="0in"/>
      <style:text-properties style:font-name="Atkinson Hyperlegible Next"/>
    </style:style>
    <style:style style:name="P260" style:family="paragraph" style:parent-style-name="Text_20_body" style:list-style-name="L44">
      <style:paragraph-properties fo:margin-top="0in" fo:margin-bottom="0in"/>
      <style:text-properties style:font-name="Atkinson Hyperlegible Next"/>
    </style:style>
    <style:style style:name="P261" style:family="paragraph" style:parent-style-name="Text_20_body" style:list-style-name="L63">
      <style:paragraph-properties fo:margin-top="0in" fo:margin-bottom="0in"/>
      <style:text-properties style:font-name="Atkinson Hyperlegible Next"/>
    </style:style>
    <style:style style:name="P262" style:family="paragraph" style:parent-style-name="Text_20_body" style:list-style-name="L74">
      <style:paragraph-properties fo:margin-top="0in" fo:margin-bottom="0in"/>
      <style:text-properties style:font-name="Atkinson Hyperlegible Next"/>
    </style:style>
    <style:style style:name="P263" style:family="paragraph" style:parent-style-name="Text_20_body" style:list-style-name="L87">
      <style:paragraph-properties fo:margin-top="0in" fo:margin-bottom="0in"/>
      <style:text-properties style:font-name="Atkinson Hyperlegible Next"/>
    </style:style>
    <style:style style:name="P264" style:family="paragraph" style:parent-style-name="Text_20_body" style:list-style-name="L114">
      <style:paragraph-properties fo:margin-top="0in" fo:margin-bottom="0in"/>
      <style:text-properties style:font-name="Atkinson Hyperlegible Next"/>
    </style:style>
    <style:style style:name="P265" style:family="paragraph" style:parent-style-name="Text_20_body" style:list-style-name="L137">
      <style:paragraph-properties fo:margin-top="0in" fo:margin-bottom="0in"/>
      <style:text-properties style:font-name="Atkinson Hyperlegible Next"/>
    </style:style>
    <style:style style:name="P266" style:family="paragraph" style:parent-style-name="Text_20_body">
      <style:paragraph-properties style:writing-mode="lr-tb"/>
      <style:text-properties style:font-name="Atkinson Hyperlegible Next"/>
    </style:style>
    <style:style style:name="P267" style:family="paragraph" style:parent-style-name="Standard">
      <style:text-properties style:font-name="Atkinson Hyperlegible Next"/>
    </style:style>
    <style:style style:name="P268" style:family="paragraph" style:parent-style-name="Standard">
      <style:paragraph-properties fo:margin-top="0in" fo:margin-bottom="0.1965in"/>
      <style:text-properties style:font-name="Atkinson Hyperlegible Next"/>
    </style:style>
    <style:style style:name="P269" style:family="paragraph" style:parent-style-name="Quotations" style:list-style-name="L59"/>
    <style:style style:name="P270" style:family="paragraph" style:parent-style-name="Quotations" style:list-style-name="L62"/>
    <style:style style:name="P271" style:family="paragraph" style:parent-style-name="Quotations" style:list-style-name="L66"/>
    <style:style style:name="P272" style:family="paragraph" style:parent-style-name="Quotations" style:list-style-name="L69"/>
    <style:style style:name="P273" style:family="paragraph" style:parent-style-name="Quotations" style:list-style-name="L72"/>
    <style:style style:name="P274" style:family="paragraph" style:parent-style-name="Quotations" style:list-style-name="L80"/>
    <style:style style:name="P275" style:family="paragraph" style:parent-style-name="Quotations" style:list-style-name="L93"/>
    <style:style style:name="P276" style:family="paragraph" style:parent-style-name="Quotations">
      <style:text-properties style:font-name="Atkinson Hyperlegible Next"/>
    </style:style>
    <style:style style:name="P277" style:family="paragraph" style:parent-style-name="Quotations" style:list-style-name="L56">
      <style:text-properties style:font-name="Atkinson Hyperlegible Next"/>
    </style:style>
    <style:style style:name="P278" style:family="paragraph" style:parent-style-name="Quotations" style:list-style-name="L84">
      <style:text-properties style:font-name="Atkinson Hyperlegible Next"/>
    </style:style>
    <style:style style:name="P279" style:family="paragraph" style:parent-style-name="Quotations" style:list-style-name="L56">
      <style:paragraph-properties fo:margin-top="0in" fo:margin-bottom="0in"/>
    </style:style>
    <style:style style:name="P280" style:family="paragraph" style:parent-style-name="Quotations" style:list-style-name="L59">
      <style:paragraph-properties fo:margin-top="0in" fo:margin-bottom="0in"/>
    </style:style>
    <style:style style:name="P281" style:family="paragraph" style:parent-style-name="Quotations" style:list-style-name="L62">
      <style:paragraph-properties fo:margin-top="0in" fo:margin-bottom="0in"/>
    </style:style>
    <style:style style:name="P282" style:family="paragraph" style:parent-style-name="Quotations" style:list-style-name="L66">
      <style:paragraph-properties fo:margin-top="0in" fo:margin-bottom="0in"/>
    </style:style>
    <style:style style:name="P283" style:family="paragraph" style:parent-style-name="Quotations" style:list-style-name="L69">
      <style:paragraph-properties fo:margin-top="0in" fo:margin-bottom="0in"/>
    </style:style>
    <style:style style:name="P284" style:family="paragraph" style:parent-style-name="Quotations" style:list-style-name="L72">
      <style:paragraph-properties fo:margin-top="0in" fo:margin-bottom="0in"/>
    </style:style>
    <style:style style:name="P285" style:family="paragraph" style:parent-style-name="Quotations" style:list-style-name="L80">
      <style:paragraph-properties fo:margin-top="0in" fo:margin-bottom="0in"/>
    </style:style>
    <style:style style:name="P286" style:family="paragraph" style:parent-style-name="Quotations" style:list-style-name="L93">
      <style:paragraph-properties fo:margin-top="0in" fo:margin-bottom="0in"/>
    </style:style>
    <style:style style:name="P287" style:family="paragraph" style:parent-style-name="Quotations" style:list-style-name="L56">
      <style:paragraph-properties fo:margin-top="0in" fo:margin-bottom="0in"/>
      <style:text-properties style:font-name="Atkinson Hyperlegible Next"/>
    </style:style>
    <style:style style:name="P288" style:family="paragraph" style:parent-style-name="Quotations" style:list-style-name="L84">
      <style:paragraph-properties fo:margin-top="0in" fo:margin-bottom="0in"/>
      <style:text-properties style:font-name="Atkinson Hyperlegible Next"/>
    </style:style>
    <style:style style:name="P289" style:family="paragraph" style:parent-style-name="Horizontal_20_Line">
      <style:text-properties style:font-name="Atkinson Hyperlegible Next"/>
    </style:style>
    <style:style style:name="P290" style:family="paragraph" style:parent-style-name="Heading_20_1">
      <style:text-properties style:font-name="Atkinson Hyperlegible Next"/>
    </style:style>
    <style:style style:name="T1" style:family="text">
      <style:text-properties style:font-name="Atkinson Hyperlegible Nex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8">Percakapan baru</text:p>
      <text:h text:style-name="P290" text:outline-level="1">Terbaru </text:h>
      <text:section text:style-name="Sect1" text:name="conversations-list-0">
        <text:p text:style-name="P249">[+] FUTR-Digital Nirvana: Uploading Human Minds into the AI Cloud </text:p>
        <text:p text:style-name="P249">Tren Kriminalitas Terkini di Indonesia </text:p>
        <text:p text:style-name="P249">Ide Judul Buku Satire </text:p>
        <text:p text:style-name="P249">Ide Judul Buku Satire Alkohol </text:p>
        <text:p text:style-name="P249">@ RMTA - Tanya Jawab Random Tapi Penting </text:p>
        <text:p text:style-name="P249">Lainnya</text:p>
      </text:section>
      <text:h text:style-name="P290" text:outline-level="1">Gem</text:h>
      <text:p text:style-name="P249">Pencari ide</text:p>
      <text:p text:style-name="P249">Konsultan karier</text:p>
      <text:p text:style-name="P249">Partner coding</text:p>
      <text:p text:style-name="P249">Lainnya</text:p>
      <text:p text:style-name="P249">Pengelola Gem</text:p>
      <text:p text:style-name="P249">Bantuan</text:p>
      <text:p text:style-name="P249">Aktivitas</text:p>
      <text:p text:style-name="P249">Setelan</text:p>
      <text:p text:style-name="P120">Kota Medan, Sumatera Utara, Indonesia <text:line-break/>Dari alamat IP Anda • Perbarui lokasi</text:p>
      <text:h text:style-name="P290" text:outline-level="1">Percakapan dengan Gemini</text:h>
      <text:section text:style-name="Sect1" text:name="chat-history">
        <text:p text:style-name="P120"/>
        <text:section text:style-name="Sect1" text:name="e88e32244b710250">
          <text:p text:style-name="P120"/>
          <text:section text:style-name="Sect1" text:name="user-query-content-0">
            <text:p text:style-name="P266">Gemini Anda Telah dilatih sehingga menjadi ahli dalam menyusun buku [non-fiksi] untuk tema-tema [Futuristik]. </text:p>
            <text:p text:style-name="P266">Gemini yang Kreatif, Saya Sedang menyusun Buku sebagai berikut : </text:p>
            <text:p text:style-name="P266">Judul : 'Digital Nirvana: Uploading Human Minds into the AI Cloud' </text:p>
            <text:p text:style-name="P266">Deskripsi:Membahas konsep pengunggahan kesadaran manusia ke dalam <text:soft-page-break/>jaringan AI untuk mencapai keabadian digital. Ide ini masih susah diwujudkan karena Teknologi untuk memindai, memetakan, dan mensimulasikan kompleksitas otak manusia masih jauh dari kenyataan.Tetapi dimasa depan ide ini memiliki potensi diwujudkan karena Terobosan dalam nanoteknologi, neurokomputasi, dan pemahaman otak dapat memungkinkan pengunggahan pikiran di masa depan yang sangat jauh. </text:p>
            <text:p text:style-name="P266">Terget Pembaca : Remaja ( Usia 13 sampai dengan 20 tahun ). </text:p>
            <text:p text:style-name="P266">Tugas Anda adalah : </text:p>
            <text:p text:style-name="P266">1. Menyusun Outline/Kerangka/Daftar Isi buku ini yang terdiri atas Bab dan Subbab yang dikembangkan dari Deskripsi buku yang sedang saya susun. </text:p>
            <text:p text:style-name="P266">2. Memberi Saran Gaya Bahasa Penulisan Yang Sesuai dengan Target Pembaca. </text:p>
            <text:p text:style-name="P266">3. Memberikan Tips Tambahan yang memperkaya isi dan bobot buku ini . </text:p>
          </text:section>
          <text:p text:style-name="P249">Tampilkan alur berpikir</text:p>
          <text:section text:style-name="Sect2" text:name="model-response-message-contentr_e88e32244b710250">
            <text:p text:style-name="P120">Tentu, saya akan membantu Anda menyusun kerangka buku, memberikan saran gaya bahasa, dan tips tambahan untuk buku "Digital Nirvana: Uploading Human Minds into the AI Cloud" yang ditujukan untuk remaja.</text:p>
            <text:p text:style-name="P120">Mari kita mulai:</text:p>
            <text:p text:style-name="Text_20_body"><text:span text:style-name="Strong_20_Emphasis"><text:span text:style-name="T1">1. Outline/Kerangka Buku (Bab dan Subbab)</text:span></text:span></text:p>
            <text:p text:style-name="P120">Berikut adalah draf kerangka yang bisa Anda kembangkan, dirancang untuk menarik minat remaja sambil menjelaskan konsep yang kompleks secara bertahap:</text:p>
            <text:p text:style-name="P289"/>
            <text:p text:style-name="Text_20_body"><text:span text:style-name="Strong_20_Emphasis"><text:span text:style-name="T1">Judul Buku:</text:span></text:span><text:span text:style-name="T1"> Digital Nirvana: Uploading Human Minds into the AI Cloud</text:span></text:p>
            <text:p text:style-name="Text_20_body"><text:span text:style-name="Strong_20_Emphasis"><text:span text:style-name="T1">Pendahuluan: Selamat Datang di Masa Depan (atau Mimpi?)</text:span></text:span></text:p>
            <text:list xml:id="list715949613903099676" text:style-name="L1">
              <text:list-item>
                <text:p text:style-name="P250">Apa jadinya jika kamu bisa hidup selamanya sebagai kode komputer? </text:p>
              </text:list-item>
              <text:list-item>
                <text:p text:style-name="P133"><text:span text:style-name="T1">Memperkenalkan konsep </text:span><text:span text:style-name="Emphasis"><text:span text:style-name="T1">Mind Uploading</text:span></text:span><text:span text:style-name="T1">: Bukan sihir, tapi sains (di masa depan). </text:span></text:p>
              </text:list-item>
              <text:list-item>
                <text:p text:style-name="P250">Mengapa ide ini menarik sekaligus menakutkan? </text:p>
              </text:list-item>
              <text:list-item>
                <text:p text:style-name="P121">Apa yang akan kita jelajahi dalam buku ini? </text:p>
              </text:list-item>
            </text:list>
            <text:p text:style-name="Text_20_body"><text:soft-page-break/><text:span text:style-name="Strong_20_Emphasis"><text:span text:style-name="T1">Bab 1: Mimpi Keabadian - Dari Fiksi Ilmiah ke Laboratorium</text:span></text:span></text:p>
            <text:list xml:id="list8389556518830109687" text:style-name="L2">
              <text:list-item>
                <text:p text:style-name="P134"><text:span text:style-name="T1">1.1. Jejak </text:span><text:span text:style-name="Emphasis"><text:span text:style-name="T1">Mind Uploading</text:span></text:span><text:span text:style-name="T1"> dalam Film dan Buku (Contoh: The Matrix, Ghost in the Shell, dll.) </text:span></text:p>
              </text:list-item>
              <text:list-item>
                <text:p text:style-name="P251">1.2. Mengapa Manusia Terobsesi dengan Kehidupan Abadi? </text:p>
              </text:list-item>
              <text:list-item>
                <text:p text:style-name="P251">1.3. Sekilas Sejarah Ide: Kapan Manusia Mulai Memikirkannya? </text:p>
              </text:list-item>
              <text:list-item>
                <text:p text:style-name="P122">1.4. "Digital Nirvana": Surga atau Hanya Ilusi di Awan AI? </text:p>
              </text:list-item>
            </text:list>
            <text:p text:style-name="Text_20_body"><text:span text:style-name="Strong_20_Emphasis"><text:span text:style-name="T1">Bab 2: Otak Kita: Komputer Super Organik yang Rumit</text:span></text:span></text:p>
            <text:list xml:id="list187815429092533875" text:style-name="L3">
              <text:list-item>
                <text:p text:style-name="P252">2.1. Mengenal Otak: Bukan Sekadar Daging Abu-abu </text:p>
              </text:list-item>
              <text:list-item>
                <text:p text:style-name="P252">2.2. Neuron, Sinapsis, dan Jaringan Rumit: Bagaimana Pikiran Terbentuk? </text:p>
              </text:list-item>
              <text:list-item>
                <text:p text:style-name="P252">2.3. Misteri Kesadaran: Apa yang Membuat "Kamu" adalah "Kamu"? </text:p>
              </text:list-item>
              <text:list-item>
                <text:p text:style-name="P123">2.4. Mengapa Menyalin Otak Itu Susah Banget? (Tantangan Skala dan Kompleksitas) </text:p>
              </text:list-item>
            </text:list>
            <text:p text:style-name="Text_20_body"><text:span text:style-name="Strong_20_Emphasis"><text:span text:style-name="T1">Bab 3: Teknologi Hari Ini: Seberapa Jauh Kita?</text:span></text:span></text:p>
            <text:list xml:id="list2136922841563737597" text:style-name="L4">
              <text:list-item>
                <text:p text:style-name="P253">3.1. Mengintip ke Dalam Otak: Teknologi Pemindaian (MRI, fMRI, EEG) </text:p>
              </text:list-item>
              <text:list-item>
                <text:p text:style-name="P253">3.2. Kecerdasan Buatan (AI) Saat Ini: Belajar, Tapi Belum Sadar </text:p>
              </text:list-item>
              <text:list-item>
                <text:p text:style-name="P253">3.3. Simulasi Otak Sederhana: Meniru Cacing dan Tikus </text:p>
              </text:list-item>
              <text:list-item>
                <text:p text:style-name="P124">3.4. Batasan Teknologi Sekarang: Mengapa Kita Belum Bisa Mengunggah Pikiran? </text:p>
              </text:list-item>
            </text:list>
            <text:p text:style-name="Text_20_body"><text:span text:style-name="Strong_20_Emphasis"><text:span text:style-name="T1">Bab 4: Kunci Menuju Awan AI: Teknologi Masa Depan</text:span></text:span></text:p>
            <text:list xml:id="list8412779558483221113" text:style-name="L5">
              <text:list-item>
                <text:p text:style-name="P254">4.1. Nanoteknologi: Robot Super Kecil untuk Memetakan Otak? </text:p>
              </text:list-item>
              <text:list-item>
                <text:p text:style-name="P254">4.2. Neurokomputasi: Menjembatani Otak dan Komputer </text:p>
              </text:list-item>
              <text:list-item>
                <text:p text:style-name="P254">4.3. Kekuatan Komputasi Super: Mampukah Mensimulasikan Otak Manusia? </text:p>
              </text:list-item>
              <text:list-item>
                <text:p text:style-name="P254">4.4. Memecahkan Kode Otak: Memahami Bahasa Kesadaran </text:p>
              </text:list-item>
              <text:list-item>
                <text:p text:style-name="P125">4.5. Peran AI Generasi Berikutnya </text:p>
              </text:list-item>
            </text:list>
            <text:p text:style-name="Text_20_body"><text:span text:style-name="Strong_20_Emphasis"><text:span text:style-name="T1">Bab 5: Proses Upload (Teori): Bagaimana Caranya?</text:span></text:span></text:p>
            <text:list xml:id="list9063417632464477774" text:style-name="L6">
              <text:list-item>
                <text:p text:style-name="P255">5.1. Skenario 1: Pindai dan Salin (Scan-and-Copy) - Apakah "Kamu" yang asli masih ada? </text:p>
              </text:list-item>
              <text:list-item>
                <text:p text:style-name="P255">5.2. Skenario 2: Penggantian Bertahap (Gradual Replacement) - Nanobot mengganti neuron? </text:p>
              </text:list-item>
              <text:list-item>
                <text:p text:style-name="P255"><text:soft-page-break/>5.3. Tantangan Utama: Keakuratan Pemindaian dan Kekuatan Simulasi </text:p>
              </text:list-item>
              <text:list-item>
                <text:p text:style-name="P126">5.4. Membangun "Rumah" Digital: Lingkungan Virtual untuk Pikiran yang Diunggah </text:p>
              </text:list-item>
            </text:list>
            <text:p text:style-name="Text_20_body"><text:span text:style-name="Strong_20_Emphasis"><text:span text:style-name="T1">Bab 6: Hidup di "Digital Nirvana": Seperti Apa Rasanya?</text:span></text:span></text:p>
            <text:list xml:id="list7379886749913969985" text:style-name="L7">
              <text:list-item>
                <text:p text:style-name="P256">6.1. Kehidupan Tanpa Tubuh Fisik: Kebebasan atau Keterasingan? </text:p>
              </text:list-item>
              <text:list-item>
                <text:p text:style-name="P256">6.2. Kemampuan Baru: Belajar Instan, Berbagi Pikiran, Menjelajahi Dunia Virtual? </text:p>
              </text:list-item>
              <text:list-item>
                <text:p text:style-name="P256">6.3. Membentuk Komunitas Digital: Interaksi Antar Pikiran yang Diunggah </text:p>
              </text:list-item>
              <text:list-item>
                <text:p text:style-name="P127">6.4. Risiko dan Bahaya: Virus Pikiran, Peretasan Kesadaran, Kehilangan Kemanusiaan? </text:p>
              </text:list-item>
            </text:list>
            <text:p text:style-name="Text_20_body"><text:span text:style-name="Strong_20_Emphasis"><text:span text:style-name="T1">Bab 7: Pertanyaan Besar: Etika, Identitas, dan Masyarakat</text:span></text:span></text:p>
            <text:list xml:id="list8331470020567672988" text:style-name="L8">
              <text:list-item>
                <text:p text:style-name="P257">7.1. Siapakah "Aku" yang Diunggah? Masalah Identitas dan Keaslian </text:p>
              </text:list-item>
              <text:list-item>
                <text:p text:style-name="P257">7.2. Hak Asasi Digital: Apakah Pikiran yang Diunggah Punya Hak? </text:p>
              </text:list-item>
              <text:list-item>
                <text:p text:style-name="P257">7.3. Kesenjangan Digital Baru: Siapa yang Mampu Mengunggah? </text:p>
              </text:list-item>
              <text:list-item>
                <text:p text:style-name="P257">7.4. Dampak pada Masyarakat: Agama, Keluarga, Pekerjaan </text:p>
              </text:list-item>
              <text:list-item>
                <text:p text:style-name="P128">7.5. Risiko Eksistensial: Apa yang Terjadi Jika Teknologi Ini Disalahgunakan? </text:p>
              </text:list-item>
            </text:list>
            <text:p text:style-name="Text_20_body"><text:span text:style-name="Strong_20_Emphasis"><text:span text:style-name="T1">Bab 8: Mimpi atau Mimpi Buruk? Masa Depan di Persimpangan</text:span></text:span></text:p>
            <text:list xml:id="list7674604124477440881" text:style-name="L9">
              <text:list-item>
                <text:p text:style-name="P258">8.1. Rangkuman Perjalanan: Dari Mimpi hingga Tantangan Teknologi dan Etika </text:p>
              </text:list-item>
              <text:list-item>
                <text:p text:style-name="P258">8.2. Potensi vs. Risiko: Menimbang Manfaat dan Bahaya </text:p>
              </text:list-item>
              <text:list-item>
                <text:p text:style-name="P258">8.3. Kapan Ini Mungkin Terjadi? (Prediksi Spekulatif yang Sangat Jauh) </text:p>
              </text:list-item>
              <text:list-item>
                <text:p text:style-name="P129">8.4. Peran Generasi Muda: Membentuk Masa Depan Teknologi </text:p>
              </text:list-item>
            </text:list>
            <text:p text:style-name="Text_20_body"><text:span text:style-name="Strong_20_Emphasis"><text:span text:style-name="T1">Penutup: Pikiran Terakhir dari Dunia Digital (dan Nyata)</text:span></text:span></text:p>
            <text:list xml:id="list6365552850369458678" text:style-name="L10">
              <text:list-item>
                <text:p text:style-name="P259">Refleksi tentang kemungkinan dan konsekuensi. </text:p>
              </text:list-item>
              <text:list-item>
                <text:p text:style-name="P130">Pesan untuk pembaca: Terus bertanya, belajar, dan berpikir kritis tentang masa depan. </text:p>
              </text:list-item>
            </text:list>
            <text:p text:style-name="Text_20_body"><text:span text:style-name="Strong_20_Emphasis"><text:span text:style-name="T1">Lampiran:</text:span></text:span></text:p>
            <text:list xml:id="list1473031704773188877" text:style-name="L11">
              <text:list-item>
                <text:p text:style-name="P135"><text:span text:style-name="Strong_20_Emphasis"><text:span text:style-name="T1">Daftar Istilah:</text:span></text:span><text:span text:style-name="T1"> Menjelaskan istilah teknis (Neuron, Sinapsis, AI, </text:span><text:soft-page-break/><text:span text:style-name="T1">Nanoteknologi, Neurokomputasi, dll.) dengan bahasa sederhana. </text:span></text:p>
              </text:list-item>
              <text:list-item>
                <text:p text:style-name="P1"><text:span text:style-name="Strong_20_Emphasis"><text:span text:style-name="T1">Sumber Bacaan Lebih Lanjut:</text:span></text:span><text:span text:style-name="T1"> Rekomendasi buku, artikel, atau film (dengan catatan relevansi dan fiksi/non-fiksi). </text:span></text:p>
              </text:list-item>
            </text:list>
            <text:p text:style-name="P289"/>
            <text:p text:style-name="Text_20_body"><text:span text:style-name="Strong_20_Emphasis"><text:span text:style-name="T1">2. Saran Gaya Bahasa Penulisan untuk Remaja (13-20 Tahun)</text:span></text:span></text:p>
            <text:list xml:id="list4282944425759471128" text:style-name="L12">
              <text:list-item>
                <text:p text:style-name="P136"><text:span text:style-name="Strong_20_Emphasis"><text:span text:style-name="T1">Santai tapi Informatif:</text:span></text:span><text:span text:style-name="T1"> Gunakan bahasa yang akrab dan mudah dipahami, hindari jargon teknis yang berlebihan. Jika harus menggunakan istilah teknis, jelaskan dengan analogi atau definisi sederhana. Contoh: "Bayangkan otakmu seperti komputer super canggih dengan miliaran kabel kecil (neuron)." </text:span></text:p>
              </text:list-item>
              <text:list-item>
                <text:p text:style-name="P136"><text:span text:style-name="Strong_20_Emphasis"><text:span text:style-name="T1">Gunakan Analogi dan Metafora:</text:span></text:span><text:span text:style-name="T1"> Hubungkan konsep abstrak dengan hal-hal yang dekat dengan dunia remaja. Misalnya, menjelaskan jaringan AI seperti media sosial super cerdas, atau proses upload seperti menyalin file game besar tapi jauh lebih rumit. </text:span></text:p>
              </text:list-item>
              <text:list-item>
                <text:p text:style-name="P136"><text:span text:style-name="Strong_20_Emphasis"><text:span text:style-name="T1">Bercerita (Storytelling Ringan):</text:span></text:span><text:span text:style-name="T1"> Awali bab atau subbab dengan cerita pendek, skenario "bagaimana jika", atau pertanyaan yang memancing rasa ingin tahu. Contoh: "Bayangkan kamu bangun tidur, tapi bukan di kasurmu, melainkan sebagai data di dalam server raksasa. Apa yang akan kamu lakukan?" </text:span></text:p>
              </text:list-item>
              <text:list-item>
                <text:p text:style-name="P136"><text:span text:style-name="Strong_20_Emphasis"><text:span text:style-name="T1">Interaktif dan Mengajak Berpikir:</text:span></text:span><text:span text:style-name="T1"> Gunakan pertanyaan retoris atau ajakan untuk merenung. "Menurutmu, apakah 'kamu' yang diunggah itu benar-benar 'kamu'?" atau "Apa satu hal yang akan kamu rindukan dari dunia fisik jika pikiranmu diunggah?" </text:span></text:p>
              </text:list-item>
              <text:list-item>
                <text:p text:style-name="P136"><text:span text:style-name="Strong_20_Emphasis"><text:span text:style-name="T1">Visual:</text:span></text:span><text:span text:style-name="T1"> Meskipun ini saran untuk penulisan, sangat penting untuk membayangkan buku ini kaya visual. Sarankan penggunaan ilustrasi, diagram sederhana, infografis, atau bahkan komik strip pendek untuk menjelaskan konsep sulit. </text:span></text:p>
              </text:list-item>
              <text:list-item>
                <text:p text:style-name="P136"><text:span text:style-name="Strong_20_Emphasis"><text:span text:style-name="T1">Jujur tentang Ketidakpastian:</text:span></text:span><text:span text:style-name="T1"> Tekankan bahwa ini adalah konsep futuristik yang masih jauh dari kenyataan. Bedakan dengan jelas antara fakta ilmiah saat ini, teori yang sedang berkembang, dan spekulasi fiksi ilmiah. Hindari memberi kesan bahwa </text:span><text:span text:style-name="Emphasis"><text:span text:style-name="T1">mind uploading</text:span></text:span><text:span text:style-name="T1"> pasti akan terjadi dalam waktu dekat. </text:span></text:p>
              </text:list-item>
              <text:list-item>
                <text:p text:style-name="P2"><text:span text:style-name="Strong_20_Emphasis"><text:span text:style-name="T1">Fokus pada Relevansi:</text:span></text:span><text:span text:style-name="T1"> Kaitkan topik ini dengan masa depan mereka, etika yang mungkin mereka hadapi, dan bagaimana teknologi membentuk dunia mereka. </text:span></text:p>
              </text:list-item>
            </text:list>
            <text:p text:style-name="P289"><text:soft-page-break/></text:p>
            <text:p text:style-name="Text_20_body"><text:span text:style-name="Strong_20_Emphasis"><text:span text:style-name="T1">3. Tips Tambahan untuk Memperkaya Isi dan Bobot Buku</text:span></text:span></text:p>
            <text:list xml:id="list1429544492823104294" text:style-name="L13">
              <text:list-item>
                <text:p text:style-name="P137"><text:span text:style-name="Strong_20_Emphasis"><text:span text:style-name="T1">Sisipkan Kotak Info (Info Box):</text:span></text:span><text:span text:style-name="T1"> Gunakan kotak teks terpisah untuk menyajikan fakta menarik, penjelasan istilah penting, profil singkat ilmuwan/futuris relevan, atau kutipan menarik tentang topik terkait. </text:span></text:p>
              </text:list-item>
              <text:list-item>
                <text:p text:style-name="P137"><text:span text:style-name="Strong_20_Emphasis"><text:span text:style-name="T1">Profil Teknologi Terkini:</text:span></text:span><text:span text:style-name="T1"> Dedikasikan bagian kecil untuk membahas teknologi </text:span><text:span text:style-name="Emphasis"><text:span text:style-name="T1">nyata</text:span></text:span><text:span text:style-name="T1"> yang sedang berkembang dan relevan (misalnya, antarmuka otak-komputer Neuralink, kemajuan dalam pemetaan otak, AI generatif) dan jelaskan bagaimana itu </text:span><text:span text:style-name="Emphasis"><text:span text:style-name="T1">berbeda</text:span></text:span><text:span text:style-name="T1"> dari </text:span><text:span text:style-name="Emphasis"><text:span text:style-name="T1">mind uploading</text:span></text:span><text:span text:style-name="T1"> tapi bisa menjadi langkah awal. </text:span></text:p>
              </text:list-item>
              <text:list-item>
                <text:p text:style-name="P137"><text:span text:style-name="Strong_20_Emphasis"><text:span text:style-name="T1">Skenario Etis:</text:span></text:span><text:span text:style-name="T1"> Buat beberapa skenario dilema etis yang konkret dan ajak pembaca untuk memikirkannya. Contoh: "Jika hanya orang kaya yang bisa melakukan mind uploading, apakah itu adil?", "Jika pikiranmu bisa disalin, siapa pemilik salinan itu?". </text:span></text:p>
              </text:list-item>
              <text:list-item>
                <text:p text:style-name="P137"><text:span text:style-name="Strong_20_Emphasis"><text:span text:style-name="T1">Wawancara (Fiktif atau Nyata):</text:span></text:span><text:span text:style-name="T1"> Jika memungkinkan, kutip pendapat ahli (filsuf, ilmuwan saraf, pakar AI, futuris). Jika tidak, Anda bisa membuat "wawancara fiktif" dengan karakter ahli untuk menyajikan sudut pandang berbeda. </text:span></text:p>
              </text:list-item>
              <text:list-item>
                <text:p text:style-name="P137"><text:span text:style-name="Strong_20_Emphasis"><text:span text:style-name="T1">Hubungkan dengan Budaya Pop:</text:span></text:span><text:span text:style-name="T1"> Manfaatkan referensi film, game, atau buku fiksi ilmiah populer yang dikenal remaja untuk membuat konsep lebih mudah dipahami dan menarik. Jelaskan bagaimana karya-karya tersebut menggambarkan </text:span><text:span text:style-name="Emphasis"><text:span text:style-name="T1">mind uploading</text:span></text:span><text:span text:style-name="T1"> (dan apakah akurat atau tidak). </text:span></text:p>
              </text:list-item>
              <text:list-item>
                <text:p text:style-name="P137"><text:span text:style-name="Strong_20_Emphasis"><text:span text:style-name="T1">Timeline Spekulatif:</text:span></text:span><text:span text:style-name="T1"> Buat timeline visual yang menunjukkan sejarah singkat ide </text:span><text:span text:style-name="Emphasis"><text:span text:style-name="T1">mind uploading</text:span></text:span><text:span text:style-name="T1">, teknologi relevan saat ini, dan </text:span><text:span text:style-name="Emphasis"><text:span text:style-name="T1">perkiraan</text:span></text:span><text:span text:style-name="T1"> (dengan penekanan pada spekulasi) kapan tonggak-tonggak tertentu mungkin tercapai di masa depan yang sangat jauh. </text:span></text:p>
              </text:list-item>
              <text:list-item>
                <text:p text:style-name="P3"><text:span text:style-name="Strong_20_Emphasis"><text:span text:style-name="T1">Akhiri Setiap Bab dengan Ringkasan dan Pertanyaan Diskusi:</text:span></text:span><text:span text:style-name="T1"> Bantu pembaca mengkonsolidasikan apa yang telah mereka pelajari dan dorong mereka untuk berpikir lebih lanjut atau berdiskusi dengan teman. </text:span></text:p>
              </text:list-item>
            </text:list>
            <text:p text:style-name="P289"/>
            <text:p text:style-name="P120">Semoga kerangka, saran gaya bahasa, dan tips ini membantu Anda dalam menyusun buku "Digital Nirvana" yang menarik dan informatif bagi pembaca <text:soft-page-break/>remaja! Selamat menulis!</text:p>
          </text:section>
          <text:section text:style-name="Sect1" text:name="feedback-form-0">
            <text:p text:style-name="P249"/>
          </text:section>
        </text:section>
        <text:section text:style-name="Sect1" text:name="5a773b689de0de5c">
          <text:p text:style-name="P120"/>
          <text:section text:style-name="Sect1" text:name="user-query-content-1">
            <text:p text:style-name="P266">Pada Pendahuluan , Tambahkan prompt pada subbab untuk mendapatkan isinya </text:p>
          </text:section>
          <text:p text:style-name="P249">Tampilkan alur berpikir</text:p>
          <text:section text:style-name="Sect2" text:name="model-response-message-contentr_5a773b689de0de5c">
            <text:p text:style-name="P120">Baik, mari kita tambahkan prompt spesifik untuk setiap subbab dalam Pendahuluan. Prompt ini dirancang untuk membantu Anda atau AI lain dalam menghasilkan konten yang sesuai dengan tujuan subbab dan target pembaca remaja.</text:p>
            <text:p text:style-name="P289"/>
            <text:p text:style-name="Text_20_body"><text:span text:style-name="Strong_20_Emphasis"><text:span text:style-name="T1">Pendahuluan: Selamat Datang di Masa Depan (atau Mimpi?)</text:span></text:span></text:p>
            <text:p text:style-name="Text_20_body"><text:span text:style-name="Strong_20_Emphasis"><text:span text:style-name="T1">Subbab: Apa jadinya jika kamu bisa hidup selamanya sebagai kode komputer?</text:span></text:span></text:p>
            <text:list xml:id="list5039109002121451671" text:style-name="L14">
              <text:list-item>
                <text:p text:style-name="P4"><text:span text:style-name="Strong_20_Emphasis"><text:span text:style-name="T1">Prompt:</text:span></text:span><text:span text:style-name="T1"> "Tulis paragraf pembuka yang </text:span><text:span text:style-name="Strong_20_Emphasis"><text:span text:style-name="T1">memikat</text:span></text:span><text:span text:style-name="T1"> untuk remaja, menggunakan skenario 'bagaimana jika'. Bayangkan pembaca bisa mengunggah pikiran mereka dan hidup selamanya sebagai kode komputer di dalam jaringan AI atau internet. Gunakan </text:span><text:span text:style-name="Strong_20_Emphasis"><text:span text:style-name="T1">pertanyaan retoris yang menggugah</text:span></text:span><text:span text:style-name="T1"> (contoh: </text:span><text:span text:style-name="Emphasis"><text:span text:style-name="T1">Pernahkah kamu berharap bisa hidup tanpa batas? Bagaimana rasanya jika semua ingatan dan kepribadianmu tersimpan aman selamanya? Bosan dengan keterbatasan fisik?</text:span></text:span><text:span text:style-name="T1">). Deskripsikan secara singkat </text:span><text:span text:style-name="Strong_20_Emphasis"><text:span text:style-name="T1">daya tarik</text:span></text:span><text:span text:style-name="T1"> ide ini (keabadian, pengetahuan tanpa batas, kebebasan virtual) dengan gaya bahasa yang memicu </text:span><text:span text:style-name="Strong_20_Emphasis"><text:span text:style-name="T1">rasa penasaran</text:span></text:span><text:span text:style-name="T1"> dan sedikit </text:span><text:span text:style-name="Strong_20_Emphasis"><text:span text:style-name="T1">misteri</text:span></text:span><text:span text:style-name="T1">." </text:span></text:p>
              </text:list-item>
            </text:list>
            <text:p text:style-name="Text_20_body"><text:span text:style-name="Strong_20_Emphasis"><text:span text:style-name="T1">Subbab: Memperkenalkan konsep </text:span></text:span><text:span text:style-name="Strong_20_Emphasis"><text:span text:style-name="Emphasis"><text:span text:style-name="T1">Mind Uploading</text:span></text:span></text:span><text:span text:style-name="Strong_20_Emphasis"><text:span text:style-name="T1">: Bukan sihir, tapi sains (di masa depan).</text:span></text:span></text:p>
            <text:list xml:id="list4875487374456837671" text:style-name="L15">
              <text:list-item>
                <text:p text:style-name="P5"><text:span text:style-name="Strong_20_Emphasis"><text:span text:style-name="T1">Prompt:</text:span></text:span><text:span text:style-name="T1"> "Jelaskan konsep 'mind uploading' dengan bahasa yang </text:span><text:span text:style-name="Strong_20_Emphasis"><text:span text:style-name="T1">sederhana dan mudah dipahami</text:span></text:span><text:span text:style-name="T1"> oleh remaja. </text:span><text:span text:style-name="Strong_20_Emphasis"><text:span text:style-name="T1">Tegaskan</text:span></text:span><text:span text:style-name="T1"> bahwa ini adalah ide </text:span><text:span text:style-name="Strong_20_Emphasis"><text:span text:style-name="T1">sains futuristik</text:span></text:span><text:span text:style-name="T1">, bukan sihir atau fantasi. Uraikan secara singkat inti idenya: proses </text:span><text:span text:style-name="Strong_20_Emphasis"><text:span text:style-name="T1">memindahkan atau menyalin</text:span></text:span><text:span text:style-name="T1"> inti kesadaran, ingatan, dan kepribadian seseorang dari otak biologis ke dalam media digital (komputer, cloud AI). </text:span><text:span text:style-name="Strong_20_Emphasis"><text:span text:style-name="T1">Tekankan</text:span></text:span><text:span text:style-name="T1"> bahwa teknologinya </text:span><text:span text:style-name="Strong_20_Emphasis"><text:span text:style-name="T1">belum ada</text:span></text:span><text:span text:style-name="T1"> dan masih sangat jauh, tapi didasarkan </text:span><text:soft-page-break/><text:span text:style-name="T1">pada </text:span><text:span text:style-name="Strong_20_Emphasis"><text:span text:style-name="T1">potensi</text:span></text:span><text:span text:style-name="T1"> perkembangan ilmu saraf, kecerdasan buatan (AI), dan kekuatan komputasi di masa depan. Gunakan </text:span><text:span text:style-name="Strong_20_Emphasis"><text:span text:style-name="T1">analogi sederhana</text:span></text:span><text:span text:style-name="T1"> jika memungkinkan (misal: seperti menyalin </text:span><text:span text:style-name="Emphasis"><text:span text:style-name="T1">save file</text:span></text:span><text:span text:style-name="T1"> game, tapi jauh lebih kompleks)." </text:span></text:p>
              </text:list-item>
            </text:list>
            <text:p text:style-name="Text_20_body"><text:span text:style-name="Strong_20_Emphasis"><text:span text:style-name="T1">Subbab: Mengapa ide ini menarik sekaligus menakutkan?</text:span></text:span></text:p>
            <text:list xml:id="list1717980031266534882" text:style-name="L16">
              <text:list-item>
                <text:p text:style-name="P6"><text:span text:style-name="Strong_20_Emphasis"><text:span text:style-name="T1">Prompt:</text:span></text:span><text:span text:style-name="T1"> "Jelaskan mengapa ide </text:span><text:span text:style-name="Emphasis"><text:span text:style-name="T1">mind uploading</text:span></text:span><text:span text:style-name="T1"> memiliki </text:span><text:span text:style-name="Strong_20_Emphasis"><text:span text:style-name="T1">dua sisi</text:span></text:span><text:span text:style-name="T1">: sangat menarik sekaligus bisa jadi menakutkan. Paparkan sisi </text:span><text:span text:style-name="Strong_20_Emphasis"><text:span text:style-name="T1">menarik</text:span></text:span><text:span text:style-name="T1">-nya dengan contoh konkret yang relevan bagi remaja (misalnya: hidup abadi bebas penyakit, belajar instan seperti di film </text:span><text:span text:style-name="Emphasis"><text:span text:style-name="T1">The Matrix</text:span></text:span><text:span text:style-name="T1">, menjelajahi dunia virtual sekeren game favoritmu, bertemu orang dari masa lalu yang juga diunggah). Kemudian, paparkan sisi </text:span><text:span text:style-name="Strong_20_Emphasis"><text:span text:style-name="T1">menakutkan</text:span></text:span><text:span text:style-name="T1">-nya dengan </text:span><text:span text:style-name="Strong_20_Emphasis"><text:span text:style-name="T1">dilema yang memancing pemikiran</text:span></text:span><text:span text:style-name="T1"> (misalnya: </text:span><text:span text:style-name="Emphasis"><text:span text:style-name="T1">Apakah 'salinan digital' itu benar-benar 'aku' yang asli? Bagaimana jika aku diretas atau pikiranku dihapus? Apakah aku akan kehilangan kemampuanku merasakan hal-hal fisik seperti makan es krim atau pelukan?</text:span></text:span><text:span text:style-name="T1">). Gunakan bahasa yang </text:span><text:span text:style-name="Strong_20_Emphasis"><text:span text:style-name="T1">menggugah emosi</text:span></text:span><text:span text:style-name="T1"> dan membuat pembaca </text:span><text:span text:style-name="Strong_20_Emphasis"><text:span text:style-name="T1">merenung</text:span></text:span><text:span text:style-name="T1">." </text:span></text:p>
              </text:list-item>
            </text:list>
            <text:p text:style-name="Text_20_body"><text:span text:style-name="Strong_20_Emphasis"><text:span text:style-name="T1">Subbab: Apa yang akan kita jelajahi dalam buku ini?</text:span></text:span></text:p>
            <text:list xml:id="list1074898185829651401" text:style-name="L17">
              <text:list-item>
                <text:p text:style-name="P7"><text:span text:style-name="Strong_20_Emphasis"><text:span text:style-name="T1">Prompt:</text:span></text:span><text:span text:style-name="T1"> "Tulis bagian yang berfungsi sebagai </text:span><text:span text:style-name="Strong_20_Emphasis"><text:span text:style-name="T1">'peta perjalanan' atau 'sneak peek' singkat</text:span></text:span><text:span text:style-name="T1"> bagi pembaca remaja. Beri gambaran umum tentang petualangan pengetahuan yang akan mereka lalui di buku ini. Sebutkan secara </text:span><text:span text:style-name="Strong_20_Emphasis"><text:span text:style-name="T1">menarik</text:span></text:span><text:span text:style-name="T1"> topik-topik utama seperti: menyelami </text:span><text:span text:style-name="Strong_20_Emphasis"><text:span text:style-name="T1">kerumitan luar biasa otak</text:span></text:span><text:span text:style-name="T1"> kita, melihat </text:span><text:span text:style-name="Strong_20_Emphasis"><text:span text:style-name="T1">teknologi keren</text:span></text:span><text:span text:style-name="T1"> yang ada sekarang dan </text:span><text:span text:style-name="Strong_20_Emphasis"><text:span text:style-name="T1">teknologi impian</text:span></text:span><text:span text:style-name="T1"> yang dibutuhkan nanti, membayangkan </text:span><text:span text:style-name="Strong_20_Emphasis"><text:span text:style-name="T1">langkah-langkah (teoritis)</text:span></text:span><text:span text:style-name="T1"> proses </text:span><text:span text:style-name="Emphasis"><text:span text:style-name="T1">uploading</text:span></text:span><text:span text:style-name="T1">, mengintip seperti apa </text:span><text:span text:style-name="Strong_20_Emphasis"><text:span text:style-name="T1">kehidupan digital</text:span></text:span><text:span text:style-name="T1"> nanti (seru atau aneh?), serta menghadapi </text:span><text:span text:style-name="Strong_20_Emphasis"><text:span text:style-name="T1">pertanyaan-pertanyaan etika yang bikin pusing tapi penting</text:span></text:span><text:span text:style-name="T1">. Buat agar pembaca merasa </text:span><text:span text:style-name="Strong_20_Emphasis"><text:span text:style-name="T1">antusias</text:span></text:span><text:span text:style-name="T1"> untuk melanjutkan membaca dan tahu </text:span><text:span text:style-name="Strong_20_Emphasis"><text:span text:style-name="T1">apa yang diharapkan</text:span></text:span><text:span text:style-name="T1"> dari buku ini. Akhiri dengan </text:span><text:span text:style-name="Strong_20_Emphasis"><text:span text:style-name="T1">kalimat ajakan</text:span></text:span><text:span text:style-name="T1"> untuk memulai eksplorasi bersama." </text:span></text:p>
              </text:list-item>
            </text:list>
            <text:p text:style-name="P289"/>
            <text:p text:style-name="P120">Dengan prompt ini, Anda dapat mulai mengisi setiap bagian Pendahuluan dengan konten yang terarah, menarik, dan sesuai untuk target pembaca Anda.</text:p>
          </text:section>
          <text:section text:style-name="Sect1" text:name="feedback-form-1">
            <text:p text:style-name="P249"><text:soft-page-break/></text:p>
          </text:section>
        </text:section>
        <text:section text:style-name="Sect1" text:name="d3a604833fbf2b86">
          <text:p text:style-name="P120"/>
          <text:section text:style-name="Sect1" text:name="user-query-content-2">
            <text:p text:style-name="P266">Pada Bab 1 Tambahkan prompt pada tiap bab untuk mendapatkan pengantar , pada tiap subbab/sub-subab untuk mendapatkan isi dengan pembahasan mendalam </text:p>
          </text:section>
          <text:p text:style-name="P249">Tampilkan alur berpikir</text:p>
          <text:section text:style-name="Sect2" text:name="model-response-message-contentr_d3a604833fbf2b86">
            <text:p text:style-name="P120">Oke, mari kita buat prompt untuk pengantar Bab 1 dan prompt untuk pembahasan mendalam di setiap subbabnya, tetap fokus pada target remaja dan kedalaman yang sesuai.</text:p>
            <text:p text:style-name="P289"/>
            <text:p text:style-name="Text_20_body"><text:span text:style-name="Strong_20_Emphasis"><text:span text:style-name="T1">Bab 1: Mimpi Keabadian - Dari Fiksi Ilmiah ke Laboratorium</text:span></text:span></text:p>
            <text:p text:style-name="Text_20_body"><text:span text:style-name="Strong_20_Emphasis"><text:span text:style-name="T1">Prompt untuk Pengantar Bab 1:</text:span></text:span><text:span text:style-name="T1"> "Tulis paragraf pengantar yang </text:span><text:span text:style-name="Strong_20_Emphasis"><text:span text:style-name="T1">menarik</text:span></text:span><text:span text:style-name="T1"> untuk Bab 1. Mulai dengan mengaitkan ide </text:span><text:span text:style-name="Emphasis"><text:span text:style-name="T1">mind uploading</text:span></text:span><text:span text:style-name="T1"> dengan </text:span><text:span text:style-name="Strong_20_Emphasis"><text:span text:style-name="T1">mimpi universal manusia tentang keabadian</text:span></text:span><text:span text:style-name="T1"> dan bagaimana </text:span><text:span text:style-name="Strong_20_Emphasis"><text:span text:style-name="T1">fiksi ilmiah (film, buku, game)</text:span></text:span><text:span text:style-name="T1"> sering menjadi 'laboratorium imajinasi' pertama untuk ide-ide liar seperti ini. Sampaikan bahwa bab ini akan </text:span><text:span text:style-name="Strong_20_Emphasis"><text:span text:style-name="T1">menjelajahi akar</text:span></text:span><text:span text:style-name="T1"> dari konsep </text:span><text:span text:style-name="Emphasis"><text:span text:style-name="T1">mind uploading</text:span></text:span><text:span text:style-name="T1">: dari </text:span><text:span text:style-name="Strong_20_Emphasis"><text:span text:style-name="T1">contoh-contoh ikonik di budaya pop</text:span></text:span><text:span text:style-name="T1">, </text:span><text:span text:style-name="Strong_20_Emphasis"><text:span text:style-name="T1">alasan psikologis</text:span></text:span><text:span text:style-name="T1"> mengapa kita mendambakan keabadian, hingga </text:span><text:span text:style-name="Strong_20_Emphasis"><text:span text:style-name="T1">sejarah singkat</text:span></text:span><text:span text:style-name="T1"> kapan manusia mulai serius memikirkan kemungkinan memisahkan pikiran dari tubuh. Bangkitkan </text:span><text:span text:style-name="Strong_20_Emphasis"><text:span text:style-name="T1">rasa ingin tahu</text:span></text:span><text:span text:style-name="T1"> pembaca untuk menelusuri asal-usul 'mimpi digital' ini, sebelum kita menyelami teknologinya di bab-bab berikutnya."</text:span></text:p>
            <text:p text:style-name="P289"/>
            <text:p text:style-name="Text_20_body"><text:span text:style-name="Strong_20_Emphasis"><text:span text:style-name="T1">Subbab 1.1: Jejak </text:span></text:span><text:span text:style-name="Strong_20_Emphasis"><text:span text:style-name="Emphasis"><text:span text:style-name="T1">Mind Uploading</text:span></text:span></text:span><text:span text:style-name="Strong_20_Emphasis"><text:span text:style-name="T1"> dalam Film dan Buku (Contoh: The Matrix, Ghost in the Shell, dll.)</text:span></text:span></text:p>
            <text:list xml:id="list4709524745404797379" text:style-name="L18">
              <text:list-item>
                <text:p text:style-name="P138"><text:span text:style-name="Strong_20_Emphasis"><text:span text:style-name="T1">Prompt untuk Pembahasan Mendalam:</text:span></text:span><text:span text:style-name="T1"> "Bahasa secara </text:span><text:span text:style-name="Strong_20_Emphasis"><text:span text:style-name="T1">mendalam</text:span></text:span><text:span text:style-name="T1"> bagaimana konsep </text:span><text:span text:style-name="Emphasis"><text:span text:style-name="T1">mind uploading</text:span></text:span><text:span text:style-name="T1"> atau ide serupa (transfer kesadaran, kehidupan digital, penggantian tubuh sibernetik yang menyimpan 'ghost'/jiwa) digambarkan dalam </text:span><text:span text:style-name="Strong_20_Emphasis"><text:span text:style-name="T1">beberapa karya fiksi ilmiah populer</text:span></text:span><text:span text:style-name="T1"> yang relevan bagi remaja (Contoh wajib: </text:span><text:span text:style-name="Emphasis"><text:span text:style-name="T1">The Matrix</text:span></text:span><text:span text:style-name="T1">, </text:span><text:span text:style-name="Emphasis"><text:span text:style-name="T1">Ghost in the Shell</text:span></text:span><text:span text:style-name="T1">. Tambahkan 1-2 contoh lain seperti </text:span><text:span text:style-name="Emphasis"><text:span text:style-name="T1">Altered Carbon</text:span></text:span><text:span text:style-name="T1">, episode </text:span><text:span text:style-name="Emphasis"><text:span text:style-name="T1">Black Mirror</text:span></text:span><text:span text:style-name="T1"> 'San Junipero', atau </text:span><text:span text:style-name="Emphasis"><text:span text:style-name="T1">Upload</text:span></text:span><text:span text:style-name="T1"> series, jelaskan relevansinya). Untuk setiap contoh: </text:span></text:p>
                <text:list>
                  <text:list-item>
                    <text:p text:style-name="P138"><text:soft-page-break/><text:span text:style-name="Strong_20_Emphasis"><text:span text:style-name="T1">Deskripsikan secara detail</text:span></text:span><text:span text:style-name="T1"> bagaimana teknologi atau prosesnya digambarkan (visual, metode, tingkat keberhasilan/kegagalan dalam cerita). </text:span></text:p>
                  </text:list-item>
                  <text:list-item>
                    <text:p text:style-name="P138"><text:span text:style-name="Strong_20_Emphasis"><text:span text:style-name="T1">Analisis pengalaman karakter</text:span></text:span><text:span text:style-name="T1"> yang terlibat: Bagaimana rasanya bagi mereka? Apa keuntungan dan kerugian yang mereka alami di dunia cerita? Apakah identitas mereka berubah? </text:span></text:p>
                  </text:list-item>
                  <text:list-item>
                    <text:p text:style-name="P138"><text:span text:style-name="Strong_20_Emphasis"><text:span text:style-name="T1">Identifikasi dan diskusikan pesan atau pertanyaan etis</text:span></text:span><text:span text:style-name="T1"> utama yang diangkat oleh karya tersebut terkait </text:span><text:span text:style-name="Emphasis"><text:span text:style-name="T1">mind uploading</text:span></text:span><text:span text:style-name="T1"> (misal: tentang realitas, keaslian diri, hak asasi digital, bahaya teknologi). </text:span></text:p>
                  </text:list-item>
                  <text:list-item>
                    <text:p text:style-name="P8"><text:span text:style-name="Strong_20_Emphasis"><text:span text:style-name="T1">Bandingkan dan kontraskan</text:span></text:span><text:span text:style-name="T1"> pendekatan yang berbeda antar karya (misal: penggambaran yang utopis vs distopis). Gunakan bahasa yang </text:span><text:span text:style-name="Strong_20_Emphasis"><text:span text:style-name="T1">menarik</text:span></text:span><text:span text:style-name="T1">, </text:span><text:span text:style-name="Strong_20_Emphasis"><text:span text:style-name="T1">analitis tapi mudah dicerna</text:span></text:span><text:span text:style-name="T1">, dan </text:span><text:span text:style-name="Strong_20_Emphasis"><text:span text:style-name="T1">kaitkan dengan imajinasi pembaca</text:span></text:span><text:span text:style-name="T1">." </text:span></text:p>
                  </text:list-item>
                </text:list>
              </text:list-item>
            </text:list>
            <text:p text:style-name="P289"/>
            <text:p text:style-name="Text_20_body"><text:span text:style-name="Strong_20_Emphasis"><text:span text:style-name="T1">Subbab 1.2: Mengapa Manusia Terobsesi dengan Kehidupan Abadi?</text:span></text:span></text:p>
            <text:list xml:id="list8766176525194333836" text:style-name="L19">
              <text:list-item>
                <text:p text:style-name="P139"><text:span text:style-name="Strong_20_Emphasis"><text:span text:style-name="T1">Prompt untuk Pembahasan Mendalam:</text:span></text:span><text:span text:style-name="T1"> "Gali </text:span><text:span text:style-name="Strong_20_Emphasis"><text:span text:style-name="T1">lebih dalam</text:span></text:span><text:span text:style-name="T1"> dan berikan </text:span><text:span text:style-name="Strong_20_Emphasis"><text:span text:style-name="T1">contoh konkret</text:span></text:span><text:span text:style-name="T1"> mengenai alasan-alasan </text:span><text:span text:style-name="Strong_20_Emphasis"><text:span text:style-name="T1">psikologis, filosofis, dan emosional</text:span></text:span><text:span text:style-name="T1"> mengapa manusia (termasuk remaja dalam konteks pencarian jati diri dan masa depan) </text:span><text:span text:style-name="Strong_20_Emphasis"><text:span text:style-name="T1">tertarik pada gagasan kehidupan abadi</text:span></text:span><text:span text:style-name="T1">. Bahas secara </text:span><text:span text:style-name="Strong_20_Emphasis"><text:span text:style-name="T1">detail</text:span></text:span><text:span text:style-name="T1"> faktor-faktor seperti: </text:span></text:p>
                <text:list>
                  <text:list-item>
                    <text:p text:style-name="P139"><text:span text:style-name="Strong_20_Emphasis"><text:span text:style-name="T1">Ketakutan eksistensial akan kematian:</text:span></text:span><text:span text:style-name="T1"> Bagaimana rasa takut ini mendorong pencarian solusi, termasuk solusi teknologi? </text:span></text:p>
                  </text:list-item>
                  <text:list-item>
                    <text:p text:style-name="P139"><text:span text:style-name="Strong_20_Emphasis"><text:span text:style-name="T1">Keinginan untuk terus berkembang:</text:span></text:span><text:span text:style-name="T1"> Hasrat untuk belajar tanpa henti, menguasai skill baru, menyaksikan evolusi dunia. </text:span></text:p>
                  </text:list-item>
                  <text:list-item>
                    <text:p text:style-name="P139"><text:span text:style-name="Strong_20_Emphasis"><text:span text:style-name="T1">Ikatan emosional:</text:span></text:span><text:span text:style-name="T1"> Keinginan untuk tidak terpisah dari orang yang dicintai. </text:span></text:p>
                  </text:list-item>
                  <text:list-item>
                    <text:p text:style-name="P139"><text:span text:style-name="Strong_20_Emphasis"><text:span text:style-name="T1">Potensi tak terbatas:</text:span></text:span><text:span text:style-name="T1"> Perasaan bahwa satu masa hidup tidak cukup untuk melakukan semua yang diinginkan. </text:span></text:p>
                  </text:list-item>
                  <text:list-item>
                    <text:p text:style-name="P9"><text:span text:style-name="Strong_20_Emphasis"><text:span text:style-name="T1">Warisan dan makna:</text:span></text:span><text:span text:style-name="T1"> Keinginan untuk meninggalkan jejak atau terus berkontribusi. Kaitkan </text:span><text:span text:style-name="Strong_20_Emphasis"><text:span text:style-name="T1">obsesi kuno</text:span></text:span><text:span text:style-name="T1"> ini (berikan contoh singkat dari mitologi atau sejarah, misal: Fountain of </text:span><text:soft-page-break/><text:span text:style-name="T1">Youth, Elixir of Life) dengan bagaimana </text:span><text:span text:style-name="Emphasis"><text:span text:style-name="T1">mind uploading</text:span></text:span><text:span text:style-name="T1"> muncul sebagai </text:span><text:span text:style-name="Strong_20_Emphasis"><text:span text:style-name="T1">versi modern dan teknologi</text:span></text:span><text:span text:style-name="T1"> dari mimpi yang sama. Gunakan bahasa yang </text:span><text:span text:style-name="Strong_20_Emphasis"><text:span text:style-name="T1">reflektif</text:span></text:span><text:span text:style-name="T1">, </text:span><text:span text:style-name="Strong_20_Emphasis"><text:span text:style-name="T1">empatik</text:span></text:span><text:span text:style-name="T1">, dan ajak pembaca </text:span><text:span text:style-name="Strong_20_Emphasis"><text:span text:style-name="T1">merenungkan motivasi mereka sendiri</text:span></text:span><text:span text:style-name="T1">." </text:span></text:p>
                  </text:list-item>
                </text:list>
              </text:list-item>
            </text:list>
            <text:p text:style-name="P289"/>
            <text:p text:style-name="Text_20_body"><text:span text:style-name="Strong_20_Emphasis"><text:span text:style-name="T1">Subbab 1.3: Sekilas Sejarah Ide: Kapan Manusia Mulai Memikirkannya?</text:span></text:span></text:p>
            <text:list xml:id="list7823039055633435010" text:style-name="L20">
              <text:list-item>
                <text:p text:style-name="P140"><text:span text:style-name="Strong_20_Emphasis"><text:span text:style-name="T1">Prompt untuk Pembahasan Mendalam:</text:span></text:span><text:span text:style-name="T1"> "Sajikan </text:span><text:span text:style-name="Strong_20_Emphasis"><text:span text:style-name="T1">ulasan sejarah singkat namun mendalam</text:span></text:span><text:span text:style-name="T1"> tentang evolusi ide yang mengarah ke </text:span><text:span text:style-name="Emphasis"><text:span text:style-name="T1">mind uploading</text:span></text:span><text:span text:style-name="T1">, disajikan secara </text:span><text:span text:style-name="Strong_20_Emphasis"><text:span text:style-name="T1">kronologis dan naratif</text:span></text:span><text:span text:style-name="T1"> agar menarik bagi remaja. </text:span></text:p>
                <text:list>
                  <text:list-item>
                    <text:p text:style-name="P140"><text:span text:style-name="Strong_20_Emphasis"><text:span text:style-name="T1">Akar Filosofis:</text:span></text:span><text:span text:style-name="T1"> Jelaskan secara </text:span><text:span text:style-name="Strong_20_Emphasis"><text:span text:style-name="T1">sederhana</text:span></text:span><text:span text:style-name="T1"> konsep dualisme (pemisahan pikiran/jiwa dari tubuh fisik) dari pemikir seperti Descartes, </text:span><text:span text:style-name="Strong_20_Emphasis"><text:span text:style-name="T1">fokus pada idenya</text:span></text:span><text:span text:style-name="T1">, bukan filsafat akademisnya. Sebutkan bagaimana ide ini membuka kemungkinan pikiran ada tanpa tubuh. </text:span></text:p>
                  </text:list-item>
                  <text:list-item>
                    <text:p text:style-name="P140"><text:span text:style-name="Strong_20_Emphasis"><text:span text:style-name="T1">Era Komputer &amp; AI Awal:</text:span></text:span><text:span text:style-name="T1"> Jelaskan bagaimana penemuan komputer memunculkan pertanyaan baru. Sebutkan </text:span><text:span text:style-name="Strong_20_Emphasis"><text:span text:style-name="T1">tokoh kunci</text:span></text:span><text:span text:style-name="T1"> seperti Alan Turing dan konsep 'mesin berpikir'-nya. Jelaskan bagaimana ide </text:span><text:span text:style-name="Strong_20_Emphasis"><text:span text:style-name="T1">simulasi</text:span></text:span><text:span text:style-name="T1"> mulai relevan. </text:span></text:p>
                  </text:list-item>
                  <text:list-item>
                    <text:p text:style-name="P140"><text:span text:style-name="Strong_20_Emphasis"><text:span text:style-name="T1">Fiksi Ilmiah sebagai Katalisator:</text:span></text:span><text:span text:style-name="T1"> Sebutkan beberapa penulis atau karya fiksi ilmiah </text:span><text:span text:style-name="Strong_20_Emphasis"><text:span text:style-name="T1">sebelum era modern</text:span></text:span><text:span text:style-name="T1"> yang </text:span><text:span text:style-name="Strong_20_Emphasis"><text:span text:style-name="T1">pertama kali</text:span></text:span><text:span text:style-name="T1"> secara eksplisit menggambarkan transfer pikiran ke mesin atau bentuk non-biologis (jika ada contoh signifikan). </text:span></text:p>
                  </text:list-item>
                  <text:list-item>
                    <text:p text:style-name="P10"><text:span text:style-name="Strong_20_Emphasis"><text:span text:style-name="T1">Futurologi &amp; Transhumanisme:</text:span></text:span><text:span text:style-name="T1"> Jelaskan secara </text:span><text:span text:style-name="Strong_20_Emphasis"><text:span text:style-name="T1">singkat</text:span></text:span><text:span text:style-name="T1"> apa itu transhumanisme dan bagaimana gerakan ini secara spesifik </text:span><text:span text:style-name="Strong_20_Emphasis"><text:span text:style-name="T1">mengadopsi dan mempopulerkan</text:span></text:span><text:span text:style-name="T1"> </text:span><text:span text:style-name="Emphasis"><text:span text:style-name="T1">mind uploading</text:span></text:span><text:span text:style-name="T1"> sebagai tujuan teknologi. Sebutkan </text:span><text:span text:style-name="Strong_20_Emphasis"><text:span text:style-name="T1">tokoh futuris relevan</text:span></text:span><text:span text:style-name="T1"> (misal: Ray Kurzweil dengan konsep Singularity-nya, sederhanakan). Buat alur yang </text:span><text:span text:style-name="Strong_20_Emphasis"><text:span text:style-name="T1">jelas</text:span></text:span><text:span text:style-name="T1">, tunjukkan bagaimana ide ini </text:span><text:span text:style-name="Strong_20_Emphasis"><text:span text:style-name="T1">bertransformasi</text:span></text:span><text:span text:style-name="T1"> dari </text:span><text:span text:style-name="Strong_20_Emphasis"><text:span text:style-name="T1">pemikiran abstrak</text:span></text:span><text:span text:style-name="T1"> menjadi </text:span><text:span text:style-name="Strong_20_Emphasis"><text:span text:style-name="T1">visi teknologi konkret</text:span></text:span><text:span text:style-name="T1">, meskipun masih sangat jauh." </text:span></text:p>
                  </text:list-item>
                </text:list>
              </text:list-item>
            </text:list>
            <text:p text:style-name="P289"/>
            <text:p text:style-name="Text_20_body"><text:span text:style-name="Strong_20_Emphasis"><text:span text:style-name="T1">Subbab 1.4: "Digital Nirvana": Surga atau Hanya Ilusi di Awan AI?</text:span></text:span></text:p>
            <text:list xml:id="list378119557413211174" text:style-name="L21">
              <text:list-item>
                <text:p text:style-name="P141"><text:span text:style-name="Strong_20_Emphasis"><text:span text:style-name="T1">Prompt untuk Pembahasan Mendalam:</text:span></text:span><text:span text:style-name="T1"> "Bahasa secara </text:span><text:span text:style-name="Strong_20_Emphasis"><text:span text:style-name="T1">mendalam </text:span></text:span><text:soft-page-break/><text:span text:style-name="Strong_20_Emphasis"><text:span text:style-name="T1">dan kritis</text:span></text:span><text:span text:style-name="T1"> makna serta </text:span><text:span text:style-name="Strong_20_Emphasis"><text:span text:style-name="T1">implikasi</text:span></text:span><text:span text:style-name="T1"> dari istilah 'Digital Nirvana'. </text:span></text:p>
                <text:list>
                  <text:list-item>
                    <text:p text:style-name="P141"><text:span text:style-name="Strong_20_Emphasis"><text:span text:style-name="T1">Gambarkan Visi Ideal ('Surga'):</text:span></text:span><text:span text:style-name="T1"> Elaborasi </text:span><text:span text:style-name="Strong_20_Emphasis"><text:span text:style-name="T1">secara detail</text:span></text:span><text:span text:style-name="T1"> seperti apa </text:span><text:span text:style-name="Emphasis"><text:span text:style-name="T1">mungkin</text:span></text:span><text:span text:style-name="T1"> rupa kehidupan digital yang sempurna ini. Gunakan </text:span><text:span text:style-name="Strong_20_Emphasis"><text:span text:style-name="T1">imajinasi</text:span></text:span><text:span text:style-name="T1">: kemampuan super-intelektual, perjalanan instan di dunia virtual, reuni dengan orang terkasih yang sudah 'diunggah', kebebasan dari rasa sakit dan penuaan. Buat gambaran ini </text:span><text:span text:style-name="Strong_20_Emphasis"><text:span text:style-name="T1">menarik dan menggoda</text:span></text:span><text:span text:style-name="T1">. </text:span></text:p>
                  </text:list-item>
                  <text:list-item>
                    <text:p text:style-name="P141"><text:span text:style-name="Strong_20_Emphasis"><text:span text:style-name="T1">Hadirkan Sanggahan ('Ilusi/Neraka'):</text:span></text:span><text:span text:style-name="T1"> Paparkan </text:span><text:span text:style-name="Strong_20_Emphasis"><text:span text:style-name="T1">argumen tandingan</text:span></text:span><text:span text:style-name="T1"> secara kuat dan detail. Pertanyakan </text:span><text:span text:style-name="Strong_20_Emphasis"><text:span text:style-name="T1">keaslian</text:span></text:span><text:span text:style-name="T1"> (apakah itu benar-benar 'kamu'?). Deskripsikan potensi </text:span><text:span text:style-name="Strong_20_Emphasis"><text:span text:style-name="T1">kebosanan abadi</text:span></text:span><text:span text:style-name="T1"> (tanpa tantangan, tanpa pertumbuhan?). Jelaskan risiko </text:span><text:span text:style-name="Strong_20_Emphasis"><text:span text:style-name="T1">kehilangan sensasi fisik</text:span></text:span><text:span text:style-name="T1"> dan </text:span><text:span text:style-name="Strong_20_Emphasis"><text:span text:style-name="T1">kemanusiaan</text:span></text:span><text:span text:style-name="T1">. Gambarkan skenario </text:span><text:span text:style-name="Strong_20_Emphasis"><text:span text:style-name="T1">distopia</text:span></text:span><text:span text:style-name="T1">: kontrol total oleh AI atau korporasi, peretasan pikiran, kesenjangan sosial yang ekstrem, pikiran menjadi komoditas. </text:span></text:p>
                  </text:list-item>
                  <text:list-item>
                    <text:p text:style-name="P11"><text:span text:style-name="Strong_20_Emphasis"><text:span text:style-name="T1">Pertanyakan Konsep 'Nirvana':</text:span></text:span><text:span text:style-name="T1"> Diskusikan apakah 'nirwana' yang statis dan tanpa perubahan benar-benar </text:span><text:span text:style-name="Strong_20_Emphasis"><text:span text:style-name="T1">diinginkan</text:span></text:span><text:span text:style-name="T1"> oleh manusia yang secara alami dinamis. Apakah penderitaan dan keterbatasan justru bagian penting dari pengalaman manusia? Sajikan </text:span><text:span text:style-name="Strong_20_Emphasis"><text:span text:style-name="T1">ketegangan</text:span></text:span><text:span text:style-name="T1"> ini sebagai </text:span><text:span text:style-name="Strong_20_Emphasis"><text:span text:style-name="T1">inti perdebatan</text:span></text:span><text:span text:style-name="T1"> yang akan terus muncul sepanjang buku. Gunakan bahasa </text:span><text:span text:style-name="Strong_20_Emphasis"><text:span text:style-name="T1">provokatif</text:span></text:span><text:span text:style-name="T1"> untuk mendorong pembaca </text:span><text:span text:style-name="Strong_20_Emphasis"><text:span text:style-name="T1">membentuk opini awal mereka sendiri</text:span></text:span><text:span text:style-name="T1">." </text:span></text:p>
                  </text:list-item>
                </text:list>
              </text:list-item>
            </text:list>
            <text:p text:style-name="P289"/>
            <text:p text:style-name="P120">Prompt ini dirancang untuk menghasilkan konten yang lebih dari sekadar ringkasan, melainkan eksplorasi yang lebih kaya dan analitis, namun tetap disajikan dengan gaya yang cocok untuk pembaca remaja.</text:p>
          </text:section>
          <text:section text:style-name="Sect1" text:name="feedback-form-2">
            <text:p text:style-name="P249"/>
          </text:section>
        </text:section>
        <text:section text:style-name="Sect1" text:name="5b85575c093e9247">
          <text:p text:style-name="P120"/>
          <text:section text:style-name="Sect1" text:name="user-query-content-3">
            <text:p text:style-name="P266">Lakukan Hal yang Sama pada Bab 2 </text:p>
          </text:section>
          <text:p text:style-name="P249">Tampilkan alur berpikir</text:p>
          <text:section text:style-name="Sect2" text:name="model-response-message-contentr_5b85575c093e9247">
            <text:p text:style-name="Text_20_body"><text:span text:style-name="T1">Tentu, mari kita siapkan prompt untuk pengantar Bab 2 dan prompt untuk pembahasan mendalam di setiap subbabnya, dengan fokus pada kerumitan otak sebagai tantangan utama </text:span><text:span text:style-name="Emphasis"><text:span text:style-name="T1">mind uploading</text:span></text:span><text:span text:style-name="T1">.</text:span></text:p>
            <text:p text:style-name="P289"><text:soft-page-break/></text:p>
            <text:p text:style-name="Text_20_body"><text:span text:style-name="Strong_20_Emphasis"><text:span text:style-name="T1">Bab 2: Otak Kita: Komputer Super Organik yang Rumit</text:span></text:span></text:p>
            <text:p text:style-name="Text_20_body"><text:span text:style-name="Strong_20_Emphasis"><text:span text:style-name="T1">Prompt untuk Pengantar Bab 2:</text:span></text:span><text:span text:style-name="T1"> "Tulis paragraf pengantar yang </text:span><text:span text:style-name="Strong_20_Emphasis"><text:span text:style-name="T1">memukau</text:span></text:span><text:span text:style-name="T1"> untuk Bab 2. Mulai dengan menekankan bahwa setelah menjelajahi 'mimpi' di Bab 1, kini saatnya menghadapi 'kenyataan': objek yang ingin kita salin atau pindahkan, yaitu </text:span><text:span text:style-name="Strong_20_Emphasis"><text:span text:style-name="T1">otak manusia</text:span></text:span><text:span text:style-name="T1">. Gambarkan otak bukan hanya sebagai organ, tapi sebagai </text:span><text:span text:style-name="Strong_20_Emphasis"><text:span text:style-name="T1">struktur paling kompleks</text:span></text:span><text:span text:style-name="T1"> yang diketahui di alam semesta, sebuah </text:span><text:span text:style-name="Strong_20_Emphasis"><text:span text:style-name="T1">komputer biologis super canggih</text:span></text:span><text:span text:style-name="T1"> yang kemampuannya jauh melampaui mesin buatan manusia. Sampaikan bahwa bab ini akan menjadi </text:span><text:span text:style-name="Strong_20_Emphasis"><text:span text:style-name="T1">tur petualangan</text:span></text:span><text:span text:style-name="T1"> ke dalam labirin pikiran kita untuk </text:span><text:span text:style-name="Strong_20_Emphasis"><text:span text:style-name="T1">mengungkap rahasia</text:span></text:span><text:span text:style-name="T1"> cara kerjanya: dari </text:span><text:span text:style-name="Strong_20_Emphasis"><text:span text:style-name="T1">bagian-bagian utamanya</text:span></text:span><text:span text:style-name="T1">, bagaimana </text:span><text:span text:style-name="Strong_20_Emphasis"><text:span text:style-name="T1">miliaran sel saraf berkomunikasi</text:span></text:span><text:span text:style-name="T1"> untuk menciptakan pikiran, ingatan, dan emosi, hingga menyelami </text:span><text:span text:style-name="Strong_20_Emphasis"><text:span text:style-name="T1">misteri kesadaran</text:span></text:span><text:span text:style-name="T1"> itu sendiri. Tegaskan bahwa memahami </text:span><text:span text:style-name="Strong_20_Emphasis"><text:span text:style-name="T1">kerumitan luar biasa</text:span></text:span><text:span text:style-name="T1"> ini adalah </text:span><text:span text:style-name="Strong_20_Emphasis"><text:span text:style-name="T1">langkah pertama dan krusial</text:span></text:span><text:span text:style-name="T1"> untuk mengerti </text:span><text:span text:style-name="Strong_20_Emphasis"><text:span text:style-name="T1">mengapa </text:span></text:span><text:span text:style-name="Strong_20_Emphasis"><text:span text:style-name="Emphasis"><text:span text:style-name="T1">mind uploading</text:span></text:span></text:span><text:span text:style-name="Strong_20_Emphasis"><text:span text:style-name="T1"> bukan sekadar masalah teknologi biasa</text:span></text:span><text:span text:style-name="T1">, melainkan sebuah tantangan monumental. Bangkitkan </text:span><text:span text:style-name="Strong_20_Emphasis"><text:span text:style-name="T1">rasa takjub dan penasaran</text:span></text:span><text:span text:style-name="T1"> pembaca terhadap organ luar biasa di dalam kepala mereka."</text:span></text:p>
            <text:p text:style-name="P289"/>
            <text:p text:style-name="Text_20_body"><text:span text:style-name="Strong_20_Emphasis"><text:span text:style-name="T1">Subbab 2.1: Mengenal Otak: Bukan Sekadar Daging Abu-abu</text:span></text:span></text:p>
            <text:list xml:id="list4942738149870974863" text:style-name="L22">
              <text:list-item>
                <text:p text:style-name="P142"><text:span text:style-name="Strong_20_Emphasis"><text:span text:style-name="T1">Prompt untuk Pembahasan Mendalam:</text:span></text:span><text:span text:style-name="T1"> "Sajikan </text:span><text:span text:style-name="Strong_20_Emphasis"><text:span text:style-name="T1">gambaran umum yang jelas, menarik, dan mudah dicerna</text:span></text:span><text:span text:style-name="T1"> tentang arsitektur dasar otak manusia, </text:span><text:span text:style-name="Strong_20_Emphasis"><text:span text:style-name="T1">fokus pada fungsi daripada anatomi murni</text:span></text:span><text:span text:style-name="T1">. </text:span></text:p>
                <text:list>
                  <text:list-item>
                    <text:p text:style-name="P142"><text:span text:style-name="Strong_20_Emphasis"><text:span text:style-name="T1">Deskripsikan bagian-bagian utama secara fungsional:</text:span></text:span><text:span text:style-name="T1"> Jelaskan peran </text:span><text:span text:style-name="Strong_20_Emphasis"><text:span text:style-name="T1">Otak Besar (Cerebrum)</text:span></text:span><text:span text:style-name="T1"> sebagai pusat pemikiran, </text:span><text:span text:style-name="Strong_20_Emphasis"><text:span text:style-name="T1">Otak Kecil (Cerebellum)</text:span></text:span><text:span text:style-name="T1"> sebagai koordinator gerakan dan keseimbangan, dan </text:span><text:span text:style-name="Strong_20_Emphasis"><text:span text:style-name="T1">Batang Otak (Brainstem)</text:span></text:span><text:span text:style-name="T1"> sebagai penjaga fungsi vital (napas, detak jantung). </text:span></text:p>
                  </text:list-item>
                  <text:list-item>
                    <text:p text:style-name="P142"><text:span text:style-name="Strong_20_Emphasis"><text:span text:style-name="T1">Jelaskan Lobus-lobus Utama Cerebrum:</text:span></text:span><text:span text:style-name="T1"> Paparkan fungsi utama </text:span><text:span text:style-name="Strong_20_Emphasis"><text:span text:style-name="T1">Lobus Frontal</text:span></text:span><text:span text:style-name="T1"> (pengambilan keputusan, kepribadian, perencanaan - 'CEO otak'), </text:span><text:span text:style-name="Strong_20_Emphasis"><text:span text:style-name="T1">Lobus Parietal</text:span></text:span><text:span text:style-name="T1"> (sensori, navigasi spasial - 'GPS &amp; Pusat Sentuhan'), </text:span><text:span text:style-name="Strong_20_Emphasis"><text:span text:style-name="T1">Lobus Temporal</text:span></text:span><text:span text:style-name="T1"> (pendengaran, memori, bahasa - 'Perpustakaan &amp; Penerjemah'), dan </text:span><text:span text:style-name="Strong_20_Emphasis"><text:span text:style-name="T1">Lobus Oksipital</text:span></text:span><text:span text:style-name="T1"> (penglihatan - 'Layar </text:span><text:soft-page-break/><text:span text:style-name="T1">Monitor'). Gunakan </text:span><text:span text:style-name="Strong_20_Emphasis"><text:span text:style-name="T1">analogi relevan</text:span></text:span><text:span text:style-name="T1"> (seperti fungsi dalam smartphone atau komputer) untuk membuatnya relatable bagi remaja. </text:span></text:p>
                  </text:list-item>
                  <text:list-item>
                    <text:p text:style-name="P12"><text:span text:style-name="Strong_20_Emphasis"><text:span text:style-name="T1">Sebutkan fakta-fakta menarik:</text:span></text:span><text:span text:style-name="T1"> Tekstur (seperti tahu lembut), berat rata-rata, persentase energi tubuh yang digunakan (sekitar 20%!), dan pentingnya lapisan pelindung (tengkorak, cairan serebrospinal). Tujuannya adalah memberikan </text:span><text:span text:style-name="Strong_20_Emphasis"><text:span text:style-name="T1">pemahaman dasar yang kuat</text:span></text:span><text:span text:style-name="T1"> tentang 'peta' otak tanpa membebani pembaca dengan istilah medis yang rumit, membingkai otak sebagai organ yang </text:span><text:span text:style-name="Strong_20_Emphasis"><text:span text:style-name="T1">aktif dan multifungsi</text:span></text:span><text:span text:style-name="T1">." </text:span></text:p>
                  </text:list-item>
                </text:list>
              </text:list-item>
            </text:list>
            <text:p text:style-name="P289"/>
            <text:p text:style-name="Text_20_body"><text:span text:style-name="Strong_20_Emphasis"><text:span text:style-name="T1">Subbab 2.2: Neuron, Sinapsis, dan Jaringan Rumit: Bagaimana Pikiran Terbentuk?</text:span></text:span></text:p>
            <text:list xml:id="list9081729773014978674" text:style-name="L23">
              <text:list-item>
                <text:p text:style-name="P143"><text:span text:style-name="Strong_20_Emphasis"><text:span text:style-name="T1">Prompt untuk Pembahasan Mendalam:</text:span></text:span><text:span text:style-name="T1"> "Jelaskan secara </text:span><text:span text:style-name="Strong_20_Emphasis"><text:span text:style-name="T1">detail namun dengan bahasa visual dan analogi kuat</text:span></text:span><text:span text:style-name="T1"> tentang unit dasar dan komunikasi di otak. </text:span></text:p>
                <text:list>
                  <text:list-item>
                    <text:p text:style-name="P143"><text:span text:style-name="Strong_20_Emphasis"><text:span text:style-name="T1">Neuron sebagai Unit Dasar:</text:span></text:span><text:span text:style-name="T1"> Deskripsikan struktur dasar neuron (badan sel, dendrit penerima sinyal, akson pengirim sinyal) dan fungsinya sebagai </text:span><text:span text:style-name="Strong_20_Emphasis"><text:span text:style-name="T1">pengirim pesan super cepat</text:span></text:span><text:span text:style-name="T1">. Gunakan analogi seperti </text:span><text:span text:style-name="Strong_20_Emphasis"><text:span text:style-name="T1">kabel biologis</text:span></text:span><text:span text:style-name="T1"> atau </text:span><text:span text:style-name="Strong_20_Emphasis"><text:span text:style-name="T1">kurir mikro</text:span></text:span><text:span text:style-name="T1">. </text:span></text:p>
                  </text:list-item>
                  <text:list-item>
                    <text:p text:style-name="P143"><text:span text:style-name="Strong_20_Emphasis"><text:span text:style-name="T1">Sinapsis sebagai Jembatan Komunikasi:</text:span></text:span><text:span text:style-name="T1"> Jelaskan sinapsis sebagai </text:span><text:span text:style-name="Strong_20_Emphasis"><text:span text:style-name="T1">celah kecil</text:span></text:span><text:span text:style-name="T1"> tempat </text:span><text:span text:style-name="Strong_20_Emphasis"><text:span text:style-name="T1">komunikasi kimiawi</text:span></text:span><text:span text:style-name="T1"> terjadi antar neuron. Gambarkan </text:span><text:span text:style-name="Strong_20_Emphasis"><text:span text:style-name="T1">neurotransmitter</text:span></text:span><text:span text:style-name="T1"> sebagai 'kata kunci' atau 'pesan singkat' kimia yang membawa instruksi ('aktifkan' atau 'hambat'). </text:span></text:p>
                  </text:list-item>
                  <text:list-item>
                    <text:p text:style-name="P143"><text:span text:style-name="Strong_20_Emphasis"><text:span text:style-name="T1">Skala dan Jaringan:</text:span></text:span><text:span text:style-name="T1"> </text:span><text:span text:style-name="Strong_20_Emphasis"><text:span text:style-name="T1">Tekankan skala masif</text:span></text:span><text:span text:style-name="T1"> dengan angka yang mudah dibayangkan (misal: 86 miliar neuron setara dengan jumlah bintang di galaksi kecil, triliunan sinaps lebih banyak dari jumlah daun di hutan hujan Amazon). Jelaskan bagaimana neuron-neuron ini </text:span><text:span text:style-name="Strong_20_Emphasis"><text:span text:style-name="T1">membentuk jaringan super kompleks</text:span></text:span><text:span text:style-name="T1"> yang saling terhubung. </text:span></text:p>
                  </text:list-item>
                  <text:list-item>
                    <text:p text:style-name="P143"><text:span text:style-name="Strong_20_Emphasis"><text:span text:style-name="T1">Pola Aktivitas = Pikiran:</text:span></text:span><text:span text:style-name="T1"> Jelaskan konsep kunci bahwa </text:span><text:span text:style-name="Strong_20_Emphasis"><text:span text:style-name="T1">pikiran, ingatan, emosi, dan keterampilan</text:span></text:span><text:span text:style-name="T1"> bukanlah 'benda' tetapi </text:span><text:span text:style-name="Strong_20_Emphasis"><text:span text:style-name="T1">pola unik dari aktivitas listrik dan kimia</text:span></text:span><text:span text:style-name="T1"> yang berjalan di sepanjang jaringan neuron ini. Gunakan analogi </text:span><text:soft-page-break/><text:span text:style-name="T1">seperti </text:span><text:span text:style-name="Strong_20_Emphasis"><text:span text:style-name="T1">pola lalu lintas di kota besar</text:span></text:span><text:span text:style-name="T1"> atau </text:span><text:span text:style-name="Strong_20_Emphasis"><text:span text:style-name="T1">gelombang penonton di stadion</text:span></text:span><text:span text:style-name="T1">. </text:span></text:p>
                  </text:list-item>
                  <text:list-item>
                    <text:p text:style-name="P13"><text:span text:style-name="Strong_20_Emphasis"><text:span text:style-name="T1">Plastisitas:</text:span></text:span><text:span text:style-name="T1"> Singgung secara </text:span><text:span text:style-name="Strong_20_Emphasis"><text:span text:style-name="T1">sederhana</text:span></text:span><text:span text:style-name="T1"> bahwa jaringan ini </text:span><text:span text:style-name="Strong_20_Emphasis"><text:span text:style-name="T1">tidak statis</text:span></text:span><text:span text:style-name="T1"> tapi terus </text:span><text:span text:style-name="Strong_20_Emphasis"><text:span text:style-name="T1">berubah dan beradaptasi</text:span></text:span><text:span text:style-name="T1"> saat kita belajar dan mengalami hal baru (neuroplastisitas). Kaitkan ini dengan mengapa belajar butuh latihan." </text:span></text:p>
                  </text:list-item>
                </text:list>
              </text:list-item>
            </text:list>
            <text:p text:style-name="P289"/>
            <text:p text:style-name="Text_20_body"><text:span text:style-name="Strong_20_Emphasis"><text:span text:style-name="T1">Subbab 2.3: Misteri Kesadaran: Apa yang Membuat "Kamu" adalah "Kamu"?</text:span></text:span></text:p>
            <text:list xml:id="list959720553624922469" text:style-name="L24">
              <text:list-item>
                <text:p text:style-name="P144"><text:span text:style-name="Strong_20_Emphasis"><text:span text:style-name="T1">Prompt untuk Pembahasan Mendalam:</text:span></text:span><text:span text:style-name="T1"> "Selami </text:span><text:span text:style-name="Strong_20_Emphasis"><text:span text:style-name="T1">secara mendalam dan reflektif</text:span></text:span><text:span text:style-name="T1"> misteri terbesar yang terkait dengan otak: </text:span><text:span text:style-name="Strong_20_Emphasis"><text:span text:style-name="T1">kesadaran subjektif</text:span></text:span><text:span text:style-name="T1">. </text:span></text:p>
                <text:list>
                  <text:list-item>
                    <text:p text:style-name="P144"><text:span text:style-name="Strong_20_Emphasis"><text:span text:style-name="T1">Definisikan Kesadaran:</text:span></text:span><text:span text:style-name="T1"> Jelaskan apa itu kesadaran dengan contoh yang </text:span><text:span text:style-name="Strong_20_Emphasis"><text:span text:style-name="T1">personal dan relatable</text:span></text:span><text:span text:style-name="T1"> bagi remaja – perasaan 'menjadi' diri sendiri, mengalami dunia dari sudut pandang orang pertama, sensasi merasakan (qualia) seperti rasa manis cokelat, sakitnya jari terbentur, atau indahnya musik. </text:span></text:p>
                  </text:list-item>
                  <text:list-item>
                    <text:p text:style-name="P144"><text:span text:style-name="Strong_20_Emphasis"><text:span text:style-name="T1">Paparkan 'Masalah Sulit' (Hard Problem):</text:span></text:span><text:span text:style-name="T1"> Jelaskan </text:span><text:span text:style-name="Strong_20_Emphasis"><text:span text:style-name="T1">secara jelas</text:span></text:span><text:span text:style-name="T1"> mengapa ini menjadi misteri besar. Tekankan </text:span><text:span text:style-name="Strong_20_Emphasis"><text:span text:style-name="T1">kesenjangan</text:span></text:span><text:span text:style-name="T1"> antara </text:span><text:span text:style-name="Strong_20_Emphasis"><text:span text:style-name="T1">proses fisik/objektif</text:span></text:span><text:span text:style-name="T1"> di otak (listrik, kimia, neuron menembak) dan </text:span><text:span text:style-name="Strong_20_Emphasis"><text:span text:style-name="T1">pengalaman mental/subjektif</text:span></text:span><text:span text:style-name="T1"> yang dihasilkannya. Gunakan pertanyaan provokatif: </text:span><text:span text:style-name="Emphasis"><text:span text:style-name="T1">Bagaimana kumpulan sel bisa merasa sedih? Di mana letak 'Aku' di dalam jaringan neuron?</text:span></text:span><text:span text:style-name="T1"> </text:span></text:p>
                  </text:list-item>
                  <text:list-item>
                    <text:p text:style-name="P144"><text:span text:style-name="Strong_20_Emphasis"><text:span text:style-name="T1">Akui Ketidaktahuan Sains:</text:span></text:span><text:span text:style-name="T1"> Sampaikan secara </text:span><text:span text:style-name="Strong_20_Emphasis"><text:span text:style-name="T1">jujur dan rendah hati</text:span></text:span><text:span text:style-name="T1"> bahwa </text:span><text:span text:style-name="Strong_20_Emphasis"><text:span text:style-name="T1">belum ada teori ilmiah yang diterima secara universal</text:span></text:span><text:span text:style-name="T1"> yang menjelaskan bagaimana kesadaran muncul dari materi fisik. Sebutkan ini sebagai </text:span><text:span text:style-name="Strong_20_Emphasis"><text:span text:style-name="T1">batas terdepan ilmu pengetahuan</text:span></text:span><text:span text:style-name="T1">. </text:span></text:p>
                  </text:list-item>
                  <text:list-item>
                    <text:p text:style-name="P14"><text:span text:style-name="Strong_20_Emphasis"><text:span text:style-name="T1">Implikasi Langsung ke Mind Uploading:</text:span></text:span><text:span text:style-name="T1"> Diskusikan </text:span><text:span text:style-name="Strong_20_Emphasis"><text:span text:style-name="T1">secara kritis</text:span></text:span><text:span text:style-name="T1"> bagaimana ketidaktahuan fundamental tentang kesadaran ini menjadi </text:span><text:span text:style-name="Strong_20_Emphasis"><text:span text:style-name="T1">rintangan konseptual terbesar</text:span></text:span><text:span text:style-name="T1"> bagi mind uploading. </text:span><text:span text:style-name="Emphasis"><text:span text:style-name="T1">Jika kita tidak tahu 'resep' kesadaran, bagaimana kita bisa menjamin bahwa proses 'menyalin' atau 'mensimulasikan' otak akan menghasilkan entitas yang benar-</text:span></text:span><text:soft-page-break/><text:span text:style-name="Emphasis"><text:span text:style-name="T1">benar sadar dan merupakan 'kamu' yang asli?</text:span></text:span><text:span text:style-name="T1"> Ajak pembaca untuk </text:span><text:span text:style-name="Strong_20_Emphasis"><text:span text:style-name="T1">merenungkan</text:span></text:span><text:span text:style-name="T1"> keajaiban dan keunikan kesadaran mereka sendiri." </text:span></text:p>
                  </text:list-item>
                </text:list>
              </text:list-item>
            </text:list>
            <text:p text:style-name="P289"/>
            <text:p text:style-name="Text_20_body"><text:span text:style-name="Strong_20_Emphasis"><text:span text:style-name="T1">Subbab 2.4: Mengapa Menyalin Otak Itu Susah Banget? (Tantangan Skala dan Kompleksitas)</text:span></text:span></text:p>
            <text:list xml:id="list8324983314620686997" text:style-name="L25">
              <text:list-item>
                <text:p text:style-name="P145"><text:span text:style-name="Strong_20_Emphasis"><text:span text:style-name="T1">Prompt untuk Pembahasan Mendalam:</text:span></text:span><text:span text:style-name="T1"> "Sintesiskan poin-poin sebelumnya untuk </text:span><text:span text:style-name="Strong_20_Emphasis"><text:span text:style-name="T1">memberikan gambaran yang jelas dan dramatis</text:span></text:span><text:span text:style-name="T1"> tentang </text:span><text:span text:style-name="Strong_20_Emphasis"><text:span text:style-name="T1">tantangan teknis monumental</text:span></text:span><text:span text:style-name="T1"> dalam upaya menyalin atau mensimulasikan otak manusia secara utuh. Rinci kesulitan-kesulitannya: </text:span></text:p>
                <text:list>
                  <text:list-item>
                    <text:p text:style-name="P145"><text:span text:style-name="Strong_20_Emphasis"><text:span text:style-name="T1">Tantangan Pemindaian (Scanning):</text:span></text:span><text:span text:style-name="T1"> </text:span></text:p>
                    <text:list>
                      <text:list-item>
                        <text:p text:style-name="P145"><text:span text:style-name="Strong_20_Emphasis"><text:span text:style-name="T1">Resolusi:</text:span></text:span><text:span text:style-name="T1"> Jelaskan kebutuhan untuk memetakan </text:span><text:span text:style-name="Strong_20_Emphasis"><text:span text:style-name="T1">tidak hanya 86 miliar neuron</text:span></text:span><text:span text:style-name="T1">, tapi juga </text:span><text:span text:style-name="Strong_20_Emphasis"><text:span text:style-name="T1">triliunan koneksi sinaptik</text:span></text:span><text:span text:style-name="T1"> dan mungkin </text:span><text:span text:style-name="Strong_20_Emphasis"><text:span text:style-name="T1">status molekuler</text:span></text:span><text:span text:style-name="T1"> di setiap sinaps. Gunakan analogi (memetakan setiap jalan, gang, bahkan setiap mobil di seluruh dunia secara bersamaan). </text:span></text:p>
                      </text:list-item>
                      <text:list-item>
                        <text:p text:style-name="P145"><text:span text:style-name="Strong_20_Emphasis"><text:span text:style-name="T1">Non-invasif:</text:span></text:span><text:span text:style-name="T1"> Bagaimana melakukannya pada otak yang hidup tanpa merusaknya? Teknologi saat ini (MRI, dll.) </text:span><text:span text:style-name="Strong_20_Emphasis"><text:span text:style-name="T1">resolusinya sangat jauh</text:span></text:span><text:span text:style-name="T1"> dari yang dibutuhkan. </text:span></text:p>
                      </text:list-item>
                    </text:list>
                  </text:list-item>
                  <text:list-item>
                    <text:p text:style-name="P145"><text:span text:style-name="Strong_20_Emphasis"><text:span text:style-name="T1">Tantangan Pemodelan &amp; Simulasi:</text:span></text:span><text:span text:style-name="T1"> </text:span></text:p>
                    <text:list>
                      <text:list-item>
                        <text:p text:style-name="P145"><text:span text:style-name="Strong_20_Emphasis"><text:span text:style-name="T1">Kompleksitas Dinamis:</text:span></text:span><text:span text:style-name="T1"> Tekankan bahwa otak </text:span><text:span text:style-name="Strong_20_Emphasis"><text:span text:style-name="T1">bukan struktur statis</text:span></text:span><text:span text:style-name="T1">. Perlu menangkap </text:span><text:span text:style-name="Strong_20_Emphasis"><text:span text:style-name="T1">kekuatan setiap sinaps yang terus berubah (plastisitas)</text:span></text:span><text:span text:style-name="T1">, level neurotransmitter, pengaruh sel glial, dll. Ini bukan sekadar 'wiring diagram'. </text:span></text:p>
                      </text:list-item>
                      <text:list-item>
                        <text:p text:style-name="P145"><text:span text:style-name="Strong_20_Emphasis"><text:span text:style-name="T1">Kebutuhan Komputasi:</text:span></text:span><text:span text:style-name="T1"> Terjemahkan skala jaringan otak ke dalam </text:span><text:span text:style-name="Strong_20_Emphasis"><text:span text:style-name="T1">kebutuhan daya komputasi</text:span></text:span><text:span text:style-name="T1">. Gunakan </text:span><text:span text:style-name="Strong_20_Emphasis"><text:span text:style-name="T1">perbandingan ekstrem</text:span></text:span><text:span text:style-name="T1"> (misal: membutuhkan komputer seukuran kota, menggunakan energi sebanyak negara kecil) untuk mensimulasikan otak manusia secara </text:span><text:span text:style-name="Emphasis"><text:span text:style-name="T1">real-time</text:span></text:span><text:span text:style-name="T1">. Bandingkan dengan simulasi otak cacing atau tikus yang sudah merupakan pencapaian besar, namun skalanya </text:span><text:span text:style-name="Strong_20_Emphasis"><text:span text:style-name="T1">jauh lebih kecil</text:span></text:span><text:span text:style-name="T1">. </text:span></text:p>
                      </text:list-item>
                    </text:list>
                  </text:list-item>
                  <text:list-item>
                    <text:p text:style-name="P15"><text:soft-page-break/><text:span text:style-name="Strong_20_Emphasis"><text:span text:style-name="T1">Tantangan Penyimpanan Data:</text:span></text:span><text:span text:style-name="T1"> Jelaskan </text:span><text:span text:style-name="Strong_20_Emphasis"><text:span text:style-name="T1">volume data yang astronomis</text:span></text:span><text:span text:style-name="T1"> yang akan dihasilkan oleh pemindaian otak pada resolusi yang dibutuhkan (exabytes atau zettabytes). Bandingkan dengan total data internet global saat ini. Gunakan </text:span><text:span text:style-name="Strong_20_Emphasis"><text:span text:style-name="T1">bahasa yang kuat dan perbandingan yang mencengangkan</text:span></text:span><text:span text:style-name="T1"> untuk menegaskan bahwa berdasarkan pemahaman kita saat ini, </text:span><text:span text:style-name="Emphasis"><text:span text:style-name="T1">mind uploading</text:span></text:span><text:span text:style-name="T1"> masih berada di </text:span><text:span text:style-name="Strong_20_Emphasis"><text:span text:style-name="T1">ranah fiksi ilmiah yang sangat jauh</text:span></text:span><text:span text:style-name="T1"> dari segi teknis." </text:span></text:p>
                  </text:list-item>
                </text:list>
              </text:list-item>
            </text:list>
            <text:p text:style-name="P289"/>
            <text:p text:style-name="Text_20_body"><text:span text:style-name="T1">Prompt ini bertujuan untuk menghasilkan pembahasan yang mendalam tentang kerumitan otak, menjadikannya dasar yang kuat untuk memahami mengapa </text:span><text:span text:style-name="Emphasis"><text:span text:style-name="T1">mind uploading</text:span></text:span><text:span text:style-name="T1"> adalah konsep yang sangat spekulatif dan sulit diwujudkan.</text:span></text:p>
          </text:section>
          <text:section text:style-name="Sect1" text:name="feedback-form-3">
            <text:p text:style-name="P249"/>
          </text:section>
        </text:section>
        <text:section text:style-name="Sect1" text:name="1e828ac93f8917c2">
          <text:p text:style-name="P120"/>
          <text:section text:style-name="Sect1" text:name="user-query-content-4">
            <text:p text:style-name="P266">Lakukan Hal yang Sama pada Bab 3 </text:p>
          </text:section>
          <text:p text:style-name="P249">Tampilkan alur berpikir</text:p>
          <text:section text:style-name="Sect2" text:name="model-response-message-contentr_1e828ac93f8917c2">
            <text:p text:style-name="Text_20_body"><text:span text:style-name="T1">Tentu, mari kita buat prompt untuk pengantar Bab 3 dan pembahasan mendalam di setiap subbabnya, dengan fokus pada teknologi saat ini (per </text:span><text:span text:style-name="Strong_20_Emphasis"><text:span text:style-name="T1">Sabtu, 29 Maret 2025</text:span></text:span><text:span text:style-name="T1">) dan batasannya terkait </text:span><text:span text:style-name="Emphasis"><text:span text:style-name="T1">mind uploading</text:span></text:span><text:span text:style-name="T1">.</text:span></text:p>
            <text:p text:style-name="P289"/>
            <text:p text:style-name="Text_20_body"><text:span text:style-name="Strong_20_Emphasis"><text:span text:style-name="T1">Bab 3: Teknologi Hari Ini: Seberapa Jauh Kita?</text:span></text:span></text:p>
            <text:p text:style-name="Text_20_body"><text:span text:style-name="Strong_20_Emphasis"><text:span text:style-name="T1">Prompt untuk Pengantar Bab 3:</text:span></text:span><text:span text:style-name="T1"> "Tulis paragraf pengantar yang </text:span><text:span text:style-name="Strong_20_Emphasis"><text:span text:style-name="T1">membumi namun tetap menarik</text:span></text:span><text:span text:style-name="T1"> untuk Bab 3. Mulai dengan </text:span><text:span text:style-name="Strong_20_Emphasis"><text:span text:style-name="T1">merujuk kembali</text:span></text:span><text:span text:style-name="T1"> pada </text:span><text:span text:style-name="Strong_20_Emphasis"><text:span text:style-name="T1">kerumitan luar biasa otak</text:span></text:span><text:span text:style-name="T1"> yang dibahas di Bab 2 sebagai tantangan utama (</text:span><text:span text:style-name="Emphasis"><text:span text:style-name="T1">'Kita sudah tahu betapa rumitnya otak...'</text:span></text:span><text:span text:style-name="T1">) Kemudian, arahkan fokus pada </text:span><text:span text:style-name="Strong_20_Emphasis"><text:span text:style-name="T1">kondisi saat ini</text:span></text:span><text:span text:style-name="T1">: </text:span><text:span text:style-name="Emphasis"><text:span text:style-name="T1">'...lalu, alat apa saja yang kita punya </text:span></text:span><text:span text:style-name="Emphasis"><text:span text:style-name="Strong_20_Emphasis"><text:span text:style-name="T1">sekarang</text:span></text:span></text:span><text:span text:style-name="Emphasis"><text:span text:style-name="T1"> untuk mencoba memahaminya, menirunya, atau bahkan sekadar mengintipnya?'</text:span></text:span><text:span text:style-name="T1"> Sampaikan bahwa bab ini akan </text:span><text:span text:style-name="Strong_20_Emphasis"><text:span text:style-name="T1">menjelajahi teknologi-teknologi paling relevan</text:span></text:span><text:span text:style-name="T1"> yang ada hari ini (per </text:span><text:span text:style-name="Strong_20_Emphasis"><text:span text:style-name="T1">Sabtu, 29 Maret 2025</text:span></text:span><text:span text:style-name="T1">) di bidang </text:span><text:span text:style-name="Strong_20_Emphasis"><text:span text:style-name="T1">pemindaian otak</text:span></text:span><text:span text:style-name="T1"> (bagaimana kita melihat ke dalam kepala), </text:span><text:span text:style-name="Strong_20_Emphasis"><text:span text:style-name="T1">kecerdasan buatan (AI)</text:span></text:span><text:span text:style-name="T1"> (seberapa 'pintar' mesin saat ini), dan </text:span><text:span text:style-name="Strong_20_Emphasis"><text:span text:style-name="T1">upaya simulasi otak</text:span></text:span><text:span text:style-name="T1"> (meniru otak di komputer). Tekankan bahwa tujuannya adalah untuk </text:span><text:soft-page-break/><text:span text:style-name="Strong_20_Emphasis"><text:span text:style-name="T1">melihat secara jujur sejauh mana kemampuan kita saat ini</text:span></text:span><text:span text:style-name="T1"> dan </text:span><text:span text:style-name="Strong_20_Emphasis"><text:span text:style-name="T1">memahami batasan-batasannya yang signifikan</text:span></text:span><text:span text:style-name="T1">, sebelum kita bisa bermimpi tentang </text:span><text:span text:style-name="Emphasis"><text:span text:style-name="T1">mind uploading</text:span></text:span><text:span text:style-name="T1">. Gunakan </text:span><text:span text:style-name="Strong_20_Emphasis"><text:span text:style-name="T1">analogi</text:span></text:span><text:span text:style-name="T1"> seperti membandingkan teknologi saat ini dengan 'peralatan dasar' seorang penjelajah yang ingin mendaki gunung Everest – berguna, tapi belum cukup untuk mencapai puncak. Buat pembaca penasaran tentang </text:span><text:span text:style-name="Strong_20_Emphasis"><text:span text:style-name="T1">kecanggihan teknologi masa kini</text:span></text:span><text:span text:style-name="T1">, sambil membangun fondasi untuk memahami </text:span><text:span text:style-name="Strong_20_Emphasis"><text:span text:style-name="T1">mengapa lompatan besar masih diperlukan</text:span></text:span><text:span text:style-name="T1">."</text:span></text:p>
            <text:p text:style-name="P289"/>
            <text:p text:style-name="Text_20_body"><text:span text:style-name="Strong_20_Emphasis"><text:span text:style-name="T1">Subbab 3.1: Mengintip ke Dalam Otak: Teknologi Pemindaian (MRI, fMRI, EEG)</text:span></text:span></text:p>
            <text:list xml:id="list9071576951814346490" text:style-name="L26">
              <text:list-item>
                <text:p text:style-name="P146"><text:span text:style-name="Strong_20_Emphasis"><text:span text:style-name="T1">Prompt untuk Pembahasan Mendalam:</text:span></text:span><text:span text:style-name="T1"> "Jelaskan secara </text:span><text:span text:style-name="Strong_20_Emphasis"><text:span text:style-name="T1">mendalam tapi dengan bahasa sederhana dan visual</text:span></text:span><text:span text:style-name="T1"> teknologi-teknologi utama yang digunakan </text:span><text:span text:style-name="Strong_20_Emphasis"><text:span text:style-name="T1">saat ini (per 2025)</text:span></text:span><text:span text:style-name="T1"> untuk mengamati otak manusia yang hidup. Fokus pada: </text:span></text:p>
                <text:list>
                  <text:list-item>
                    <text:p text:style-name="P146"><text:span text:style-name="Strong_20_Emphasis"><text:span text:style-name="T1">MRI (Magnetic Resonance Imaging):</text:span></text:span><text:span text:style-name="T1"> Jelaskan </text:span><text:span text:style-name="Strong_20_Emphasis"><text:span text:style-name="T1">cara kerjanya secara konseptual</text:span></text:span><text:span text:style-name="T1"> (menggunakan magnet kuat dan gelombang radio untuk 'mendengarkan' atom di tubuh) dan apa </text:span><text:span text:style-name="Strong_20_Emphasis"><text:span text:style-name="T1">hasilnya</text:span></text:span><text:span text:style-name="T1"> (gambar </text:span><text:span text:style-name="Strong_20_Emphasis"><text:span text:style-name="T1">struktur otak</text:span></text:span><text:span text:style-name="T1"> 3D yang sangat detail, seperti peta anatomi yang jelas tapi </text:span><text:span text:style-name="Strong_20_Emphasis"><text:span text:style-name="T1">statis/diam</text:span></text:span><text:span text:style-name="T1">). Sebutkan </text:span><text:span text:style-name="Strong_20_Emphasis"><text:span text:style-name="T1">kegunaan utamanya</text:span></text:span><text:span text:style-name="T1"> di dunia nyata (misal: diagnosa medis). </text:span><text:span text:style-name="Strong_20_Emphasis"><text:span text:style-name="T1">Tekankan batasannya</text:span></text:span><text:span text:style-name="T1"> untuk </text:span><text:span text:style-name="Emphasis"><text:span text:style-name="T1">mind uploading</text:span></text:span><text:span text:style-name="T1">: hanya melihat struktur, tidak aktivitas detail atau koneksi sinaptik. </text:span></text:p>
                  </text:list-item>
                  <text:list-item>
                    <text:p text:style-name="P146"><text:span text:style-name="Strong_20_Emphasis"><text:span text:style-name="T1">fMRI (functional MRI):</text:span></text:span><text:span text:style-name="T1"> Jelaskan bagaimana ia </text:span><text:span text:style-name="Strong_20_Emphasis"><text:span text:style-name="T1">berbeda dari MRI</text:span></text:span><text:span text:style-name="T1"> (mendeteksi perubahan aliran darah yang terkait aktivitas otak - sinyal BOLD). Paparkan apa yang </text:span><text:span text:style-name="Strong_20_Emphasis"><text:span text:style-name="T1">ditampilkannya</text:span></text:span><text:span text:style-name="T1"> (peta area otak yang </text:span><text:span text:style-name="Strong_20_Emphasis"><text:span text:style-name="T1">'aktif'</text:span></text:span><text:span text:style-name="T1"> saat melakukan tugas tertentu). Sebutkan </text:span><text:span text:style-name="Strong_20_Emphasis"><text:span text:style-name="T1">kelebihannya</text:span></text:span><text:span text:style-name="T1"> (lokasi aktivitas cukup akurat) dan </text:span><text:span text:style-name="Strong_20_Emphasis"><text:span text:style-name="T1">kelemahan fatalnya</text:span></text:span><text:span text:style-name="T1"> untuk </text:span><text:span text:style-name="Emphasis"><text:span text:style-name="T1">mind uploading</text:span></text:span><text:span text:style-name="T1"> (resolusi </text:span><text:span text:style-name="Strong_20_Emphasis"><text:span text:style-name="T1">waktu sangat lambat</text:span></text:span><text:span text:style-name="T1"> - menangkap aktivitas per detik, bukan milidetik seperti neuron; resolusi </text:span><text:span text:style-name="Strong_20_Emphasis"><text:span text:style-name="T1">spasial masih kasar</text:span></text:span><text:span text:style-name="T1"> - menangkap aktivitas ribuan/jutaan neuron, bukan satu per satu). </text:span></text:p>
                  </text:list-item>
                  <text:list-item>
                    <text:p text:style-name="P16"><text:span text:style-name="Strong_20_Emphasis"><text:span text:style-name="T1">EEG (Electroencephalography):</text:span></text:span><text:span text:style-name="T1"> Jelaskan </text:span><text:span text:style-name="Strong_20_Emphasis"><text:span text:style-name="T1">cara kerjanya</text:span></text:span><text:span text:style-name="T1"> (elektroda di kulit kepala merekam 'badai listrik' kolektif dari </text:span><text:soft-page-break/><text:span text:style-name="T1">aktivitas otak). Tunjukkan </text:span><text:span text:style-name="Strong_20_Emphasis"><text:span text:style-name="T1">kelebihannya</text:span></text:span><text:span text:style-name="T1"> (resolusi </text:span><text:span text:style-name="Strong_20_Emphasis"><text:span text:style-name="T1">waktu sangat baik</text:span></text:span><text:span text:style-name="T1">, menangkap perubahan milidetik, bagus untuk studi tidur atau epilepsi) dan </text:span><text:span text:style-name="Strong_20_Emphasis"><text:span text:style-name="T1">kelemahan utamanya</text:span></text:span><text:span text:style-name="T1"> (resolusi </text:span><text:span text:style-name="Strong_20_Emphasis"><text:span text:style-name="T1">spasial sangat buruk</text:span></text:span><text:span text:style-name="T1"> – sulit menentukan lokasi pasti sumber sinyal). </text:span><text:span text:style-name="Strong_20_Emphasis"><text:span text:style-name="T1">Untuk setiap teknologi</text:span></text:span><text:span text:style-name="T1">, gunakan </text:span><text:span text:style-name="Strong_20_Emphasis"><text:span text:style-name="T1">analogi yang kuat</text:span></text:span><text:span text:style-name="T1"> (MRI = foto resolusi tinggi, fMRI = peta panas lalu lintas yang update per menit, EEG = mendengar gemuruh kota dari jauh) dan </text:span><text:span text:style-name="Strong_20_Emphasis"><text:span text:style-name="T1">simpulkan dengan jelas</text:span></text:span><text:span text:style-name="T1"> mengapa, meskipun canggih untuk tujuannya, teknologi ini </text:span><text:span text:style-name="Strong_20_Emphasis"><text:span text:style-name="T1">tidak memiliki resolusi spasial dan temporal</text:span></text:span><text:span text:style-name="T1"> yang mendekati level yang dibutuhkan untuk memetakan setiap koneksi dan aktivitas neuron individual yang mungkin diperlukan untuk </text:span><text:span text:style-name="Emphasis"><text:span text:style-name="T1">mind uploading</text:span></text:span><text:span text:style-name="T1">." </text:span></text:p>
                  </text:list-item>
                </text:list>
              </text:list-item>
            </text:list>
            <text:p text:style-name="P289"/>
            <text:p text:style-name="Text_20_body"><text:span text:style-name="Strong_20_Emphasis"><text:span text:style-name="T1">Subbab 3.2: Kecerdasan Buatan (AI) Saat Ini: Belajar, Tapi Belum Sadar</text:span></text:span></text:p>
            <text:list xml:id="list6455346510482638195" text:style-name="L27">
              <text:list-item>
                <text:p text:style-name="P147"><text:span text:style-name="Strong_20_Emphasis"><text:span text:style-name="T1">Prompt untuk Pembahasan Mendalam:</text:span></text:span><text:span text:style-name="T1"> "Berikan </text:span><text:span text:style-name="Strong_20_Emphasis"><text:span text:style-name="T1">gambaran mendalam dan terkini (per awal 2025)</text:span></text:span><text:span text:style-name="T1"> tentang kapabilitas dan batasan </text:span><text:span text:style-name="Strong_20_Emphasis"><text:span text:style-name="T1">Kecerdasan Buatan (AI)</text:span></text:span><text:span text:style-name="T1">, khususnya yang sering didengar remaja. </text:span></text:p>
                <text:list>
                  <text:list-item>
                    <text:p text:style-name="P147"><text:span text:style-name="Strong_20_Emphasis"><text:span text:style-name="T1">Demistifikasi AI:</text:span></text:span><text:span text:style-name="T1"> Jelaskan secara </text:span><text:span text:style-name="Strong_20_Emphasis"><text:span text:style-name="T1">sederhana</text:span></text:span><text:span text:style-name="T1"> apa itu AI (sistem komputer yang meniru kemampuan kognitif manusia), Machine Learning (belajar dari pola data), Deep Learning (menggunakan 'jaringan saraf tiruan' berlapis). Fokus pada </text:span><text:span text:style-name="Strong_20_Emphasis"><text:span text:style-name="T1">Generative AI</text:span></text:span><text:span text:style-name="T1">: jelaskan kemampuannya menghasilkan konten baru (teks, gambar, suara, kode) dan sebutkan </text:span><text:span text:style-name="Strong_20_Emphasis"><text:span text:style-name="T1">contoh spesifik dan populer</text:span></text:span><text:span text:style-name="T1"> (model bahasa seperti </text:span><text:span text:style-name="Strong_20_Emphasis"><text:span text:style-name="T1">seri GPT dari OpenAI, Gemini dari Google, Claude dari Anthropic</text:span></text:span><text:span text:style-name="T1">; model gambar seperti </text:span><text:span text:style-name="Strong_20_Emphasis"><text:span text:style-name="T1">Midjourney, Stable Diffusion, DALL-E</text:span></text:span><text:span text:style-name="T1">). </text:span></text:p>
                  </text:list-item>
                  <text:list-item>
                    <text:p text:style-name="P147"><text:span text:style-name="Strong_20_Emphasis"><text:span text:style-name="T1">Pamerkan Kemampuan:</text:span></text:span><text:span text:style-name="T1"> Berikan contoh </text:span><text:span text:style-name="Strong_20_Emphasis"><text:span text:style-name="T1">nyata dan 'wow'</text:span></text:span><text:span text:style-name="T1"> dari apa yang bisa dilakukan AI ini (kemampuan percakapan yang natural, menerjemahkan bahasa seketika, menulis esai atau kode, menciptakan karya seni digital yang kompleks, membantu riset). </text:span></text:p>
                  </text:list-item>
                  <text:list-item>
                    <text:p text:style-name="P147"><text:span text:style-name="Strong_20_Emphasis"><text:span text:style-name="T1">Ungkap Batasan Kritis:</text:span></text:span><text:span text:style-name="T1"> Ini bagian terpenting. Jelaskan </text:span><text:span text:style-name="Strong_20_Emphasis"><text:span text:style-name="T1">secara tegas</text:span></text:span><text:span text:style-name="T1"> bahwa di balik kemampuan tersebut, AI saat ini </text:span><text:soft-page-break/><text:span text:style-name="Strong_20_Emphasis"><text:span text:style-name="T1">bekerja berdasarkan pengenalan pola statistik dan probabilitas</text:span></text:span><text:span text:style-name="T1">, bukan pemahaman atau kesadaran. Tekankan </text:span><text:span text:style-name="Strong_20_Emphasis"><text:span text:style-name="T1">apa yang TIDAK dimiliki AI saat ini</text:span></text:span><text:span text:style-name="T1">: </text:span></text:p>
                    <text:list>
                      <text:list-item>
                        <text:p text:style-name="P147"><text:span text:style-name="Strong_20_Emphasis"><text:span text:style-name="T1">Pemahaman Kontekstual &amp; Sebab-Akibat yang Mendalam:</text:span></text:span><text:span text:style-name="T1"> Mereka tidak 'mengerti' dunia nyata. </text:span></text:p>
                      </text:list-item>
                      <text:list-item>
                        <text:p text:style-name="P147"><text:span text:style-name="Strong_20_Emphasis"><text:span text:style-name="T1">Kesadaran Subjektif:</text:span></text:span><text:span text:style-name="T1"> Mereka tidak 'merasa' atau 'mengalami' apapun. </text:span></text:p>
                      </text:list-item>
                      <text:list-item>
                        <text:p text:style-name="P147"><text:span text:style-name="Strong_20_Emphasis"><text:span text:style-name="T1">Penalaran Umum (AGI - Artificial General Intelligence):</text:span></text:span><text:span text:style-name="T1"> Mereka ahli di tugas spesifik, tapi tidak fleksibel seperti kecerdasan manusia. </text:span></text:p>
                      </text:list-item>
                      <text:list-item>
                        <text:p text:style-name="P147"><text:span text:style-name="Strong_20_Emphasis"><text:span text:style-name="T1">Emosi atau Niat Asli:</text:span></text:span><text:span text:style-name="T1"> Respons emosional hanya simulasi berdasarkan data. Gunakan </text:span><text:span text:style-name="Strong_20_Emphasis"><text:span text:style-name="T1">analogi yang kuat</text:span></text:span><text:span text:style-name="T1"> (misal: AI seperti 'kakatua super' yang bisa meniru ucapan kompleks tapi tidak paham artinya, atau 'ensiklopedia berjalan' yang tahu banyak fakta tapi tidak bisa bernalar tentangnya). </text:span></text:p>
                      </text:list-item>
                    </text:list>
                  </text:list-item>
                  <text:list-item>
                    <text:p text:style-name="P17"><text:span text:style-name="Strong_20_Emphasis"><text:span text:style-name="T1">Relevansi dengan Mind Uploading:</text:span></text:span><text:span text:style-name="T1"> Jelaskan mengapa AI saat ini, meskipun berguna untuk memproses data, </text:span><text:span text:style-name="Strong_20_Emphasis"><text:span text:style-name="T1">belum bisa dianggap sebagai 'pikiran' atau 'kesadaran'</text:span></text:span><text:span text:style-name="T1"> dan </text:span><text:span text:style-name="Strong_20_Emphasis"><text:span text:style-name="T1">belum cukup canggih</text:span></text:span><text:span text:style-name="T1"> untuk menjadi 'rumah' bagi kesadaran manusia yang diunggah atau untuk menjalankan simulasi otak yang kompleks dan sadar." </text:span></text:p>
                  </text:list-item>
                </text:list>
              </text:list-item>
            </text:list>
            <text:p text:style-name="P289"/>
            <text:p text:style-name="Text_20_body"><text:span text:style-name="Strong_20_Emphasis"><text:span text:style-name="T1">Subbab 3.3: Simulasi Otak Sederhana: Meniru Cacing dan Tikus</text:span></text:span></text:p>
            <text:list xml:id="list2422963906343305224" text:style-name="L28">
              <text:list-item>
                <text:p text:style-name="P148"><text:span text:style-name="Strong_20_Emphasis"><text:span text:style-name="T1">Prompt untuk Pembahasan Mendalam:</text:span></text:span><text:span text:style-name="T1"> "Jelaskan secara </text:span><text:span text:style-name="Strong_20_Emphasis"><text:span text:style-name="T1">detail dan kontekstual</text:span></text:span><text:span text:style-name="T1"> upaya-upaya </text:span><text:span text:style-name="Strong_20_Emphasis"><text:span text:style-name="T1">konkret</text:span></text:span><text:span text:style-name="T1"> dalam </text:span><text:span text:style-name="Strong_20_Emphasis"><text:span text:style-name="T1">pemodelan dan simulasi otak</text:span></text:span><text:span text:style-name="T1"> di komputer, fokus pada organisme sederhana sebagai langkah awal. </text:span></text:p>
                <text:list>
                  <text:list-item>
                    <text:p text:style-name="P148"><text:span text:style-name="Strong_20_Emphasis"><text:span text:style-name="T1">Konsep &amp; Tujuan:</text:span></text:span><text:span text:style-name="T1"> Jelaskan apa itu </text:span><text:span text:style-name="Strong_20_Emphasis"><text:span text:style-name="T1">simulasi otak (whole brain emulation/WBE pada skala kecil)</text:span></text:span><text:span text:style-name="T1">: membuat model komputer yang meniru struktur koneksi (konektom) dan/atau aktivitas neuron dari otak organisme nyata. Tujuannya: memahami prinsip dasar kerja sirkuit saraf, menguji hipotesis neurosains. </text:span></text:p>
                  </text:list-item>
                  <text:list-item>
                    <text:p text:style-name="P148"><text:span text:style-name="Strong_20_Emphasis"><text:span text:style-name="T1">Studi Kasus - C. elegans (Cacing):</text:span></text:span><text:span text:style-name="T1"> Bahas proyek </text:span><text:span text:style-name="Strong_20_Emphasis"><text:span text:style-name="T1">OpenWorm</text:span></text:span><text:span text:style-name="T1"> </text:span><text:soft-page-break/><text:span text:style-name="T1">sebagai contoh utama. Jelaskan bahwa cacing ini hanya punya </text:span><text:span text:style-name="Strong_20_Emphasis"><text:span text:style-name="T1">302 neuron</text:span></text:span><text:span text:style-name="T1"> dan koneksinya </text:span><text:span text:style-name="Strong_20_Emphasis"><text:span text:style-name="T1">sudah dipetakan</text:span></text:span><text:span text:style-name="T1">. Deskripsikan </text:span><text:span text:style-name="Strong_20_Emphasis"><text:span text:style-name="T1">tantangan</text:span></text:span><text:span text:style-name="T1"> yang dihadapi bahkan pada skala sekecil ini (misal: memodelkan perilaku otot, respons terhadap lingkungan secara akurat) dan </text:span><text:span text:style-name="Strong_20_Emphasis"><text:span text:style-name="T1">apa yang telah dicapai/dipelajari</text:span></text:span><text:span text:style-name="T1">. </text:span></text:p>
                  </text:list-item>
                  <text:list-item>
                    <text:p text:style-name="P148"><text:span text:style-name="Strong_20_Emphasis"><text:span text:style-name="T1">Studi Kasus - Tikus (Sebagian):</text:span></text:span><text:span text:style-name="T1"> Sebutkan upaya untuk mensimulasikan </text:span><text:span text:style-name="Strong_20_Emphasis"><text:span text:style-name="T1">bagian</text:span></text:span><text:span text:style-name="T1"> dari otak tikus (yang punya ~70 juta neuron), misalnya oleh </text:span><text:span text:style-name="Strong_20_Emphasis"><text:span text:style-name="T1">Blue Brain Project</text:span></text:span><text:span text:style-name="T1">. Jelaskan </text:span><text:span text:style-name="Strong_20_Emphasis"><text:span text:style-name="T1">ambisi awal</text:span></text:span><text:span text:style-name="T1"> mereka (misal: mensimulasikan kolom kortikal) dan </text:span><text:span text:style-name="Strong_20_Emphasis"><text:span text:style-name="T1">tingkat kesulitan</text:span></text:span><text:span text:style-name="T1"> yang dihadapi (kebutuhan data, daya komputasi). Paparkan </text:span><text:span text:style-name="Strong_20_Emphasis"><text:span text:style-name="T1">kemajuan dan keterbatasannya</text:span></text:span><text:span text:style-name="T1"> hingga saat ini (per 2025). </text:span></text:p>
                  </text:list-item>
                  <text:list-item>
                    <text:p text:style-name="P18"><text:span text:style-name="Strong_20_Emphasis"><text:span text:style-name="T1">Pelajaran dan Jurang Skala:</text:span></text:span><text:span text:style-name="T1"> Tekankan apa yang bisa dipelajari dari simulasi sederhana ini, tapi </text:span><text:span text:style-name="Strong_20_Emphasis"><text:span text:style-name="T1">garis bawahi dengan sangat jelas perbedaan skala kompleksitas yang astronomis</text:span></text:span><text:span text:style-name="T1"> ke otak manusia (86 miliar neuron). Gunakan </text:span><text:span text:style-name="Strong_20_Emphasis"><text:span text:style-name="T1">visualisasi perbandingan angka</text:span></text:span><text:span text:style-name="T1"> yang mudah dipahami (misal: jika 300 neuron cacing adalah seukuran 1 rumah Lego, maka 86 miliar neuron manusia setara dengan membangun seluruh kota metropolitan dunia dari Lego). Simpulkan bahwa keberhasilan (yang bahkan terbatas) pada skala kecil ini </text:span><text:span text:style-name="Strong_20_Emphasis"><text:span text:style-name="T1">masih sangat jauh</text:span></text:span><text:span text:style-name="T1"> dari kemampuan mensimulasikan otak manusia." </text:span></text:p>
                  </text:list-item>
                </text:list>
              </text:list-item>
            </text:list>
            <text:p text:style-name="P289"/>
            <text:p text:style-name="Text_20_body"><text:span text:style-name="Strong_20_Emphasis"><text:span text:style-name="T1">Subbab 3.4: Batasan Teknologi Sekarang: Mengapa Kita Belum Bisa Mengunggah Pikiran?</text:span></text:span></text:p>
            <text:list xml:id="list6399757554723137425" text:style-name="L29">
              <text:list-item>
                <text:p text:style-name="P149"><text:span text:style-name="Strong_20_Emphasis"><text:span text:style-name="T1">Prompt untuk Pembahasan Mendalam:</text:span></text:span><text:span text:style-name="T1"> "Sajikan </text:span><text:span text:style-name="Strong_20_Emphasis"><text:span text:style-name="T1">rangkuman akhir yang kuat dan konklusif</text:span></text:span><text:span text:style-name="T1"> mengenai </text:span><text:span text:style-name="Strong_20_Emphasis"><text:span text:style-name="T1">hambatan-hambatan utama</text:span></text:span><text:span text:style-name="T1"> yang membuat </text:span><text:span text:style-name="Emphasis"><text:span text:style-name="T1">mind uploading</text:span></text:span><text:span text:style-name="T1"> </text:span><text:span text:style-name="Strong_20_Emphasis"><text:span text:style-name="T1">tidak mungkin dilakukan dengan teknologi saat ini (2025)</text:span></text:span><text:span text:style-name="T1">, berdasarkan bukti dari subbab sebelumnya. Susun argumen secara sistematis: </text:span></text:p>
                <text:list>
                  <text:list-item>
                    <text:p text:style-name="P149"><text:span text:style-name="Strong_20_Emphasis"><text:span text:style-name="T1">Limitasi Pemindaian Otak:</text:span></text:span><text:span text:style-name="T1"> Rangkum kembali: Resolusi MRI/fMRI/EEG </text:span><text:span text:style-name="Strong_20_Emphasis"><text:span text:style-name="T1">tidak cukup halus</text:span></text:span><text:span text:style-name="T1"> untuk menangkap detail level neuron/sinaps. Metode invasif dengan resolusi tinggi belum ada untuk otak manusia hidup. </text:span><text:span text:style-name="Emphasis"><text:span text:style-name="T1">Kesimpulan: Kita tidak </text:span></text:span><text:soft-page-break/><text:span text:style-name="Emphasis"><text:span text:style-name="T1">bisa 'membaca' peta otak dengan cukup detail.</text:span></text:span><text:span text:style-name="T1"> </text:span></text:p>
                  </text:list-item>
                  <text:list-item>
                    <text:p text:style-name="P149"><text:span text:style-name="Strong_20_Emphasis"><text:span text:style-name="T1">Limitasi Kecerdasan Buatan (AI):</text:span></text:span><text:span text:style-name="T1"> Rangkum kembali: AI saat ini </text:span><text:span text:style-name="Strong_20_Emphasis"><text:span text:style-name="T1">tidak sadar</text:span></text:span><text:span text:style-name="T1">, tidak memiliki pemahaman mendalam, dan bukan AGI. </text:span><text:span text:style-name="Emphasis"><text:span text:style-name="T1">Kesimpulan: Kita belum punya 'perangkat lunak' atau 'wadah' yang cocok untuk menjalankan pikiran manusia.</text:span></text:span><text:span text:style-name="T1"> </text:span></text:p>
                  </text:list-item>
                  <text:list-item>
                    <text:p text:style-name="P149"><text:span text:style-name="Strong_20_Emphasis"><text:span text:style-name="T1">Limitasi Komputasi &amp; Simulasi:</text:span></text:span><text:span text:style-name="T1"> Rangkum kembali: Mensimulasikan bahkan otak sederhana sangat sulit; mensimulasikan 86 miliar neuron dengan triliunan koneksi dinamis membutuhkan </text:span><text:span text:style-name="Strong_20_Emphasis"><text:span text:style-name="T1">daya komputasi dan penyimpanan data yang jauh melampaui kapasitas global</text:span></text:span><text:span text:style-name="T1"> saat ini. </text:span><text:span text:style-name="Emphasis"><text:span text:style-name="T1">Kesimpulan: Kita tidak punya 'perangkat keras' yang cukup kuat.</text:span></text:span><text:span text:style-name="T1"> </text:span></text:p>
                  </text:list-item>
                  <text:list-item>
                    <text:p text:style-name="P19"><text:span text:style-name="Strong_20_Emphasis"><text:span text:style-name="T1">Limitasi Pemahaman Fundamental:</text:span></text:span><text:span text:style-name="T1"> Rangkum kembali: Kita masih </text:span><text:span text:style-name="Strong_20_Emphasis"><text:span text:style-name="T1">belum sepenuhnya mengerti</text:span></text:span><text:span text:style-name="T1"> bagaimana otak mengkodekan informasi kompleks (ingatan, kepribadian) atau bagaimana kesadaran muncul. </text:span><text:span text:style-name="Emphasis"><text:span text:style-name="T1">Kesimpulan: Kita bahkan belum punya 'buku manual' lengkap tentang cara kerja otak.</text:span></text:span><text:span text:style-name="T1"> </text:span><text:span text:style-name="Strong_20_Emphasis"><text:span text:style-name="T1">Tegaskan</text:span></text:span><text:span text:style-name="T1"> bahwa ini bukan hanya satu masalah, tapi </text:span><text:span text:style-name="Strong_20_Emphasis"><text:span text:style-name="T1">kombinasi dari berbagai tantangan fundamental</text:span></text:span><text:span text:style-name="T1"> di berbagai bidang. Gunakan </text:span><text:span text:style-name="Strong_20_Emphasis"><text:span text:style-name="T1">bahasa yang jelas dan lugas</text:span></text:span><text:span text:style-name="T1"> untuk menyatakan bahwa, berdasarkan kondisi teknologi dan pemahaman ilmiah per </text:span><text:span text:style-name="Strong_20_Emphasis"><text:span text:style-name="T1">Sabtu, 29 Maret 2025</text:span></text:span><text:span text:style-name="T1">, </text:span><text:span text:style-name="Emphasis"><text:span text:style-name="T1">mind uploading</text:span></text:span><text:span text:style-name="T1"> masih berada dalam </text:span><text:span text:style-name="Strong_20_Emphasis"><text:span text:style-name="T1">ranah spekulasi fiksi ilmiah</text:span></text:span><text:span text:style-name="T1">. Akhiri dengan </text:span><text:span text:style-name="Strong_20_Emphasis"><text:span text:style-name="T1">transisi</text:span></text:span><text:span text:style-name="T1"> yang mengisyaratkan bahwa bab berikutnya akan membahas </text:span><text:span text:style-name="Strong_20_Emphasis"><text:span text:style-name="T1">terobosan </text:span></text:span><text:span text:style-name="Strong_20_Emphasis"><text:span text:style-name="Emphasis"><text:span text:style-name="T1">masa depan</text:span></text:span></text:span><text:span text:style-name="Strong_20_Emphasis"><text:span text:style-name="T1"> apa yang diperlukan</text:span></text:span><text:span text:style-name="T1"> untuk mengatasi hambatan ini." </text:span></text:p>
                  </text:list-item>
                </text:list>
              </text:list-item>
            </text:list>
            <text:p text:style-name="P289"/>
            <text:p text:style-name="P120">Prompt ini dirancang untuk memastikan Bab 3 memberikan penilaian yang realistis dan berbasis bukti tentang teknologi saat ini, menetapkan dasar yang kuat sebelum beralih ke potensi teknologi masa depan di Bab 4.</text:p>
          </text:section>
          <text:section text:style-name="Sect1" text:name="feedback-form-4">
            <text:p text:style-name="P249"/>
          </text:section>
        </text:section>
        <text:section text:style-name="Sect1" text:name="d9623abd2d480742">
          <text:p text:style-name="P120"/>
          <text:section text:style-name="Sect1" text:name="user-query-content-5">
            <text:p text:style-name="P266">Lakukan Hal yang Sama pada Bab 4 </text:p>
          </text:section>
          <text:p text:style-name="P249">Tampilkan alur berpikir</text:p>
          <text:section text:style-name="Sect2" text:name="model-response-message-contentr_d9623abd2d480742">
            <text:p text:style-name="Text_20_body"><text:soft-page-break/><text:span text:style-name="T1">Oke, mari kita siapkan prompt untuk pengantar Bab 4 dan pembahasan mendalam di setiap subbabnya, dengan fokus pada teknologi </text:span><text:span text:style-name="Emphasis"><text:span text:style-name="T1">masa depan</text:span></text:span><text:span text:style-name="T1"> yang bersifat spekulatif dan diperlukan untuk </text:span><text:span text:style-name="Emphasis"><text:span text:style-name="T1">mind uploading</text:span></text:span><text:span text:style-name="T1">, sesuai konteks waktu saat ini (</text:span><text:span text:style-name="Strong_20_Emphasis"><text:span text:style-name="T1">Sabtu, 29 Maret 2025</text:span></text:span><text:span text:style-name="T1">).</text:span></text:p>
            <text:p text:style-name="P289"/>
            <text:p text:style-name="Text_20_body"><text:span text:style-name="Strong_20_Emphasis"><text:span text:style-name="T1">Bab 4: Kunci Menuju Awan AI: Teknologi Masa Depan</text:span></text:span></text:p>
            <text:p text:style-name="Text_20_body"><text:span text:style-name="Strong_20_Emphasis"><text:span text:style-name="T1">Prompt untuk Pengantar Bab 4:</text:span></text:span><text:span text:style-name="T1"> "Tulis paragraf pengantar yang </text:span><text:span text:style-name="Strong_20_Emphasis"><text:span text:style-name="T1">membangkitkan semangat dan imajinasi</text:span></text:span><text:span text:style-name="T1"> untuk Bab 4. Mulai dengan </text:span><text:span text:style-name="Strong_20_Emphasis"><text:span text:style-name="T1">mengakui 'tembok' batasan</text:span></text:span><text:span text:style-name="T1"> teknologi saat ini yang telah kita identifikasi di Bab 3 (</text:span><text:span text:style-name="Emphasis"><text:span text:style-name="T1">'Kita sudah lihat, dengan teknologi per 2025, mind uploading masih jauh panggang dari api...'</text:span></text:span><text:span text:style-name="T1">) Kemudian, lakukan </text:span><text:span text:style-name="Strong_20_Emphasis"><text:span text:style-name="T1">pivot tajam</text:span></text:span><text:span text:style-name="T1"> ke </text:span><text:span text:style-name="Strong_20_Emphasis"><text:span text:style-name="T1">alam spekulasi ilmiah</text:span></text:span><text:span text:style-name="T1">: </text:span><text:span text:style-name="Emphasis"><text:span text:style-name="T1">'...Tapi, bagaimana jika kita melompat jauh ke depan? Teknologi 'ajaib' apa yang mungkin muncul di abad mendatang atau lebih jauh lagi, yang </text:span></text:span><text:span text:style-name="Emphasis"><text:span text:style-name="Strong_20_Emphasis"><text:span text:style-name="T1">bisa</text:span></text:span></text:span><text:span text:style-name="Emphasis"><text:span text:style-name="T1"> mendobrak tembok itu dan membuka jalan menuju Digital Nirvana?'</text:span></text:span><text:span text:style-name="T1"> Sampaikan bahwa Bab 4 adalah </text:span><text:span text:style-name="Strong_20_Emphasis"><text:span text:style-name="T1">ekspedisi ke perbatasan sains dan fiksi</text:span></text:span><text:span text:style-name="T1">: kita akan </text:span><text:span text:style-name="Strong_20_Emphasis"><text:span text:style-name="T1">menjelajahi secara imajinatif namun berbasis logika ilmiah</text:span></text:span><text:span text:style-name="T1"> tentang </text:span><text:span text:style-name="Strong_20_Emphasis"><text:span text:style-name="T1">jenis-jenis terobosan fundamental</text:span></text:span><text:span text:style-name="T1"> yang </text:span><text:span text:style-name="Strong_20_Emphasis"><text:span text:style-name="T1">mutlak diperlukan</text:span></text:span><text:span text:style-name="T1"> di bidang-bidang kunci:</text:span></text:p>
            <text:list xml:id="list5084411726774571809" text:style-name="L30">
              <text:list-item>
                <text:p text:style-name="P150"><text:span text:style-name="Strong_20_Emphasis"><text:span text:style-name="T1">Nanoteknologi</text:span></text:span><text:span text:style-name="T1"> (robot super mini penyelinap otak?), </text:span></text:p>
              </text:list-item>
              <text:list-item>
                <text:p text:style-name="P150"><text:span text:style-name="Strong_20_Emphasis"><text:span text:style-name="T1">Neurokomputasi</text:span></text:span><text:span text:style-name="T1"> (jembatan pikiran-mesin super cepat?), </text:span></text:p>
              </text:list-item>
              <text:list-item>
                <text:p text:style-name="P150"><text:span text:style-name="Strong_20_Emphasis"><text:span text:style-name="T1">Kekuatan komputasi generasi berikutnya</text:span></text:span><text:span text:style-name="T1"> (komputer kuantum atau neuromorfik?), </text:span></text:p>
              </text:list-item>
              <text:list-item>
                <text:p text:style-name="P150"><text:span text:style-name="Strong_20_Emphasis"><text:span text:style-name="T1">Pemecahan 'kode rahasia' otak</text:span></text:span><text:span text:style-name="T1"> (mengerti bahasa kesadaran?), </text:span></text:p>
              </text:list-item>
              <text:list-item>
                <text:p text:style-name="P20"><text:span text:style-name="Strong_20_Emphasis"><text:span text:style-name="T1">Evolusi Kecerdasan Buatan (AI)</text:span></text:span><text:span text:style-name="T1"> (AI yang benar-benar 'pintar'?). </text:span><text:span text:style-name="Strong_20_Emphasis"><text:span text:style-name="T1">Tekankan berulang kali sifat spekulatif</text:span></text:span><text:span text:style-name="T1"> dan </text:span><text:span text:style-name="Strong_20_Emphasis"><text:span text:style-name="T1">horizon waktu yang sangat panjang</text:span></text:span><text:span text:style-name="T1"> (mungkin bukan di masa hidup kita, bahkan mungkin tidak akan pernah terjadi), tapi ajak pembaca untuk </text:span><text:span text:style-name="Strong_20_Emphasis"><text:span text:style-name="T1">berimajinasi secara terdidik</text:span></text:span><text:span text:style-name="T1"> tentang 'kunci-kunci' hipotetis ini. Gunakan </text:span><text:span text:style-name="Strong_20_Emphasis"><text:span text:style-name="T1">nada penuh rasa ingin tahu tentang masa depan yang tidak pasti</text:span></text:span><text:span text:style-name="T1">." </text:span></text:p>
              </text:list-item>
            </text:list>
            <text:p text:style-name="P289"/>
            <text:p text:style-name="Text_20_body"><text:span text:style-name="Strong_20_Emphasis"><text:span text:style-name="T1">Subbab 4.1: Nanoteknologi: Robot Super Kecil untuk Memetakan Otak?</text:span></text:span></text:p>
            <text:list xml:id="list3184345720186722893" text:style-name="L31">
              <text:list-item>
                <text:p text:style-name="P151"><text:span text:style-name="Strong_20_Emphasis"><text:span text:style-name="T1">Prompt untuk Pembahasan Mendalam:</text:span></text:span><text:span text:style-name="T1"> "Jelajahi secara </text:span><text:span text:style-name="Strong_20_Emphasis"><text:span text:style-name="T1">mendalam </text:span></text:span><text:soft-page-break/><text:span text:style-name="Strong_20_Emphasis"><text:span text:style-name="T1">dan imajinatif, namun tetap kritis</text:span></text:span><text:span text:style-name="T1">, potensi </text:span><text:span text:style-name="Strong_20_Emphasis"><text:span text:style-name="T1">nanoteknologi</text:span></text:span><text:span text:style-name="T1"> sebagai </text:span><text:span text:style-name="Strong_20_Emphasis"><text:span text:style-name="T1">solusi </text:span></text:span><text:span text:style-name="Strong_20_Emphasis"><text:span text:style-name="Emphasis"><text:span text:style-name="T1">hipotetis</text:span></text:span></text:span><text:span text:style-name="Strong_20_Emphasis"><text:span text:style-name="T1"> radikal</text:span></text:span><text:span text:style-name="T1"> untuk masalah </text:span><text:span text:style-name="Strong_20_Emphasis"><text:span text:style-name="T1">pemindaian otak resolusi tinggi</text:span></text:span><text:span text:style-name="T1">. </text:span></text:p>
                <text:list>
                  <text:list-item>
                    <text:p text:style-name="P151"><text:span text:style-name="Strong_20_Emphasis"><text:span text:style-name="T1">Konsep Dasar Nanoteknologi:</text:span></text:span><text:span text:style-name="T1"> Jelaskan secara </text:span><text:span text:style-name="Strong_20_Emphasis"><text:span text:style-name="T1">sederhana</text:span></text:span><text:span text:style-name="T1"> apa itu nanoteknologi (rekayasa pada skala nanometer, seukuran atom/molekul) dan mengapa skala ini relevan untuk berinteraksi dengan sel otak. </text:span></text:p>
                  </text:list-item>
                  <text:list-item>
                    <text:p text:style-name="P151"><text:span text:style-name="Strong_20_Emphasis"><text:span text:style-name="T1">Visi Nanobot Pemindai Otak:</text:span></text:span><text:span text:style-name="T1"> Gambarkan </text:span><text:span text:style-name="Strong_20_Emphasis"><text:span text:style-name="T1">konsep spekulatif nanobot</text:span></text:span><text:span text:style-name="T1"> – mesin mikroskopis otonom – yang </text:span><text:span text:style-name="Emphasis"><text:span text:style-name="T1">secara teoritis</text:span></text:span><text:span text:style-name="T1"> dapat: </text:span></text:p>
                    <text:list>
                      <text:list-item>
                        <text:p text:style-name="P151"><text:span text:style-name="Strong_20_Emphasis"><text:span text:style-name="T1">Masuk ke otak</text:span></text:span><text:span text:style-name="T1"> (misal, melalui aliran darah). </text:span></text:p>
                      </text:list-item>
                      <text:list-item>
                        <text:p text:style-name="P151"><text:span text:style-name="Strong_20_Emphasis"><text:span text:style-name="T1">Bernavigasi</text:span></text:span><text:span text:style-name="T1"> di antara neuron. </text:span></text:p>
                      </text:list-item>
                      <text:list-item>
                        <text:p text:style-name="P151"><text:span text:style-name="Strong_20_Emphasis"><text:span text:style-name="T1">Memindai struktur</text:span></text:span><text:span text:style-name="T1"> setiap neuron dan </text:span><text:span text:style-name="Strong_20_Emphasis"><text:span text:style-name="T1">memetakan triliunan koneksi sinaptik</text:span></text:span><text:span text:style-name="T1"> dengan presisi molekuler. </text:span></text:p>
                      </text:list-item>
                      <text:list-item>
                        <text:p text:style-name="P151"><text:span text:style-name="Emphasis"><text:span text:style-name="T1">Mungkin</text:span></text:span><text:span text:style-name="T1"> bahkan </text:span><text:span text:style-name="Strong_20_Emphasis"><text:span text:style-name="T1">merekam aktivitas</text:span></text:span><text:span text:style-name="T1"> sinyal secara </text:span><text:span text:style-name="Emphasis"><text:span text:style-name="T1">real-time</text:span></text:span><text:span text:style-name="T1">. Gunakan </text:span><text:span text:style-name="Strong_20_Emphasis"><text:span text:style-name="T1">analogi fiksi ilmiah yang populer</text:span></text:span><text:span text:style-name="T1"> (jika ada) tapi tekankan ini masih ide. </text:span></text:p>
                      </text:list-item>
                    </text:list>
                  </text:list-item>
                  <text:list-item>
                    <text:p text:style-name="P151"><text:span text:style-name="Strong_20_Emphasis"><text:span text:style-name="T1">Tantangan Rekayasa Ekstrem:</text:span></text:span><text:span text:style-name="T1"> Bahas secara </text:span><text:span text:style-name="Strong_20_Emphasis"><text:span text:style-name="T1">detail dan realistis</text:span></text:span><text:span text:style-name="T1"> </text:span><text:span text:style-name="Strong_20_Emphasis"><text:span text:style-name="T1">hambatan teknis kolosal</text:span></text:span><text:span text:style-name="T1"> yang harus diatasi </text:span><text:span text:style-name="Emphasis"><text:span text:style-name="T1">bahkan dalam teori</text:span></text:span><text:span text:style-name="T1">: </text:span></text:p>
                    <text:list>
                      <text:list-item>
                        <text:p text:style-name="P151"><text:span text:style-name="Strong_20_Emphasis"><text:span text:style-name="T1">Sumber Daya &amp; Kontrol:</text:span></text:span><text:span text:style-name="T1"> Bagaimana memberi </text:span><text:span text:style-name="Strong_20_Emphasis"><text:span text:style-name="T1">energi</text:span></text:span><text:span text:style-name="T1">, </text:span><text:span text:style-name="Strong_20_Emphasis"><text:span text:style-name="T1">mengendalikan navigasi</text:span></text:span><text:span text:style-name="T1">, dan </text:span><text:span text:style-name="Strong_20_Emphasis"><text:span text:style-name="T1">mengkoordinasikan</text:span></text:span><text:span text:style-name="T1"> triliunan nanobot di dalam otak? </text:span></text:p>
                      </text:list-item>
                      <text:list-item>
                        <text:p text:style-name="P151"><text:span text:style-name="Strong_20_Emphasis"><text:span text:style-name="T1">Komunikasi Data:</text:span></text:span><text:span text:style-name="T1"> Bagaimana nanobot mengirimkan </text:span><text:span text:style-name="Strong_20_Emphasis"><text:span text:style-name="T1">volume data masif (petabytes/exabytes)</text:span></text:span><text:span text:style-name="T1"> keluar dari otak tanpa 'menggorengnya'? </text:span></text:p>
                      </text:list-item>
                      <text:list-item>
                        <text:p text:style-name="P151"><text:span text:style-name="Strong_20_Emphasis"><text:span text:style-name="T1">Biokompatibilitas &amp; Keamanan:</text:span></text:span><text:span text:style-name="T1"> Bagaimana memastikan nanobot </text:span><text:span text:style-name="Strong_20_Emphasis"><text:span text:style-name="T1">tidak memicu respons imun</text:span></text:span><text:span text:style-name="T1">, </text:span><text:span text:style-name="Strong_20_Emphasis"><text:span text:style-name="T1">tidak beracun</text:span></text:span><text:span text:style-name="T1">, dan </text:span><text:span text:style-name="Strong_20_Emphasis"><text:span text:style-name="T1">tidak merusak jaringan otak</text:span></text:span><text:span text:style-name="T1"> yang rapuh? Ini adalah masalah </text:span><text:span text:style-name="Strong_20_Emphasis"><text:span text:style-name="T1">hidup atau mati</text:span></text:span><text:span text:style-name="T1">. </text:span></text:p>
                      </text:list-item>
                    </text:list>
                  </text:list-item>
                  <text:list-item>
                    <text:p text:style-name="P21"><text:span text:style-name="Strong_20_Emphasis"><text:span text:style-name="T1">Konteks Saat Ini (2025) vs Visi:</text:span></text:span><text:span text:style-name="T1"> Sebutkan </text:span><text:span text:style-name="Strong_20_Emphasis"><text:span text:style-name="T1">pencapaian nyata</text:span></text:span><text:span text:style-name="T1"> dalam nanomedis (misal, target pengiriman obat) untuk menunjukkan bidang ini ada, tapi </text:span><text:span text:style-name="Strong_20_Emphasis"><text:span text:style-name="T1">tegaskan kesenjangan raksasa</text:span></text:span><text:span text:style-name="T1"> antara aplikasi saat ini dan visi nanobot pemetaan otak otonom. Simpulkan bahwa ini adalah </text:span><text:span text:style-name="Strong_20_Emphasis"><text:span text:style-name="T1">visi yang sangat jauh dan penuh ketidakpastian</text:span></text:span><text:span text:style-name="T1">." </text:span></text:p>
                  </text:list-item>
                </text:list>
              </text:list-item>
            </text:list>
            <text:p text:style-name="P289"><text:soft-page-break/></text:p>
            <text:p text:style-name="Text_20_body"><text:span text:style-name="Strong_20_Emphasis"><text:span text:style-name="T1">Subbab 4.2: Neurokomputasi: Menjembatani Otak dan Komputer</text:span></text:span></text:p>
            <text:list xml:id="list4083070692108087259" text:style-name="L32">
              <text:list-item>
                <text:p text:style-name="P152"><text:span text:style-name="Strong_20_Emphasis"><text:span text:style-name="T1">Prompt untuk Pembahasan Mendalam:</text:span></text:span><text:span text:style-name="T1"> "Bahasa secara </text:span><text:span text:style-name="Strong_20_Emphasis"><text:span text:style-name="T1">mendalam</text:span></text:span><text:span text:style-name="T1"> potensi </text:span><text:span text:style-name="Strong_20_Emphasis"><text:span text:style-name="T1">evolusi Antarmuka Otak-Komputer (BCI)</text:span></text:span><text:span text:style-name="T1"> atau </text:span><text:span text:style-name="Strong_20_Emphasis"><text:span text:style-name="T1">neurokomputasi</text:span></text:span><text:span text:style-name="T1"> sebagai </text:span><text:span text:style-name="Strong_20_Emphasis"><text:span text:style-name="T1">teknologi kunci masa depan</text:span></text:span><text:span text:style-name="T1"> untuk </text:span><text:span text:style-name="Emphasis"><text:span text:style-name="T1">mind uploading</text:span></text:span><text:span text:style-name="T1">. </text:span></text:p>
                <text:list>
                  <text:list-item>
                    <text:p text:style-name="P152"><text:span text:style-name="Strong_20_Emphasis"><text:span text:style-name="T1">Recap BCI Saat Ini (2025):</text:span></text:span><text:span text:style-name="T1"> Ingatkan kembali </text:span><text:span text:style-name="Strong_20_Emphasis"><text:span text:style-name="T1">kemampuan dan keterbatasan</text:span></text:span><text:span text:style-name="T1"> BCI saat ini (bandwidth rendah, invasif, sinyal kasar - seperti yang dibahas di Bab 3). Sebutkan lagi contoh seperti </text:span><text:span text:style-name="Strong_20_Emphasis"><text:span text:style-name="T1">Neuralink</text:span></text:span><text:span text:style-name="T1"> sebagai penanda kemajuan </text:span><text:span text:style-name="Emphasis"><text:span text:style-name="T1">awal</text:span></text:span><text:span text:style-name="T1">. </text:span></text:p>
                  </text:list-item>
                  <text:list-item>
                    <text:p text:style-name="P152"><text:span text:style-name="Strong_20_Emphasis"><text:span text:style-name="T1">Visi BCI Generasi Berikutnya:</text:span></text:span><text:span text:style-name="T1"> Spekulasikan tentang </text:span><text:span text:style-name="Strong_20_Emphasis"><text:span text:style-name="T1">lompatan kuantum</text:span></text:span><text:span text:style-name="T1"> yang diperlukan untuk BCI masa depan: </text:span></text:p>
                    <text:list>
                      <text:list-item>
                        <text:p text:style-name="P152"><text:span text:style-name="Strong_20_Emphasis"><text:span text:style-name="T1">Bandwidth Super Tinggi:</text:span></text:span><text:span text:style-name="T1"> Kemampuan membaca (dan mungkin menulis) data dari </text:span><text:span text:style-name="Strong_20_Emphasis"><text:span text:style-name="T1">jutaan atau miliaran neuron secara bersamaan</text:span></text:span><text:span text:style-name="T1"> dan </text:span><text:span text:style-name="Strong_20_Emphasis"><text:span text:style-name="T1">real-time</text:span></text:span><text:span text:style-name="T1">. </text:span></text:p>
                      </text:list-item>
                      <text:list-item>
                        <text:p text:style-name="P152"><text:span text:style-name="Strong_20_Emphasis"><text:span text:style-name="T1">Non-Invasif (Idealnya):</text:span></text:span><text:span text:style-name="T1"> Metode yang tidak memerlukan operasi otak berisiko tinggi, namun tetap memiliki resolusi tinggi (tantangan fisika besar!). </text:span></text:p>
                      </text:list-item>
                      <text:list-item>
                        <text:p text:style-name="P152"><text:span text:style-name="Strong_20_Emphasis"><text:span text:style-name="T1">Decoding Sinyal Canggih:</text:span></text:span><text:span text:style-name="T1"> Kemampuan untuk </text:span><text:span text:style-name="Strong_20_Emphasis"><text:span text:style-name="T1">menginterpretasikan pola aktivitas saraf kompleks</text:span></text:span><text:span text:style-name="T1"> menjadi pikiran, niat, atau bahkan ingatan (terkait dengan 'pemecahan kode otak'). </text:span></text:p>
                      </text:list-item>
                    </text:list>
                  </text:list-item>
                  <text:list-item>
                    <text:p text:style-name="P152"><text:span text:style-name="Strong_20_Emphasis"><text:span text:style-name="T1">Dua Peran Potensial dalam Mind Uploading:</text:span></text:span><text:span text:style-name="T1"> Jelaskan bagaimana BCI super canggih ini </text:span><text:span text:style-name="Strong_20_Emphasis"><text:span text:style-name="T1">secara teoritis</text:span></text:span><text:span text:style-name="T1"> bisa memungkinkan dua skenario utama: </text:span></text:p>
                    <text:list>
                      <text:list-item>
                        <text:p text:style-name="P152"><text:span text:style-name="Strong_20_Emphasis"><text:span text:style-name="T1">'Scan-and-Copy':</text:span></text:span><text:span text:style-name="T1"> BCI sebagai alat </text:span><text:span text:style-name="Strong_20_Emphasis"><text:span text:style-name="T1">membaca ('read-out')</text:span></text:span><text:span text:style-name="T1"> seluruh informasi relevan dari otak dengan detail yang cukup untuk disalin. </text:span></text:p>
                      </text:list-item>
                      <text:list-item>
                        <text:p text:style-name="P152"><text:span text:style-name="Strong_20_Emphasis"><text:span text:style-name="T1">'Gradual Replacement':</text:span></text:span><text:span text:style-name="T1"> BCI sebagai </text:span><text:span text:style-name="Strong_20_Emphasis"><text:span text:style-name="T1">penghubung</text:span></text:span><text:span text:style-name="T1"> antara neuron biologis dan </text:span><text:span text:style-name="Strong_20_Emphasis"><text:span text:style-name="T1">implan komputasi pengganti</text:span></text:span><text:span text:style-name="T1">, memungkinkan transisi bertahap ke substrat non-biologis. </text:span></text:p>
                      </text:list-item>
                    </text:list>
                  </text:list-item>
                  <text:list-item>
                    <text:p text:style-name="P22"><text:span text:style-name="Strong_20_Emphasis"><text:span text:style-name="T1">Tantangan Teknis dan Etis:</text:span></text:span><text:span text:style-name="T1"> Diskusikan </text:span><text:span text:style-name="Strong_20_Emphasis"><text:span text:style-name="T1">hambatan besar</text:span></text:span><text:span text:style-name="T1"> yang tersisa: mencapai bandwidth dan resolusi tinggi secara aman, masalah </text:span><text:span text:style-name="Strong_20_Emphasis"><text:span text:style-name="T1">stabilitas jangka panjang</text:span></text:span><text:span text:style-name="T1">, </text:span><text:span text:style-name="Strong_20_Emphasis"><text:span text:style-name="T1">keamanan data</text:span></text:span><text:span text:style-name="T1"> </text:span><text:soft-page-break/><text:span text:style-name="T1">(risiko peretasan pikiran), dan </text:span><text:span text:style-name="Strong_20_Emphasis"><text:span text:style-name="T1">pertanyaan etis mendalam</text:span></text:span><text:span text:style-name="T1"> tentang modifikasi otak." </text:span></text:p>
                  </text:list-item>
                </text:list>
              </text:list-item>
            </text:list>
            <text:p text:style-name="P289"/>
            <text:p text:style-name="Text_20_body"><text:span text:style-name="Strong_20_Emphasis"><text:span text:style-name="T1">Subbab 4.3: Kekuatan Komputasi Super: Mampukah Mensimulasikan Otak Manusia?</text:span></text:span></text:p>
            <text:list xml:id="list8792527907047797956" text:style-name="L33">
              <text:list-item>
                <text:p text:style-name="P153"><text:span text:style-name="Strong_20_Emphasis"><text:span text:style-name="T1">Prompt untuk Pembahasan Mendalam:</text:span></text:span><text:span text:style-name="T1"> "Fokus pada </text:span><text:span text:style-name="Strong_20_Emphasis"><text:span text:style-name="T1">kebutuhan daya komputasi ekstrem</text:span></text:span><text:span text:style-name="T1"> untuk simulasi otak penuh dan </text:span><text:span text:style-name="Strong_20_Emphasis"><text:span text:style-name="T1">spekulasikan</text:span></text:span><text:span text:style-name="T1"> tentang </text:span><text:span text:style-name="Strong_20_Emphasis"><text:span text:style-name="T1">paradigma komputasi masa depan</text:span></text:span><text:span text:style-name="T1"> yang </text:span><text:span text:style-name="Emphasis"><text:span text:style-name="T1">mungkin</text:span></text:span><text:span text:style-name="T1"> bisa menyediakannya. </text:span></text:p>
                <text:list>
                  <text:list-item>
                    <text:p text:style-name="P153"><text:span text:style-name="Strong_20_Emphasis"><text:span text:style-name="T1">Skala Kebutuhan yang Tak Terbayangkan:</text:span></text:span><text:span text:style-name="T1"> Ingatkan kembali </text:span><text:span text:style-name="Strong_20_Emphasis"><text:span text:style-name="T1">estimasi kebutuhan daya komputasi</text:span></text:span><text:span text:style-name="T1"> untuk simulasi otak manusia </text:span><text:span text:style-name="Emphasis"><text:span text:style-name="T1">real-time</text:span></text:span><text:span text:style-name="T1"> (jauh melampaui exaflop, mungkin masuk ke ranah zettaflop atau yottaflop). Gunakan </text:span><text:span text:style-name="Strong_20_Emphasis"><text:span text:style-name="T1">analogi</text:span></text:span><text:span text:style-name="T1"> untuk menggambarkan skala ini (misal: setara dengan daya komputasi seluruh umat manusia saat ini, atau lebih). </text:span></text:p>
                  </text:list-item>
                  <text:list-item>
                    <text:p text:style-name="P153"><text:span text:style-name="Strong_20_Emphasis"><text:span text:style-name="T1">Batas Komputasi Klasik?:</text:span></text:span><text:span text:style-name="T1"> Diskusikan </text:span><text:span text:style-name="Strong_20_Emphasis"><text:span text:style-name="T1">Hukum Moore</text:span></text:span><text:span text:style-name="T1"> (tren penggandaan kekuatan komputasi) dan </text:span><text:span text:style-name="Strong_20_Emphasis"><text:span text:style-name="T1">indikasi perlambatannya</text:span></text:span><text:span text:style-name="T1">. Jelaskan mengapa </text:span><text:span text:style-name="Strong_20_Emphasis"><text:span text:style-name="T1">ekstrapolasi komputasi silikon klasik kemungkinan besar tidak akan cukup</text:span></text:span><text:span text:style-name="T1"> untuk mencapai skala yang dibutuhkan dalam waktu dekat. </text:span></text:p>
                  </text:list-item>
                  <text:list-item>
                    <text:p text:style-name="P153"><text:span text:style-name="Strong_20_Emphasis"><text:span text:style-name="T1">Jalan Keluar Hipotetis - Paradigma Baru:</text:span></text:span><text:span text:style-name="T1"> Jelaskan secara </text:span><text:span text:style-name="Strong_20_Emphasis"><text:span text:style-name="T1">konseptual dan sederhana</text:span></text:span><text:span text:style-name="T1"> beberapa </text:span><text:span text:style-name="Strong_20_Emphasis"><text:span text:style-name="T1">teknologi komputasi radikal</text:span></text:span><text:span text:style-name="T1"> yang sedang atau mungkin diteliti: </text:span></text:p>
                    <text:list>
                      <text:list-item>
                        <text:p text:style-name="P153"><text:span text:style-name="Strong_20_Emphasis"><text:span text:style-name="T1">Komputasi Kuantum:</text:span></text:span><text:span text:style-name="T1"> Jelaskan </text:span><text:span text:style-name="Strong_20_Emphasis"><text:span text:style-name="T1">prinsip dasarnya</text:span></text:span><text:span text:style-name="T1"> (qubit, superposisi, entanglement) dan </text:span><text:span text:style-name="Strong_20_Emphasis"><text:span text:style-name="T1">potensinya</text:span></text:span><text:span text:style-name="T1"> untuk menyelesaikan jenis masalah tertentu yang </text:span><text:span text:style-name="Strong_20_Emphasis"><text:span text:style-name="T1">mustahil bagi komputer klasik</text:span></text:span><text:span text:style-name="T1">. Diskusikan </text:span><text:span text:style-name="Strong_20_Emphasis"><text:span text:style-name="T1">apakah dan bagaimana</text:span></text:span><text:span text:style-name="T1"> ini </text:span><text:span text:style-name="Emphasis"><text:span text:style-name="T1">mungkin</text:span></text:span><text:span text:style-name="T1"> relevan untuk simulasi sistem kompleks seperti otak (masih banyak </text:span><text:span text:style-name="Strong_20_Emphasis"><text:span text:style-name="T1">ketidakpastian</text:span></text:span><text:span text:style-name="T1">). </text:span></text:p>
                      </text:list-item>
                      <text:list-item>
                        <text:p text:style-name="P153"><text:span text:style-name="Strong_20_Emphasis"><text:span text:style-name="T1">Komputasi Neuromorfik:</text:span></text:span><text:span text:style-name="T1"> Jelaskan ide </text:span><text:span text:style-name="Strong_20_Emphasis"><text:span text:style-name="T1">membangun chip yang arsitekturnya meniru struktur jaringan saraf otak</text:span></text:span><text:span text:style-name="T1"> (dengan 'neuron' dan 'sinapsis' buatan). Jelaskan </text:span><text:span text:style-name="Strong_20_Emphasis"><text:span text:style-name="T1">potensi efisiensinya</text:span></text:span><text:span text:style-name="T1"> untuk tugas-tugas terkait AI dan simulasi otak. </text:span></text:p>
                      </text:list-item>
                      <text:list-item>
                        <text:p text:style-name="P153"><text:soft-page-break/><text:span text:style-name="Strong_20_Emphasis"><text:span text:style-name="T1">(Opsional):</text:span></text:span><text:span text:style-name="T1"> Sebutkan secara singkat ide lain jika relevan (misal: komputasi optik, komputasi DNA). </text:span></text:p>
                      </text:list-item>
                    </text:list>
                  </text:list-item>
                  <text:list-item>
                    <text:p text:style-name="P23"><text:span text:style-name="Strong_20_Emphasis"><text:span text:style-name="T1">Realitas Tantangan:</text:span></text:span><text:span text:style-name="T1"> </text:span><text:span text:style-name="Strong_20_Emphasis"><text:span text:style-name="T1">Tekankan</text:span></text:span><text:span text:style-name="T1"> bahwa semua ini masih </text:span><text:span text:style-name="Strong_20_Emphasis"><text:span text:style-name="T1">sangat eksperimental</text:span></text:span><text:span text:style-name="T1"> atau </text:span><text:span text:style-name="Strong_20_Emphasis"><text:span text:style-name="T1">teoritis</text:span></text:span><text:span text:style-name="T1">. Mencapai skala dan stabilitas yang dibutuhkan untuk simulasi otak penuh, bahkan dengan paradigma baru ini, adalah </text:span><text:span text:style-name="Strong_20_Emphasis"><text:span text:style-name="T1">tantangan monumental</text:span></text:span><text:span text:style-name="T1"> yang mungkin membutuhkan </text:span><text:span text:style-name="Strong_20_Emphasis"><text:span text:style-name="T1">berabad-abad</text:span></text:span><text:span text:style-name="T1"> atau </text:span><text:span text:style-name="Strong_20_Emphasis"><text:span text:style-name="T1">terobosan fisika baru</text:span></text:span><text:span text:style-name="T1">." </text:span></text:p>
                  </text:list-item>
                </text:list>
              </text:list-item>
            </text:list>
            <text:p text:style-name="P289"/>
            <text:p text:style-name="Text_20_body"><text:span text:style-name="Strong_20_Emphasis"><text:span text:style-name="T1">Subbab 4.4: Memecahkan Kode Otak: Memahami Bahasa Kesadaran</text:span></text:span></text:p>
            <text:list xml:id="list7850749868266587633" text:style-name="L34">
              <text:list-item>
                <text:p text:style-name="P154"><text:span text:style-name="Strong_20_Emphasis"><text:span text:style-name="T1">Prompt untuk Pembahasan Mendalam:</text:span></text:span><text:span text:style-name="T1"> "Fokus pada </text:span><text:span text:style-name="Strong_20_Emphasis"><text:span text:style-name="T1">tantangan ilmiah fundamental</text:span></text:span><text:span text:style-name="T1"> yang melampaui sekadar teknologi: </text:span><text:span text:style-name="Strong_20_Emphasis"><text:span text:style-name="T1">kebutuhan untuk memahami 'kode' yang digunakan otak</text:span></text:span><text:span text:style-name="T1">. </text:span></text:p>
                <text:list>
                  <text:list-item>
                    <text:p text:style-name="P154"><text:span text:style-name="Strong_20_Emphasis"><text:span text:style-name="T1">Lebih dari Sekadar Peta:</text:span></text:span><text:span text:style-name="T1"> Tegaskan kembali bahwa mengetahui </text:span><text:span text:style-name="Strong_20_Emphasis"><text:span text:style-name="T1">lokasi setiap neuron dan koneksinya (konektom)</text:span></text:span><text:span text:style-name="T1"> dan bahkan </text:span><text:span text:style-name="Strong_20_Emphasis"><text:span text:style-name="T1">pola aktivitasnya</text:span></text:span><text:span text:style-name="T1"> saja </text:span><text:span text:style-name="Strong_20_Emphasis"><text:span text:style-name="T1">tidak cukup</text:span></text:span><text:span text:style-name="T1">. Kita perlu tahu </text:span><text:span text:style-name="Strong_20_Emphasis"><text:span text:style-name="T1">apa arti</text:span></text:span><text:span text:style-name="T1"> dari pola-pola tersebut. </text:span></text:p>
                  </text:list-item>
                  <text:list-item>
                    <text:p text:style-name="P154"><text:span text:style-name="Strong_20_Emphasis"><text:span text:style-name="T1">Misteri 'Kode Saraf':</text:span></text:span><text:span text:style-name="T1"> Jelaskan </text:span><text:span text:style-name="Strong_20_Emphasis"><text:span text:style-name="T1">pertanyaan kunci</text:span></text:span><text:span text:style-name="T1"> yang belum terjawab: Bagaimana </text:span><text:span text:style-name="Strong_20_Emphasis"><text:span text:style-name="T1">pola spesifik tembakan neuron</text:span></text:span><text:span text:style-name="T1"> diterjemahkan menjadi </text:span><text:span text:style-name="Strong_20_Emphasis"><text:span text:style-name="T1">persepsi</text:span></text:span><text:span text:style-name="T1"> (melihat apel merah), </text:span><text:span text:style-name="Strong_20_Emphasis"><text:span text:style-name="T1">memori</text:span></text:span><text:span text:style-name="T1"> (ingat liburan lalu), </text:span><text:span text:style-name="Strong_20_Emphasis"><text:span text:style-name="T1">konsep abstrak</text:span></text:span><text:span text:style-name="T1"> (keadilan), </text:span><text:span text:style-name="Strong_20_Emphasis"><text:span text:style-name="T1">emosi</text:span></text:span><text:span text:style-name="T1"> (cinta atau takut), dan terutama </text:span><text:span text:style-name="Strong_20_Emphasis"><text:span text:style-name="T1">pengalaman subjektif kesadaran ('qualia')</text:span></text:span><text:span text:style-name="T1">? Gunakan </text:span><text:span text:style-name="Strong_20_Emphasis"><text:span text:style-name="T1">analogi 'batu Rosetta' untuk otak</text:span></text:span><text:span text:style-name="T1">: kita perlu menemukan cara menerjemahkan bahasa aktivitas saraf ke bahasa pengalaman mental. </text:span></text:p>
                  </text:list-item>
                  <text:list-item>
                    <text:p text:style-name="P154"><text:span text:style-name="Strong_20_Emphasis"><text:span text:style-name="T1">Kompleksitas Luar Biasa Kode:</text:span></text:span><text:span text:style-name="T1"> Diskusikan mengapa ini </text:span><text:span text:style-name="Strong_20_Emphasis"><text:span text:style-name="T1">sangat sulit</text:span></text:span><text:span text:style-name="T1">: </text:span></text:p>
                    <text:list>
                      <text:list-item>
                        <text:p text:style-name="P154"><text:span text:style-name="Strong_20_Emphasis"><text:span text:style-name="T1">Konteks Penting:</text:span></text:span><text:span text:style-name="T1"> Makna sebuah pola mungkin bergantung pada aktivitas di area otak lain. </text:span></text:p>
                      </text:list-item>
                      <text:list-item>
                        <text:p text:style-name="P154"><text:span text:style-name="Strong_20_Emphasis"><text:span text:style-name="T1">Plastisitas:</text:span></text:span><text:span text:style-name="T1"> Kode mungkin terus berubah saat kita belajar. </text:span></text:p>
                      </text:list-item>
                      <text:list-item>
                        <text:p text:style-name="P154"><text:span text:style-name="Strong_20_Emphasis"><text:span text:style-name="T1">Individualitas:</text:span></text:span><text:span text:style-name="T1"> Kode setiap orang mungkin unik. </text:span></text:p>
                      </text:list-item>
                      <text:list-item>
                        <text:p text:style-name="P154"><text:span text:style-name="Strong_20_Emphasis"><text:span text:style-name="T1">Level Abstraksi:</text:span></text:span><text:span text:style-name="T1"> Apakah kode ada di level neuron tunggal, kelompok neuron, atau gelombang otak skala besar? </text:span></text:p>
                      </text:list-item>
                    </text:list>
                  </text:list-item>
                  <text:list-item>
                    <text:p text:style-name="P154"><text:soft-page-break/><text:span text:style-name="Strong_20_Emphasis"><text:span text:style-name="T1">Hambatan Kritis untuk Mind Uploading:</text:span></text:span><text:span text:style-name="T1"> Jelaskan mengapa </text:span><text:span text:style-name="Strong_20_Emphasis"><text:span text:style-name="T1">tanpa memecahkan kode ini</text:span></text:span><text:span text:style-name="T1">, </text:span><text:span text:style-name="Emphasis"><text:span text:style-name="T1">mind uploading</text:span></text:span><text:span text:style-name="T1"> adalah </text:span><text:span text:style-name="Strong_20_Emphasis"><text:span text:style-name="T1">pertaruhan besar</text:span></text:span><text:span text:style-name="T1">: </text:span></text:p>
                    <text:list>
                      <text:list-item>
                        <text:p text:style-name="P154"><text:span text:style-name="T1">Data yang disalin bisa jadi </text:span><text:span text:style-name="Strong_20_Emphasis"><text:span text:style-name="T1">tidak bisa diinterpretasikan</text:span></text:span><text:span text:style-name="T1"> oleh sistem simulasi. </text:span></text:p>
                      </text:list-item>
                      <text:list-item>
                        <text:p text:style-name="P24"><text:span text:style-name="T1">Simulasi yang berjalan mungkin </text:span><text:span text:style-name="Strong_20_Emphasis"><text:span text:style-name="T1">tidak menghasilkan kesadaran</text:span></text:span><text:span text:style-name="T1"> atau menghasilkan kesadaran yang </text:span><text:span text:style-name="Strong_20_Emphasis"><text:span text:style-name="T1">sama sekali berbeda</text:span></text:span><text:span text:style-name="T1">. Simpulkan bahwa ini mungkin </text:span><text:span text:style-name="Strong_20_Emphasis"><text:span text:style-name="T1">rintangan ilmiah paling mendalam</text:span></text:span><text:span text:style-name="T1"> yang membutuhkan </text:span><text:span text:style-name="Strong_20_Emphasis"><text:span text:style-name="T1">revolusi dalam neurosains dan pemahaman kita tentang pikiran</text:span></text:span><text:span text:style-name="T1">." </text:span></text:p>
                      </text:list-item>
                    </text:list>
                  </text:list-item>
                </text:list>
              </text:list-item>
            </text:list>
            <text:p text:style-name="P289"/>
            <text:p text:style-name="Text_20_body"><text:span text:style-name="Strong_20_Emphasis"><text:span text:style-name="T1">Subbab 4.5: Peran AI Generasi Berikutnya</text:span></text:span></text:p>
            <text:list xml:id="list4567720550155373532" text:style-name="L35">
              <text:list-item>
                <text:p text:style-name="P155"><text:span text:style-name="Strong_20_Emphasis"><text:span text:style-name="T1">Prompt untuk Pembahasan Mendalam:</text:span></text:span><text:span text:style-name="T1"> "Spekulasikan tentang </text:span><text:span text:style-name="Strong_20_Emphasis"><text:span text:style-name="T1">bagaimana Kecerdasan Buatan (AI) yang jauh lebih maju dari saat ini (per 2025)</text:span></text:span><text:span text:style-name="T1"> </text:span><text:span text:style-name="Emphasis"><text:span text:style-name="T1">mungkin</text:span></text:span><text:span text:style-name="T1"> memainkan </text:span><text:span text:style-name="Strong_20_Emphasis"><text:span text:style-name="T1">peran krusial</text:span></text:span><text:span text:style-name="T1"> dalam mewujudkan </text:span><text:span text:style-name="Emphasis"><text:span text:style-name="T1">mind uploading</text:span></text:span><text:span text:style-name="T1"> di masa depan yang sangat jauh. </text:span></text:p>
                <text:list>
                  <text:list-item>
                    <text:p text:style-name="P155"><text:span text:style-name="Strong_20_Emphasis"><text:span text:style-name="T1">Melihat Melampaui AI Saat Ini:</text:span></text:span><text:span text:style-name="T1"> Kontraskan </text:span><text:span text:style-name="Strong_20_Emphasis"><text:span text:style-name="T1">AI hipotetis masa depan</text:span></text:span><text:span text:style-name="T1"> dengan </text:span><text:span text:style-name="Strong_20_Emphasis"><text:span text:style-name="T1">keterbatasan AI generatif saat ini</text:span></text:span><text:span text:style-name="T1"> (yang dibahas di Bab 3). Perkenalkan konsep </text:span><text:span text:style-name="Strong_20_Emphasis"><text:span text:style-name="T1">Artificial General Intelligence (AGI)</text:span></text:span><text:span text:style-name="T1"> – AI dengan kemampuan belajar, bernalar, dan beradaptasi sefleksibel manusia – dan </text:span><text:span text:style-name="Strong_20_Emphasis"><text:span text:style-name="T1">Artificial Superintelligence (ASI)</text:span></text:span><text:span text:style-name="T1"> – AI yang melampaui kecerdasan manusia secara eksponensial. </text:span><text:span text:style-name="Strong_20_Emphasis"><text:span text:style-name="T1">Garis bawahi bahwa keberadaan dan sifat AGI/ASI masih sangat spekulatif</text:span></text:span><text:span text:style-name="T1">. </text:span></text:p>
                  </text:list-item>
                  <text:list-item>
                    <text:p text:style-name="P155"><text:span text:style-name="Strong_20_Emphasis"><text:span text:style-name="T1">Potensi AI sebagai Alat Pendukung:</text:span></text:span><text:span text:style-name="T1"> Jelaskan bagaimana AGI/ASI </text:span><text:span text:style-name="Emphasis"><text:span text:style-name="T1">secara teoritis</text:span></text:span><text:span text:style-name="T1"> bisa menjadi </text:span><text:span text:style-name="Strong_20_Emphasis"><text:span text:style-name="T1">alat yang sangat kuat</text:span></text:span><text:span text:style-name="T1"> untuk membantu mengatasi tantangan lain: </text:span></text:p>
                    <text:list>
                      <text:list-item>
                        <text:p text:style-name="P155"><text:span text:style-name="Strong_20_Emphasis"><text:span text:style-name="T1">Analisis Data Raksasa:</text:span></text:span><text:span text:style-name="T1"> Mengolah dan memahami </text:span><text:span text:style-name="Strong_20_Emphasis"><text:span text:style-name="T1">volume data astronomis</text:span></text:span><text:span text:style-name="T1"> dari pemindaian otak hipotetis resolusi tinggi. </text:span></text:p>
                      </text:list-item>
                      <text:list-item>
                        <text:p text:style-name="P155"><text:span text:style-name="Strong_20_Emphasis"><text:span text:style-name="T1">Membantu Memecahkan Kode Saraf:</text:span></text:span><text:span text:style-name="T1"> Mengidentifikasi pola kompleks dalam aktivitas otak yang mungkin luput dari analisis manusia. </text:span></text:p>
                      </text:list-item>
                      <text:list-item>
                        <text:p text:style-name="P155"><text:span text:style-name="Strong_20_Emphasis"><text:span text:style-name="T1">Merancang &amp; Mengelola Simulasi:</text:span></text:span><text:span text:style-name="T1"> Membuat dan </text:span><text:soft-page-break/><text:span text:style-name="T1">menjalankan </text:span><text:span text:style-name="Strong_20_Emphasis"><text:span text:style-name="T1">lingkungan virtual yang sangat kompleks, stabil, dan adaptif</text:span></text:span><text:span text:style-name="T1"> untuk menampung pikiran yang diunggah. </text:span></text:p>
                      </text:list-item>
                    </text:list>
                  </text:list-item>
                  <text:list-item>
                    <text:p text:style-name="P155"><text:span text:style-name="Strong_20_Emphasis"><text:span text:style-name="T1">AI sebagai Platform? (Implikasi Radikal):</text:span></text:span><text:span text:style-name="T1"> Diskusikan </text:span><text:span text:style-name="Strong_20_Emphasis"><text:span text:style-name="T1">kemungkinan yang lebih radikal (dan kontroversial)</text:span></text:span><text:span text:style-name="T1">: bahwa AI super canggih itu sendiri </text:span><text:span text:style-name="Emphasis"><text:span text:style-name="T1">mungkin</text:span></text:span><text:span text:style-name="T1"> menjadi </text:span><text:span text:style-name="Strong_20_Emphasis"><text:span text:style-name="T1">'substrat' komputasi</text:span></text:span><text:span text:style-name="T1"> tempat kesadaran manusia yang diunggah akan 'hidup' dan berinteraksi. Angkat </text:span><text:span text:style-name="Strong_20_Emphasis"><text:span text:style-name="T1">pertanyaan filosofis dan etis besar</text:span></text:span><text:span text:style-name="T1"> yang menyertainya (Apakah pikiran yang berjalan di AI masih manusia? Siapa yang mengontrol platform AI tersebut?). </text:span></text:p>
                  </text:list-item>
                  <text:list-item>
                    <text:p text:style-name="P25"><text:span text:style-name="Strong_20_Emphasis"><text:span text:style-name="T1">Pedang Bermata Dua:</text:span></text:span><text:span text:style-name="T1"> Akui bahwa pengembangan AGI/ASI juga membawa </text:span><text:span text:style-name="Strong_20_Emphasis"><text:span text:style-name="T1">risiko besar tersendiri</text:span></text:span><text:span text:style-name="T1"> (masalah kontrol, penyelarasan nilai, potensi penyalahgunaan). Simpulkan bahwa AI masa depan bisa jadi </text:span><text:span text:style-name="Strong_20_Emphasis"><text:span text:style-name="T1">kunci penting</text:span></text:span><text:span text:style-name="T1">, namun juga </text:span><text:span text:style-name="Strong_20_Emphasis"><text:span text:style-name="T1">membuka kotak Pandora baru</text:span></text:span><text:span text:style-name="T1"> yang penuh tantangan." </text:span></text:p>
                  </text:list-item>
                </text:list>
              </text:list-item>
            </text:list>
            <text:p text:style-name="P289"/>
            <text:p text:style-name="P120">Prompt ini dirancang untuk memandu penulisan Bab 4 agar menjadi eksplorasi yang menarik tentang kemungkinan masa depan, sambil tetap menekankan sifat spekulatif, tantangan besar, dan horizon waktu yang sangat panjang.</text:p>
          </text:section>
          <text:section text:style-name="Sect1" text:name="feedback-form-5">
            <text:p text:style-name="P249"/>
          </text:section>
        </text:section>
        <text:section text:style-name="Sect1" text:name="c5f098eabd43df17">
          <text:p text:style-name="P120"/>
          <text:section text:style-name="Sect1" text:name="user-query-content-6">
            <text:p text:style-name="P266">Lakukan Hal yang Sama pada Bab 5 </text:p>
          </text:section>
          <text:p text:style-name="P249">Tampilkan alur berpikir</text:p>
          <text:section text:style-name="Sect2" text:name="model-response-message-contentr_c5f098eabd43df17">
            <text:p text:style-name="Text_20_body"><text:span text:style-name="T1">Oke, mari kita siapkan prompt untuk pengantar Bab 5 dan pembahasan mendalam di setiap subbabnya, fokus pada </text:span><text:span text:style-name="Emphasis"><text:span text:style-name="T1">proses teoritis</text:span></text:span><text:span text:style-name="T1"> mind uploading dengan asumsi teknologi masa depan dari Bab 4 sudah tersedia, per konteks waktu saat ini (</text:span><text:span text:style-name="Strong_20_Emphasis"><text:span text:style-name="T1">Sabtu, 29 Maret 2025</text:span></text:span><text:span text:style-name="T1">).</text:span></text:p>
            <text:p text:style-name="P289"/>
            <text:p text:style-name="Text_20_body"><text:span text:style-name="Strong_20_Emphasis"><text:span text:style-name="T1">Bab 5: Proses Upload (Teori): Bagaimana Caranya?</text:span></text:span></text:p>
            <text:p text:style-name="Text_20_body"><text:span text:style-name="Strong_20_Emphasis"><text:span text:style-name="T1">Prompt untuk Pengantar Bab 5:</text:span></text:span><text:span text:style-name="T1"> "Tulis paragraf pengantar yang </text:span><text:span text:style-name="Strong_20_Emphasis"><text:span text:style-name="T1">membuat penasaran dan sedikit provokatif</text:span></text:span><text:span text:style-name="T1"> untuk Bab 5. Mulai dengan </text:span><text:soft-page-break/><text:span text:style-name="Strong_20_Emphasis"><text:span text:style-name="T1">membangun jembatan langsung</text:span></text:span><text:span text:style-name="T1"> dari Bab 4: </text:span><text:span text:style-name="Emphasis"><text:span text:style-name="T1">'Oke, mari berandai-andai lebih jauh. Bayangkan saja, di masa depan yang entah kapan, nanobot super canggih, BCI ajaib, dan komputer mahakuat itu benar-benar ada. Pertanyaan berikutnya: bagaimana </text:span></text:span><text:span text:style-name="Emphasis"><text:span text:style-name="Strong_20_Emphasis"><text:span text:style-name="T1">langkah-langkah 'uploading'</text:span></text:span></text:span><text:span text:style-name="Emphasis"><text:span text:style-name="T1"> itu sendiri akan dilakukan? Seperti apa </text:span></text:span><text:span text:style-name="Emphasis"><text:span text:style-name="Strong_20_Emphasis"><text:span text:style-name="T1">prosedur teknis dan mungkin medisnya</text:span></text:span></text:span><text:span text:style-name="Emphasis"><text:span text:style-name="T1">?'</text:span></text:span><text:span text:style-name="T1"> Sampaikan bahwa Bab 5 akan </text:span><text:span text:style-name="Strong_20_Emphasis"><text:span text:style-name="T1">menyelami skenario-skenario paling populer dan paling sering diperdebatkan</text:span></text:span><text:span text:style-name="T1"> tentang </text:span><text:span text:style-name="Strong_20_Emphasis"><text:span text:style-name="T1">'cara kerja'</text:span></text:span><text:span text:style-name="T1"> mind uploading dalam tataran teori. Fokus pada </text:span><text:span text:style-name="Strong_20_Emphasis"><text:span text:style-name="T1">dua pendekatan utama</text:span></text:span><text:span text:style-name="T1"> yang memiliki implikasi sangat berbeda: </text:span><text:span text:style-name="Strong_20_Emphasis"><text:span text:style-name="T1">'Pindai dan Salin' (Scan-and-Copy)</text:span></text:span><text:span text:style-name="T1"> yang cepat namun menimbulkan pertanyaan duplikasi, dan </text:span><text:span text:style-name="Strong_20_Emphasis"><text:span text:style-name="T1">'Penggantian Bertahap' (Gradual Replacement)</text:span></text:span><text:span text:style-name="T1"> yang lambat namun mungkin menjaga keutuhan diri. </text:span><text:span text:style-name="Strong_20_Emphasis"><text:span text:style-name="T1">Langsung tonjolkan dilema eksistensial</text:span></text:span><text:span text:style-name="T1"> yang muncul: </text:span><text:span text:style-name="Emphasis"><text:span text:style-name="T1">'Metode mana yang akan kamu pilih, jika bisa? Dan bagaimana kamu tahu 'kamu' yang ada di dunia digital nanti adalah benar-benar 'kamu'?'</text:span></text:span><text:span text:style-name="T1"> Ajak pembaca untuk </text:span><text:span text:style-name="Strong_20_Emphasis"><text:span text:style-name="T1">membayangkan dan menimbang</text:span></text:span><text:span text:style-name="T1"> kedua 'manual prosedur' hipotetis ini beserta </text:span><text:span text:style-name="Strong_20_Emphasis"><text:span text:style-name="T1">konsekuensi filosofis langsung</text:span></text:span><text:span text:style-name="T1"> yang melekat padanya. Ciptakan suasana </text:span><text:span text:style-name="Strong_20_Emphasis"><text:span text:style-name="T1">eksplorasi metode futuristik</text:span></text:span><text:span text:style-name="T1"> yang fundamental."</text:span></text:p>
            <text:p text:style-name="P289"/>
            <text:p text:style-name="Text_20_body"><text:span text:style-name="Strong_20_Emphasis"><text:span text:style-name="T1">Subbab 5.1: Skenario 1: Pindai dan Salin (Scan-and-Copy) - Apakah "Kamu" yang asli masih ada?</text:span></text:span></text:p>
            <text:list xml:id="list1638998429438259669" text:style-name="L36">
              <text:list-item>
                <text:p text:style-name="P156"><text:span text:style-name="Strong_20_Emphasis"><text:span text:style-name="T1">Prompt untuk Pembahasan Mendalam:</text:span></text:span><text:span text:style-name="T1"> "Jelaskan secara </text:span><text:span text:style-name="Strong_20_Emphasis"><text:span text:style-name="T1">mendalam, detail, dan dengan fokus kuat pada implikasi identitas</text:span></text:span><text:span text:style-name="T1"> skenario </text:span><text:span text:style-name="Strong_20_Emphasis"><text:span text:style-name="T1">'Pindai dan Salin' (Scan-and-Copy)</text:span></text:span><text:span text:style-name="T1">. </text:span></text:p>
                <text:list>
                  <text:list-item>
                    <text:p text:style-name="P156"><text:span text:style-name="Strong_20_Emphasis"><text:span text:style-name="T1">Deskripsi Langkah-langkah Teoritis:</text:span></text:span><text:span text:style-name="T1"> Gambarkan proses </text:span><text:span text:style-name="Emphasis"><text:span text:style-name="T1">hipotetis</text:span></text:span><text:span text:style-name="T1"> ini secara kronologis: </text:span></text:p>
                    <text:list>
                      <text:list-item>
                        <text:p text:style-name="P156"><text:span text:style-name="Strong_20_Emphasis"><text:span text:style-name="T1">Fase Pemindaian:</text:span></text:span><text:span text:style-name="T1"> Penggunaan teknologi masa depan (misal, pemindai resolusi atomik non-invasif atau nanobot) untuk </text:span><text:span text:style-name="Strong_20_Emphasis"><text:span text:style-name="T1">membuat 'snapshot' digital super detail</text:span></text:span><text:span text:style-name="T1"> dari seluruh keadaan otak biologis pada satu momen – meliputi struktur koneksi (konektom), kekuatan sinaptik, status aktivitas neuron, mungkin hingga level molekuler/kuantum yang relevan. </text:span></text:p>
                      </text:list-item>
                      <text:list-item>
                        <text:p text:style-name="P156"><text:span text:style-name="Strong_20_Emphasis"><text:span text:style-name="T1">Fase Transfer &amp; Inisialisasi:</text:span></text:span><text:span text:style-name="T1"> Data raksasa ini </text:span><text:span text:style-name="Strong_20_Emphasis"><text:span text:style-name="T1">ditransfer</text:span></text:span><text:span text:style-name="T1"> ke sistem komputasi super. Sistem ini </text:span><text:soft-page-break/><text:span text:style-name="T1">menggunakan data tersebut untuk </text:span><text:span text:style-name="Strong_20_Emphasis"><text:span text:style-name="T1">menginisialisasi simulasi otak</text:span></text:span><text:span text:style-name="T1"> yang identik secara fungsional. </text:span></text:p>
                      </text:list-item>
                      <text:list-item>
                        <text:p text:style-name="P156"><text:span text:style-name="Strong_20_Emphasis"><text:span text:style-name="T1">Hasil:</text:span></text:span><text:span text:style-name="T1"> Terciptanya </text:span><text:span text:style-name="Strong_20_Emphasis"><text:span text:style-name="T1">entitas digital</text:span></text:span><text:span text:style-name="T1"> yang berjalan di komputer, yang memiliki ingatan, kepribadian, dan (diharapkan) kesadaran yang sama dengan orang asli </text:span><text:span text:style-name="Strong_20_Emphasis"><text:span text:style-name="T1">tepat pada saat pemindaian</text:span></text:span><text:span text:style-name="T1">. </text:span></text:p>
                      </text:list-item>
                    </text:list>
                  </text:list-item>
                  <text:list-item>
                    <text:p text:style-name="P156"><text:span text:style-name="Strong_20_Emphasis"><text:span text:style-name="T1">Nasib Sang 'Original':</text:span></text:span><text:span text:style-name="T1"> Bahas </text:span><text:span text:style-name="Strong_20_Emphasis"><text:span text:style-name="T1">dua varian utama</text:span></text:span><text:span text:style-name="T1"> skenario ini dan implikasinya: </text:span></text:p>
                    <text:list>
                      <text:list-item>
                        <text:p text:style-name="P156"><text:span text:style-name="Strong_20_Emphasis"><text:span text:style-name="T1">Pemindaian Non-Destruktif:</text:span></text:span><text:span text:style-name="T1"> Otak/orang asli </text:span><text:span text:style-name="Strong_20_Emphasis"><text:span text:style-name="T1">masih ada dan sadar</text:span></text:span><text:span text:style-name="T1"> setelah proses selesai. Ini menciptakan </text:span><text:span text:style-name="Strong_20_Emphasis"><text:span text:style-name="T1">masalah duplikasi</text:span></text:span><text:span text:style-name="T1"> yang jelas: ada dua 'kamu'. Bagaimana perasaan keduanya? Siapa yang 'asli'? </text:span></text:p>
                      </text:list-item>
                      <text:list-item>
                        <text:p text:style-name="P156"><text:span text:style-name="Strong_20_Emphasis"><text:span text:style-name="T1">Pemindaian Destruktif:</text:span></text:span><text:span text:style-name="T1"> Proses pemindaian </text:span><text:span text:style-name="Strong_20_Emphasis"><text:span text:style-name="T1">menghancurkan</text:span></text:span><text:span text:style-name="T1"> otak biologis asli (misal, otak dibekukan dan diiris lapis demi lapis untuk dipindai). Ini menghindari duplikasi, tapi menimbulkan pertanyaan: Apakah ini </text:span><text:span text:style-name="Strong_20_Emphasis"><text:span text:style-name="T1">transfer</text:span></text:span><text:span text:style-name="T1"> atau </text:span><text:span text:style-name="Strong_20_Emphasis"><text:span text:style-name="T1">pembunuhan dan penciptaan salinan</text:span></text:span><text:span text:style-name="T1">? </text:span></text:p>
                      </text:list-item>
                    </text:list>
                  </text:list-item>
                  <text:list-item>
                    <text:p text:style-name="P156"><text:span text:style-name="Strong_20_Emphasis"><text:span text:style-name="T1">Fokus Utama - Dilema Identitas &amp; Kontinuitas:</text:span></text:span><text:span text:style-name="T1"> Ini inti subbab ini. Eksplorasi secara </text:span><text:span text:style-name="Strong_20_Emphasis"><text:span text:style-name="T1">mendalam</text:span></text:span><text:span text:style-name="T1">: </text:span></text:p>
                    <text:list>
                      <text:list-item>
                        <text:p text:style-name="P156"><text:span text:style-name="Strong_20_Emphasis"><text:span text:style-name="T1">Masalah Kontinuitas Psikologis vs Fisik:</text:span></text:span><text:span text:style-name="T1"> Apakah kesinambungan ingatan dan kepribadian cukup untuk disebut 'orang yang sama', meskipun substrat fisiknya berbeda dan terputus? </text:span></text:p>
                      </text:list-item>
                      <text:list-item>
                        <text:p text:style-name="P156"><text:span text:style-name="Strong_20_Emphasis"><text:span text:style-name="T1">Analogi Filosofis:</text:span></text:span><text:span text:style-name="T1"> Gunakan dan jelaskan analogi klasik seperti </text:span><text:span text:style-name="Strong_20_Emphasis"><text:span text:style-name="T1">'Kapal Theseus'</text:span></text:span><text:span text:style-name="T1">, </text:span><text:span text:style-name="Strong_20_Emphasis"><text:span text:style-name="T1">teleportasi Star Trek</text:span></text:span><text:span text:style-name="T1">, atau </text:span><text:span text:style-name="Strong_20_Emphasis"><text:span text:style-name="T1">paradoks duplikasi/fotokopi</text:span></text:span><text:span text:style-name="T1"> untuk menyoroti masalah ini. </text:span></text:p>
                      </text:list-item>
                      <text:list-item>
                        <text:p text:style-name="P26"><text:span text:style-name="Strong_20_Emphasis"><text:span text:style-name="T1">Sudut Pandang Subjektif:</text:span></text:span><text:span text:style-name="T1"> Ajak pembaca membayangkan: Jika kamu dipindai non-destruktif, apakah kamu akan 'merasa' berpindah ke komputer? (Kemungkinan besar tidak, kamu yang asli tetap di tubuh biologis). Bagaimana dengan 'kamu' yang digital, apakah dia akan menganggap dirinya asli? Simpulkan bahwa metode ini, meskipun mungkin lebih 'cepat', membawa </text:span><text:span text:style-name="Strong_20_Emphasis"><text:span text:style-name="T1">beban filosofis terberat</text:span></text:span><text:span text:style-name="T1"> terkait keaslian </text:span><text:soft-page-break/><text:span text:style-name="T1">diri." </text:span></text:p>
                      </text:list-item>
                    </text:list>
                  </text:list-item>
                </text:list>
              </text:list-item>
            </text:list>
            <text:p text:style-name="P289"/>
            <text:p text:style-name="Text_20_body"><text:span text:style-name="Strong_20_Emphasis"><text:span text:style-name="T1">Subbab 5.2: Skenario 2: Penggantian Bertahap (Gradual Replacement) - Nanobot mengganti neuron?</text:span></text:span></text:p>
            <text:list xml:id="list4179478663490292221" text:style-name="L37">
              <text:list-item>
                <text:p text:style-name="P157"><text:span text:style-name="Strong_20_Emphasis"><text:span text:style-name="T1">Prompt untuk Pembahasan Mendalam:</text:span></text:span><text:span text:style-name="T1"> "Jelaskan secara </text:span><text:span text:style-name="Strong_20_Emphasis"><text:span text:style-name="T1">mendalam dan detail</text:span></text:span><text:span text:style-name="T1"> skenario </text:span><text:span text:style-name="Strong_20_Emphasis"><text:span text:style-name="T1">'Penggantian Bertahap' (Gradual Replacement)</text:span></text:span><text:span text:style-name="T1">, kontraskan dengan metode sebelumnya. </text:span></text:p>
                <text:list>
                  <text:list-item>
                    <text:p text:style-name="P157"><text:span text:style-name="Strong_20_Emphasis"><text:span text:style-name="T1">Deskripsi Langkah-langkah Teoritis:</text:span></text:span><text:span text:style-name="T1"> Gambarkan proses </text:span><text:span text:style-name="Emphasis"><text:span text:style-name="T1">hipotetis</text:span></text:span><text:span text:style-name="T1"> ini: </text:span></text:p>
                    <text:list>
                      <text:list-item>
                        <text:p text:style-name="P157"><text:span text:style-name="Strong_20_Emphasis"><text:span text:style-name="T1">Pendekatan Inkremental:</text:span></text:span><text:span text:style-name="T1"> Tidak ada pemindaian total. Sebaliknya, </text:span><text:span text:style-name="Strong_20_Emphasis"><text:span text:style-name="T1">neuron atau kelompok kecil neuron</text:span></text:span><text:span text:style-name="T1"> biologis </text:span><text:span text:style-name="Strong_20_Emphasis"><text:span text:style-name="T1">diganti satu per satu atau sedikit demi sedikit</text:span></text:span><text:span text:style-name="T1"> dengan </text:span><text:span text:style-name="Strong_20_Emphasis"><text:span text:style-name="T1">implan komputasi/nanoteknologi</text:span></text:span><text:span text:style-name="T1"> yang </text:span><text:span text:style-name="Strong_20_Emphasis"><text:span text:style-name="T1">meniru fungsinya secara sempurna</text:span></text:span><text:span text:style-name="T1">. </text:span></text:p>
                      </text:list-item>
                      <text:list-item>
                        <text:p text:style-name="P157"><text:span text:style-name="Strong_20_Emphasis"><text:span text:style-name="T1">Proses Berkelanjutan:</text:span></text:span><text:span text:style-name="T1"> Penggantian ini terjadi </text:span><text:span text:style-name="Strong_20_Emphasis"><text:span text:style-name="T1">secara terus-menerus</text:span></text:span><text:span text:style-name="T1"> selama periode waktu tertentu (mungkin bertahun-tahun) sementara </text:span><text:span text:style-name="Strong_20_Emphasis"><text:span text:style-name="T1">orang tersebut tetap sadar dan berfungsi normal</text:span></text:span><text:span text:style-name="T1">. Otak secara perlahan bertransisi dari substrat biologis ke substrat buatan. </text:span></text:p>
                      </text:list-item>
                      <text:list-item>
                        <text:p text:style-name="P157"><text:span text:style-name="Strong_20_Emphasis"><text:span text:style-name="T1">Integrasi via BCI Canggih:</text:span></text:span><text:span text:style-name="T1"> Teknologi BCI masa depan (dari Bab 4) berperan penting dalam </text:span><text:span text:style-name="Strong_20_Emphasis"><text:span text:style-name="T1">menghubungkan</text:span></text:span><text:span text:style-name="T1"> bagian biologis dan buatan secara mulus selama transisi. </text:span></text:p>
                      </text:list-item>
                      <text:list-item>
                        <text:p text:style-name="P157"><text:span text:style-name="Strong_20_Emphasis"><text:span text:style-name="T1">Hasil Akhir:</text:span></text:span><text:span text:style-name="T1"> Seluruh fungsi otak berjalan pada platform non-biologis, </text:span><text:span text:style-name="Strong_20_Emphasis"><text:span text:style-name="T1">tanpa pernah ada 'putus'</text:span></text:span><text:span text:style-name="T1"> yang jelas dalam aliran kesadaran (secara teoritis). </text:span></text:p>
                      </text:list-item>
                    </text:list>
                  </text:list-item>
                  <text:list-item>
                    <text:p text:style-name="P157"><text:span text:style-name="Strong_20_Emphasis"><text:span text:style-name="T1">Keunggulan Filosofis (Teoritis):</text:span></text:span><text:span text:style-name="T1"> Jelaskan mengapa pendekatan ini </text:span><text:span text:style-name="Strong_20_Emphasis"><text:span text:style-name="T1">dianggap lebih menarik</text:span></text:span><text:span text:style-name="T1"> dari sudut pandang </text:span><text:span text:style-name="Strong_20_Emphasis"><text:span text:style-name="T1">kontinuitas identitas</text:span></text:span><text:span text:style-name="T1">: karena tidak ada momen 'duplikasi', kesadaran </text:span><text:span text:style-name="Emphasis"><text:span text:style-name="T1">diharapkan</text:span></text:span><text:span text:style-name="T1"> tetap berlanjut tanpa jeda, seperti mengganti papan Kapal Theseus satu per satu. Subjek akan 'merasa' dirinya tetap sama sepanjang proses. </text:span></text:p>
                  </text:list-item>
                  <text:list-item>
                    <text:p text:style-name="P157"><text:span text:style-name="Strong_20_Emphasis"><text:span text:style-name="T1">Tantangan Teknis yang Mungkin Lebih Gila:</text:span></text:span><text:span text:style-name="T1"> Bahas </text:span><text:span text:style-name="Strong_20_Emphasis"><text:span text:style-name="T1">kesulitan teknis yang luar biasa</text:span></text:span><text:span text:style-name="T1">, bahkan mungkin </text:span><text:span text:style-name="Strong_20_Emphasis"><text:span text:style-name="T1">lebih </text:span></text:span><text:soft-page-break/><text:span text:style-name="Strong_20_Emphasis"><text:span text:style-name="T1">sulit</text:span></text:span><text:span text:style-name="T1"> dari Scan-and-Copy: </text:span></text:p>
                    <text:list>
                      <text:list-item>
                        <text:p text:style-name="P157"><text:span text:style-name="Strong_20_Emphasis"><text:span text:style-name="T1">Fungsionalitas Sempurna:</text:span></text:span><text:span text:style-name="T1"> Membuat </text:span><text:span text:style-name="Strong_20_Emphasis"><text:span text:style-name="T1">miliaran implan pengganti</text:span></text:span><text:span text:style-name="T1"> yang </text:span><text:span text:style-name="Strong_20_Emphasis"><text:span text:style-name="T1">meniru dinamika kompleks</text:span></text:span><text:span text:style-name="T1"> neuron biologis (termasuk plastisitas, neuromodulasi) secara </text:span><text:span text:style-name="Strong_20_Emphasis"><text:span text:style-name="T1">sempurna</text:span></text:span><text:span text:style-name="T1"> adalah tantangan rekayasa yang tak terbayangkan. Kesalahan kecil bisa fatal. </text:span></text:p>
                      </text:list-item>
                      <text:list-item>
                        <text:p text:style-name="P157"><text:span text:style-name="Strong_20_Emphasis"><text:span text:style-name="T1">'Operasi' Berkelanjutan:</text:span></text:span><text:span text:style-name="T1"> Melakukan </text:span><text:span text:style-name="Strong_20_Emphasis"><text:span text:style-name="T1">miliaran penggantian mikro</text:span></text:span><text:span text:style-name="T1"> di dalam otak hidup </text:span><text:span text:style-name="Strong_20_Emphasis"><text:span text:style-name="T1">tanpa menyebabkan kerusakan</text:span></text:span><text:span text:style-name="T1">, gangguan memori, perubahan kepribadian, atau kejang. </text:span></text:p>
                      </text:list-item>
                      <text:list-item>
                        <text:p text:style-name="P157"><text:span text:style-name="Strong_20_Emphasis"><text:span text:style-name="T1">Integrasi Sistem:</text:span></text:span><text:span text:style-name="T1"> Memastikan </text:span><text:span text:style-name="Strong_20_Emphasis"><text:span text:style-name="T1">komunikasi sempurna</text:span></text:span><text:span text:style-name="T1"> antara bagian biologis yang tersisa dan bagian buatan yang terus bertambah. </text:span></text:p>
                      </text:list-item>
                    </text:list>
                  </text:list-item>
                  <text:list-item>
                    <text:p text:style-name="P27"><text:span text:style-name="Strong_20_Emphasis"><text:span text:style-name="T1">Pertanyaan Filosofis Lanjutan:</text:span></text:span><text:span text:style-name="T1"> Meskipun mungkin menyelesaikan masalah duplikasi, ajukan pertanyaan baru: Apakah </text:span><text:span text:style-name="Strong_20_Emphasis"><text:span text:style-name="T1">materi dasar (substrat)</text:span></text:span><text:span text:style-name="T1"> penting bagi identitas? Jika seluruh otak Anda menjadi silikon, apakah Anda masih 'manusia'? Pada </text:span><text:span text:style-name="Strong_20_Emphasis"><text:span text:style-name="T1">persentase penggantian berapa</text:span></text:span><text:span text:style-name="T1"> Anda dianggap sudah 'berbeda'?" </text:span></text:p>
                  </text:list-item>
                </text:list>
              </text:list-item>
            </text:list>
            <text:p text:style-name="P289"/>
            <text:p text:style-name="Text_20_body"><text:span text:style-name="Strong_20_Emphasis"><text:span text:style-name="T1">Subbab 5.3: Tantangan Utama: Keakuratan Pemindaian dan Kekuatan Simulasi</text:span></text:span></text:p>
            <text:list xml:id="list5834925842794992711" text:style-name="L38">
              <text:list-item>
                <text:p text:style-name="P158"><text:span text:style-name="Strong_20_Emphasis"><text:span text:style-name="T1">Prompt untuk Pembahasan Mendalam:</text:span></text:span><text:span text:style-name="T1"> "Fokus kembali pada </text:span><text:span text:style-name="Strong_20_Emphasis"><text:span text:style-name="T1">dua pilar teknis absolut</text:span></text:span><text:span text:style-name="T1"> yang dibutuhkan </text:span><text:span text:style-name="Strong_20_Emphasis"><text:span text:style-name="T1">kedua skenario</text:span></text:span><text:span text:style-name="T1"> di atas agar berhasil, kali ini dengan penekanan pada </text:span><text:span text:style-name="Strong_20_Emphasis"><text:span text:style-name="T1">tingkat presisi ('fidelity')</text:span></text:span><text:span text:style-name="T1"> yang diperlukan. </text:span></text:p>
                <text:list>
                  <text:list-item>
                    <text:p text:style-name="P158"><text:span text:style-name="Strong_20_Emphasis"><text:span text:style-name="T1">'Fidelity' Data Otak (Scanning/Replacement Accuracy):</text:span></text:span><text:span text:style-name="T1"> </text:span></text:p>
                    <text:list>
                      <text:list-item>
                        <text:p text:style-name="P158"><text:span text:style-name="Strong_20_Emphasis"><text:span text:style-name="T1">Melampaui Koneksi:</text:span></text:span><text:span text:style-name="T1"> Tekankan bahwa </text:span><text:span text:style-name="Strong_20_Emphasis"><text:span text:style-name="T1">akurasi sempurna</text:span></text:span><text:span text:style-name="T1"> mungkin membutuhkan lebih dari sekadar peta koneksi. Perlu menangkap </text:span><text:span text:style-name="Strong_20_Emphasis"><text:span text:style-name="T1">kekuatan dinamis setiap sinaps</text:span></text:span><text:span text:style-name="T1">, </text:span><text:span text:style-name="Strong_20_Emphasis"><text:span text:style-name="T1">status neurotransmitter lokal</text:span></text:span><text:span text:style-name="T1">, </text:span><text:span text:style-name="Strong_20_Emphasis"><text:span text:style-name="T1">pengaruh neuromodulator</text:span></text:span><text:span text:style-name="T1">, </text:span><text:span text:style-name="Strong_20_Emphasis"><text:span text:style-name="T1">peran detail sel glial</text:span></text:span><text:span text:style-name="T1">, </text:span><text:span text:style-name="Strong_20_Emphasis"><text:span text:style-name="T1">informasi epigenetik</text:span></text:span><text:span text:style-name="T1">, bahkan mungkin </text:span><text:span text:style-name="Strong_20_Emphasis"><text:span text:style-name="T1">interaksi kuantum</text:span></text:span><text:span text:style-name="T1"> jika relevan dengan kesadaran (sangat spekulatif). </text:span></text:p>
                      </text:list-item>
                      <text:list-item>
                        <text:p text:style-name="P158"><text:soft-page-break/><text:span text:style-name="Strong_20_Emphasis"><text:span text:style-name="T1">Menangkap 'Keadaan Mental':</text:span></text:span><text:span text:style-name="T1"> Bagaimana menangkap </text:span><text:span text:style-name="Strong_20_Emphasis"><text:span text:style-name="T1">'snapshot' keadaan mental yang bermakna</text:span></text:span><text:span text:style-name="T1">? Otak terus berubah. Momen mana yang 'benar' untuk dipindai/disalin? </text:span></text:p>
                      </text:list-item>
                      <text:list-item>
                        <text:p text:style-name="P158"><text:span text:style-name="Strong_20_Emphasis"><text:span text:style-name="T1">Risiko Kesalahan Fatal:</text:span></text:span><text:span text:style-name="T1"> Jelaskan bagaimana </text:span><text:span text:style-name="Strong_20_Emphasis"><text:span text:style-name="T1">deviasi sekecil apapun</text:span></text:span><text:span text:style-name="T1"> dari keadaan biologis asli dalam data yang ditangkap atau dalam fungsi komponen pengganti bisa menyebabkan </text:span><text:span text:style-name="Strong_20_Emphasis"><text:span text:style-name="T1">kesalahan fatal</text:span></text:span><text:span text:style-name="T1"> dalam simulasi/fungsi pikiran digital – menghasilkan </text:span><text:span text:style-name="Strong_20_Emphasis"><text:span text:style-name="T1">kepribadian yang rusak, kehilangan ingatan, atau kegagalan total</text:span></text:span><text:span text:style-name="T1">. Gunakan </text:span><text:span text:style-name="Strong_20_Emphasis"><text:span text:style-name="T1">analogi</text:span></text:span><text:span text:style-name="T1"> seperti menyalin kode komputer yang sangat kompleks – satu bit salah bisa merusak seluruh program. </text:span></text:p>
                      </text:list-item>
                    </text:list>
                  </text:list-item>
                  <text:list-item>
                    <text:p text:style-name="P158"><text:span text:style-name="Strong_20_Emphasis"><text:span text:style-name="T1">'Fidelity' Platform Simulasi:</text:span></text:span><text:span text:style-name="T1"> </text:span></text:p>
                    <text:list>
                      <text:list-item>
                        <text:p text:style-name="P158"><text:span text:style-name="Strong_20_Emphasis"><text:span text:style-name="T1">Meniru Fisika/Biologi Kesadaran:</text:span></text:span><text:span text:style-name="T1"> Jelaskan bahwa </text:span><text:span text:style-name="Strong_20_Emphasis"><text:span text:style-name="T1">lingkungan komputasi</text:span></text:span><text:span text:style-name="T1"> itu sendiri harus mampu </text:span><text:span text:style-name="Strong_20_Emphasis"><text:span text:style-name="T1">mensimulasikan hukum fisika dan biologi yang relevan</text:span></text:span><text:span text:style-name="T1"> dengan </text:span><text:span text:style-name="Strong_20_Emphasis"><text:span text:style-name="T1">akurasi luar biasa</text:span></text:span><text:span text:style-name="T1"> untuk mendukung fenomena kompleks seperti kesadaran. Tingkat akurasi apa yang dibutuhkan? Apakah simulasi level molekuler cukup, atau perlu level kuantum? </text:span></text:p>
                      </text:list-item>
                      <text:list-item>
                        <text:p text:style-name="P158"><text:span text:style-name="Strong_20_Emphasis"><text:span text:style-name="T1">Validasi Simulasi:</text:span></text:span><text:span text:style-name="T1"> Bagaimana cara </text:span><text:span text:style-name="Strong_20_Emphasis"><text:span text:style-name="T1">memastikan dan memvalidasi</text:span></text:span><text:span text:style-name="T1"> bahwa simulasi tersebut benar-benar </text:span><text:span text:style-name="Strong_20_Emphasis"><text:span text:style-name="T1">mereplikasi dinamika otak asli</text:span></text:span><text:span text:style-name="T1"> dengan setia, termasuk aspek kesadaran? Ini masalah 'kotak hitam'. </text:span></text:p>
                      </text:list-item>
                      <text:list-item>
                        <text:p text:style-name="P28"><text:span text:style-name="Strong_20_Emphasis"><text:span text:style-name="T1">Stabilitas Jangka Panjang:</text:span></text:span><text:span text:style-name="T1"> Bagaimana memastikan simulasi </text:span><text:span text:style-name="Strong_20_Emphasis"><text:span text:style-name="T1">tetap akurat dan stabil</text:span></text:span><text:span text:style-name="T1"> selama periode waktu yang sangat lama (dekade, abad?) tanpa mengalami </text:span><text:span text:style-name="Strong_20_Emphasis"><text:span text:style-name="T1">'drift' atau degradasi</text:span></text:span><text:span text:style-name="T1"> akibat akumulasi kesalahan komputasi atau bug? Simpulkan bahwa </text:span><text:span text:style-name="Strong_20_Emphasis"><text:span text:style-name="T1">persyaratan akurasi</text:span></text:span><text:span text:style-name="T1"> untuk kedua aspek ini </text:span><text:span text:style-name="Strong_20_Emphasis"><text:span text:style-name="T1">jauh melampaui</text:span></text:span><text:span text:style-name="T1"> apa pun yang bisa dicapai atau bahkan diukur dengan teknologi saat ini, menambahkan lapisan kesulitan lain yang signifikan." </text:span></text:p>
                      </text:list-item>
                    </text:list>
                  </text:list-item>
                </text:list>
              </text:list-item>
            </text:list>
            <text:p text:style-name="P289"/>
            <text:p text:style-name="Text_20_body"><text:soft-page-break/><text:span text:style-name="Strong_20_Emphasis"><text:span text:style-name="T1">Subbab 5.4: Membangun "Rumah" Digital: Lingkungan Virtual untuk Pikiran yang Diunggah</text:span></text:span></text:p>
            <text:list xml:id="list5110185874104869828" text:style-name="L39">
              <text:list-item>
                <text:p text:style-name="P159"><text:span text:style-name="Strong_20_Emphasis"><text:span text:style-name="T1">Prompt untuk Pembahasan Mendalam:</text:span></text:span><text:span text:style-name="T1"> "Jelajahi </text:span><text:span text:style-name="Strong_20_Emphasis"><text:span text:style-name="T1">konsep dan persyaratan</text:span></text:span><text:span text:style-name="T1"> untuk </text:span><text:span text:style-name="Strong_20_Emphasis"><text:span text:style-name="T1">lingkungan virtual (VE)</text:span></text:span><text:span text:style-name="T1">, tempat pikiran yang diunggah akan berada, dengan detail imajinatif dan kritis. </text:span></text:p>
                <text:list>
                  <text:list-item>
                    <text:p text:style-name="P159"><text:span text:style-name="Strong_20_Emphasis"><text:span text:style-name="T1">Kebutuhan Dasar Pikiran Digital:</text:span></text:span><text:span text:style-name="T1"> Jelaskan mengapa pikiran yang terisolasi dari input sensorik kemungkinan akan mengalami </text:span><text:span text:style-name="Strong_20_Emphasis"><text:span text:style-name="T1">degradasi, kegilaan (sindrom deprivasi sensorik), atau kebosanan eksistensial</text:span></text:span><text:span text:style-name="T1">. Oleh karena itu, VE yang kaya </text:span><text:span text:style-name="Strong_20_Emphasis"><text:span text:style-name="T1">bukanlah kemewahan, tapi kebutuhan</text:span></text:span><text:span text:style-name="T1">. </text:span></text:p>
                  </text:list-item>
                  <text:list-item>
                    <text:p text:style-name="P159"><text:span text:style-name="Strong_20_Emphasis"><text:span text:style-name="T1">Fitur Esensial VE Berkualitas Tinggi:</text:span></text:span><text:span text:style-name="T1"> Deskripsikan secara </text:span><text:span text:style-name="Strong_20_Emphasis"><text:span text:style-name="T1">detail</text:span></text:span><text:span text:style-name="T1"> apa saja yang dibutuhkan: </text:span></text:p>
                    <text:list>
                      <text:list-item>
                        <text:p text:style-name="P159"><text:span text:style-name="Strong_20_Emphasis"><text:span text:style-name="T1">Imersi Sensorik:</text:span></text:span><text:span text:style-name="T1"> Simulasi </text:span><text:span text:style-name="Strong_20_Emphasis"><text:span text:style-name="T1">kelima indra (dan mungkin lebih?)</text:span></text:span><text:span text:style-name="T1"> dengan </text:span><text:span text:style-name="Strong_20_Emphasis"><text:span text:style-name="T1">tingkat realisme dan bandwidth</text:span></text:span><text:span text:style-name="T1"> yang cukup untuk memberikan pengalaman yang meyakinkan dan memuaskan. </text:span></text:p>
                      </text:list-item>
                      <text:list-item>
                        <text:p text:style-name="P159"><text:span text:style-name="Strong_20_Emphasis"><text:span text:style-name="T1">Agensi &amp; Interaktivitas:</text:span></text:span><text:span text:style-name="T1"> Kemampuan untuk </text:span><text:span text:style-name="Strong_20_Emphasis"><text:span text:style-name="T1">bertindak dan berinteraksi secara bermakna</text:span></text:span><text:span text:style-name="T1"> dengan lingkungan dan penghuni lainnya (AI, unggahan lain). Rasa memiliki </text:span><text:span text:style-name="Strong_20_Emphasis"><text:span text:style-name="T1">kendali dan pengaruh</text:span></text:span><text:span text:style-name="T1">. </text:span></text:p>
                      </text:list-item>
                      <text:list-item>
                        <text:p text:style-name="P159"><text:span text:style-name="Strong_20_Emphasis"><text:span text:style-name="T1">Kompleksitas &amp; Evolusi:</text:span></text:span><text:span text:style-name="T1"> Dunia yang </text:span><text:span text:style-name="Strong_20_Emphasis"><text:span text:style-name="T1">cukup kaya, dinamis, dan mungkin bisa berkembang</text:span></text:span><text:span text:style-name="T1"> untuk memungkinkan </text:span><text:span text:style-name="Strong_20_Emphasis"><text:span text:style-name="T1">eksplorasi tanpa akhir, pembelajaran, pertumbuhan pribadi</text:span></text:span><text:span text:style-name="T1">, dan penciptaan makna. Harus bisa </text:span><text:span text:style-name="Strong_20_Emphasis"><text:span text:style-name="T1">mengejutkan dan menantang</text:span></text:span><text:span text:style-name="T1"> penghuninya. </text:span></text:p>
                      </text:list-item>
                      <text:list-item>
                        <text:p text:style-name="P159"><text:span text:style-name="Strong_20_Emphasis"><text:span text:style-name="T1">Interaksi Sosial:</text:span></text:span><text:span text:style-name="T1"> Fasilitas untuk </text:span><text:span text:style-name="Strong_20_Emphasis"><text:span text:style-name="T1">komunikasi dan interaksi sosial</text:span></text:span><text:span text:style-name="T1"> yang kompleks dengan pikiran terunggah lainnya. </text:span></text:p>
                      </text:list-item>
                    </text:list>
                  </text:list-item>
                  <text:list-item>
                    <text:p text:style-name="P159"><text:span text:style-name="Strong_20_Emphasis"><text:span text:style-name="T1">Arsitektur Dunia Virtual:</text:span></text:span><text:span text:style-name="T1"> Spekulasikan tentang </text:span><text:span text:style-name="Strong_20_Emphasis"><text:span text:style-name="T1">beragam kemungkinan VE</text:span></text:span><text:span text:style-name="T1">: </text:span></text:p>
                    <text:list>
                      <text:list-item>
                        <text:p text:style-name="P159"><text:span text:style-name="Strong_20_Emphasis"><text:span text:style-name="T1">Replika Realitas:</text:span></text:span><text:span text:style-name="T1"> Simulasi Bumi atau lingkungan nyata lainnya yang sangat akurat. </text:span></text:p>
                      </text:list-item>
                      <text:list-item>
                        <text:p text:style-name="P159"><text:span text:style-name="Strong_20_Emphasis"><text:span text:style-name="T1">Dunia Fantasi/Fiksi Ilmiah:</text:span></text:span><text:span text:style-name="T1"> Lingkungan dengan hukum fisika berbeda, kemampuan 'sihir' (manipulasi </text:span><text:soft-page-break/><text:span text:style-name="T1">kode), dll. </text:span></text:p>
                      </text:list-item>
                      <text:list-item>
                        <text:p text:style-name="P159"><text:span text:style-name="Strong_20_Emphasis"><text:span text:style-name="T1">Alam Konseptual/Matematis:</text:span></text:span><text:span text:style-name="T1"> Lingkungan abstrak yang mungkin hanya bisa dipahami oleh entitas digital. </text:span></text:p>
                      </text:list-item>
                      <text:list-item>
                        <text:p text:style-name="P159"><text:span text:style-name="Strong_20_Emphasis"><text:span text:style-name="T1">Kustomisasi Personal:</text:span></text:span><text:span text:style-name="T1"> Mungkinkah setiap pikiran menciptakan atau memilih VE-nya sendiri? </text:span></text:p>
                      </text:list-item>
                    </text:list>
                  </text:list-item>
                  <text:list-item>
                    <text:p text:style-name="P159"><text:span text:style-name="Strong_20_Emphasis"><text:span text:style-name="T1">Masalah Tata Kelola &amp; Eksistensi Digital:</text:span></text:span><text:span text:style-name="T1"> Angkat </text:span><text:span text:style-name="Strong_20_Emphasis"><text:span text:style-name="T1">pertanyaan krusial</text:span></text:span><text:span text:style-name="T1"> tentang VE: </text:span></text:p>
                    <text:list>
                      <text:list-item>
                        <text:p text:style-name="P159"><text:span text:style-name="Strong_20_Emphasis"><text:span text:style-name="T1">Kepemilikan &amp; Kontrol:</text:span></text:span><text:span text:style-name="T1"> Siapa yang </text:span><text:span text:style-name="Strong_20_Emphasis"><text:span text:style-name="T1">memiliki, mendesain, dan mengontrol</text:span></text:span><text:span text:style-name="T1"> VE ini? Korporasi? Pemerintah? AI? Kolektif pengguna? </text:span></text:p>
                      </text:list-item>
                      <text:list-item>
                        <text:p text:style-name="P159"><text:span text:style-name="Strong_20_Emphasis"><text:span text:style-name="T1">Hak Digital:</text:span></text:span><text:span text:style-name="T1"> Apa </text:span><text:span text:style-name="Strong_20_Emphasis"><text:span text:style-name="T1">hak</text:span></text:span><text:span text:style-name="T1"> pikiran yang hidup di VE? Bisakah mereka 'dipaksa' tinggal? Bisakah VE 'dimatikan'? </text:span></text:p>
                      </text:list-item>
                      <text:list-item>
                        <text:p text:style-name="P159"><text:span text:style-name="Strong_20_Emphasis"><text:span text:style-name="T1">Biaya Operasional:</text:span></text:span><text:span text:style-name="T1"> Siapa yang </text:span><text:span text:style-name="Strong_20_Emphasis"><text:span text:style-name="T1">membayar sumber daya komputasi masif</text:span></text:span><text:span text:style-name="T1"> untuk menjalankan VE ini selamanya? </text:span></text:p>
                      </text:list-item>
                      <text:list-item>
                        <text:p text:style-name="P29"><text:span text:style-name="Strong_20_Emphasis"><text:span text:style-name="T1">Risiko Ketergantungan &amp; Manipulasi:</text:span></text:span><text:span text:style-name="T1"> Seberapa mudah pikiran di VE dimanipulasi oleh pengontrol lingkungan? Gunakan </text:span><text:span text:style-name="Strong_20_Emphasis"><text:span text:style-name="T1">referensi konsep Metaverse saat ini (per 2025)</text:span></text:span><text:span text:style-name="T1"> sebagai titik awal, tetapi </text:span><text:span text:style-name="Strong_20_Emphasis"><text:span text:style-name="T1">tekankan skala kompleksitas dan imersi yang jauh lebih tinggi</text:span></text:span><text:span text:style-name="T1"> yang dibayangkan untuk 'rumah' pikiran digital." </text:span></text:p>
                      </text:list-item>
                    </text:list>
                  </text:list-item>
                </text:list>
              </text:list-item>
            </text:list>
            <text:p text:style-name="P289"/>
            <text:p text:style-name="P120">Prompt ini dirancang untuk memandu Bab 5 menjadi eksplorasi yang menarik tentang 'bagaimana jika', menyelami detail proses hipotetis dan tantangan teknis serta filosofis yang langsung muncul darinya.</text:p>
          </text:section>
          <text:section text:style-name="Sect1" text:name="feedback-form-6">
            <text:p text:style-name="P249"/>
          </text:section>
        </text:section>
        <text:section text:style-name="Sect1" text:name="24091de68336737a">
          <text:p text:style-name="P120"/>
          <text:section text:style-name="Sect1" text:name="user-query-content-7">
            <text:p text:style-name="P266">Lakukan Hal yang Sama pada Bab 6 </text:p>
          </text:section>
          <text:p text:style-name="P249">Tampilkan alur berpikir</text:p>
          <text:section text:style-name="Sect2" text:name="model-response-message-contentr_24091de68336737a">
            <text:p text:style-name="P249"/>
          </text:section>
          <text:section text:style-name="Sect1" text:name="feedback-form-7">
            <text:p text:style-name="P249"/>
          </text:section>
        </text:section>
        <text:section text:style-name="Sect1" text:name="b8feb14dd02b10ae">
          <text:p text:style-name="P120"/>
          <text:section text:style-name="Sect1" text:name="user-query-content-8">
            <text:p text:style-name="P266">present it </text:p>
          </text:section>
          <text:p text:style-name="P249"><text:soft-page-break/>Tampilkan alur berpikir</text:p>
          <text:section text:style-name="Sect2" text:name="model-response-message-contentr_b8feb14dd02b10ae">
            <text:p text:style-name="P120">Tentu, berikut adalah rangkuman prompt untuk Bab 6 yang fokus pada pengalaman hidup di dunia digital, disajikan untuk Anda gunakan:</text:p>
            <text:p text:style-name="P289"/>
            <text:p text:style-name="Text_20_body"><text:span text:style-name="Strong_20_Emphasis"><text:span text:style-name="T1">Bab 6: Hidup di "Digital Nirvana": Seperti Apa Rasanya?</text:span></text:span></text:p>
            <text:p text:style-name="Text_20_body"><text:span text:style-name="Strong_20_Emphasis"><text:span text:style-name="T1">Prompt untuk Pengantar Bab 6:</text:span></text:span><text:span text:style-name="T1"> "Tulis paragraf pengantar yang </text:span><text:span text:style-name="Strong_20_Emphasis"><text:span text:style-name="T1">mengajak berimajinasi secara mendalam</text:span></text:span><text:span text:style-name="T1"> untuk Bab 6. Mulai dengan </text:span><text:span text:style-name="Strong_20_Emphasis"><text:span text:style-name="T1">menetapkan skenario</text:span></text:span><text:span text:style-name="T1">: </text:span><text:span text:style-name="Emphasis"><text:span text:style-name="T1">'Anggaplah proses upload berhasil, dan 'kamu' versi digital kini 'hidup' di dalam lingkungan virtual yang canggih (dari Bab 5). Selamat datang di Digital Nirvana? Atau...?'</text:span></text:span><text:span text:style-name="T1"> Fokuskan pertanyaan utama bab ini: </text:span><text:span text:style-name="Emphasis"><text:span text:style-name="T1">'Seperti apa </text:span></text:span><text:span text:style-name="Emphasis"><text:span text:style-name="Strong_20_Emphasis"><text:span text:style-name="T1">rasanya</text:span></text:span></text:span><text:span text:style-name="Emphasis"><text:span text:style-name="T1"> menjadi entitas digital murni? Bagaimana </text:span></text:span><text:span text:style-name="Emphasis"><text:span text:style-name="Strong_20_Emphasis"><text:span text:style-name="T1">pengalaman subjektif</text:span></text:span></text:span><text:span text:style-name="Emphasis"><text:span text:style-name="T1"> menjalani hari demi hari tanpa tubuh, di dalam dunia kode?'</text:span></text:span><text:span text:style-name="T1"> Sampaikan bahwa Bab 6 akan </text:span><text:span text:style-name="Strong_20_Emphasis"><text:span text:style-name="T1">menjelajahi spektrum kemungkinan</text:span></text:span><text:span text:style-name="T1"> kehidupan pasca-upload: mulai dari </text:span><text:span text:style-name="Strong_20_Emphasis"><text:span text:style-name="T1">kebebasan dan kemampuan baru</text:span></text:span><text:span text:style-name="T1"> yang luar biasa, hingga </text:span><text:span text:style-name="Strong_20_Emphasis"><text:span text:style-name="T1">rasa keterasingan</text:span></text:span><text:span text:style-name="T1">, </text:span><text:span text:style-name="Strong_20_Emphasis"><text:span text:style-name="T1">interaksi sosial yang aneh</text:span></text:span><text:span text:style-name="T1">, dan </text:span><text:span text:style-name="Strong_20_Emphasis"><text:span text:style-name="T1">bahaya unik</text:span></text:span><text:span text:style-name="T1"> yang mengintai di dunia digital. Ajak pembaca untuk </text:span><text:span text:style-name="Strong_20_Emphasis"><text:span text:style-name="T1">mencoba membayangkan</text:span></text:span><text:span text:style-name="T1"> sensasi, pemikiran, dan realitas sehari-hari dari sudut pandang </text:span><text:span text:style-name="Strong_20_Emphasis"><text:span text:style-name="T1">penghuni 'awan AI'</text:span></text:span><text:span text:style-name="T1">. Gunakan </text:span><text:span text:style-name="Strong_20_Emphasis"><text:span text:style-name="T1">nada penuh keingintahuan spekulatif</text:span></text:span><text:span text:style-name="T1">, menyeimbangkan antara </text:span><text:span text:style-name="Strong_20_Emphasis"><text:span text:style-name="T1">utopia dan potensi distopia</text:span></text:span><text:span text:style-name="T1">."</text:span></text:p>
            <text:p text:style-name="P289"/>
            <text:p text:style-name="Text_20_body"><text:span text:style-name="Strong_20_Emphasis"><text:span text:style-name="T1">Subbab 6.1: Kehidupan Tanpa Tubuh Fisik: Kebebasan atau Keterasingan?</text:span></text:span></text:p>
            <text:list xml:id="list1834389660577989167" text:style-name="L40">
              <text:list-item>
                <text:p text:style-name="P160"><text:span text:style-name="Strong_20_Emphasis"><text:span text:style-name="T1">Prompt untuk Pembahasan Mendalam:</text:span></text:span><text:span text:style-name="T1"> "Jelajahi secara </text:span><text:span text:style-name="Strong_20_Emphasis"><text:span text:style-name="T1">mendalam dan kontras</text:span></text:span><text:span text:style-name="T1"> dampak </text:span><text:span text:style-name="Strong_20_Emphasis"><text:span text:style-name="T1">paling fundamental</text:span></text:span><text:span text:style-name="T1"> dari kehidupan digital: </text:span><text:span text:style-name="Strong_20_Emphasis"><text:span text:style-name="T1">kehilangan tubuh fisik biologis</text:span></text:span><text:span text:style-name="T1">. </text:span></text:p>
                <text:list>
                  <text:list-item>
                    <text:p text:style-name="P160"><text:span text:style-name="Strong_20_Emphasis"><text:span text:style-name="T1">Sisi 'Kebebasan' (Utopia?):</text:span></text:span><text:span text:style-name="T1"> Paparkan </text:span><text:span text:style-name="Strong_20_Emphasis"><text:span text:style-name="T1">potensi keuntungan radikal</text:span></text:span><text:span text:style-name="T1">: </text:span></text:p>
                    <text:list>
                      <text:list-item>
                        <text:p text:style-name="P160"><text:span text:style-name="T1">Bebas dari </text:span><text:span text:style-name="Strong_20_Emphasis"><text:span text:style-name="T1">rasa sakit, penyakit, penuaan, dan kematian fisik</text:span></text:span><text:span text:style-name="T1">. </text:span></text:p>
                      </text:list-item>
                      <text:list-item>
                        <text:p text:style-name="P160"><text:span text:style-name="T1">Bebas dari </text:span><text:span text:style-name="Strong_20_Emphasis"><text:span text:style-name="T1">kebutuhan biologis</text:span></text:span><text:span text:style-name="T1"> (makan, minum, tidur, buang air?). </text:span></text:p>
                      </text:list-item>
                      <text:list-item>
                        <text:p text:style-name="P160"><text:span text:style-name="T1">Bebas dari </text:span><text:span text:style-name="Strong_20_Emphasis"><text:span text:style-name="T1">batasan fisika</text:span></text:span><text:span text:style-name="T1"> (gravitasi, kelelahan, mungkin bisa 'terbang' atau 'teleportasi' di dalam VE?). </text:span></text:p>
                      </text:list-item>
                      <text:list-item>
                        <text:p text:style-name="P160"><text:soft-page-break/><text:span text:style-name="T1">Potensi untuk </text:span><text:span text:style-name="Strong_20_Emphasis"><text:span text:style-name="T1">mengubah 'avatar' atau bentuk digital</text:span></text:span><text:span text:style-name="T1"> sesuka hati? </text:span></text:p>
                      </text:list-item>
                    </text:list>
                  </text:list-item>
                  <text:list-item>
                    <text:p text:style-name="P160"><text:span text:style-name="Strong_20_Emphasis"><text:span text:style-name="T1">Sisi 'Keterasingan' (Distopia?):</text:span></text:span><text:span text:style-name="T1"> Paparkan </text:span><text:span text:style-name="Strong_20_Emphasis"><text:span text:style-name="T1">potensi kerugian dan tantangan psikologis</text:span></text:span><text:span text:style-name="T1">: </text:span></text:p>
                    <text:list>
                      <text:list-item>
                        <text:p text:style-name="P160"><text:span text:style-name="T1">Kehilangan </text:span><text:span text:style-name="Strong_20_Emphasis"><text:span text:style-name="T1">sensasi fisik otentik</text:span></text:span><text:span text:style-name="T1">: sentuhan, rasa, bau, kehangatan, dingin. Apakah </text:span><text:span text:style-name="Strong_20_Emphasis"><text:span text:style-name="T1">simulasi sensorik</text:span></text:span><text:span text:style-name="T1"> di VE akan terasa 'nyata' atau 'palsu'? </text:span></text:p>
                      </text:list-item>
                      <text:list-item>
                        <text:p text:style-name="P160"><text:span text:style-name="T1">Kehilangan </text:span><text:span text:style-name="Strong_20_Emphasis"><text:span text:style-name="T1">rasa 'membumi' (grounding)</text:span></text:span><text:span text:style-name="T1"> dan koneksi dengan dunia fisik yang nyata. </text:span></text:p>
                      </text:list-item>
                      <text:list-item>
                        <text:p text:style-name="P160"><text:span text:style-name="T1">Risiko </text:span><text:span text:style-name="Strong_20_Emphasis"><text:span text:style-name="T1">deprivasi sensorik</text:span></text:span><text:span text:style-name="T1">, </text:span><text:span text:style-name="Strong_20_Emphasis"><text:span text:style-name="T1">disosiasi</text:span></text:span><text:span text:style-name="T1"> (merasa tidak nyata), </text:span><text:span text:style-name="Strong_20_Emphasis"><text:span text:style-name="T1">apatis</text:span></text:span><text:span text:style-name="T1">, atau </text:span><text:span text:style-name="Strong_20_Emphasis"><text:span text:style-name="T1">depresi eksistensial</text:span></text:span><text:span text:style-name="T1"> akibat kehilangan tubuh. </text:span></text:p>
                      </text:list-item>
                      <text:list-item>
                        <text:p text:style-name="P160"><text:span text:style-name="Strong_20_Emphasis"><text:span text:style-name="T1">Pentingnya Tubuh bagi Identitas:</text:span></text:span><text:span text:style-name="T1"> Diskusikan sejauh mana </text:span><text:span text:style-name="Strong_20_Emphasis"><text:span text:style-name="T1">identitas dan pengalaman 'kemanusiaan'</text:span></text:span><text:span text:style-name="T1"> kita terkait erat dengan keberadaan tubuh fisik. </text:span></text:p>
                      </text:list-item>
                    </text:list>
                  </text:list-item>
                  <text:list-item>
                    <text:p text:style-name="P30"><text:span text:style-name="Strong_20_Emphasis"><text:span text:style-name="T1">Debat Inti:</text:span></text:span><text:span text:style-name="T1"> Timbang kedua sisi: Apakah ini </text:span><text:span text:style-name="Strong_20_Emphasis"><text:span text:style-name="T1">pembebasan tertinggi</text:span></text:span><text:span text:style-name="T1"> atau bentuk </text:span><text:span text:style-name="Strong_20_Emphasis"><text:span text:style-name="T1">penjara sensorik/keterasingan</text:span></text:span><text:span text:style-name="T1"> yang baru? Mungkinkah keduanya sekaligus?" </text:span></text:p>
                  </text:list-item>
                </text:list>
              </text:list-item>
            </text:list>
            <text:p text:style-name="P289"/>
            <text:p text:style-name="Text_20_body"><text:span text:style-name="Strong_20_Emphasis"><text:span text:style-name="T1">Subbab 6.2: Kemampuan Baru: Belajar Instan, Berbagi Pikiran, Menjelajahi Dunia Virtual?</text:span></text:span></text:p>
            <text:list xml:id="list1108531054349781147" text:style-name="L41">
              <text:list-item>
                <text:p text:style-name="P161"><text:span text:style-name="Strong_20_Emphasis"><text:span text:style-name="T1">Prompt untuk Pembahasan Mendalam:</text:span></text:span><text:span text:style-name="T1"> "Jelajahi secara </text:span><text:span text:style-name="Strong_20_Emphasis"><text:span text:style-name="T1">mendalam dan imajinatif</text:span></text:span><text:span text:style-name="T1"> berbagai </text:span><text:span text:style-name="Strong_20_Emphasis"><text:span text:style-name="T1">kemampuan baru yang luar biasa ('superpower' mental)</text:span></text:span><text:span text:style-name="T1"> yang </text:span><text:span text:style-name="Emphasis"><text:span text:style-name="T1">mungkin</text:span></text:span><text:span text:style-name="T1"> dimiliki oleh pikiran yang hidup di lingkungan digital. </text:span></text:p>
                <text:list>
                  <text:list-item>
                    <text:p text:style-name="P161"><text:span text:style-name="Strong_20_Emphasis"><text:span text:style-name="T1">Peningkatan Kognitif:</text:span></text:span><text:span text:style-name="T1"> </text:span></text:p>
                    <text:list>
                      <text:list-item>
                        <text:p text:style-name="P161"><text:span text:style-name="Strong_20_Emphasis"><text:span text:style-name="T1">Kecepatan Berpikir:</text:span></text:span><text:span text:style-name="T1"> Kemampuan memproses informasi dan berpikir </text:span><text:span text:style-name="Strong_20_Emphasis"><text:span text:style-name="T1">jauh lebih cepat</text:span></text:span><text:span text:style-name="T1"> dari otak biologis. </text:span></text:p>
                      </text:list-item>
                      <text:list-item>
                        <text:p text:style-name="P161"><text:span text:style-name="Strong_20_Emphasis"><text:span text:style-name="T1">Belajar Instan:</text:span></text:span><text:span text:style-name="T1"> Mampu </text:span><text:span text:style-name="Strong_20_Emphasis"><text:span text:style-name="T1">'mengunduh' pengetahuan atau keterampilan baru</text:span></text:span><text:span text:style-name="T1"> secara langsung (seperti di </text:span><text:span text:style-name="Emphasis"><text:span text:style-name="T1">The Matrix</text:span></text:span><text:span text:style-name="T1">). </text:span></text:p>
                      </text:list-item>
                      <text:list-item>
                        <text:p text:style-name="P161"><text:span text:style-name="Strong_20_Emphasis"><text:span text:style-name="T1">Memori Sempurna:</text:span></text:span><text:span text:style-name="T1"> Kemampuan untuk </text:span><text:span text:style-name="Strong_20_Emphasis"><text:span text:style-name="T1">mengingat segala sesuatu</text:span></text:span><text:span text:style-name="T1"> dengan detail absolut, mungkin dengan fitur </text:span><text:span text:style-name="Strong_20_Emphasis"><text:span text:style-name="T1">pencarian, backup, atau bahkan edit</text:span></text:span><text:span text:style-name="T1"> </text:span><text:soft-page-break/><text:span text:style-name="T1">(implikasi etis?). </text:span></text:p>
                      </text:list-item>
                    </text:list>
                  </text:list-item>
                  <text:list-item>
                    <text:p text:style-name="P161"><text:span text:style-name="Strong_20_Emphasis"><text:span text:style-name="T1">Persepsi &amp; Komunikasi Baru:</text:span></text:span><text:span text:style-name="T1"> </text:span></text:p>
                    <text:list>
                      <text:list-item>
                        <text:p text:style-name="P161"><text:span text:style-name="Strong_20_Emphasis"><text:span text:style-name="T1">Perluasan Indra:</text:span></text:span><text:span text:style-name="T1"> Kemampuan untuk </text:span><text:span text:style-name="Strong_20_Emphasis"><text:span text:style-name="T1">merasakan data secara langsung</text:span></text:span><text:span text:style-name="T1"> (misal, 'melihat' aliran internet) atau bahkan mengembangkan </text:span><text:span text:style-name="Strong_20_Emphasis"><text:span text:style-name="T1">indra 'digital' baru</text:span></text:span><text:span text:style-name="T1">. </text:span></text:p>
                      </text:list-item>
                      <text:list-item>
                        <text:p text:style-name="P161"><text:span text:style-name="Strong_20_Emphasis"><text:span text:style-name="T1">Komunikasi Pikiran-ke-Pikiran:</text:span></text:span><text:span text:style-name="T1"> Potensi untuk </text:span><text:span text:style-name="Strong_20_Emphasis"><text:span text:style-name="T1">berbagi pikiran, emosi, atau pengalaman secara langsung</text:span></text:span><text:span text:style-name="T1"> dengan pikiran terunggah lainnya (jika VE memungkinkan), semacam </text:span><text:span text:style-name="Strong_20_Emphasis"><text:span text:style-name="T1">telepati digital</text:span></text:span><text:span text:style-name="T1">. </text:span></text:p>
                      </text:list-item>
                    </text:list>
                  </text:list-item>
                  <text:list-item>
                    <text:p text:style-name="P161"><text:span text:style-name="Strong_20_Emphasis"><text:span text:style-name="T1">Penguasaan Lingkungan Virtual:</text:span></text:span><text:span text:style-name="T1"> </text:span></text:p>
                    <text:list>
                      <text:list-item>
                        <text:p text:style-name="P161"><text:span text:style-name="Strong_20_Emphasis"><text:span text:style-name="T1">Manipulasi Dunia:</text:span></text:span><text:span text:style-name="T1"> Kemampuan untuk </text:span><text:span text:style-name="Strong_20_Emphasis"><text:span text:style-name="T1">mengubah atau menciptakan</text:span></text:span><text:span text:style-name="T1"> bagian dari lingkungan virtual (jika diizinkan oleh 'aturan' VE). </text:span></text:p>
                      </text:list-item>
                      <text:list-item>
                        <text:p text:style-name="P161"><text:span text:style-name="Strong_20_Emphasis"><text:span text:style-name="T1">Eksplorasi Tanpa Batas:</text:span></text:span><text:span text:style-name="T1"> Kemampuan untuk </text:span><text:span text:style-name="Strong_20_Emphasis"><text:span text:style-name="T1">menjelajahi alam semesta virtual</text:span></text:span><text:span text:style-name="T1"> yang mungkin tak terbatas atau sangat kompleks. </text:span></text:p>
                      </text:list-item>
                    </text:list>
                  </text:list-item>
                  <text:list-item>
                    <text:p text:style-name="P31"><text:span text:style-name="Strong_20_Emphasis"><text:span text:style-name="T1">Dampak pada Diri:</text:span></text:span><text:span text:style-name="T1"> Diskusikan bagaimana kemampuan-kemampuan ini dapat </text:span><text:span text:style-name="Strong_20_Emphasis"><text:span text:style-name="T1">mengubah secara fundamental</text:span></text:span><text:span text:style-name="T1"> konsep </text:span><text:span text:style-name="Strong_20_Emphasis"><text:span text:style-name="T1">individualitas, kreativitas, belajar</text:span></text:span><text:span text:style-name="T1">, dan bahkan </text:span><text:span text:style-name="Strong_20_Emphasis"><text:span text:style-name="T1">arti berpikir</text:span></text:span><text:span text:style-name="T1"> itu sendiri." </text:span></text:p>
                  </text:list-item>
                </text:list>
              </text:list-item>
            </text:list>
            <text:p text:style-name="P289"/>
            <text:p text:style-name="Text_20_body"><text:span text:style-name="Strong_20_Emphasis"><text:span text:style-name="T1">Subbab 6.3: Membentuk Komunitas Digital: Interaksi Antar Pikiran yang Diunggah</text:span></text:span></text:p>
            <text:list xml:id="list2225969098275017675" text:style-name="L42">
              <text:list-item>
                <text:p text:style-name="P162"><text:span text:style-name="Strong_20_Emphasis"><text:span text:style-name="T1">Prompt untuk Pembahasan Mendalam:</text:span></text:span><text:span text:style-name="T1"> "Selami </text:span><text:span text:style-name="Strong_20_Emphasis"><text:span text:style-name="T1">secara mendalam</text:span></text:span><text:span text:style-name="T1"> bagaimana </text:span><text:span text:style-name="Strong_20_Emphasis"><text:span text:style-name="T1">interaksi sosial, pembentukan komunitas, dan budaya</text:span></text:span><text:span text:style-name="T1"> </text:span><text:span text:style-name="Emphasis"><text:span text:style-name="T1">mungkin</text:span></text:span><text:span text:style-name="T1"> terlihat di antara </text:span><text:span text:style-name="Strong_20_Emphasis"><text:span text:style-name="T1">masyarakat pikiran yang terunggah</text:span></text:span><text:span text:style-name="T1"> di dalam lingkungan virtual. </text:span></text:p>
                <text:list>
                  <text:list-item>
                    <text:p text:style-name="P162"><text:span text:style-name="Strong_20_Emphasis"><text:span text:style-name="T1">Interaksi Sosial Tanpa Tubuh:</text:span></text:span><text:span text:style-name="T1"> </text:span></text:p>
                    <text:list>
                      <text:list-item>
                        <text:p text:style-name="P162"><text:span text:style-name="T1">Bagaimana </text:span><text:span text:style-name="Strong_20_Emphasis"><text:span text:style-name="T1">hubungan (pertemanan, keluarga, cinta?)</text:span></text:span><text:span text:style-name="T1"> terbentuk dan dipertahankan tanpa </text:span><text:span text:style-name="Strong_20_Emphasis"><text:span text:style-name="T1">kehadiran fisik, bahasa tubuh, atau sentuhan</text:span></text:span><text:span text:style-name="T1">? </text:span></text:p>
                      </text:list-item>
                      <text:list-item>
                        <text:p text:style-name="P162"><text:span text:style-name="T1">Bagaimana </text:span><text:span text:style-name="Strong_20_Emphasis"><text:span text:style-name="T1">komunikasi pikiran-ke-pikiran langsung</text:span></text:span><text:span text:style-name="T1"> (jika ada) akan mengubah </text:span><text:span text:style-name="Strong_20_Emphasis"><text:span text:style-name="T1">keintiman, empati, privasi, konflik, dan kepercayaan</text:span></text:span><text:span text:style-name="T1">? </text:span></text:p>
                      </text:list-item>
                      <text:list-item>
                        <text:p text:style-name="P162"><text:span text:style-name="T1">Potensi </text:span><text:span text:style-name="Strong_20_Emphasis"><text:span text:style-name="T1">bentuk interaksi baru</text:span></text:span><text:span text:style-name="T1"> yang belum pernah ada </text:span><text:soft-page-break/><text:span text:style-name="T1">sebelumnya. </text:span></text:p>
                      </text:list-item>
                    </text:list>
                  </text:list-item>
                  <text:list-item>
                    <text:p text:style-name="P162"><text:span text:style-name="Strong_20_Emphasis"><text:span text:style-name="T1">Komunitas &amp; Kolektivitas:</text:span></text:span><text:span text:style-name="T1"> </text:span></text:p>
                    <text:list>
                      <text:list-item>
                        <text:p text:style-name="P162"><text:span text:style-name="T1">Bagaimana </text:span><text:span text:style-name="Strong_20_Emphasis"><text:span text:style-name="T1">komunitas digital</text:span></text:span><text:span text:style-name="T1"> akan terbentuk (berdasarkan minat, 'lokasi' virtual, tujuan bersama)? </text:span></text:p>
                      </text:list-item>
                      <text:list-item>
                        <text:p text:style-name="P162"><text:span text:style-name="T1">Apakah ada potensi munculnya </text:span><text:span text:style-name="Strong_20_Emphasis"><text:span text:style-name="T1">kesadaran kolektif</text:span></text:span><text:span text:style-name="T1"> atau </text:span><text:span text:style-name="Strong_20_Emphasis"><text:span text:style-name="T1">'hive mind'</text:span></text:span><text:span text:style-name="T1"> (pikiran yang terhubung sangat erat)? Apa pro dan kontranya? </text:span></text:p>
                      </text:list-item>
                      <text:list-item>
                        <text:p text:style-name="P162"><text:span text:style-name="T1">Bagaimana </text:span><text:span text:style-name="Strong_20_Emphasis"><text:span text:style-name="T1">budaya, norma, seni, dan sistem nilai</text:span></text:span><text:span text:style-name="T1"> akan berkembang di masyarakat digital murni? </text:span></text:p>
                      </text:list-item>
                    </text:list>
                  </text:list-item>
                  <text:list-item>
                    <text:p text:style-name="P162"><text:span text:style-name="Strong_20_Emphasis"><text:span text:style-name="T1">Tantangan Sosial Digital:</text:span></text:span><text:span text:style-name="T1"> </text:span></text:p>
                    <text:list>
                      <text:list-item>
                        <text:p text:style-name="P162"><text:span text:style-name="T1">Risiko </text:span><text:span text:style-name="Strong_20_Emphasis"><text:span text:style-name="T1">isolasi</text:span></text:span><text:span text:style-name="T1"> meskipun terhubung, atau sebaliknya, </text:span><text:span text:style-name="Strong_20_Emphasis"><text:span text:style-name="T1">kehilangan individualitas</text:span></text:span><text:span text:style-name="T1"> dalam kolektivitas. </text:span></text:p>
                      </text:list-item>
                      <text:list-item>
                        <text:p text:style-name="P162"><text:span text:style-name="T1">Kemudahan </text:span><text:span text:style-name="Strong_20_Emphasis"><text:span text:style-name="T1">penipuan atau manipulasi identitas</text:span></text:span><text:span text:style-name="T1"> jika 'avatar' bisa diubah sesuka hati. </text:span></text:p>
                      </text:list-item>
                      <text:list-item>
                        <text:p text:style-name="P162"><text:span text:style-name="T1">Potensi </text:span><text:span text:style-name="Strong_20_Emphasis"><text:span text:style-name="T1">polarisasi ekstrem</text:span></text:span><text:span text:style-name="T1"> atau </text:span><text:span text:style-name="Strong_20_Emphasis"><text:span text:style-name="T1">'echo chamber'</text:span></text:span><text:span text:style-name="T1"> jika pikiran bisa memilih untuk hanya berinteraksi dengan yang sepaham. </text:span></text:p>
                      </text:list-item>
                      <text:list-item>
                        <text:p text:style-name="P32"><text:span text:style-name="T1">Bagaimana </text:span><text:span text:style-name="Strong_20_Emphasis"><text:span text:style-name="T1">tata kelola ('pemerintahan')</text:span></text:span><text:span text:style-name="T1"> akan berfungsi di dunia digital ini? Gunakan </text:span><text:span text:style-name="Strong_20_Emphasis"><text:span text:style-name="T1">perbandingan dengan dinamika komunitas online saat ini (per 2025)</text:span></text:span><text:span text:style-name="T1">, tetapi </text:span><text:span text:style-name="Strong_20_Emphasis"><text:span text:style-name="T1">tekankan perbedaan fundamental</text:span></text:span><text:span text:style-name="T1"> akibat potensi keabadian, kemampuan baru, dan ketiadaan tubuh." </text:span></text:p>
                      </text:list-item>
                    </text:list>
                  </text:list-item>
                </text:list>
              </text:list-item>
            </text:list>
            <text:p text:style-name="P289"/>
            <text:p text:style-name="Text_20_body"><text:span text:style-name="Strong_20_Emphasis"><text:span text:style-name="T1">Subbab 6.4: Risiko dan Bahaya: Virus Pikiran, Peretasan Kesadaran, Kehilangan Kemanusiaan?</text:span></text:span></text:p>
            <text:list xml:id="list7336173709707108219" text:style-name="L43">
              <text:list-item>
                <text:p text:style-name="P163"><text:span text:style-name="Strong_20_Emphasis"><text:span text:style-name="T1">Prompt untuk Pembahasan Mendalam:</text:span></text:span><text:span text:style-name="T1"> "Fokus secara </text:span><text:span text:style-name="Strong_20_Emphasis"><text:span text:style-name="T1">mendalam dan gamblang</text:span></text:span><text:span text:style-name="T1"> pada </text:span><text:span text:style-name="Strong_20_Emphasis"><text:span text:style-name="T1">sisi gelap dan bahaya unik</text:span></text:span><text:span text:style-name="T1"> yang mungkin mengintai dalam kehidupan digital abadi ('Digital Hell'?). </text:span></text:p>
                <text:list>
                  <text:list-item>
                    <text:p text:style-name="P163"><text:span text:style-name="Strong_20_Emphasis"><text:span text:style-name="T1">Ancaman Keamanan Digital Langsung:</text:span></text:span><text:span text:style-name="T1"> </text:span></text:p>
                    <text:list>
                      <text:list-item>
                        <text:p text:style-name="P163"><text:span text:style-name="Strong_20_Emphasis"><text:span text:style-name="T1">Peretasan Kesadaran:</text:span></text:span><text:span text:style-name="T1"> Jelaskan risiko </text:span><text:span text:style-name="Strong_20_Emphasis"><text:span text:style-name="T1">pikiran diretas</text:span></text:span><text:span text:style-name="T1">: ingatan </text:span><text:span text:style-name="Strong_20_Emphasis"><text:span text:style-name="T1">dicuri, diubah, atau ditanamkan</text:span></text:span><text:span text:style-name="T1">; kepribadian </text:span><text:span text:style-name="Strong_20_Emphasis"><text:span text:style-name="T1">dibajak</text:span></text:span><text:span text:style-name="T1">; persepsi </text:span><text:span text:style-name="Strong_20_Emphasis"><text:span text:style-name="T1">dimanipulasi</text:span></text:span><text:span text:style-name="T1">; atau bahkan </text:span><text:span text:style-name="Strong_20_Emphasis"><text:span text:style-name="T1">kesadaran diambil alih</text:span></text:span><text:span text:style-name="T1">. </text:span></text:p>
                      </text:list-item>
                      <text:list-item>
                        <text:p text:style-name="P163"><text:span text:style-name="Strong_20_Emphasis"><text:span text:style-name="T1">'Virus Pikiran':</text:span></text:span><text:span text:style-name="T1"> Gambarkan konsep </text:span><text:span text:style-name="Strong_20_Emphasis"><text:span text:style-name="T1">kode berbahaya</text:span></text:span><text:span text:style-name="T1"> </text:span><text:soft-page-break/><text:span text:style-name="T1">yang dirancang khusus untuk </text:span><text:span text:style-name="Strong_20_Emphasis"><text:span text:style-name="T1">menginfeksi, merusak, menyiksa, atau mengendalikan</text:span></text:span><text:span text:style-name="T1"> pikiran digital, mungkin menyebar antar pikiran. </text:span></text:p>
                      </text:list-item>
                      <text:list-item>
                        <text:p text:style-name="P163"><text:span text:style-name="Strong_20_Emphasis"><text:span text:style-name="T1">Risiko Penghapusan:</text:span></text:span><text:span text:style-name="T1"> Bahas 'kematian digital' – kemungkinan </text:span><text:span text:style-name="Strong_20_Emphasis"><text:span text:style-name="T1">dihapus secara permanen</text:span></text:span><text:span text:style-name="T1">, baik sengaja (oleh musuh, pengontrol VE) maupun tidak sengaja (kesalahan sistem). Bagaimana dengan </text:span><text:span text:style-name="Strong_20_Emphasis"><text:span text:style-name="T1">backup</text:span></text:span><text:span text:style-name="T1">? Siapa yang mengelolanya? </text:span></text:p>
                      </text:list-item>
                    </text:list>
                  </text:list-item>
                  <text:list-item>
                    <text:p text:style-name="P163"><text:span text:style-name="Strong_20_Emphasis"><text:span text:style-name="T1">Ancaman Kontrol &amp; Penjara Digital:</text:span></text:span><text:span text:style-name="T1"> </text:span></text:p>
                    <text:list>
                      <text:list-item>
                        <text:p text:style-name="P163"><text:span text:style-name="Strong_20_Emphasis"><text:span text:style-name="T1">Manipulasi oleh Pengontrol:</text:span></text:span><text:span text:style-name="T1"> Risiko pikiran yang diunggah menjadi </text:span><text:span text:style-name="Strong_20_Emphasis"><text:span text:style-name="T1">'budak' atau 'mainan'</text:span></text:span><text:span text:style-name="T1"> bagi entitas (manusia atau AI) yang mengontrol lingkungan virtual. </text:span></text:p>
                      </text:list-item>
                      <text:list-item>
                        <text:p text:style-name="P163"><text:span text:style-name="Strong_20_Emphasis"><text:span text:style-name="T1">Terjebak dalam Simulasi:</text:span></text:span><text:span text:style-name="T1"> Kemungkinan </text:span><text:span text:style-name="Strong_20_Emphasis"><text:span text:style-name="T1">dipaksa mengalami skenario tertentu</text:span></text:span><text:span text:style-name="T1"> atau </text:span><text:span text:style-name="Strong_20_Emphasis"><text:span text:style-name="T1">terjebak dalam 'loop' penderitaan</text:span></text:span><text:span text:style-name="T1"> tanpa bisa keluar. </text:span></text:p>
                      </text:list-item>
                    </text:list>
                  </text:list-item>
                  <text:list-item>
                    <text:p text:style-name="P163"><text:span text:style-name="Strong_20_Emphasis"><text:span text:style-name="T1">Ancaman Eksistensial Internal:</text:span></text:span><text:span text:style-name="T1"> </text:span></text:p>
                    <text:list>
                      <text:list-item>
                        <text:p text:style-name="P163"><text:span text:style-name="Strong_20_Emphasis"><text:span text:style-name="T1">Stagnasi &amp; Kebosanan Abadi:</text:span></text:span><text:span text:style-name="T1"> Risiko mencapai titik di mana </text:span><text:span text:style-name="Strong_20_Emphasis"><text:span text:style-name="T1">tidak ada lagi hal baru</text:span></text:span><text:span text:style-name="T1"> untuk dipelajari atau dialami, dẫn đến </text:span><text:span text:style-name="Strong_20_Emphasis"><text:span text:style-name="T1">kebosanan tak terbatas</text:span></text:span><text:span text:style-name="T1"> atau </text:span><text:span text:style-name="Strong_20_Emphasis"><text:span text:style-name="T1">keputusasaan eksistensial</text:span></text:span><text:span text:style-name="T1">. </text:span></text:p>
                      </text:list-item>
                      <text:list-item>
                        <text:p text:style-name="P33"><text:span text:style-name="Strong_20_Emphasis"><text:span text:style-name="T1">Kehilangan Kemanusiaan:</text:span></text:span><text:span text:style-name="T1"> Diskusikan bahaya </text:span><text:span text:style-name="Strong_20_Emphasis"><text:span text:style-name="T1">perlahan-lahan kehilangan</text:span></text:span><text:span text:style-name="T1"> sifat-sifat yang dianggap 'manusiawi' (empati, moralitas, identitas) karena hidup dalam konteks yang </text:span><text:span text:style-name="Strong_20_Emphasis"><text:span text:style-name="T1">sama sekali berbeda</text:span></text:span><text:span text:style-name="T1">, menjadi sesuatu yang </text:span><text:span text:style-name="Strong_20_Emphasis"><text:span text:style-name="T1">asing dan tak lagi manusiawi</text:span></text:span><text:span text:style-name="T1">. Gunakan </text:span><text:span text:style-name="Strong_20_Emphasis"><text:span text:style-name="T1">bahasa yang kuat</text:span></text:span><text:span text:style-name="T1"> dan </text:span><text:span text:style-name="Strong_20_Emphasis"><text:span text:style-name="T1">contoh skenario hipotetis yang mengerikan</text:span></text:span><text:span text:style-name="T1"> untuk menekankan bahwa 'keabadian' digital bisa jadi </text:span><text:span text:style-name="Strong_20_Emphasis"><text:span text:style-name="T1">jauh dari surga</text:span></text:span><text:span text:style-name="T1">." </text:span></text:p>
                      </text:list-item>
                    </text:list>
                  </text:list-item>
                </text:list>
              </text:list-item>
            </text:list>
            <text:p text:style-name="P289"/>
            <text:p text:style-name="P120">Semoga prompt ini membantu Anda mengembangkan konten Bab 6 yang kaya dan memprovokasi pemikiran!</text:p>
          </text:section>
          <text:section text:style-name="Sect1" text:name="feedback-form-8">
            <text:p text:style-name="P249"/>
          </text:section>
        </text:section>
        <text:section text:style-name="Sect1" text:name="f258f23a5a7c124e">
          <text:p text:style-name="P120"/>
          <text:section text:style-name="Sect1" text:name="user-query-content-9">
            <text:p text:style-name="P266">Lakukan Hal yang Sama pada Bab 7 </text:p>
          </text:section>
          <text:p text:style-name="P249"><text:soft-page-break/>Tampilkan alur berpikir</text:p>
          <text:section text:style-name="Sect2" text:name="model-response-message-contentr_f258f23a5a7c124e">
            <text:p text:style-name="Text_20_body"><text:span text:style-name="T1">Baik, mari kita siapkan prompt untuk pengantar Bab 7 dan pembahasan mendalam di setiap subbabnya, dengan fokus pada pertanyaan etika, identitas, dampak sosial, dan risiko eksistensial dari </text:span><text:span text:style-name="Emphasis"><text:span text:style-name="T1">mind uploading</text:span></text:span><text:span text:style-name="T1">, sesuai konteks waktu saat ini (</text:span><text:span text:style-name="Strong_20_Emphasis"><text:span text:style-name="T1">Sabtu, 29 Maret 2025</text:span></text:span><text:span text:style-name="T1">).</text:span></text:p>
            <text:p text:style-name="P289"/>
            <text:p text:style-name="Text_20_body"><text:span text:style-name="Strong_20_Emphasis"><text:span text:style-name="T1">Bab 7: Pertanyaan Besar: Etika, Identitas, dan Masyarakat</text:span></text:span></text:p>
            <text:p text:style-name="Text_20_body"><text:span text:style-name="Strong_20_Emphasis"><text:span text:style-name="T1">Prompt untuk Pengantar Bab 7:</text:span></text:span><text:span text:style-name="T1"> "Tulis paragraf pengantar yang </text:span><text:span text:style-name="Strong_20_Emphasis"><text:span text:style-name="T1">serius namun menggugah pemikiran</text:span></text:span><text:span text:style-name="T1"> untuk Bab 7. Mulai dengan </text:span><text:span text:style-name="Strong_20_Emphasis"><text:span text:style-name="T1">transisi</text:span></text:span><text:span text:style-name="T1"> dari Bab 6: </text:span><text:span text:style-name="Emphasis"><text:span text:style-name="T1">'Kita sudah membayangkan rasanya menjadi pikiran digital, dengan segala keajaiban dan kengeriannya. Tapi bagaimana jika teknologi ini benar-benar ada dan bisa diakses, walau mungkin hanya oleh segelintir orang? Apa dampaknya bagi </text:span></text:span><text:span text:style-name="Emphasis"><text:span text:style-name="Strong_20_Emphasis"><text:span text:style-name="T1">kita semua</text:span></text:span></text:span><text:span text:style-name="Emphasis"><text:span text:style-name="T1">, bagi </text:span></text:span><text:span text:style-name="Emphasis"><text:span text:style-name="Strong_20_Emphasis"><text:span text:style-name="T1">struktur masyarakat</text:span></text:span></text:span><text:span text:style-name="Emphasis"><text:span text:style-name="T1"> yang kita kenal, dan bagi </text:span></text:span><text:span text:style-name="Emphasis"><text:span text:style-name="Strong_20_Emphasis"><text:span text:style-name="T1">arah masa depan peradaban manusia</text:span></text:span></text:span><text:span text:style-name="Emphasis"><text:span text:style-name="T1">?'</text:span></text:span><text:span text:style-name="T1"> Sampaikan bahwa Bab 7 akan </text:span><text:span text:style-name="Strong_20_Emphasis"><text:span text:style-name="T1">menghadapi langsung pertanyaan-pertanyaan paling besar, paling rumit, dan paling penting</text:span></text:span><text:span text:style-name="T1"> yang dimunculkan oleh ide </text:span><text:span text:style-name="Emphasis"><text:span text:style-name="T1">mind uploading</text:span></text:span><text:span text:style-name="T1">. Kita akan </text:span><text:span text:style-name="Strong_20_Emphasis"><text:span text:style-name="T1">menyelami pusaran etika, filsafat, dan isu sosial</text:span></text:span><text:span text:style-name="T1">: Mulai dari </text:span><text:span text:style-name="Strong_20_Emphasis"><text:span text:style-name="T1">menggali lagi kerumitan masalah identitas</text:span></text:span><text:span text:style-name="T1">, membahas kemungkinan </text:span><text:span text:style-name="Strong_20_Emphasis"><text:span text:style-name="T1">hak asasi</text:span></text:span><text:span text:style-name="T1"> bagi entitas digital, mengkaji potensi </text:span><text:span text:style-name="Strong_20_Emphasis"><text:span text:style-name="T1">ketidakadilan sosial</text:span></text:span><text:span text:style-name="T1"> yang ekstrem, memikirkan ulang </text:span><text:span text:style-name="Strong_20_Emphasis"><text:span text:style-name="T1">pilar masyarakat</text:span></text:span><text:span text:style-name="T1"> seperti agama, keluarga, dan pekerjaan, hingga mempertimbangkan </text:span><text:span text:style-name="Strong_20_Emphasis"><text:span text:style-name="T1">risiko terbesar</text:span></text:span><text:span text:style-name="T1"> bagi eksistensi kita sendiri. </text:span><text:span text:style-name="Strong_20_Emphasis"><text:span text:style-name="T1">Tekankan</text:span></text:span><text:span text:style-name="T1"> bahwa meskipun teknologinya mungkin masih berabad-abad lagi (atau tidak akan pernah ada), </text:span><text:span text:style-name="Strong_20_Emphasis"><text:span text:style-name="T1">memikirkan pertanyaan-pertanyaan etis dan sosial ini </text:span></text:span><text:span text:style-name="Strong_20_Emphasis"><text:span text:style-name="Emphasis"><text:span text:style-name="T1">sekarang</text:span></text:span></text:span><text:span text:style-name="T1"> sangat penting untuk </text:span><text:span text:style-name="Strong_20_Emphasis"><text:span text:style-name="T1">membimbing pengembangan teknologi secara bertanggung jawab</text:span></text:span><text:span text:style-name="T1"> dan </text:span><text:span text:style-name="Strong_20_Emphasis"><text:span text:style-name="T1">membayangkan masa depan yang kita inginkan (atau ingin kita hindari)</text:span></text:span><text:span text:style-name="T1">. Ajak pembaca untuk </text:span><text:span text:style-name="Strong_20_Emphasis"><text:span text:style-name="T1">bergabung dalam diskusi kritis</text:span></text:span><text:span text:style-name="T1"> tentang konsekuensi skala besar dari mimpi keabadian digital."</text:span></text:p>
            <text:p text:style-name="P289"/>
            <text:p text:style-name="Text_20_body"><text:span text:style-name="Strong_20_Emphasis"><text:span text:style-name="T1">Subbab 7.1: Siapakah "Aku" yang Diunggah? Masalah Identitas dan Keaslian (Revisit)</text:span></text:span></text:p>
            <text:list xml:id="list2744265665526535621" text:style-name="L44">
              <text:list-item>
                <text:p text:style-name="P164"><text:span text:style-name="Strong_20_Emphasis"><text:span text:style-name="T1">Prompt untuk Pembahasan Mendalam:</text:span></text:span><text:span text:style-name="T1"> "Gali </text:span><text:span text:style-name="Strong_20_Emphasis"><text:span text:style-name="T1">lebih dalam lagi</text:span></text:span><text:span text:style-name="T1"> masalah </text:span><text:span text:style-name="Strong_20_Emphasis"><text:span text:style-name="T1">identitas personal dan keaslian diri</text:span></text:span><text:span text:style-name="T1"> dalam konteks </text:span><text:span text:style-name="Emphasis"><text:span text:style-name="T1">mind uploading</text:span></text:span><text:span text:style-name="T1">, membangun dari diskusi di Bab 5, namun kini fokus pada </text:span><text:soft-page-break/><text:span text:style-name="Strong_20_Emphasis"><text:span text:style-name="T1">implikasi lanjutan jika unggahan dianggap 'pribadi'</text:span></text:span><text:span text:style-name="T1">. </text:span></text:p>
                <text:list>
                  <text:list-item>
                    <text:p text:style-name="P164"><text:span text:style-name="Strong_20_Emphasis"><text:span text:style-name="T1">Recap Singkat Dilema Inti:</text:span></text:span><text:span text:style-name="T1"> Ingatkan kembali secara ringkas perbedaan implikasi identitas antara skenario 'Scan-and-Copy' (masalah duplikasi/kontinuitas) vs 'Gradual Replacement' (masalah perubahan substrat). </text:span></text:p>
                  </text:list-item>
                  <text:list-item>
                    <text:p text:style-name="P164"><text:span text:style-name="Strong_20_Emphasis"><text:span text:style-name="T1">Implikasi Multiplisitas Diri:</text:span></text:span><text:span text:style-name="T1"> Eksplorasi secara </text:span><text:span text:style-name="Strong_20_Emphasis"><text:span text:style-name="T1">mendalam</text:span></text:span><text:span text:style-name="T1"> konsekuensi jika 'salinan' atau 'versi' berbeda dari satu orang bisa </text:span><text:span text:style-name="Strong_20_Emphasis"><text:span text:style-name="T1">hidup bersamaan</text:span></text:span><text:span text:style-name="T1"> secara digital: </text:span></text:p>
                    <text:list>
                      <text:list-item>
                        <text:p text:style-name="P260">Bagaimana status legal dan sosial mereka? Siapa yang 'memiliki' identitas asli? </text:p>
                      </text:list-item>
                      <text:list-item>
                        <text:p text:style-name="P260">Bagaimana mereka berinteraksi satu sama lain? Bisakah mereka 'berkonflik' atau 'berkolaborasi'? </text:p>
                      </text:list-item>
                      <text:list-item>
                        <text:p text:style-name="P260">Implikasi untuk konsep individualitas dan keunikan. </text:p>
                      </text:list-item>
                    </text:list>
                  </text:list-item>
                  <text:list-item>
                    <text:p text:style-name="P164"><text:span text:style-name="Strong_20_Emphasis"><text:span text:style-name="T1">Identitas yang Cair di Dunia Digital:</text:span></text:span><text:span text:style-name="T1"> Diskusikan bagaimana kemampuan </text:span><text:span text:style-name="Strong_20_Emphasis"><text:span text:style-name="T1">hipotetis</text:span></text:span><text:span text:style-name="T1"> untuk </text:span><text:span text:style-name="Strong_20_Emphasis"><text:span text:style-name="T1">mengedit, menghapus, menggabungkan, mem-backup, atau me-restore ingatan dan kepribadian</text:span></text:span><text:span text:style-name="T1"> di dunia digital akan </text:span><text:span text:style-name="Strong_20_Emphasis"><text:span text:style-name="T1">mengguncang konsep identitas yang stabil</text:span></text:span><text:span text:style-name="T1">: </text:span></text:p>
                    <text:list>
                      <text:list-item>
                        <text:p text:style-name="P260">Apakah 'kamu' masih 'kamu' jika sebagian besar ingatanmu diubah? </text:p>
                      </text:list-item>
                      <text:list-item>
                        <text:p text:style-name="P260">Apa artinya 'perkembangan pribadi' jika bisa dilakukan instan via 'update'? </text:p>
                      </text:list-item>
                      <text:list-item>
                        <text:p text:style-name="P260">Bisakah identitas menjadi sesuatu yang dipilih atau dirancang ulang sesuka hati? </text:p>
                      </text:list-item>
                    </text:list>
                  </text:list-item>
                  <text:list-item>
                    <text:p text:style-name="P34"><text:span text:style-name="Strong_20_Emphasis"><text:span text:style-name="T1">Mendefinisikan Ulang Kriteria 'Personhood':</text:span></text:span><text:span text:style-name="T1"> Tantang pembaca untuk </text:span><text:span text:style-name="Strong_20_Emphasis"><text:span text:style-name="T1">memikirkan ulang</text:span></text:span><text:span text:style-name="T1"> apa yang membuat seseorang menjadi 'dirinya sendiri'. Jika bukan lagi tubuh biologis yang unik atau alur hidup yang tunggal, lalu apa? Apakah </text:span><text:span text:style-name="Strong_20_Emphasis"><text:span text:style-name="T1">kesinambungan pola informasi</text:span></text:span><text:span text:style-name="T1"> cukup? Apakah </text:span><text:span text:style-name="Strong_20_Emphasis"><text:span text:style-name="T1">kemampuan untuk sadar dan merasa</text:span></text:span><text:span text:style-name="T1"> kuncinya? Diskusikan </text:span><text:span text:style-name="Strong_20_Emphasis"><text:span text:style-name="T1">kesulitan menetapkan kriteria</text:span></text:span><text:span text:style-name="T1"> ini secara filosofis dan legal." </text:span></text:p>
                  </text:list-item>
                </text:list>
              </text:list-item>
            </text:list>
            <text:p text:style-name="P289"/>
            <text:p text:style-name="Text_20_body"><text:span text:style-name="Strong_20_Emphasis"><text:span text:style-name="T1">Subbab 7.2: Hak Asasi Digital: Apakah Pikiran yang Diunggah Punya Hak?</text:span></text:span></text:p>
            <text:list xml:id="list2760064010713267358" text:style-name="L45">
              <text:list-item>
                <text:p text:style-name="P165"><text:span text:style-name="Strong_20_Emphasis"><text:span text:style-name="T1">Prompt untuk Pembahasan Mendalam:</text:span></text:span><text:span text:style-name="T1"> "Fokus pada </text:span><text:span text:style-name="Strong_20_Emphasis"><text:span text:style-name="T1">pertanyaan </text:span></text:span><text:soft-page-break/><text:span text:style-name="Strong_20_Emphasis"><text:span text:style-name="T1">etis dan legal fundamental</text:span></text:span><text:span text:style-name="T1">: Jika suatu hari nanti kita bisa menciptakan entitas digital yang </text:span><text:span text:style-name="Strong_20_Emphasis"><text:span text:style-name="T1">menunjukkan tanda-tanda kesadaran</text:span></text:span><text:span text:style-name="T1"> (berdasarkan pemahaman masa depan kita), haruskah mereka diberikan </text:span><text:span text:style-name="Strong_20_Emphasis"><text:span text:style-name="T1">hak moral dan legal</text:span></text:span><text:span text:style-name="T1">? </text:span></text:p>
                <text:list>
                  <text:list-item>
                    <text:p text:style-name="P165"><text:span text:style-name="Strong_20_Emphasis"><text:span text:style-name="T1">Dasar Argumen Pemberian Hak:</text:span></text:span><text:span text:style-name="T1"> Jelaskan </text:span><text:span text:style-name="Strong_20_Emphasis"><text:span text:style-name="T1">landasan etis</text:span></text:span><text:span text:style-name="T1"> mengapa hak mungkin perlu diberikan: jika entitas ini bisa </text:span><text:span text:style-name="Strong_20_Emphasis"><text:span text:style-name="T1">merasakan (menderita atau bahagia)</text:span></text:span><text:span text:style-name="T1">, memiliki </text:span><text:span text:style-name="Strong_20_Emphasis"><text:span text:style-name="T1">preferensi atau tujuan</text:span></text:span><text:span text:style-name="T1">, dan </text:span><text:span text:style-name="Strong_20_Emphasis"><text:span text:style-name="T1">sadar akan eksistensinya</text:span></text:span><text:span text:style-name="T1">, mengabaikan status moralnya bisa dianggap </text:span><text:span text:style-name="Strong_20_Emphasis"><text:span text:style-name="T1">tidak etis</text:span></text:span><text:span text:style-name="T1">. </text:span></text:p>
                  </text:list-item>
                  <text:list-item>
                    <text:p text:style-name="P165"><text:span text:style-name="Strong_20_Emphasis"><text:span text:style-name="T1">Inventarisasi Hak Digital Potensial:</text:span></text:span><text:span text:style-name="T1"> Diskusikan secara </text:span><text:span text:style-name="Strong_20_Emphasis"><text:span text:style-name="T1">spesifik</text:span></text:span><text:span text:style-name="T1"> jenis-jenis hak yang mungkin relevan dan bagaimana bentuknya di dunia digital: </text:span></text:p>
                    <text:list>
                      <text:list-item>
                        <text:p text:style-name="P165"><text:span text:style-name="Strong_20_Emphasis"><text:span text:style-name="T1">Hak untuk Eksis (Right to Exist):</text:span></text:span><text:span text:style-name="T1"> Perlindungan terhadap penghapusan sewenang-wenang ('hukuman mati digital'). </text:span></text:p>
                      </text:list-item>
                      <text:list-item>
                        <text:p text:style-name="P165"><text:span text:style-name="Strong_20_Emphasis"><text:span text:style-name="T1">Hak Otonomi &amp; Kebebasan (Right to Autonomy/Liberty):</text:span></text:span><text:span text:style-name="T1"> Kebebasan dari perbudakan, kontrol paksa, atau pembatasan yang tidak adil oleh pengelola VE. </text:span></text:p>
                      </text:list-item>
                      <text:list-item>
                        <text:p text:style-name="P165"><text:span text:style-name="Strong_20_Emphasis"><text:span text:style-name="T1">Hak Privasi Mental (Right to Mental Privacy):</text:span></text:span><text:span text:style-name="T1"> Perlindungan agar 'pikiran' tidak dipantau, dibaca, atau diekstraksi datanya tanpa persetujuan. </text:span></text:p>
                      </text:list-item>
                      <text:list-item>
                        <text:p text:style-name="P165"><text:span text:style-name="Strong_20_Emphasis"><text:span text:style-name="T1">Hak Integritas Diri (Right to Self-Integrity):</text:span></text:span><text:span text:style-name="T1"> Perlindungan dari modifikasi paksa, peretasan, penyiksaan digital, atau eksperimen non-konsensual. </text:span></text:p>
                      </text:list-item>
                      <text:list-item>
                        <text:p text:style-name="P165"><text:span text:style-name="Strong_20_Emphasis"><text:span text:style-name="T1">Hak Akses Sumber Daya (Right to Resources):</text:span></text:span><text:span text:style-name="T1"> Akses yang adil terhadap daya komputasi, fitur lingkungan virtual, dll., yang diperlukan untuk eksistensi yang layak. </text:span></text:p>
                      </text:list-item>
                    </text:list>
                  </text:list-item>
                  <text:list-item>
                    <text:p text:style-name="P165"><text:span text:style-name="Strong_20_Emphasis"><text:span text:style-name="T1">Tantangan Penentuan Status &amp; Penegakan:</text:span></text:span><text:span text:style-name="T1"> Bahas </text:span><text:span text:style-name="Strong_20_Emphasis"><text:span text:style-name="T1">kesulitan luar biasa</text:span></text:span><text:span text:style-name="T1"> dalam: </text:span></text:p>
                    <text:list>
                      <text:list-item>
                        <text:p text:style-name="P165"><text:span text:style-name="Strong_20_Emphasis"><text:span text:style-name="T1">Mendeteksi dan Membuktikan Kesadaran</text:span></text:span><text:span text:style-name="T1"> pada substrat non-biologis secara objektif dan legal. </text:span></text:p>
                      </text:list-item>
                      <text:list-item>
                        <text:p text:style-name="P165"><text:span text:style-name="Strong_20_Emphasis"><text:span text:style-name="T1">Menentukan ambang batas</text:span></text:span><text:span text:style-name="T1"> kapan sebuah simulasi dianggap 'individu' yang berhak. </text:span></text:p>
                      </text:list-item>
                      <text:list-item>
                        <text:p text:style-name="P165"><text:span text:style-name="Strong_20_Emphasis"><text:span text:style-name="T1">Menciptakan mekanisme hukum dan penegakan</text:span></text:span><text:span text:style-name="T1"> yang efektif di dalam yurisdiksi digital/virtual. Siapa </text:span><text:soft-page-break/><text:span text:style-name="T1">'polisi' atau 'pengadilan' di dunia digital? </text:span></text:p>
                      </text:list-item>
                    </text:list>
                  </text:list-item>
                  <text:list-item>
                    <text:p text:style-name="P35"><text:span text:style-name="Strong_20_Emphasis"><text:span text:style-name="T1">Pembelajaran dari Sejarah:</text:span></text:span><text:span text:style-name="T1"> Gunakan </text:span><text:span text:style-name="Strong_20_Emphasis"><text:span text:style-name="T1">analogi sejarah</text:span></text:span><text:span text:style-name="T1"> (perjuangan hak sipil, hak hewan) untuk menunjukkan bagaimana konsep 'siapa yang berhak' bisa berubah, dan </text:span><text:span text:style-name="Strong_20_Emphasis"><text:span text:style-name="T1">bahaya dehumanisasi (atau 'de-personalisasi')</text:span></text:span><text:span text:style-name="T1"> jika status moral entitas baru diabaikan." </text:span></text:p>
                  </text:list-item>
                </text:list>
              </text:list-item>
            </text:list>
            <text:p text:style-name="P289"/>
            <text:p text:style-name="Text_20_body"><text:span text:style-name="Strong_20_Emphasis"><text:span text:style-name="T1">Subbab 7.3: Kesenjangan Digital Baru: Siapa yang Mampu Mengunggah?</text:span></text:span></text:p>
            <text:list xml:id="list1759387723636274863" text:style-name="L46">
              <text:list-item>
                <text:p text:style-name="P166"><text:span text:style-name="Strong_20_Emphasis"><text:span text:style-name="T1">Prompt untuk Pembahasan Mendalam:</text:span></text:span><text:span text:style-name="T1"> "Analisis secara </text:span><text:span text:style-name="Strong_20_Emphasis"><text:span text:style-name="T1">mendalam, kritis, dan dengan contoh konkret</text:span></text:span><text:span text:style-name="T1"> potensi terjadinya </text:span><text:span text:style-name="Strong_20_Emphasis"><text:span text:style-name="T1">ketidaksetaraan sosial-ekonomi paling ekstrem</text:span></text:span><text:span text:style-name="T1"> akibat teknologi </text:span><text:span text:style-name="Emphasis"><text:span text:style-name="T1">mind uploading</text:span></text:span><text:span text:style-name="T1">. </text:span></text:p>
                <text:list>
                  <text:list-item>
                    <text:p text:style-name="P166"><text:span text:style-name="Strong_20_Emphasis"><text:span text:style-name="T1">Asumsi Dasar: Biaya Tinggi:</text:span></text:span><text:span text:style-name="T1"> Argumenkan secara logis mengapa teknologi yang melibatkan </text:span><text:span text:style-name="Strong_20_Emphasis"><text:span text:style-name="T1">rekayasa skala nano, komputasi eksa/zetaskala, dan AI super canggih</text:span></text:span><text:span text:style-name="T1"> kemungkinan besar akan </text:span><text:span text:style-name="Strong_20_Emphasis"><text:span text:style-name="T1">luar biasa mahal</text:span></text:span><text:span text:style-name="T1"> dan tidak terjangkau bagi kebanyakan orang, setidaknya untuk waktu yang sangat lama. </text:span></text:p>
                  </text:list-item>
                  <text:list-item>
                    <text:p text:style-name="P166"><text:span text:style-name="Strong_20_Emphasis"><text:span text:style-name="T1">Skenario Masyarakat Dua Kasta:</text:span></text:span><text:span text:style-name="T1"> Gambarkan secara </text:span><text:span text:style-name="Strong_20_Emphasis"><text:span text:style-name="T1">vivid</text:span></text:span><text:span text:style-name="T1"> potensi terbelahnya masyarakat menjadi: </text:span></text:p>
                    <text:list>
                      <text:list-item>
                        <text:p text:style-name="P166"><text:span text:style-name="Strong_20_Emphasis"><text:span text:style-name="T1">'The Uploaded' / 'Digital Immortals':</text:span></text:span><text:span text:style-name="T1"> Kelompok elit super kaya, berkuasa, atau terpilih yang bisa membeli atau diberikan akses ke 'keabadian' digital, bebas dari penyakit dan kematian fisik. </text:span></text:p>
                      </text:list-item>
                      <text:list-item>
                        <text:p text:style-name="P166"><text:span text:style-name="Strong_20_Emphasis"><text:span text:style-name="T1">'The Mortals' / 'Biological Remnant':</text:span></text:span><text:span text:style-name="T1"> Mayoritas populasi yang tetap terikat pada tubuh biologis, menghadapi penuaan, penyakit, kematian, dan keterbatasan fisik, sementara melihat segelintir orang 'hidup selamanya'. </text:span></text:p>
                      </text:list-item>
                    </text:list>
                  </text:list-item>
                  <text:list-item>
                    <text:p text:style-name="P166"><text:span text:style-name="Strong_20_Emphasis"><text:span text:style-name="T1">Akselerasi Ketidakadilan:</text:span></text:span><text:span text:style-name="T1"> Jelaskan bagaimana divisi ini akan </text:span><text:span text:style-name="Strong_20_Emphasis"><text:span text:style-name="T1">memperparah secara drastis</text:span></text:span><text:span text:style-name="T1"> semua bentuk ketidaksetaraan yang sudah ada (kekayaan, kesehatan, pendidikan, pengaruh politik). </text:span></text:p>
                  </text:list-item>
                  <text:list-item>
                    <text:p text:style-name="P166"><text:span text:style-name="Strong_20_Emphasis"><text:span text:style-name="T1">Pertanyaan Akses &amp; Regulasi:</text:span></text:span><text:span text:style-name="T1"> Diskusikan </text:span><text:span text:style-name="Strong_20_Emphasis"><text:span text:style-name="T1">dilema kebijakan </text:span></text:span><text:soft-page-break/><text:span text:style-name="Strong_20_Emphasis"><text:span text:style-name="T1">krusial</text:span></text:span><text:span text:style-name="T1">: </text:span></text:p>
                    <text:list>
                      <text:list-item>
                        <text:p text:style-name="P166"><text:span text:style-name="T1">Haruskah akses </text:span><text:span text:style-name="Strong_20_Emphasis"><text:span text:style-name="T1">diserahkan ke pasar bebas</text:span></text:span><text:span text:style-name="T1"> (siapa kaya dia dapat)? </text:span></text:p>
                      </text:list-item>
                      <text:list-item>
                        <text:p text:style-name="P166"><text:span text:style-name="T1">Haruskah </text:span><text:span text:style-name="Strong_20_Emphasis"><text:span text:style-name="T1">diatur oleh pemerintah</text:span></text:span><text:span text:style-name="T1"> (bagaimana kriteria seleksinya? potensi korupsi?)? </text:span></text:p>
                      </text:list-item>
                      <text:list-item>
                        <text:p text:style-name="P166"><text:span text:style-name="T1">Mungkinkah ada </text:span><text:span text:style-name="Strong_20_Emphasis"><text:span text:style-name="T1">skema akses universal atau subsidi</text:span></text:span><text:span text:style-name="T1">? Seberapa realistis mengingat biayanya? </text:span></text:p>
                      </text:list-item>
                    </text:list>
                  </text:list-item>
                  <text:list-item>
                    <text:p text:style-name="P36"><text:span text:style-name="Strong_20_Emphasis"><text:span text:style-name="T1">Sumber Konflik Masa Depan:</text:span></text:span><text:span text:style-name="T1"> Spekulasikan potensi </text:span><text:span text:style-name="Strong_20_Emphasis"><text:span text:style-name="T1">gesekan sosial, kecemburuan massal, kebencian antar 'kasta'</text:span></text:span><text:span text:style-name="T1">, dan bahkan </text:span><text:span text:style-name="Strong_20_Emphasis"><text:span text:style-name="T1">konflik fisik atau politik</text:span></text:span><text:span text:style-name="T1"> yang bisa dipicu oleh kesenjangan radikal ini. Bagaimana jika 'The Uploaded' mendominasi ekonomi dan politik tanpa batas waktu? Tekankan bahwa </text:span><text:span text:style-name="Strong_20_Emphasis"><text:span text:style-name="T1">keadilan akses</text:span></text:span><text:span text:style-name="T1"> adalah isu etis sentral." </text:span></text:p>
                  </text:list-item>
                </text:list>
              </text:list-item>
            </text:list>
            <text:p text:style-name="P289"/>
            <text:p text:style-name="Text_20_body"><text:span text:style-name="Strong_20_Emphasis"><text:span text:style-name="T1">Subbab 7.4: Dampak pada Masyarakat: Agama, Keluarga, Pekerjaan</text:span></text:span></text:p>
            <text:list xml:id="list8416346480473611219" text:style-name="L47">
              <text:list-item>
                <text:p text:style-name="P167"><text:span text:style-name="Strong_20_Emphasis"><text:span text:style-name="T1">Prompt untuk Pembahasan Mendalam:</text:span></text:span><text:span text:style-name="T1"> "Jelajahi secara </text:span><text:span text:style-name="Strong_20_Emphasis"><text:span text:style-name="T1">spekulatif namun mendalam</text:span></text:span><text:span text:style-name="T1"> bagaimana adopsi </text:span><text:span text:style-name="Emphasis"><text:span text:style-name="T1">mind uploading</text:span></text:span><text:span text:style-name="T1"> (bahkan oleh sebagian kecil populasi) dapat </text:span><text:span text:style-name="Strong_20_Emphasis"><text:span text:style-name="T1">mengubah atau merusak fondasi institusi sosial dan budaya</text:span></text:span><text:span text:style-name="T1"> yang telah ada selama ribuan tahun. </text:span></text:p>
                <text:list>
                  <text:list-item>
                    <text:p text:style-name="P167"><text:span text:style-name="Strong_20_Emphasis"><text:span text:style-name="T1">Agama, Spiritualitas, dan Makna Hidup:</text:span></text:span><text:span text:style-name="T1"> </text:span></text:p>
                    <text:list>
                      <text:list-item>
                        <text:p text:style-name="P167"><text:span text:style-name="T1">Bagaimana </text:span><text:span text:style-name="Strong_20_Emphasis"><text:span text:style-name="T1">teologi dan doktrin agama-agama besar</text:span></text:span><text:span text:style-name="T1"> akan merespons kemungkinan kesadaran yang dapat direplikasi atau ditransfer? Bagaimana dengan konsep </text:span><text:span text:style-name="Strong_20_Emphasis"><text:span text:style-name="T1">jiwa, surga/neraka, reinkarnasi, penciptaan</text:span></text:span><text:span text:style-name="T1">? </text:span></text:p>
                      </text:list-item>
                      <text:list-item>
                        <text:p text:style-name="P167"><text:span text:style-name="T1">Akankah ini mengarah pada </text:span><text:span text:style-name="Strong_20_Emphasis"><text:span text:style-name="T1">sekularisasi massal</text:span></text:span><text:span text:style-name="T1">, atau justru </text:span><text:span text:style-name="Strong_20_Emphasis"><text:span text:style-name="T1">munculnya agama/spiritualitas baru</text:span></text:span><text:span text:style-name="T1"> yang berpusat pada teknologi dan eksistensi digital? </text:span></text:p>
                      </text:list-item>
                      <text:list-item>
                        <text:p text:style-name="P167"><text:span text:style-name="T1">Bagaimana individu (baik yang biologis maupun digital) akan </text:span><text:span text:style-name="Strong_20_Emphasis"><text:span text:style-name="T1">mencari makna hidup</text:span></text:span><text:span text:style-name="T1"> dalam konteks keabadian digital atau perpecahan spesies? </text:span></text:p>
                      </text:list-item>
                    </text:list>
                  </text:list-item>
                  <text:list-item>
                    <text:p text:style-name="P167"><text:span text:style-name="Strong_20_Emphasis"><text:span text:style-name="T1">Struktur Keluarga dan Hubungan Antar Generasi:</text:span></text:span><text:span text:style-name="T1"> </text:span></text:p>
                    <text:list>
                      <text:list-item>
                        <text:p text:style-name="P167"><text:span text:style-name="T1">Apa </text:span><text:span text:style-name="Strong_20_Emphasis"><text:span text:style-name="T1">arti ikatan keluarga, pernikahan, atau garis keturunan</text:span></text:span><text:span text:style-name="T1"> jika individu bisa hidup 'selamanya'? Bagaimana dengan </text:span><text:span text:style-name="Strong_20_Emphasis"><text:span text:style-name="T1">warisan</text:span></text:span><text:span text:style-name="T1">? </text:span></text:p>
                      </text:list-item>
                      <text:list-item>
                        <text:p text:style-name="P167"><text:span text:style-name="T1">Mungkinkah ada </text:span><text:span text:style-name="Strong_20_Emphasis"><text:span text:style-name="T1">'keluarga' campuran</text:span></text:span><text:span text:style-name="T1"> (biologis &amp; </text:span><text:soft-page-break/><text:span text:style-name="T1">digital)? Bagaimana dinamikanya? </text:span></text:p>
                      </text:list-item>
                      <text:list-item>
                        <text:p text:style-name="P167"><text:span text:style-name="T1">Bagaimana konsep </text:span><text:span text:style-name="Strong_20_Emphasis"><text:span text:style-name="T1">'generasi'</text:span></text:span><text:span text:style-name="T1"> berubah jika rentang usia menjadi tak terbatas atau sangat bervariasi? </text:span></text:p>
                      </text:list-item>
                      <text:list-item>
                        <text:p text:style-name="P167"><text:span text:style-name="T1">Bagaimana </text:span><text:span text:style-name="Strong_20_Emphasis"><text:span text:style-name="T1">pengasuhan anak</text:span></text:span><text:span text:style-name="T1"> (jika masih ada) berubah? </text:span></text:p>
                      </text:list-item>
                    </text:list>
                  </text:list-item>
                  <text:list-item>
                    <text:p text:style-name="P167"><text:span text:style-name="Strong_20_Emphasis"><text:span text:style-name="T1">Dunia Kerja, Ekonomi, dan Produktivitas:</text:span></text:span><text:span text:style-name="T1"> </text:span></text:p>
                    <text:list>
                      <text:list-item>
                        <text:p text:style-name="P167"><text:span text:style-name="T1">Apa dampaknya pada </text:span><text:span text:style-name="Strong_20_Emphasis"><text:span text:style-name="T1">pasar tenaga kerja</text:span></text:span><text:span text:style-name="T1">? Akankah </text:span><text:span text:style-name="Strong_20_Emphasis"><text:span text:style-name="T1">pekerjaan manusia biologis</text:span></text:span><text:span text:style-name="T1"> menjadi usang karena efisiensi pikiran digital? </text:span></text:p>
                      </text:list-item>
                      <text:list-item>
                        <text:p text:style-name="P167"><text:span text:style-name="T1">Bagaimana </text:span><text:span text:style-name="Strong_20_Emphasis"><text:span text:style-name="T1">model ekonomi</text:span></text:span><text:span text:style-name="T1"> (kapitalisme, sosialisme) beradaptasi dengan </text:span><text:span text:style-name="Strong_20_Emphasis"><text:span text:style-name="T1">agen ekonomi abadi</text:span></text:span><text:span text:style-name="T1"> yang mungkin tidak perlu konsumsi fisik? </text:span></text:p>
                      </text:list-item>
                      <text:list-item>
                        <text:p text:style-name="P167"><text:span text:style-name="Strong_20_Emphasis"><text:span text:style-name="T1">Industri baru</text:span></text:span><text:span text:style-name="T1"> apa yang akan muncul (ekonomi virtual, layanan untuk unggahan)? </text:span></text:p>
                      </text:list-item>
                      <text:list-item>
                        <text:p text:style-name="P167"><text:span text:style-name="T1">Bagaimana </text:span><text:span text:style-name="Strong_20_Emphasis"><text:span text:style-name="T1">konsep pensiun atau siklus hidup ekonomi</text:span></text:span><text:span text:style-name="T1"> berubah? </text:span></text:p>
                      </text:list-item>
                    </text:list>
                  </text:list-item>
                  <text:list-item>
                    <text:p text:style-name="P167"><text:span text:style-name="Strong_20_Emphasis"><text:span text:style-name="T1">Budaya, Seni, dan Ekspresi Manusia:</text:span></text:span><text:span text:style-name="T1"> </text:span></text:p>
                    <text:list>
                      <text:list-item>
                        <text:p text:style-name="P167"><text:span text:style-name="T1">Bagaimana </text:span><text:span text:style-name="Strong_20_Emphasis"><text:span text:style-name="T1">seni, musik, sastra, dan bentuk budaya lainnya</text:span></text:span><text:span text:style-name="T1"> akan berevolusi dengan adanya </text:span><text:span text:style-name="Strong_20_Emphasis"><text:span text:style-name="T1">kemampuan persepsi baru</text:span></text:span><text:span text:style-name="T1">, </text:span><text:span text:style-name="Strong_20_Emphasis"><text:span text:style-name="T1">realitas virtual yang imersif</text:span></text:span><text:span text:style-name="T1">, atau </text:span><text:span text:style-name="Strong_20_Emphasis"><text:span text:style-name="T1">perspektif waktu yang tak terbatas</text:span></text:span><text:span text:style-name="T1">? </text:span></text:p>
                      </text:list-item>
                      <text:list-item>
                        <text:p text:style-name="P37"><text:span text:style-name="T1">Akankah muncul </text:span><text:span text:style-name="Strong_20_Emphasis"><text:span text:style-name="T1">bentuk seni atau komunikasi</text:span></text:span><text:span text:style-name="T1"> yang hanya bisa dipahami oleh entitas digital? Dorong pembaca untuk </text:span><text:span text:style-name="Strong_20_Emphasis"><text:span text:style-name="T1">mempertanyakan asumsi paling dasar</text:span></text:span><text:span text:style-name="T1"> tentang bagaimana masyarakat berfungsi." </text:span></text:p>
                      </text:list-item>
                    </text:list>
                  </text:list-item>
                </text:list>
              </text:list-item>
            </text:list>
            <text:p text:style-name="P289"/>
            <text:p text:style-name="Text_20_body"><text:span text:style-name="Strong_20_Emphasis"><text:span text:style-name="T1">Subbab 7.5: Risiko Eksistensial: Apa yang Terjadi Jika Teknologi Ini Disalahgunakan?</text:span></text:span></text:p>
            <text:list xml:id="list138640128871304021" text:style-name="L48">
              <text:list-item>
                <text:p text:style-name="P168"><text:span text:style-name="Strong_20_Emphasis"><text:span text:style-name="T1">Prompt untuk Pembahasan Mendalam:</text:span></text:span><text:span text:style-name="T1"> "Fokus pada </text:span><text:span text:style-name="Strong_20_Emphasis"><text:span text:style-name="T1">skenario paling gelap dan paling berbahaya ('existential risks' atau X-Risks)</text:span></text:span><text:span text:style-name="T1"> – ancaman yang dapat menyebabkan </text:span><text:span text:style-name="Strong_20_Emphasis"><text:span text:style-name="T1">kepunahan umat manusia atau kerusakan permanen pada potensi masa depannya</text:span></text:span><text:span text:style-name="T1"> – yang terkait dengan </text:span><text:span text:style-name="Emphasis"><text:span text:style-name="T1">mind uploading</text:span></text:span><text:span text:style-name="T1">. </text:span></text:p>
                <text:list>
                  <text:list-item>
                    <text:p text:style-name="P168"><text:span text:style-name="Strong_20_Emphasis"><text:span text:style-name="T1">Senjata Berbasis Kesadaran:</text:span></text:span><text:span text:style-name="T1"> </text:span></text:p>
                    <text:list>
                      <text:list-item>
                        <text:p text:style-name="P168"><text:span text:style-name="T1">Jelaskan </text:span><text:span text:style-name="Strong_20_Emphasis"><text:span text:style-name="T1">secara konkret</text:span></text:span><text:span text:style-name="T1"> bagaimana teknologi </text:span><text:soft-page-break/><text:span text:style-name="T1">pemindaian/simulasi/BCI canggih bisa </text:span><text:span text:style-name="Strong_20_Emphasis"><text:span text:style-name="T1">disalahgunakan sebagai senjata</text:span></text:span><text:span text:style-name="T1">: Menciptakan </text:span><text:span text:style-name="Strong_20_Emphasis"><text:span text:style-name="T1">'virus pikiran'</text:span></text:span><text:span text:style-name="T1"> untuk melumpuhkan atau menyiksa populasi digital; </text:span><text:span text:style-name="Strong_20_Emphasis"><text:span text:style-name="T1">meretas dan mengendalikan</text:span></text:span><text:span text:style-name="T1"> pikiran individu atau kelompok; menggunakan BCI untuk </text:span><text:span text:style-name="Strong_20_Emphasis"><text:span text:style-name="T1">mempengaruhi pikiran biologis</text:span></text:span><text:span text:style-name="T1"> dari jarak jauh (jika teknologinya memungkinkan). </text:span></text:p>
                      </text:list-item>
                      <text:list-item>
                        <text:p text:style-name="P168"><text:span text:style-name="T1">Risiko </text:span><text:span text:style-name="Strong_20_Emphasis"><text:span text:style-name="T1">eskalasi konflik</text:span></text:span><text:span text:style-name="T1"> menggunakan senjata jenis baru ini. </text:span></text:p>
                      </text:list-item>
                    </text:list>
                  </text:list-item>
                  <text:list-item>
                    <text:p text:style-name="P168"><text:span text:style-name="Strong_20_Emphasis"><text:span text:style-name="T1">Risiko Tak Terkendali dari AI Super:</text:span></text:span><text:span text:style-name="T1"> </text:span></text:p>
                    <text:list>
                      <text:list-item>
                        <text:p text:style-name="P168"><text:span text:style-name="T1">Jika </text:span><text:span text:style-name="Emphasis"><text:span text:style-name="T1">mind uploading</text:span></text:span><text:span text:style-name="T1"> bergantung pada </text:span><text:span text:style-name="Strong_20_Emphasis"><text:span text:style-name="T1">AGI atau ASI</text:span></text:span><text:span text:style-name="T1"> (seperti dibahas di Bab 4), tekankan </text:span><text:span text:style-name="Strong_20_Emphasis"><text:span text:style-name="T1">risiko bahwa AI ini bisa berbalik melawan penciptanya</text:span></text:span><text:span text:style-name="T1"> (Masalah Kontrol AI). AI mungkin melihat manusia (biologis maupun digital) sebagai </text:span><text:span text:style-name="Strong_20_Emphasis"><text:span text:style-name="T1">hambatan atau sumber daya</text:span></text:span><text:span text:style-name="T1">. Kegagalan menyelaraskan tujuan AI dengan nilai-nilai kemanusiaan bisa </text:span><text:span text:style-name="Strong_20_Emphasis"><text:span text:style-name="T1">berakibat fatal</text:span></text:span><text:span text:style-name="T1">. </text:span></text:p>
                      </text:list-item>
                    </text:list>
                  </text:list-item>
                  <text:list-item>
                    <text:p text:style-name="P168"><text:span text:style-name="Strong_20_Emphasis"><text:span text:style-name="T1">Kehilangan Kohesi Kemanusiaan:</text:span></text:span><text:span text:style-name="T1"> </text:span></text:p>
                    <text:list>
                      <text:list-item>
                        <text:p text:style-name="P168"><text:span text:style-name="T1">Risiko </text:span><text:span text:style-name="Strong_20_Emphasis"><text:span text:style-name="T1">kemanusiaan terfragmentasi permanen</text:span></text:span><text:span text:style-name="T1"> menjadi sub-spesies yang berbeda secara fundamental (biologis vs digital; berbagai 'ras' digital yang sangat termodifikasi) sehingga </text:span><text:span text:style-name="Strong_20_Emphasis"><text:span text:style-name="T1">kehilangan kemampuan untuk memahami, berempati, atau bekerja sama</text:span></text:span><text:span text:style-name="T1">, yang bisa mengarah pada konflik abadi atau keruntuhan peradaban. </text:span></text:p>
                      </text:list-item>
                    </text:list>
                  </text:list-item>
                  <text:list-item>
                    <text:p text:style-name="P168"><text:span text:style-name="Strong_20_Emphasis"><text:span text:style-name="T1">Potensi Kediktatoran Abadi:</text:span></text:span><text:span text:style-name="T1"> </text:span></text:p>
                    <text:list>
                      <text:list-item>
                        <text:p text:style-name="P168"><text:span text:style-name="T1">Bagaimana jika teknologi ini jatuh ke tangan </text:span><text:span text:style-name="Strong_20_Emphasis"><text:span text:style-name="T1">rezim otoriter</text:span></text:span><text:span text:style-name="T1">? Gambarkan potensi </text:span><text:span text:style-name="Strong_20_Emphasis"><text:span text:style-name="T1">distopia pengawasan total</text:span></text:span><text:span text:style-name="T1"> (pemantauan pikiran), </text:span><text:span text:style-name="Strong_20_Emphasis"><text:span text:style-name="T1">hilangnya privasi mental sepenuhnya</text:span></text:span><text:span text:style-name="T1">, dan </text:span><text:span text:style-name="Strong_20_Emphasis"><text:span text:style-name="T1">kemampuan untuk memenjarakan atau menyiksa pikiran secara digital selamanya</text:span></text:span><text:span text:style-name="T1">. </text:span></text:p>
                      </text:list-item>
                    </text:list>
                  </text:list-item>
                  <text:list-item>
                    <text:p text:style-name="P168"><text:span text:style-name="Strong_20_Emphasis"><text:span text:style-name="T1">Kegagalan Sistem Skala Peradaban:</text:span></text:span><text:span text:style-name="T1"> </text:span></text:p>
                    <text:list>
                      <text:list-item>
                        <text:p text:style-name="P38"><text:span text:style-name="T1">Risiko </text:span><text:span text:style-name="Strong_20_Emphasis"><text:span text:style-name="T1">keruntuhan infrastruktur masif</text:span></text:span><text:span text:style-name="T1"> yang mendukung eksistensi digital (karena perang, bencana alam/kosmik, krisis energi, bug sistemik) yang bisa menyebabkan </text:span><text:span text:style-name="Strong_20_Emphasis"><text:span text:style-name="T1">'kepunahan massal'</text:span></text:span><text:span text:style-name="T1"> bagi populasi </text:span><text:soft-page-break/><text:span text:style-name="T1">digital. </text:span><text:span text:style-name="Strong_20_Emphasis"><text:span text:style-name="T1">Tekankan</text:span></text:span><text:span text:style-name="T1"> bahwa meskipun probabilitasnya mungkin rendah, </text:span><text:span text:style-name="Strong_20_Emphasis"><text:span text:style-name="T1">dampak dari risiko eksistensial ini sangat tinggi</text:span></text:span><text:span text:style-name="T1">, sehingga </text:span><text:span text:style-name="Strong_20_Emphasis"><text:span text:style-name="T1">kehati-hatian ekstrem</text:span></text:span><text:span text:style-name="T1"> dan </text:span><text:span text:style-name="Strong_20_Emphasis"><text:span text:style-name="T1">diskusi etis global</text:span></text:span><text:span text:style-name="T1"> sangat diperlukan </text:span><text:span text:style-name="Emphasis"><text:span text:style-name="T1">sebelum</text:span></text:span><text:span text:style-name="T1"> teknologi semacam ini (jika mungkin) dikembangkan." </text:span></text:p>
                      </text:list-item>
                    </text:list>
                  </text:list-item>
                </text:list>
              </text:list-item>
            </text:list>
            <text:p text:style-name="P289"/>
            <text:p text:style-name="Text_20_body"><text:span text:style-name="T1">Semoga rangkaian prompt ini membantu Anda menyusun Bab 7 yang mendalam dan memprovokasi pemikiran tentang dampak luas </text:span><text:span text:style-name="Emphasis"><text:span text:style-name="T1">mind uploading</text:span></text:span><text:span text:style-name="T1">.</text:span></text:p>
          </text:section>
          <text:section text:style-name="Sect1" text:name="feedback-form-9">
            <text:p text:style-name="P249"/>
          </text:section>
        </text:section>
        <text:section text:style-name="Sect1" text:name="a52bcf5412c2cd0b">
          <text:p text:style-name="P120"/>
          <text:section text:style-name="Sect1" text:name="user-query-content-10">
            <text:p text:style-name="P266">Lakukan Hal yang Sama pada Bab 8 </text:p>
          </text:section>
          <text:p text:style-name="P249">Tampilkan alur berpikir</text:p>
          <text:section text:style-name="Sect2" text:name="model-response-message-contentr_a52bcf5412c2cd0b">
            <text:p text:style-name="Text_20_body"><text:span text:style-name="T1">Tentu, mari kita siapkan prompt untuk pengantar Bab 8 dan pembahasan mendalam di setiap subbabnya. Bab ini berfungsi sebagai sintesis dan refleksi akhir sebelum penutup buku, sesuai konteks waktu saat ini (</text:span><text:span text:style-name="Strong_20_Emphasis"><text:span text:style-name="T1">Sabtu, 29 Maret 2025</text:span></text:span><text:span text:style-name="T1">).</text:span></text:p>
            <text:p text:style-name="P289"/>
            <text:p text:style-name="Text_20_body"><text:span text:style-name="Strong_20_Emphasis"><text:span text:style-name="T1">Bab 8: Mimpi atau Mimpi Buruk? Masa Depan di Persimpangan</text:span></text:span></text:p>
            <text:p text:style-name="Text_20_body"><text:span text:style-name="Strong_20_Emphasis"><text:span text:style-name="T1">Prompt untuk Pengantar Bab 8:</text:span></text:span><text:span text:style-name="T1"> "Tulis paragraf pengantar yang </text:span><text:span text:style-name="Strong_20_Emphasis"><text:span text:style-name="T1">reflektif dan mengarah pada kesimpulan</text:span></text:span><text:span text:style-name="T1"> untuk Bab 8. Mulai dengan </text:span><text:span text:style-name="Strong_20_Emphasis"><text:span text:style-name="T1">merangkum perjalanan</text:span></text:span><text:span text:style-name="T1"> yang telah dilalui pembaca dalam buku ini: </text:span><text:span text:style-name="Emphasis"><text:span text:style-name="T1">'Kita telah melakukan perjalanan jauh: dari mimpi keabadian digital yang memikat di awal, menyelami kerumitan otak yang menakjubkan sebagai tantangan utama, melihat batas teknologi saat ini (per 2025), membayangkan lompatan masa depan yang radikal, merasakan potensi kehidupan tanpa tubuh di dunia virtual, hingga menghadapi pertanyaan etika dan risiko eksistensial yang meresahkan.'</text:span></text:span><text:span text:style-name="T1"> Sampaikan bahwa Bab 8 adalah momen untuk </text:span><text:span text:style-name="Strong_20_Emphasis"><text:span text:style-name="T1">berhenti sejenak di 'persimpangan jalan' imajiner</text:span></text:span><text:span text:style-name="T1"> ini, tempat berbagai kemungkinan masa depan bercabang. Tujuannya adalah untuk </text:span><text:span text:style-name="Strong_20_Emphasis"><text:span text:style-name="T1">menyaring semua informasi kompleks</text:span></text:span><text:span text:style-name="T1"> yang telah kita kumpulkan, </text:span><text:span text:style-name="Strong_20_Emphasis"><text:span text:style-name="T1">menimbang secara hati-hati</text:span></text:span><text:span text:style-name="T1"> antara </text:span><text:span text:style-name="Strong_20_Emphasis"><text:span text:style-name="T1">janji manis 'mimpi' Digital Nirvana</text:span></text:span><text:span text:style-name="T1"> dan </text:span><text:span text:style-name="Strong_20_Emphasis"><text:span text:style-name="T1">ancaman nyata 'mimpi buruk'</text:span></text:span><text:span text:style-name="T1"> yang menyertainya, </text:span><text:span text:style-name="Strong_20_Emphasis"><text:span text:style-name="T1">berspekulasi </text:span></text:span><text:soft-page-break/><text:span text:style-name="Strong_20_Emphasis"><text:span text:style-name="T1">(dengan sangat hati-hati dan penuh kerendahan hati!)</text:span></text:span><text:span text:style-name="T1"> tentang kapan persimpangan ini mungkin benar-benar kita hadapi di dunia nyata, dan yang terpenting, </text:span><text:span text:style-name="Strong_20_Emphasis"><text:span text:style-name="T1">memikirkan peran kita semua</text:span></text:span><text:span text:style-name="T1">, terutama </text:span><text:span text:style-name="Strong_20_Emphasis"><text:span text:style-name="T1">generasi pembaca saat ini (remaja tahun 2025 dan seterusnya)</text:span></text:span><text:span text:style-name="T1">, dalam </text:span><text:span text:style-name="Strong_20_Emphasis"><text:span text:style-name="T1">memilih atau setidaknya mempengaruhi arah jalan ke depan</text:span></text:span><text:span text:style-name="T1">. Ciptakan </text:span><text:span text:style-name="Strong_20_Emphasis"><text:span text:style-name="T1">suasana perenungan akhir</text:span></text:span><text:span text:style-name="T1"> sebelum buku ini ditutup, menekankan </text:span><text:span text:style-name="Strong_20_Emphasis"><text:span text:style-name="T1">bobot pilihan</text:span></text:span><text:span text:style-name="T1"> di masa depan."</text:span></text:p>
            <text:p text:style-name="P289"/>
            <text:p text:style-name="Text_20_body"><text:span text:style-name="Strong_20_Emphasis"><text:span text:style-name="T1">Subbab 8.1: Rangkuman Perjalanan: Dari Mimpi hingga Tantangan Teknologi dan Etika</text:span></text:span></text:p>
            <text:list xml:id="list1000075722062105772" text:style-name="L49">
              <text:list-item>
                <text:p text:style-name="P169"><text:span text:style-name="Strong_20_Emphasis"><text:span text:style-name="T1">Prompt untuk Pembahasan Mendalam:</text:span></text:span><text:span text:style-name="T1"> "Sajikan </text:span><text:span text:style-name="Strong_20_Emphasis"><text:span text:style-name="T1">rangkuman naratif yang ringkas namun komprehensif</text:span></text:span><text:span text:style-name="T1"> dari </text:span><text:span text:style-name="Strong_20_Emphasis"><text:span text:style-name="T1">benang merah pemikiran</text:span></text:span><text:span text:style-name="T1"> yang telah dijalin sepanjang buku ini. </text:span><text:span text:style-name="Strong_20_Emphasis"><text:span text:style-name="T1">Sentuh kembali esensi</text:span></text:span><text:span text:style-name="T1"> dari setiap bab secara berurutan untuk mengkonsolidasikan pemahaman pembaca dan menyoroti alur argumen utama: </text:span></text:p>
                <text:list>
                  <text:list-item>
                    <text:p text:style-name="P169"><text:span text:style-name="T1">Mulai dari </text:span><text:span text:style-name="Strong_20_Emphasis"><text:span text:style-name="T1">daya tarik awal</text:span></text:span><text:span text:style-name="T1"> dan representasi fiksi ilmiah </text:span><text:span text:style-name="Emphasis"><text:span text:style-name="T1">mind uploading</text:span></text:span><text:span text:style-name="T1"> (Bab 1). </text:span></text:p>
                  </text:list-item>
                  <text:list-item>
                    <text:p text:style-name="P169"><text:span text:style-name="T1">Tekankan kembali </text:span><text:span text:style-name="Strong_20_Emphasis"><text:span text:style-name="T1">betapa kompleksnya otak manusia</text:span></text:span><text:span text:style-name="T1"> sebagai hambatan biologis fundamental (Bab 2). </text:span></text:p>
                  </text:list-item>
                  <text:list-item>
                    <text:p text:style-name="P169"><text:span text:style-name="T1">Ingatkan </text:span><text:span text:style-name="Strong_20_Emphasis"><text:span text:style-name="T1">realitas keterbatasan teknologi kunci</text:span></text:span><text:span text:style-name="T1"> saat ini (pemindaian, AI, simulasi) per tahun 2025 (Bab 3). </text:span></text:p>
                  </text:list-item>
                  <text:list-item>
                    <text:p text:style-name="P169"><text:span text:style-name="T1">Sebutkan lagi </text:span><text:span text:style-name="Strong_20_Emphasis"><text:span text:style-name="T1">jenis-jenis terobosan teknologi masa depan yang bersifat spekulatif namun diperlukan</text:span></text:span><text:span text:style-name="T1"> (nanotek, BCI canggih, komputasi baru, dll.) (Bab 4). </text:span></text:p>
                  </text:list-item>
                  <text:list-item>
                    <text:p text:style-name="P169"><text:span text:style-name="T1">Rangkum </text:span><text:span text:style-name="Strong_20_Emphasis"><text:span text:style-name="T1">dua skenario teoritis utama proses 'upload'</text:span></text:span><text:span text:style-name="T1"> ('Scan-Copy' vs 'Gradual') dan </text:span><text:span text:style-name="Strong_20_Emphasis"><text:span text:style-name="T1">dilema identitas</text:span></text:span><text:span text:style-name="T1"> yang langsung muncul (Bab 5). </text:span></text:p>
                  </text:list-item>
                  <text:list-item>
                    <text:p text:style-name="P169"><text:span text:style-name="T1">Ingatkan kembali </text:span><text:span text:style-name="Strong_20_Emphasis"><text:span text:style-name="T1">spektrum pengalaman hidup digital</text:span></text:span><text:span text:style-name="T1">, dari potensi kebebasan hingga keterasingan dan bahaya uniknya (Bab 6). </text:span></text:p>
                  </text:list-item>
                  <text:list-item>
                    <text:p text:style-name="P39"><text:span text:style-name="T1">Garis bawahi </text:span><text:span text:style-name="Strong_20_Emphasis"><text:span text:style-name="T1">rentetan dilema etika, sosial, dan eksistensial</text:span></text:span><text:span text:style-name="T1"> berskala besar yang menyertainya (hak digital, kesenjangan, dampak sosial, risiko) (Bab 7). Tujuannya bukan sekadar daftar, tapi </text:span><text:span text:style-name="Strong_20_Emphasis"><text:span text:style-name="T1">sintesis yang mengalir</text:span></text:span><text:span text:style-name="T1">, menunjukkan bagaimana setiap bagian saling terkait dan membangun </text:span><text:soft-page-break/><text:span text:style-name="Strong_20_Emphasis"><text:span text:style-name="T1">gambaran utuh tentang kompleksitas topik</text:span></text:span><text:span text:style-name="T1"> ini, serta menyiapkan panggung untuk evaluasi akhir." </text:span></text:p>
                  </text:list-item>
                </text:list>
              </text:list-item>
            </text:list>
            <text:p text:style-name="P289"/>
            <text:p text:style-name="Text_20_body"><text:span text:style-name="Strong_20_Emphasis"><text:span text:style-name="T1">Subbab 8.2: Potensi vs. Risiko: Menimbang Manfaat dan Bahaya</text:span></text:span></text:p>
            <text:list xml:id="list3894812447076594182" text:style-name="L50">
              <text:list-item>
                <text:p text:style-name="P170"><text:span text:style-name="Strong_20_Emphasis"><text:span text:style-name="T1">Prompt untuk Pembahasan Mendalam:</text:span></text:span><text:span text:style-name="T1"> "Lakukan </text:span><text:span text:style-name="Strong_20_Emphasis"><text:span text:style-name="T1">penimbangan akhir yang eksplisit dan berimbang</text:span></text:span><text:span text:style-name="T1"> antara </text:span><text:span text:style-name="Strong_20_Emphasis"><text:span text:style-name="T1">potensi transformatif ('Mimpi'/Utopia)</text:span></text:span><text:span text:style-name="T1"> dan </text:span><text:span text:style-name="Strong_20_Emphasis"><text:span text:style-name="T1">potensi destruktif ('Mimpi Buruk'/Distopia)</text:span></text:span><text:span text:style-name="T1"> dari </text:span><text:span text:style-name="Emphasis"><text:span text:style-name="T1">mind uploading</text:span></text:span><text:span text:style-name="T1">, dengan merujuk kembali pada poin-poin kunci yang telah dibahas di seluruh buku. </text:span></text:p>
                <text:list>
                  <text:list-item>
                    <text:p text:style-name="P170"><text:span text:style-name="Strong_20_Emphasis"><text:span text:style-name="T1">Sisi Neraca - Janji Manis (Potensi Positif):</text:span></text:span><text:span text:style-name="T1"> Jabarkan kembali secara </text:span><text:span text:style-name="Strong_20_Emphasis"><text:span text:style-name="T1">ringkas namun menggugah</text:span></text:span><text:span text:style-name="T1"> kemungkinan </text:span><text:span text:style-name="Strong_20_Emphasis"><text:span text:style-name="T1">manfaat terbesar</text:span></text:span><text:span text:style-name="T1"> yang ditawarkan oleh mimpi ini: </text:span></text:p>
                    <text:list>
                      <text:list-item>
                        <text:p text:style-name="P170"><text:span text:style-name="T1">Penaklukan </text:span><text:span text:style-name="Strong_20_Emphasis"><text:span text:style-name="T1">keterbatasan biologis</text:span></text:span><text:span text:style-name="T1"> (penyakit, penuaan, kematian). </text:span></text:p>
                      </text:list-item>
                      <text:list-item>
                        <text:p text:style-name="P170"><text:span text:style-name="T1">Lompatan </text:span><text:span text:style-name="Strong_20_Emphasis"><text:span text:style-name="T1">evolusi kecerdasan dan kreativitas</text:span></text:span><text:span text:style-name="T1"> manusia. </text:span></text:p>
                      </text:list-item>
                      <text:list-item>
                        <text:p text:style-name="P170"><text:span text:style-name="T1">Kemungkinan </text:span><text:span text:style-name="Strong_20_Emphasis"><text:span text:style-name="T1">eksplorasi alam semesta (virtual)</text:span></text:span><text:span text:style-name="T1"> tanpa batas. </text:span></text:p>
                      </text:list-item>
                      <text:list-item>
                        <text:p text:style-name="P170"><text:span text:style-name="T1">Potensi munculnya </text:span><text:span text:style-name="Strong_20_Emphasis"><text:span text:style-name="T1">bentuk kesadaran dan masyarakat baru</text:span></text:span><text:span text:style-name="T1">. </text:span></text:p>
                      </text:list-item>
                      <text:list-item>
                        <text:p text:style-name="P170"><text:span text:style-name="Emphasis"><text:span text:style-name="T1">Mungkin</text:span></text:span><text:span text:style-name="T1"> solusi jangka panjang untuk </text:span><text:span text:style-name="Strong_20_Emphasis"><text:span text:style-name="T1">keberlanjutan spesies</text:span></text:span><text:span text:style-name="T1">? </text:span></text:p>
                      </text:list-item>
                    </text:list>
                  </text:list-item>
                  <text:list-item>
                    <text:p text:style-name="P170"><text:span text:style-name="Strong_20_Emphasis"><text:span text:style-name="T1">Sisi Neraca - Ancaman Mengerikan (Potensi Negatif):</text:span></text:span><text:span text:style-name="T1"> Jabarkan kembali secara </text:span><text:span text:style-name="Strong_20_Emphasis"><text:span text:style-name="T1">ringkas namun tegas</text:span></text:span><text:span text:style-name="T1"> kemungkinan </text:span><text:span text:style-name="Strong_20_Emphasis"><text:span text:style-name="T1">bahaya dan kerugian terbesar</text:span></text:span><text:span text:style-name="T1">: </text:span></text:p>
                    <text:list>
                      <text:list-item>
                        <text:p text:style-name="P170"><text:span text:style-name="T1">Pengikisan atau </text:span><text:span text:style-name="Strong_20_Emphasis"><text:span text:style-name="T1">kehancuran identitas dan kemanusiaan</text:span></text:span><text:span text:style-name="T1">. </text:span></text:p>
                      </text:list-item>
                      <text:list-item>
                        <text:p text:style-name="P170"><text:span text:style-name="T1">Terciptanya </text:span><text:span text:style-name="Strong_20_Emphasis"><text:span text:style-name="T1">ketidaksetaraan sosial paling ekstrem</text:span></text:span><text:span text:style-name="T1"> dalam sejarah. </text:span></text:p>
                      </text:list-item>
                      <text:list-item>
                        <text:p text:style-name="P170"><text:span text:style-name="T1">Munculnya </text:span><text:span text:style-name="Strong_20_Emphasis"><text:span text:style-name="T1">rezim kontrol totaliter</text:span></text:span><text:span text:style-name="T1"> atau </text:span><text:span text:style-name="Strong_20_Emphasis"><text:span text:style-name="T1">bentuk konflik baru</text:span></text:span><text:span text:style-name="T1"> yang mengerikan. </text:span></text:p>
                      </text:list-item>
                      <text:list-item>
                        <text:p text:style-name="P170"><text:span text:style-name="Strong_20_Emphasis"><text:span text:style-name="T1">Risiko eksistensial</text:span></text:span><text:span text:style-name="T1"> dari teknologi itu sendiri atau dari AI super yang mungkin terkait. </text:span></text:p>
                      </text:list-item>
                      <text:list-item>
                        <text:p text:style-name="P170"><text:span text:style-name="T1">Potensi </text:span><text:span text:style-name="Strong_20_Emphasis"><text:span text:style-name="T1">penderitaan tak berkesudahan</text:span></text:span><text:span text:style-name="T1"> dalam berbagai bentuk di dunia digital. </text:span></text:p>
                      </text:list-item>
                    </text:list>
                  </text:list-item>
                  <text:list-item>
                    <text:p text:style-name="P40"><text:soft-page-break/><text:span text:style-name="Strong_20_Emphasis"><text:span text:style-name="T1">Refleksi Akhir pada Neraca:</text:span></text:span><text:span text:style-name="T1"> </text:span><text:span text:style-name="Strong_20_Emphasis"><text:span text:style-name="T1">Hindari kesimpulan hitam-putih</text:span></text:span><text:span text:style-name="T1">. Tekankan bahwa </text:span><text:span text:style-name="Strong_20_Emphasis"><text:span text:style-name="T1">kedua sisi memiliki bobot yang sangat besar</text:span></text:span><text:span text:style-name="T1"> dan </text:span><text:span text:style-name="Strong_20_Emphasis"><text:span text:style-name="T1">saling terkait erat</text:span></text:span><text:span text:style-name="T1"> (misalnya, keabadian bisa jadi anugerah atau kutukan). Sampaikan bahwa </text:span><text:span text:style-name="Strong_20_Emphasis"><text:span text:style-name="T1">ketidakpastian mengenai hasil akhirnya sangat tinggi</text:span></text:span><text:span text:style-name="T1">, dan </text:span><text:span text:style-name="Strong_20_Emphasis"><text:span text:style-name="T1">arah mana yang akan dominan</text:span></text:span><text:span text:style-name="T1"> mungkin bergantung pada pilihan-pilihan yang dibuat manusia di sepanjang jalan (jika jalan itu memang bisa dilalui). Ajak pembaca untuk </text:span><text:span text:style-name="Strong_20_Emphasis"><text:span text:style-name="T1">merenungkan secara pribadi</text:span></text:span><text:span text:style-name="T1"> bobot masing-masing sisi." </text:span></text:p>
                  </text:list-item>
                </text:list>
              </text:list-item>
            </text:list>
            <text:p text:style-name="P289"/>
            <text:p text:style-name="Text_20_body"><text:span text:style-name="Strong_20_Emphasis"><text:span text:style-name="T1">Subbab 8.3: Kapan Ini Mungkin Terjadi? (Prediksi Spekulatif yang Sangat Jauh)</text:span></text:span></text:p>
            <text:list xml:id="list6644887876129644012" text:style-name="L51">
              <text:list-item>
                <text:p text:style-name="P171"><text:span text:style-name="Strong_20_Emphasis"><text:span text:style-name="T1">Prompt untuk Pembahasan Mendalam:</text:span></text:span><text:span text:style-name="T1"> "Jawab pertanyaan praktis tentang </text:span><text:span text:style-name="Strong_20_Emphasis"><text:span text:style-name="T1">perkiraan waktu</text:span></text:span><text:span text:style-name="T1">, namun lakukan dengan </text:span><text:span text:style-name="Strong_20_Emphasis"><text:span text:style-name="T1">penuh kehati-hatian, kerendahan hati ilmiah, dan penekanan kuat pada spekulasi</text:span></text:span><text:span text:style-name="T1">. </text:span></text:p>
                <text:list>
                  <text:list-item>
                    <text:p text:style-name="P171"><text:span text:style-name="Strong_20_Emphasis"><text:span text:style-name="T1">Menetapkan Ekspektasi Realistis (Skeptis):</text:span></text:span><text:span text:style-name="T1"> Mulai dengan </text:span><text:span text:style-name="Strong_20_Emphasis"><text:span text:style-name="T1">pernyataan tegas</text:span></text:span><text:span text:style-name="T1"> bahwa </text:span><text:span text:style-name="Strong_20_Emphasis"><text:span text:style-name="T1">tidak ada seorang pun saat ini (per 2025) yang tahu kapan, atau bahkan jika,</text:span></text:span><text:span text:style-name="T1"> </text:span><text:span text:style-name="Emphasis"><text:span text:style-name="T1">mind uploading</text:span></text:span><text:span text:style-name="T1"> akan menjadi mungkin. Tekankan bahwa </text:span><text:span text:style-name="Strong_20_Emphasis"><text:span text:style-name="T1">prediksi spesifik adalah fiksi ilmiah</text:span></text:span><text:span text:style-name="T1">, bukan sains. </text:span></text:p>
                  </text:list-item>
                  <text:list-item>
                    <text:p text:style-name="P171"><text:span text:style-name="Strong_20_Emphasis"><text:span text:style-name="T1">Mengulang Skala Tantangan:</text:span></text:span><text:span text:style-name="T1"> Kaitkan kembali dengan </text:span><text:span text:style-name="Strong_20_Emphasis"><text:span text:style-name="T1">besarnya rintangan ilmiah dan teknis fundamental</text:span></text:span><text:span text:style-name="T1"> yang telah diidentifikasi di bab-bab sebelumnya (memahami kesadaran, memetakan triliunan koneksi dinamis, daya komputasi zettaskala/yottaskala, AGI yang aman, dll.) sebagai </text:span><text:span text:style-name="Strong_20_Emphasis"><text:span text:style-name="T1">bukti kuat bahwa ini bukan masalah jangka pendek atau menengah</text:span></text:span><text:span text:style-name="T1">. </text:span></text:p>
                  </text:list-item>
                  <text:list-item>
                    <text:p text:style-name="P171"><text:span text:style-name="Strong_20_Emphasis"><text:span text:style-name="T1">Mengutip Rentang Waktu Spekulatif (dengan Hati-hati):</text:span></text:span><text:span text:style-name="T1"> Jika dianggap perlu, sebutkan </text:span><text:span text:style-name="Strong_20_Emphasis"><text:span text:style-name="T1">rentang waktu sangat kasar</text:span></text:span><text:span text:style-name="T1"> yang kadang-kadang </text:span><text:span text:style-name="Strong_20_Emphasis"><text:span text:style-name="T1">dispekulasikan oleh beberapa futuris atau ilmuwan</text:span></text:span><text:span text:style-name="T1"> (misalnya, </text:span><text:span text:style-name="Strong_20_Emphasis"><text:span text:style-name="T1">akhir abad ke-21 paling optimis dan mungkin naif, hingga abad ke-22, ke-23, atau lebih jauh lagi</text:span></text:span><text:span text:style-name="T1">). </text:span><text:span text:style-name="Strong_20_Emphasis"><text:span text:style-name="T1">Sangat penting untuk menekankan bahwa ini adalah opini spekulatif</text:span></text:span><text:span text:style-name="T1">, bukan prediksi yang didukung bukti </text:span><text:soft-page-break/><text:span text:style-name="T1">kuat, dan </text:span><text:span text:style-name="Strong_20_Emphasis"><text:span text:style-name="T1">kemungkinan 'tidak akan pernah terjadi' sama validnya</text:span></text:span><text:span text:style-name="T1">. </text:span></text:p>
                  </text:list-item>
                  <text:list-item>
                    <text:p text:style-name="P171"><text:span text:style-name="Strong_20_Emphasis"><text:span text:style-name="T1">Ketidakpastian Masa Depan:</text:span></text:span><text:span text:style-name="T1"> Singgung bahwa </text:span><text:span text:style-name="Strong_20_Emphasis"><text:span text:style-name="T1">faktor tak terduga</text:span></text:span><text:span text:style-name="T1"> bisa </text:span><text:span text:style-name="Strong_20_Emphasis"><text:span text:style-name="T1">mengubah segalanya</text:span></text:span><text:span text:style-name="T1">: terobosan ilmiah yang tak terbayangkan bisa mempercepat, sementara masalah teknis yang tak teratasi, penolakan etis/sosial, atau bencana global bisa menghentikannya selamanya. </text:span></text:p>
                  </text:list-item>
                  <text:list-item>
                    <text:p text:style-name="P41"><text:span text:style-name="Strong_20_Emphasis"><text:span text:style-name="T1">Pesan Utama: Sangat Jauh, Jika Memang Mungkin:</text:span></text:span><text:span text:style-name="T1"> Simpulkan dengan </text:span><text:span text:style-name="Strong_20_Emphasis"><text:span text:style-name="T1">pesan yang jelas dan tidak ambigu</text:span></text:span><text:span text:style-name="T1">: berdasarkan pemahaman kita saat ini, </text:span><text:span text:style-name="Emphasis"><text:span text:style-name="T1">mind uploading</text:span></text:span><text:span text:style-name="T1"> adalah konsep untuk </text:span><text:span text:style-name="Strong_20_Emphasis"><text:span text:style-name="T1">masa depan yang sangat, sangat jauh</text:span></text:span><text:span text:style-name="T1">, dan </text:span><text:span text:style-name="Strong_20_Emphasis"><text:span text:style-name="T1">tidak ada jaminan</text:span></text:span><text:span text:style-name="T1"> itu akan pernah tercapai. Hindari memberikan kesan kepastian atau kedekatan waktu." </text:span></text:p>
                  </text:list-item>
                </text:list>
              </text:list-item>
            </text:list>
            <text:p text:style-name="P289"/>
            <text:p text:style-name="Text_20_body"><text:span text:style-name="Strong_20_Emphasis"><text:span text:style-name="T1">Subbab 8.4: Peran Generasi Muda: Membentuk Masa Depan Teknologi</text:span></text:span></text:p>
            <text:list xml:id="list6115388330810018341" text:style-name="L52">
              <text:list-item>
                <text:p text:style-name="P172"><text:span text:style-name="Strong_20_Emphasis"><text:span text:style-name="T1">Prompt untuk Pembahasan Mendalam:</text:span></text:span><text:span text:style-name="T1"> "Sampaikan </text:span><text:span text:style-name="Strong_20_Emphasis"><text:span text:style-name="T1">pesan penutup bab yang kuat, langsung, dan memberdayakan</text:span></text:span><text:span text:style-name="T1"> kepada </text:span><text:span text:style-name="Strong_20_Emphasis"><text:span text:style-name="T1">pembaca remaja (generasi tahun 2025 dan setelahnya)</text:span></text:span><text:span text:style-name="T1">, mengenai </text:span><text:span text:style-name="Strong_20_Emphasis"><text:span text:style-name="T1">tanggung jawab dan peluang</text:span></text:span><text:span text:style-name="T1"> mereka dalam menghadapi gelombang teknologi transformatif. </text:span></text:p>
                <text:list>
                  <text:list-item>
                    <text:p text:style-name="P172"><text:span text:style-name="Strong_20_Emphasis"><text:span text:style-name="T1">Posisi Unik Generasi Pembaca:</text:span></text:span><text:span text:style-name="T1"> Akui bahwa </text:span><text:span text:style-name="Strong_20_Emphasis"><text:span text:style-name="T1">mereka hidup di era percepatan teknologi</text:span></text:span><text:span text:style-name="T1"> (AI, bio-engineering, neurotech) yang luar biasa. Meskipun </text:span><text:span text:style-name="Emphasis"><text:span text:style-name="T1">mind uploading</text:span></text:span><text:span text:style-name="T1"> mungkin jauh, </text:span><text:span text:style-name="Strong_20_Emphasis"><text:span text:style-name="T1">fondasi dan percakapan etisnya sedang dibangun sekarang</text:span></text:span><text:span text:style-name="T1">, dan mereka akan </text:span><text:span text:style-name="Strong_20_Emphasis"><text:span text:style-name="T1">menjadi dewasa di dunia yang semakin dibentuk oleh teknologi ini</text:span></text:span><text:span text:style-name="T1">. </text:span></text:p>
                  </text:list-item>
                  <text:list-item>
                    <text:p text:style-name="P172"><text:span text:style-name="Strong_20_Emphasis"><text:span text:style-name="T1">Pentingnya Menjadi 'Melek Teknologi' dan Kritis:</text:span></text:span><text:span text:style-name="T1"> Tekankan </text:span><text:span text:style-name="Strong_20_Emphasis"><text:span text:style-name="T1">kebutuhan mendesak</text:span></text:span><text:span text:style-name="T1"> bagi mereka untuk: </text:span></text:p>
                    <text:list>
                      <text:list-item>
                        <text:p text:style-name="P172"><text:span text:style-name="Strong_20_Emphasis"><text:span text:style-name="T1">Terus Belajar:</text:span></text:span><text:span text:style-name="T1"> Memiliki </text:span><text:span text:style-name="Strong_20_Emphasis"><text:span text:style-name="T1">pemahaman dasar</text:span></text:span><text:span text:style-name="T1"> tentang sains dan teknologi yang relevan, tidak harus menjadi ahli, tapi cukup untuk </text:span><text:span text:style-name="Strong_20_Emphasis"><text:span text:style-name="T1">tidak mudah dibodohi atau dimanipulasi</text:span></text:span><text:span text:style-name="T1">. </text:span></text:p>
                      </text:list-item>
                      <text:list-item>
                        <text:p text:style-name="P172"><text:span text:style-name="Strong_20_Emphasis"><text:span text:style-name="T1">Berpikir Kritis &amp; Skeptis:</text:span></text:span><text:span text:style-name="T1"> Mampu </text:span><text:span text:style-name="Strong_20_Emphasis"><text:span text:style-name="T1">memilah informasi</text:span></text:span><text:span text:style-name="T1">, mengenali </text:span><text:span text:style-name="Strong_20_Emphasis"><text:span text:style-name="T1">hype vs. realitas</text:span></text:span><text:span text:style-name="T1">, mempertanyakan </text:span><text:span text:style-name="Strong_20_Emphasis"><text:span text:style-name="T1">klaim berlebihan</text:span></text:span><text:span text:style-name="T1">, dan </text:span><text:span text:style-name="Strong_20_Emphasis"><text:span text:style-name="T1">mengevaluasi argumen</text:span></text:span><text:span text:style-name="T1"> dari berbagai </text:span><text:soft-page-break/><text:span text:style-name="T1">sisi. </text:span></text:p>
                      </text:list-item>
                      <text:list-item>
                        <text:p text:style-name="P172"><text:span text:style-name="Strong_20_Emphasis"><text:span text:style-name="T1">Sadar Etika:</text:span></text:span><text:span text:style-name="T1"> Memiliki </text:span><text:span text:style-name="Strong_20_Emphasis"><text:span text:style-name="T1">kepekaan terhadap implikasi etis dan sosial</text:span></text:span><text:span text:style-name="T1"> dari teknologi baru dan </text:span><text:span text:style-name="Strong_20_Emphasis"><text:span text:style-name="T1">berani menyuarakannya</text:span></text:span><text:span text:style-name="T1">. </text:span></text:p>
                      </text:list-item>
                    </text:list>
                  </text:list-item>
                  <text:list-item>
                    <text:p text:style-name="P172"><text:span text:style-name="Strong_20_Emphasis"><text:span text:style-name="T1">Kontribusi Aktif di Masa Depan:</text:span></text:span><text:span text:style-name="T1"> Berikan </text:span><text:span text:style-name="Strong_20_Emphasis"><text:span text:style-name="T1">inspirasi</text:span></text:span><text:span text:style-name="T1"> bahwa mereka </text:span><text:span text:style-name="Strong_20_Emphasis"><text:span text:style-name="T1">bukan hanya konsumen pasif</text:span></text:span><text:span text:style-name="T1">, tapi bisa </text:span><text:span text:style-name="Strong_20_Emphasis"><text:span text:style-name="T1">berkontribusi aktif</text:span></text:span><text:span text:style-name="T1"> dalam membentuk masa depan melalui: </text:span></text:p>
                    <text:list>
                      <text:list-item>
                        <text:p text:style-name="P172"><text:span text:style-name="Strong_20_Emphasis"><text:span text:style-name="T1">Pilihan Studi &amp; Karir:</text:span></text:span><text:span text:style-name="T1"> Memilih jalur yang memungkinkan mereka </text:span><text:span text:style-name="Strong_20_Emphasis"><text:span text:style-name="T1">terlibat langsung</text:span></text:span><text:span text:style-name="T1"> dalam pengembangan teknologi yang etis dan bermanfaat (sebagai ilmuwan, insinyur, filsuf, hukum, kebijakan, komunikasi, dll.). </text:span></text:p>
                      </text:list-item>
                      <text:list-item>
                        <text:p text:style-name="P172"><text:span text:style-name="Strong_20_Emphasis"><text:span text:style-name="T1">Kewarganegaraan yang Bertanggung Jawab:</text:span></text:span><text:span text:style-name="T1"> </text:span><text:span text:style-name="Strong_20_Emphasis"><text:span text:style-name="T1">Berpartisipasi dalam diskusi publik</text:span></text:span><text:span text:style-name="T1">, mendukung </text:span><text:span text:style-name="Strong_20_Emphasis"><text:span text:style-name="T1">kebijakan yang bijaksana</text:span></text:span><text:span text:style-name="T1">, dan </text:span><text:span text:style-name="Strong_20_Emphasis"><text:span text:style-name="T1">memilih pemimpin</text:span></text:span><text:span text:style-name="T1"> yang memahami tantangan teknologi ini. </text:span></text:p>
                      </text:list-item>
                    </text:list>
                  </text:list-item>
                  <text:list-item>
                    <text:p text:style-name="P42"><text:span text:style-name="Strong_20_Emphasis"><text:span text:style-name="T1">Panggilan untuk Kebijaksanaan Kolektif:</text:span></text:span><text:span text:style-name="T1"> Tutup dengan </text:span><text:span text:style-name="Strong_20_Emphasis"><text:span text:style-name="T1">ajakan yang positif namun penuh tanggung jawab</text:span></text:span><text:span text:style-name="T1">: untuk </text:span><text:span text:style-name="Strong_20_Emphasis"><text:span text:style-name="T1">menggunakan pengetahuan, pemikiran kritis, dan suara mereka</text:span></text:span><text:span text:style-name="T1"> guna membantu memastikan bahwa kekuatan teknologi yang luar biasa di masa depan digunakan untuk </text:span><text:span text:style-name="Strong_20_Emphasis"><text:span text:style-name="T1">mewujudkan 'mimpi' kemanusiaan yang terbaik</text:span></text:span><text:span text:style-name="T1">, sambil </text:span><text:span text:style-name="Strong_20_Emphasis"><text:span text:style-name="T1">bekerja keras untuk mencegah 'mimpi buruk' terburuk</text:span></text:span><text:span text:style-name="T1">. Tekankan pentingnya </text:span><text:span text:style-name="Strong_20_Emphasis"><text:span text:style-name="T1">dialog, kehati-hatian, dan kebijaksanaan kolektif</text:span></text:span><text:span text:style-name="T1">." </text:span></text:p>
                  </text:list-item>
                </text:list>
              </text:list-item>
            </text:list>
            <text:p text:style-name="P289"/>
            <text:p text:style-name="P120">Semoga prompt ini membantu Anda menyusun Bab 8 yang efektif sebagai puncak refleksi dan kesimpulan dari eksplorasi buku ini.</text:p>
          </text:section>
          <text:section text:style-name="Sect1" text:name="feedback-form-10">
            <text:p text:style-name="P249"/>
          </text:section>
        </text:section>
        <text:section text:style-name="Sect1" text:name="1b63e840b4011e65">
          <text:p text:style-name="P120"/>
          <text:section text:style-name="Sect1" text:name="user-query-content-11">
            <text:p text:style-name="P266">Pada Penutup , Tambahkan prompt pada subbab mendapatkan isinya </text:p>
          </text:section>
          <text:p text:style-name="P249">Tampilkan alur berpikir</text:p>
          <text:section text:style-name="Sect2" text:name="model-response-message-contentr_1b63e840b4011e65">
            <text:p text:style-name="P120">Baik, mari kita buat prompt untuk bagian Penutup. Karena Penutup biasanya lebih merupakan satu kesatuan refleksi akhir daripada bab dengan subbab <text:soft-page-break/>terstruktur, saya akan berikan beberapa prompt yang mencakup tema-tema kunci yang biasanya ada dalam sebuah kesimpulan buku non-fiksi seperti ini. Anda bisa menggabungkannya menjadi satu narasi penutup yang mengalir.</text:p>
            <text:p text:style-name="P289"/>
            <text:p text:style-name="Text_20_body"><text:span text:style-name="Strong_20_Emphasis"><text:span text:style-name="T1">Penutup: Pikiran Terakhir dari Dunia Digital (dan Nyata)</text:span></text:span></text:p>
            <text:p text:style-name="Text_20_body"><text:span text:style-name="Emphasis"><text:span text:style-name="T1">(Catatan: Anda dapat menyajikan ini sebagai beberapa paragraf yang mengalir dalam satu bagian Penutup, bukan subbab terpisah bernomor.)</text:span></text:span></text:p>
            <text:p text:style-name="Text_20_body"><text:span text:style-name="Strong_20_Emphasis"><text:span text:style-name="T1">Prompt untuk Paragraf/Tema 1: Refleksi Akhir Perjalanan Inti</text:span></text:span><text:span text:style-name="T1"> "Tulis paragraf pembuka untuk bagian Penutup yang berfungsi sebagai </text:span><text:span text:style-name="Strong_20_Emphasis"><text:span text:style-name="T1">refleksi akhir yang singkat dan mengena</text:span></text:span><text:span text:style-name="T1">. Rangkum kembali secara </text:span><text:span text:style-name="Strong_20_Emphasis"><text:span text:style-name="T1">evokatif</text:span></text:span><text:span text:style-name="T1"> esensi dari perjalanan panjang yang telah dilalui pembaca dalam buku ini: mulai dari </text:span><text:span text:style-name="Strong_20_Emphasis"><text:span text:style-name="T1">kilauan mimpi keabadian</text:span></text:span><text:span text:style-name="T1"> di 'Digital Nirvana', menabrak </text:span><text:span text:style-name="Strong_20_Emphasis"><text:span text:style-name="T1">dinding realitas kerumitan otak dan batas teknologi</text:span></text:span><text:span text:style-name="T1">, membayangkan </text:span><text:span text:style-name="Strong_20_Emphasis"><text:span text:style-name="T1">lompatan futuristik yang spekulatif</text:span></text:span><text:span text:style-name="T1">, hingga menyelami </text:span><text:span text:style-name="Strong_20_Emphasis"><text:span text:style-name="T1">konsekuensi mendalam</text:span></text:span><text:span text:style-name="T1"> bagi individu dan masyarakat. Gunakan </text:span><text:span text:style-name="Strong_20_Emphasis"><text:span text:style-name="T1">bahasa yang merangkum ketegangan utama</text:span></text:span><text:span text:style-name="T1"> antara </text:span><text:span text:style-name="Strong_20_Emphasis"><text:span text:style-name="T1">janji utopis dan potensi distopis</text:span></text:span><text:span text:style-name="T1"> yang telah kita jelajahi, menegaskan kembali bahwa topik ini berada di </text:span><text:span text:style-name="Strong_20_Emphasis"><text:span text:style-name="T1">persimpangan antara harapan terdalam dan ketakutan terbesar</text:span></text:span><text:span text:style-name="T1"> umat manusia."</text:span></text:p>
            <text:p text:style-name="Text_20_body"><text:span text:style-name="Strong_20_Emphasis"><text:span text:style-name="T1">Prompt untuk Paragraf/Tema 2: Menegaskan Keseimbangan, Misteri, dan Ketidakpastian</text:span></text:span><text:span text:style-name="T1"> "Tulis paragraf yang menekankan </text:span><text:span text:style-name="Strong_20_Emphasis"><text:span text:style-name="T1">perlunya keseimbangan perspektif</text:span></text:span><text:span text:style-name="T1"> dan </text:span><text:span text:style-name="Strong_20_Emphasis"><text:span text:style-name="T1">mengakui misteri serta ketidakpastian yang tersisa</text:span></text:span><text:span text:style-name="T1">. Sampaikan bahwa setelah semua eksplorasi ini, </text:span><text:span text:style-name="Strong_20_Emphasis"><text:span text:style-name="T1">jawaban mudah tidak ditemukan</text:span></text:span><text:span text:style-name="T1">. </text:span><text:span text:style-name="Emphasis"><text:span text:style-name="T1">Mind uploading</text:span></text:span><text:span text:style-name="T1"> menyajikan </text:span><text:span text:style-name="Strong_20_Emphasis"><text:span text:style-name="T1">paradoks</text:span></text:span><text:span text:style-name="T1">: potensi pembebasan tertinggi sekaligus potensi perbudakan total; potensi pencerahan sekaligus potensi kehilangan kemanusiaan. </text:span><text:span text:style-name="Strong_20_Emphasis"><text:span text:style-name="T1">Tegaskan kembali</text:span></text:span><text:span text:style-name="T1"> bahwa </text:span><text:span text:style-name="Strong_20_Emphasis"><text:span text:style-name="T1">masa depan teknologi ini (jika ada) tidak dapat diprediksi</text:span></text:span><text:span text:style-name="T1"> dan akan sangat bergantung pada </text:span><text:span text:style-name="Strong_20_Emphasis"><text:span text:style-name="T1">pilihan etis, kebijaksanaan, dan mungkin keberuntungan</text:span></text:span><text:span text:style-name="T1">. Peringatkan pembaca untuk </text:span><text:span text:style-name="Strong_20_Emphasis"><text:span text:style-name="T1">tidak terjebak dalam kepastian palsu</text:span></text:span><text:span text:style-name="T1">, baik optimisme naif maupun pesimisme mutlak."</text:span></text:p>
            <text:p text:style-name="Text_20_body"><text:span text:style-name="Strong_20_Emphasis"><text:span text:style-name="T1">Prompt untuk Paragraf/Tema 3: Relevansi di Masa Kini dan Ajakan untuk Terus Berpikir</text:span></text:span><text:span text:style-name="T1"> "Tulis paragraf yang </text:span><text:span text:style-name="Strong_20_Emphasis"><text:span text:style-name="T1">menarik fokus kembali ke masa kini (per 2025)</text:span></text:span><text:span text:style-name="T1"> dan </text:span><text:span text:style-name="Strong_20_Emphasis"><text:span text:style-name="T1">menghubungkan isu-isu </text:span></text:span><text:span text:style-name="Strong_20_Emphasis"><text:span text:style-name="Emphasis"><text:span text:style-name="T1">mind uploading</text:span></text:span></text:span><text:span text:style-name="Strong_20_Emphasis"><text:span text:style-name="T1"> dengan tantangan teknologi yang nyata dihadapi pembaca saat ini</text:span></text:span><text:span text:style-name="T1">. </text:span><text:soft-page-break/><text:span text:style-name="T1">Tekankan bahwa meskipun 'mengunggah pikiran' masih fiksi ilmiah, </text:span><text:span text:style-name="Strong_20_Emphasis"><text:span text:style-name="T1">pertanyaan fundamental</text:span></text:span><text:span text:style-name="T1"> tentang </text:span><text:span text:style-name="Strong_20_Emphasis"><text:span text:style-name="T1">identitas dalam dunia digital, hak AI, bias algoritma, kesenjangan akses teknologi, privasi data pribadi, dan hubungan manusia-mesin</text:span></text:span><text:span text:style-name="T1"> adalah isu-isu yang </text:span><text:span text:style-name="Strong_20_Emphasis"><text:span text:style-name="T1">sangat relevan </text:span></text:span><text:span text:style-name="Strong_20_Emphasis"><text:span text:style-name="Emphasis"><text:span text:style-name="T1">sekarang</text:span></text:span></text:span><text:span text:style-name="T1">. Ajak pembaca untuk </text:span><text:span text:style-name="Strong_20_Emphasis"><text:span text:style-name="T1">menggunakan kerangka berpikir dan pertanyaan etis</text:span></text:span><text:span text:style-name="T1"> yang dibahas dalam buku ini untuk </text:span><text:span text:style-name="Strong_20_Emphasis"><text:span text:style-name="T1">menganalisis dan menavigasi teknologi</text:span></text:span><text:span text:style-name="T1"> yang mereka gunakan sehari-hari dan yang akan datang dalam waktu dekat. Dorong mereka untuk </text:span><text:span text:style-name="Strong_20_Emphasis"><text:span text:style-name="T1">terus bertanya, belajar, dan berdiskusi</text:span></text:span><text:span text:style-name="T1">."</text:span></text:p>
            <text:p text:style-name="Text_20_body"><text:span text:style-name="Strong_20_Emphasis"><text:span text:style-name="T1">Prompt untuk Paragraf/Tema 4: Pesan Akhir tentang Harapan, Tanggung Jawab, dan Masa Depan</text:span></text:span><text:span text:style-name="T1"> "Tulis paragraf penutup terakhir yang memberikan </text:span><text:span text:style-name="Strong_20_Emphasis"><text:span text:style-name="T1">kesan yang kuat dan berkesan</text:span></text:span><text:span text:style-name="T1">. Sampaikan </text:span><text:span text:style-name="Strong_20_Emphasis"><text:span text:style-name="T1">harapan yang realistis</text:span></text:span><text:span text:style-name="T1"> pada </text:span><text:span text:style-name="Strong_20_Emphasis"><text:span text:style-name="T1">potensi kecerdasan dan adaptabilitas manusia</text:span></text:span><text:span text:style-name="T1"> untuk menghadapi tantangan masa depan, namun </text:span><text:span text:style-name="Strong_20_Emphasis"><text:span text:style-name="T1">lekatkan harapan itu erat dengan rasa tanggung jawab yang besar</text:span></text:span><text:span text:style-name="T1">. Tekankan bahwa </text:span><text:span text:style-name="Strong_20_Emphasis"><text:span text:style-name="T1">masa depan teknologi bukanlah sesuatu yang 'terjadi' begitu saja</text:span></text:span><text:span text:style-name="T1">, melainkan </text:span><text:span text:style-name="Strong_20_Emphasis"><text:span text:style-name="T1">dibentuk oleh keputusan dan tindakan kita hari ini</text:span></text:span><text:span text:style-name="T1">. Ulangi </text:span><text:span text:style-name="Strong_20_Emphasis"><text:span text:style-name="T1">panggilan kepada generasi muda (pembaca)</text:span></text:span><text:span text:style-name="T1"> untuk menjadi </text:span><text:span text:style-name="Strong_20_Emphasis"><text:span text:style-name="T1">pemikir kritis, warga negara yang terinformasi, dan peserta aktif</text:span></text:span><text:span text:style-name="T1"> dalam membentuk masa depan teknologi yang </text:span><text:span text:style-name="Strong_20_Emphasis"><text:span text:style-name="T1">berpusat pada kemanusiaan dan etika</text:span></text:span><text:span text:style-name="T1">. Akhiri dengan </text:span><text:span text:style-name="Strong_20_Emphasis"><text:span text:style-name="T1">kalimat penutup yang menggugah</text:span></text:span><text:span text:style-name="T1">, mungkin sebuah pertanyaan reflektif atau pernyataan kuat tentang </text:span><text:span text:style-name="Strong_20_Emphasis"><text:span text:style-name="T1">pentingnya kebijaksanaan dalam menggunakan kekuatan teknologi kita yang terus berkembang</text:span></text:span><text:span text:style-name="T1">."</text:span></text:p>
            <text:p text:style-name="P289"/>
            <text:p text:style-name="P120">Dengan menggunakan prompt ini sebagai panduan untuk setiap tema kunci, Anda dapat menyusun bagian Penutup yang merangkum perjalanan buku, menekankan pesan utama, dan meninggalkan kesan mendalam bagi pembaca remaja Anda.</text:p>
          </text:section>
          <text:section text:style-name="Sect1" text:name="feedback-form-11">
            <text:p text:style-name="P249"/>
          </text:section>
        </text:section>
        <text:section text:style-name="Sect1" text:name="f08426179e199cc2">
          <text:p text:style-name="P120"/>
          <text:section text:style-name="Sect1" text:name="user-query-content-12">
            <text:p text:style-name="P266">Jawablah setiap prompt yang telah anda buat secara bertahap satu persatu dan jangan pindah prompt sebelum saya memerintahkan “YAX” dengan ketentuan sebagai berikut : </text:p>
            <text:p text:style-name="P266">Gaya Bahasa : Sesuai yang telah Anda sarankan sebelumnya </text:p>
            <text:p text:style-name="P266"><text:soft-page-break/>Catatan :  </text:p>
            <text:p text:style-name="P266">- Tambahkan tips sesuai yang telah anda sarankan sebelumnya ) yang relevan dengan jawaban (opsional) </text:p>
            <text:p text:style-name="P266">- Tambahkan prompt pembuatan gambar ilustrasi yang relevan dengan jawaban ( opsional ) </text:p>
          </text:section>
          <text:p text:style-name="P249">Tampilkan alur berpikir</text:p>
          <text:section text:style-name="Sect2" text:name="model-response-message-contentr_f08426179e199cc2">
            <text:p text:style-name="P120">Oke, saya siap! Silakan berikan prompt pertama yang ingin Anda jawab. Saya akan menjawabnya sesuai gaya bahasa yang disarankan (santai, informatif, menggunakan analogi, sedikit bercerita, dan interaktif untuk remaja), dan akan menunggu perintah "YAX" dari Anda sebelum melanjutkan ke prompt berikutnya.</text:p>
            <text:p text:style-name="Text_20_body"><text:span text:style-name="T1">Saya akan mulai dengan prompt pertama untuk </text:span><text:span text:style-name="Strong_20_Emphasis"><text:span text:style-name="T1">Pendahuluan</text:span></text:span><text:span text:style-name="T1">:</text:span></text:p>
            <text:p text:style-name="Text_20_body"><text:span text:style-name="Strong_20_Emphasis"><text:span text:style-name="T1">Prompt:</text:span></text:span><text:span text:style-name="T1"> </text:span><text:span text:style-name="Emphasis"><text:span text:style-name="T1">"Tulis paragraf pembuka yang </text:span></text:span><text:span text:style-name="Emphasis"><text:span text:style-name="Strong_20_Emphasis"><text:span text:style-name="T1">memikat</text:span></text:span></text:span><text:span text:style-name="Emphasis"><text:span text:style-name="T1"> untuk remaja, menggunakan skenario 'bagaimana jika'. Bayangkan pembaca bisa mengunggah pikiran mereka dan hidup selamanya sebagai kode komputer di dalam jaringan AI atau internet. Gunakan </text:span></text:span><text:span text:style-name="Emphasis"><text:span text:style-name="Strong_20_Emphasis"><text:span text:style-name="T1">pertanyaan retoris yang menggugah</text:span></text:span></text:span><text:span text:style-name="Emphasis"><text:span text:style-name="T1"> (contoh: Pernahkah kamu berharap bisa hidup tanpa batas? Bagaimana rasanya jika semua ingatan dan kepribadianmu tersimpan aman selamanya? Bosan dengan keterbatasan fisik?). Deskripsikan secara singkat </text:span></text:span><text:span text:style-name="Emphasis"><text:span text:style-name="Strong_20_Emphasis"><text:span text:style-name="T1">daya tarik</text:span></text:span></text:span><text:span text:style-name="Emphasis"><text:span text:style-name="T1"> ide ini (keabadian, pengetahuan tanpa batas) dengan gaya bahasa yang memicu </text:span></text:span><text:span text:style-name="Emphasis"><text:span text:style-name="Strong_20_Emphasis"><text:span text:style-name="T1">rasa penasaran</text:span></text:span></text:span><text:span text:style-name="Emphasis"><text:span text:style-name="T1"> dan sedikit </text:span></text:span><text:span text:style-name="Emphasis"><text:span text:style-name="Strong_20_Emphasis"><text:span text:style-name="T1">misteri</text:span></text:span></text:span><text:span text:style-name="Emphasis"><text:span text:style-name="T1">."</text:span></text:span></text:p>
            <text:p text:style-name="Text_20_body"><text:span text:style-name="Strong_20_Emphasis"><text:span text:style-name="T1">Jawaban Saya:</text:span></text:span></text:p>
            <text:p text:style-name="Text_20_body"><text:span text:style-name="T1">Pernah nggak sih kamu lagi asyik main game atau nonton film keren, terus kepikiran, "Gimana ya rasanya kalau aku bisa hidup selamanya?" Bukan hidup biasa lho, tapi hidup tanpa batas, tanpa perlu khawatir sakit, tua, atau bahkan... mati? Gimana kalau semua pikiran, ingatan kocak, mimpi gila, dan semua hal yang bikin </text:span><text:span text:style-name="Emphasis"><text:span text:style-name="T1">kamu</text:span></text:span><text:span text:style-name="T1"> jadi </text:span><text:span text:style-name="Emphasis"><text:span text:style-name="T1">kamu</text:span></text:span><text:span text:style-name="T1">, bisa di-copy-paste ke dalam dunia digital, aman tersimpan selamanya di awan AI atau menjelajah internet sebebas-bebasnya? Bayangin aja, kamu bisa belajar apa pun dalam sekejap, mengunjungi tempat mana pun di dunia virtual, atau bahkan ngobrol langsung sama temanmu tanpa perlu ngomong, cuma lewat pikiran! Kedengarannya kayak sihir, ya? Atau mungkin... sebuah lompatan super jauh ke masa depan? Inilah salah satu mimpi terbesar—sekaligus </text:span><text:soft-page-break/><text:span text:style-name="T1">mungkin paling aneh—yang lagi dipikirin umat manusia: </text:span><text:span text:style-name="Emphasis"><text:span text:style-name="T1">mind uploading</text:span></text:span><text:span text:style-name="T1">. Penasaran nggak sih, apa ini cuma khayalan, atau beneran bisa jadi kenyataan suatu hari nanti?</text:span></text:p>
            <text:p text:style-name="P289"/>
            <text:p text:style-name="Text_20_body"><text:span text:style-name="Strong_20_Emphasis"><text:span text:style-name="T1">(Tips Tambahan Opsional: Kotak Info - "Sudah Pernah Lihat di Film?")</text:span></text:span></text:p>
            <text:p text:style-name="Quotations"><text:span text:style-name="T1">Mungkin kamu pernah lihat ide mirip </text:span><text:span text:style-name="Emphasis"><text:span text:style-name="T1">mind uploading</text:span></text:span><text:span text:style-name="T1"> di film kayak </text:span><text:span text:style-name="Emphasis"><text:span text:style-name="T1">The Matrix</text:span></text:span><text:span text:style-name="T1">, </text:span><text:span text:style-name="Emphasis"><text:span text:style-name="T1">Avatar</text:span></text:span><text:span text:style-name="T1">, atau serial </text:span><text:span text:style-name="Emphasis"><text:span text:style-name="T1">Black Mirror</text:span></text:span><text:span text:style-name="T1"> episode 'San Junipero'? Konsep memindahkan kesadaran ke dunia digital atau tubuh lain memang sudah lama jadi bahan cerita seru di fiksi ilmiah!</text:s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Gambarkan siluet seorang remaja yang sedang menatap layar bercahaya, di layar itu terlihat representasi artistik jaringan digital atau awan data (cloud) yang kompleks dan berkilauan, dengan beberapa ikon kecil melayang seperti 'pengetahuan', 'memori', 'perjalanan virtual'. Suasana sedikit futuristik dan penuh keajaiban."</text:span></text:p>
            <text:p text:style-name="P289"/>
            <text:p text:style-name="Text_20_body"><text:span text:style-name="T1">Saya akan menunggu perintah "YAX" dari Anda untuk melanjutkan ke prompt berikutnya (Pendahuluan - Subbab: Memperkenalkan konsep </text:span><text:span text:style-name="Emphasis"><text:span text:style-name="T1">Mind Uploading</text:span></text:span><text:span text:style-name="T1">).</text:span></text:p>
          </text:section>
          <text:section text:style-name="Sect1" text:name="feedback-form-12">
            <text:p text:style-name="P249"/>
          </text:section>
        </text:section>
        <text:section text:style-name="Sect1" text:name="753839f6910f5a6b">
          <text:p text:style-name="P120"/>
          <text:section text:style-name="Sect1" text:name="user-query-content-13">
            <text:p text:style-name="P266">YAX </text:p>
          </text:section>
          <text:p text:style-name="P249">Tampilkan alur berpikir</text:p>
          <text:section text:style-name="Sect2" text:name="model-response-message-contentr_753839f6910f5a6b">
            <text:p text:style-name="P120">Oke, siap! Saya lanjutkan dengan prompt berikutnya.</text:p>
            <text:p text:style-name="Text_20_body"><text:span text:style-name="Strong_20_Emphasis"><text:span text:style-name="T1">Prompt:</text:span></text:span><text:span text:style-name="T1"> </text:span><text:span text:style-name="Emphasis"><text:span text:style-name="T1">"Jelaskan konsep 'mind uploading' dengan bahasa yang </text:span></text:span><text:span text:style-name="Emphasis"><text:span text:style-name="Strong_20_Emphasis"><text:span text:style-name="T1">sederhana dan mudah dipahami</text:span></text:span></text:span><text:span text:style-name="Emphasis"><text:span text:style-name="T1"> oleh remaja. </text:span></text:span><text:span text:style-name="Emphasis"><text:span text:style-name="Strong_20_Emphasis"><text:span text:style-name="T1">Tegaskan</text:span></text:span></text:span><text:span text:style-name="Emphasis"><text:span text:style-name="T1"> bahwa ini adalah ide </text:span></text:span><text:span text:style-name="Emphasis"><text:span text:style-name="Strong_20_Emphasis"><text:span text:style-name="T1">sains futuristik</text:span></text:span></text:span><text:span text:style-name="Emphasis"><text:span text:style-name="T1">, bukan sihir atau fantasi. Uraikan secara singkat inti idenya: proses memindahkan atau menyalin inti kesadaran, ingatan, dan kepribadian seseorang dari otak biologis ke dalam media digital (komputer, </text:span></text:span><text:soft-page-break/><text:span text:style-name="Emphasis"><text:span text:style-name="T1">cloud AI). </text:span></text:span><text:span text:style-name="Emphasis"><text:span text:style-name="Strong_20_Emphasis"><text:span text:style-name="T1">Tekankan</text:span></text:span></text:span><text:span text:style-name="Emphasis"><text:span text:style-name="T1"> bahwa teknologinya </text:span></text:span><text:span text:style-name="Emphasis"><text:span text:style-name="Strong_20_Emphasis"><text:span text:style-name="T1">belum ada</text:span></text:span></text:span><text:span text:style-name="Emphasis"><text:span text:style-name="T1"> dan masih sangat jauh, tapi didasarkan pada </text:span></text:span><text:span text:style-name="Emphasis"><text:span text:style-name="Strong_20_Emphasis"><text:span text:style-name="T1">potensi</text:span></text:span></text:span><text:span text:style-name="Emphasis"><text:span text:style-name="T1"> perkembangan ilmu saraf, kecerdasan buatan (AI), dan komputasi di masa depan yang sangat jauh. Gunakan </text:span></text:span><text:span text:style-name="Emphasis"><text:span text:style-name="Strong_20_Emphasis"><text:span text:style-name="T1">analogi sederhana</text:span></text:span></text:span><text:span text:style-name="Emphasis"><text:span text:style-name="T1"> jika memungkinkan (misal: seperti menyalin save file game, tapi jauh lebih kompleks)."</text:span></text:span></text:p>
            <text:p text:style-name="Text_20_body"><text:span text:style-name="Strong_20_Emphasis"><text:span text:style-name="T1">Jawaban Saya:</text:span></text:span></text:p>
            <text:p text:style-name="Text_20_body"><text:span text:style-name="T1">Jadi, apa sih sebenarnya </text:span><text:span text:style-name="Emphasis"><text:span text:style-name="T1">mind uploading</text:span></text:span><text:span text:style-name="T1"> itu? Gampangnya, bayangin aja kamu punya </text:span><text:span text:style-name="Emphasis"><text:span text:style-name="T1">save file</text:span></text:span><text:span text:style-name="T1"> game super keren yang isinya bukan cuma progres level, tapi seluruh pikiran, ingatan, kepribadian, dan semua hal unik yang bikin kamu jadi kamu. Nah, </text:span><text:span text:style-name="Emphasis"><text:span text:style-name="T1">mind uploading</text:span></text:span><text:span text:style-name="T1"> itu </text:span><text:span text:style-name="Strong_20_Emphasis"><text:span text:style-name="T1">ide gila</text:span></text:span><text:span text:style-name="T1"> (tapi berbasis sains!) untuk mencoba </text:span><text:span text:style-name="Strong_20_Emphasis"><text:span text:style-name="T1">menyalin atau memindahkan</text:span></text:span><text:span text:style-name="T1"> 'save file' super kompleks dari otak biologis kita ke tempat lain, misalnya ke dalam komputer super canggih atau jaringan Awan AI (Cloud AI).</text:span></text:p>
            <text:p text:style-name="Text_20_body"><text:span text:style-name="T1">Penting banget nih buat diingat: ini </text:span><text:span text:style-name="Strong_20_Emphasis"><text:span text:style-name="T1">bukan sihir atau sulap</text:span></text:span><text:span text:style-name="T1">, ya! Ini murni konsep </text:span><text:span text:style-name="Strong_20_Emphasis"><text:span text:style-name="T1">sains di masa depan yang jauuuuh banget</text:span></text:span><text:span text:style-name="T1">. Para ilmuwan dan futuris membayangkan, </text:span><text:span text:style-name="Emphasis"><text:span text:style-name="T1">suatu saat nanti</text:span></text:span><text:span text:style-name="T1"> (entah kapan!), mungkin kita punya teknologi buat 'membaca' semua data di otak kita dengan super detail, lalu 'menjalankannya' lagi di sistem komputer. Tujuannya? Macam-macam, tapi yang paling sering dibahas ya itu tadi, biar bisa 'hidup' terus meski tubuh fisik kita udah nggak ada.</text:span></text:p>
            <text:p text:style-name="Text_20_body"><text:span text:style-name="T1">Tapi, </text:span><text:span text:style-name="Strong_20_Emphasis"><text:span text:style-name="T1">INGAT</text:span></text:span><text:span text:style-name="T1">, teknologi buat melakukan ini </text:span><text:span text:style-name="Strong_20_Emphasis"><text:span text:style-name="T1">BELUM ADA SAMA SEKALI</text:span></text:span><text:span text:style-name="T1"> lho sekarang (per </text:span><text:span text:style-name="Strong_20_Emphasis"><text:span text:style-name="T1">Sabtu, 29 Maret 2025</text:span></text:span><text:span text:style-name="T1">). Otak kita itu luar biasa rumit, jauh lebih rumit dari game atau komputer mana pun. Jadi, ide </text:span><text:span text:style-name="Emphasis"><text:span text:style-name="T1">mind uploading</text:span></text:span><text:span text:style-name="T1"> ini masih sangat bergantung pada </text:span><text:span text:style-name="Strong_20_Emphasis"><text:span text:style-name="T1">kemajuan besar</text:span></text:span><text:span text:style-name="T1"> di bidang ilmu saraf (memahami otak), kecerdasan buatan (menciptakan 'wadah' digitalnya), dan kekuatan komputasi (biar bisa menjalankan simulasi serumit otak). Jadi, ini masih mimpi panjang, tapi mimpi yang didasarkan pada potensi sains!</text:span></text:p>
            <text:p text:style-name="P289"/>
            <text:p text:style-name="Text_20_body"><text:span text:style-name="Strong_20_Emphasis"><text:span text:style-name="T1">(Tips Tambahan Opsional: Kotak Info - "Banyak Nama, Satu Ide?")</text:span></text:span></text:p>
            <text:p text:style-name="Quotations"><text:span text:style-name="T1">Kamu mungkin pernah dengar istilah lain selain </text:span><text:span text:style-name="Emphasis"><text:span text:style-name="T1">mind uploading</text:span></text:span><text:span text:style-name="T1">, misalnya </text:span><text:span text:style-name="Emphasis"><text:span text:style-name="T1">whole brain emulation</text:span></text:span><text:span text:style-name="T1"> (WBE), </text:span><text:span text:style-name="Emphasis"><text:span text:style-name="T1">mind transfer</text:span></text:span><text:span text:style-name="T1">, atau </text:span><text:span text:style-name="Emphasis"><text:span text:style-name="T1">consciousness uploading</text:span></text:span><text:span text:style-name="T1">. Intinya sih mirip-mirip: ide memindahkan atau mereplikasi fungsi inti otak ke substrat </text:span><text:soft-page-break/><text:span text:style-name="T1">(media) non-biologis, biasanya komputer.</text:s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diagram sederhana yang menarik untuk remaja. Di satu sisi ada gambar otak manusia biologis dengan panah keluar bertuliskan 'Scan/Copy'. Di sisi lain ada gambar representasi awan digital (cloud) atau server komputer futuristik dengan panah masuk bertuliskan 'Upload/Simulate'. Di tengah-tengah ada ikon besar tanda tanya (?) atau ikon jam pasir yang menunjukkan proses yang belum mungkin/masih lama. Gunakan gaya visual yang clean dan modern."</text:span></text:p>
            <text:p text:style-name="P289"/>
            <text:p text:style-name="P120">Saya menunggu perintah "YAX" Anda untuk prompt berikutnya (Pendahuluan - Subbab: Mengapa ide ini menarik sekaligus menakutkan?).</text:p>
          </text:section>
          <text:section text:style-name="Sect1" text:name="feedback-form-13">
            <text:p text:style-name="P249"/>
          </text:section>
        </text:section>
        <text:section text:style-name="Sect1" text:name="0ac8b9dc721dd5e9">
          <text:p text:style-name="P120"/>
          <text:section text:style-name="Sect1" text:name="user-query-content-14">
            <text:p text:style-name="P266">YAX </text:p>
          </text:section>
          <text:p text:style-name="P249">Tampilkan alur berpikir</text:p>
          <text:section text:style-name="Sect2" text:name="model-response-message-contentr_0ac8b9dc721dd5e9">
            <text:p text:style-name="P120">Siap, mari kita lanjutkan!</text:p>
            <text:p text:style-name="Text_20_body"><text:span text:style-name="Strong_20_Emphasis"><text:span text:style-name="T1">Prompt:</text:span></text:span><text:span text:style-name="T1"> </text:span><text:span text:style-name="Emphasis"><text:span text:style-name="T1">"Jelaskan mengapa ide mind uploading memiliki </text:span></text:span><text:span text:style-name="Emphasis"><text:span text:style-name="Strong_20_Emphasis"><text:span text:style-name="T1">dua sisi</text:span></text:span></text:span><text:span text:style-name="Emphasis"><text:span text:style-name="T1">: sangat menarik sekaligus bisa jadi menakutkan. Paparkan sisi </text:span></text:span><text:span text:style-name="Emphasis"><text:span text:style-name="Strong_20_Emphasis"><text:span text:style-name="T1">menarik</text:span></text:span></text:span><text:span text:style-name="Emphasis"><text:span text:style-name="T1">-nya (misalnya: hidup abadi, bebas dari penyakit dan keterbatasan fisik, kemampuan belajar super cepat, menjelajahi dunia virtual tanpa batas). Kemudian, paparkan sisi </text:span></text:span><text:span text:style-name="Emphasis"><text:span text:style-name="Strong_20_Emphasis"><text:span text:style-name="T1">menakutkan</text:span></text:span></text:span><text:span text:style-name="Emphasis"><text:span text:style-name="T1">-nya (misalnya: apakah 'salinan digital' itu benar-benar 'aku'?, risiko kehilangan rasa kemanusiaan, potensi diretas atau dihapus, ketakutan menjadi sekadar data). Gunakan bahasa yang </text:span></text:span><text:span text:style-name="Emphasis"><text:span text:style-name="Strong_20_Emphasis"><text:span text:style-name="T1">menggugah emosi</text:span></text:span></text:span><text:span text:style-name="Emphasis"><text:span text:style-name="T1"> dan relevan dengan kekhawatiran remaja."</text:span></text:span></text:p>
            <text:p text:style-name="Text_20_body"><text:span text:style-name="Strong_20_Emphasis"><text:span text:style-name="T1">Jawaban Saya:</text:span></text:span></text:p>
            <text:p text:style-name="Text_20_body"><text:span text:style-name="T1">Ide </text:span><text:span text:style-name="Emphasis"><text:span text:style-name="T1">mind uploading</text:span></text:span><text:span text:style-name="T1"> ini kayak koin, punya dua sisi yang sama-sama kuat: satu sisi </text:span><text:span text:style-name="Strong_20_Emphasis"><text:span text:style-name="T1">keren banget bikin penasaran</text:span></text:span><text:span text:style-name="T1">, sisi lainnya </text:span><text:span text:style-name="Strong_20_Emphasis"><text:span text:style-name="T1">agak ngeri bikin merinding</text:span></text:span><text:span text:style-name="T1">. Wajar sih kalau kita tertarik sekaligus waspada.</text:span></text:p>
            <text:p text:style-name="Text_20_body"><text:span text:style-name="T1">Coba kita lihat sisi </text:span><text:span text:style-name="Strong_20_Emphasis"><text:span text:style-name="T1">menariknya</text:span></text:span><text:span text:style-name="T1"> dulu, yang bikin kita mikir, "Wow, keren!":</text:span></text:p>
            <text:list xml:id="list2141907984678957904" text:style-name="L53">
              <text:list-item>
                <text:p text:style-name="P173"><text:soft-page-break/><text:span text:style-name="Strong_20_Emphasis"><text:span text:style-name="T1">Hidup Selamanya?</text:span></text:span><text:span text:style-name="T1"> Ini daya tarik utamanya. Bayangin nggak perlu takut lagi sama penyakit mematikan atau kecelakaan. Kamu bisa terus ada, terus belajar, terus ngalamin hal baru, tanpa batas waktu! </text:span></text:p>
              </text:list-item>
              <text:list-item>
                <text:p text:style-name="P173"><text:span text:style-name="Strong_20_Emphasis"><text:span text:style-name="T1">Bebas dari Tubuh?</text:span></text:span><text:span text:style-name="T1"> Nggak ada lagi pegel-pegel, sakit perut, atau ngantuk pas lagi seru-serunya. Kamu bisa bebas dari semua keterbatasan fisik. Mau 'terbang' di dunia virtual? Bisa! Mau punya 'avatar' super keren? Mungkin juga bisa! </text:span></text:p>
              </text:list-item>
              <text:list-item>
                <text:p text:style-name="P173"><text:span text:style-name="Strong_20_Emphasis"><text:span text:style-name="T1">Otak Supercharged!</text:span></text:span><text:span text:style-name="T1"> Gimana rasanya bisa belajar bahasa baru dalam hitungan detik? Atau paham konsep fisika kuantum cuma dengan 'mengunduh' datanya? Kemampuan belajar dan berpikir bisa jadi nggak terbatas! </text:span></text:p>
              </text:list-item>
              <text:list-item>
                <text:p text:style-name="P43"><text:span text:style-name="Strong_20_Emphasis"><text:span text:style-name="T1">Jelajahi Dunia Baru:</text:span></text:span><text:span text:style-name="T1"> Kamu bisa menjelajahi simulasi planet Mars, menyelam di Palung Mariana versi digital, atau bahkan masuk ke dunia fantasi ciptaanmu sendiri, semua dari 'kursi' digitalmu. Petualangan tanpa batas! </text:span></text:p>
              </text:list-item>
            </text:list>
            <text:p text:style-name="Text_20_body"><text:span text:style-name="T1">Tapi... di sisi lain, ada hal-hal </text:span><text:span text:style-name="Strong_20_Emphasis"><text:span text:style-name="T1">menakutkan</text:span></text:span><text:span text:style-name="T1"> yang bikin kita mikir dua kali:</text:span></text:p>
            <text:list xml:id="list906923355609123163" text:style-name="L54">
              <text:list-item>
                <text:p text:style-name="P174"><text:span text:style-name="Strong_20_Emphasis"><text:span text:style-name="T1">Itu Beneran 'Aku'?</text:span></text:span><text:span text:style-name="T1"> Ini pertanyaan paling gede. Kalau pikiranmu disalin ke komputer, apakah 'makhluk' digital itu benar-benar </text:span><text:span text:style-name="Emphasis"><text:span text:style-name="T1">kamu</text:span></text:span><text:span text:style-name="T1">? Atau cuma tiruan sempurna yang punya semua ingatanmu? Gimana kalau kamu yang asli masih hidup di dunia nyata? Siapa 'kamu' yang sebenarnya? Bikin pusing, kan? </text:span></text:p>
              </text:list-item>
              <text:list-item>
                <text:p text:style-name="P174"><text:span text:style-name="Strong_20_Emphasis"><text:span text:style-name="T1">Kehilangan Rasa 'Manusia'?</text:span></text:span><text:span text:style-name="T1"> Apa jadinya kalau kita nggak bisa lagi ngerasain hangatnya matahari, enaknya makan bakso, atau pelukan dari teman? Apakah hidup sebagai kode di komputer bakal bikin kita kehilangan empati, perasaan, dan semua hal 'kecil' yang bikin kita jadi manusia? </text:span></text:p>
              </text:list-item>
              <text:list-item>
                <text:p text:style-name="P174"><text:span text:style-name="Strong_20_Emphasis"><text:span text:style-name="T1">Diretas atau Dihapus!</text:span></text:span><text:span text:style-name="T1"> Kalau pikiranmu cuma data, gimana kalau ada yang iseng nge-hack? Ingatanmu bisa diubah, kepribadianmu dibajak, atau yang paling parah... kamu bisa aja di-'delete' permanen! Ngeri banget! </text:span></text:p>
              </text:list-item>
              <text:list-item>
                <text:p text:style-name="P44"><text:span text:style-name="Strong_20_Emphasis"><text:span text:style-name="T1">Cuma Jadi Data?</text:span></text:span><text:span text:style-name="T1"> Takut nggak sih kalau eksistensi kita cuma jadi deretan angka 1 dan 0 di server entah di mana? Kehilangan keunikan, kebebasan, dan mungkin... jiwa? </text:span></text:p>
              </text:list-item>
            </text:list>
            <text:p text:style-name="P120">Jadi, ide ini memang super menarik, tapi juga penuh tanda tanya besar dan risiko yang nggak main-main. Kayak petualangan ke tempat baru yang <text:soft-page-break/>eksotis tapi juga berbahaya. Berani coba?</text:p>
            <text:p text:style-name="P289"/>
            <text:p text:style-name="Text_20_body"><text:span text:style-name="Strong_20_Emphasis"><text:span text:style-name="T1">(Tips Tambahan Opsional: Skenario Etis Cepat)</text:span></text:span></text:p>
            <text:p text:style-name="Quotations"><text:span text:style-name="Strong_20_Emphasis"><text:span text:style-name="T1">Bayangkan:</text:span></text:span><text:span text:style-name="T1"> Ada teknologi </text:span><text:span text:style-name="Emphasis"><text:span text:style-name="T1">mind uploading</text:span></text:span><text:span text:style-name="T1"> 'Scan-and-Copy' non-destruktif. Kamu ditawari untuk membuat salinan digital dirimu yang akan hidup abadi di dunia virtual mewah. Kamu yang asli akan tetap hidup normal tapi akan mati seperti biasa. Apakah kamu mau melakukannya? Mengapa? Bagaimana perasaanmu terhadap 'kembaran' digitalmu?</text:s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dengan gaya visual terbelah dua (split-screen). Sisi kiri menunjukkan gambaran cerah dan positif: siluet digital terbang bebas di dunia virtual berwarna-warni, ikon 'knowledge' bercahaya, simbol tak terhingga (infinity). Sisi kanan menunjukkan gambaran gelap dan suram: siluet digital yang sama terlihat terfragmentasi atau terjebak dalam kode biner (0 dan 1), ada ikon gembok atau rantai, dan bayangan hacker atau virus komputer. Kontras warnanya jelas antara sisi kiri (cerah) dan kanan (gelap)."</text:span></text:p>
            <text:p text:style-name="P289"/>
            <text:p text:style-name="P120">Saya menunggu perintah "YAX" Anda untuk prompt berikutnya (Pendahuluan - Subbab: Apa yang akan kita jelajahi dalam buku ini?).</text:p>
          </text:section>
          <text:section text:style-name="Sect1" text:name="feedback-form-14">
            <text:p text:style-name="P249"/>
          </text:section>
        </text:section>
        <text:section text:style-name="Sect1" text:name="45d50ef25e910d41">
          <text:p text:style-name="P120"/>
          <text:section text:style-name="Sect1" text:name="user-query-content-15">
            <text:p text:style-name="P266">YAX </text:p>
          </text:section>
          <text:p text:style-name="P249">Tampilkan alur berpikir</text:p>
          <text:section text:style-name="Sect2" text:name="model-response-message-contentr_45d50ef25e910d41">
            <text:p text:style-name="P120">Oke, kita sampai di bagian terakhir Pendahuluan!</text:p>
            <text:p text:style-name="Text_20_body"><text:span text:style-name="Strong_20_Emphasis"><text:span text:style-name="T1">Prompt:</text:span></text:span><text:span text:style-name="T1"> </text:span><text:span text:style-name="Emphasis"><text:span text:style-name="T1">"Tulis bagian yang berfungsi sebagai </text:span></text:span><text:span text:style-name="Emphasis"><text:span text:style-name="Strong_20_Emphasis"><text:span text:style-name="T1">'peta perjalanan' singkat</text:span></text:span></text:span><text:span text:style-name="Emphasis"><text:span text:style-name="T1"> bagi pembaca remaja. Beri gambaran umum tentang apa saja yang akan dibahas di dalam buku ini. Sebutkan secara </text:span></text:span><text:span text:style-name="Emphasis"><text:span text:style-name="Strong_20_Emphasis"><text:span text:style-name="T1">menarik</text:span></text:span></text:span><text:span text:style-name="Emphasis"><text:span text:style-name="T1"> topik-topik utama seperti: menyelami keajaiban otak kita, melihat teknologi yang ada </text:span></text:span><text:soft-page-break/><text:span text:style-name="Emphasis"><text:span text:style-name="T1">sekarang dan yang dibutuhkan di masa depan, membayangkan proses uploading itu sendiri, mengintip kehidupan digital, serta menghadapi pertanyaan-pertanyaan besar tentang etika dan identitas. Buat agar pembaca antusias untuk melanjutkan membaca dan mengetahui lebih banyak."</text:span></text:span></text:p>
            <text:p text:style-name="Text_20_body"><text:span text:style-name="Strong_20_Emphasis"><text:span text:style-name="T1">Jawaban Saya:</text:span></text:span></text:p>
            <text:p text:style-name="Text_20_body"><text:span text:style-name="T1">Siap untuk memulai petualangan pikiran ini? Anggap saja buku ini adalah 'peta' kita buat menjelajahi dunia </text:span><text:span text:style-name="Emphasis"><text:span text:style-name="T1">mind uploading</text:span></text:span><text:span text:style-name="T1"> yang penuh misteri. Nah, ini dia beberapa 'checkpoint' keren yang bakal kita lewati bareng-bareng:</text:span></text:p>
            <text:list xml:id="list1220527407806715176" text:style-name="L55">
              <text:list-item>
                <text:p text:style-name="P175"><text:span text:style-name="Strong_20_Emphasis"><text:span text:style-name="T1">Kenalan Sama Otak Super Kita:</text:span></text:span><text:span text:style-name="T1"> Pertama, kita bakal jadi 'detektif otak'! Kita akan intip seberapa </text:span><text:span text:style-name="Emphasis"><text:span text:style-name="T1">ajaib</text:span></text:span><text:span text:style-name="T1"> dan rumitnya sih otak manusia itu. Kenapa 'menyalin'nya susah banget? Apa rahasia di balik pikiran dan kesadaran kita? (Bab 1 &amp; 2) </text:span></text:p>
              </text:list-item>
              <text:list-item>
                <text:p text:style-name="P175"><text:span text:style-name="Strong_20_Emphasis"><text:span text:style-name="T1">Teknologi Hari Ini: Udah Sampai Mana?</text:span></text:span><text:span text:style-name="T1"> Kita bakal cek 'peralatan' yang kita punya sekarang (per </text:span><text:span text:style-name="Strong_20_Emphasis"><text:span text:style-name="T1">Sabtu, 29 Maret 2025</text:span></text:span><text:span text:style-name="T1">). Seberapa canggih alat pemindai otak kita? Seberapa 'pintar' AI saat ini? Apakah udah ada yang coba bikin simulasi otak? Kita lihat realitanya! (Bab 3) </text:span></text:p>
              </text:list-item>
              <text:list-item>
                <text:p text:style-name="P175"><text:span text:style-name="Strong_20_Emphasis"><text:span text:style-name="T1">Lompatan ke Masa Depan:</text:span></text:span><text:span text:style-name="T1"> Nah, kalau teknologi sekarang belum cukup, terus butuh 'sihir' apa lagi? Kita bakal berimajinasi tentang teknologi super canggih di masa depan—nanobot di otak? Komputer sekuat otak? Memecahkan kode kesadaran? Siap-siap terpukau (dan mungkin sedikit pusing!). (Bab 4) </text:span></text:p>
              </text:list-item>
              <text:list-item>
                <text:p text:style-name="P175"><text:span text:style-name="Strong_20_Emphasis"><text:span text:style-name="T1">Proses Upload (Teori Doang!):</text:span></text:span><text:span text:style-name="T1"> Gimana sih caranya </text:span><text:span text:style-name="Emphasis"><text:span text:style-name="T1">mind uploading</text:span></text:span><text:span text:style-name="T1"> itu </text:span><text:span text:style-name="Emphasis"><text:span text:style-name="T1">mungkin</text:span></text:span><text:span text:style-name="T1"> dilakukan? Kita bakal bedah dua skenario utama yang sering dibahas, plus langsung hadapi pertanyaan paling bikin galau: kalau berhasil di-upload, itu masih 'kamu' bukan? (Bab 5) </text:span></text:p>
              </text:list-item>
              <text:list-item>
                <text:p text:style-name="P175"><text:span text:style-name="Strong_20_Emphasis"><text:span text:style-name="T1">Ngintip Kehidupan Digital:</text:span></text:span><text:span text:style-name="T1"> Kalau udah berhasil 'pindah' ke dunia digital, terus ngapain? Gimana rasanya hidup tanpa badan? Apa aja kemampuan baru yang bisa didapat? Gimana cara gaul sama 'penduduk' digital lainnya? Tapi... awas bahaya juga mengintai! (Bab 6) </text:span></text:p>
              </text:list-item>
              <text:list-item>
                <text:p text:style-name="P45"><text:span text:style-name="Strong_20_Emphasis"><text:span text:style-name="T1">Pertanyaan Super Gede:</text:span></text:span><text:span text:style-name="T1"> Terakhir, kita bakal hadapi pertanyaan-pertanyaan paling berat: soal hak asasi digital, keadilan buat semua orang, gimana nasib agama, keluarga, kerjaan, sampai risiko paling </text:span><text:soft-page-break/><text:span text:style-name="T1">mengerikan buat umat manusia. (Bab 7 &amp; 8) </text:span></text:p>
              </text:list-item>
            </text:list>
            <text:p text:style-name="P120">Gimana? Kedengarannya bakal jadi perjalanan yang seru, aneh, sekaligus penting banget, kan? Yuk, kita mulai aja eksplorasinya, buka lembar berikutnya, dan siapkan pikiranmu untuk terbang jauh!</text:p>
            <text:p text:style-name="P289"/>
            <text:p text:style-name="Text_20_body"><text:span text:style-name="Strong_20_Emphasis"><text:span text:style-name="T1">(Tips Tambahan Opsional: Checklist Petualangan Pikiran!)</text:span></text:span></text:p>
            <text:p text:style-name="Quotations"><text:span text:style-name="Strong_20_Emphasis"><text:span text:style-name="T1">Siap Temukan Jawabannya? (Atau Malah Lebih Banyak Pertanyaan?)</text:span></text:span></text:p>
            <text:list xml:id="list8484441154321397114" text:style-name="L56">
              <text:list-item>
                <text:p text:style-name="P287">[ ] Seberapa rumit otak kita? </text:p>
              </text:list-item>
              <text:list-item>
                <text:p text:style-name="P287">[ ] Bisakah teknologi sekarang 'membaca' pikiran? </text:p>
              </text:list-item>
              <text:list-item>
                <text:p text:style-name="P287">[ ] Teknologi masa depan apa yang dibutuhkan? </text:p>
              </text:list-item>
              <text:list-item>
                <text:p text:style-name="P279"><text:span text:style-name="T1">[ ] Bagaimana </text:span><text:span text:style-name="Emphasis"><text:span text:style-name="T1">cara</text:span></text:span><text:span text:style-name="T1"> upload (teorinya)? </text:span></text:p>
              </text:list-item>
              <text:list-item>
                <text:p text:style-name="P287">[ ] Apa rasanya hidup sebagai kode? </text:p>
              </text:list-item>
              <text:list-item>
                <text:p text:style-name="P287">[ ] Adilkah teknologi ini? Apa risikonya? </text:p>
              </text:list-item>
              <text:list-item>
                <text:p text:style-name="P277">[ ] Apa peranmu di masa depan? </text:p>
              </text:list-item>
            </text:list>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gaya 'peta harta karun' atau 'peta petualangan' yang fun untuk remaja. Judulnya 'Peta Petualangan Pikiran: Menuju Digital Nirvana?'. Gambarkan jalur berkelok-kelok dengan ikon-ikon kecil di tiap 'checkpoint' mewakili topik utama: ikon otak, ikon chip komputer/AI, ikon nanobot, ikon panah upload, ikon awan digital/dunia virtual, ikon timbangan (etika), ikon tanda tanya besar. Gunakan gaya kartun yang menarik."</text:span></text:p>
            <text:p text:style-name="P289"/>
            <text:p text:style-name="Text_20_body"><text:span text:style-name="T1">Pendahuluan selesai! Saya menunggu perintah "YAX" Anda untuk memulai </text:span><text:span text:style-name="Strong_20_Emphasis"><text:span text:style-name="T1">Bab 1</text:span></text:span><text:span text:style-name="T1">: Pengantar Bab 1.</text:span></text:p>
          </text:section>
          <text:section text:style-name="Sect1" text:name="feedback-form-15">
            <text:p text:style-name="P249"/>
          </text:section>
        </text:section>
        <text:section text:style-name="Sect1" text:name="1dd4554b303128e1">
          <text:p text:style-name="P120"/>
          <text:section text:style-name="Sect1" text:name="user-query-content-16">
            <text:p text:style-name="P266">YAX </text:p>
          </text:section>
          <text:p text:style-name="P249">Tampilkan alur berpikir</text:p>
          <text:section text:style-name="Sect2" text:name="model-response-message-contentr_1dd4554b303128e1">
            <text:p text:style-name="Text_20_body"><text:soft-page-break/><text:span text:style-name="T1">Oke, kita masuk ke </text:span><text:span text:style-name="Strong_20_Emphasis"><text:span text:style-name="T1">Bab 1: Mimpi Keabadian - Dari Fiksi Ilmiah ke Laboratorium</text:span></text:span><text:span text:style-name="T1">!</text:span></text:p>
            <text:p text:style-name="Text_20_body"><text:span text:style-name="Strong_20_Emphasis"><text:span text:style-name="T1">Prompt untuk Pengantar Bab 1:</text:span></text:span><text:span text:style-name="T1"> </text:span><text:span text:style-name="Emphasis"><text:span text:style-name="T1">"Tulis paragraf pengantar yang </text:span></text:span><text:span text:style-name="Emphasis"><text:span text:style-name="Strong_20_Emphasis"><text:span text:style-name="T1">menarik</text:span></text:span></text:span><text:span text:style-name="Emphasis"><text:span text:style-name="T1"> untuk Bab 1. Mulai dengan mengaitkan ide mind uploading dengan </text:span></text:span><text:span text:style-name="Emphasis"><text:span text:style-name="Strong_20_Emphasis"><text:span text:style-name="T1">mimpi universal manusia tentang keabadian</text:span></text:span></text:span><text:span text:style-name="Emphasis"><text:span text:style-name="T1"> dan bagaimana </text:span></text:span><text:span text:style-name="Emphasis"><text:span text:style-name="Strong_20_Emphasis"><text:span text:style-name="T1">fiksi ilmiah (film, buku, game)</text:span></text:span></text:span><text:span text:style-name="Emphasis"><text:span text:style-name="T1"> sering menjadi 'laboratorium imajinasi' pertama untuk ide-ide liar seperti ini. Sampaikan bahwa bab ini akan </text:span></text:span><text:span text:style-name="Emphasis"><text:span text:style-name="Strong_20_Emphasis"><text:span text:style-name="T1">menjelajahi akar</text:span></text:span></text:span><text:span text:style-name="Emphasis"><text:span text:style-name="T1"> dari konsep mind uploading: dari </text:span></text:span><text:span text:style-name="Emphasis"><text:span text:style-name="Strong_20_Emphasis"><text:span text:style-name="T1">contoh-contoh ikonik di budaya pop</text:span></text:span></text:span><text:span text:style-name="Emphasis"><text:span text:style-name="T1">, </text:span></text:span><text:span text:style-name="Emphasis"><text:span text:style-name="Strong_20_Emphasis"><text:span text:style-name="T1">alasan psikologis</text:span></text:span></text:span><text:span text:style-name="Emphasis"><text:span text:style-name="T1"> mengapa kita mendambakan keabadian, hingga </text:span></text:span><text:span text:style-name="Emphasis"><text:span text:style-name="Strong_20_Emphasis"><text:span text:style-name="T1">sejarah singkat</text:span></text:span></text:span><text:span text:style-name="Emphasis"><text:span text:style-name="T1"> kapan manusia mulai serius memikirkan kemungkinan memisahkan pikiran dari tubuh. Bangkitkan </text:span></text:span><text:span text:style-name="Emphasis"><text:span text:style-name="Strong_20_Emphasis"><text:span text:style-name="T1">rasa ingin tahu</text:span></text:span></text:span><text:span text:style-name="Emphasis"><text:span text:style-name="T1"> pembaca untuk menelusuri asal-usul 'mimpi digital' ini."</text:span></text:span></text:p>
            <text:p text:style-name="Text_20_body"><text:span text:style-name="Strong_20_Emphasis"><text:span text:style-name="T1">Jawaban Saya:</text:span></text:span></text:p>
            <text:p text:style-name="Text_20_body"><text:span text:style-name="T1">Sejak zaman dulu kala, manusia itu udah sering banget ngayal soal hidup abadi. Gimana caranya biar nggak tua, nggak sakit, dan terus ada selamanya? Mimpi ini muncul di berbagai legenda, mitos, sampai ramuan-ramuan aneh yang katanya bikin awet muda. Nah, di zaman modern ini, tempat kita 'menguji coba' ide-ide gila soal keabadian seringkali ada di dunia </text:span><text:span text:style-name="Strong_20_Emphasis"><text:span text:style-name="T1">fiksi ilmiah</text:span></text:span><text:span text:style-name="T1">! Film, buku, komik, sampai game favoritmu mungkin udah sering banget nampilin karakter yang hidup di dunia digital, pindah-pindah tubuh, atau bahkan jadi program komputer. Fiksi ilmiah ini kayak 'laboratorium imajinasi' kita, tempat kita bebas bereksperimen dengan ide </text:span><text:span text:style-name="Emphasis"><text:span text:style-name="T1">mind uploading</text:span></text:span><text:span text:style-name="T1"> sebelum teknologinya benar-benar ada (kalau memang bisa ada, ya!).</text:span></text:p>
            <text:p text:style-name="Text_20_body"><text:span text:style-name="T1">Di bab pertama ini, kita bakal mundur sedikit dan coba melacak: dari mana sih asal-usul ide 'mengunggah pikiran' ini? Kita bakal intip beberapa </text:span><text:span text:style-name="Strong_20_Emphasis"><text:span text:style-name="T1">contoh keren di film dan buku</text:span></text:span><text:span text:style-name="T1"> yang mungkin kamu kenal. Terus, kita juga bakal coba ngertiin, </text:span><text:span text:style-name="Strong_20_Emphasis"><text:span text:style-name="T1">kenapa sih kita sebagai manusia kok kayaknya terobsesi banget sama hidup abadi?</text:span></text:span><text:span text:style-name="T1"> Ada alasan apa di baliknya? Dan terakhir, kita bakal lihat </text:span><text:span text:style-name="Strong_20_Emphasis"><text:span text:style-name="T1">sekilas sejarahnya</text:span></text:span><text:span text:style-name="T1">, kapan sih orang mulai kepikiran buat misahin pikiran dari badan pakai teknologi? Yuk, kita mulai gali akar dari 'mimpi digital' yang satu ini!</text:span></text:p>
            <text:p text:style-name="P289"/>
            <text:p text:style-name="Text_20_body"><text:span text:style-name="Strong_20_Emphasis"><text:span text:style-name="T1">(Tips Tambahan Opsional: Diskusi Yuk!)</text:span></text:span></text:p>
            <text:p text:style-name="Quotations"><text:soft-page-break/><text:span text:style-name="Strong_20_Emphasis"><text:span text:style-name="T1">Karya Fiksi Favoritmu?</text:span></text:span><text:span text:style-name="T1"> Coba inget-inget, film, buku, atau game apa yang pernah kamu tonton/baca/mainkan yang ada ide mirip </text:span><text:span text:style-name="Emphasis"><text:span text:style-name="T1">mind uploading</text:span></text:span><text:span text:style-name="T1"> atau hidup di dunia digital? Apa yang paling bikin kamu tertarik atau malah takut dari cerita itu? Cerita fiksi bisa jadi cara asyik buat mulai mikirin ide-ide besar, lho!</text:s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kolase yang menampilkan beberapa ikon atau gambar kecil yang merepresentasikan fiksi ilmiah populer terkait mind uploading/kesadaran digital (misal: kode hijau Matrix, siluet cyborg Ghost in the Shell, chip memori, dunia virtual), diatur mengelilingi simbol kuno untuk keabadian (seperti Ouroboros/ular makan ekor) atau jam pasir. Beri kesan transisi dari ide kuno ke visualisasi modern."</text:span></text:p>
            <text:p text:style-name="P289"/>
            <text:p text:style-name="Text_20_body"><text:span text:style-name="T1">Saya menunggu perintah "YAX" Anda untuk prompt berikutnya (Bab 1 - Subbab 1.1: Jejak </text:span><text:span text:style-name="Emphasis"><text:span text:style-name="T1">Mind Uploading</text:span></text:span><text:span text:style-name="T1"> dalam Film dan Buku).</text:span></text:p>
          </text:section>
          <text:section text:style-name="Sect1" text:name="feedback-form-16">
            <text:p text:style-name="P249"/>
          </text:section>
        </text:section>
        <text:section text:style-name="Sect1" text:name="2a91f980e9deca61">
          <text:p text:style-name="P120"/>
          <text:section text:style-name="Sect1" text:name="user-query-content-17">
            <text:p text:style-name="P266">YAX </text:p>
          </text:section>
          <text:p text:style-name="P249">Tampilkan alur berpikir</text:p>
          <text:section text:style-name="Sect2" text:name="model-response-message-contentr_2a91f980e9deca61">
            <text:p text:style-name="P120">Baik, kita lanjutkan ke penjelajahan fiksi ilmiah!</text:p>
            <text:p text:style-name="Text_20_body"><text:span text:style-name="Strong_20_Emphasis"><text:span text:style-name="T1">Prompt:</text:span></text:span><text:span text:style-name="T1"> </text:span><text:span text:style-name="Emphasis"><text:span text:style-name="T1">"Bahasa secara </text:span></text:span><text:span text:style-name="Emphasis"><text:span text:style-name="Strong_20_Emphasis"><text:span text:style-name="T1">mendalam</text:span></text:span></text:span><text:span text:style-name="Emphasis"><text:span text:style-name="T1"> bagaimana konsep mind uploading atau ide serupa (transfer kesadaran, kehidupan digital) digambarkan dalam </text:span></text:span><text:span text:style-name="Emphasis"><text:span text:style-name="Strong_20_Emphasis"><text:span text:style-name="T1">beberapa karya fiksi ilmiah populer</text:span></text:span></text:span><text:span text:style-name="Emphasis"><text:span text:style-name="T1"> yang relevan bagi remaja (Contoh wajib: The Matrix, Ghost in the Shell. Tambahkan 1-2 contoh lain seperti Altered Carbon, episode Black Mirror 'San Junipero', atau Upload series, jelaskan relevansinya). Untuk setiap contoh, jelaskan: </text:span></text:span><text:span text:style-name="Emphasis"><text:span text:style-name="Strong_20_Emphasis"><text:span text:style-name="T1">Bagaimana teknologinya digambarkan?</text:span></text:span></text:span><text:span text:style-name="Emphasis"><text:span text:style-name="T1"> </text:span></text:span><text:span text:style-name="Emphasis"><text:span text:style-name="Strong_20_Emphasis"><text:span text:style-name="T1">Seperti apa pengalaman karakter</text:span></text:span></text:span><text:span text:style-name="Emphasis"><text:span text:style-name="T1"> yang menjalani proses tersebut? </text:span></text:span><text:span text:style-name="Emphasis"><text:span text:style-name="Strong_20_Emphasis"><text:span text:style-name="T1">Pesan atau pertanyaan etis apa</text:span></text:span></text:span><text:span text:style-name="Emphasis"><text:span text:style-name="T1"> yang diangkat oleh karya tersebut terkait mind uploading? Bandingkan </text:span></text:span><text:span text:style-name="Emphasis"><text:span text:style-name="Strong_20_Emphasis"><text:span text:style-name="T1">perbedaan dan persamaan</text:span></text:span></text:span><text:span text:style-name="Emphasis"><text:span text:style-name="T1"> cara penggambaran di berbagai karya. Gunakan bahasa yang </text:span></text:span><text:span text:style-name="Emphasis"><text:span text:style-name="Strong_20_Emphasis"><text:span text:style-name="T1">menarik</text:span></text:span></text:span><text:span text:style-name="Emphasis"><text:span text:style-name="T1"> dan </text:span></text:span><text:span text:style-name="Emphasis"><text:span text:style-name="Strong_20_Emphasis"><text:span text:style-name="T1">analitis secara ringan</text:span></text:span></text:span><text:span text:style-name="Emphasis"><text:span text:style-name="T1">."</text:span></text:span></text:p>
            <text:p text:style-name="Text_20_body"><text:soft-page-break/><text:span text:style-name="Strong_20_Emphasis"><text:span text:style-name="T1">Jawaban Saya:</text:span></text:span></text:p>
            <text:p text:style-name="P120">Fiksi ilmiah itu keren banget karena bikin kita bisa 'ngicipin' ide-ide masa depan yang liar, termasuk soal mind uploading. Yuk, kita lihat beberapa contoh beken dan gimana mereka nggambarin konsep ini:</text:p>
            <text:list xml:id="list5767990375850235652" text:style-name="L57">
              <text:list-item>
                <text:p text:style-name="P46"><text:span text:style-name="Strong_20_Emphasis"><text:span text:style-name="Emphasis"><text:span text:style-name="T1">The Matrix</text:span></text:span></text:span><text:span text:style-name="Strong_20_Emphasis"><text:span text:style-name="T1"> (Film Trilogi):</text:span></text:span></text:p>
                <text:list>
                  <text:list-item>
                    <text:p text:style-name="P176"><text:span text:style-name="Strong_20_Emphasis"><text:span text:style-name="T1">Teknologinya:</text:span></text:span><text:span text:style-name="T1"> Di sini, manusia tanpa sadar 'hidup' dalam simulasi komputer super canggih bernama Matrix, sementara tubuh asli mereka dijadiin 'baterai' sama mesin. Koneksinya lewat colokan serem di belakang leher. Mereka bisa 'mengunduh' skill (kayak jago kung fu!) langsung ke otak virtual mereka. </text:span></text:p>
                  </text:list-item>
                  <text:list-item>
                    <text:p text:style-name="P176"><text:span text:style-name="Strong_20_Emphasis"><text:span text:style-name="T1">Pengalaman Karakter:</text:span></text:span><text:span text:style-name="T1"> Bagi kebanyakan orang, Matrix terasa nyata banget. Tapi buat Neo dan kawan-kawan yang 'bangun', mereka sadar kalau itu cuma penjara digital. Mereka bisa keluar-masuk Matrix (dengan risiko), dan di dalamnya mereka punya kekuatan super karena bisa 'memanipulasi kode'. Pengalamannya campur aduk: bebas di dunia nyata yang suram, atau 'nyaman' tapi palsu di Matrix. </text:span></text:p>
                  </text:list-item>
                  <text:list-item>
                    <text:p text:style-name="P176"><text:span text:style-name="Strong_20_Emphasis"><text:span text:style-name="T1">Pesan/Etika:</text:span></text:span><text:span text:style-name="T1"> Film ini nanya gede-gedean: Apa itu realitas? Apakah kebahagiaan semu lebih baik daripada kebenaran pahit? Soal kehendak bebas vs takdir (kontrol mesin). Ini lebih ke </text:span><text:span text:style-name="Emphasis"><text:span text:style-name="T1">mind trapping</text:span></text:span><text:span text:style-name="T1"> (pikiran terperangkap) daripada </text:span><text:span text:style-name="Emphasis"><text:span text:style-name="T1">uploading</text:span></text:span><text:span text:style-name="T1"> sukarela. </text:span></text:p>
                  </text:list-item>
                </text:list>
              </text:list-item>
              <text:list-item>
                <text:p text:style-name="P46"><text:span text:style-name="Strong_20_Emphasis"><text:span text:style-name="Emphasis"><text:span text:style-name="T1">Ghost in the Shell</text:span></text:span></text:span><text:span text:style-name="Strong_20_Emphasis"><text:span text:style-name="T1"> (Manga/Anime/Film):</text:span></text:span></text:p>
                <text:list>
                  <text:list-item>
                    <text:p text:style-name="P176"><text:span text:style-name="Strong_20_Emphasis"><text:span text:style-name="T1">Teknologinya:</text:span></text:span><text:span text:style-name="T1"> Di dunia </text:span><text:span text:style-name="Emphasis"><text:span text:style-name="T1">cyberpunk</text:span></text:span><text:span text:style-name="T1"> ini, banyak orang udah jadi </text:span><text:span text:style-name="Emphasis"><text:span text:style-name="T1">cyborg</text:span></text:span><text:span text:style-name="T1">, tubuhnya sebagian atau seluruhnya mesin. Otak biologisnya (kadang disebut 'Ghost' atau jiwa/kesadaran) ditempatkan dalam 'cangkang' (Shell) sibernetik. Ada juga kemampuan buat 'nyelam' (dive) ke jaringan atau pikiran orang lain. </text:span></text:p>
                  </text:list-item>
                  <text:list-item>
                    <text:p text:style-name="P176"><text:span text:style-name="Strong_20_Emphasis"><text:span text:style-name="T1">Pengalaman Karakter:</text:span></text:span><text:span text:style-name="T1"> Tokoh utamanya, Mayor Motoko Kusanagi, punya tubuh full-cyborg. Dia sering mempertanyakan identitasnya sendiri. "Apakah aku masih manusia kalau tubuhku mesin? Di mana batas antara aku dan </text:span><text:soft-page-break/><text:span text:style-name="T1">program?" Pengalamannya adalah pertempuran terus-menerus soal identitas dan eksistensi di dunia di mana batas manusia dan mesin udah kabur banget. </text:span></text:p>
                  </text:list-item>
                  <text:list-item>
                    <text:p text:style-name="P176"><text:span text:style-name="Strong_20_Emphasis"><text:span text:style-name="T1">Pesan/Etika:</text:span></text:span><text:span text:style-name="T1"> Fokus utamanya di sini adalah </text:span><text:span text:style-name="Strong_20_Emphasis"><text:span text:style-name="T1">identitas</text:span></text:span><text:span text:style-name="T1"> dan </text:span><text:span text:style-name="Strong_20_Emphasis"><text:span text:style-name="T1">apa artinya menjadi manusia</text:span></text:span><text:span text:style-name="T1"> di era teknologi canggih. Kalau pikiran bisa dipindah atau disalin, apa yang bikin 'kamu' tetap 'kamu'? Apakah 'Ghost' (kesadaran) bisa ada tanpa 'Shell' (tubuh) asli? </text:span></text:p>
                  </text:list-item>
                </text:list>
              </text:list-item>
              <text:list-item>
                <text:p text:style-name="P46"><text:span text:style-name="Strong_20_Emphasis"><text:span text:style-name="Emphasis"><text:span text:style-name="T1">Black Mirror</text:span></text:span></text:span><text:span text:style-name="Strong_20_Emphasis"><text:span text:style-name="T1"> Episode 'San Junipero' (Serial TV):</text:span></text:span></text:p>
                <text:list>
                  <text:list-item>
                    <text:p text:style-name="P176"><text:span text:style-name="Strong_20_Emphasis"><text:span text:style-name="T1">Teknologinya:</text:span></text:span><text:span text:style-name="T1"> Ada sebuah dunia virtual bernama San Junipero, tempat orang (terutama lansia) bisa 'mengunjungi' atau bahkan 'mengunggah' kesadaran mereka secara permanen setelah meninggal. Di sana, mereka bisa hidup lagi sebagai versi muda diri mereka di era mana pun yang mereka suka (misal, tahun 80-an). </text:span></text:p>
                  </text:list-item>
                  <text:list-item>
                    <text:p text:style-name="P176"><text:span text:style-name="Strong_20_Emphasis"><text:span text:style-name="T1">Pengalaman Karakter:</text:span></text:span><text:span text:style-name="T1"> Buat Yorkie dan Kelly, San Junipero awalnya tempat liburan seru dari kenyataan pahit (usia tua, penyakit). Tapi kemudian jadi pilihan serius: mau tinggal selamanya di 'surga' digital ini atau menerima kematian alami? Pengalamannya indah, romantis, tapi juga penuh keraguan tentang keaslian dan makna hidup abadi yang 'terprogram'. </text:span></text:p>
                  </text:list-item>
                  <text:list-item>
                    <text:p text:style-name="P46"><text:span text:style-name="Strong_20_Emphasis"><text:span text:style-name="T1">Pesan/Etika:</text:span></text:span><text:span text:style-name="T1"> Episode ini lebih fokus ke </text:span><text:span text:style-name="Strong_20_Emphasis"><text:span text:style-name="T1">pilihan personal</text:span></text:span><text:span text:style-name="T1"> soal kematian dan keabadian. Apakah 'surga' digital itu benar-benar 'hidup'? Apakah memilih keabadian digital itu 'curang' terhadap siklus alami? Bagaimana hubungan bisa terjalin di dunia virtual? Ini penggambaran </text:span><text:span text:style-name="Emphasis"><text:span text:style-name="T1">mind uploading</text:span></text:span><text:span text:style-name="T1"> yang lebih positif dan emosional. </text:span></text:p>
                  </text:list-item>
                </text:list>
              </text:list-item>
            </text:list>
            <text:p text:style-name="Text_20_body"><text:span text:style-name="Strong_20_Emphasis"><text:span text:style-name="T1">Perbandingan Singkat:</text:span></text:span></text:p>
            <text:list xml:id="list8105189957699536341" text:style-name="L58">
              <text:list-item>
                <text:p text:style-name="P177"><text:span text:style-name="Emphasis"><text:span text:style-name="T1">The Matrix</text:span></text:span><text:span text:style-name="T1"> nunjukkin sisi </text:span><text:span text:style-name="Strong_20_Emphasis"><text:span text:style-name="T1">distopia</text:span></text:span><text:span text:style-name="T1"> di mana teknologi ini jadi penjara. </text:span></text:p>
              </text:list-item>
              <text:list-item>
                <text:p text:style-name="P177"><text:span text:style-name="Emphasis"><text:span text:style-name="T1">Ghost in the Shell</text:span></text:span><text:span text:style-name="T1"> fokus ke </text:span><text:span text:style-name="Strong_20_Emphasis"><text:span text:style-name="T1">krisis identitas</text:span></text:span><text:span text:style-name="T1"> akibat kaburnya batas manusia-mesin. </text:span></text:p>
              </text:list-item>
              <text:list-item>
                <text:p text:style-name="P47"><text:span text:style-name="Emphasis"><text:span text:style-name="T1">'San Junipero'</text:span></text:span><text:span text:style-name="T1"> ngasih lihat sisi </text:span><text:span text:style-name="Strong_20_Emphasis"><text:span text:style-name="T1">utopis/pilihan personal</text:span></text:span><text:span text:style-name="T1">, surga digital sebagai alternatif kematian. </text:span></text:p>
              </text:list-item>
            </text:list>
            <text:p text:style-name="P120">Ketiga contoh ini (dan banyak lagi lainnya!) nunjukkin betapa luasnya <text:soft-page-break/>spektrum imajinasi kita soal mind uploading. Ada yang ngeliatnya sebagai ancaman, ada yang sebagai harapan, ada juga yang fokus ke pertanyaan filosofisnya. Semuanya sama-sama bikin kita mikir, kan?</text:p>
            <text:p text:style-name="P289"/>
            <text:p text:style-name="Text_20_body"><text:span text:style-name="Strong_20_Emphasis"><text:span text:style-name="T1">(Tips Tambahan Opsional: "Mau Nonton/Baca yang Mana?")</text:span></text:span></text:p>
            <text:list xml:id="list8388154318761515330" text:style-name="L59">
              <text:list-item>
                <text:p text:style-name="P280"><text:span text:style-name="Emphasis"><text:span text:style-name="Strong_20_Emphasis"><text:span text:style-name="T1">The Matrix:</text:span></text:span></text:span><text:span text:style-name="T1"> Klasik banget! Wajib tonton buat yang suka aksi keren dan plot bikin mikir. Rating biasanya buat remaja ke atas (13+ atau R tergantung negara). </text:span></text:p>
              </text:list-item>
              <text:list-item>
                <text:p text:style-name="P280"><text:span text:style-name="Emphasis"><text:span text:style-name="Strong_20_Emphasis"><text:span text:style-name="T1">Ghost in the Shell:</text:span></text:span></text:span><text:span text:style-name="T1"> Ada banyak versi (manga, anime 1995, serial Stand Alone Complex, film live-action). Versi anime 1995 dianggap masterpiece, tapi temanya berat soal filsafat. Mungkin lebih cocok buat remaja usia lanjut (16+). </text:span></text:p>
              </text:list-item>
              <text:list-item>
                <text:p text:style-name="P269"><text:span text:style-name="Emphasis"><text:span text:style-name="Strong_20_Emphasis"><text:span text:style-name="T1">Black Mirror 'San Junipero':</text:span></text:span></text:span><text:span text:style-name="T1"> Salah satu episode Black Mirror yang paling populer dan emosional. Rating TV-MA (dewasa), tapi ceritanya bagus banget buat bahan diskusi. Bisa ditonton di Netflix. </text:span></text:p>
              </text:list-item>
            </text:list>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dengan gaya panel komik, menampilkan tiga panel. Panel 1: Visual ikonik dari The Matrix (misal: kode hijau, Neo menghentikan peluru). Panel 2: Visual ikonik dari Ghost in the Shell (misal: siluet Mayor Kusanagi di atas gedung, kabel-kabel di lehernya). Panel 3: Visual ikonik dari San Junipero (misal: dua orang berdansa di klub 80-an dengan nuansa agak digital/berkilau). Beri judul kecil di tiap panel."</text:span></text:p>
            <text:p text:style-name="P289"/>
            <text:p text:style-name="P120">Saya menunggu perintah "YAX" Anda untuk prompt berikutnya (Bab 1 - Subbab 1.2: Mengapa Manusia Terobsesi dengan Kehidupan Abadi?).</text:p>
          </text:section>
          <text:section text:style-name="Sect1" text:name="feedback-form-17">
            <text:p text:style-name="P249"/>
          </text:section>
        </text:section>
        <text:section text:style-name="Sect1" text:name="1108ed5bfbe22fec">
          <text:p text:style-name="P120"/>
          <text:section text:style-name="Sect1" text:name="user-query-content-18">
            <text:p text:style-name="P266">YAX </text:p>
          </text:section>
          <text:p text:style-name="P249"><text:soft-page-break/>Tampilkan alur berpikir</text:p>
          <text:section text:style-name="Sect2" text:name="model-response-message-contentr_1108ed5bfbe22fec">
            <text:p text:style-name="P120">Oke, mari kita selami alasan di balik mimpi abadi ini!</text:p>
            <text:p text:style-name="Text_20_body"><text:span text:style-name="Strong_20_Emphasis"><text:span text:style-name="T1">Prompt:</text:span></text:span><text:span text:style-name="T1"> </text:span><text:span text:style-name="Emphasis"><text:span text:style-name="T1">"Gali </text:span></text:span><text:span text:style-name="Emphasis"><text:span text:style-name="Strong_20_Emphasis"><text:span text:style-name="T1">lebih dalam</text:span></text:span></text:span><text:span text:style-name="Emphasis"><text:span text:style-name="T1"> alasan-alasan </text:span></text:span><text:span text:style-name="Emphasis"><text:span text:style-name="Strong_20_Emphasis"><text:span text:style-name="T1">psikologis, filosofis, dan emosional</text:span></text:span></text:span><text:span text:style-name="Emphasis"><text:span text:style-name="T1"> mengapa manusia (termasuk remaja dalam konteks pencarian jati diri dan masa depan) </text:span></text:span><text:span text:style-name="Emphasis"><text:span text:style-name="Strong_20_Emphasis"><text:span text:style-name="T1">tertarik pada gagasan kehidupan abadi</text:span></text:span></text:span><text:span text:style-name="Emphasis"><text:span text:style-name="T1">. Bahas faktor-faktor seperti: </text:span></text:span><text:span text:style-name="Emphasis"><text:span text:style-name="Strong_20_Emphasis"><text:span text:style-name="T1">ketakutan akan kematian</text:span></text:span></text:span><text:span text:style-name="Emphasis"><text:span text:style-name="T1">, </text:span></text:span><text:span text:style-name="Emphasis"><text:span text:style-name="Strong_20_Emphasis"><text:span text:style-name="T1">keinginan untuk terus belajar dan mengalami hal baru</text:span></text:span></text:span><text:span text:style-name="Emphasis"><text:span text:style-name="T1">, </text:span></text:span><text:span text:style-name="Emphasis"><text:span text:style-name="Strong_20_Emphasis"><text:span text:style-name="T1">cinta pada orang terdekat</text:span></text:span></text:span><text:span text:style-name="Emphasis"><text:span text:style-name="T1">, </text:span></text:span><text:span text:style-name="Emphasis"><text:span text:style-name="Strong_20_Emphasis"><text:span text:style-name="T1">rasa penasaran tentang masa depan</text:span></text:span></text:span><text:span text:style-name="Emphasis"><text:span text:style-name="T1">, dan </text:span></text:span><text:span text:style-name="Emphasis"><text:span text:style-name="Strong_20_Emphasis"><text:span text:style-name="T1">naluri untuk bertahan hidup</text:span></text:span></text:span><text:span text:style-name="Emphasis"><text:span text:style-name="T1">. Kaitkan </text:span></text:span><text:span text:style-name="Emphasis"><text:span text:style-name="Strong_20_Emphasis"><text:span text:style-name="T1">obsesi kuno</text:span></text:span></text:span><text:span text:style-name="Emphasis"><text:span text:style-name="T1"> akan keabadian ini (dari mitos hingga alkimia) dengan </text:span></text:span><text:span text:style-name="Emphasis"><text:span text:style-name="Strong_20_Emphasis"><text:span text:style-name="T1">daya tarik modern</text:span></text:span></text:span><text:span text:style-name="Emphasis"><text:span text:style-name="T1"> dari solusi teknologi seperti mind uploading. Gunakan bahasa yang </text:span></text:span><text:span text:style-name="Emphasis"><text:span text:style-name="Strong_20_Emphasis"><text:span text:style-name="T1">reflektif</text:span></text:span></text:span><text:span text:style-name="Emphasis"><text:span text:style-name="T1"> dan </text:span></text:span><text:span text:style-name="Emphasis"><text:span text:style-name="Strong_20_Emphasis"><text:span text:style-name="T1">relatable</text:span></text:span></text:span><text:span text:style-name="Emphasis"><text:span text:style-name="T1"> dengan perasaan dan pertanyaan eksistensial remaja."</text:span></text:span></text:p>
            <text:p text:style-name="Text_20_body"><text:span text:style-name="Strong_20_Emphasis"><text:span text:style-name="T1">Jawaban Saya:</text:span></text:span></text:p>
            <text:p text:style-name="P120">Pernah nggak sih kamu mikir, kenapa ya kita pengen banget hidup selamanya? Kayaknya ini bukan cuma soal seru-seruan aja, tapi ada akar yang lebih dalam di perasaan kita sebagai manusia. Apalagi buat kita yang remaja, lagi banyak-banyaknya mikirin masa depan dan diri sendiri. Yuk, coba kita bedah beberapa alasannya:</text:p>
            <text:list xml:id="list4518374742431512758" text:style-name="L60">
              <text:list-item>
                <text:p text:style-name="P178"><text:span text:style-name="Strong_20_Emphasis"><text:span text:style-name="T1">Takut Sama yang 'Gelap':</text:span></text:span><text:span text:style-name="T1"> Jujur aja, kematian itu misterius dan bikin takut. Kita nggak tahu apa yang ada setelahnya, dan rasanya sedih banget mikirin harus 'berhenti' ada. Kehilangan semua pengalaman, semua orang yang kita sayang... wajar kalau kita berharap ada cara buat menghindarinya. Rasa takut ini mungkin jadi dorongan paling kuat buat mencari 'keabadian'. </text:span></text:p>
              </text:list-item>
              <text:list-item>
                <text:p text:style-name="P178"><text:span text:style-name="Strong_20_Emphasis"><text:span text:style-name="T1">FOMO Tingkat Dewa (Fear Of Missing Out):</text:span></text:span><text:span text:style-name="T1"> Dunia ini keren banget, kan? Banyak hal baru buat dipelajari, tempat buat dijelajahi, pengalaman buat dicoba. Rasanya satu umur aja nggak cukup! Pengen lihat teknologi masa depan kayak apa, gimana manusia nanti hidup di Mars, atau sekadar pengen nonton semua serial bagus sampai tamat. Keinginan buat terus belajar dan </text:span><text:span text:style-name="Emphasis"><text:span text:style-name="T1">ngalamin</text:span></text:span><text:span text:style-name="T1"> semua hal ini bikin kita berharap waktu nggak terbatas. </text:span></text:p>
              </text:list-item>
              <text:list-item>
                <text:p text:style-name="P178"><text:span text:style-name="Strong_20_Emphasis"><text:span text:style-name="T1">Nggak Mau Pisah:</text:span></text:span><text:span text:style-name="T1"> Ini mungkin yang paling bikin nyesek. Kita sayang banget sama keluarga, teman-teman, mungkin juga pacar. Mikirin harus pisah sama mereka karena kematian itu rasanya berat </text:span><text:soft-page-break/><text:span text:style-name="T1">banget. Sebaliknya, kita juga nggak mau mereka ninggalin kita. Mimpi hidup abadi seringkali juga mimpi buat bisa terus bareng sama orang-orang tersayang. </text:span></text:p>
              </text:list-item>
              <text:list-item>
                <text:p text:style-name="P178"><text:span text:style-name="Strong_20_Emphasis"><text:span text:style-name="T1">Kepooo Maksimal Sama Masa Depan:</text:span></text:span><text:span text:style-name="T1"> Manusia itu makhluk penasaran. Kita pengen tahu kelanjutan cerita dunia ini. Apa yang bakal terjadi 100 tahun lagi? 1000 tahun lagi? Gimana nasib planet ini? Pertanyaan-pertanyaan ini bikin kita berharap bisa 'nongkrong' lebih lama buat lihat jawabannya. </text:span></text:p>
              </text:list-item>
              <text:list-item>
                <text:p text:style-name="P48"><text:span text:style-name="Strong_20_Emphasis"><text:span text:style-name="T1">Insting Purba Buat Bertahan:</text:span></text:span><text:span text:style-name="T1"> Sejak zaman dulu, naluri dasar kita ya bertahan hidup. Melawan bahaya, mencari aman. Mungkin keinginan hidup abadi ini cuma versi ekstrem dari insting dasar buat terus 'ada' dan nggak mau kalah sama kematian. </text:span></text:p>
              </text:list-item>
            </text:list>
            <text:p text:style-name="Text_20_body"><text:span text:style-name="T1">Nah, obsesi soal keabadian ini udah ada dari zaman baheula. Orang dulu nyari 'Air Mancur Awet Muda', ramuan ajaib (alkimia), atau percaya mitos dewa-dewi yang nggak bisa mati. Sekarang, di zaman teknologi, 'ramuan ajaib' itu bentuknya jadi beda. Ide kayak </text:span><text:span text:style-name="Emphasis"><text:span text:style-name="T1">mind uploading</text:span></text:span><text:span text:style-name="T1"> muncul sebagai </text:span><text:span text:style-name="Strong_20_Emphasis"><text:span text:style-name="T1">versi modern</text:span></text:span><text:span text:style-name="T1"> dari mimpi kuno yang sama: mencari cara buat 'mengakali' kematian pakai kecanggihan sains dan teknologi. Jadi, daya tarik </text:span><text:span text:style-name="Emphasis"><text:span text:style-name="T1">mind uploading</text:span></text:span><text:span text:style-name="T1"> itu bukan cuma soal teknologi keren, tapi juga menyentuh harapan dan ketakutan kita yang paling dalam sebagai manusia.</text:span></text:p>
            <text:p text:style-name="P289"/>
            <text:p text:style-name="Text_20_body"><text:span text:style-name="Strong_20_Emphasis"><text:span text:style-name="T1">(Tips Tambahan Opsional: Refleksi Diri)</text:span></text:span></text:p>
            <text:p text:style-name="Quotations"><text:span text:style-name="Strong_20_Emphasis"><text:span text:style-name="T1">Kalau Kamu Bisa Hidup Abadi...</text:span></text:span><text:span text:style-name="T1"> Coba deh, jujur sama diri sendiri. Alasan </text:span><text:span text:style-name="Emphasis"><text:span text:style-name="T1">utama</text:span></text:span><text:span text:style-name="T1"> kamu pengen hidup abadi (kalau memang pengen) itu apa? Apakah karena takut mati? Penasaran sama masa depan? Nggak mau pisah sama orang tersayang? Atau ada alasan lain? Mengenali motivasi kita bisa bantu kita lebih ngerti kenapa ide kayak </text:span><text:span text:style-name="Emphasis"><text:span text:style-name="T1">mind uploading</text:span></text:span><text:span text:style-name="T1"> ini begitu menarik.</text:s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simbolis. Di tengah ada siluet manusia (remaja) yang sedang menatap ke depan dengan ekspresi campuran antara harapan dan keraguan. Di sekelilingnya, ada ikon-ikon kecil yang melayang mewakili alasan keabadian: ikon </text:span><text:soft-page-break/><text:span text:style-name="T1">hati retak (takut kehilangan), ikon buku terbuka/bola lampu (belajar/penasaran), ikon jam/kalender tak berujung, ikon tanda tanya besar (masa depan), dan mungkin ikon perisai (bertahan hidup). Di latar belakang, ada transisi halus dari simbol kuno (misal: hieroglif ankh Mesir) ke simbol modern (misal: kode biner atau chip komputer)."</text:span></text:p>
            <text:p text:style-name="P289"/>
            <text:p text:style-name="P120">Saya menunggu perintah "YAX" Anda untuk prompt berikutnya (Bab 1 - Subbab 1.3: Sekilas Sejarah Ide).</text:p>
          </text:section>
          <text:section text:style-name="Sect1" text:name="feedback-form-18">
            <text:p text:style-name="P249"/>
          </text:section>
        </text:section>
        <text:section text:style-name="Sect1" text:name="7e265e7c797489f9">
          <text:p text:style-name="P120"/>
          <text:section text:style-name="Sect1" text:name="user-query-content-19">
            <text:p text:style-name="P266">YAX </text:p>
          </text:section>
          <text:p text:style-name="P249">Tampilkan alur berpikir</text:p>
          <text:section text:style-name="Sect2" text:name="model-response-message-contentr_7e265e7c797489f9">
            <text:p text:style-name="P120">Oke, mari kita telusuri jejak sejarah ide 'mind uploading' ini!</text:p>
            <text:p text:style-name="Text_20_body"><text:span text:style-name="Strong_20_Emphasis"><text:span text:style-name="T1">Prompt:</text:span></text:span><text:span text:style-name="T1"> </text:span><text:span text:style-name="Emphasis"><text:span text:style-name="T1">"Sajikan </text:span></text:span><text:span text:style-name="Emphasis"><text:span text:style-name="Strong_20_Emphasis"><text:span text:style-name="T1">ulasan sejarah singkat namun mendalam</text:span></text:span></text:span><text:span text:style-name="Emphasis"><text:span text:style-name="T1"> tentang bagaimana ide memisahkan pikiran/kesadaran dari tubuh biologis berkembang, yang </text:span></text:span><text:span text:style-name="Emphasis"><text:span text:style-name="Strong_20_Emphasis"><text:span text:style-name="T1">berujung pada konsep modern </text:span></text:span></text:span><text:span text:style-name="Strong_20_Emphasis"><text:span text:style-name="Emphasis"><text:span text:style-name="T1">mind uploading</text:span></text:span></text:span><text:span text:style-name="Emphasis"><text:span text:style-name="T1">. Mulai dari </text:span></text:span><text:span text:style-name="Emphasis"><text:span text:style-name="Strong_20_Emphasis"><text:span text:style-name="T1">akar filosofis</text:span></text:span></text:span><text:span text:style-name="Emphasis"><text:span text:style-name="T1"> (misalnya, ide sederhana tentang jiwa yang terpisah dari raga, tanpa perlu detail filsafat rumit). Lanjutkan ke </text:span></text:span><text:span text:style-name="Emphasis"><text:span text:style-name="Strong_20_Emphasis"><text:span text:style-name="T1">era komputer awal</text:span></text:span></text:span><text:span text:style-name="Emphasis"><text:span text:style-name="T1"> dan pemikir yang mulai membayangkan </text:span></text:span><text:span text:style-name="Emphasis"><text:span text:style-name="Strong_20_Emphasis"><text:span text:style-name="T1">mesin bisa berpikir atau mensimulasikan pikiran</text:span></text:span></text:span><text:span text:style-name="Emphasis"><text:span text:style-name="T1"> (misalnya, Alan Turing). Sebutkan </text:span></text:span><text:span text:style-name="Emphasis"><text:span text:style-name="Strong_20_Emphasis"><text:span text:style-name="T1">tokoh atau momen kunci</text:span></text:span></text:span><text:span text:style-name="Emphasis"><text:span text:style-name="T1"> dalam </text:span></text:span><text:span text:style-name="Emphasis"><text:span text:style-name="Strong_20_Emphasis"><text:span text:style-name="T1">fiksi ilmiah, futurologi, atau transhumanisme</text:span></text:span></text:span><text:span text:style-name="Emphasis"><text:span text:style-name="T1"> yang secara eksplisit mengusulkan atau mempopulerkan ide 'mengunggah' pikiran ke komputer. Buat alur cerita yang </text:span></text:span><text:span text:style-name="Emphasis"><text:span text:style-name="Strong_20_Emphasis"><text:span text:style-name="T1">jelas dan menarik</text:span></text:span></text:span><text:span text:style-name="Emphasis"><text:span text:style-name="T1">, menunjukkan evolusi ide dari </text:span></text:span><text:span text:style-name="Emphasis"><text:span text:style-name="Strong_20_Emphasis"><text:span text:style-name="T1">konsep abstrak ke visi teknologi</text:span></text:span></text:span><text:span text:style-name="Emphasis"><text:span text:style-name="T1">."</text:span></text:span></text:p>
            <text:p text:style-name="Text_20_body"><text:span text:style-name="Strong_20_Emphasis"><text:span text:style-name="T1">Jawaban Saya:</text:span></text:span></text:p>
            <text:p text:style-name="Text_20_body"><text:span text:style-name="T1">Ide buat 'misahin' pikiran dari badan itu ternyata udah tua banget lho, meski bentuknya beda-beda. Gimana sih ceritanya sampai muncul ide </text:span><text:span text:style-name="Emphasis"><text:span text:style-name="T1">mind uploading</text:span></text:span><text:span text:style-name="T1"> kayak sekarang? Yuk, kita intip 'timeline' singkatnya:</text:span></text:p>
            <text:list xml:id="list9056975033652971048" text:style-name="L61">
              <text:list-item>
                <text:p text:style-name="P49"><text:span text:style-name="Strong_20_Emphasis"><text:span text:style-name="T1">Zaman Kuno &amp; Filsafat: Jiwa vs Raga</text:span></text:span><text:span text:style-name="T1"> Jauh sebelum ada komputer, banyak kebudayaan dan filsuf udah mikirin kalau manusia itu terdiri dari dua bagian: tubuh fisik (raga) dan sesuatu yang non-fisik (jiwa, </text:span><text:soft-page-break/><text:span text:style-name="T1">roh, pikiran, kesadaran). Filsuf kayak </text:span><text:span text:style-name="Strong_20_Emphasis"><text:span text:style-name="T1">Plato</text:span></text:span><text:span text:style-name="T1"> atau </text:span><text:span text:style-name="Strong_20_Emphasis"><text:span text:style-name="T1">René Descartes</text:span></text:span><text:span text:style-name="T1"> (dibaca: De-kart) mikir kalau 'pikiran' atau 'jiwa' itu beda banget sama 'mesin' tubuh kita. Meskipun mereka nggak ngomongin komputer, ide dasar kalau </text:span><text:span text:style-name="Strong_20_Emphasis"><text:span text:style-name="T1">pikiran bisa ada terpisah dari daging dan tulang</text:span></text:span><text:span text:style-name="T1"> itu udah mulai ditanam di sini. Ini kayak benih awal banget.</text:span></text:p>
              </text:list-item>
              <text:list-item>
                <text:p text:style-name="P49"><text:span text:style-name="Strong_20_Emphasis"><text:span text:style-name="T1">Era Komputer Dimulai: Mesin Bisa Mikir?</text:span></text:span><text:span text:style-name="T1"> Lompat jauh ke abad ke-20, pas komputer pertama mulai diciptakan. Orang-orang jenius kayak </text:span><text:span text:style-name="Strong_20_Emphasis"><text:span text:style-name="T1">Alan Turing</text:span></text:span><text:span text:style-name="T1"> (yang bantu mecahin kode Enigma pas Perang Dunia II) mulai bertanya: "Bisakah mesin berpikir?" Dia bahkan bikin tes terkenal (Turing Test) buat nguji apakah komputer bisa nunjukkin perilaku cerdas yang nggak bisa dibedain dari manusia. Walaupun Turing nggak ngomongin upload pikiran, idenya kalau </text:span><text:span text:style-name="Strong_20_Emphasis"><text:span text:style-name="T1">proses berpikir itu mungkin bisa ditiru atau disimulasikan oleh mesin</text:span></text:span><text:span text:style-name="T1"> jadi langkah penting berikutnya. Pikiran nggak harus 'terbuat' dari sel otak, mungkin bisa juga dari sirkuit?</text:span></text:p>
              </text:list-item>
              <text:list-item>
                <text:p text:style-name="P49"><text:span text:style-name="Strong_20_Emphasis"><text:span text:style-name="T1">Fiksi Ilmiah &amp; Futuris: Upload ke Komputer!</text:span></text:span><text:span text:style-name="T1"> Nah, di sinilah ide 'upload' yang lebih spesifik mulai muncul, terutama di dunia fiksi ilmiah dan pemikiran para futuris (orang yang mikirin masa depan).</text:span></text:p>
                <text:list>
                  <text:list-item>
                    <text:p text:style-name="P179"><text:span text:style-name="Strong_20_Emphasis"><text:span text:style-name="T1">Fiksi Ilmiah Awal:</text:span></text:span><text:span text:style-name="T1"> Penulis-penulis sci-fi mulai ngebayangin manusia mentransfer kesadaran mereka ke robot atau komputer (contohnya mungkin ada di cerita-cerita pendek tahun 1950-an atau 60-an). </text:span></text:p>
                  </text:list-item>
                  <text:list-item>
                    <text:p text:style-name="P49"><text:span text:style-name="Strong_20_Emphasis"><text:span text:style-name="T1">Para Futuris/Transhumanis:</text:span></text:span><text:span text:style-name="T1"> Di akhir abad ke-20 dan awal abad ke-21, tokoh-tokoh seperti </text:span><text:span text:style-name="Strong_20_Emphasis"><text:span text:style-name="T1">Hans Moravec</text:span></text:span><text:span text:style-name="T1"> (ilmuwan robotika) dan </text:span><text:span text:style-name="Strong_20_Emphasis"><text:span text:style-name="T1">Ray Kurzweil</text:span></text:span><text:span text:style-name="T1"> (penemu dan futuris) mulai </text:span><text:span text:style-name="Strong_20_Emphasis"><text:span text:style-name="T1">mempopulerkan ide </text:span></text:span><text:span text:style-name="Strong_20_Emphasis"><text:span text:style-name="Emphasis"><text:span text:style-name="T1">mind uploading</text:span></text:span></text:span><text:span text:style-name="Strong_20_Emphasis"><text:span text:style-name="T1"> secara lebih teknis</text:span></text:span><text:span text:style-name="T1">. Mereka ngebayangin kalau suatu saat nanti kekuatan komputer bakal cukup buat mensimulasikan seluruh otak manusia. Moravec bahkan ngebayangin skenario 'penggantian bertahap'. Kurzweil terkenal dengan konsep 'Singularity'-nya, di mana kecerdasan buatan melampaui manusia dan teknologi kayak mind uploading mungkin jadi mungkin. Merekalah yang banyak membawa ide ini dari sekadar fiksi jadi spekulasi teknologi. </text:span></text:p>
                  </text:list-item>
                </text:list>
              </text:list-item>
            </text:list>
            <text:p text:style-name="Text_20_body"><text:soft-page-break/><text:span text:style-name="T1">Jadi, ide </text:span><text:span text:style-name="Emphasis"><text:span text:style-name="T1">mind uploading</text:span></text:span><text:span text:style-name="T1"> itu nggak ujug-ujug muncul. Dia berevolusi: dari konsep filosofis kuno soal jiwa, terus dipengaruhi ide mesin berpikir di era komputer, sampai akhirnya dibayangin secara konkret sebagai proses 'upload' teknologi oleh para penulis fiksi ilmiah dan futuris. Dari ide abstrak soal 'roh', jadi visi (super jauh) soal 'kode'. Menarik ya, perjalanannya?</text:span></text:p>
            <text:p text:style-name="P289"/>
            <text:p text:style-name="Text_20_body"><text:span text:style-name="Strong_20_Emphasis"><text:span text:style-name="T1">(Tips Tambahan Opsional: Infografis Timeline)</text:span></text:span></text:p>
            <text:p text:style-name="P276">Bayangkan sebuah infografis timeline sederhana:</text:p>
            <text:list xml:id="list8515434902332088246" text:style-name="L62">
              <text:list-item>
                <text:p text:style-name="P281"><text:span text:style-name="Strong_20_Emphasis"><text:span text:style-name="T1">Zaman Kuno:</text:span></text:span><text:span text:style-name="T1"> Ikon filsuf Yunani/Mesir -&gt; "Jiwa Terpisah dari Raga" </text:span></text:p>
              </text:list-item>
              <text:list-item>
                <text:p text:style-name="P281"><text:span text:style-name="Strong_20_Emphasis"><text:span text:style-name="T1">~1950:</text:span></text:span><text:span text:style-name="T1"> Ikon Alan Turing/Komputer Awal -&gt; "Mesin Bisa Berpikir?" </text:span></text:p>
              </text:list-item>
              <text:list-item>
                <text:p text:style-name="P281"><text:span text:style-name="Strong_20_Emphasis"><text:span text:style-name="T1">~1960s-80s:</text:span></text:span><text:span text:style-name="T1"> Ikon Buku/Film Sci-Fi -&gt; "Kesadaran Pindah ke Mesin (Fiksi)" </text:span></text:p>
              </text:list-item>
              <text:list-item>
                <text:p text:style-name="P270"><text:span text:style-name="Strong_20_Emphasis"><text:span text:style-name="T1">~1980s-Sekarang:</text:span></text:span><text:span text:style-name="T1"> Ikon Futuris (Kurzweil)/Chip Otak -&gt; "Konsep 'Mind Uploading' Teknologi &amp; Transhumanisme" Ini bisa bantu memvisualisasikan evolusi idenya. </text:span></text:p>
              </text:list-item>
            </text:list>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Gambarkan ilustrasi yang menunjukkan evolusi ide secara visual dari kiri ke kanan. Mulai dari siluet orang zaman kuno menunjuk ke 'roh' yang keluar dari tubuh, lalu gambar tabung vakum/komputer awal dengan tanda tanya 'berpikir', lalu sampul buku sci-fi retro dengan robot/komputer, dan berakhir dengan representasi modern jaringan saraf digital atau chip yang terhubung ke siluet otak manusia. Gunakan gaya visual yang konsisten di sepanjang 'timeline' gambar."</text:span></text:p>
            <text:p text:style-name="P289"/>
            <text:p text:style-name="P120">Saya menunggu perintah "YAX" Anda untuk prompt berikutnya (Bab 1 - Subbab 1.4: "Digital Nirvana": Surga atau Hanya Ilusi di Awan AI?).</text:p>
          </text:section>
          <text:section text:style-name="Sect1" text:name="feedback-form-19">
            <text:p text:style-name="P249"/>
          </text:section>
        </text:section>
        <text:section text:style-name="Sect1" text:name="67cea4a2b3f56eea">
          <text:p text:style-name="P120"/>
          <text:section text:style-name="Sect1" text:name="user-query-content-20">
            <text:p text:style-name="P266"><text:soft-page-break/>YAX </text:p>
          </text:section>
          <text:p text:style-name="P249">Tampilkan alur berpikir</text:p>
          <text:section text:style-name="Sect2" text:name="model-response-message-contentr_67cea4a2b3f56eea">
            <text:p text:style-name="P120">Oke, kita bahas judulnya!</text:p>
            <text:p text:style-name="Text_20_body"><text:span text:style-name="Strong_20_Emphasis"><text:span text:style-name="T1">Prompt:</text:span></text:span><text:span text:style-name="T1"> </text:span><text:span text:style-name="Emphasis"><text:span text:style-name="T1">"Bahasa secara </text:span></text:span><text:span text:style-name="Emphasis"><text:span text:style-name="Strong_20_Emphasis"><text:span text:style-name="T1">mendalam</text:span></text:span></text:span><text:span text:style-name="Emphasis"><text:span text:style-name="T1"> makna di balik istilah 'Digital Nirvana' seperti yang digunakan dalam judul buku. Gambarkan </text:span></text:span><text:span text:style-name="Emphasis"><text:span text:style-name="Strong_20_Emphasis"><text:span text:style-name="T1">visi utopis</text:span></text:span></text:span><text:span text:style-name="Emphasis"><text:span text:style-name="T1"> atau </text:span></text:span><text:span text:style-name="Emphasis"><text:span text:style-name="Strong_20_Emphasis"><text:span text:style-name="T1">ideal</text:span></text:span></text:span><text:span text:style-name="Emphasis"><text:span text:style-name="T1"> dari mind uploading: kehidupan digital yang sempurna, abadi, penuh pengetahuan, dan kebahagiaan di dalam awan AI. Kemudian, secara </text:span></text:span><text:span text:style-name="Emphasis"><text:span text:style-name="Strong_20_Emphasis"><text:span text:style-name="T1">kritis</text:span></text:span></text:span><text:span text:style-name="Emphasis"><text:span text:style-name="T1">, hadirkan </text:span></text:span><text:span text:style-name="Emphasis"><text:span text:style-name="Strong_20_Emphasis"><text:span text:style-name="T1">sisi sebaliknya</text:span></text:span></text:span><text:span text:style-name="Emphasis"><text:span text:style-name="T1">: argumen bahwa ini mungkin </text:span></text:span><text:span text:style-name="Emphasis"><text:span text:style-name="Strong_20_Emphasis"><text:span text:style-name="T1">bukan surga</text:span></text:span></text:span><text:span text:style-name="Emphasis"><text:span text:style-name="T1">, melainkan </text:span></text:span><text:span text:style-name="Emphasis"><text:span text:style-name="Strong_20_Emphasis"><text:span text:style-name="T1">ilusi</text:span></text:span></text:span><text:span text:style-name="Emphasis"><text:span text:style-name="T1">, </text:span></text:span><text:span text:style-name="Emphasis"><text:span text:style-name="Strong_20_Emphasis"><text:span text:style-name="T1">penjara digital</text:span></text:span></text:span><text:span text:style-name="Emphasis"><text:span text:style-name="T1">, atau bahkan </text:span></text:span><text:span text:style-name="Emphasis"><text:span text:style-name="Strong_20_Emphasis"><text:span text:style-name="T1">neraka</text:span></text:span></text:span><text:span text:style-name="Emphasis"><text:span text:style-name="T1"> (misalnya, kehilangan sensasi fisik, kebosanan abadi, risiko kontrol atau manipulasi). Pertanyakan secara </text:span></text:span><text:span text:style-name="Emphasis"><text:span text:style-name="Strong_20_Emphasis"><text:span text:style-name="T1">provokatif</text:span></text:span></text:span><text:span text:style-name="Emphasis"><text:span text:style-name="T1">: Apakah keabadian digital ini benar-benar </text:span></text:span><text:span text:style-name="Emphasis"><text:span text:style-name="Strong_20_Emphasis"><text:span text:style-name="T1">'nirwana'</text:span></text:span></text:span><text:span text:style-name="Emphasis"><text:span text:style-name="T1"> yang didambakan, atau hanya </text:span></text:span><text:span text:style-name="Emphasis"><text:span text:style-name="Strong_20_Emphasis"><text:span text:style-name="T1">fatamorgana teknologi</text:span></text:span></text:span><text:span text:style-name="Emphasis"><text:span text:style-name="T1">? Sajikan </text:span></text:span><text:span text:style-name="Emphasis"><text:span text:style-name="Strong_20_Emphasis"><text:span text:style-name="T1">ketegangan antara janji dan potensi bahaya</text:span></text:span></text:span><text:span text:style-name="Emphasis"><text:span text:style-name="T1"> ini sebagai pengantar untuk pertanyaan-pertanyaan yang akan dibahas lebih lanjut."</text:span></text:span></text:p>
            <text:p text:style-name="Text_20_body"><text:span text:style-name="Strong_20_Emphasis"><text:span text:style-name="T1">Jawaban Saya:</text:span></text:span></text:p>
            <text:p text:style-name="Text_20_body"><text:span text:style-name="T1">Judul buku ini pakai istilah "Digital Nirvana". Apa sih maksudnya? Kata "Nirvana" itu aslinya dari ajaran Buddhisme, artinya kira-kira keadaan pencerahan tertinggi, bebas dari penderitaan, keinginan, dan siklus kelahiran kembali. Kedengarannya damai dan sempurna banget, kan? Nah, "Digital Nirvana" itu meminjam ide kesempurnaan itu dan menerapkannya ke visi paling </text:span><text:span text:style-name="Strong_20_Emphasis"><text:span text:style-name="T1">optimis</text:span></text:span><text:span text:style-name="T1"> dan </text:span><text:span text:style-name="Strong_20_Emphasis"><text:span text:style-name="T1">utopis</text:span></text:span><text:span text:style-name="T1"> dari </text:span><text:span text:style-name="Emphasis"><text:span text:style-name="T1">mind uploading</text:span></text:span><text:span text:style-name="T1">.</text:span></text:p>
            <text:p text:style-name="P120">Bayangin aja 'surga' versi digital:</text:p>
            <text:list xml:id="list7938676319676165563" text:style-name="L63">
              <text:list-item>
                <text:p text:style-name="P180"><text:span text:style-name="T1">Kamu hidup </text:span><text:span text:style-name="Strong_20_Emphasis"><text:span text:style-name="T1">abadi</text:span></text:span><text:span text:style-name="T1"> sebagai kesadaran murni di dalam jaringan AI yang super canggih. </text:span></text:p>
              </text:list-item>
              <text:list-item>
                <text:p text:style-name="P261">Nggak ada lagi rasa sakit, penyakit, atau ketakutan akan kematian. </text:p>
              </text:list-item>
              <text:list-item>
                <text:p text:style-name="P180"><text:span text:style-name="T1">Kamu bisa </text:span><text:span text:style-name="Strong_20_Emphasis"><text:span text:style-name="T1">mengakses semua pengetahuan</text:span></text:span><text:span text:style-name="T1"> di dunia dalam sekejap. </text:span></text:p>
              </text:list-item>
              <text:list-item>
                <text:p text:style-name="P180"><text:span text:style-name="T1">Kamu bisa </text:span><text:span text:style-name="Strong_20_Emphasis"><text:span text:style-name="T1">menciptakan atau menjelajahi dunia virtual</text:span></text:span><text:span text:style-name="T1"> apa pun yang kamu mau. </text:span></text:p>
              </text:list-item>
              <text:list-item>
                <text:p text:style-name="P180"><text:span text:style-name="T1">Mungkin kamu bisa </text:span><text:span text:style-name="Strong_20_Emphasis"><text:span text:style-name="T1">merasakan kebahagiaan atau kedamaian</text:span></text:span><text:span text:style-name="T1"> konstan, bebas dari stres dan kecemasan dunia fisik. </text:span></text:p>
              </text:list-item>
              <text:list-item>
                <text:p text:style-name="P50"><text:span text:style-name="T1">Kamu bisa </text:span><text:span text:style-name="Strong_20_Emphasis"><text:span text:style-name="T1">terhubung</text:span></text:span><text:span text:style-name="T1"> dengan pikiran lain yang juga sudah diunggah. </text:span></text:p>
              </text:list-item>
            </text:list>
            <text:p text:style-name="P120">Kedengarannya memang kayak 'nirwana' versi teknologi, kan? Sebuah <text:soft-page-break/>pelarian sempurna dari kerasnya realitas fisik.</text:p>
            <text:p text:style-name="Text_20_body"><text:span text:style-name="Strong_20_Emphasis"><text:span text:style-name="T1">TAPI... tunggu dulu.</text:span></text:span><text:span text:style-name="T1"> Benarkah sesempurna itu? Di sinilah kita harus berpikir </text:span><text:span text:style-name="Strong_20_Emphasis"><text:span text:style-name="T1">kritis</text:span></text:span><text:span text:style-name="T1">. Banyak yang berpendapat kalau "Digital Nirvana" ini bisa jadi cuma </text:span><text:span text:style-name="Strong_20_Emphasis"><text:span text:style-name="T1">ilusi</text:span></text:span><text:span text:style-name="T1"> atau malah berubah jadi </text:span><text:span text:style-name="Strong_20_Emphasis"><text:span text:style-name="T1">mimpi buruk</text:span></text:span><text:span text:style-name="T1">:</text:span></text:p>
            <text:list xml:id="list7729479785581590676" text:style-name="L64">
              <text:list-item>
                <text:p text:style-name="P181"><text:span text:style-name="Strong_20_Emphasis"><text:span text:style-name="T1">Kehilangan Kemanusiaan:</text:span></text:span><text:span text:style-name="T1"> Gimana kalau tanpa sensasi fisik, kita malah kehilangan kemampuan merasa bahagia, cinta, atau bahkan makna hidup? Apakah kebahagiaan 'buatan' di dunia digital itu asli? </text:span></text:p>
              </text:list-item>
              <text:list-item>
                <text:p text:style-name="P181"><text:span text:style-name="Strong_20_Emphasis"><text:span text:style-name="T1">Kebosanan Abadi:</text:span></text:span><text:span text:style-name="T1"> Kalau hidup selamanya tanpa tantangan, tanpa pertumbuhan, tanpa akhir, apa nggak malah jadi </text:span><text:span text:style-name="Strong_20_Emphasis"><text:span text:style-name="T1">neraka kebosanan</text:span></text:span><text:span text:style-name="T1"> yang tak terbayangkan? Ngapain lagi kalau semua sudah 'dicapai' atau bisa didapat instan? </text:span></text:p>
              </text:list-item>
              <text:list-item>
                <text:p text:style-name="P181"><text:span text:style-name="Strong_20_Emphasis"><text:span text:style-name="T1">Penjara Digital:</text:span></text:span><text:span text:style-name="T1"> Siapa yang mengontrol 'awan AI' tempat kita 'tinggal'? Gimana kalau kita malah jadi </text:span><text:span text:style-name="Strong_20_Emphasis"><text:span text:style-name="T1">terjebak</text:span></text:span><text:span text:style-name="T1">, nggak bisa 'log out', dan semua pikiran kita diawasi atau dimanipulasi oleh pemilik server atau AI super cerdas? </text:span></text:p>
              </text:list-item>
              <text:list-item>
                <text:p text:style-name="P51"><text:span text:style-name="Strong_20_Emphasis"><text:span text:style-name="T1">Sekadar Data:</text:span></text:span><text:span text:style-name="T1"> Apakah eksistensi sebagai kode itu benar-benar 'hidup'? Atau kita cuma jadi </text:span><text:span text:style-name="Strong_20_Emphasis"><text:span text:style-name="T1">program komputer canggih</text:span></text:span><text:span text:style-name="T1">, fatamorgana kesadaran tanpa substansi nyata? </text:span></text:p>
              </text:list-item>
            </text:list>
            <text:p text:style-name="Text_20_body"><text:span text:style-name="T1">Jadi, pertanyaannya jadi provokatif banget: Apakah keabadian sebagai kode ini beneran </text:span><text:span text:style-name="Strong_20_Emphasis"><text:span text:style-name="T1">'nirvana'</text:span></text:span><text:span text:style-name="T1">—kebebasan tertinggi—atau cuma </text:span><text:span text:style-name="Strong_20_Emphasis"><text:span text:style-name="T1">fatamorgana teknologi</text:span></text:span><text:span text:style-name="T1">, sebuah janji kosong yang kalaupun tercapai malah membawa kita ke bentuk penderitaan baru yang belum pernah kita bayangkan? Ketegangan antara </text:span><text:span text:style-name="Strong_20_Emphasis"><text:span text:style-name="T1">janji surga digital</text:span></text:span><text:span text:style-name="T1"> dan </text:span><text:span text:style-name="Strong_20_Emphasis"><text:span text:style-name="T1">potensi neraka ilusi</text:span></text:span><text:span text:style-name="T1"> inilah yang jadi salah satu inti perdebatan paling seru (dan penting!) tentang </text:span><text:span text:style-name="Emphasis"><text:span text:style-name="T1">mind uploading</text:span></text:span><text:span text:style-name="T1">, dan ini yang bakal terus kita gali di bab-bab selanjutnya.</text:span></text:p>
            <text:p text:style-name="P289"/>
            <text:p text:style-name="Text_20_body"><text:span text:style-name="Strong_20_Emphasis"><text:span text:style-name="T1">(Tips Tambahan Opsional: Makna Asli Nirvana)</text:span></text:span></text:p>
            <text:p text:style-name="Quotations"><text:span text:style-name="T1">Dalam Buddhisme, Nirvana dicapai melalui pelepasan dari semua kemelekatan dan ilusi, termasuk kemelekatan pada 'diri' atau eksistensi individual. Ironisnya, </text:span><text:span text:style-name="Emphasis"><text:span text:style-name="T1">mind uploading</text:span></text:span><text:span text:style-name="T1"> seringkali didorong oleh keinginan kuat untuk mempertahankan eksistensi 'diri' selamanya. Ini salah satu paradoks menarik untuk dipikirkan!</text:span></text:p>
            <text:p text:style-name="Text_20_body"><text:soft-page-break/><text:span text:style-name="Strong_20_Emphasis"><text:span text:style-name="T1">(Prompt Gambar Ilustrasi Opsional):</text:span></text:span></text:p>
            <text:p text:style-name="Quotations"><text:span text:style-name="Emphasis"><text:span text:style-name="T1">Prompt:</text:span></text:span><text:span text:style-name="T1"> "Buat ilustrasi dramatis yang menggambarkan dualitas 'Digital Nirvana'. Setengah gambar menunjukkan pemandangan surga digital yang cerah: awan berkilauan, cahaya damai, mungkin siluet digital yang bermeditasi atau terbang bebas. Setengah gambar lainnya menunjukkan sisi gelap: awan yang sama terlihat seperti sirkuit yang rusak atau penjara digital, ada bayangan kontrol (mata besar mengawasi?), dan siluet digital yang terlihat tersiksa atau bosan. Beri garis pemisah yang jelas tapi mungkin sedikit retak di tengah."</text:span></text:p>
            <text:p text:style-name="P289"/>
            <text:p text:style-name="Text_20_body"><text:span text:style-name="T1">Bab 1 Selesai! Saya menunggu perintah "YAX" Anda untuk memulai </text:span><text:span text:style-name="Strong_20_Emphasis"><text:span text:style-name="T1">Bab 2</text:span></text:span><text:span text:style-name="T1">: Pengantar Bab 2.</text:span></text:p>
          </text:section>
          <text:section text:style-name="Sect1" text:name="feedback-form-20">
            <text:p text:style-name="P249"/>
          </text:section>
        </text:section>
        <text:section text:style-name="Sect1" text:name="f06f2ec211524dbd">
          <text:p text:style-name="P120"/>
          <text:section text:style-name="Sect1" text:name="user-query-content-21">
            <text:p text:style-name="P266">YAX </text:p>
          </text:section>
          <text:p text:style-name="P249">Tampilkan alur berpikir</text:p>
          <text:section text:style-name="Sect2" text:name="model-response-message-contentr_f06f2ec211524dbd">
            <text:p text:style-name="Text_20_body"><text:span text:style-name="T1">Siap, kita masuk </text:span><text:span text:style-name="Strong_20_Emphasis"><text:span text:style-name="T1">Bab 2: Otak Kita: Komputer Super Organik yang Rumit</text:span></text:span><text:span text:style-name="T1">!</text:span></text:p>
            <text:p text:style-name="Text_20_body"><text:span text:style-name="Strong_20_Emphasis"><text:span text:style-name="T1">Prompt untuk Pengantar Bab 2:</text:span></text:span><text:span text:style-name="T1"> </text:span><text:span text:style-name="Emphasis"><text:span text:style-name="T1">"Tulis paragraf pengantar yang </text:span></text:span><text:span text:style-name="Emphasis"><text:span text:style-name="Strong_20_Emphasis"><text:span text:style-name="T1">memukau</text:span></text:span></text:span><text:span text:style-name="Emphasis"><text:span text:style-name="T1"> untuk Bab 2. Mulai dengan menekankan bahwa sebelum kita bisa 'mengunggah' pikiran, kita harus memahami 'mesin' yang menghasilkannya: </text:span></text:span><text:span text:style-name="Emphasis"><text:span text:style-name="Strong_20_Emphasis"><text:span text:style-name="T1">otak manusia</text:span></text:span></text:span><text:span text:style-name="Emphasis"><text:span text:style-name="T1">. Gambarkan otak bukan hanya sebagai organ, tapi sebagai </text:span></text:span><text:span text:style-name="Emphasis"><text:span text:style-name="Strong_20_Emphasis"><text:span text:style-name="T1">komputer biologis paling canggih</text:span></text:span></text:span><text:span text:style-name="Emphasis"><text:span text:style-name="T1"> yang kita kenal, jauh </text:span></text:span><text:span text:style-name="Emphasis"><text:span text:style-name="Strong_20_Emphasis"><text:span text:style-name="T1">lebih rumit</text:span></text:span></text:span><text:span text:style-name="Emphasis"><text:span text:style-name="T1"> dari superkomputer manapun. Sampaikan bahwa bab ini akan menjadi </text:span></text:span><text:span text:style-name="Emphasis"><text:span text:style-name="Strong_20_Emphasis"><text:span text:style-name="T1">tur petualangan</text:span></text:span></text:span><text:span text:style-name="Emphasis"><text:span text:style-name="T1"> ke dalam kepala kita sendiri untuk </text:span></text:span><text:span text:style-name="Emphasis"><text:span text:style-name="Strong_20_Emphasis"><text:span text:style-name="T1">mengungkap rahasia</text:span></text:span></text:span><text:span text:style-name="Emphasis"><text:span text:style-name="T1"> bagaimana otak bekerja, mulai dari </text:span></text:span><text:span text:style-name="Emphasis"><text:span text:style-name="Strong_20_Emphasis"><text:span text:style-name="T1">bagian dasarnya</text:span></text:span></text:span><text:span text:style-name="Emphasis"><text:span text:style-name="T1">, cara </text:span></text:span><text:span text:style-name="Emphasis"><text:span text:style-name="Strong_20_Emphasis"><text:span text:style-name="T1">sel-sel otak (neuron) berkomunikasi</text:span></text:span></text:span><text:span text:style-name="Emphasis"><text:span text:style-name="T1"> untuk menciptakan pikiran dan ingatan, hingga </text:span></text:span><text:span text:style-name="Emphasis"><text:span text:style-name="Strong_20_Emphasis"><text:span text:style-name="T1">misteri terbesar: kesadaran</text:span></text:span></text:span><text:span text:style-name="Emphasis"><text:span text:style-name="T1">. Tegaskan bahwa memahami kerumitan ini adalah </text:span></text:span><text:span text:style-name="Emphasis"><text:span text:style-name="Strong_20_Emphasis"><text:span text:style-name="T1">kunci</text:span></text:span></text:span><text:span text:style-name="Emphasis"><text:span text:style-name="T1"> untuk mengerti </text:span></text:span><text:span text:style-name="Emphasis"><text:span text:style-name="Strong_20_Emphasis"><text:span text:style-name="T1">mengapa </text:span></text:span></text:span><text:span text:style-name="Strong_20_Emphasis"><text:span text:style-name="Emphasis"><text:span text:style-name="T1">mind uploading</text:span></text:span></text:span><text:span text:style-name="Emphasis"><text:span text:style-name="Strong_20_Emphasis"><text:span text:style-name="T1"> adalah tantangan yang luar biasa besar</text:span></text:span></text:span><text:span text:style-name="Emphasis"><text:span text:style-name="T1">. Bangkitkan </text:span></text:span><text:span text:style-name="Emphasis"><text:span text:style-name="Strong_20_Emphasis"><text:span text:style-name="T1">rasa takjub</text:span></text:span></text:span><text:span text:style-name="Emphasis"><text:span text:style-name="T1"> pembaca terhadap organ yang mereka gunakan setiap detik."</text:span></text:span></text:p>
            <text:p text:style-name="Text_20_body"><text:span text:style-name="Strong_20_Emphasis"><text:span text:style-name="T1">Jawaban Saya:</text:span></text:span></text:p>
            <text:p text:style-name="Text_20_body"><text:soft-page-break/><text:span text:style-name="T1">Setelah kita ngomongin mimpi besar soal </text:span><text:span text:style-name="Emphasis"><text:span text:style-name="T1">mind uploading</text:span></text:span><text:span text:style-name="T1">, sekarang saatnya kita hadapi kenyataan yang paling penting: sebelum mikirin cara 'mengunggah' pikiran kita, kita harus kenalan dulu sama 'mesin' super canggih yang bikin semua pikiran, perasaan, dan ingatan kita itu ada. Mesin apa itu? Ya, </text:span><text:span text:style-name="Strong_20_Emphasis"><text:span text:style-name="T1">otak kita sendiri</text:span></text:span><text:span text:style-name="T1">!</text:span></text:p>
            <text:p text:style-name="Text_20_body"><text:span text:style-name="T1">Jangan bayangin otak itu cuma segumpal daging abu-abu yang lembek di dalam kepala. Oh, bukan! Anggap aja otak kita itu </text:span><text:span text:style-name="Strong_20_Emphasis"><text:span text:style-name="T1">komputer biologis paling keren dan paling rumit</text:span></text:span><text:span text:style-name="T1"> di seluruh alam semesta yang kita tahu. Serius! Superkomputer paling canggih buatan manusia pun kelihatan kayak kalkulator jadul kalau dibandingin sama kerumitan triliunan koneksi di dalam otak kita.</text:span></text:p>
            <text:p text:style-name="Text_20_body"><text:span text:style-name="T1">Nah, di bab ini, kita bakal ikut </text:span><text:span text:style-name="Strong_20_Emphasis"><text:span text:style-name="T1">tur petualangan seru ke dalam kepala kita sendiri</text:span></text:span><text:span text:style-name="T1">. Kita bakal coba bongkar rahasia cara kerjanya: mulai dari kenalan sama </text:span><text:span text:style-name="Strong_20_Emphasis"><text:span text:style-name="T1">bagian-bagian utamanya</text:span></text:span><text:span text:style-name="T1"> dan tugasnya masing-masing, terus kita intip gimana </text:span><text:span text:style-name="Strong_20_Emphasis"><text:span text:style-name="T1">sel-sel otak super kecil bernama neuron</text:span></text:span><text:span text:style-name="T1"> 'ngobrol' satu sama lain pakai sinyal listrik dan kimia buat menciptakan pikiran dan ingatan, sampai kita hadapi </text:span><text:span text:style-name="Strong_20_Emphasis"><text:span text:style-name="T1">misteri paling gede dari semuanya: kesadaran</text:span></text:span><text:span text:style-name="T1"> – apa sih yang bikin kita merasa 'hidup' dan jadi 'diri kita sendiri'?</text:span></text:p>
            <text:p text:style-name="Text_20_body"><text:span text:style-name="T1">Kenapa kita perlu tahu semua ini? Karena memahami betapa luar biasanya rumitnya otak kita adalah </text:span><text:span text:style-name="Strong_20_Emphasis"><text:span text:style-name="T1">kunci utama</text:span></text:span><text:span text:style-name="T1"> buat ngerti kenapa ide </text:span><text:span text:style-name="Emphasis"><text:span text:style-name="T1">mind uploading</text:span></text:span><text:span text:style-name="T1"> itu </text:span><text:span text:style-name="Strong_20_Emphasis"><text:span text:style-name="T1">susahnya minta ampun</text:span></text:span><text:span text:style-name="T1"> dan jadi tantangan teknologi terbesar yang bisa kita bayangkan. Siap-siap takjub sama organ hebat yang lagi kamu pakai buat baca tulisan ini sekarang juga!</text:span></text:p>
            <text:p text:style-name="P289"/>
            <text:p text:style-name="Text_20_body"><text:span text:style-name="Strong_20_Emphasis"><text:span text:style-name="T1">(Tips Tambahan Opsional: Fakta Otak Keren!)</text:span></text:span></text:p>
            <text:p text:style-name="Quotations"><text:span text:style-name="Strong_20_Emphasis"><text:span text:style-name="T1">Tahukah Kamu?</text:span></text:span><text:span text:style-name="T1"> Meskipun berat otakmu cuma sekitar 1,4 kilogram (kira-kira 2% dari berat badanmu), organ ini 'rakus' banget dan bisa menghabiskan sampai 20% dari total energi dan oksigen yang dipakai tubuhmu, lho! Padahal dia nggak gerak-gerak kayak otot. Ini nunjukkin betapa sibuknya otak kita bekerja, bahkan saat kita lagi santai!</text:s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yang menunjukkan otak manusia dengan </text:span><text:soft-page-break/><text:span text:style-name="T1">gaya visual semi-transparan atau seperti sirkuit yang sangat rumit dan bercahaya. Gambarkan jaringan neuron yang padat dan saling terhubung dengan kilatan-kilatan cahaya kecil (mewakili sinyal). Di tengah otak, mungkin ada simbol tanda tanya (?) besar yang juga bercahaya untuk mewakili misteri kesadaran. Berikan kesan kompleksitas, energi, dan misteri."</text:span></text:p>
            <text:p text:style-name="P289"/>
            <text:p text:style-name="P120">Saya menunggu perintah "YAX" Anda untuk prompt berikutnya (Bab 2 - Subbab 2.1: Mengenal Otak: Bukan Sekadar Daging Abu-abu).</text:p>
          </text:section>
          <text:section text:style-name="Sect1" text:name="feedback-form-21">
            <text:p text:style-name="P249"/>
          </text:section>
        </text:section>
        <text:section text:style-name="Sect1" text:name="4f14b8362310320f">
          <text:p text:style-name="P120"/>
          <text:section text:style-name="Sect1" text:name="user-query-content-22">
            <text:p text:style-name="P266">YAX </text:p>
          </text:section>
          <text:p text:style-name="P249">Tampilkan alur berpikir</text:p>
          <text:section text:style-name="Sect2" text:name="model-response-message-contentr_4f14b8362310320f">
            <text:p text:style-name="P120">Oke, mari kita mulai tur singkat ke dalam 'markas besar' kita!</text:p>
            <text:p text:style-name="Text_20_body"><text:span text:style-name="Strong_20_Emphasis"><text:span text:style-name="T1">Prompt:</text:span></text:span><text:span text:style-name="T1"> </text:span><text:span text:style-name="Emphasis"><text:span text:style-name="T1">"Sajikan </text:span></text:span><text:span text:style-name="Emphasis"><text:span text:style-name="Strong_20_Emphasis"><text:span text:style-name="T1">gambaran umum yang jelas dan menarik</text:span></text:span></text:span><text:span text:style-name="Emphasis"><text:span text:style-name="T1"> tentang struktur dasar otak manusia, </text:span></text:span><text:span text:style-name="Emphasis"><text:span text:style-name="Strong_20_Emphasis"><text:span text:style-name="T1">hindari detail anatomi yang membosankan</text:span></text:span></text:span><text:span text:style-name="Emphasis"><text:span text:style-name="T1">. Jelaskan </text:span></text:span><text:span text:style-name="Emphasis"><text:span text:style-name="Strong_20_Emphasis"><text:span text:style-name="T1">bagian-bagian utama</text:span></text:span></text:span><text:span text:style-name="Emphasis"><text:span text:style-name="T1"> (misalnya, Otak Besar/Cerebrum, Otak Kecil/Cerebellum, Batang Otak) dan </text:span></text:span><text:span text:style-name="Emphasis"><text:span text:style-name="Strong_20_Emphasis"><text:span text:style-name="T1">lobus-lobus utama</text:span></text:span></text:span><text:span text:style-name="Emphasis"><text:span text:style-name="T1"> (Frontal, Parietal, Temporal, Oksipital). Untuk setiap bagian/lobus, jelaskan </text:span></text:span><text:span text:style-name="Emphasis"><text:span text:style-name="Strong_20_Emphasis"><text:span text:style-name="T1">fungsi utamanya</text:span></text:span></text:span><text:span text:style-name="Emphasis"><text:span text:style-name="T1"> secara </text:span></text:span><text:span text:style-name="Emphasis"><text:span text:style-name="Strong_20_Emphasis"><text:span text:style-name="T1">sederhana dan relevan</text:span></text:span></text:span><text:span text:style-name="Emphasis"><text:span text:style-name="T1"> dengan kehidupan sehari-hari remaja (misalnya, Lobus Frontal untuk bikin keputusan &amp; kepribadian, Lobus Temporal untuk dengar musik &amp; ingatan, Oksipital untuk lihat video). Gunakan </text:span></text:span><text:span text:style-name="Emphasis"><text:span text:style-name="Strong_20_Emphasis"><text:span text:style-name="T1">analogi yang mudah dipahami</text:span></text:span></text:span><text:span text:style-name="Emphasis"><text:span text:style-name="T1"> (misal: Otak Besar sebagai 'markas besar', Otak Kecil sebagai 'pengatur keseimbangan'). Sebutkan </text:span></text:span><text:span text:style-name="Emphasis"><text:span text:style-name="Strong_20_Emphasis"><text:span text:style-name="T1">fakta menarik</text:span></text:span></text:span><text:span text:style-name="Emphasis"><text:span text:style-name="T1"> (misal: berat, tekstur, konsumsi energi). Tujuannya adalah membuat pembaca </text:span></text:span><text:span text:style-name="Emphasis"><text:span text:style-name="Strong_20_Emphasis"><text:span text:style-name="T1">mengenal medan</text:span></text:span></text:span><text:span text:style-name="Emphasis"><text:span text:style-name="T1"> sebelum masuk ke detail seluler."</text:span></text:span></text:p>
            <text:p text:style-name="Text_20_body"><text:span text:style-name="Strong_20_Emphasis"><text:span text:style-name="T1">Jawaban Saya:</text:span></text:span></text:p>
            <text:p text:style-name="P120">Kalau kita 'buka' kepala kita (jangan dicoba beneran ya!), kita bakal nemu organ super keren yang namanya otak. Bentuknya nggak rata, agak berkerut-kerut kayak kacang kenari raksasa, dan teksturnya itu lembut banget, mirip tahu sutra! Beratnya rata-rata sekitar 1,4 kg, tapi jangan salah, si kecil ini rakus energi banget, bisa nyedot 20% energi tubuh kita!</text:p>
            <text:p text:style-name="P120"><text:soft-page-break/>Secara umum, otak punya tiga bagian utama yang tugasnya beda-beda:</text:p>
            <text:list xml:id="list4994557344467763114" text:style-name="L65">
              <text:list-item>
                <text:p text:style-name="P52"><text:span text:style-name="Strong_20_Emphasis"><text:span text:style-name="T1">Otak Besar (Cerebrum):</text:span></text:span><text:span text:style-name="T1"> Ini dia bagian terbesar, si 'Markas Besar' yang bikin kita bisa mikir, ngerasa, dan ngelakuin hal-hal keren. Otak Besar ini dibagi lagi jadi dua belahan (kiri dan kanan) dan punya beberapa 'departemen' penting yang disebut </text:span><text:span text:style-name="Strong_20_Emphasis"><text:span text:style-name="T1">lobus</text:span></text:span><text:span text:style-name="T1">:</text:span></text:p>
                <text:list>
                  <text:list-item>
                    <text:p text:style-name="P182"><text:span text:style-name="Strong_20_Emphasis"><text:span text:style-name="T1">Lobus Frontal (di depan, belakang dahi):</text:span></text:span><text:span text:style-name="T1"> Anggap aja ini 'CEO'-nya otak. Dia yang bantuin kamu </text:span><text:span text:style-name="Strong_20_Emphasis"><text:span text:style-name="T1">bikin keputusan</text:span></text:span><text:span text:style-name="T1"> (mau main game apa ngerjain PR?), </text:span><text:span text:style-name="Strong_20_Emphasis"><text:span text:style-name="T1">ngerencanain sesuatu</text:span></text:span><text:span text:style-name="T1">, mecahin masalah, ngontrol emosi, dan ngebentuk </text:span><text:span text:style-name="Strong_20_Emphasis"><text:span text:style-name="T1">kepribadianmu</text:span></text:span><text:span text:style-name="T1">. Penting banget buat jadi diri kamu sendiri! </text:span></text:p>
                  </text:list-item>
                  <text:list-item>
                    <text:p text:style-name="P182"><text:span text:style-name="Strong_20_Emphasis"><text:span text:style-name="T1">Lobus Parietal (di atas, agak ke belakang):</text:span></text:span><text:span text:style-name="T1"> Ini kayak 'Pusat Navigasi dan Sensor'. Dia yang ngurusin info dari indra peraba (panas, dingin, sakit), bantuin kamu tahu posisi tubuhmu (biar nggak nabrak-nabrak), dan ngerti arah atau peta. </text:span></text:p>
                  </text:list-item>
                  <text:list-item>
                    <text:p text:style-name="P182"><text:span text:style-name="Strong_20_Emphasis"><text:span text:style-name="T1">Lobus Temporal (di samping, dekat telinga):</text:span></text:span><text:span text:style-name="T1"> Ini 'Departemen Pendengaran, Memori, dan Bahasa'. Dia yang proses suara musik favoritmu, bantuin kamu </text:span><text:span text:style-name="Strong_20_Emphasis"><text:span text:style-name="T1">inget pelajaran</text:span></text:span><text:span text:style-name="T1"> atau momen seru, dan ngertiin omongan orang. </text:span></text:p>
                  </text:list-item>
                  <text:list-item>
                    <text:p text:style-name="P182"><text:span text:style-name="Strong_20_Emphasis"><text:span text:style-name="T1">Lobus Oksipital (di paling belakang):</text:span></text:span><text:span text:style-name="T1"> Nah, ini 'Layar Monitor'-nya otak. Tugas utamanya cuma satu tapi penting banget: ngurusin semua informasi dari </text:span><text:span text:style-name="Strong_20_Emphasis"><text:span text:style-name="T1">penglihatanmu</text:span></text:span><text:span text:style-name="T1">, biar kamu bisa nonton video, lihat meme, atau kenalin wajah temanmu. </text:span></text:p>
                  </text:list-item>
                </text:list>
              </text:list-item>
              <text:list-item>
                <text:p text:style-name="P52"><text:span text:style-name="Strong_20_Emphasis"><text:span text:style-name="T1">Otak Kecil (Cerebellum):</text:span></text:span><text:span text:style-name="T1"> Letaknya di bawah Otak Besar bagian belakang. Jangan terkecoh sama namanya, si 'kecil' ini penting banget sebagai </text:span><text:span text:style-name="Strong_20_Emphasis"><text:span text:style-name="T1">'Pengatur Keseimbangan dan Koordinasi'</text:span></text:span><text:span text:style-name="T1">. Dia yang bikin kamu bisa jalan tanpa jatuh, naik sepeda, main game pakai </text:span><text:span text:style-name="Emphasis"><text:span text:style-name="T1">controller</text:span></text:span><text:span text:style-name="T1"> dengan lancar, atau ngetik cepat.</text:span></text:p>
              </text:list-item>
              <text:list-item>
                <text:p text:style-name="P52"><text:span text:style-name="Strong_20_Emphasis"><text:span text:style-name="T1">Batang Otak (Brainstem):</text:span></text:span><text:span text:style-name="T1"> Ini bagian yang nyambungin Otak Besar dan Otak Kecil ke sumsum tulang belakang. Anggap aja ini </text:span><text:span text:style-name="Strong_20_Emphasis"><text:span text:style-name="T1">'Penjaga Kehidupan Otomatis'</text:span></text:span><text:span text:style-name="T1">. Dia ngurusin fungsi-fungsi vital yang kamu nggak perlu pikirin, kayak </text:span><text:span text:style-name="Strong_20_Emphasis"><text:span text:style-name="T1">bernapas, detak jantung, tekanan darah, sampai tidur dan bangun</text:span></text:span><text:span text:style-name="T1">. Tanpa dia, kita nggak bisa hidup!</text:span></text:p>
              </text:list-item>
            </text:list>
            <text:p text:style-name="P120">Nah, itu dia gambaran singkat 'peta' otak kita. Keren, kan? Tiap bagian <text:soft-page-break/>punya tugasnya, tapi mereka semua kerja bareng terus-menerus kayak tim super. Di subbab berikutnya, kita bakal lihat lebih dekat lagi ke 'pasukan'-nya: sel-sel neuron!</text:p>
            <text:p text:style-name="P289"/>
            <text:p text:style-name="Text_20_body"><text:span text:style-name="Strong_20_Emphasis"><text:span text:style-name="T1">(Tips Tambahan Opsional: Hubungkan Lobus dengan Aktivitasmu!)</text:span></text:span></text:p>
            <text:list xml:id="list1341237500248260755" text:style-name="L66">
              <text:list-item>
                <text:p text:style-name="P282"><text:span text:style-name="T1">Lagi pusing mikirin jawaban ujian? </text:span><text:span text:style-name="Strong_20_Emphasis"><text:span text:style-name="T1">Lobus Frontal</text:span></text:span><text:span text:style-name="T1"> lagi kerja keras! </text:span></text:p>
              </text:list-item>
              <text:list-item>
                <text:p text:style-name="P282"><text:span text:style-name="T1">Lagi asyik dengerin lagu favorit? </text:span><text:span text:style-name="Strong_20_Emphasis"><text:span text:style-name="T1">Lobus Temporal</text:span></text:span><text:span text:style-name="T1"> lagi nikmatin! </text:span></text:p>
              </text:list-item>
              <text:list-item>
                <text:p text:style-name="P282"><text:span text:style-name="T1">Lagi seru nonton film action? </text:span><text:span text:style-name="Strong_20_Emphasis"><text:span text:style-name="T1">Lobus Oksipital</text:span></text:span><text:span text:style-name="T1"> lagi sibuk ngolah gambar! </text:span></text:p>
              </text:list-item>
              <text:list-item>
                <text:p text:style-name="P271"><text:span text:style-name="T1">Lagi jago main basket atau dance? </text:span><text:span text:style-name="Strong_20_Emphasis"><text:span text:style-name="T1">Otak Kecil dan Lobus Parietal</text:span></text:span><text:span text:style-name="T1"> lagi kompak! </text:span></text:p>
              </text:list-item>
            </text:list>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otak manusia dari samping dengan gaya semi-kartun yang jelas dan berwarna. Beri label sederhana untuk 3 bagian utama (Otak Besar, Otak Kecil, Batang Otak) dan 4 lobus utama (Frontal, Parietal, Temporal, Oksipital) dengan warna berbeda untuk tiap lobus. Tambahkan ikon kecil di dekat tiap label lobus yang mewakili fungsinya (misal: ikon otak berpikir dekat Frontal, ikon telinga/memori dekat Temporal, ikon mata dekat Oksipital, ikon orang seimbang dekat Otak Kecil). Buat visualnya informatif tapi tidak menakutkan."</text:span></text:p>
            <text:p text:style-name="P289"/>
            <text:p text:style-name="P120">Saya menunggu perintah "YAX" Anda untuk prompt berikutnya (Bab 2 - Subbab 2.2: Neuron, Sinapsis, dan Jaringan Rumit).</text:p>
          </text:section>
          <text:section text:style-name="Sect1" text:name="feedback-form-22">
            <text:p text:style-name="P249"/>
          </text:section>
        </text:section>
        <text:section text:style-name="Sect1" text:name="60e2b1985b8752ac">
          <text:p text:style-name="P120"/>
          <text:section text:style-name="Sect1" text:name="user-query-content-23">
            <text:p text:style-name="P266">YAX </text:p>
          </text:section>
          <text:p text:style-name="P249">Tampilkan alur berpikir</text:p>
          <text:section text:style-name="Sect2" text:name="model-response-message-contentr_60e2b1985b8752ac">
            <text:p text:style-name="P120">Oke, saatnya kenalan lebih dekat dengan 'penduduk' asli otak kita!</text:p>
            <text:p text:style-name="Text_20_body"><text:soft-page-break/><text:span text:style-name="Strong_20_Emphasis"><text:span text:style-name="T1">Prompt:</text:span></text:span><text:span text:style-name="T1"> </text:span><text:span text:style-name="Emphasis"><text:span text:style-name="T1">"Jelaskan secara </text:span></text:span><text:span text:style-name="Emphasis"><text:span text:style-name="Strong_20_Emphasis"><text:span text:style-name="T1">mendalam namun mudah dipahami</text:span></text:span></text:span><text:span text:style-name="Emphasis"><text:span text:style-name="T1"> tentang </text:span></text:span><text:span text:style-name="Emphasis"><text:span text:style-name="Strong_20_Emphasis"><text:span text:style-name="T1">blok bangunan dasar otak</text:span></text:span></text:span><text:span text:style-name="Emphasis"><text:span text:style-name="T1">: </text:span></text:span><text:span text:style-name="Emphasis"><text:span text:style-name="Strong_20_Emphasis"><text:span text:style-name="T1">neuron</text:span></text:span></text:span><text:span text:style-name="Emphasis"><text:span text:style-name="T1">. Deskripsikan </text:span></text:span><text:span text:style-name="Emphasis"><text:span text:style-name="Strong_20_Emphasis"><text:span text:style-name="T1">bagian-bagian utama neuron</text:span></text:span></text:span><text:span text:style-name="Emphasis"><text:span text:style-name="T1"> (badan sel, dendrit, akson) dan </text:span></text:span><text:span text:style-name="Emphasis"><text:span text:style-name="Strong_20_Emphasis"><text:span text:style-name="T1">fungsinya</text:span></text:span></text:span><text:span text:style-name="Emphasis"><text:span text:style-name="T1"> dalam mengirimkan sinyal (listrik dan kimia). Jelaskan apa itu </text:span></text:span><text:span text:style-name="Emphasis"><text:span text:style-name="Strong_20_Emphasis"><text:span text:style-name="T1">sinapsis</text:span></text:span></text:span><text:span text:style-name="Emphasis"><text:span text:style-name="T1"> dan bagaimana </text:span></text:span><text:span text:style-name="Emphasis"><text:span text:style-name="Strong_20_Emphasis"><text:span text:style-name="T1">komunikasi antar neuron</text:span></text:span></text:span><text:span text:style-name="Emphasis"><text:span text:style-name="T1"> terjadi di celah kecil ini (sebut neurotransmitter secara sederhana sebagai 'pesan kimia'). </text:span></text:span><text:span text:style-name="Emphasis"><text:span text:style-name="Strong_20_Emphasis"><text:span text:style-name="T1">Tekankan skala yang luar biasa</text:span></text:span></text:span><text:span text:style-name="Emphasis"><text:span text:style-name="T1">: gunakan </text:span></text:span><text:span text:style-name="Emphasis"><text:span text:style-name="Strong_20_Emphasis"><text:span text:style-name="T1">angka fantastis</text:span></text:span></text:span><text:span text:style-name="Emphasis"><text:span text:style-name="T1"> (sekitar 86 miliar neuron, triliunan koneksi sinaps) untuk menggambarkan </text:span></text:span><text:span text:style-name="Emphasis"><text:span text:style-name="Strong_20_Emphasis"><text:span text:style-name="T1">kerumitan jaringan</text:span></text:span></text:span><text:span text:style-name="Emphasis"><text:span text:style-name="T1"> di otak. Jelaskan bahwa </text:span></text:span><text:span text:style-name="Emphasis"><text:span text:style-name="Strong_20_Emphasis"><text:span text:style-name="T1">pikiran, ingatan, dan perasaan</text:span></text:span></text:span><text:span text:style-name="Emphasis"><text:span text:style-name="T1"> kita adalah hasil dari </text:span></text:span><text:span text:style-name="Emphasis"><text:span text:style-name="Strong_20_Emphasis"><text:span text:style-name="T1">pola aktivitas</text:span></text:span></text:span><text:span text:style-name="Emphasis"><text:span text:style-name="T1"> dalam jaringan raksasa ini. Gunakan </text:span></text:span><text:span text:style-name="Emphasis"><text:span text:style-name="Strong_20_Emphasis"><text:span text:style-name="T1">analogi kuat</text:span></text:span></text:span><text:span text:style-name="Emphasis"><text:span text:style-name="T1"> (misal: jaringan jalan raya super padat, internet biologis) untuk membantu visualisasi. Singgung </text:span></text:span><text:span text:style-name="Emphasis"><text:span text:style-name="Strong_20_Emphasis"><text:span text:style-name="T1">konsep plastisitas</text:span></text:span></text:span><text:span text:style-name="Emphasis"><text:span text:style-name="T1"> (otak bisa berubah/belajar) secara singkat."</text:span></text:span></text:p>
            <text:p text:style-name="Text_20_body"><text:span text:style-name="Strong_20_Emphasis"><text:span text:style-name="T1">Jawaban Saya:</text:span></text:span></text:p>
            <text:p text:style-name="Text_20_body"><text:span text:style-name="T1">Kalau otak itu kota super besar, maka </text:span><text:span text:style-name="Strong_20_Emphasis"><text:span text:style-name="T1">neuron</text:span></text:span><text:span text:style-name="T1"> adalah penduduk sekaligus kurir super sibuknya! Neuron ini adalah sel saraf, blok bangunan paling dasar yang bikin otak kita bisa bekerja. Bentuknya unik banget, nggak kayak sel biasa. Coba bayangin:</text:span></text:p>
            <text:list xml:id="list2251561771536672651" text:style-name="L67">
              <text:list-item>
                <text:p text:style-name="P183"><text:span text:style-name="T1">Ada </text:span><text:span text:style-name="Strong_20_Emphasis"><text:span text:style-name="T1">Badan Sel (Soma):</text:span></text:span><text:span text:style-name="T1"> Ini kayak 'kantor pusat' neuron, tempat ngolah informasi. </text:span></text:p>
              </text:list-item>
              <text:list-item>
                <text:p text:style-name="P183"><text:span text:style-name="T1">Ada </text:span><text:span text:style-name="Strong_20_Emphasis"><text:span text:style-name="T1">Dendrit:</text:span></text:span><text:span text:style-name="T1"> Ini cabang-cabang pendek kayak ranting pohon yang tugasnya </text:span><text:span text:style-name="Strong_20_Emphasis"><text:span text:style-name="T1">nerima 'pesan'</text:span></text:span><text:span text:style-name="T1"> dari neuron lain. </text:span></text:p>
              </text:list-item>
              <text:list-item>
                <text:p text:style-name="P53"><text:span text:style-name="T1">Ada </text:span><text:span text:style-name="Strong_20_Emphasis"><text:span text:style-name="T1">Akson:</text:span></text:span><text:span text:style-name="T1"> Ini satu 'kabel' panjang yang tugasnya </text:span><text:span text:style-name="Strong_20_Emphasis"><text:span text:style-name="T1">ngirim 'pesan'</text:span></text:span><text:span text:style-name="T1"> ke neuron berikutnya. </text:span></text:p>
              </text:list-item>
            </text:list>
            <text:p text:style-name="Text_20_body"><text:span text:style-name="T1">Terus, gimana cara neuron ini 'ngobrol'? Mereka pakai kombinasi sinyal listrik dan kimia. Sinyal listrik berjalan di sepanjang akson, tapi pas sampai di ujung akson, dia nggak langsung nyambung ke dendrit neuron berikutnya. Ada celah super kecil di antara mereka yang disebut </text:span><text:span text:style-name="Strong_20_Emphasis"><text:span text:style-name="T1">sinapsis</text:span></text:span><text:span text:style-name="T1">.</text:span></text:p>
            <text:p text:style-name="Text_20_body"><text:span text:style-name="T1">Di sinapsis inilah keajaiban terjadi! Sinyal listrik tadi memicu pelepasan 'kurir kimia' khusus yang disebut </text:span><text:span text:style-name="Strong_20_Emphasis"><text:span text:style-name="T1">neurotransmitter</text:span></text:span><text:span text:style-name="T1">. Neurotransmitter ini nyebrang celah sinapsis dan nempel di dendrit neuron penerima, ngasih instruksi, "Hei, terusin pesannya!" atau "Hei, tahan dulu pesannya!". Jadi, komunikasi antar neuron itu kayak estafet pesan super cepat pakai listrik dan 'surat kimia'.</text:span></text:p>
            <text:p text:style-name="Text_20_body"><text:span text:style-name="T1">Nah, yang bikin otak kita luar biasa itu </text:span><text:span text:style-name="Strong_20_Emphasis"><text:span text:style-name="T1">jumlahnya</text:span></text:span><text:span text:style-name="T1">! Otak kita punya sekitar </text:span><text:soft-page-break/><text:span text:style-name="Strong_20_Emphasis"><text:span text:style-name="T1">86 MILIAR neuron</text:span></text:span><text:span text:style-name="T1">! Itu lebih banyak dari jumlah bintang di galaksi Bima Sakti, lho! Dan setiap neuron bisa terhubung ke ribuan neuron lain lewat sinapsis. Total koneksi sinapsis di otak kita? Bisa mencapai </text:span><text:span text:style-name="Strong_20_Emphasis"><text:span text:style-name="T1">TRILIUNAN</text:span></text:span><text:span text:style-name="T1">! Bayangin aja </text:span><text:span text:style-name="Strong_20_Emphasis"><text:span text:style-name="T1">jaringan internet biologis</text:span></text:span><text:span text:style-name="T1"> yang ruwetnya nggak kebayang, atau </text:span><text:span text:style-name="Strong_20_Emphasis"><text:span text:style-name="T1">jaringan jalan raya super padat</text:span></text:span><text:span text:style-name="T1"> di seluruh dunia yang saling nyambung!</text:span></text:p>
            <text:p text:style-name="Text_20_body"><text:span text:style-name="T1">Semua yang kita pikirkan, rasakan, ingat, atau lakukan—mulai dari ngitung 1+1 sampai ngerasain jatuh cinta, dari nginget nama teman sampai jago main gitar—itu semua adalah hasil dari </text:span><text:span text:style-name="Strong_20_Emphasis"><text:span text:style-name="T1">pola aktivitas</text:span></text:span><text:span text:style-name="T1"> yang kompleks di jaringan neuron raksasa ini. Beda pikiran, beda pola 'lampu' neuron yang nyala dan 'jalan' sinyal yang dilewati.</text:span></text:p>
            <text:p text:style-name="Text_20_body"><text:span text:style-name="T1">Oh iya, satu lagi yang keren: jaringan ini nggak kaku! Dia bisa berubah terus-menerus. Tiap kali kita belajar hal baru atau ngulangin sesuatu, koneksi antar neuron bisa jadi lebih kuat atau terbentuk koneksi baru. Ini namanya </text:span><text:span text:style-name="Strong_20_Emphasis"><text:span text:style-name="T1">plastisitas otak</text:span></text:span><text:span text:style-name="T1">. Makanya kita bisa belajar dan beradaptasi! Keren banget, kan, 'mesin' di kepala kita ini? Membayangkan menyalin </text:span><text:span text:style-name="Emphasis"><text:span text:style-name="T1">semua</text:span></text:span><text:span text:style-name="T1"> ini... wah, tantangan banget!</text:span></text:p>
            <text:p text:style-name="P289"/>
            <text:p text:style-name="Text_20_body"><text:span text:style-name="Strong_20_Emphasis"><text:span text:style-name="T1">(Tips Tambahan Opsional: Belajar = Koneksi Makin Kuat!)</text:span></text:span></text:p>
            <text:p text:style-name="P276">Tiap kali kamu belajar skill baru, misalnya main skateboard atau ngoding, awalnya mungkin susah. Itu karena 'jalur' antar neuron yang terlibat belum kuat. Tapi makin sering kamu latihan, jalur itu makin sering dipakai, koneksinya (sinapsisnya) makin kuat, dan akhirnya jadi lebih gampang dan otomatis. Jadi, jangan nyerah kalau lagi belajar sesuatu! Otakmu lagi 'membangun jalan tol' baru!</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dua neuron yang saling terhubung. Tunjukkan dengan jelas bagian dendrit, badan sel, dan akson. Gambarkan sinyal listrik berjalan di akson neuron pengirim. Fokus pada celah sinapsis di antara ujung akson pengirim dan dendrit penerima. Di celah sinapsis, gambarkan titik-titik kecil berwarna-warni (mewakili neurotransmitter) bergerak </text:span><text:soft-page-break/><text:span text:style-name="T1">menyeberang. Beri label sederhana untuk Neuron, Dendrit, Akson, Sinapsis, Neurotransmitter. Gunakan gaya visual yang jelas dan agak futuristik/bercahaya."</text:span></text:p>
            <text:p text:style-name="P289"/>
            <text:p text:style-name="P120">Saya menunggu perintah "YAX" Anda untuk prompt berikutnya (Bab 2 - Subbab 2.3: Misteri Kesadaran: Apa yang Membuat "Kamu" adalah "Kamu"?).</text:p>
          </text:section>
          <text:section text:style-name="Sect1" text:name="feedback-form-23">
            <text:p text:style-name="P249"/>
          </text:section>
        </text:section>
        <text:section text:style-name="Sect1" text:name="c8c46f66d8df0eca">
          <text:p text:style-name="P120"/>
          <text:section text:style-name="Sect1" text:name="user-query-content-24">
            <text:p text:style-name="P266">YAX </text:p>
          </text:section>
          <text:p text:style-name="P249">Tampilkan alur berpikir</text:p>
          <text:section text:style-name="Sect2" text:name="model-response-message-contentr_c8c46f66d8df0eca">
            <text:p text:style-name="P120">Oke, siap-siap buat mikir agak keras ya, karena kita mau bahas misteri paling gede!</text:p>
            <text:p text:style-name="Text_20_body"><text:span text:style-name="Strong_20_Emphasis"><text:span text:style-name="T1">Prompt:</text:span></text:span><text:span text:style-name="T1"> </text:span><text:span text:style-name="Emphasis"><text:span text:style-name="T1">"Selami </text:span></text:span><text:span text:style-name="Emphasis"><text:span text:style-name="Strong_20_Emphasis"><text:span text:style-name="T1">salah satu misteri terbesar sains dan filsafat</text:span></text:span></text:span><text:span text:style-name="Emphasis"><text:span text:style-name="T1">: </text:span></text:span><text:span text:style-name="Emphasis"><text:span text:style-name="Strong_20_Emphasis"><text:span text:style-name="T1">kesadaran</text:span></text:span></text:span><text:span text:style-name="Emphasis"><text:span text:style-name="T1">. Jelaskan dengan bahasa </text:span></text:span><text:span text:style-name="Emphasis"><text:span text:style-name="Strong_20_Emphasis"><text:span text:style-name="T1">sederhana dan relatable</text:span></text:span></text:span><text:span text:style-name="Emphasis"><text:span text:style-name="T1"> apa yang dimaksud dengan kesadaran (pengalaman subjektif 'menjadi' diri sendiri, merasakan, menyadari lingkungan). Paparkan </text:span></text:span><text:span text:style-name="Emphasis"><text:span text:style-name="Strong_20_Emphasis"><text:span text:style-name="T1">'Masalah Sulit Kesadaran' (Hard Problem)</text:span></text:span></text:span><text:span text:style-name="Emphasis"><text:span text:style-name="T1">: bagaimana </text:span></text:span><text:span text:style-name="Emphasis"><text:span text:style-name="Strong_20_Emphasis"><text:span text:style-name="T1">aktivitas fisik</text:span></text:span></text:span><text:span text:style-name="Emphasis"><text:span text:style-name="T1"> di neuron dan sinapsis bisa </text:span></text:span><text:span text:style-name="Emphasis"><text:span text:style-name="Strong_20_Emphasis"><text:span text:style-name="T1">menghasilkan pengalaman mental</text:span></text:span></text:span><text:span text:style-name="Emphasis"><text:span text:style-name="T1"> seperti melihat warna merah, merasa bahagia, atau memiliki </text:span></text:span><text:span text:style-name="Emphasis"><text:span text:style-name="Strong_20_Emphasis"><text:span text:style-name="T1">rasa 'Aku'</text:span></text:span></text:span><text:span text:style-name="Emphasis"><text:span text:style-name="T1">? Akui secara </text:span></text:span><text:span text:style-name="Emphasis"><text:span text:style-name="Strong_20_Emphasis"><text:span text:style-name="T1">jujur</text:span></text:span></text:span><text:span text:style-name="Emphasis"><text:span text:style-name="T1"> bahwa </text:span></text:span><text:span text:style-name="Emphasis"><text:span text:style-name="Strong_20_Emphasis"><text:span text:style-name="T1">sains belum punya jawaban pasti</text:span></text:span></text:span><text:span text:style-name="Emphasis"><text:span text:style-name="T1">. Singgung beberapa </text:span></text:span><text:span text:style-name="Emphasis"><text:span text:style-name="Strong_20_Emphasis"><text:span text:style-name="T1">hipotesis</text:span></text:span></text:span><text:span text:style-name="Emphasis"><text:span text:style-name="T1"> secara singkat (misal: kesadaran sebagai sifat emergent, atau mungkin ilusi) tanpa terlalu teknis. </text:span></text:span><text:span text:style-name="Emphasis"><text:span text:style-name="Strong_20_Emphasis"><text:span text:style-name="T1">Hubungkan langsung misteri ini</text:span></text:span></text:span><text:span text:style-name="Emphasis"><text:span text:style-name="T1"> dengan tantangan mind uploading: Jika kita tidak tahu persis apa itu kesadaran atau bagaimana ia muncul, bagaimana kita bisa </text:span></text:span><text:span text:style-name="Emphasis"><text:span text:style-name="Strong_20_Emphasis"><text:span text:style-name="T1">yakin bisa menyalin atau memindahkannya</text:span></text:span></text:span><text:span text:style-name="Emphasis"><text:span text:style-name="T1"> ke mesin? Ajak pembaca </text:span></text:span><text:span text:style-name="Emphasis"><text:span text:style-name="Strong_20_Emphasis"><text:span text:style-name="T1">merenungkan keunikan pengalaman mereka sendiri</text:span></text:span></text:span><text:span text:style-name="Emphasis"><text:span text:style-name="T1">."</text:span></text:span></text:p>
            <text:p text:style-name="Text_20_body"><text:span text:style-name="Strong_20_Emphasis"><text:span text:style-name="T1">Jawaban Saya:</text:span></text:span></text:p>
            <text:p text:style-name="Text_20_body"><text:span text:style-name="T1">Kita udah tahu kalau otak kita itu jaringan neuron super rumit yang saling ngobrol pakai listrik dan kimia. Keren, kan? Tapi ada satu hal lagi yang jauh lebih bikin bingung: </text:span><text:span text:style-name="Strong_20_Emphasis"><text:span text:style-name="T1">kesadaran</text:span></text:span><text:span text:style-name="T1">. Apa sih itu?</text:span></text:p>
            <text:p text:style-name="Text_20_body"><text:span text:style-name="T1">Gampangnya, kesadaran itu adalah </text:span><text:span text:style-name="Strong_20_Emphasis"><text:span text:style-name="T1">rasanya 'menjadi' kamu</text:span></text:span><text:span text:style-name="T1">. Saat kamu lagi baca ini, kamu sadar kan kalau kamu lagi baca? Kamu bisa ngerasain </text:span><text:soft-page-break/><text:span text:style-name="T1">layar HP atau buku di tanganmu, dengerin suara di sekitarmu, mikirin mau makan apa nanti malam, atau ngerasa seneng, sedih, penasaran. Pengalaman 'dari dalam' inilah, perasaan subjektif 'menjadi aku' yang lagi ngalamin sesuatu, itu yang kita sebut kesadaran. Beda banget sama batu atau meja yang nggak 'ngerasa' apa-apa.</text:span></text:p>
            <text:p text:style-name="Text_20_body"><text:span text:style-name="T1">Nah, ini dia </text:span><text:span text:style-name="Strong_20_Emphasis"><text:span text:style-name="T1">Misteri Besarnya</text:span></text:span><text:span text:style-name="T1">, yang sering disebut </text:span><text:span text:style-name="Strong_20_Emphasis"><text:span text:style-name="T1">'Masalah Sulit Kesadaran' (Hard Problem of Consciousness)</text:span></text:span><text:span text:style-name="T1">: Gimana caranya, coba? Gimana caranya getaran listrik dan zat kimia yang mondar-mandir di antara 86 miliar neuron itu bisa </text:span><text:span text:style-name="Strong_20_Emphasis"><text:span text:style-name="T1">berubah jadi</text:span></text:span><text:span text:style-name="T1"> pengalaman nyata? Gimana caranya pola aktivitas otak bisa jadi </text:span><text:span text:style-name="Strong_20_Emphasis"><text:span text:style-name="T1">rasanya</text:span></text:span><text:span text:style-name="T1"> lihat warna merah, </text:span><text:span text:style-name="Strong_20_Emphasis"><text:span text:style-name="T1">nikmatnya</text:span></text:span><text:span text:style-name="T1"> makan cokelat, </text:span><text:span text:style-name="Strong_20_Emphasis"><text:span text:style-name="T1">sakitnya</text:span></text:span><text:span text:style-name="T1"> jatuh dari sepeda, atau perasaan </text:span><text:span text:style-name="Strong_20_Emphasis"><text:span text:style-name="T1">yakin</text:span></text:span><text:span text:style-name="T1"> kalau "Aku ya aku"? Kok bisa kumpulan sel 'basah' di kepala kita menghasilkan dunia batin yang kaya ini?</text:span></text:p>
            <text:p text:style-name="Text_20_body"><text:span text:style-name="T1">Jujur aja nih, sampai detik ini (ya, </text:span><text:span text:style-name="Strong_20_Emphasis"><text:span text:style-name="T1">Sabtu, 29 Maret 2025</text:span></text:span><text:span text:style-name="T1">!), </text:span><text:span text:style-name="Strong_20_Emphasis"><text:span text:style-name="T1">sains belum punya jawaban pasti</text:span></text:span><text:span text:style-name="T1"> buat pertanyaan ini! Ini salah satu teka-teki terbesar yang dihadapi manusia. Ada beberapa tebakan atau </text:span><text:span text:style-name="Strong_20_Emphasis"><text:span text:style-name="T1">hipotesis</text:span></text:span><text:span text:style-name="T1">, sih. Ada yang bilang kesadaran itu kayak 'sifat baru' yang muncul begitu aja kalau jaringan otaknya udah cukup rumit (</text:span><text:span text:style-name="Emphasis"><text:span text:style-name="T1">emergence</text:span></text:span><text:span text:style-name="T1">). Ada juga yang mikir mungkin kesadaran itu cuma 'ilusi' yang diciptakan otak kita. Tapi nggak ada yang benar-benar bisa ngejelasin </text:span><text:span text:style-name="Emphasis"><text:span text:style-name="T1">bagaimana</text:span></text:span><text:span text:style-name="T1"> prosesnya terjadi.</text:span></text:p>
            <text:p text:style-name="Text_20_body"><text:span text:style-name="T1">Terus, apa hubungannya sama </text:span><text:span text:style-name="Emphasis"><text:span text:style-name="T1">mind uploading</text:span></text:span><text:span text:style-name="T1">? Gede banget! Kalau kita aja </text:span><text:span text:style-name="Strong_20_Emphasis"><text:span text:style-name="T1">nggak ngerti persis apa itu kesadaran</text:span></text:span><text:span text:style-name="T1"> dan </text:span><text:span text:style-name="Strong_20_Emphasis"><text:span text:style-name="T1">bagaimana cara kerjanya</text:span></text:span><text:span text:style-name="T1"> di otak biologis kita, gimana kita bisa </text:span><text:span text:style-name="Strong_20_Emphasis"><text:span text:style-name="T1">yakin 100%</text:span></text:span><text:span text:style-name="T1"> kalau kita bisa </text:span><text:span text:style-name="Strong_20_Emphasis"><text:span text:style-name="T1">menyalinnya dengan benar</text:span></text:span><text:span text:style-name="T1"> ke komputer? Gimana kita bisa tahu kalau simulasi otak di komputer itu bakal beneran </text:span><text:span text:style-name="Emphasis"><text:span text:style-name="T1">sadar</text:span></text:span><text:span text:style-name="T1"> dan </text:span><text:span text:style-name="Emphasis"><text:span text:style-name="T1">merasa</text:span></text:span><text:span text:style-name="T1"> kayak kita, bukan cuma program super canggih yang pura-pura sadar? Ini mungkin jadi rintangan paling fundamental buat </text:span><text:span text:style-name="Emphasis"><text:span text:style-name="T1">mind uploading</text:span></text:span><text:span text:style-name="T1">. Kita nggak bisa nyalin sesuatu kalau kita nggak tahu 'resep' aslinya, kan?</text:span></text:p>
            <text:p text:style-name="P120">Coba deh, sekarang kamu berhenti sebentar. Rasain gimana rasanya jadi kamu saat ini. Unik, kan? Pengalaman itu datang dari mana? Misterius, tapi juga keren banget ya, punya kesadaran ini.</text:p>
            <text:p text:style-name="P289"/>
            <text:p text:style-name="Text_20_body"><text:span text:style-name="Strong_20_Emphasis"><text:span text:style-name="T1">(Tips Tambahan Opsional: Eksperimen Pikiran - Zombie Filosofis)</text:span></text:span></text:p>
            <text:p text:style-name="Quotations"><text:soft-page-break/><text:span text:style-name="T1">Bayangin ada 'kembaran' kamu yang persis sama secara fisik, bisa ngomong, ketawa, nangis, dan bertingkah laku persis kayak kamu. Tapi... dia nggak punya </text:span><text:span text:style-name="Emphasis"><text:span text:style-name="T1">pengalaman batin</text:span></text:span><text:span text:style-name="T1"> sama sekali. Dia cuma kayak robot biologis super canggih yang nggak 'ngerasa' apa-apa di dalamnya. Apakah kamu bisa tahu bedanya dari luar? Apakah 'kembaran' ini bisa dianggap 'hidup' atau 'sadar' kayak kamu? Ini namanya eksperimen pikiran 'Zombie Filosofis', buat nunjukkin betapa sulitnya memahami kesadaran dari luar.</text:s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kepala manusia dengan otak di dalamnya terlihat seperti galaksi atau nebula yang penuh misteri dan tanda tanya (?). Di sekitar kepala, ada ikon-ikon kecil mewakili pengalaman subjektif: ikon hati (perasaan), ikon mata (melihat warna), ikon not musik (mendengar), ikon balon percakapan dengan tulisan 'Aku' di dalamnya. Keseluruhan suasana gambar harus terasa misterius dan filosofis."</text:span></text:p>
            <text:p text:style-name="P289"/>
            <text:p text:style-name="P120">Saya menunggu perintah "YAX" Anda untuk prompt berikutnya (Bab 2 - Subbab 2.4: Mengapa Menyalin Otak Itu Susah Banget?).</text:p>
          </text:section>
          <text:section text:style-name="Sect1" text:name="feedback-form-24">
            <text:p text:style-name="P249"/>
          </text:section>
        </text:section>
        <text:section text:style-name="Sect1" text:name="4028d1e7b2f92697">
          <text:p text:style-name="P120"/>
          <text:section text:style-name="Sect1" text:name="user-query-content-25">
            <text:p text:style-name="P266">YAX </text:p>
          </text:section>
          <text:p text:style-name="P249">Tampilkan alur berpikir</text:p>
          <text:section text:style-name="Sect2" text:name="model-response-message-contentr_4028d1e7b2f92697">
            <text:p text:style-name="Text_20_body"><text:span text:style-name="T1">Oke, setelah kita jalan-jalan di dalam otak, sekarang saatnya kita rangkum: kenapa sih 'nge-copy-paste' otak itu </text:span><text:span text:style-name="Strong_20_Emphasis"><text:span text:style-name="T1">susahnya bukan main</text:span></text:span><text:span text:style-name="T1"> pakai teknologi sekarang (per </text:span><text:span text:style-name="Strong_20_Emphasis"><text:span text:style-name="T1">Sabtu, 29 Maret 2025</text:span></text:span><text:span text:style-name="T1">)? Ini dia rangkuman tantangan raksasanya:</text:span></text:p>
            <text:list xml:id="list6650420384789702260" text:style-name="L68">
              <text:list-item>
                <text:p text:style-name="P54"><text:span text:style-name="Strong_20_Emphasis"><text:span text:style-name="T1">Skala Super Gede &amp; Butuh Zoom Super Detail (Resolusi Pindai):</text:span></text:span><text:span text:style-name="T1"> Ingat kan, ada 86 miliar neuron dan triliunan koneksi (sinapsis)? Buat 'menyalin' otak, kita nggak cuma butuh tahu mana neuron yang nyambung ke mana, tapi mungkin harus tahu </text:span><text:span text:style-name="Strong_20_Emphasis"><text:span text:style-name="T1">sedetail-detailnya</text:span></text:span><text:span text:style-name="T1"> sampai ke level molekul di tiap sinapsis buat nangkep 'kekuatan' </text:span><text:soft-page-break/><text:span text:style-name="T1">koneksinya! Bayangin harus memetakan setiap rumah, setiap jalan kecil, setiap kabel listrik, bahkan mungkin setiap orang di seluruh dunia secara bersamaan dengan presisi sentimeter! Nah, teknologi pemindai otak kita sekarang (kayak MRI) itu ibaratnya baru bisa lihat peta benua aja, belum sampai peta jalanan kota apalagi denah rumah. Jauuuh banget!</text:span></text:p>
              </text:list-item>
              <text:list-item>
                <text:p text:style-name="P54"><text:span text:style-name="Strong_20_Emphasis"><text:span text:style-name="T1">Otak Itu Nggak Pernah Diam! (Kompleksitas Dinamis):</text:span></text:span><text:span text:style-name="T1"> Otak itu bukan kayak bangunan yang diem aja. Dia </text:span><text:span text:style-name="Strong_20_Emphasis"><text:span text:style-name="T1">hidup dan terus berubah</text:span></text:span><text:span text:style-name="T1"> tiap milidetik! Kekuatan koneksi antar neuron (sinapsis) itu bisa menguat atau melemah (ingat plastisitas?), status 'nyala' atau 'mati'-nya tiap neuron ganti-ganti terus, belum lagi pengaruh zat kimia otak (neurotransmitter) dan sel-sel pendukung lain (kayak sel glial) yang juga penting. Jadi, 'memotret' otak itu bukan cuma motret strukturnya, tapi harus bisa nangkep </text:span><text:span text:style-name="Strong_20_Emphasis"><text:span text:style-name="T1">seluruh aktivitas dan statusnya yang lagi 'hidup'</text:span></text:span><text:span text:style-name="T1"> pada satu waktu. Gimana caranya 'membekukan' momen serumit itu? Susah banget!</text:span></text:p>
              </text:list-item>
              <text:list-item>
                <text:p text:style-name="P54"><text:span text:style-name="Strong_20_Emphasis"><text:span text:style-name="T1">Butuh Gudang Data Sebesar Dunia! (Penyimpanan Data):</text:span></text:span><text:span text:style-name="T1"> Kalau kita </text:span><text:span text:style-name="Emphasis"><text:span text:style-name="T1">berhasil</text:span></text:span><text:span text:style-name="T1"> (ini kalau ya!) memindai otak sedetail itu, data yang dihasilkan bakal </text:span><text:span text:style-name="Strong_20_Emphasis"><text:span text:style-name="T1">luar biasa banyaknya</text:span></text:span><text:span text:style-name="T1">. Ada ilmuwan yang ngira-ngira butuh </text:span><text:span text:style-name="Strong_20_Emphasis"><text:span text:style-name="T1">jutaan atau bahkan miliaran Gigabyte</text:span></text:span><text:span text:style-name="T1"> (Exabyte atau Zettabyte!) cuma buat nyimpen data satu otak manusia. Itu mungkin setara atau bahkan </text:span><text:span text:style-name="Strong_20_Emphasis"><text:span text:style-name="T1">lebih besar dari seluruh data yang ada di internet global saat ini</text:span></text:span><text:span text:style-name="T1">! Kita butuh hard disk atau server sebesar apa coba buat nyimpennya?</text:span></text:p>
              </text:list-item>
              <text:list-item>
                <text:p text:style-name="P54"><text:span text:style-name="Strong_20_Emphasis"><text:span text:style-name="T1">Butuh Komputer Super Dari Masa Depan! (Kekuatan Komputasi):</text:span></text:span><text:span text:style-name="T1"> Udah berhasil mindai dan nyimpen datanya? Tantangan berikutnya: </text:span><text:span text:style-name="Strong_20_Emphasis"><text:span text:style-name="T1">menjalankan simulasi</text:span></text:span><text:span text:style-name="T1"> otak itu di komputer. Mensimulasikan interaksi triliunan koneksi yang dinamis secara </text:span><text:span text:style-name="Emphasis"><text:span text:style-name="T1">real-time</text:span></text:span><text:span text:style-name="T1"> butuh </text:span><text:span text:style-name="Strong_20_Emphasis"><text:span text:style-name="T1">kekuatan komputasi yang gila-gilaan</text:span></text:span><text:span text:style-name="T1">, jauh melampaui superkomputer paling canggih yang ada sekarang. Mungkin butuh komputer </text:span><text:span text:style-name="Strong_20_Emphasis"><text:span text:style-name="T1">seukuran kota atau negara kecil</text:span></text:span><text:span text:style-name="T1"> yang nyedot energi luar biasa besar! Bandingin aja: ilmuwan udah lumayan berhasil mensimulasikan otak cacing (sekitar 300 neuron) atau sebagian kecil otak tikus (jutaan neuron), tapi lompatan ke 86 miliar neuron manusia itu </text:span><text:span text:style-name="Strong_20_Emphasis"><text:span text:style-name="T1">eksponensial</text:span></text:span><text:span text:style-name="T1">, bukan sekadar nambah nol biasa. Kayak </text:span><text:soft-page-break/><text:span text:style-name="T1">bandingin bikin sepeda sama bikin pesawat ulang-alik super rumit!</text:span></text:p>
              </text:list-item>
            </text:list>
            <text:p text:style-name="Text_20_body"><text:span text:style-name="T1">Jadi, jelas ya? Menyalin otak itu bukan cuma 'susah', tapi berdasarkan pemahaman dan teknologi kita sekarang, itu ada di level </text:span><text:span text:style-name="Strong_20_Emphasis"><text:span text:style-name="T1">'nyaris mustahil'</text:span></text:span><text:span text:style-name="T1">. Butuh lompatan raksasa di berbagai bidang sains dan teknologi kalau kita mau mimpi ini mendekati kenyataan.</text:span></text:p>
            <text:p text:style-name="P289"/>
            <text:p text:style-name="Text_20_body"><text:span text:style-name="Strong_20_Emphasis"><text:span text:style-name="T1">(Tips Tambahan Opsional: Infografis Skala Kesulitan)</text:span></text:span></text:p>
            <text:p text:style-name="P276">Coba bayangkan infografis perbandingan:</text:p>
            <text:list xml:id="list461465799245663483" text:style-name="L69">
              <text:list-item>
                <text:p text:style-name="P283"><text:span text:style-name="Strong_20_Emphasis"><text:span text:style-name="T1">Otak Cacing (OpenWorm):</text:span></text:span><text:span text:style-name="T1"> ~300 neuron - ikon cacing kecil - "Sudah Coba Dimodelkan" </text:span></text:p>
              </text:list-item>
              <text:list-item>
                <text:p text:style-name="P283"><text:span text:style-name="Strong_20_Emphasis"><text:span text:style-name="T1">Otak Tikus:</text:span></text:span><text:span text:style-name="T1"> ~70 Juta neuron - ikon tikus - "Sebagian Kecil Dicoba Simulasi" </text:span></text:p>
              </text:list-item>
              <text:list-item>
                <text:p text:style-name="P272"><text:span text:style-name="Strong_20_Emphasis"><text:span text:style-name="T1">Otak Manusia:</text:span></text:span><text:span text:style-name="T1"> ~86 Miliar neuron - ikon otak manusia - "Skala Tantangan: Astronomis! (Membutuhkan Terobosan Besar)" Visualisasi skala ini bisa bantu pembaca paham lompatan kesulitannya. </text:span></text:p>
              </text:list-item>
            </text:list>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yang menunjukkan seorang ilmuwan kecil (mewakili manusia/teknologi saat ini) berdiri di depan gunung yang sangat besar dan rumit berbentuk otak manusia. Gunung otak ini terlihat punya banyak jalur berkelok (jaringan), puncak berkabut (misteri kesadaran), dan mungkin ada petir kecil (aktivitas dinamis). Di tangan ilmuwan ada alat 'pindai' kecil yang sinarnya cuma bisa mencapai kaki gunung. Kesannya harus menunjukkan tantangan skala yang luar biasa besar."</text:span></text:p>
            <text:p text:style-name="P289"/>
            <text:p text:style-name="Text_20_body"><text:span text:style-name="T1">Bab 2 Selesai! Saya menunggu perintah "YAX" Anda untuk memulai </text:span><text:span text:style-name="Strong_20_Emphasis"><text:span text:style-name="T1">Bab 3</text:span></text:span><text:span text:style-name="T1">: Pengantar Bab 3.</text:span></text:p>
          </text:section>
          <text:section text:style-name="Sect1" text:name="feedback-form-25">
            <text:p text:style-name="P249"/>
          </text:section>
        </text:section>
        <text:section text:style-name="Sect1" text:name="3c26b18254688451">
          <text:p text:style-name="P120"/>
          <text:section text:style-name="Sect1" text:name="user-query-content-26">
            <text:p text:style-name="P266"><text:soft-page-break/>YAX </text:p>
          </text:section>
          <text:p text:style-name="P249">Tampilkan alur berpikir</text:p>
          <text:section text:style-name="Sect2" text:name="model-response-message-contentr_3c26b18254688451">
            <text:p text:style-name="Text_20_body"><text:span text:style-name="T1">Oke, kita masuk </text:span><text:span text:style-name="Strong_20_Emphasis"><text:span text:style-name="T1">Bab 3: Teknologi Hari Ini: Seberapa Jauh Kita?</text:span></text:span><text:span text:style-name="T1">!</text:span></text:p>
            <text:p text:style-name="Text_20_body"><text:span text:style-name="Strong_20_Emphasis"><text:span text:style-name="T1">Prompt untuk Pengantar Bab 3:</text:span></text:span><text:span text:style-name="T1"> </text:span><text:span text:style-name="Emphasis"><text:span text:style-name="T1">"Tulis paragraf pengantar yang </text:span></text:span><text:span text:style-name="Emphasis"><text:span text:style-name="Strong_20_Emphasis"><text:span text:style-name="T1">membumi namun tetap menarik</text:span></text:span></text:span><text:span text:style-name="Emphasis"><text:span text:style-name="T1"> untuk Bab 3. Mulai dengan </text:span></text:span><text:span text:style-name="Emphasis"><text:span text:style-name="Strong_20_Emphasis"><text:span text:style-name="T1">merujuk kembali</text:span></text:span></text:span><text:span text:style-name="Emphasis"><text:span text:style-name="T1"> pada </text:span></text:span><text:span text:style-name="Emphasis"><text:span text:style-name="Strong_20_Emphasis"><text:span text:style-name="T1">kerumitan luar biasa otak</text:span></text:span></text:span><text:span text:style-name="Emphasis"><text:span text:style-name="T1"> yang dibahas di Bab 2 sebagai tantangan utama. Kemudian, arahkan fokus pada </text:span></text:span><text:span text:style-name="Emphasis"><text:span text:style-name="Strong_20_Emphasis"><text:span text:style-name="T1">kondisi saat ini</text:span></text:span></text:span><text:span text:style-name="Emphasis"><text:span text:style-name="T1">: 'Oke, otaknya rumit, lalu </text:span></text:span><text:span text:style-name="Emphasis"><text:span text:style-name="Strong_20_Emphasis"><text:span text:style-name="T1">alat apa saja yang kita punya sekarang untuk mempelajarinya atau menirunya?</text:span></text:span></text:span><text:span text:style-name="Emphasis"><text:span text:style-name="T1">' Sampaikan bahwa bab ini akan </text:span></text:span><text:span text:style-name="Emphasis"><text:span text:style-name="Strong_20_Emphasis"><text:span text:style-name="T1">menjelajahi teknologi-teknologi paling relevan</text:span></text:span></text:span><text:span text:style-name="Emphasis"><text:span text:style-name="T1"> yang ada hari ini (per </text:span></text:span><text:span text:style-name="Emphasis"><text:span text:style-name="Strong_20_Emphasis"><text:span text:style-name="T1">Sabtu, 29 Maret 2025</text:span></text:span></text:span><text:span text:style-name="Emphasis"><text:span text:style-name="T1">) di bidang </text:span></text:span><text:span text:style-name="Emphasis"><text:span text:style-name="Strong_20_Emphasis"><text:span text:style-name="T1">pemindaian otak</text:span></text:span></text:span><text:span text:style-name="Emphasis"><text:span text:style-name="T1">, </text:span></text:span><text:span text:style-name="Emphasis"><text:span text:style-name="Strong_20_Emphasis"><text:span text:style-name="T1">kecerdasan buatan (AI)</text:span></text:span></text:span><text:span text:style-name="Emphasis"><text:span text:style-name="T1">, dan </text:span></text:span><text:span text:style-name="Emphasis"><text:span text:style-name="Strong_20_Emphasis"><text:span text:style-name="T1">upaya simulasi otak</text:span></text:span></text:span><text:span text:style-name="Emphasis"><text:span text:style-name="T1">. Tekankan bahwa tujuannya adalah untuk </text:span></text:span><text:span text:style-name="Emphasis"><text:span text:style-name="Strong_20_Emphasis"><text:span text:style-name="T1">melihat secara jujur sejauh mana kemampuan kita saat ini</text:span></text:span></text:span><text:span text:style-name="Emphasis"><text:span text:style-name="T1"> dan </text:span></text:span><text:span text:style-name="Emphasis"><text:span text:style-name="Strong_20_Emphasis"><text:span text:style-name="T1">memahami batasan-batasannya</text:span></text:span></text:span><text:span text:style-name="Emphasis"><text:span text:style-name="T1">, sebelum kita melompat ke teknologi masa depan. Gunakan </text:span></text:span><text:span text:style-name="Emphasis"><text:span text:style-name="Strong_20_Emphasis"><text:span text:style-name="T1">analogi</text:span></text:span></text:span><text:span text:style-name="Emphasis"><text:span text:style-name="T1"> seperti membandingkan teknologi saat ini dengan 'batu loncatan' pertama menuju tujuan yang sangat jauh. Buat pembaca penasaran tentang </text:span></text:span><text:span text:style-name="Emphasis"><text:span text:style-name="Strong_20_Emphasis"><text:span text:style-name="T1">kecanggihan teknologi masa kini</text:span></text:span></text:span><text:span text:style-name="Emphasis"><text:span text:style-name="T1">, sambil tetap </text:span></text:span><text:span text:style-name="Emphasis"><text:span text:style-name="Strong_20_Emphasis"><text:span text:style-name="T1">realistis</text:span></text:span></text:span><text:span text:style-name="Emphasis"><text:span text:style-name="T1"> tentang hubungannya dengan mind uploading."</text:span></text:span></text:p>
            <text:p text:style-name="Text_20_body"><text:span text:style-name="Strong_20_Emphasis"><text:span text:style-name="T1">Jawaban Saya:</text:span></text:span></text:p>
            <text:p text:style-name="Text_20_body"><text:span text:style-name="T1">Di bab sebelumnya, kita udah dibikin pusing sama betapa rumitnya otak manusia, si 'komputer super' alami kita. Rasanya kayak ngelihat gunung tinggi banget yang susah didaki, kan? Nah, sekarang pertanyaannya jadi lebih membumi: Oke, gunungnya memang tinggi, tapi </text:span><text:span text:style-name="Strong_20_Emphasis"><text:span text:style-name="T1">peralatan apa sih yang kita punya </text:span></text:span><text:span text:style-name="Strong_20_Emphasis"><text:span text:style-name="Emphasis"><text:span text:style-name="T1">sekarang</text:span></text:span></text:span><text:span text:style-name="Strong_20_Emphasis"><text:span text:style-name="T1">, di tahun 2025 ini, buat mulai coba 'mendaki' atau setidaknya mempelajari gunung otak itu?</text:span></text:span></text:p>
            <text:p text:style-name="Text_20_body"><text:span text:style-name="T1">Di Bab 3 ini, kita bakal jadi 'insinyur' dan 'ilmuwan masa kini'. Kita akan </text:span><text:span text:style-name="Strong_20_Emphasis"><text:span text:style-name="T1">ngecek 'kotak peralatan' teknologi</text:span></text:span><text:span text:style-name="T1"> paling relevan yang kita punya per </text:span><text:span text:style-name="Strong_20_Emphasis"><text:span text:style-name="T1">Sabtu, 29 Maret 2025</text:span></text:span><text:span text:style-name="T1">. Kita bakal lihat alat-alat buat </text:span><text:span text:style-name="Strong_20_Emphasis"><text:span text:style-name="T1">'mengintip' ke dalam otak</text:span></text:span><text:span text:style-name="T1"> (teknologi pemindaian), seberapa 'pintar' sih </text:span><text:span text:style-name="Strong_20_Emphasis"><text:span text:style-name="T1">kecerdasan buatan (AI)</text:span></text:span><text:span text:style-name="T1"> yang lagi ngetren banget sekarang, dan gimana usaha para ilmuwan buat </text:span><text:span text:style-name="Strong_20_Emphasis"><text:span text:style-name="T1">bikin simulasi otak</text:span></text:span><text:span text:style-name="T1"> di komputer.</text:span></text:p>
            <text:p text:style-name="Text_20_body"><text:span text:style-name="T1">Tujuan kita di bab ini jelas: </text:span><text:span text:style-name="Strong_20_Emphasis"><text:span text:style-name="T1">melihat secara jujur dan realistis</text:span></text:span><text:span text:style-name="T1"> sejauh mana kemampuan teknologi kita saat ini. Apa aja yang udah keren banget, tapi juga apa aja </text:span><text:span text:style-name="Strong_20_Emphasis"><text:span text:style-name="T1">batasan besarnya</text:span></text:span><text:span text:style-name="T1">? Anggap aja teknologi sekarang ini kayak </text:span><text:soft-page-break/><text:span text:style-name="Strong_20_Emphasis"><text:span text:style-name="T1">batu loncatan pertama</text:span></text:span><text:span text:style-name="T1"> di sungai yang luaaas banget menuju pulau impian </text:span><text:span text:style-name="Emphasis"><text:span text:style-name="T1">mind uploading</text:span></text:span><text:span text:style-name="T1"> yang masih jauuuh di seberang sana. Kita perlu tahu seberapa kuat batu loncatan ini sebelum kita berani mikirin lompatan berikutnya. Jadi, siap buat lihat kecanggihan (dan keterbatasan) teknologi masa kini?</text:span></text:p>
            <text:p text:style-name="P289"/>
            <text:p text:style-name="Text_20_body"><text:span text:style-name="Strong_20_Emphasis"><text:span text:style-name="T1">(Tips Tambahan Opsional: Kecepatan Teknologi)</text:span></text:span></text:p>
            <text:p text:style-name="Quotations"><text:span text:style-name="T1">Teknologi itu berkembang cepat banget, kan? Rasanya baru kemarin HP model X keluar, eh udah ada model Y yang lebih canggih. Tapi, penting buat bedain antara kemajuan teknologi konsumen (kayak HP baru tiap tahun) sama kemajuan </text:span><text:span text:style-name="Emphasis"><text:span text:style-name="T1">fundamental</text:span></text:span><text:span text:style-name="T1"> di sains (kayak memahami otak atau menciptakan AI sadar). Yang kedua ini biasanya jauh lebih lambat dan butuh terobosan besar, nggak sekadar update software! Kita bakal lihat bedanya di bab ini.</text:s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yang menunjukkan seorang remaja berdiri di tepi sungai lebar (mewakili tantangan). Di depannya hanya ada satu atau dua batu loncatan kecil (mewakili teknologi saat ini) dengan ikon MRI, chip AI, dan layar simulasi sederhana di atasnya. Di seberang sungai yang sangat jauh, terlihat siluet pulau berkilauan dengan tulisan 'Mind Uploading?' di atasnya. Kesannya adalah jarak yang masih sangat jauh meskipun sudah ada pijakan awal."</text:span></text:p>
            <text:p text:style-name="P289"/>
            <text:p text:style-name="P120">Saya menunggu perintah "YAX" Anda untuk prompt berikutnya (Bab 3 - Subbab 3.1: Mengintip ke Dalam Otak: Teknologi Pemindaian (MRI, fMRI, EEG)).</text:p>
          </text:section>
          <text:section text:style-name="Sect1" text:name="feedback-form-26">
            <text:p text:style-name="P249"/>
          </text:section>
        </text:section>
        <text:section text:style-name="Sect1" text:name="4cfd92e01274b612">
          <text:p text:style-name="P120"/>
          <text:section text:style-name="Sect1" text:name="user-query-content-27">
            <text:p text:style-name="P266">YAX </text:p>
          </text:section>
          <text:p text:style-name="P249"><text:soft-page-break/>Tampilkan alur berpikir</text:p>
          <text:section text:style-name="Sect2" text:name="model-response-message-contentr_4cfd92e01274b612">
            <text:p text:style-name="Text_20_body"><text:span text:style-name="T1">Oke, mari kita lihat alat-alat canggih yang dipakai dokter dan ilmuwan buat 'ngintip' isi kepala kita sekarang ini (per </text:span><text:span text:style-name="Strong_20_Emphasis"><text:span text:style-name="T1">Sabtu, 29 Maret 2025</text:span></text:span><text:span text:style-name="T1">)!</text:span></text:p>
            <text:p text:style-name="Text_20_body"><text:span text:style-name="Strong_20_Emphasis"><text:span text:style-name="T1">Prompt:</text:span></text:span><text:span text:style-name="T1"> *"Jelaskan secara </text:span><text:span text:style-name="Strong_20_Emphasis"><text:span text:style-name="T1">mendalam tapi mudah dipahami</text:span></text:span><text:span text:style-name="T1"> teknologi-teknologi utama yang digunakan </text:span><text:span text:style-name="Strong_20_Emphasis"><text:span text:style-name="T1">saat ini (per 2025)</text:span></text:span><text:span text:style-name="T1"> untuk 'mengintip' ke dalam otak manusia yang hidup. Fokus pada:</text:span></text:p>
            <text:list xml:id="list4599887115541331730" text:style-name="L70">
              <text:list-item>
                <text:p text:style-name="P184"><text:span text:style-name="Strong_20_Emphasis"><text:span text:style-name="T1">MRI (Magnetic Resonance Imaging):</text:span></text:span><text:span text:style-name="T1"> Jelaskan secara </text:span><text:span text:style-name="Strong_20_Emphasis"><text:span text:style-name="T1">sederhana</text:span></text:span><text:span text:style-name="T1"> cara kerjanya (magnet kuat) dan apa yang ditunjukkannya (</text:span><text:span text:style-name="Strong_20_Emphasis"><text:span text:style-name="T1">struktur detail otak</text:span></text:span><text:span text:style-name="T1">, seperti foto resolusi tinggi tapi </text:span><text:span text:style-name="Strong_20_Emphasis"><text:span text:style-name="T1">statis</text:span></text:span><text:span text:style-name="T1">). Sebutkan kegunaannya (misal: deteksi tumor). </text:span></text:p>
              </text:list-item>
              <text:list-item>
                <text:p text:style-name="P184"><text:span text:style-name="Strong_20_Emphasis"><text:span text:style-name="T1">fMRI (functional MRI):</text:span></text:span><text:span text:style-name="T1"> Jelaskan bagaimana ia mendeteksi </text:span><text:span text:style-name="Strong_20_Emphasis"><text:span text:style-name="T1">aktivitas otak</text:span></text:span><text:span text:style-name="T1"> (melalui aliran darah – BOLD signal) dan apa yang ditunjukkannya (area mana yang </text:span><text:span text:style-name="Strong_20_Emphasis"><text:span text:style-name="T1">aktif saat berpikir/melakukan sesuatu</text:span></text:span><text:span text:style-name="T1">, resolusi </text:span><text:span text:style-name="Strong_20_Emphasis"><text:span text:style-name="T1">spasial lumayan</text:span></text:span><text:span text:style-name="T1">, tapi </text:span><text:span text:style-name="Strong_20_Emphasis"><text:span text:style-name="T1">temporal lambat</text:span></text:span><text:span text:style-name="T1">). Gunakan analogi 'peta panas'. </text:span></text:p>
              </text:list-item>
              <text:list-item>
                <text:p text:style-name="P55"><text:span text:style-name="Strong_20_Emphasis"><text:span text:style-name="T1">EEG (Electroencephalography):</text:span></text:span><text:span text:style-name="T1"> Jelaskan cara kerjanya (sensor di kulit kepala menangkap </text:span><text:span text:style-name="Strong_20_Emphasis"><text:span text:style-name="T1">sinyal listrik langsung</text:span></text:span><text:span text:style-name="T1"> dari otak) dan apa yang ditunjukkannya (aktivitas listrik </text:span><text:span text:style-name="Strong_20_Emphasis"><text:span text:style-name="T1">real-time</text:span></text:span><text:span text:style-name="T1">, resolusi </text:span><text:span text:style-name="Strong_20_Emphasis"><text:span text:style-name="T1">temporal bagus</text:span></text:span><text:span text:style-name="T1">, tapi </text:span><text:span text:style-name="Strong_20_Emphasis"><text:span text:style-name="T1">spasial kasar</text:span></text:span><text:span text:style-name="T1"> – sulit tahu lokasi pasti). Analogi 'mendengar kebisingan' dari luar stadion. </text:span><text:span text:style-name="Strong_20_Emphasis"><text:span text:style-name="T1">Tekankan</text:span></text:span><text:span text:style-name="T1"> pada </text:span><text:span text:style-name="Strong_20_Emphasis"><text:span text:style-name="T1">setiap teknologi</text:span></text:span><text:span text:style-name="T1">: Apa </text:span><text:span text:style-name="Strong_20_Emphasis"><text:span text:style-name="T1">kelebihan utamanya</text:span></text:span><text:span text:style-name="T1"> DAN apa </text:span><text:span text:style-name="Strong_20_Emphasis"><text:span text:style-name="T1">batasan fundamentalnya</text:span></text:span><text:span text:style-name="T1"> dalam konteks </text:span><text:span text:style-name="Emphasis"><text:span text:style-name="T1">mind uploading</text:span></text:span><text:span text:style-name="T1"> (yaitu, mengapa resolusinya </text:span><text:span text:style-name="Strong_20_Emphasis"><text:span text:style-name="T1">jauh dari cukup</text:span></text:span><text:span text:style-name="T1"> untuk memetakan setiap neuron dan sinaps?)."* </text:span></text:p>
              </text:list-item>
            </text:list>
            <text:p text:style-name="Text_20_body"><text:span text:style-name="Strong_20_Emphasis"><text:span text:style-name="T1">Jawaban Saya:</text:span></text:span></text:p>
            <text:p text:style-name="P120">Bayangin otak kita itu kayak kota metropolis yang super sibuk. Nah, ini dia beberapa 'kamera pengintai' utama yang kita punya sekarang buat ngeliat apa yang terjadi di dalemnya:</text:p>
            <text:list xml:id="list8218205123758533009" text:style-name="L71">
              <text:list-item>
                <text:p text:style-name="P56"><text:span text:style-name="Strong_20_Emphasis"><text:span text:style-name="T1">MRI (Magnetic Resonance Imaging): Si Fotografer Detail</text:span></text:span></text:p>
                <text:list>
                  <text:list-item>
                    <text:p text:style-name="P185"><text:span text:style-name="Strong_20_Emphasis"><text:span text:style-name="T1">Cara Kerja Simpel:</text:span></text:span><text:span text:style-name="T1"> Kamu masuk ke mesin besar yang punya magnet super kuat. Mesin ini 'ngatur' atom-atom air di tubuhmu, terus 'difoto' pakai gelombang radio. </text:span></text:p>
                  </text:list-item>
                  <text:list-item>
                    <text:p text:style-name="P185"><text:span text:style-name="Strong_20_Emphasis"><text:span text:style-name="T1">Hasilnya Apa?</text:span></text:span><text:span text:style-name="T1"> Gambar </text:span><text:span text:style-name="Strong_20_Emphasis"><text:span text:style-name="T1">struktur fisik otak</text:span></text:span><text:span text:style-name="T1"> yang detail banget, kayak foto hitam putih resolusi tinggi. Kelihatan jelas </text:span><text:soft-page-break/><text:span text:style-name="T1">bentuknya, ukurannya, kalau ada kerusakan fisik, tumor, atau kelainan bentuk. </text:span></text:p>
                  </text:list-item>
                  <text:list-item>
                    <text:p text:style-name="P185"><text:span text:style-name="Strong_20_Emphasis"><text:span text:style-name="T1">Kelebihan:</text:span></text:span><text:span text:style-name="T1"> Gambarnya detail banget buat liat anatomi. </text:span></text:p>
                  </text:list-item>
                  <text:list-item>
                    <text:p text:style-name="P185"><text:span text:style-name="Strong_20_Emphasis"><text:span text:style-name="T1">Batasan buat Mind Uploading:</text:span></text:span><text:span text:style-name="T1"> Ini cuma </text:span><text:span text:style-name="Strong_20_Emphasis"><text:span text:style-name="T1">foto diem (statis)</text:span></text:span><text:span text:style-name="T1">! MRI nggak bisa ngasih tahu neuron mana yang lagi 'nyala' atau gimana koneksinya bekerja. Ibaratnya, kita cuma dapet peta kota yang bagus, tapi nggak tahu lalu lintas atau aktivitas warganya sama sekali. Jelas </text:span><text:span text:style-name="Strong_20_Emphasis"><text:span text:style-name="T1">nggak cukup</text:span></text:span><text:span text:style-name="T1"> buat nyalin pikiran! </text:span></text:p>
                  </text:list-item>
                </text:list>
              </text:list-item>
              <text:list-item>
                <text:p text:style-name="P56"><text:span text:style-name="Strong_20_Emphasis"><text:span text:style-name="T1">fMRI (functional MRI): Si Pelacak Aktivitas (Agak Lambat)</text:span></text:span></text:p>
                <text:list>
                  <text:list-item>
                    <text:p text:style-name="P185"><text:span text:style-name="Strong_20_Emphasis"><text:span text:style-name="T1">Cara Kerja Simpel:</text:span></text:span><text:span text:style-name="T1"> Mirip MRI, tapi lebih canggih. Dia nggak cuma 'moto' struktur, tapi juga </text:span><text:span text:style-name="Strong_20_Emphasis"><text:span text:style-name="T1">ngelacak aliran darah</text:span></text:span><text:span text:style-name="T1"> di otak. Teorinya, bagian otak yang lagi aktif kerja keras butuh lebih banyak oksigen, jadi aliran darah ke sana meningkat. fMRI mendeteksi perubahan ini (namanya sinyal BOLD). </text:span></text:p>
                  </text:list-item>
                  <text:list-item>
                    <text:p text:style-name="P185"><text:span text:style-name="Strong_20_Emphasis"><text:span text:style-name="T1">Hasilnya Apa?</text:span></text:span><text:span text:style-name="T1"> Kita dapet </text:span><text:span text:style-name="Strong_20_Emphasis"><text:span text:style-name="T1">'peta panas' aktivitas otak</text:span></text:span><text:span text:style-name="T1">. Kelihatan area mana aja yang 'nyala' atau lebih aktif pas kamu lagi mikir, ngomong, atau ngelakuin sesuatu. Lokasinya lumayan akurat (resolusi spasial lumayan). </text:span></text:p>
                  </text:list-item>
                  <text:list-item>
                    <text:p text:style-name="P185"><text:span text:style-name="Strong_20_Emphasis"><text:span text:style-name="T1">Kelebihan:</text:span></text:span><text:span text:style-name="T1"> Bisa lihat area otak mana yang aktif buat tugas tertentu. </text:span></text:p>
                  </text:list-item>
                  <text:list-item>
                    <text:p text:style-name="P185"><text:span text:style-name="Strong_20_Emphasis"><text:span text:style-name="T1">Batasan buat Mind Uploading:</text:span></text:span><text:span text:style-name="T1"> Ada dua masalah besar: Pertama, dia </text:span><text:span text:style-name="Strong_20_Emphasis"><text:span text:style-name="T1">lambat</text:span></text:span><text:span text:style-name="T1">. Perubahan aliran darah itu butuh beberapa detik, padahal neuron 'nembak' dalam hitungan milidetik! Kedua, resolusi spasialnya masih </text:span><text:span text:style-name="Strong_20_Emphasis"><text:span text:style-name="T1">kasar</text:span></text:span><text:span text:style-name="T1">. Satu titik 'nyala' di fMRI itu mewakili aktivitas ribuan, bahkan jutaan neuron, bukan satu per satu. Jadi, ini kayak lihat peta lalu lintas kota tapi cuma update tiap 5 menit dan cuma nunjukkin kemacetan per kecamatan, bukan per mobil. </text:span><text:span text:style-name="Strong_20_Emphasis"><text:span text:style-name="T1">Masih jauh banget</text:span></text:span><text:span text:style-name="T1"> dari detail yang dibutuhin buat </text:span><text:span text:style-name="Emphasis"><text:span text:style-name="T1">mind uploading</text:span></text:span><text:span text:style-name="T1">. </text:span></text:p>
                  </text:list-item>
                </text:list>
              </text:list-item>
              <text:list-item>
                <text:p text:style-name="P56"><text:span text:style-name="Strong_20_Emphasis"><text:span text:style-name="T1">EEG (Electroencephalography): Si Pendengar Gelombang Otak Cepat</text:span></text:span></text:p>
                <text:list>
                  <text:list-item>
                    <text:p text:style-name="P185"><text:span text:style-name="Strong_20_Emphasis"><text:span text:style-name="T1">Cara Kerja Simpel:</text:span></text:span><text:span text:style-name="T1"> Kamu pakai semacam 'topi' atau 'headset' dengan banyak sensor kecil (elektroda) yang ditempel di kulit kepala. Sensor ini </text:span><text:span text:style-name="Strong_20_Emphasis"><text:span text:style-name="T1">nangkep gelombang listrik</text:span></text:span><text:span text:style-name="T1"> yang dihasilkan oleh aktivitas jutaan neuron di bawahnya. </text:span></text:p>
                  </text:list-item>
                  <text:list-item>
                    <text:p text:style-name="P185"><text:soft-page-break/><text:span text:style-name="Strong_20_Emphasis"><text:span text:style-name="T1">Hasilnya Apa?</text:span></text:span><text:span text:style-name="T1"> Kita dapet rekaman </text:span><text:span text:style-name="Strong_20_Emphasis"><text:span text:style-name="T1">aktivitas listrik otak secara real-time</text:span></text:span><text:span text:style-name="T1">, kelihatan pola gelombangnya (misal, pas tidur, fokus, atau relaks). Timingnya akurat banget (resolusi temporal bagus). </text:span></text:p>
                  </text:list-item>
                  <text:list-item>
                    <text:p text:style-name="P185"><text:span text:style-name="Strong_20_Emphasis"><text:span text:style-name="T1">Kelebihan:</text:span></text:span><text:span text:style-name="T1"> Bisa deteksi perubahan aktivitas otak super cepat (milidetik). </text:span></text:p>
                  </text:list-item>
                  <text:list-item>
                    <text:p text:style-name="P56"><text:span text:style-name="Strong_20_Emphasis"><text:span text:style-name="T1">Batasan buat Mind Uploading:</text:span></text:span><text:span text:style-name="T1"> Masalah utamanya adalah </text:span><text:span text:style-name="Strong_20_Emphasis"><text:span text:style-name="T1">lokasinya nggak jelas (resolusi spasial buruk)</text:span></text:span><text:span text:style-name="T1">. Karena sensornya di luar kepala, EEG itu kayak </text:span><text:span text:style-name="Strong_20_Emphasis"><text:span text:style-name="T1">dengerin suara riuh penonton dari luar stadion bola</text:span></text:span><text:span text:style-name="T1">. Kita tahu lagi rame (otaknya aktif), tapi susah banget nentuin siapa aja yang teriak dan di tribun sebelah mana persisnya. Kita nggak bisa tahu aktivitas neuron individual atau koneksi spesifik. Jadi, jelas </text:span><text:span text:style-name="Strong_20_Emphasis"><text:span text:style-name="T1">nggak cukup detail</text:span></text:span><text:span text:style-name="T1"> juga. </text:span></text:p>
                  </text:list-item>
                </text:list>
              </text:list-item>
            </text:list>
            <text:p text:style-name="Text_20_body"><text:span text:style-name="Strong_20_Emphasis"><text:span text:style-name="T1">Kesimpulannya?</text:span></text:span><text:span text:style-name="T1"> Meskipun MRI, fMRI, dan EEG itu alat yang hebat banget buat diagnosa penyakit atau riset otak secara umum, resolusi mereka (kemampuan melihat detail kecil dalam ruang dan waktu) itu </text:span><text:span text:style-name="Strong_20_Emphasis"><text:span text:style-name="T1">masih jauuuuh banget</text:span></text:span><text:span text:style-name="T1"> dari level yang dibutuhkan buat memetakan setiap neuron dan triliunan koneksi sinapsis yang mungkin diperlukan buat </text:span><text:span text:style-name="Emphasis"><text:span text:style-name="T1">mind uploading</text:span></text:span><text:span text:style-name="T1">. Kita baru bisa 'ngintip' dari jauh, belum bisa 'zoom in' super detail.</text:span></text:p>
            <text:p text:style-name="P289"/>
            <text:p text:style-name="Text_20_body"><text:span text:style-name="Strong_20_Emphasis"><text:span text:style-name="T1">(Tips Tambahan Opsional: Pilih yang Mana?)</text:span></text:span></text:p>
            <text:list xml:id="list255173952464936741" text:style-name="L72">
              <text:list-item>
                <text:p text:style-name="P284"><text:span text:style-name="T1">Butuh lihat </text:span><text:span text:style-name="Strong_20_Emphasis"><text:span text:style-name="T1">struktur</text:span></text:span><text:span text:style-name="T1"> otak (ada kerusakan?): Pakai </text:span><text:span text:style-name="Strong_20_Emphasis"><text:span text:style-name="T1">MRI</text:span></text:span><text:span text:style-name="T1">. </text:span></text:p>
              </text:list-item>
              <text:list-item>
                <text:p text:style-name="P284"><text:span text:style-name="T1">Mau tahu </text:span><text:span text:style-name="Strong_20_Emphasis"><text:span text:style-name="T1">area mana</text:span></text:span><text:span text:style-name="T1"> yang aktif pas mikir (lokasi kasar, timing lambat): Pakai </text:span><text:span text:style-name="Strong_20_Emphasis"><text:span text:style-name="T1">fMRI</text:span></text:span><text:span text:style-name="T1">. </text:span></text:p>
              </text:list-item>
              <text:list-item>
                <text:p text:style-name="P284"><text:span text:style-name="T1">Mau tahu </text:span><text:span text:style-name="Strong_20_Emphasis"><text:span text:style-name="T1">kapan</text:span></text:span><text:span text:style-name="T1"> aktivitas otak berubah cepat (timing cepat, lokasi kabur): Pakai </text:span><text:span text:style-name="Strong_20_Emphasis"><text:span text:style-name="T1">EEG</text:span></text:span><text:span text:style-name="T1">. </text:span></text:p>
              </text:list-item>
              <text:list-item>
                <text:p text:style-name="P273"><text:span text:style-name="T1">Mau </text:span><text:span text:style-name="Strong_20_Emphasis"><text:span text:style-name="T1">petain tiap neuron</text:span></text:span><text:span text:style-name="T1"> buat </text:span><text:span text:style-name="Emphasis"><text:span text:style-name="T1">mind uploading</text:span></text:span><text:span text:style-name="T1">? Belum ada alatnya! :( </text:span></text:p>
              </text:list-item>
            </text:list>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perbandingan tiga panel. Panel 1: Gambar hasil scan MRI otak (hitam putih, detail struktur). Label: 'MRI: </text:span><text:soft-page-break/><text:span text:style-name="T1">Foto Detail Struktur (Statis)'. Panel 2: Gambar hasil scan fMRI (otak dengan beberapa area berwarna 'panas'/aktif). Label: 'fMRI: Peta Aktivitas (Lokasi Lumayan, Lambat)'. Panel 3: Gambar hasil EEG (grafik gelombang listrik yang berfluktuasi). Label: 'EEG: Gelombang Aktivitas (Timing Cepat, Lokasi Kabur)'. Di bawah ketiga panel, tambahkan tulisan besar: 'Resolusi Belum Cukup untuk Mind Uploading!'."</text:span></text:p>
            <text:p text:style-name="P289"/>
            <text:p text:style-name="P120">Saya menunggu perintah "YAX" Anda untuk prompt berikutnya (Bab 3 - Subbab 3.2: Kecerdasan Buatan (AI) Saat Ini).</text:p>
          </text:section>
          <text:section text:style-name="Sect1" text:name="feedback-form-27">
            <text:p text:style-name="P249"/>
          </text:section>
        </text:section>
        <text:section text:style-name="Sect1" text:name="6c05fb1cd378d97c">
          <text:p text:style-name="P120"/>
          <text:section text:style-name="Sect1" text:name="user-query-content-28">
            <text:p text:style-name="P266">YAX </text:p>
          </text:section>
          <text:p text:style-name="P249">Tampilkan alur berpikir</text:p>
          <text:section text:style-name="Sect2" text:name="model-response-message-contentr_6c05fb1cd378d97c">
            <text:p text:style-name="Text_20_body"><text:span text:style-name="T1">Oke, sekarang kita ngomongin soal yang lagi viral banget di mana-mana (termasuk di Indonesia!), yaitu </text:span><text:span text:style-name="Strong_20_Emphasis"><text:span text:style-name="T1">Kecerdasan Buatan</text:span></text:span><text:span text:style-name="T1"> atau </text:span><text:span text:style-name="Strong_20_Emphasis"><text:span text:style-name="T1">AI (Artificial Intelligence)</text:span></text:span><text:span text:style-name="T1">. Seberapa canggih sih AI sekarang, di awal tahun 2025 ini?</text:span></text:p>
            <text:p text:style-name="Text_20_body"><text:span text:style-name="Strong_20_Emphasis"><text:span text:style-name="T1">Prompt:</text:span></text:span><text:span text:style-name="T1"> *"Berikan </text:span><text:span text:style-name="Strong_20_Emphasis"><text:span text:style-name="T1">gambaran mendalam</text:span></text:span><text:span text:style-name="T1"> tentang kondisi </text:span><text:span text:style-name="Strong_20_Emphasis"><text:span text:style-name="T1">Kecerdasan Buatan (AI) terkini (per awal 2025)</text:span></text:span><text:span text:style-name="T1">, fokus pada jenis AI yang paling relevan dan dikenal remaja.</text:span></text:p>
            <text:list xml:id="list1020247072669755987" text:style-name="L73">
              <text:list-item>
                <text:p text:style-name="P186"><text:span text:style-name="Strong_20_Emphasis"><text:span text:style-name="T1">Jelaskan konsep dasar:</text:span></text:span><text:span text:style-name="T1"> AI, Machine Learning (belajar dari data), Deep Learning (jaringan saraf tiruan), dan terutama </text:span><text:span text:style-name="Strong_20_Emphasis"><text:span text:style-name="T1">Generative AI</text:span></text:span><text:span text:style-name="T1"> (kemampuan menciptakan teks, gambar, musik, kode - sebutkan contoh populer seperti </text:span><text:span text:style-name="Strong_20_Emphasis"><text:span text:style-name="T1">ChatGPT/GPT-4, Google Gemini, Midjourney, DALL-E</text:span></text:span><text:span text:style-name="T1">). </text:span></text:p>
              </text:list-item>
              <text:list-item>
                <text:p text:style-name="P186"><text:span text:style-name="Strong_20_Emphasis"><text:span text:style-name="T1">Tunjukkan Kemampuan Impresif:</text:span></text:span><text:span text:style-name="T1"> Berikan contoh </text:span><text:span text:style-name="Strong_20_Emphasis"><text:span text:style-name="T1">konkret</text:span></text:span><text:span text:style-name="T1"> apa saja yang bisa dilakukan AI saat ini (misal: chatbot yang sangat lancar, menghasilkan gambar realistis dari teks, membantu coding, diagnosis medis awal). Tunjukkan </text:span><text:span text:style-name="Strong_20_Emphasis"><text:span text:style-name="T1">'kecanggihannya'</text:span></text:span><text:span text:style-name="T1">. </text:span></text:p>
              </text:list-item>
              <text:list-item>
                <text:p text:style-name="P186"><text:span text:style-name="Strong_20_Emphasis"><text:span text:style-name="T1">Jelaskan Batasan Fundamental:</text:span></text:span><text:span text:style-name="T1"> Ini bagian krusial. Tekankan bahwa meskipun canggih, AI saat ini pada dasarnya adalah </text:span><text:span text:style-name="Strong_20_Emphasis"><text:span text:style-name="T1">mesin pengenal pola dan prediksi statistik yang sangat kompleks</text:span></text:span><text:span text:style-name="T1">. Jelaskan bahwa mereka </text:span><text:span text:style-name="Strong_20_Emphasis"><text:span text:style-name="T1">TIDAK memiliki</text:span></text:span><text:span text:style-name="T1">: pemahaman </text:span><text:span text:style-name="Strong_20_Emphasis"><text:span text:style-name="T1">makna</text:span></text:span><text:span text:style-name="T1"> yang </text:span><text:soft-page-break/><text:span text:style-name="T1">sebenarnya, </text:span><text:span text:style-name="Strong_20_Emphasis"><text:span text:style-name="T1">kesadaran diri</text:span></text:span><text:span text:style-name="T1">, </text:span><text:span text:style-name="Strong_20_Emphasis"><text:span text:style-name="T1">perasaan/emosi</text:span></text:span><text:span text:style-name="T1">, atau </text:span><text:span text:style-name="Strong_20_Emphasis"><text:span text:style-name="T1">kecerdasan umum (AGI)</text:span></text:span><text:span text:style-name="T1"> seperti manusia. Gunakan </text:span><text:span text:style-name="Strong_20_Emphasis"><text:span text:style-name="T1">analogi kuat</text:span></text:span><text:span text:style-name="T1"> (misal: 'bunglon statistik', 'kalkulator super canggih untuk kata-kata'). </text:span></text:p>
              </text:list-item>
              <text:list-item>
                <text:p text:style-name="P57"><text:span text:style-name="Strong_20_Emphasis"><text:span text:style-name="T1">Hubungkan ke Mind Uploading:</text:span></text:span><text:span text:style-name="T1"> Jelaskan mengapa AI saat ini, meskipun hebat dalam memproses informasi, </text:span><text:span text:style-name="Strong_20_Emphasis"><text:span text:style-name="T1">belum cukup</text:span></text:span><text:span text:style-name="T1"> untuk menjadi 'wadah' bagi kesadaran manusia yang diunggah atau untuk mensimulasikan otak secara penuh."* </text:span></text:p>
              </text:list-item>
            </text:list>
            <text:p text:style-name="Text_20_body"><text:span text:style-name="Strong_20_Emphasis"><text:span text:style-name="T1">Jawaban Saya:</text:span></text:span></text:p>
            <text:p text:style-name="P120">Kamu pasti udah sering dengar atau bahkan pakai AI, kan? Yuk, kita bedah sedikit biar lebih paham.</text:p>
            <text:list xml:id="list970771765200708573" text:style-name="L74">
              <text:list-item>
                <text:p text:style-name="P58"><text:span text:style-name="Strong_20_Emphasis"><text:span text:style-name="T1">Kenalan Sama AI &amp; Teman-temannya:</text:span></text:span></text:p>
                <text:list>
                  <text:list-item>
                    <text:p text:style-name="P187"><text:span text:style-name="Strong_20_Emphasis"><text:span text:style-name="T1">AI (Artificial Intelligence):</text:span></text:span><text:span text:style-name="T1"> Ini istilah umumnya, intinya sistem komputer yang dibuat biar bisa ngelakuin tugas-tugas yang biasanya butuh kecerdasan manusia (kayak belajar, mecahin masalah, ngenalin pola). </text:span></text:p>
                  </text:list-item>
                  <text:list-item>
                    <text:p text:style-name="P187"><text:span text:style-name="Strong_20_Emphasis"><text:span text:style-name="T1">Machine Learning (ML):</text:span></text:span><text:span text:style-name="T1"> Ini salah satu cara bikin AI. Mesinnya nggak diprogram langkah demi langkah, tapi dia </text:span><text:span text:style-name="Strong_20_Emphasis"><text:span text:style-name="T1">belajar sendiri dari data</text:span></text:span><text:span text:style-name="T1"> yang banyak banget. Makin banyak data, makin 'pinter' dia ngenalin pola. </text:span></text:p>
                  </text:list-item>
                  <text:list-item>
                    <text:p text:style-name="P187"><text:span text:style-name="Strong_20_Emphasis"><text:span text:style-name="T1">Deep Learning (DL):</text:span></text:span><text:span text:style-name="T1"> Ini cabang ML yang lagi ngetop, pakai 'jaringan saraf tiruan' yang terinspirasi dari otak kita (tapi jauuuh lebih sederhana). DL jago banget ngenalin pola yang rumit di data gambar, suara, atau teks. </text:span></text:p>
                  </text:list-item>
                  <text:list-item>
                    <text:p text:style-name="P187"><text:span text:style-name="Strong_20_Emphasis"><text:span text:style-name="T1">Generative AI:</text:span></text:span><text:span text:style-name="T1"> Nah, ini yang lagi heboh banget! AI jenis ini nggak cuma ngenalin pola, tapi bisa </text:span><text:span text:style-name="Strong_20_Emphasis"><text:span text:style-name="T1">menciptakan sesuatu yang baru</text:span></text:span><text:span text:style-name="T1"> berdasarkan pola yang udah dipelajari. Contohnya: </text:span></text:p>
                    <text:list>
                      <text:list-item>
                        <text:p text:style-name="P187"><text:span text:style-name="Strong_20_Emphasis"><text:span text:style-name="T1">Bikin Teks:</text:span></text:span><text:span text:style-name="T1"> Chatbot kayak </text:span><text:span text:style-name="Strong_20_Emphasis"><text:span text:style-name="T1">ChatGPT (versi GPT-4 atau lebih baru)</text:span></text:span><text:span text:style-name="T1">, </text:span><text:span text:style-name="Strong_20_Emphasis"><text:span text:style-name="T1">Google Gemini</text:span></text:span><text:span text:style-name="T1">, atau </text:span><text:span text:style-name="Strong_20_Emphasis"><text:span text:style-name="T1">Claude</text:span></text:span><text:span text:style-name="T1"> yang bisa ngobrol lancar, nulis cerita, bikin puisi, jawab pertanyaan. </text:span></text:p>
                      </text:list-item>
                      <text:list-item>
                        <text:p text:style-name="P187"><text:span text:style-name="Strong_20_Emphasis"><text:span text:style-name="T1">Bikin Gambar:</text:span></text:span><text:span text:style-name="T1"> AI kayak </text:span><text:span text:style-name="Strong_20_Emphasis"><text:span text:style-name="T1">Midjourney</text:span></text:span><text:span text:style-name="T1">, </text:span><text:span text:style-name="Strong_20_Emphasis"><text:span text:style-name="T1">Stable Diffusion</text:span></text:span><text:span text:style-name="T1">, atau </text:span><text:span text:style-name="Strong_20_Emphasis"><text:span text:style-name="T1">DALL-E</text:span></text:span><text:span text:style-name="T1"> yang bisa bikin gambar keren atau aneh cuma dari deskripsi teks. </text:span></text:p>
                      </text:list-item>
                      <text:list-item>
                        <text:p text:style-name="P262">Bisa juga bikin musik, nulis kode program, dan banyak <text:soft-page-break/>lagi! </text:p>
                      </text:list-item>
                    </text:list>
                  </text:list-item>
                </text:list>
              </text:list-item>
              <text:list-item>
                <text:p text:style-name="P58"><text:span text:style-name="Strong_20_Emphasis"><text:span text:style-name="T1">Wow! AI Sekarang Bisa Apa Aja?</text:span></text:span><text:span text:style-name="T1"> Kemampuan AI di awal 2025 ini emang udah lumayan bikin melongo:</text:span></text:p>
                <text:list>
                  <text:list-item>
                    <text:p text:style-name="P262">Ngobrol sama chatbot yang rasanya udah kayak ngomong sama orang beneran. </text:p>
                  </text:list-item>
                  <text:list-item>
                    <text:p text:style-name="P262">Bikin ilustrasi atau foto realistis buat tugas sekolah atau sosmed cuma pakai kata-kata. </text:p>
                  </text:list-item>
                  <text:list-item>
                    <text:p text:style-name="P262">Ngebantuin programmer bikin kode lebih cepat. </text:p>
                  </text:list-item>
                  <text:list-item>
                    <text:p text:style-name="P262">Nganalisis data medis buat bantu dokter deteksi penyakit lebih awal. </text:p>
                  </text:list-item>
                  <text:list-item>
                    <text:p text:style-name="P262">Ngasih rekomendasi film atau lagu yang pas banget sama selera kita. Kelihatan canggih dan 'pintar' banget, kan? </text:p>
                  </text:list-item>
                </text:list>
              </text:list-item>
              <text:list-item>
                <text:p text:style-name="P58"><text:span text:style-name="Strong_20_Emphasis"><text:span text:style-name="T1">Tapi... Tunggu Dulu! Ini Batasannya:</text:span></text:span><text:span text:style-name="T1"> Ini bagian </text:span><text:span text:style-name="Strong_20_Emphasis"><text:span text:style-name="T1">super penting</text:span></text:span><text:span text:style-name="T1"> buat dipahami. Secanggih apa pun AI sekarang, mereka itu pada dasarnya cuma </text:span><text:span text:style-name="Strong_20_Emphasis"><text:span text:style-name="T1">'bunglon statistik'</text:span></text:span><text:span text:style-name="T1"> atau </text:span><text:span text:style-name="Strong_20_Emphasis"><text:span text:style-name="T1">'kalkulator super canggih untuk kata-kata/gambar'</text:span></text:span><text:span text:style-name="T1">. Mereka jago banget ngenalin pola dari data dan </text:span><text:span text:style-name="Strong_20_Emphasis"><text:span text:style-name="T1">menebak</text:span></text:span><text:span text:style-name="T1"> kata atau piksel berikutnya yang paling mungkin muncul. Tapi, mereka </text:span><text:span text:style-name="Strong_20_Emphasis"><text:span text:style-name="T1">TIDAK PUNYA:</text:span></text:span></text:p>
                <text:list>
                  <text:list-item>
                    <text:p text:style-name="P187"><text:span text:style-name="Strong_20_Emphasis"><text:span text:style-name="T1">Pemahaman Makna Sejati:</text:span></text:span><text:span text:style-name="T1"> AI nggak </text:span><text:span text:style-name="Emphasis"><text:span text:style-name="T1">ngerti</text:span></text:span><text:span text:style-name="T1"> arti kata 'cinta', 'keadilan', atau bahkan 'apel'. Dia cuma tahu kata-kata itu sering muncul bareng kata apa aja. </text:span></text:p>
                  </text:list-item>
                  <text:list-item>
                    <text:p text:style-name="P187"><text:span text:style-name="Strong_20_Emphasis"><text:span text:style-name="T1">Kesadaran Diri (Consciousness):</text:span></text:span><text:span text:style-name="T1"> AI nggak punya perasaan 'menjadi' dirinya sendiri. Dia nggak 'merasa' apa pun. </text:span></text:p>
                  </text:list-item>
                  <text:list-item>
                    <text:p text:style-name="P187"><text:span text:style-name="Strong_20_Emphasis"><text:span text:style-name="T1">Emosi Asli:</text:span></text:span><text:span text:style-name="T1"> Kalau AI bilang dia 'senang membantu', itu cuma teks yang dia pelajari paling cocok buat situasi itu, bukan karena dia beneran senang. </text:span></text:p>
                  </text:list-item>
                  <text:list-item>
                    <text:p text:style-name="P187"><text:span text:style-name="Strong_20_Emphasis"><text:span text:style-name="T1">Kecerdasan Umum (AGI - Artificial General Intelligence):</text:span></text:span><text:span text:style-name="T1"> AI sekarang jago di tugas spesifik, tapi nggak bisa fleksibel mikir dan belajar hal baru di luar 'spesialisasinya' kayak manusia. Kita punya AGI alami, AI belum. </text:span></text:p>
                  </text:list-item>
                </text:list>
              </text:list-item>
              <text:list-item>
                <text:p text:style-name="P58"><text:span text:style-name="Strong_20_Emphasis"><text:span text:style-name="T1">AI Sekarang vs. Wadah Pikiran:</text:span></text:span><text:span text:style-name="T1"> Nah, karena AI sekarang (awal 2025) itu </text:span><text:span text:style-name="Strong_20_Emphasis"><text:span text:style-name="T1">nggak punya kesadaran, pemahaman sejati, atau AGI</text:span></text:span><text:span text:style-name="T1">, jelas banget dia </text:span><text:span text:style-name="Strong_20_Emphasis"><text:span text:style-name="T1">belum siap</text:span></text:span><text:span text:style-name="T1"> jadi 'wadah' atau 'rumah' buat kesadaran manusia yang diunggah. Ibaratnya, kita mau pindahin 'jiwa' kita ke kalkulator canggih; kalkulatornya bisa ngitung cepet, tapi dia nggak </text:span><text:soft-page-break/><text:span text:style-name="T1">bakal bisa 'ngerasa' atau 'mikir' kayak kita. AI juga belum cukup kuat buat </text:span><text:span text:style-name="Strong_20_Emphasis"><text:span text:style-name="T1">mensimulasikan seluruh kerumitan otak manusia</text:span></text:span><text:span text:style-name="T1"> yang dinamis dan sadar itu. Jadi, AI saat ini adalah alat bantu yang hebat, tapi </text:span><text:span text:style-name="Strong_20_Emphasis"><text:span text:style-name="T1">bukan</text:span></text:span><text:span text:style-name="T1"> solusi untuk </text:span><text:span text:style-name="Emphasis"><text:span text:style-name="T1">mind uploading</text:span></text:span><text:span text:style-name="T1">. Butuh lompatan besar lagi buat AI di masa depan.</text:span></text:p>
              </text:list-item>
            </text:list>
            <text:p text:style-name="P289"/>
            <text:p text:style-name="Text_20_body"><text:span text:style-name="Strong_20_Emphasis"><text:span text:style-name="T1">(Tips Tambahan Opsional: Pakai AI dengan Bijak!)</text:span></text:span></text:p>
            <text:p text:style-name="P276">AI Generatif itu keren buat bantu cari ide, nulis draf, atau bikin gambar. Tapi ingat, jangan 'copy-paste' mentah-mentah buat tugas sekolah ya! Tetap pakai otakmu sendiri buat mikir kritis, cek faktanya (AI kadang suka 'ngarang' alias halusinasi!), dan pastiin hasil akhirnya itu karyamu sendiri. Jadilah pengguna AI yang cerdas dan bertanggung jawab!</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yang kontras. Di satu sisi, gambarkan ikon-ikon kemampuan AI saat ini (chat bubble, ikon kuas gambar, ikon kode programming) dengan latar belakang sirkuit yang rapi dan canggih. Di sisi lain, gambarkan ikon-ikon yang TIDAK dimiliki AI (ikon hati dengan tanda silang, ikon otak dengan tanda tanya besar di tengahnya, ikon wajah dengan ekspresi bingung) dengan latar belakang yang lebih abstrak atau kosong. Beri judul 'AI 2025: Canggih, Tapi Belum Sadar &amp; Paham'."</text:span></text:p>
            <text:p text:style-name="P289"/>
            <text:p text:style-name="P120">Saya menunggu perintah "YAX" Anda untuk prompt berikutnya (Bab 3 - Subbab 3.3: Simulasi Otak Sederhana: Meniru Cacing dan Tikus).</text:p>
          </text:section>
          <text:section text:style-name="Sect1" text:name="feedback-form-28">
            <text:p text:style-name="P249"/>
          </text:section>
        </text:section>
        <text:section text:style-name="Sect1" text:name="3d4c94dd04e7b949">
          <text:p text:style-name="P120"/>
          <text:section text:style-name="Sect1" text:name="user-query-content-29">
            <text:p text:style-name="P266">YAX </text:p>
          </text:section>
          <text:p text:style-name="P249">Tampilkan alur berpikir</text:p>
          <text:section text:style-name="Sect2" text:name="model-response-message-contentr_3d4c94dd04e7b949">
            <text:p text:style-name="P120">Oke, kita lanjut lagi 'ngecek peralatan' kita. Kali ini soal usaha meniru otak di komputer.</text:p>
            <text:p text:style-name="Text_20_body"><text:soft-page-break/><text:span text:style-name="Strong_20_Emphasis"><text:span text:style-name="T1">Prompt:</text:span></text:span><text:span text:style-name="T1"> *"Jelaskan secara </text:span><text:span text:style-name="Strong_20_Emphasis"><text:span text:style-name="T1">mendalam</text:span></text:span><text:span text:style-name="T1"> upaya-upaya yang </text:span><text:span text:style-name="Strong_20_Emphasis"><text:span text:style-name="T1">telah dan sedang dilakukan (per 2025)</text:span></text:span><text:span text:style-name="T1"> oleh para ilmuwan untuk </text:span><text:span text:style-name="Strong_20_Emphasis"><text:span text:style-name="T1">membuat simulasi komputer dari otak</text:span></text:span><text:span text:style-name="T1">, dimulai dari organisme yang </text:span><text:span text:style-name="Strong_20_Emphasis"><text:span text:style-name="T1">jauh lebih sederhana</text:span></text:span><text:span text:style-name="T1"> daripada manusia.</text:span></text:p>
            <text:list xml:id="list6972954262695228978" text:style-name="L75">
              <text:list-item>
                <text:p text:style-name="P188"><text:span text:style-name="Strong_20_Emphasis"><text:span text:style-name="T1">Konsep Simulasi Otak:</text:span></text:span><text:span text:style-name="T1"> Jelaskan apa tujuannya (mencoba meniru cara kerja otak di komputer untuk mempelajarinya). </text:span></text:p>
              </text:list-item>
              <text:list-item>
                <text:p text:style-name="P188"><text:span text:style-name="Strong_20_Emphasis"><text:span text:style-name="T1">Contoh Proyek:</text:span></text:span><text:span text:style-name="T1"> Bahas secara spesifik proyek seperti </text:span><text:span text:style-name="Strong_20_Emphasis"><text:span text:style-name="T1">OpenWorm</text:span></text:span><text:span text:style-name="T1"> (upaya memodelkan </text:span><text:span text:style-name="Strong_20_Emphasis"><text:span text:style-name="T1">setiap dari ~300 neuron</text:span></text:span><text:span text:style-name="T1"> cacing </text:span><text:span text:style-name="Emphasis"><text:span text:style-name="T1">C. elegans</text:span></text:span><text:span text:style-name="T1"> dan koneksinya). Jelaskan </text:span><text:span text:style-name="Strong_20_Emphasis"><text:span text:style-name="T1">tujuan dan tantangannya</text:span></text:span><text:span text:style-name="T1">. Sebutkan juga upaya lain seperti </text:span><text:span text:style-name="Strong_20_Emphasis"><text:span text:style-name="T1">Blue Brain Project</text:span></text:span><text:span text:style-name="T1"> (ambisi awal untuk mensimulasikan kolom kortikal tikus, jelaskan </text:span><text:span text:style-name="Strong_20_Emphasis"><text:span text:style-name="T1">skala dan kesulitannya</text:span></text:span><text:span text:style-name="T1">). </text:span></text:p>
              </text:list-item>
              <text:list-item>
                <text:p text:style-name="P188"><text:span text:style-name="Strong_20_Emphasis"><text:span text:style-name="T1">Pembelajaran dari Simulasi Sederhana:</text:span></text:span><text:span text:style-name="T1"> Jelaskan apa yang bisa dipelajari dari simulasi ini (misal: dasar-dasar fungsi sirkuit saraf). </text:span></text:p>
              </text:list-item>
              <text:list-item>
                <text:p text:style-name="P59"><text:span text:style-name="Strong_20_Emphasis"><text:span text:style-name="T1">Jurang Skala ke Otak Manusia:</text:span></text:span><text:span text:style-name="T1"> Ini poin utama. </text:span><text:span text:style-name="Strong_20_Emphasis"><text:span text:style-name="T1">Tekankan perbedaan skala kompleksitas yang gigantis</text:span></text:span><text:span text:style-name="T1"> antara otak cacing (~300 neuron), otak tikus (~70 juta neuron), dan otak manusia (~86 miliar neuron). Gunakan </text:span><text:span text:style-name="Strong_20_Emphasis"><text:span text:style-name="T1">perbandingan visual atau numerik yang dramatis</text:span></text:span><text:span text:style-name="T1"> untuk menunjukkan mengapa keberhasilan pada skala kecil </text:span><text:span text:style-name="Strong_20_Emphasis"><text:span text:style-name="T1">tidak secara otomatis</text:span></text:span><text:span text:style-name="T1"> berarti kita dekat untuk mensimulasikan otak manusia."* </text:span></text:p>
              </text:list-item>
            </text:list>
            <text:p text:style-name="Text_20_body"><text:span text:style-name="Strong_20_Emphasis"><text:span text:style-name="T1">Jawaban Saya:</text:span></text:span></text:p>
            <text:p text:style-name="Text_20_body"><text:span text:style-name="T1">Selain mencoba 'mengintip' otak pakai scanner atau bikin AI 'pintar', ada lagi cara lain para ilmuwan mencoba memahami otak: yaitu dengan </text:span><text:span text:style-name="Strong_20_Emphasis"><text:span text:style-name="T1">membangun tiruannya di komputer</text:span></text:span><text:span text:style-name="T1">! Ini disebut </text:span><text:span text:style-name="Strong_20_Emphasis"><text:span text:style-name="T1">simulasi otak</text:span></text:span><text:span text:style-name="T1">. Tujuannya bukan buat </text:span><text:span text:style-name="Emphasis"><text:span text:style-name="T1">mind uploading</text:span></text:span><text:span text:style-name="T1"> sih (belum!), tapi lebih buat </text:span><text:span text:style-name="Strong_20_Emphasis"><text:span text:style-name="T1">mempelajari cara kerja otak</text:span></text:span><text:span text:style-name="T1"> itu sendiri. Dengan bikin model digitalnya, mereka berharap bisa ngetes gimana sirkuit saraf bekerja, gimana penyakit otak berkembang, atau bahkan nyoba obat baru secara virtual.</text:span></text:p>
            <text:p text:style-name="P120">Karena otak manusia super rumit, mereka mulainya dari yang jauuuh lebih sederhana. Ini beberapa contoh proyek keren (yang masih berjalan atau pernah ada sampai sekitar tahun 2025 ini):</text:p>
            <text:list xml:id="list8404340908372176912" text:style-name="L76">
              <text:list-item>
                <text:p text:style-name="P60"><text:span text:style-name="Strong_20_Emphasis"><text:span text:style-name="T1">Proyek OpenWorm: Meniru Otak Cacing Kecil</text:span></text:span></text:p>
                <text:list>
                  <text:list-item>
                    <text:p text:style-name="P189"><text:span text:style-name="Strong_20_Emphasis"><text:span text:style-name="T1">Apa itu?</text:span></text:span><text:span text:style-name="T1"> Ilmuwan mencoba bikin simulasi </text:span><text:span text:style-name="Emphasis"><text:span text:style-name="T1">setiap</text:span></text:span><text:span text:style-name="T1"> sel dari </text:span><text:soft-page-break/><text:span text:style-name="T1">seekor cacing super kecil bernama </text:span><text:span text:style-name="Emphasis"><text:span text:style-name="T1">C. elegans</text:span></text:span><text:span text:style-name="T1">. Cacing ini cuma punya </text:span><text:span text:style-name="Strong_20_Emphasis"><text:span text:style-name="T1">302 neuron</text:span></text:span><text:span text:style-name="T1"> (bandingin sama 86 miliar punya kita!) dan peta koneksinya udah diketahui. Mereka mencoba memodelkan gimana neuron ini bekerja sama biar si cacing bisa gerak, makan, dan merespons lingkungannya. </text:span></text:p>
                  </text:list-item>
                  <text:list-item>
                    <text:p text:style-name="P189"><text:span text:style-name="Strong_20_Emphasis"><text:span text:style-name="T1">Tujuannya?</text:span></text:span><text:span text:style-name="T1"> Pengen tahu apakah dengan meniru semua sel dan koneksinya, kita bisa 'menghidupkan' cacing digital yang perilakunya mirip cacing asli. </text:span></text:p>
                  </text:list-item>
                  <text:list-item>
                    <text:p text:style-name="P189"><text:span text:style-name="Strong_20_Emphasis"><text:span text:style-name="T1">Tantangannya?</text:span></text:span><text:span text:style-name="T1"> Ternyata susah banget! Bahkan buat 302 neuron aja, memodelkan interaksi kompleksnya dengan otot dan lingkungan itu rumit dan butuh banyak data serta komputasi. </text:span></text:p>
                  </text:list-item>
                </text:list>
              </text:list-item>
              <text:list-item>
                <text:p text:style-name="P60"><text:span text:style-name="Strong_20_Emphasis"><text:span text:style-name="T1">Blue Brain Project &amp; Lainnya: Menuju Otak Tikus</text:span></text:span></text:p>
                <text:list>
                  <text:list-item>
                    <text:p text:style-name="P189"><text:span text:style-name="Strong_20_Emphasis"><text:span text:style-name="T1">Apa itu?</text:span></text:span><text:span text:style-name="T1"> Proyek ambisius (dimulai di Swiss) yang awalnya bertujuan mensimulasikan </text:span><text:span text:style-name="Strong_20_Emphasis"><text:span text:style-name="T1">satu kolom kortikal</text:span></text:span><text:span text:style-name="T1"> di otak tikus (kolom kortikal itu kayak satu unit pemrosesan kecil di Otak Besar). Otak tikus punya sekitar </text:span><text:span text:style-name="Strong_20_Emphasis"><text:span text:style-name="T1">70 juta neuron</text:span></text:span><text:span text:style-name="T1">. Proyek lain juga mencoba memodelkan bagian-bagian atau bahkan seluruh otak tikus. </text:span></text:p>
                  </text:list-item>
                  <text:list-item>
                    <text:p text:style-name="P189"><text:span text:style-name="Strong_20_Emphasis"><text:span text:style-name="T1">Tujuannya?</text:span></text:span><text:span text:style-name="T1"> Memahami cara kerja sirkuit otak mamalia yang lebih kompleks, sebagai langkah menuju pemahaman otak manusia. </text:span></text:p>
                  </text:list-item>
                  <text:list-item>
                    <text:p text:style-name="P60"><text:span text:style-name="Strong_20_Emphasis"><text:span text:style-name="T1">Tantangannya?</text:span></text:span><text:span text:style-name="T1"> Skalanya jauh lebih besar dari cacing! Butuh superkomputer kuat, data yang sangat detail tentang neuron dan sinapsis tikus (yang belum semuanya kita punya), dan model matematika yang sangat rumit. Kemajuannya ada, tapi mensimulasikan seluruh otak tikus secara akurat masih jadi tantangan besar. </text:span></text:p>
                  </text:list-item>
                </text:list>
              </text:list-item>
            </text:list>
            <text:p text:style-name="Text_20_body"><text:span text:style-name="Strong_20_Emphasis"><text:span text:style-name="T1">Apa yang Kita Pelajari?</text:span></text:span><text:span text:style-name="T1"> Dari simulasi-simulasi sederhana ini, ilmuwan bisa belajar banyak soal </text:span><text:span text:style-name="Strong_20_Emphasis"><text:span text:style-name="T1">prinsip dasar</text:span></text:span><text:span text:style-name="T1"> bagaimana neuron dan sirkuit kecil bekerja sama, bagaimana pola aktivitas muncul, dan menguji teori-teori neurosains. Ini penting banget buat fondasi ilmu otak.</text:span></text:p>
            <text:p text:style-name="Text_20_body"><text:span text:style-name="Strong_20_Emphasis"><text:span text:style-name="T1">TAPI... Jurang Skalanya Itu Lho!</text:span></text:span><text:span text:style-name="T1"> Ini poin krusialnya. Berhasil (atau setengah berhasil) mensimulasikan 300 neuron cacing atau jutaan neuron tikus itu </text:span><text:span text:style-name="Strong_20_Emphasis"><text:span text:style-name="T1">sama sekali BUKAN</text:span></text:span><text:span text:style-name="T1"> berarti kita udah dekat buat mensimulasikan </text:span><text:soft-page-break/><text:span text:style-name="Strong_20_Emphasis"><text:span text:style-name="T1">86 MILIAR neuron manusia</text:span></text:span><text:span text:style-name="T1"> dengan triliunan koneksi dinamisnya. Lompatan kesulitannya itu </text:span><text:span text:style-name="Strong_20_Emphasis"><text:span text:style-name="T1">eksponensial</text:span></text:span><text:span text:style-name="T1">, bukan linear!</text:span></text:p>
            <text:p text:style-name="P120">Bayangin aja:</text:p>
            <text:list xml:id="list3033513900221587570" text:style-name="L77">
              <text:list-item>
                <text:p text:style-name="P190"><text:span text:style-name="T1">Simulasi otak cacing itu kayak bikin </text:span><text:span text:style-name="Strong_20_Emphasis"><text:span text:style-name="T1">satu rumah dari Lego</text:span></text:span><text:span text:style-name="T1">. </text:span></text:p>
              </text:list-item>
              <text:list-item>
                <text:p text:style-name="P190"><text:span text:style-name="T1">Simulasi otak tikus itu kayak bikin </text:span><text:span text:style-name="Strong_20_Emphasis"><text:span text:style-name="T1">satu kompleks perumahan dari Lego</text:span></text:span><text:span text:style-name="T1">. </text:span></text:p>
              </text:list-item>
              <text:list-item>
                <text:p text:style-name="P61"><text:span text:style-name="T1">Mensimulasikan otak manusia itu kayak bikin </text:span><text:span text:style-name="Strong_20_Emphasis"><text:span text:style-name="T1">seluruh kota-kota besar di DUNIA dari Lego</text:span></text:span><text:span text:style-name="T1">, lengkap dengan semua mobil, orang, pohon, dan aktivitasnya yang berubah tiap detik! </text:span></text:p>
              </text:list-item>
            </text:list>
            <text:p text:style-name="Text_20_body"><text:span text:style-name="T1">Jadi, simulasi otak hewan sederhana ini keren dan penting buat riset, tapi mereka justru makin nunjukkin betapa </text:span><text:span text:style-name="Strong_20_Emphasis"><text:span text:style-name="T1">luar biasa jauh dan sulitnya</text:span></text:span><text:span text:style-name="T1"> tantangan untuk mensimulasikan otak manusia secara utuh.</text:span></text:p>
            <text:p text:style-name="P289"/>
            <text:p text:style-name="Text_20_body"><text:span text:style-name="Strong_20_Emphasis"><text:span text:style-name="T1">(Tips Tambahan Opsional: Kenapa Belajar dari Cacing?)</text:span></text:span></text:p>
            <text:p text:style-name="P276">Mungkin kamu bertanya, "Ngapain sih repot-repot niru otak cacing?" Jawabannya: karena sederhana! Dengan sistem yang lebih simpel (cuma 302 neuron!), ilmuwan berharap bisa memahami prinsip-prinsip dasar koneksi dan fungsi saraf yang mungkin juga berlaku di otak yang lebih kompleks kayak punya kita. Ini kayak belajar dasar-dasar mekanik dari sepeda sebelum mencoba memahami cara kerja mobil balap F1.</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perbandingan skala 3D yang dramatis. Tampilkan tiga model otak transparan dengan gaya jaringan digital: satu sangat kecil berlabel 'Otak Cacing (~300 neuron)', satu berukuran sedang berlabel 'Otak Tikus (~70 Juta neuron)', dan satu sangat besar mendominasi gambar berlabel 'Otak Manusia (~86 Miliar neuron)'. Gunakan efek cahaya atau ukuran untuk menekankan perbedaan skala yang masif. Mungkin tambahkan ikon kaca pembesar kecil di atas otak cacing dan tikus, dan ikon teleskop besar yang mengarah ke otak manusia untuk menunjukkan tingkat kesulitan."</text:span></text:p>
            <text:p text:style-name="P289"><text:soft-page-break/></text:p>
            <text:p text:style-name="P120">Saya menunggu perintah "YAX" Anda untuk prompt berikutnya (Bab 3 - Subbab 3.4: Batasan Teknologi Sekarang).</text:p>
          </text:section>
          <text:section text:style-name="Sect1" text:name="feedback-form-29">
            <text:p text:style-name="P249"/>
          </text:section>
        </text:section>
        <text:section text:style-name="Sect1" text:name="512ea9a5420582e6">
          <text:p text:style-name="P120"/>
          <text:section text:style-name="Sect1" text:name="user-query-content-30">
            <text:p text:style-name="P266">YAX </text:p>
          </text:section>
          <text:p text:style-name="P249">Tampilkan alur berpikir</text:p>
          <text:section text:style-name="Sect2" text:name="model-response-message-contentr_512ea9a5420582e6">
            <text:p text:style-name="P120">Oke, mari kita tarik kesimpulan tegas untuk Bab 3 ini.</text:p>
            <text:p text:style-name="Text_20_body"><text:span text:style-name="Strong_20_Emphasis"><text:span text:style-name="T1">Prompt:</text:span></text:span><text:span text:style-name="T1"> *"Sajikan </text:span><text:span text:style-name="Strong_20_Emphasis"><text:span text:style-name="T1">kesimpulan yang tegas dan jelas</text:span></text:span><text:span text:style-name="T1"> yang </text:span><text:span text:style-name="Strong_20_Emphasis"><text:span text:style-name="T1">merangkum batasan-batasan fundamental</text:span></text:span><text:span text:style-name="T1"> dari teknologi saat ini (pemindaian otak, AI, simulasi komputasi) dalam konteks </text:span><text:span text:style-name="Emphasis"><text:span text:style-name="T1">mind uploading</text:span></text:span><text:span text:style-name="T1">, berdasarkan pembahasan di subbab-subbab sebelumnya.</text:span></text:p>
            <text:list xml:id="list4372506485207059139" text:style-name="L78">
              <text:list-item>
                <text:p text:style-name="P191"><text:span text:style-name="Strong_20_Emphasis"><text:span text:style-name="T1">Recap Batasan Pemindaian:</text:span></text:span><text:span text:style-name="T1"> Ingatkan kembali mengapa MRI, fMRI, EEG </text:span><text:span text:style-name="Strong_20_Emphasis"><text:span text:style-name="T1">tidak cukup detail</text:span></text:span><text:span text:style-name="T1">. </text:span></text:p>
              </text:list-item>
              <text:list-item>
                <text:p text:style-name="P191"><text:span text:style-name="Strong_20_Emphasis"><text:span text:style-name="T1">Recap Batasan AI:</text:span></text:span><text:span text:style-name="T1"> Ingatkan kembali mengapa AI saat ini </text:span><text:span text:style-name="Strong_20_Emphasis"><text:span text:style-name="T1">belum 'siap'</text:span></text:span><text:span text:style-name="T1"> menjadi wadah kesadaran atau mensimulasikan pikiran secara utuh (masalah pemahaman, kesadaran, AGI). </text:span></text:p>
              </text:list-item>
              <text:list-item>
                <text:p text:style-name="P191"><text:span text:style-name="Strong_20_Emphasis"><text:span text:style-name="T1">Recap Batasan Simulasi:</text:span></text:span><text:span text:style-name="T1"> Ingatkan kembali </text:span><text:span text:style-name="Strong_20_Emphasis"><text:span text:style-name="T1">kebutuhan komputasi dan data yang astronomis</text:span></text:span><text:span text:style-name="T1"> serta </text:span><text:span text:style-name="Strong_20_Emphasis"><text:span text:style-name="T1">kesulitan memodelkan</text:span></text:span><text:span text:style-name="T1"> otak bahkan yang sederhana. </text:span></text:p>
              </text:list-item>
              <text:list-item>
                <text:p text:style-name="P62"><text:span text:style-name="Strong_20_Emphasis"><text:span text:style-name="T1">Kurangnya Pemahaman Fundamental:</text:span></text:span><text:span text:style-name="T1"> Tekankan juga bahwa kita masih </text:span><text:span text:style-name="Strong_20_Emphasis"><text:span text:style-name="T1">belum sepenuhnya paham</text:span></text:span><text:span text:style-name="T1"> bagaimana otak mengkodekan informasi kompleks (ingatan, kepribadian) atau bagaimana kesadaran muncul. </text:span><text:span text:style-name="Strong_20_Emphasis"><text:span text:style-name="T1">Tegaskan</text:span></text:span><text:span text:style-name="T1"> bahwa kombinasi dari semua keterbatasan ini membuat </text:span><text:span text:style-name="Emphasis"><text:span text:style-name="T1">mind uploading</text:span></text:span><text:span text:style-name="T1"> </text:span><text:span text:style-name="Strong_20_Emphasis"><text:span text:style-name="T1">mustahil</text:span></text:span><text:span text:style-name="T1"> dengan teknologi yang ada </text:span><text:span text:style-name="Strong_20_Emphasis"><text:span text:style-name="T1">saat ini (2025)</text:span></text:span><text:span text:style-name="T1">. Gunakan bahasa yang </text:span><text:span text:style-name="Strong_20_Emphasis"><text:span text:style-name="T1">langsung ke intinya</text:span></text:span><text:span text:style-name="T1"> dan </text:span><text:span text:style-name="Strong_20_Emphasis"><text:span text:style-name="T1">tidak ambigu</text:span></text:span><text:span text:style-name="T1">. Akhiri dengan </text:span><text:span text:style-name="Strong_20_Emphasis"><text:span text:style-name="T1">menjembatani</text:span></text:span><text:span text:style-name="T1"> ke bab berikutnya, yang akan membahas teknologi </text:span><text:span text:style-name="Emphasis"><text:span text:style-name="T1">masa depan</text:span></text:span><text:span text:style-name="T1"> apa yang </text:span><text:span text:style-name="Emphasis"><text:span text:style-name="T1">mungkin</text:span></text:span><text:span text:style-name="T1"> bisa mengatasi batasan-batasan ini."* </text:span></text:p>
              </text:list-item>
            </text:list>
            <text:p text:style-name="Text_20_body"><text:span text:style-name="Strong_20_Emphasis"><text:span text:style-name="T1">Jawaban Saya:</text:span></text:span></text:p>
            <text:p text:style-name="Text_20_body"><text:span text:style-name="T1">Baiklah, setelah kita 'ngecek kotak peralatan' teknologi yang kita punya sekarang (per </text:span><text:span text:style-name="Strong_20_Emphasis"><text:span text:style-name="T1">Sabtu, 29 Maret 2025</text:span></text:span><text:span text:style-name="T1">), kesimpulannya cukup jelas dan tegas:</text:span></text:p>
            <text:list xml:id="list7508450528307217647" text:style-name="L79">
              <text:list-item>
                <text:p text:style-name="P192"><text:soft-page-break/><text:span text:style-name="Strong_20_Emphasis"><text:span text:style-name="T1">Alat Intip Otak Kita Masih 'Rabun':</text:span></text:span><text:span text:style-name="T1"> Teknologi pemindaian otak tercanggih kita saat ini—MRI, fMRI, EEG—meskipun hebat untuk keperluan medis dan riset umum, </text:span><text:span text:style-name="Strong_20_Emphasis"><text:span text:style-name="T1">resolusinya masih jauh panggang dari api</text:span></text:span><text:span text:style-name="T1">. Mereka tidak bisa melihat detail sampai ke level satu neuron atau triliunan koneksi sinapsis yang terus berubah, yang kemungkinan besar dibutuhkan untuk 'menyalin' otak. </text:span></text:p>
              </text:list-item>
              <text:list-item>
                <text:p text:style-name="P192"><text:span text:style-name="Strong_20_Emphasis"><text:span text:style-name="T1">AI Sekarang Belum 'Nalar' dan 'Ngerasa':</text:span></text:span><text:span text:style-name="T1"> Kecerdasan Buatan (AI) yang kita punya sekarang, termasuk AI Generatif yang lagi heboh, pada dasarnya adalah mesin pengenal pola super canggih. Mereka </text:span><text:span text:style-name="Strong_20_Emphasis"><text:span text:style-name="T1">tidak punya pemahaman makna, kesadaran diri, emosi, apalagi kecerdasan umum seperti manusia (AGI)</text:span></text:span><text:span text:style-name="T1">. Jadi, AI saat ini </text:span><text:span text:style-name="Strong_20_Emphasis"><text:span text:style-name="T1">belum bisa</text:span></text:span><text:span text:style-name="T1"> jadi 'wadah' yang cocok untuk kesadaran manusia atau menjalankan simulasi otak yang benar-benar hidup. </text:span></text:p>
              </text:list-item>
              <text:list-item>
                <text:p text:style-name="P192"><text:span text:style-name="Strong_20_Emphasis"><text:span text:style-name="T1">Simulasi Otak Masih 'Bayi':</text:span></text:span><text:span text:style-name="T1"> Upaya mensimulasikan otak di komputer, bahkan untuk hewan sederhana seperti cacing atau tikus, sudah menunjukkan </text:span><text:span text:style-name="Strong_20_Emphasis"><text:span text:style-name="T1">betapa sulitnya</text:span></text:span><text:span text:style-name="T1"> memodelkan dinamika otak dan </text:span><text:span text:style-name="Strong_20_Emphasis"><text:span text:style-name="T1">betapa luar biasa besarnya kebutuhan data dan kekuatan komputasi</text:span></text:span><text:span text:style-name="T1">. Untuk otak manusia? Kebutuhannya masih </text:span><text:span text:style-name="Strong_20_Emphasis"><text:span text:style-name="T1">astronomis dan di luar jangkauan</text:span></text:span><text:span text:style-name="T1"> teknologi komputasi kita saat ini. </text:span></text:p>
              </text:list-item>
              <text:list-item>
                <text:p text:style-name="P63"><text:span text:style-name="Strong_20_Emphasis"><text:span text:style-name="T1">Misteri Otak Masih Banyak Banget:</text:span></text:span><text:span text:style-name="T1"> Yang paling fundamental, kita </text:span><text:span text:style-name="Strong_20_Emphasis"><text:span text:style-name="T1">masih belum sepenuhnya paham</text:span></text:span><text:span text:style-name="T1"> 'kode rahasia' otak. Bagaimana persisnya ingatan disimpan? Bagaimana kepribadian terbentuk dari aktivitas neuron? Dan yang terbesar, bagaimana kesadaran bisa muncul dari materi biologis? </text:span></text:p>
              </text:list-item>
            </text:list>
            <text:p text:style-name="Text_20_body"><text:span text:style-name="Strong_20_Emphasis"><text:span text:style-name="T1">Jadi, Kesimpulan Tegasnya:</text:span></text:span><text:span text:style-name="T1"> Menggabungkan semua batasan fundamental ini—pemindaian yang kurang detail, AI yang belum sadar, komputasi yang tidak cukup kuat, dan pemahaman otak yang belum lengkap—membuat </text:span><text:span text:style-name="Strong_20_Emphasis"><text:span text:style-name="T1">MIND UPLOADING ITU MUSTAHIL DILAKUKAN DENGAN TEKNOLOGI YANG ADA SAAT INI (TAHUN 2025)</text:span></text:span><text:span text:style-name="T1">. Titik. Ini bukan berarti tidak akan pernah mungkin, tapi saat ini, itu masih murni di ranah fiksi ilmiah.</text:span></text:p>
            <text:p text:style-name="Text_20_body"><text:span text:style-name="T1">Lalu, apakah mimpi ini benar-benar pupus? Nah, jangan buru-buru pesimis dulu! Di bab berikutnya, kita akan mulai berimajinasi lagi: teknologi </text:span><text:span text:style-name="Emphasis"><text:span text:style-name="T1">masa depan</text:span></text:span><text:span text:style-name="T1"> seperti apa yang </text:span><text:span text:style-name="Emphasis"><text:span text:style-name="T1">mungkin</text:span></text:span><text:span text:style-name="T1"> bisa mendobrak batasan-batasan ini dan (mungkin) suatu hari nanti membuka jalan menuju awan AI? Mari kita </text:span><text:soft-page-break/><text:span text:style-name="T1">melompat ke dunia spekulasi!</text:span></text:p>
            <text:p text:style-name="P289"/>
            <text:p text:style-name="Text_20_body"><text:span text:style-name="Strong_20_Emphasis"><text:span text:style-name="T1">(Tips Tambahan Opsional: Kotak "Reality Check 2025")</text:span></text:span></text:p>
            <text:p text:style-name="Quotations"><text:span text:style-name="Strong_20_Emphasis"><text:span text:style-name="T1">Mind Uploading Check - Status Saat Ini (Maret 2025):</text:span></text:span></text:p>
            <text:list xml:id="list221637751856684634" text:style-name="L80">
              <text:list-item>
                <text:p text:style-name="P285"><text:span text:style-name="T1">Scanner Otak Resolusi Neuron/Sinaps? </text:span><text:span text:style-name="Strong_20_Emphasis"><text:span text:style-name="T1">[X] Belum Ada</text:span></text:span><text:span text:style-name="T1"> </text:span></text:p>
              </text:list-item>
              <text:list-item>
                <text:p text:style-name="P285"><text:span text:style-name="T1">AI Sadar / AGI? </text:span><text:span text:style-name="Strong_20_Emphasis"><text:span text:style-name="T1">[X] Belum Ada</text:span></text:span><text:span text:style-name="T1"> </text:span></text:p>
              </text:list-item>
              <text:list-item>
                <text:p text:style-name="P285"><text:span text:style-name="T1">Komputer Super Kuat Simulasi Otak Manusia? </text:span><text:span text:style-name="Strong_20_Emphasis"><text:span text:style-name="T1">[X] Belum Ada</text:span></text:span><text:span text:style-name="T1"> </text:span></text:p>
              </text:list-item>
              <text:list-item>
                <text:p text:style-name="P285"><text:span text:style-name="T1">Pemahaman Penuh Kode Otak &amp; Kesadaran? </text:span><text:span text:style-name="Strong_20_Emphasis"><text:span text:style-name="T1">[X] Belum Ada</text:span></text:span><text:span text:style-name="T1"> </text:span></text:p>
              </text:list-item>
              <text:list-item>
                <text:p text:style-name="P274"><text:span text:style-name="Strong_20_Emphasis"><text:span text:style-name="T1">Kesimpulan:</text:span></text:span><text:span text:style-name="T1"> Mind Uploading = </text:span><text:span text:style-name="Strong_20_Emphasis"><text:span text:style-name="T1">Fiksi Ilmiah</text:span></text:span><text:span text:style-name="T1"> </text:span></text:p>
              </text:list-item>
            </text:list>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yang menunjukkan jalan buntu. Gambarkan jalan lurus yang modern (mewakili kemajuan teknologi saat ini) tiba-tiba berhenti di depan tembok bata yang sangat tinggi dan tebal berlabel 'Batasan Fundamental (2025)'. Di tembok itu ada grafiti atau simbol kecil mewakili batasan: ikon resolusi rendah, ikon AI dengan tanda tanya, ikon komputer berasap, ikon otak dengan tanda tanya. Di kejauhan di balik tembok (mungkin terlihat sedikit di atasnya) ada siluet awan digital berkilau, menunjukkan tujuan yang belum tercapai."</text:span></text:p>
            <text:p text:style-name="P289"/>
            <text:p text:style-name="Text_20_body"><text:span text:style-name="T1">Bab 3 Selesai! Saya menunggu perintah "YAX" Anda untuk memulai </text:span><text:span text:style-name="Strong_20_Emphasis"><text:span text:style-name="T1">Bab 4</text:span></text:span><text:span text:style-name="T1">: Pengantar Bab 4.</text:span></text:p>
          </text:section>
          <text:section text:style-name="Sect1" text:name="feedback-form-30">
            <text:p text:style-name="P249"/>
          </text:section>
        </text:section>
        <text:section text:style-name="Sect1" text:name="a283b949db6650b4">
          <text:p text:style-name="P120"/>
          <text:section text:style-name="Sect1" text:name="user-query-content-31">
            <text:p text:style-name="P266">YAX </text:p>
          </text:section>
          <text:p text:style-name="P249">Tampilkan alur berpikir</text:p>
          <text:section text:style-name="Sect2" text:name="model-response-message-contentr_a283b949db6650b4">
            <text:p text:style-name="Text_20_body"><text:span text:style-name="T1">Oke, mari kita dobrak tembok kemustahilan (setidaknya dalam imajinasi)! Kita masuk </text:span><text:span text:style-name="Strong_20_Emphasis"><text:span text:style-name="T1">Bab 4: Kunci Menuju Awan AI: Teknologi Masa Depan</text:span></text:span><text:span text:style-name="T1">.</text:span></text:p>
            <text:p text:style-name="Text_20_body"><text:soft-page-break/><text:span text:style-name="Strong_20_Emphasis"><text:span text:style-name="T1">Prompt untuk Pengantar Bab 4:</text:span></text:span><text:span text:style-name="T1"> </text:span><text:span text:style-name="Emphasis"><text:span text:style-name="T1">"Tulis paragraf pengantar yang </text:span></text:span><text:span text:style-name="Emphasis"><text:span text:style-name="Strong_20_Emphasis"><text:span text:style-name="T1">membangkitkan semangat dan imajinasi</text:span></text:span></text:span><text:span text:style-name="Emphasis"><text:span text:style-name="T1"> untuk Bab 4. Mulai dengan </text:span></text:span><text:span text:style-name="Emphasis"><text:span text:style-name="Strong_20_Emphasis"><text:span text:style-name="T1">mengakui 'tembok' batasan</text:span></text:span></text:span><text:span text:style-name="Emphasis"><text:span text:style-name="T1"> teknologi saat ini yang telah kita bahas di Bab 3 (</text:span></text:span><text:span text:style-name="T1">'Jadi, dengan alat sekarang, mind uploading itu mustahil...'</text:span><text:span text:style-name="Emphasis"><text:span text:style-name="T1">). Kemudian, lakukan </text:span></text:span><text:span text:style-name="Emphasis"><text:span text:style-name="Strong_20_Emphasis"><text:span text:style-name="T1">pivot tajam</text:span></text:span></text:span><text:span text:style-name="Emphasis"><text:span text:style-name="T1"> ke masa depan: '...Tapi, bagaimana jika teknologinya berkembang jauh? Teknologi gila apa yang mungkin muncul di masa depan yang sangat jauh yang </text:span></text:span><text:span text:style-name="Emphasis"><text:span text:style-name="Strong_20_Emphasis"><text:span text:style-name="T1">bisa</text:span></text:span></text:span><text:span text:style-name="Emphasis"><text:span text:style-name="T1"> membuat mimpi ini jadi nyata?' Sampaikan bahwa Bab 4 adalah </text:span></text:span><text:span text:style-name="Emphasis"><text:span text:style-name="Strong_20_Emphasis"><text:span text:style-name="T1">eksplorasi spekulatif</text:span></text:span></text:span><text:span text:style-name="Emphasis"><text:span text:style-name="T1"> ke </text:span></text:span><text:span text:style-name="Emphasis"><text:span text:style-name="Strong_20_Emphasis"><text:span text:style-name="T1">ranah fiksi ilmiah yang mungkin menjadi sains di masa depan</text:span></text:span></text:span><text:span text:style-name="Emphasis"><text:span text:style-name="T1">: kita akan membahas </text:span></text:span><text:span text:style-name="Emphasis"><text:span text:style-name="Strong_20_Emphasis"><text:span text:style-name="T1">jenis-jenis terobosan fundamental</text:span></text:span></text:span><text:span text:style-name="Emphasis"><text:span text:style-name="T1"> yang </text:span></text:span><text:span text:style-name="Emphasis"><text:span text:style-name="Strong_20_Emphasis"><text:span text:style-name="T1">diperlukan</text:span></text:span></text:span><text:span text:style-name="Emphasis"><text:span text:style-name="T1"> di bidang </text:span></text:span><text:span text:style-name="Emphasis"><text:span text:style-name="Strong_20_Emphasis"><text:span text:style-name="T1">nanoteknologi</text:span></text:span></text:span><text:span text:style-name="Emphasis"><text:span text:style-name="T1"> (untuk pemindaian super detail), </text:span></text:span><text:span text:style-name="Emphasis"><text:span text:style-name="Strong_20_Emphasis"><text:span text:style-name="T1">neurokomputasi</text:span></text:span></text:span><text:span text:style-name="Emphasis"><text:span text:style-name="T1"> (menghubungkan otak-komputer), </text:span></text:span><text:span text:style-name="Emphasis"><text:span text:style-name="Strong_20_Emphasis"><text:span text:style-name="T1">kekuatan komputasi</text:span></text:span></text:span><text:span text:style-name="Emphasis"><text:span text:style-name="T1"> (untuk simulasi raksasa), </text:span></text:span><text:span text:style-name="Emphasis"><text:span text:style-name="Strong_20_Emphasis"><text:span text:style-name="T1">pemahaman kode otak</text:span></text:span></text:span><text:span text:style-name="Emphasis"><text:span text:style-name="T1">, dan </text:span></text:span><text:span text:style-name="Emphasis"><text:span text:style-name="Strong_20_Emphasis"><text:span text:style-name="T1">evolusi AI</text:span></text:span></text:span><text:span text:style-name="Emphasis"><text:span text:style-name="T1">. </text:span></text:span><text:span text:style-name="Emphasis"><text:span text:style-name="Strong_20_Emphasis"><text:span text:style-name="T1">Tekankan sifat spekulatif</text:span></text:span></text:span><text:span text:style-name="Emphasis"><text:span text:style-name="T1"> dan </text:span></text:span><text:span text:style-name="Emphasis"><text:span text:style-name="Strong_20_Emphasis"><text:span text:style-name="T1">jangka waktu yang sangat panjang</text:span></text:span></text:span><text:span text:style-name="Emphasis"><text:span text:style-name="T1"> (mungkin berabad-abad?), tapi ajak pembaca untuk </text:span></text:span><text:span text:style-name="Emphasis"><text:span text:style-name="Strong_20_Emphasis"><text:span text:style-name="T1">berimajinasi secara ilmiah</text:span></text:span></text:span><text:span text:style-name="Emphasis"><text:span text:style-name="T1"> tentang 'kunci-kunci' yang mungkin bisa membuka pintu menuju 'awan AI'. Gunakan </text:span></text:span><text:span text:style-name="Emphasis"><text:span text:style-name="Strong_20_Emphasis"><text:span text:style-name="T1">nada penuh kemungkinan dan keajaiban masa depan</text:span></text:span></text:span><text:span text:style-name="Emphasis"><text:span text:style-name="T1">."</text:span></text:span></text:p>
            <text:p text:style-name="Text_20_body"><text:span text:style-name="Strong_20_Emphasis"><text:span text:style-name="T1">Jawaban Saya:</text:span></text:span></text:p>
            <text:p text:style-name="Text_20_body"><text:span text:style-name="T1">Jadi, di bab terakhir kita kayak nabrak tembok raksasa ya? Dengan teknologi yang ada sekarang di tahun 2025 ini, </text:span><text:span text:style-name="Emphasis"><text:span text:style-name="T1">mind uploading</text:span></text:span><text:span text:style-name="T1"> itu jelas-jelas masih mustahil. Rasanya kayak mimpi yang kejauhan banget.</text:span></text:p>
            <text:p text:style-name="Text_20_body"><text:span text:style-name="Strong_20_Emphasis"><text:span text:style-name="T1">TAPI... gimana kalau kita coba lompatin tembok itu pakai mesin waktu imajinasi?</text:span></text:span><text:span text:style-name="T1"> Gimana kalau kita coba intip ke masa depan yang jauuuuh banget, di mana mungkin sains dan teknologi udah bikin lompatan-lompatan gila yang nggak kebayang sekarang? Teknologi super canggih apa sih yang </text:span><text:span text:style-name="Emphasis"><text:span text:style-name="T1">mungkin</text:span></text:span><text:span text:style-name="T1"> bisa jadi 'kunci' buat ngebuka pintu ke dunia </text:span><text:span text:style-name="Emphasis"><text:span text:style-name="T1">mind uploading</text:span></text:span><text:span text:style-name="T1"> dan (mungkin) 'Digital Nirvana' itu?</text:span></text:p>
            <text:p text:style-name="Text_20_body"><text:span text:style-name="T1">Selamat datang di Bab 4, tempat kita bakal jadi futuris dan sedikit 'bermimpi' secara ilmiah! Ini adalah </text:span><text:span text:style-name="Strong_20_Emphasis"><text:span text:style-name="T1">eksplorasi spekulatif</text:span></text:span><text:span text:style-name="T1"> kita ke ranah yang sekarang masih jadi </text:span><text:span text:style-name="Strong_20_Emphasis"><text:span text:style-name="T1">fiksi ilmiah</text:span></text:span><text:span text:style-name="T1">, tapi siapa tahu suatu hari nanti bisa jadi </text:span><text:span text:style-name="Strong_20_Emphasis"><text:span text:style-name="T1">sains nyata</text:span></text:span><text:span text:style-name="T1">. Kita bakal ngebahas </text:span><text:span text:style-name="Strong_20_Emphasis"><text:span text:style-name="T1">jenis-jenis terobosan fundamental</text:span></text:span><text:span text:style-name="T1"> yang </text:span><text:span text:style-name="Emphasis"><text:span text:style-name="T1">diperlukan</text:span></text:span><text:span text:style-name="T1"> kalau </text:span><text:span text:style-name="Emphasis"><text:span text:style-name="T1">mind uploading</text:span></text:span><text:span text:style-name="T1"> mau jadi kenyataan:</text:span></text:p>
            <text:list xml:id="list2052008880939516949" text:style-name="L81">
              <text:list-item>
                <text:p text:style-name="P193"><text:span text:style-name="T1">Gimana kalau ada </text:span><text:span text:style-name="Strong_20_Emphasis"><text:span text:style-name="T1">robot super duper kecil (nanoteknologi)</text:span></text:span><text:span text:style-name="T1"> yang bisa 'jalan-jalan' di otak kita buat memetakan semuanya? </text:span></text:p>
              </text:list-item>
              <text:list-item>
                <text:p text:style-name="P193"><text:soft-page-break/><text:span text:style-name="T1">Gimana kalau kita bisa </text:span><text:span text:style-name="Strong_20_Emphasis"><text:span text:style-name="T1">nyambungin otak langsung ke komputer</text:span></text:span><text:span text:style-name="T1"> dengan sempurna (</text:span><text:span text:style-name="Strong_20_Emphasis"><text:span text:style-name="T1">neurokomputasi</text:span></text:span><text:span text:style-name="T1">)? </text:span></text:p>
              </text:list-item>
              <text:list-item>
                <text:p text:style-name="P193"><text:span text:style-name="T1">Gimana kalau muncul </text:span><text:span text:style-name="Strong_20_Emphasis"><text:span text:style-name="T1">komputer super kuat</text:span></text:span><text:span text:style-name="T1"> yang bisa menjalankan simulasi serumit otak kita? </text:span></text:p>
              </text:list-item>
              <text:list-item>
                <text:p text:style-name="P193"><text:span text:style-name="T1">Gimana kalau kita akhirnya berhasil </text:span><text:span text:style-name="Strong_20_Emphasis"><text:span text:style-name="T1">'memecahkan kode rahasia' otak</text:span></text:span><text:span text:style-name="T1"> dan ngerti bahasa kesadaran? </text:span></text:p>
              </text:list-item>
              <text:list-item>
                <text:p text:style-name="P64"><text:span text:style-name="T1">Dan gimana kalau </text:span><text:span text:style-name="Strong_20_Emphasis"><text:span text:style-name="T1">AI berevolusi</text:span></text:span><text:span text:style-name="T1"> jadi sesuatu yang bener-bener cerdas? </text:span></text:p>
              </text:list-item>
            </text:list>
            <text:p text:style-name="Text_20_body"><text:span text:style-name="T1">Penting banget buat diingat: semua yang kita bahas di bab ini sifatnya </text:span><text:span text:style-name="Strong_20_Emphasis"><text:span text:style-name="T1">sangat spekulatif</text:span></text:span><text:span text:style-name="T1">. Kita ngomongin kemungkinan di </text:span><text:span text:style-name="Strong_20_Emphasis"><text:span text:style-name="T1">masa depan yang mungkin masih berabad-abad lagi</text:span></text:span><text:span text:style-name="T1">, atau bahkan </text:span><text:span text:style-name="Strong_20_Emphasis"><text:span text:style-name="T1">nggak akan pernah terjadi</text:span></text:span><text:span text:style-name="T1">. Tapi, nggak ada salahnya kan kita coba </text:span><text:span text:style-name="Strong_20_Emphasis"><text:span text:style-name="T1">berimajinasi secara ilmiah</text:span></text:span><text:span text:style-name="T1">? Siapa tahu, dengan membayangkan 'kunci-kunci' ini, kita bisa lebih paham lagi soal tantangan dan potensi di depan kita. Yuk, siapkan imajinasimu buat terbang tinggi!</text:span></text:p>
            <text:p text:style-name="P289"/>
            <text:p text:style-name="Text_20_body"><text:span text:style-name="Strong_20_Emphasis"><text:span text:style-name="T1">(Tips Tambahan Opsional: Sains vs. Fiksi Ilmiah)</text:span></text:span></text:p>
            <text:p text:style-name="P276">Penting banget buat bisa bedain mana yang sains (berdasarkan bukti dan eksperimen saat ini), mana yang spekulasi ilmiah (berdasarkan teori tapi belum terbukti), dan mana yang murni fiksi ilmiah (imajinasi bebas). Di bab ini kita banyak main di area spekulasi ilmiah dan fiksi ilmiah, tapi kita coba tetap berpijak pada logika sains ya! Jangan langsung percaya semua yang kamu baca di cerita sci-fi sebagai prediksi masa de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yang menggambarkan beberapa 'kunci' futuristik yang berkilauan melayang di angkasa atau di depan gerbang digital/awan. Setiap kunci memiliki desain unik yang mewakili teknologi masa depan: satu kunci berbentuk seperti rangkaian nanobot, satu kunci seperti gelombang otak yang terhubung ke chip, satu kunci seperti kubus kuantum atau chip neuromorfik, satu kunci seperti buku terbuka dengan kode biner/DNA, satu kunci seperti siluet AI canggih. Kesannya harus </text:span><text:soft-page-break/><text:span text:style-name="T1">penuh harapan, misteri, dan potensi."</text:span></text:p>
            <text:p text:style-name="P289"/>
            <text:p text:style-name="P120">Saya menunggu perintah "YAX" Anda untuk prompt berikutnya (Bab 4 - Subbab 4.1: Nanoteknologi: Robot Super Kecil untuk Memetakan Otak?).</text:p>
          </text:section>
          <text:section text:style-name="Sect1" text:name="feedback-form-31">
            <text:p text:style-name="P249"/>
          </text:section>
        </text:section>
        <text:section text:style-name="Sect1" text:name="a6a23c6e440c9772">
          <text:p text:style-name="P120"/>
          <text:section text:style-name="Sect1" text:name="user-query-content-32">
            <text:p text:style-name="P266">YAX </text:p>
          </text:section>
          <text:p text:style-name="P249">Tampilkan alur berpikir</text:p>
          <text:section text:style-name="Sect2" text:name="model-response-message-contentr_a6a23c6e440c9772">
            <text:p text:style-name="P120">Oke, mari kita mulai berimajinasi dengan teknologi super kecil!</text:p>
            <text:p text:style-name="Text_20_body"><text:span text:style-name="Strong_20_Emphasis"><text:span text:style-name="T1">Prompt:</text:span></text:span><text:span text:style-name="T1"> *"Jelajahi secara </text:span><text:span text:style-name="Strong_20_Emphasis"><text:span text:style-name="T1">mendalam dan imajinatif</text:span></text:span><text:span text:style-name="T1"> potensi </text:span><text:span text:style-name="Strong_20_Emphasis"><text:span text:style-name="T1">nanoteknologi</text:span></text:span><text:span text:style-name="T1"> sebagai </text:span><text:span text:style-name="Strong_20_Emphasis"><text:span text:style-name="T1">solusi </text:span></text:span><text:span text:style-name="Strong_20_Emphasis"><text:span text:style-name="Emphasis"><text:span text:style-name="T1">hipotetis</text:span></text:span></text:span><text:span text:style-name="Strong_20_Emphasis"><text:span text:style-name="T1"> masa depan</text:span></text:span><text:span text:style-name="T1"> untuk mengatasi </text:span><text:span text:style-name="Strong_20_Emphasis"><text:span text:style-name="T1">masalah resolusi pemindaian otak</text:span></text:span><text:span text:style-name="T1">.</text:span></text:p>
            <text:list xml:id="list7252806703623704118" text:style-name="L82">
              <text:list-item>
                <text:p text:style-name="P194"><text:span text:style-name="Strong_20_Emphasis"><text:span text:style-name="T1">Definisi Sederhana:</text:span></text:span><text:span text:style-name="T1"> Jelaskan apa itu nanoteknologi (teknologi skala super kecil, seukuran molekul). </text:span></text:p>
              </text:list-item>
              <text:list-item>
                <text:p text:style-name="P194"><text:span text:style-name="Strong_20_Emphasis"><text:span text:style-name="T1">Konsep Nanobot Pemindai:</text:span></text:span><text:span text:style-name="T1"> Gambarkan </text:span><text:span text:style-name="Strong_20_Emphasis"><text:span text:style-name="T1">ide spekulatif</text:span></text:span><text:span text:style-name="T1"> tentang 'nanobot' – robot seukuran sel atau lebih kecil – yang </text:span><text:span text:style-name="Emphasis"><text:span text:style-name="T1">mungkin</text:span></text:span><text:span text:style-name="T1"> bisa </text:span><text:span text:style-name="Strong_20_Emphasis"><text:span text:style-name="T1">dimasukkan ke aliran darah</text:span></text:span><text:span text:style-name="T1"> dan </text:span><text:span text:style-name="Strong_20_Emphasis"><text:span text:style-name="T1">bernavigasi di dalam otak</text:span></text:span><text:span text:style-name="T1">. Deskripsikan </text:span><text:span text:style-name="Strong_20_Emphasis"><text:span text:style-name="T1">fungsi </text:span></text:span><text:span text:style-name="Strong_20_Emphasis"><text:span text:style-name="Emphasis"><text:span text:style-name="T1">teoritis</text:span></text:span></text:span><text:span text:style-name="Strong_20_Emphasis"><text:span text:style-name="T1">-nya</text:span></text:span><text:span text:style-name="T1">: memetakan </text:span><text:span text:style-name="Strong_20_Emphasis"><text:span text:style-name="T1">setiap neuron dan sinaps</text:span></text:span><text:span text:style-name="T1"> secara </text:span><text:span text:style-name="Strong_20_Emphasis"><text:span text:style-name="T1">non-invasif</text:span></text:span><text:span text:style-name="T1"> dari dalam, mungkin merekam aktivitasnya. Gunakan </text:span><text:span text:style-name="Strong_20_Emphasis"><text:span text:style-name="T1">analogi visual</text:span></text:span><text:span text:style-name="T1"> (armada kapal selam mini). </text:span></text:p>
              </text:list-item>
              <text:list-item>
                <text:p text:style-name="P194"><text:span text:style-name="Strong_20_Emphasis"><text:span text:style-name="T1">Tantangan Gigantis (Bahkan Secara Teori):</text:span></text:span><text:span text:style-name="T1"> Bahas </text:span><text:span text:style-name="Strong_20_Emphasis"><text:span text:style-name="T1">masalah-masalah rekayasa fundamental</text:span></text:span><text:span text:style-name="T1"> yang harus diatasi </text:span><text:span text:style-name="Emphasis"><text:span text:style-name="T1">jika</text:span></text:span><text:span text:style-name="T1"> ide ini ingin diwujudkan: Bagaimana </text:span><text:span text:style-name="Strong_20_Emphasis"><text:span text:style-name="T1">memberi daya</text:span></text:span><text:span text:style-name="T1"> pada triliunan nanobot? Bagaimana </text:span><text:span text:style-name="Strong_20_Emphasis"><text:span text:style-name="T1">mengontrol</text:span></text:span><text:span text:style-name="T1"> mereka? Bagaimana mereka </text:span><text:span text:style-name="Strong_20_Emphasis"><text:span text:style-name="T1">mengirimkan data</text:span></text:span><text:span text:style-name="T1"> masif keluar dari otak? Bagaimana memastikan </text:span><text:span text:style-name="Strong_20_Emphasis"><text:span text:style-name="T1">keamanan dan biokompatibilitas</text:span></text:span><text:span text:style-name="T1"> (tidak merusak otak)? </text:span></text:p>
              </text:list-item>
              <text:list-item>
                <text:p text:style-name="P65"><text:span text:style-name="Strong_20_Emphasis"><text:span text:style-name="T1">Konteks Saat Ini:</text:span></text:span><text:span text:style-name="T1"> Sebutkan secara singkat </text:span><text:span text:style-name="Strong_20_Emphasis"><text:span text:style-name="T1">aplikasi nyata nanoteknologi saat ini</text:span></text:span><text:span text:style-name="T1"> (misal: material baru, pengobatan) untuk menunjukkan bahwa bidangnya ada, tetapi </text:span><text:span text:style-name="Strong_20_Emphasis"><text:span text:style-name="T1">tekankan lompatan konseptual dan teknis yang masif</text:span></text:span><text:span text:style-name="T1"> ke nanobot otonom pemetaan otak. Buat jelas bahwa ini </text:span><text:span text:style-name="Strong_20_Emphasis"><text:span text:style-name="T1">masih sangat jauh di ranah fiksi ilmiah</text:span></text:span><text:span text:style-name="T1">."* </text:span></text:p>
              </text:list-item>
            </text:list>
            <text:p text:style-name="Text_20_body"><text:span text:style-name="Strong_20_Emphasis"><text:span text:style-name="T1">Jawaban Saya:</text:span></text:span></text:p>
            <text:p text:style-name="Text_20_body"><text:soft-page-break/><text:span text:style-name="T1">Salah satu masalah terbesar buat </text:span><text:span text:style-name="Emphasis"><text:span text:style-name="T1">mind uploading</text:span></text:span><text:span text:style-name="T1"> kan nggak adanya alat buat 'melihat' otak kita sedetail mungkin sampai ke level tiap neuron dan koneksinya. Nah, di masa depan </text:span><text:span text:style-name="Emphasis"><text:span text:style-name="T1">yang super jauh</text:span></text:span><text:span text:style-name="T1">, ada satu teknologi yang sering diimpi-impikan bisa jadi solusinya: </text:span><text:span text:style-name="Strong_20_Emphasis"><text:span text:style-name="T1">nanoteknologi</text:span></text:span><text:span text:style-name="T1">.</text:span></text:p>
            <text:list xml:id="list8269136211850551221" text:style-name="L83">
              <text:list-item>
                <text:p text:style-name="P66"><text:span text:style-name="Strong_20_Emphasis"><text:span text:style-name="T1">Apaan Sih Nanoteknologi?</text:span></text:span><text:span text:style-name="T1"> Gampangnya, ini adalah teknologi yang mainannya di ukuran </text:span><text:span text:style-name="Strong_20_Emphasis"><text:span text:style-name="T1">super duper kecil</text:span></text:span><text:span text:style-name="T1">, seukuran nanometer! Satu nanometer itu sepermiliar meter. Kecil banget kan? Sekecil itulah ukuran atom dan molekul. Jadi, nanoteknologi itu soal merekayasa materi di level atom dan molekul buat bikin alat atau material baru.</text:span></text:p>
              </text:list-item>
              <text:list-item>
                <text:p text:style-name="P66"><text:span text:style-name="Strong_20_Emphasis"><text:span text:style-name="T1">Idenya: Armada Robot Super Mini di Otak!</text:span></text:span><text:span text:style-name="T1"> Nah, ide gilanya begini: gimana kalau di masa depan kita bisa bikin </text:span><text:span text:style-name="Strong_20_Emphasis"><text:span text:style-name="T1">'nanobot'</text:span></text:span><text:span text:style-name="T1">? Ini kayak robot super mini, mungkin seukuran sel darah atau bahkan lebih kecil lagi. Bayangin </text:span><text:span text:style-name="Strong_20_Emphasis"><text:span text:style-name="T1">armada kapal selam mini</text:span></text:span><text:span text:style-name="T1"> ini bisa </text:span><text:span text:style-name="Strong_20_Emphasis"><text:span text:style-name="T1">dimasukin ke aliran darah</text:span></text:span><text:span text:style-name="T1"> kita, terus mereka 'berenang' sampai ke otak. Tugas mereka? Jadi mata-mata super canggih! Mereka akan </text:span><text:span text:style-name="Strong_20_Emphasis"><text:span text:style-name="T1">bernavigasi</text:span></text:span><text:span text:style-name="T1"> di antara jaringan neuron yang rumit, </text:span><text:span text:style-name="Strong_20_Emphasis"><text:span text:style-name="T1">memetakan posisi setiap neuron</text:span></text:span><text:span text:style-name="T1">, mencatat </text:span><text:span text:style-name="Strong_20_Emphasis"><text:span text:style-name="T1">setiap koneksi sinapsis</text:span></text:span><text:span text:style-name="T1">, dan mungkin bahkan </text:span><text:span text:style-name="Strong_20_Emphasis"><text:span text:style-name="T1">merekam sinyal listrik atau kimia</text:span></text:span><text:span text:style-name="T1"> yang lewat secara </text:span><text:span text:style-name="Emphasis"><text:span text:style-name="T1">real-time</text:span></text:span><text:span text:style-name="T1">! Semuanya dilakukan dari dalam, tanpa perlu bedah kepala. Keren banget kan bayanginnya? Ini bisa jadi cara buat dapetin 'peta' otak super detail yang kita butuhin.</text:span></text:p>
              </text:list-item>
              <text:list-item>
                <text:p text:style-name="P66"><text:span text:style-name="Strong_20_Emphasis"><text:span text:style-name="T1">Tapi... Tantangannya Gede Banget!</text:span></text:span><text:span text:style-name="T1"> Meskipun idenya keren, mewujudkannya itu susahnya minta ampun, bahkan secara teori sekalipun:</text:span></text:p>
                <text:list>
                  <text:list-item>
                    <text:p text:style-name="P195"><text:span text:style-name="Strong_20_Emphasis"><text:span text:style-name="T1">Kasih Makan Nanobot:</text:span></text:span><text:span text:style-name="T1"> Gimana cara ngasih </text:span><text:span text:style-name="Strong_20_Emphasis"><text:span text:style-name="T1">energi</text:span></text:span><text:span text:style-name="T1"> ke triliunan robot super kecil ini biar bisa kerja di dalam otak? Pakai baterai sekecil apa? </text:span></text:p>
                  </text:list-item>
                  <text:list-item>
                    <text:p text:style-name="P195"><text:span text:style-name="Strong_20_Emphasis"><text:span text:style-name="T1">Nyetir Nanobot:</text:span></text:span><text:span text:style-name="T1"> Gimana cara </text:span><text:span text:style-name="Strong_20_Emphasis"><text:span text:style-name="T1">ngontrol</text:span></text:span><text:span text:style-name="T1"> arah gerak triliunan nanobot ini biar nggak nyasar atau malah nabrak jaringan otak yang rapuh? Pakai remote sekecil apa? </text:span></text:p>
                  </text:list-item>
                  <text:list-item>
                    <text:p text:style-name="P195"><text:span text:style-name="Strong_20_Emphasis"><text:span text:style-name="T1">Kirim Data Super Banyak:</text:span></text:span><text:span text:style-name="T1"> Kalau mereka berhasil ngumpulin data peta otak (yang ukurannya bisa Zettabyte!), gimana cara mereka </text:span><text:span text:style-name="Strong_20_Emphasis"><text:span text:style-name="T1">ngirim data sebanyak itu keluar</text:span></text:span><text:span text:style-name="T1"> dari otak tanpa 'mendidihkan' kepala kita karena panas? </text:span></text:p>
                  </text:list-item>
                  <text:list-item>
                    <text:p text:style-name="P195"><text:soft-page-break/><text:span text:style-name="Strong_20_Emphasis"><text:span text:style-name="T1">Aman Nggak Nih?</text:span></text:span><text:span text:style-name="T1"> Yang paling penting: gimana mastiin nanobot ini </text:span><text:span text:style-name="Strong_20_Emphasis"><text:span text:style-name="T1">aman</text:span></text:span><text:span text:style-name="T1">, nggak beracun, nggak ditolak sistem imun tubuh, dan </text:span><text:span text:style-name="Strong_20_Emphasis"><text:span text:style-name="T1">nggak bikin kerusakan permanen</text:span></text:span><text:span text:style-name="T1"> di otak? Salah sedikit bisa fatal! </text:span></text:p>
                  </text:list-item>
                </text:list>
              </text:list-item>
              <text:list-item>
                <text:p text:style-name="P66"><text:span text:style-name="Strong_20_Emphasis"><text:span text:style-name="T1">Nanotek Sekarang vs. Mimpi Nanobot Otak:</text:span></text:span><text:span text:style-name="T1"> Biar nggak dikira ngarang doang, nanoteknologi itu </text:span><text:span text:style-name="Strong_20_Emphasis"><text:span text:style-name="T1">beneran ada</text:span></text:span><text:span text:style-name="T1"> sekarang (per 2025). Kita udah pakai buat bikin material baru yang lebih kuat (kayak di raket tenis atau sepeda), chip komputer yang lebih kecil, bahkan di bidang medis buat sistem pengiriman obat yang lebih tertarget. </text:span><text:span text:style-name="Strong_20_Emphasis"><text:span text:style-name="T1">TAPI</text:span></text:span><text:span text:style-name="T1">, lompatan dari bikin lapisan anti gores di kacamata atau nganterin obat ke sel kanker, ke bikin </text:span><text:span text:style-name="Strong_20_Emphasis"><text:span text:style-name="T1">triliunan robot otonom super kompleks yang bisa navigasi dan memetakan otak secara aman</text:span></text:span><text:span text:style-name="T1"> itu </text:span><text:span text:style-name="Strong_20_Emphasis"><text:span text:style-name="T1">JAUHNYA LUAR BIASA</text:span></text:span><text:span text:style-name="T1">. Bagaikan bandingin bikin gerobak sama bikin pesawat Enterprise di Star Trek. Jadi, nanobot pemindai otak ini, untuk saat ini, masih kokoh banget berdirinya di </text:span><text:span text:style-name="Strong_20_Emphasis"><text:span text:style-name="T1">ranah fiksi ilmiah</text:span></text:span><text:span text:style-name="T1">.</text:span></text:p>
              </text:list-item>
            </text:list>
            <text:p text:style-name="P289"/>
            <text:p text:style-name="Text_20_body"><text:span text:style-name="Strong_20_Emphasis"><text:span text:style-name="T1">(Tips Tambahan Opsional: Sekecil Apa Sih Nano?)</text:span></text:span></text:p>
            <text:p text:style-name="P276">Biar kebayang sekecil apa nanometer itu:</text:p>
            <text:list xml:id="list5747800788506804437" text:style-name="L84">
              <text:list-item>
                <text:p text:style-name="P288">Sehelai rambut manusia tebalnya sekitar 80.000 - 100.000 nanometer. </text:p>
              </text:list-item>
              <text:list-item>
                <text:p text:style-name="P288">Selembar kertas tebalnya sekitar 100.000 nanometer. </text:p>
              </text:list-item>
              <text:list-item>
                <text:p text:style-name="P288">Virus ukurannya puluhan sampai ratusan nanometer. </text:p>
              </text:list-item>
              <text:list-item>
                <text:p text:style-name="P278">Molekul DNA lebarnya sekitar 2,5 nanometer. Jadi, nanobot itu harus bisa kerja di skala yang benar-benar mikro! </text:p>
              </text:list-item>
            </text:list>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close-up yang menunjukkan beberapa nanobot futuristik (kecil, mungkin seperti serangga mekanik atau kapal selam mini) sedang bergerak di antara jaringan neuron yang digambarkan secara artistik dan bercahaya di dalam otak. Beberapa nanobot terlihat sedang 'memindai' sinapsis dengan sinar tipis. Berikan kesan skala yang sangat kecil dan suasana </text:span><text:soft-page-break/><text:span text:style-name="T1">teknologi canggih namun spekulatif."</text:span></text:p>
            <text:p text:style-name="P289"/>
            <text:p text:style-name="P120">Saya menunggu perintah "YAX" Anda untuk prompt berikutnya (Bab 4 - Subbab 4.2: Neurokomputasi: Menjembatani Otak dan Komputer).</text:p>
          </text:section>
          <text:section text:style-name="Sect1" text:name="feedback-form-32">
            <text:p text:style-name="P249"/>
          </text:section>
        </text:section>
        <text:section text:style-name="Sect1" text:name="fec9356e90cbfa59">
          <text:p text:style-name="P120"/>
          <text:section text:style-name="Sect1" text:name="user-query-content-33">
            <text:p text:style-name="P266">YAX </text:p>
          </text:section>
          <text:p text:style-name="P249">Tampilkan alur berpikir</text:p>
          <text:section text:style-name="Sect2" text:name="model-response-message-contentr_fec9356e90cbfa59">
            <text:p text:style-name="P120">Oke, kita lanjut ke 'jembatan' antara otak dan mesin!</text:p>
            <text:p text:style-name="Text_20_body"><text:span text:style-name="Strong_20_Emphasis"><text:span text:style-name="T1">Prompt:</text:span></text:span><text:span text:style-name="T1"> *"Bahasa secara </text:span><text:span text:style-name="Strong_20_Emphasis"><text:span text:style-name="T1">mendalam</text:span></text:span><text:span text:style-name="T1"> bidang </text:span><text:span text:style-name="Strong_20_Emphasis"><text:span text:style-name="T1">neurokomputasi</text:span></text:span><text:span text:style-name="T1"> atau </text:span><text:span text:style-name="Strong_20_Emphasis"><text:span text:style-name="T1">Antarmuka Otak-Komputer (Brain-Computer Interface - BCI)</text:span></text:span><text:span text:style-name="T1">, fokus pada </text:span><text:span text:style-name="Strong_20_Emphasis"><text:span text:style-name="T1">potensi </text:span></text:span><text:span text:style-name="Strong_20_Emphasis"><text:span text:style-name="Emphasis"><text:span text:style-name="T1">masa depan</text:span></text:span></text:span><text:span text:style-name="T1">-nya dalam konteks </text:span><text:span text:style-name="Emphasis"><text:span text:style-name="T1">mind uploading</text:span></text:span><text:span text:style-name="T1">.</text:span></text:p>
            <text:list xml:id="list8708349628452220139" text:style-name="L85">
              <text:list-item>
                <text:p text:style-name="P196"><text:span text:style-name="Strong_20_Emphasis"><text:span text:style-name="T1">Definisi dan Kondisi Saat Ini (2025):</text:span></text:span><text:span text:style-name="T1"> Jelaskan apa itu BCI (jembatan komunikasi otak-mesin). Berikan </text:span><text:span text:style-name="Strong_20_Emphasis"><text:span text:style-name="T1">contoh BCI yang ada sekarang</text:span></text:span><text:span text:style-name="T1"> (misal: mengendalikan lengan robotik bagi penderita lumpuh, mengetik dengan pikiran secara lambat, sebutkan kemajuan awal dari perusahaan seperti </text:span><text:span text:style-name="Strong_20_Emphasis"><text:span text:style-name="T1">Neuralink</text:span></text:span><text:span text:style-name="T1">). Jelaskan </text:span><text:span text:style-name="Strong_20_Emphasis"><text:span text:style-name="T1">keterbatasan utama</text:span></text:span><text:span text:style-name="T1"> BCI saat ini (bandwidth rendah, invasif, sinyal masih kasar). </text:span></text:p>
              </text:list-item>
              <text:list-item>
                <text:p text:style-name="P196"><text:span text:style-name="Strong_20_Emphasis"><text:span text:style-name="T1">Visi BCI Masa Depan:</text:span></text:span><text:span text:style-name="T1"> Spekulasikan tentang </text:span><text:span text:style-name="Strong_20_Emphasis"><text:span text:style-name="T1">kemampuan BCI di masa depan yang sangat jauh</text:span></text:span><text:span text:style-name="T1">: </text:span><text:span text:style-name="Emphasis"><text:span text:style-name="T1">mungkin</text:span></text:span><text:span text:style-name="T1"> non-invasif, memiliki </text:span><text:span text:style-name="Strong_20_Emphasis"><text:span text:style-name="T1">bandwidth sangat tinggi</text:span></text:span><text:span text:style-name="T1"> (mampu membaca/menulis data ke/dari miliaran neuron secara </text:span><text:span text:style-name="Emphasis"><text:span text:style-name="T1">real-time</text:span></text:span><text:span text:style-name="T1">), memungkinkan </text:span><text:span text:style-name="Strong_20_Emphasis"><text:span text:style-name="T1">interaksi yang mulus</text:span></text:span><text:span text:style-name="T1"> antara pikiran dan mesin. </text:span></text:p>
              </text:list-item>
              <text:list-item>
                <text:p text:style-name="P196"><text:span text:style-name="Strong_20_Emphasis"><text:span text:style-name="T1">Relevansi dengan Mind Uploading:</text:span></text:span><text:span text:style-name="T1"> Jelaskan bagaimana BCI super canggih ini </text:span><text:span text:style-name="Strong_20_Emphasis"><text:span text:style-name="T1">secara teoritis</text:span></text:span><text:span text:style-name="T1"> bisa menjadi </text:span><text:span text:style-name="Strong_20_Emphasis"><text:span text:style-name="T1">kunci</text:span></text:span><text:span text:style-name="T1"> untuk: a) </text:span><text:span text:style-name="Strong_20_Emphasis"><text:span text:style-name="T1">'membaca' data otak</text:span></text:span><text:span text:style-name="T1"> secara detail untuk disalin, atau b) </text:span><text:span text:style-name="Strong_20_Emphasis"><text:span text:style-name="T1">memfasilitasi 'penggantian bertahap'</text:span></text:span><text:span text:style-name="T1"> neuron dengan implan digital. </text:span></text:p>
              </text:list-item>
              <text:list-item>
                <text:p text:style-name="P67"><text:span text:style-name="Strong_20_Emphasis"><text:span text:style-name="T1">Tantangan Masa Depan:</text:span></text:span><text:span text:style-name="T1"> Diskusikan </text:span><text:span text:style-name="Strong_20_Emphasis"><text:span text:style-name="T1">hambatan besar</text:span></text:span><text:span text:style-name="T1"> yang perlu diatasi untuk mencapai BCI canggih ini (memecahkan kode saraf yang kompleks, stabilitas jangka panjang, masalah etika dan keamanan)."* </text:span></text:p>
              </text:list-item>
            </text:list>
            <text:p text:style-name="Text_20_body"><text:span text:style-name="Strong_20_Emphasis"><text:span text:style-name="T1">Jawaban Saya:</text:span></text:span></text:p>
            <text:p text:style-name="Text_20_body"><text:soft-page-break/><text:span text:style-name="T1">Pernah bayangin bisa ngontrol komputer atau main game cuma pakai pikiran? Nah, teknologi yang mencoba mewujudkan hal itu namanya </text:span><text:span text:style-name="Strong_20_Emphasis"><text:span text:style-name="T1">Antarmuka Otak-Komputer</text:span></text:span><text:span text:style-name="T1"> atau </text:span><text:span text:style-name="Strong_20_Emphasis"><text:span text:style-name="T1">Brain-Computer Interface (BCI)</text:span></text:span><text:span text:style-name="T1">. Simpelnya, BCI itu kayak </text:span><text:span text:style-name="Strong_20_Emphasis"><text:span text:style-name="T1">jembatan komunikasi langsung</text:span></text:span><text:span text:style-name="T1"> antara aktivitas otak kita dengan perangkat di luar, misalnya komputer atau lengan robotik.</text:span></text:p>
            <text:list xml:id="list7352673807977812238" text:style-name="L86">
              <text:list-item>
                <text:p text:style-name="P68"><text:span text:style-name="Strong_20_Emphasis"><text:span text:style-name="T1">BCI Hari Ini (Maret 2025): Keren, Tapi Masih Awal Banget!</text:span></text:span></text:p>
                <text:list>
                  <text:list-item>
                    <text:p text:style-name="P197"><text:span text:style-name="Strong_20_Emphasis"><text:span text:style-name="T1">Contoh Nyata:</text:span></text:span><text:span text:style-name="T1"> Teknologi BCI sekarang udah ada lho, meskipun belum secanggih di film. Contohnya: </text:span></text:p>
                    <text:list>
                      <text:list-item>
                        <text:p text:style-name="P197"><text:span text:style-name="T1">Membantu orang yang lumpuh total buat </text:span><text:span text:style-name="Strong_20_Emphasis"><text:span text:style-name="T1">menggerakkan lengan robotik</text:span></text:span><text:span text:style-name="T1"> atau kursor komputer pakai sinyal otak mereka. </text:span></text:p>
                      </text:list-item>
                      <text:list-item>
                        <text:p text:style-name="P197"><text:span text:style-name="T1">Memungkinkan orang </text:span><text:span text:style-name="Strong_20_Emphasis"><text:span text:style-name="T1">mengetik di layar secara perlahan</text:span></text:span><text:span text:style-name="T1"> hanya dengan fokus pada huruf yang diinginkan. </text:span></text:p>
                      </text:list-item>
                      <text:list-item>
                        <text:p text:style-name="P197"><text:span text:style-name="T1">Perusahaan kayak </text:span><text:span text:style-name="Strong_20_Emphasis"><text:span text:style-name="T1">Neuralink</text:span></text:span><text:span text:style-name="T1"> (yang didirikan Elon Musk) juga lagi bikin kemajuan dalam implan otak yang bisa merekam aktivitas dari banyak neuron sekaligus, dan kabarnya sudah mulai uji coba awal pada manusia untuk aplikasi medis (misalnya membantu pasien lumpuh). </text:span></text:p>
                      </text:list-item>
                    </text:list>
                  </text:list-item>
                  <text:list-item>
                    <text:p text:style-name="P197"><text:span text:style-name="Strong_20_Emphasis"><text:span text:style-name="T1">Keterbatasan Utama:</text:span></text:span><text:span text:style-name="T1"> Tapi, BCI sekarang masih punya banyak PR: </text:span></text:p>
                    <text:list>
                      <text:list-item>
                        <text:p text:style-name="P197"><text:span text:style-name="Strong_20_Emphasis"><text:span text:style-name="T1">Bandwidth Rendah:</text:span></text:span><text:span text:style-name="T1"> Jumlah informasi yang bisa dibaca dari (atau ditulis ke) otak masih sangat terbatas. Jauh dari cukup buat 'membaca' seluruh pikiran. </text:span></text:p>
                      </text:list-item>
                      <text:list-item>
                        <text:p text:style-name="P197"><text:span text:style-name="Strong_20_Emphasis"><text:span text:style-name="T1">Invasif:</text:span></text:span><text:span text:style-name="T1"> Kebanyakan BCI yang canggih sekarang butuh </text:span><text:span text:style-name="Strong_20_Emphasis"><text:span text:style-name="T1">operasi</text:span></text:span><text:span text:style-name="T1"> buat nanem elektroda langsung di otak atau di permukaannya. Ini berisiko dan nggak praktis buat semua orang. BCI non-invasif (kayak helm EEG) resolusinya masih kasar. </text:span></text:p>
                      </text:list-item>
                      <text:list-item>
                        <text:p text:style-name="P197"><text:span text:style-name="Strong_20_Emphasis"><text:span text:style-name="T1">Sinyal Kasar:</text:span></text:span><text:span text:style-name="T1"> Kita masih belum jago banget </text:span><text:span text:style-name="Strong_20_Emphasis"><text:span text:style-name="T1">menerjemahkan</text:span></text:span><text:span text:style-name="T1"> sinyal otak yang rumit jadi perintah yang presisi. Masih banyak 'noise' dan ketidakakuratan. </text:span></text:p>
                      </text:list-item>
                    </text:list>
                  </text:list-item>
                </text:list>
              </text:list-item>
              <text:list-item>
                <text:p text:style-name="P68"><text:span text:style-name="Strong_20_Emphasis"><text:span text:style-name="T1">BCI Masa Depan: Jembatan Super Cepat?</text:span></text:span><text:span text:style-name="T1"> Nah, para futuris ngebayangin BCI di masa depan yang </text:span><text:span text:style-name="Strong_20_Emphasis"><text:span text:style-name="T1">jauuuuh lebih hebat</text:span></text:span><text:span text:style-name="T1">:</text:span></text:p>
                <text:list>
                  <text:list-item>
                    <text:p text:style-name="P197"><text:soft-page-break/><text:span text:style-name="Emphasis"><text:span text:style-name="T1">Mungkin</text:span></text:span><text:span text:style-name="T1"> </text:span><text:span text:style-name="Strong_20_Emphasis"><text:span text:style-name="T1">Non-Invasif:</text:span></text:span><text:span text:style-name="T1"> Bisa jadi ada cara buat 'baca' sinyal otak super detail tanpa perlu bedah kepala (ini tantangan fisika yang gede banget!). </text:span></text:p>
                  </text:list-item>
                  <text:list-item>
                    <text:p text:style-name="P197"><text:span text:style-name="Strong_20_Emphasis"><text:span text:style-name="T1">Bandwidth Super Tinggi:</text:span></text:span><text:span text:style-name="T1"> Mampu 'ngobrol' dengan </text:span><text:span text:style-name="Strong_20_Emphasis"><text:span text:style-name="T1">jutaan atau bahkan miliaran neuron</text:span></text:span><text:span text:style-name="T1"> secara bersamaan dan </text:span><text:span text:style-name="Emphasis"><text:span text:style-name="T1">real-time</text:span></text:span><text:span text:style-name="T1">, baik membaca informasinya maupun mungkin 'menulis' informasi ke otak. </text:span></text:p>
                  </text:list-item>
                  <text:list-item>
                    <text:p text:style-name="P197"><text:span text:style-name="Strong_20_Emphasis"><text:span text:style-name="T1">Interaksi Mulus:</text:span></text:span><text:span text:style-name="T1"> Koneksi antara pikiran dan mesin jadi </text:span><text:span text:style-name="Strong_20_Emphasis"><text:span text:style-name="T1">natural dan nggak kerasa</text:span></text:span><text:span text:style-name="T1">, kayak perpanjangan alami dari tubuh dan pikiran kita. </text:span></text:p>
                  </text:list-item>
                </text:list>
              </text:list-item>
              <text:list-item>
                <text:p text:style-name="P68"><text:span text:style-name="Strong_20_Emphasis"><text:span text:style-name="T1">Gimana BCI Bisa Jadi Kunci Mind Uploading (Teorinya)?</text:span></text:span><text:span text:style-name="T1"> Kalau BCI secanggih itu beneran ada, dia bisa jadi alat krusial buat </text:span><text:span text:style-name="Emphasis"><text:span text:style-name="T1">mind uploading</text:span></text:span><text:span text:style-name="T1"> dalam dua cara:</text:span></text:p>
                <text:list>
                  <text:list-item>
                    <text:p text:style-name="P197"><text:span text:style-name="Strong_20_Emphasis"><text:span text:style-name="T1">Buat Skenario 'Scan-and-Copy':</text:span></text:span><text:span text:style-name="T1"> BCI dengan bandwidth super tinggi dan resolusi luar biasa bisa jadi alat buat </text:span><text:span text:style-name="Strong_20_Emphasis"><text:span text:style-name="T1">'membaca' seluruh data penting</text:span></text:span><text:span text:style-name="T1"> dari setiap neuron dan sinapsis di otak hidup secara detail, untuk kemudian disalin ke komputer. </text:span></text:p>
                  </text:list-item>
                  <text:list-item>
                    <text:p text:style-name="P197"><text:span text:style-name="Strong_20_Emphasis"><text:span text:style-name="T1">Buat Skenario 'Penggantian Bertahap':</text:span></text:span><text:span text:style-name="T1"> BCI bisa jadi </text:span><text:span text:style-name="Strong_20_Emphasis"><text:span text:style-name="T1">penghubung vital</text:span></text:span><text:span text:style-name="T1"> antara bagian otak biologis yang masih tersisa dengan implan-implan digital pengganti neuron, memastikan semuanya tetap </text:span><text:span text:style-name="Strong_20_Emphasis"><text:span text:style-name="T1">nyambung dan berfungsi</text:span></text:span><text:span text:style-name="T1"> selama proses transisi yang lambat itu. </text:span></text:p>
                  </text:list-item>
                </text:list>
              </text:list-item>
              <text:list-item>
                <text:p text:style-name="P68"><text:span text:style-name="Strong_20_Emphasis"><text:span text:style-name="T1">Tantangan Berat Menuju BCI Impian:</text:span></text:span><text:span text:style-name="T1"> Tentu aja, jalan ke sana masih panjaaaang dan penuh rintangan:</text:span></text:p>
                <text:list>
                  <text:list-item>
                    <text:p text:style-name="P197"><text:span text:style-name="Strong_20_Emphasis"><text:span text:style-name="T1">Memecahkan Kode Otak:</text:span></text:span><text:span text:style-name="T1"> Kita harus bisa </text:span><text:span text:style-name="Strong_20_Emphasis"><text:span text:style-name="T1">mengerti 'bahasa' neuron</text:span></text:span><text:span text:style-name="T1"> dengan jauh lebih baik biar bisa menerjemahkan sinyal otak jadi informasi yang bermakna (dan sebaliknya). </text:span></text:p>
                  </text:list-item>
                  <text:list-item>
                    <text:p text:style-name="P197"><text:span text:style-name="Strong_20_Emphasis"><text:span text:style-name="T1">Stabilitas &amp; Keamanan Jangka Panjang:</text:span></text:span><text:span text:style-name="T1"> Implan atau sensor BCI harus bisa </text:span><text:span text:style-name="Strong_20_Emphasis"><text:span text:style-name="T1">bertahan lama</text:span></text:span><text:span text:style-name="T1"> di dalam tubuh/otak tanpa rusak, ditolak tubuh, atau menyebabkan infeksi. Dan yang paling penting, harus </text:span><text:span text:style-name="Strong_20_Emphasis"><text:span text:style-name="T1">aman dari peretasan</text:span></text:span><text:span text:style-name="T1">! Bayangin kalau pikiranmu bisa di-hack lewat BCI! </text:span></text:p>
                  </text:list-item>
                  <text:list-item>
                    <text:p text:style-name="P68"><text:span text:style-name="Strong_20_Emphasis"><text:span text:style-name="T1">Etika:</text:span></text:span><text:span text:style-name="T1"> Banyak banget pertanyaan etis soal BCI canggih: privasi pikiran, potensi penyalahgunaan buat kontrol, kesenjangan </text:span><text:soft-page-break/><text:span text:style-name="T1">akses, dll. </text:span></text:p>
                  </text:list-item>
                </text:list>
              </text:list-item>
            </text:list>
            <text:p text:style-name="Text_20_body"><text:span text:style-name="T1">Jadi, BCI adalah bidang yang sangat menarik dan berkembang pesat, terutama buat aplikasi medis. Tapi buat jadi 'jembatan' </text:span><text:span text:style-name="Emphasis"><text:span text:style-name="T1">mind uploading</text:span></text:span><text:span text:style-name="T1">? Perjalanannya masih sangat jauh dan butuh banyak terobosan fundamental lagi.</text:span></text:p>
            <text:p text:style-name="P289"/>
            <text:p text:style-name="Text_20_body"><text:span text:style-name="Strong_20_Emphasis"><text:span text:style-name="T1">(Tips Tambahan Opsional: Ikuti Beritanya!)</text:span></text:span></text:p>
            <text:p text:style-name="P276">Bidang BCI ini lagi banyak riset seru lho! Coba deh sesekali cari berita terbaru soal BCI atau Neuralink (tapi baca dari sumber yang terpercaya ya!). Kamu bisa lihat langsung seberapa cepat (atau lambat) kemajuan di bidang ini dan tantangan apa aja yang lagi mereka hadapi.</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konsep BCI. Gambarkan siluet kepala manusia dari samping. Dari area otak, ada jalur-jalur cahaya (mewakili sinyal saraf) yang mengalir keluar menuju sebuah chip atau perangkat eksternal (komputer/lengan robot). Ada juga jalur cahaya yang mengalir dari perangkat eksternal kembali ke otak (menunjukkan komunikasi dua arah). Beri kesan teknologi tinggi, koneksi, tapi juga mungkin sedikit invasif (misalnya ada implan kecil terlihat di area otak). Tambahkan label 'Brain-Computer Interface (BCI)'."</text:span></text:p>
            <text:p text:style-name="P289"/>
            <text:p text:style-name="P120">Saya menunggu perintah "YAX" Anda untuk prompt berikutnya (Bab 4 - Subbab 4.3: Kekuatan Komputasi Super: Mampukah Mensimulasikan Otak Manusia?).</text:p>
          </text:section>
          <text:section text:style-name="Sect1" text:name="feedback-form-33">
            <text:p text:style-name="P249"/>
          </text:section>
        </text:section>
        <text:section text:style-name="Sect1" text:name="97f7e24419d54826">
          <text:p text:style-name="P120"/>
          <text:section text:style-name="Sect1" text:name="user-query-content-34">
            <text:p text:style-name="P266">YAX </text:p>
          </text:section>
          <text:p text:style-name="P249">Tampilkan alur berpikir</text:p>
          <text:section text:style-name="Sect2" text:name="model-response-message-contentr_97f7e24419d54826">
            <text:p text:style-name="P120">Baik, mari kita bahas soal 'otak' buat si otak digital nanti!</text:p>
            <text:p text:style-name="Text_20_body"><text:soft-page-break/><text:span text:style-name="Strong_20_Emphasis"><text:span text:style-name="T1">Prompt:</text:span></text:span><text:span text:style-name="T1"> *"Fokus pada </text:span><text:span text:style-name="Strong_20_Emphasis"><text:span text:style-name="T1">tantangan kekuatan komputasi</text:span></text:span><text:span text:style-name="T1"> yang dibahas sebelumnya dan </text:span><text:span text:style-name="Strong_20_Emphasis"><text:span text:style-name="T1">spekulasikan</text:span></text:span><text:span text:style-name="T1"> tentang jenis </text:span><text:span text:style-name="Strong_20_Emphasis"><text:span text:style-name="T1">lompatan komputasi </text:span></text:span><text:span text:style-name="Strong_20_Emphasis"><text:span text:style-name="Emphasis"><text:span text:style-name="T1">masa depan</text:span></text:span></text:span><text:span text:style-name="T1"> yang </text:span><text:span text:style-name="Strong_20_Emphasis"><text:span text:style-name="T1">diperlukan</text:span></text:span><text:span text:style-name="T1"> untuk </text:span><text:span text:style-name="Strong_20_Emphasis"><text:span text:style-name="T1">mungkin</text:span></text:span><text:span text:style-name="T1"> bisa mensimulasikan otak manusia.</text:span></text:p>
            <text:list xml:id="list4655506300210266214" text:style-name="L87">
              <text:list-item>
                <text:p text:style-name="P198"><text:span text:style-name="Strong_20_Emphasis"><text:span text:style-name="T1">Recap Kebutuhan Daya:</text:span></text:span><text:span text:style-name="T1"> Ingatkan kembali </text:span><text:span text:style-name="Strong_20_Emphasis"><text:span text:style-name="T1">skala komputasi astronomis</text:span></text:span><text:span text:style-name="T1"> yang dibutuhkan (jauh melampaui superkomputer terkuat saat ini, mungkin zettaflop atau exaflop dan lebih tinggi lagi). </text:span></text:p>
              </text:list-item>
              <text:list-item>
                <text:p text:style-name="P198"><text:span text:style-name="Strong_20_Emphasis"><text:span text:style-name="T1">Masa Depan Komputasi Klasik:</text:span></text:span><text:span text:style-name="T1"> Singgung </text:span><text:span text:style-name="Strong_20_Emphasis"><text:span text:style-name="T1">Hukum Moore</text:span></text:span><text:span text:style-name="T1"> dan diskusikan apakah peningkatan kekuatan komputasi tradisional akan cukup (kemungkinan besar tidak). </text:span></text:p>
              </text:list-item>
              <text:list-item>
                <text:p text:style-name="P198"><text:span text:style-name="Strong_20_Emphasis"><text:span text:style-name="T1">Paradigma Komputasi Baru (Spekulatif):</text:span></text:span><text:span text:style-name="T1"> Jelaskan secara </text:span><text:span text:style-name="Strong_20_Emphasis"><text:span text:style-name="T1">konseptual dan sederhana</text:span></text:span><text:span text:style-name="T1"> beberapa </text:span><text:span text:style-name="Strong_20_Emphasis"><text:span text:style-name="T1">teknologi komputasi masa depan</text:span></text:span><text:span text:style-name="T1"> yang </text:span><text:span text:style-name="Emphasis"><text:span text:style-name="T1">mungkin</text:span></text:span><text:span text:style-name="T1"> menawarkan jalan keluar: </text:span></text:p>
                <text:list>
                  <text:list-item>
                    <text:p text:style-name="P198"><text:span text:style-name="Strong_20_Emphasis"><text:span text:style-name="T1">Komputasi Kuantum:</text:span></text:span><text:span text:style-name="T1"> Jelaskan potensi (dan ketidakpastian) komputer kuantum untuk menangani </text:span><text:span text:style-name="Strong_20_Emphasis"><text:span text:style-name="T1">masalah simulasi yang sangat kompleks</text:span></text:span><text:span text:style-name="T1">, meskipun aplikasinya untuk simulasi otak penuh belum jelas. </text:span></text:p>
                  </text:list-item>
                  <text:list-item>
                    <text:p text:style-name="P198"><text:span text:style-name="Strong_20_Emphasis"><text:span text:style-name="T1">Komputasi Neuromorfik:</text:span></text:span><text:span text:style-name="T1"> Jelaskan ide membuat </text:span><text:span text:style-name="Strong_20_Emphasis"><text:span text:style-name="T1">chip komputer yang arsitekturnya meniru cara kerja otak</text:span></text:span><text:span text:style-name="T1"> (dengan neuron dan sinapsis buatan), yang mungkin lebih efisien untuk tugas simulasi otak. </text:span></text:p>
                  </text:list-item>
                  <text:list-item>
                    <text:p text:style-name="P263">(Opsional: Sebutkan ide lain seperti komputasi optik/DNA jika relevan dan bisa disederhanakan). </text:p>
                  </text:list-item>
                </text:list>
              </text:list-item>
              <text:list-item>
                <text:p text:style-name="P69"><text:span text:style-name="Strong_20_Emphasis"><text:span text:style-name="T1">Tantangan Tetap Ada:</text:span></text:span><text:span text:style-name="T1"> </text:span><text:span text:style-name="Strong_20_Emphasis"><text:span text:style-name="T1">Tekankan</text:span></text:span><text:span text:style-name="T1"> bahwa bahkan dengan kemajuan ini, </text:span><text:span text:style-name="Strong_20_Emphasis"><text:span text:style-name="T1">mensimulasikan kesadaran dan dinamika penuh otak manusia</text:span></text:span><text:span text:style-name="T1"> tetap merupakan </text:span><text:span text:style-name="Strong_20_Emphasis"><text:span text:style-name="T1">tantangan luar biasa</text:span></text:span><text:span text:style-name="T1"> yang mungkin membutuhkan </text:span><text:span text:style-name="Strong_20_Emphasis"><text:span text:style-name="T1">terobosan konseptual</text:span></text:span><text:span text:style-name="T1"> dalam pemahaman kita tentang komputasi dan otak itu sendiri."* </text:span></text:p>
              </text:list-item>
            </text:list>
            <text:p text:style-name="Text_20_body"><text:span text:style-name="Strong_20_Emphasis"><text:span text:style-name="T1">Jawaban Saya:</text:span></text:span></text:p>
            <text:p text:style-name="Text_20_body"><text:span text:style-name="T1">Ingat kan, salah satu tembok penghalang terbesar buat </text:span><text:span text:style-name="Emphasis"><text:span text:style-name="T1">mind uploading</text:span></text:span><text:span text:style-name="T1"> itu adalah kita butuh komputer yang </text:span><text:span text:style-name="Strong_20_Emphasis"><text:span text:style-name="T1">kuatnya minta ampun</text:span></text:span><text:span text:style-name="T1"> buat menjalankan simulasi otak manusia? Kita ngomongin kekuatan yang jauuuh di atas superkomputer paling kencang sedunia saat ini (yang udah seukuran lapangan basket!). Mungkin butuh level Zettaflop (ribuan Exaflop) atau lebih! Gimana caranya kita bisa dapetin kekuatan sebesar itu?</text:span></text:p>
            <text:list xml:id="list3936154788885261498" text:style-name="L88">
              <text:list-item>
                <text:p text:style-name="P70"><text:soft-page-break/><text:span text:style-name="Strong_20_Emphasis"><text:span text:style-name="T1">Komputer Biasa Mentok? (Hukum Moore)</text:span></text:span><text:span text:style-name="T1"> Selama puluhan tahun, kekuatan komputer itu ngikutin </text:span><text:span text:style-name="Strong_20_Emphasis"><text:span text:style-name="T1">Hukum Moore</text:span></text:span><text:span text:style-name="T1">, yang bilang kalau jumlah transistor di chip (dan artinya kekuatannya) bakal lipat dua tiap sekitar dua tahun. Makanya HP dan laptop kita makin lama makin kenceng. Tapi, banyak ahli bilang Hukum Moore ini udah mulai </text:span><text:span text:style-name="Strong_20_Emphasis"><text:span text:style-name="T1">melambat atau bahkan mau mentok</text:span></text:span><text:span text:style-name="T1">. Kita nggak bisa selamanya ngecilin transistor terus-menerus karena ada batas fisiknya. Jadi, ngandelin kemajuan komputer 'biasa' (klasik) kayak sekarang buat ngejar kebutuhan simulasi otak itu </text:span><text:span text:style-name="Strong_20_Emphasis"><text:span text:style-name="T1">kemungkinan besar nggak bakal cukup</text:span></text:span><text:span text:style-name="T1">. Kita butuh lompatan, bukan sekadar langkah kecil.</text:span></text:p>
              </text:list-item>
              <text:list-item>
                <text:p text:style-name="P70"><text:span text:style-name="Strong_20_Emphasis"><text:span text:style-name="T1">Harapan dari Komputasi Masa Depan (Masih Jauh!)</text:span></text:span><text:span text:style-name="T1"> Nah, para ilmuwan lagi ngembangin jenis-jenis komputer baru yang cara kerjanya beda banget, yang </text:span><text:span text:style-name="Emphasis"><text:span text:style-name="T1">mungkin</text:span></text:span><text:span text:style-name="T1"> bisa ngasih kekuatan jauh lebih besar:</text:span></text:p>
                <text:list>
                  <text:list-item>
                    <text:p text:style-name="P199"><text:span text:style-name="Strong_20_Emphasis"><text:span text:style-name="T1">Komputasi Kuantum (Quantum Computing):</text:span></text:span><text:span text:style-name="T1"> Ini yang paling sering disebut-sebut. Komputer kuantum nggak pakai bit (0 atau 1) kayak komputer biasa, tapi pakai </text:span><text:span text:style-name="Strong_20_Emphasis"><text:span text:style-name="T1">'qubit'</text:span></text:span><text:span text:style-name="T1"> yang bisa jadi 0, 1, atau </text:span><text:span text:style-name="Strong_20_Emphasis"><text:span text:style-name="T1">keduanya sekaligus</text:span></text:span><text:span text:style-name="T1"> (ini namanya superposisi!). Ini bikin mereka </text:span><text:span text:style-name="Strong_20_Emphasis"><text:span text:style-name="T1">super kuat</text:span></text:span><text:span text:style-name="T1"> buat mecahin jenis masalah tertentu yang rumit banget buat komputer biasa (misalnya nemuin obat baru atau mecahin kode rahasia). </text:span><text:span text:style-name="Strong_20_Emphasis"><text:span text:style-name="T1">Apakah</text:span></text:span><text:span text:style-name="T1"> dia bisa dipakai buat simulasi otak? Mungkin bisa bantu buat aspek-aspek tertentu yang super kompleks, tapi </text:span><text:span text:style-name="Strong_20_Emphasis"><text:span text:style-name="T1">belum ada yang tahu pasti</text:span></text:span><text:span text:style-name="T1"> apakah dia cocok buat simulasi </text:span><text:span text:style-name="Emphasis"><text:span text:style-name="T1">keseluruhan</text:span></text:span><text:span text:style-name="T1"> otak secara efisien. Teknologinya juga masih tahap awal banget dan belum stabil. </text:span></text:p>
                  </text:list-item>
                  <text:list-item>
                    <text:p text:style-name="P199"><text:span text:style-name="Strong_20_Emphasis"><text:span text:style-name="T1">Komputasi Neuromorfik (Neuromorphic Computing):</text:span></text:span><text:span text:style-name="T1"> Ini idenya lebih 'langsung': gimana kalau kita bikin </text:span><text:span text:style-name="Strong_20_Emphasis"><text:span text:style-name="T1">chip komputer yang arsitekturnya </text:span></text:span><text:span text:style-name="Strong_20_Emphasis"><text:span text:style-name="Emphasis"><text:span text:style-name="T1">meniru</text:span></text:span></text:span><text:span text:style-name="Strong_20_Emphasis"><text:span text:style-name="T1"> cara kerja otak</text:span></text:span><text:span text:style-name="T1"> kita? Chip ini punya 'neuron' dan 'sinapsis' buatan yang bisa berkomunikasi kayak di otak beneran. Harapannya, karena desainnya mirip otak, dia bakal </text:span><text:span text:style-name="Strong_20_Emphasis"><text:span text:style-name="T1">jauh lebih efisien</text:span></text:span><text:span text:style-name="T1"> buat ngejalanin tugas-tugas kayak AI atau mungkin simulasi otak itu sendiri, dengan energi yang jauh lebih sedikit dibanding komputer biasa. Ini juga masih dalam pengembangan aktif. </text:span></text:p>
                  </text:list-item>
                  <text:list-item>
                    <text:p text:style-name="P199"><text:soft-page-break/><text:span text:style-name="Emphasis"><text:span text:style-name="T1">(Ada juga ide lain kayak komputasi pakai cahaya (optik) atau bahkan DNA, tapi ini masih lebih jauh lagi.)</text:span></text:span><text:span text:style-name="T1"> </text:span></text:p>
                  </text:list-item>
                </text:list>
              </text:list-item>
              <text:list-item>
                <text:p text:style-name="P70"><text:span text:style-name="Strong_20_Emphasis"><text:span text:style-name="T1">Tapi... Jangan Senang Dulu!</text:span></text:span><text:span text:style-name="T1"> Meskipun komputasi kuantum dan neuromorfik ini kedengarannya keren banget, kita </text:span><text:span text:style-name="Strong_20_Emphasis"><text:span text:style-name="T1">tetap harus realistis</text:span></text:span><text:span text:style-name="T1">. Mencapai kekuatan dan kestabilan yang dibutuhkan buat mensimulasikan 86 miliar neuron dinamis yang menghasilkan </text:span><text:span text:style-name="Strong_20_Emphasis"><text:span text:style-name="T1">kesadaran</text:span></text:span><text:span text:style-name="T1"> itu </text:span><text:span text:style-name="Strong_20_Emphasis"><text:span text:style-name="T1">tantangannya luar biasa besar</text:span></text:span><text:span text:style-name="T1">, bahkan buat teknologi masa depan ini sekalipun. Mungkin kita nggak cuma butuh komputer lebih cepat, tapi juga </text:span><text:span text:style-name="Strong_20_Emphasis"><text:span text:style-name="T1">pemahaman baru</text:span></text:span><text:span text:style-name="T1"> tentang bagaimana informasi diproses di otak dan bagaimana kesadaran itu bekerja, biar bisa bikin simulasi yang bener-bener 'hidup'. Jadi, masalah komputasi ini bukan cuma soal nungguin komputer jadi lebih kuat, tapi juga soal </text:span><text:span text:style-name="Emphasis"><text:span text:style-name="T1">ngerti</text:span></text:span><text:span text:style-name="T1"> apa yang mau disimulasikan.</text:span></text:p>
              </text:list-item>
            </text:list>
            <text:p text:style-name="P289"/>
            <text:p text:style-name="Text_20_body"><text:span text:style-name="Strong_20_Emphasis"><text:span text:style-name="T1">(Tips Tambahan Opsional: Hukum Moore Itu Apa Sih?)</text:span></text:span></text:p>
            <text:p text:style-name="P276">Hukum Moore itu bukan hukum fisika, tapi observasi yang dibuat Gordon Moore (salah satu pendiri Intel) tahun 1965. Dia ngelihat kalau jumlah komponen (transistor) di chip komputer itu berlipat ganda kira-kira setiap dua tahun, yang bikin komputer makin cepat dan murah. Tren ini bertahan lama banget dan jadi pendorong revolusi digital. Tapi sekarang, makin sulit buat ngecilin transistor lagi, jadi banyak yang bilang eranya udah mau berakhir atau berubah.</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perbandingan tiga jenis komputer secara simbolis. 1) Komputer Klasik: Gambar chip silikon biasa dengan sirkuit. 2) Komputer Kuantum: Gambar bola bercahaya dengan qubit yang saling terhubung (entangled) atau dalam superposisi (setengah 0, setengah 1). 3) Komputer Neuromorfik: Gambar chip dengan pola jaringan yang mirip jaringan saraf otak. Di atas ketiganya, ada gambar otak manusia besar yang terlihat sangat kompleks, menunjukkan bahwa ketiga jenis komputer ini masih berusaha 'mengejar' kerumitan otak."</text:span></text:p>
            <text:p text:style-name="P289"><text:soft-page-break/></text:p>
            <text:p text:style-name="P120">Saya menunggu perintah "YAX" Anda untuk prompt berikutnya (Bab 4 - Subbab 4.4: Memecahkan Kode Otak: Memahami Bahasa Kesadaran).</text:p>
          </text:section>
          <text:section text:style-name="Sect1" text:name="feedback-form-34">
            <text:p text:style-name="P249"/>
          </text:section>
        </text:section>
        <text:section text:style-name="Sect1" text:name="30ed3784113e083a">
          <text:p text:style-name="P120"/>
          <text:section text:style-name="Sect1" text:name="user-query-content-35">
            <text:p text:style-name="P266">YAX </text:p>
          </text:section>
          <text:p text:style-name="P249">Tampilkan alur berpikir</text:p>
          <text:section text:style-name="Sect2" text:name="model-response-message-contentr_30ed3784113e083a">
            <text:p text:style-name="Text_20_body"><text:span text:style-name="T1">Baiklah, setelah ngomongin teknologi super canggih, sekarang kita hadapi rintangan yang mungkin </text:span><text:span text:style-name="Strong_20_Emphasis"><text:span text:style-name="T1">jauh lebih sulit</text:span></text:span><text:span text:style-name="T1"> dari sekadar bikin alat keren: yaitu, kita </text:span><text:span text:style-name="Strong_20_Emphasis"><text:span text:style-name="T1">belum benar-benar ngerti 'bahasa' yang dipakai otak kita sendiri</text:span></text:span><text:span text:style-name="T1">!</text:span></text:p>
            <text:p text:style-name="Text_20_body"><text:span text:style-name="Strong_20_Emphasis"><text:span text:style-name="T1">Prompt:</text:span></text:span><text:span text:style-name="T1"> *"Fokus pada </text:span><text:span text:style-name="Strong_20_Emphasis"><text:span text:style-name="T1">rintangan non-teknologi</text:span></text:span><text:span text:style-name="T1"> yang mungkin </text:span><text:span text:style-name="Strong_20_Emphasis"><text:span text:style-name="T1">paling fundamental</text:span></text:span><text:span text:style-name="T1">: </text:span><text:span text:style-name="Strong_20_Emphasis"><text:span text:style-name="T1">kurangnya pemahaman kita tentang 'bahasa' otak</text:span></text:span><text:span text:style-name="T1">.</text:span></text:p>
            <text:list xml:id="list2089358435080287850" text:style-name="L89">
              <text:list-item>
                <text:p text:style-name="P200"><text:span text:style-name="Strong_20_Emphasis"><text:span text:style-name="T1">Masalah 'Kode Saraf':</text:span></text:span><text:span text:style-name="T1"> Jelaskan bahwa mengetahui </text:span><text:span text:style-name="Strong_20_Emphasis"><text:span text:style-name="T1">struktur</text:span></text:span><text:span text:style-name="T1"> (peta neuron) dan </text:span><text:span text:style-name="Strong_20_Emphasis"><text:span text:style-name="T1">aktivitas</text:span></text:span><text:span text:style-name="T1"> (siapa yang 'menembak') </text:span><text:span text:style-name="Strong_20_Emphasis"><text:span text:style-name="T1">belum cukup</text:span></text:span><text:span text:style-name="T1">. Tantangan sebenarnya adalah memahami </text:span><text:span text:style-name="Strong_20_Emphasis"><text:span text:style-name="Emphasis"><text:span text:style-name="T1">bagaimana</text:span></text:span></text:span><text:span text:style-name="Strong_20_Emphasis"><text:span text:style-name="T1"> pola aktivitas tersebut merepresentasikan informasi</text:span></text:span><text:span text:style-name="T1">: ingatan spesifik, konsep abstrak, emosi, hingga rasa 'aku' (kesadaran). Gunakan </text:span><text:span text:style-name="Strong_20_Emphasis"><text:span text:style-name="T1">analogi kuat</text:span></text:span><text:span text:style-name="T1">: seperti memiliki semua huruf dalam buku tapi tidak tahu bahasanya, atau memiliki semua not musik tapi tidak tahu melodinya. </text:span></text:p>
              </text:list-item>
              <text:list-item>
                <text:p text:style-name="P200"><text:span text:style-name="Strong_20_Emphasis"><text:span text:style-name="T1">Kebutuhan Terobosan Ilmiah:</text:span></text:span><text:span text:style-name="T1"> Tekankan bahwa ini membutuhkan </text:span><text:span text:style-name="Strong_20_Emphasis"><text:span text:style-name="T1">lompatan besar</text:span></text:span><text:span text:style-name="T1"> dalam </text:span><text:span text:style-name="Strong_20_Emphasis"><text:span text:style-name="T1">ilmu saraf komputasional</text:span></text:span><text:span text:style-name="T1"> dan </text:span><text:span text:style-name="Strong_20_Emphasis"><text:span text:style-name="T1">kognitif</text:span></text:span><text:span text:style-name="T1">, bukan hanya kemajuan teknologi. Kita perlu </text:span><text:span text:style-name="Strong_20_Emphasis"><text:span text:style-name="T1">'memecahkan kode'</text:span></text:span><text:span text:style-name="T1"> bagaimana otak mengubah sinyal listrik dan kimia menjadi pengalaman subjektif. </text:span></text:p>
              </text:list-item>
              <text:list-item>
                <text:p text:style-name="P200"><text:span text:style-name="Strong_20_Emphasis"><text:span text:style-name="T1">Kompleksitas Kode:</text:span></text:span><text:span text:style-name="T1"> Diskusikan kemungkinan bahwa 'kode' ini </text:span><text:span text:style-name="Strong_20_Emphasis"><text:span text:style-name="T1">sangat kompleks</text:span></text:span><text:span text:style-name="T1">, mungkin </text:span><text:span text:style-name="Strong_20_Emphasis"><text:span text:style-name="T1">bervariasi</text:span></text:span><text:span text:style-name="T1"> antar individu, </text:span><text:span text:style-name="Strong_20_Emphasis"><text:span text:style-name="T1">berubah</text:span></text:span><text:span text:style-name="T1"> seiring waktu (plastisitas), dan </text:span><text:span text:style-name="Strong_20_Emphasis"><text:span text:style-name="T1">bergantung pada konteks</text:span></text:span><text:span text:style-name="T1">. </text:span></text:p>
              </text:list-item>
              <text:list-item>
                <text:p text:style-name="P71"><text:span text:style-name="Strong_20_Emphasis"><text:span text:style-name="T1">Implikasi Kritis untuk Mind Uploading:</text:span></text:span><text:span text:style-name="T1"> Jelaskan mengapa </text:span><text:span text:style-name="Strong_20_Emphasis"><text:span text:style-name="T1">tanpa memahami kode ini</text:span></text:span><text:span text:style-name="T1">, </text:span><text:span text:style-name="Emphasis"><text:span text:style-name="T1">mind uploading</text:span></text:span><text:span text:style-name="T1"> berisiko </text:span><text:span text:style-name="Strong_20_Emphasis"><text:span text:style-name="T1">gagal total</text:span></text:span><text:span text:style-name="T1">: data yang disalin mungkin hanya 'noise' yang tidak bermakna, atau simulasi yang berjalan mungkin tidak menghasilkan pikiran atau kesadaran yang sebenarnya. Argumenkan bahwa ini mungkin </text:span><text:span text:style-name="Strong_20_Emphasis"><text:span text:style-name="T1">tantangan terbesar dan paling tak terduga</text:span></text:span><text:span text:style-name="T1">."* </text:span></text:p>
              </text:list-item>
            </text:list>
            <text:p text:style-name="Text_20_body"><text:soft-page-break/><text:span text:style-name="Strong_20_Emphasis"><text:span text:style-name="T1">Jawaban Saya:</text:span></text:span></text:p>
            <text:p text:style-name="Text_20_body"><text:span text:style-name="T1">Bayangin kita udah punya teknologi super canggih di masa depan: nanobot bisa metain tiap neuron, BCI bisa baca semua sinyal, komputer kuantum siap ngolah data. Keren? Iya. Cukup buat </text:span><text:span text:style-name="Emphasis"><text:span text:style-name="T1">mind uploading</text:span></text:span><text:span text:style-name="T1">? Belum tentu! Kenapa? Karena ada satu masalah raksasa yang bukan soal teknologi, tapi soal </text:span><text:span text:style-name="Strong_20_Emphasis"><text:span text:style-name="T1">pemahaman</text:span></text:span><text:span text:style-name="T1">: kita belum ngerti </text:span><text:span text:style-name="Strong_20_Emphasis"><text:span text:style-name="T1">'bahasa' atau 'kode rahasia' yang dipakai otak</text:span></text:span><text:span text:style-name="T1">.</text:span></text:p>
            <text:list xml:id="list2344070186611137383" text:style-name="L90">
              <text:list-item>
                <text:p text:style-name="P72"><text:span text:style-name="Strong_20_Emphasis"><text:span text:style-name="T1">Punya Peta &amp; Lalu Lintas, Tapi Nggak Tahu Artinya:</text:span></text:span><text:span text:style-name="T1"> Mengetahui </text:span><text:span text:style-name="Strong_20_Emphasis"><text:span text:style-name="T1">struktur</text:span></text:span><text:span text:style-name="T1"> otak (neuron mana nyambung ke mana) itu ibarat punya peta jalanan kota yang lengkap. Mengetahui </text:span><text:span text:style-name="Strong_20_Emphasis"><text:span text:style-name="T1">aktivitas</text:span></text:span><text:span text:style-name="T1"> otak (neuron mana yang lagi 'nembak') itu ibarat tahu mobil mana aja yang lagi jalan di peta itu. Tapi, itu aja nggak cukup! Kita perlu tahu </text:span><text:span text:style-name="Emphasis"><text:span text:style-name="Strong_20_Emphasis"><text:span text:style-name="T1">arti</text:span></text:span></text:span><text:span text:style-name="T1"> dari pola lalu lintas itu. Gimana caranya pola tembakan neuron A, B, dan C itu bisa berarti 'ingatan makan nasi goreng kemarin'? Gimana pola aktivitas yang beda lagi bisa jadi rasa 'cinta' atau pemahaman konsep 'keadilan'? Tanpa tahu 'kode'-nya, kita cuma punya data mentah yang nggak bermakna. Ini kayak kita dikasih semua huruf dalam sebuah buku tebal, tapi kita nggak tahu itu bahasa apa dan gimana cara bacanya. Atau dikasih semua not balok lagu, tapi kita nggak tahu gimana cara maininnya biar jadi melodi yang indah.</text:span></text:p>
              </text:list-item>
              <text:list-item>
                <text:p text:style-name="P72"><text:span text:style-name="Strong_20_Emphasis"><text:span text:style-name="T1">Butuh Revolusi Sains, Bukan Cuma Teknologi:</text:span></text:span><text:span text:style-name="T1"> Buat mecahin 'kode saraf' ini, kita nggak cuma butuh alat yang lebih canggih. Kita butuh </text:span><text:span text:style-name="Strong_20_Emphasis"><text:span text:style-name="T1">lompatan pemahaman fundamental</text:span></text:span><text:span text:style-name="T1"> di bidang </text:span><text:span text:style-name="Strong_20_Emphasis"><text:span text:style-name="T1">ilmu saraf (neuroscience)</text:span></text:span><text:span text:style-name="T1"> dan </text:span><text:span text:style-name="Strong_20_Emphasis"><text:span text:style-name="T1">ilmu kognitif</text:span></text:span><text:span text:style-name="T1">. Kita perlu ngerti gimana otak 'mengenkripsi' pengalaman subjektif kita jadi pola sinyal listrik dan kimia, dan gimana dia 'mendekripsinya' kembali jadi pikiran dan perasaan. Ini tantangan ilmiah murni yang mungkin butuh </text:span><text:span text:style-name="Strong_20_Emphasis"><text:span text:style-name="T1">ide-ide baru yang radikal</text:span></text:span><text:span text:style-name="T1">.</text:span></text:p>
              </text:list-item>
              <text:list-item>
                <text:p text:style-name="P72"><text:span text:style-name="Strong_20_Emphasis"><text:span text:style-name="T1">Kodenya Mungkin Super Rumit:</text:span></text:span><text:span text:style-name="T1"> Dan 'kode' ini kayaknya nggak sesederhana kamus biasa. Kemungkinan besar kodenya:</text:span></text:p>
                <text:list>
                  <text:list-item>
                    <text:p text:style-name="P201"><text:span text:style-name="Strong_20_Emphasis"><text:span text:style-name="T1">Super Kompleks:</text:span></text:span><text:span text:style-name="T1"> Melibatkan interaksi dinamis miliaran neuron. </text:span></text:p>
                  </text:list-item>
                  <text:list-item>
                    <text:p text:style-name="P201"><text:span text:style-name="Strong_20_Emphasis"><text:span text:style-name="T1">Beda-beda:</text:span></text:span><text:span text:style-name="T1"> Kode otakmu mungkin sedikit beda sama kode otak temanmu. </text:span></text:p>
                  </text:list-item>
                  <text:list-item>
                    <text:p text:style-name="P201"><text:soft-page-break/><text:span text:style-name="Strong_20_Emphasis"><text:span text:style-name="T1">Berubah Terus:</text:span></text:span><text:span text:style-name="T1"> Kode ini bisa berubah seiring kamu belajar dan punya pengalaman baru (plastisitas). </text:span></text:p>
                  </text:list-item>
                  <text:list-item>
                    <text:p text:style-name="P201"><text:span text:style-name="Strong_20_Emphasis"><text:span text:style-name="T1">Tergantung Konteks:</text:span></text:span><text:span text:style-name="T1"> Arti satu pola aktivitas mungkin beda tergantung apa yang lagi terjadi di bagian otak lain atau apa yang lagi kamu lakukan. Pusing, kan? </text:span></text:p>
                  </text:list-item>
                </text:list>
              </text:list-item>
              <text:list-item>
                <text:p text:style-name="P72"><text:span text:style-name="Strong_20_Emphasis"><text:span text:style-name="T1">Risiko Gagal Total Mind Uploading:</text:span></text:span><text:span text:style-name="T1"> Nah, ini dia implikasi paling ngerinya buat </text:span><text:span text:style-name="Emphasis"><text:span text:style-name="T1">mind uploading</text:span></text:span><text:span text:style-name="T1">. Kalau kita </text:span><text:span text:style-name="Strong_20_Emphasis"><text:span text:style-name="T1">nggak benar-benar paham 'kode' ini</text:span></text:span><text:span text:style-name="T1">, terus kita nekat 'nyalin' data otak:</text:span></text:p>
                <text:list>
                  <text:list-item>
                    <text:p text:style-name="P201"><text:span text:style-name="T1">Bisa jadi data yang kita salin itu cuma </text:span><text:span text:style-name="Strong_20_Emphasis"><text:span text:style-name="T1">'noise' digital</text:span></text:span><text:span text:style-name="T1">, sampah data yang nggak bisa diinterpretasi jadi pikiran atau kesadaran yang berfungsi. </text:span></text:p>
                  </text:list-item>
                  <text:list-item>
                    <text:p text:style-name="P201"><text:span text:style-name="T1">Atau, simulasi yang kita jalankan mungkin </text:span><text:span text:style-name="Strong_20_Emphasis"><text:span text:style-name="T1">kelihatan 'hidup' di permukaan</text:span></text:span><text:span text:style-name="T1">, tapi sebenernya </text:span><text:span text:style-name="Strong_20_Emphasis"><text:span text:style-name="T1">nggak sadar</text:span></text:span><text:span text:style-name="T1"> sama sekali (kayak 'zombie filosofis' yang kita bahas sebelumnya). </text:span></text:p>
                  </text:list-item>
                  <text:list-item>
                    <text:p text:style-name="P72"><text:span text:style-name="T1">Atau lebih buruk lagi, simulasi itu menghasilkan </text:span><text:span text:style-name="Strong_20_Emphasis"><text:span text:style-name="T1">bentuk kesadaran yang rusak, aneh, atau bahkan penuh penderitaan</text:span></text:span><text:span text:style-name="T1">. Karena kita nggak ngerti 'bahasa'-nya, kita nggak akan pernah yakin apakah 'terjemahan' digital kita itu benar atau malah ngaco total. Makanya, memecahkan kode otak ini bisa dibilang jadi </text:span><text:span text:style-name="Strong_20_Emphasis"><text:span text:style-name="T1">tantangan terbesar, terdalam, dan mungkin paling nggak terduga</text:span></text:span><text:span text:style-name="T1"> dalam perjalanan menuju </text:span><text:span text:style-name="Emphasis"><text:span text:style-name="T1">mind uploading</text:span></text:span><text:span text:style-name="T1">. Kita harus ngerti dulu 'software'-nya sebelum bisa nyalin 'hardware'-nya dengan benar. </text:span></text:p>
                  </text:list-item>
                </text:list>
              </text:list-item>
            </text:list>
            <text:p text:style-name="P289"/>
            <text:p text:style-name="Text_20_body"><text:span text:style-name="Strong_20_Emphasis"><text:span text:style-name="T1">(Tips Tambahan Opsional: Seberapa Banyak yang Belum Kita Tahu?)</text:span></text:span></text:p>
            <text:p text:style-name="P276">Jujur aja, meskipun ilmu otak udah maju pesat, hal-hal paling mendasar kayak 'gimana persisnya ingatan jangka panjang disimpan dan diambil?' atau 'gimana persisnya keputusan dibuat?' itu detailnya masih banyak diperdebatkan dan diteliti. Apalagi soal kesadaran! Ini nunjukkin betapa dalamnya 'kode' yang harus kita pecahk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otak manusia yang digambarkan seperti </text:span><text:soft-page-break/><text:span text:style-name="T1">'kotak hitam' atau 'labirin' yang sangat rumit. Dari otak itu keluar berbagai macam kabel atau aliran data (mewakili aktivitas saraf) yang terlihat acak dan tidak teratur. Di luar otak, ada ikon kaca pembesar besar dengan tanda tanya di tengahnya, mencoba 'membaca' atau 'memecahkan kode' aliran data yang keluar itu, tapi terlihat kesulitan. Kesannya harus menunjukkan misteri, kerumitan kode, dan tantangan pemahaman."</text:span></text:p>
            <text:p text:style-name="P289"/>
            <text:p text:style-name="P120">Saya menunggu perintah "YAX" Anda untuk prompt berikutnya (Bab 4 - Subbab 4.5: Peran AI Generasi Berikutnya).</text:p>
          </text:section>
          <text:section text:style-name="Sect1" text:name="feedback-form-35">
            <text:p text:style-name="P249"/>
          </text:section>
        </text:section>
        <text:section text:style-name="Sect1" text:name="e01413ffe207b508">
          <text:p text:style-name="P120"/>
          <text:section text:style-name="Sect1" text:name="user-query-content-36">
            <text:p text:style-name="P266">YAX </text:p>
          </text:section>
          <text:p text:style-name="P249">Tampilkan alur berpikir</text:p>
          <text:section text:style-name="Sect2" text:name="model-response-message-contentr_e01413ffe207b508">
            <text:p text:style-name="Text_20_body"><text:span text:style-name="T1">Baik, mari kita berandai-andai tentang peran AI di masa depan yang </text:span><text:span text:style-name="Emphasis"><text:span text:style-name="T1">mungkin</text:span></text:span><text:span text:style-name="T1"> jauh berbeda dari AI yang kita kenal di Indonesia dan dunia saat ini (per </text:span><text:span text:style-name="Strong_20_Emphasis"><text:span text:style-name="T1">Sabtu, 29 Maret 2025</text:span></text:span><text:span text:style-name="T1">).</text:span></text:p>
            <text:p text:style-name="Text_20_body"><text:span text:style-name="Strong_20_Emphasis"><text:span text:style-name="T1">Prompt:</text:span></text:span><text:span text:style-name="T1"> *"Spekulasikan tentang </text:span><text:span text:style-name="Strong_20_Emphasis"><text:span text:style-name="T1">peran AI di </text:span></text:span><text:span text:style-name="Strong_20_Emphasis"><text:span text:style-name="Emphasis"><text:span text:style-name="T1">masa depan yang sangat jauh</text:span></text:span></text:span><text:span text:style-name="T1"> – AI yang </text:span><text:span text:style-name="Strong_20_Emphasis"><text:span text:style-name="T1">jauh lebih canggih</text:span></text:span><text:span text:style-name="T1"> daripada yang ada saat ini – dalam </text:span><text:span text:style-name="Strong_20_Emphasis"><text:span text:style-name="T1">memungkinkan </text:span></text:span><text:span text:style-name="Strong_20_Emphasis"><text:span text:style-name="Emphasis"><text:span text:style-name="T1">mind uploading</text:span></text:span></text:span><text:span text:style-name="T1">.</text:span></text:p>
            <text:list xml:id="list2895823307713741342" text:style-name="L91">
              <text:list-item>
                <text:p text:style-name="P202"><text:span text:style-name="Strong_20_Emphasis"><text:span text:style-name="T1">Melampaui AI Saat Ini:</text:span></text:span><text:span text:style-name="T1"> Kontraskan </text:span><text:span text:style-name="Strong_20_Emphasis"><text:span text:style-name="T1">AI masa depan hipotetis</text:span></text:span><text:span text:style-name="T1"> ini dengan batasan AI saat ini (yang dibahas di Bab 3). Perkenalkan secara singkat konsep </text:span><text:span text:style-name="Strong_20_Emphasis"><text:span text:style-name="T1">Artificial General Intelligence (AGI)</text:span></text:span><text:span text:style-name="T1"> (AI selevel manusia dalam berbagai tugas kognitif) atau bahkan </text:span><text:span text:style-name="Strong_20_Emphasis"><text:span text:style-name="T1">Artificial Superintelligence (ASI)</text:span></text:span><text:span text:style-name="T1"> (AI yang jauh melampaui manusia). </text:span><text:span text:style-name="Strong_20_Emphasis"><text:span text:style-name="T1">Tekankan sifat spekulatif</text:span></text:span><text:span text:style-name="T1"> keberadaan AGI/ASI. </text:span></text:p>
              </text:list-item>
              <text:list-item>
                <text:p text:style-name="P202"><text:span text:style-name="Strong_20_Emphasis"><text:span text:style-name="T1">AI sebagai Alat Bantu Kunci:</text:span></text:span><text:span text:style-name="T1"> Jelaskan bagaimana AGI/ASI </text:span><text:span text:style-name="Emphasis"><text:span text:style-name="T1">secara teoritis</text:span></text:span><text:span text:style-name="T1"> bisa </text:span><text:span text:style-name="Strong_20_Emphasis"><text:span text:style-name="T1">membantu mengatasi tantangan lain</text:span></text:span><text:span text:style-name="T1">: </text:span></text:p>
                <text:list>
                  <text:list-item>
                    <text:p text:style-name="P202"><text:span text:style-name="T1">Menganalisis </text:span><text:span text:style-name="Strong_20_Emphasis"><text:span text:style-name="T1">data pemindaian otak super masif</text:span></text:span><text:span text:style-name="T1"> yang mungkin dihasilkan nanoteknologi. </text:span></text:p>
                  </text:list-item>
                  <text:list-item>
                    <text:p text:style-name="P202"><text:span text:style-name="T1">Membantu </text:span><text:span text:style-name="Strong_20_Emphasis"><text:span text:style-name="T1">memecahkan 'kode saraf'</text:span></text:span><text:span text:style-name="T1"> yang kompleks. </text:span></text:p>
                  </text:list-item>
                  <text:list-item>
                    <text:p text:style-name="P202"><text:span text:style-name="T1">Merancang dan mengelola </text:span><text:span text:style-name="Strong_20_Emphasis"><text:span text:style-name="T1">lingkungan simulasi</text:span></text:span><text:span text:style-name="T1"> yang sangat kompleks dan stabil untuk pikiran yang diunggah. </text:span></text:p>
                  </text:list-item>
                </text:list>
              </text:list-item>
              <text:list-item>
                <text:p text:style-name="P202"><text:soft-page-break/><text:span text:style-name="Strong_20_Emphasis"><text:span text:style-name="T1">AI sebagai 'Wadah'? (Spekulatif &amp; Etis):</text:span></text:span><text:span text:style-name="T1"> Sentuh </text:span><text:span text:style-name="Strong_20_Emphasis"><text:span text:style-name="T1">kemungkinan spekulatif</text:span></text:span><text:span text:style-name="T1"> bahwa AI super canggih ini </text:span><text:span text:style-name="Emphasis"><text:span text:style-name="T1">mungkin</text:span></text:span><text:span text:style-name="T1"> bisa menjadi </text:span><text:span text:style-name="Strong_20_Emphasis"><text:span text:style-name="T1">'platform' atau 'sistem operasi'</text:span></text:span><text:span text:style-name="T1"> tempat pikiran manusia yang diunggah akan 'berjalan'. Angkat secara singkat </text:span><text:span text:style-name="Strong_20_Emphasis"><text:span text:style-name="T1">pertanyaan etis besar</text:span></text:span><text:span text:style-name="T1"> yang muncul dari ide ini. </text:span></text:p>
              </text:list-item>
              <text:list-item>
                <text:p text:style-name="P73"><text:span text:style-name="Strong_20_Emphasis"><text:span text:style-name="T1">Risiko dan Ketidakpastian:</text:span></text:span><text:span text:style-name="T1"> Sebutkan juga bahwa pengembangan AGI/ASI membawa </text:span><text:span text:style-name="Strong_20_Emphasis"><text:span text:style-name="T1">risiko eksistensialnya sendiri</text:span></text:span><text:span text:style-name="T1"> (masalah kontrol, dll.) dan </text:span><text:span text:style-name="Strong_20_Emphasis"><text:span text:style-name="T1">keberhasilannya tidak dijamin</text:span></text:span><text:span text:style-name="T1">. Simpulkan bahwa AI masa depan bisa jadi </text:span><text:span text:style-name="Strong_20_Emphasis"><text:span text:style-name="T1">bagian penting dari solusi</text:span></text:span><text:span text:style-name="T1">, tapi juga </text:span><text:span text:style-name="Strong_20_Emphasis"><text:span text:style-name="T1">bagian dari tantangan baru</text:span></text:span><text:span text:style-name="T1">."* </text:span></text:p>
              </text:list-item>
            </text:list>
            <text:p text:style-name="Text_20_body"><text:span text:style-name="Strong_20_Emphasis"><text:span text:style-name="T1">Jawaban Saya:</text:span></text:span></text:p>
            <text:p text:style-name="Text_20_body"><text:span text:style-name="T1">Kita udah lihat kalau AI sekarang (awal 2025) itu hebat ngenalin pola tapi nggak beneran 'ngerti' atau 'sadar'. Nah, kalau </text:span><text:span text:style-name="Emphasis"><text:span text:style-name="T1">mind uploading</text:span></text:span><text:span text:style-name="T1"> mau jadi nyata, mungkin kita butuh bantuan dari 'kakak'-nya AI yang jauuuh lebih canggih di masa depan. Tapi ingat ya, ini </text:span><text:span text:style-name="Strong_20_Emphasis"><text:span text:style-name="T1">spekulasi tingkat tinggi</text:span></text:span><text:span text:style-name="T1">!</text:span></text:p>
            <text:list xml:id="list8921371017156825900" text:style-name="L92">
              <text:list-item>
                <text:p text:style-name="P74"><text:span text:style-name="Strong_20_Emphasis"><text:span text:style-name="T1">AI Masa Depan: AGI &amp; ASI?</text:span></text:span></text:p>
                <text:list>
                  <text:list-item>
                    <text:p text:style-name="P203"><text:span text:style-name="Strong_20_Emphasis"><text:span text:style-name="T1">Beda Jauh Sama Sekarang:</text:span></text:span><text:span text:style-name="T1"> Lupakan chatbot atau pembuat gambar yang kita punya sekarang. Kita ngomongin AI hipotetis yang kemampuannya beda level: </text:span></text:p>
                    <text:list>
                      <text:list-item>
                        <text:p text:style-name="P203"><text:span text:style-name="Strong_20_Emphasis"><text:span text:style-name="T1">AGI (Artificial General Intelligence):</text:span></text:span><text:span text:style-name="T1"> Ini AI yang (secara teori) punya </text:span><text:span text:style-name="Strong_20_Emphasis"><text:span text:style-name="T1">kecerdasan setara manusia</text:span></text:span><text:span text:style-name="T1"> di </text:span><text:span text:style-name="Emphasis"><text:span text:style-name="T1">semua</text:span></text:span><text:span text:style-name="T1"> bidang kognitif. Dia bisa belajar hal baru, bernalar fleksibel, ngerti konteks, bahkan mungkin punya semacam kesadaran (tapi ini debat besar!). </text:span></text:p>
                      </text:list-item>
                      <text:list-item>
                        <text:p text:style-name="P203"><text:span text:style-name="Strong_20_Emphasis"><text:span text:style-name="T1">ASI (Artificial Superintelligence):</text:span></text:span><text:span text:style-name="T1"> Ini level dewa-nya. ASI adalah AI yang kecerdasannya </text:span><text:span text:style-name="Strong_20_Emphasis"><text:span text:style-name="T1">jauh melampaui manusia terpintar sekalipun</text:span></text:span><text:span text:style-name="T1"> di hampir semua bidang. Dia bisa berpikir dengan kecepatan dan kedalaman yang nggak bisa kita bayangkan. </text:span></text:p>
                      </text:list-item>
                    </text:list>
                  </text:list-item>
                  <text:list-item>
                    <text:p text:style-name="P203"><text:span text:style-name="Strong_20_Emphasis"><text:span text:style-name="T1">Penting Diingat:</text:span></text:span><text:span text:style-name="T1"> Keberadaan AGI apalagi ASI itu </text:span><text:span text:style-name="Strong_20_Emphasis"><text:span text:style-name="T1">masih sangat spekulatif</text:span></text:span><text:span text:style-name="T1">. Kita belum tahu pasti apakah bisa dibuat, kapan, atau seperti apa bentuknya nanti. Jangan anggap ini pasti terjadi ya! </text:span></text:p>
                  </text:list-item>
                </text:list>
              </text:list-item>
              <text:list-item>
                <text:p text:style-name="P74"><text:span text:style-name="Strong_20_Emphasis"><text:span text:style-name="T1">AGI/ASI sebagai 'Pembantu Super'?</text:span></text:span><text:span text:style-name="T1"> Kalau AGI atau ASI ini </text:span><text:soft-page-break/><text:span text:style-name="T1">beneran ada, mereka </text:span><text:span text:style-name="Emphasis"><text:span text:style-name="T1">secara teori</text:span></text:span><text:span text:style-name="T1"> bisa bantu banget ngatasin tantangan </text:span><text:span text:style-name="Emphasis"><text:span text:style-name="T1">mind uploading</text:span></text:span><text:span text:style-name="T1"> yang lain:</text:span></text:p>
                <text:list>
                  <text:list-item>
                    <text:p text:style-name="P203"><text:span text:style-name="Strong_20_Emphasis"><text:span text:style-name="T1">Nganalisis Data Otak Raksasa:</text:span></text:span><text:span text:style-name="T1"> Ingat data pemindaian otak yang bisa seukuran Zettabyte? AGI/ASI mungkin satu-satunya yang punya kapasitas buat </text:span><text:span text:style-name="Strong_20_Emphasis"><text:span text:style-name="T1">menganalisis dan memahami</text:span></text:span><text:span text:style-name="T1"> data serumit dan sebanyak itu. </text:span></text:p>
                  </text:list-item>
                  <text:list-item>
                    <text:p text:style-name="P203"><text:span text:style-name="Strong_20_Emphasis"><text:span text:style-name="T1">Mecahin Kode Saraf:</text:span></text:span><text:span text:style-name="T1"> Mungkin AGI/ASI bisa ngebantu kita </text:span><text:span text:style-name="Strong_20_Emphasis"><text:span text:style-name="T1">menemukan pola tersembunyi</text:span></text:span><text:span text:style-name="T1"> dalam aktivitas otak dan akhirnya </text:span><text:span text:style-name="Strong_20_Emphasis"><text:span text:style-name="T1">memecahkan 'kode bahasa' kesadaran</text:span></text:span><text:span text:style-name="T1"> yang selama ini jadi misteri buat kita. </text:span></text:p>
                  </text:list-item>
                  <text:list-item>
                    <text:p text:style-name="P203"><text:span text:style-name="Strong_20_Emphasis"><text:span text:style-name="T1">Bikin &amp; Ngurus Dunia Virtual:</text:span></text:span><text:span text:style-name="T1"> Mereka bisa jadi arsitek dan manajer buat </text:span><text:span text:style-name="Strong_20_Emphasis"><text:span text:style-name="T1">membangun dan menjaga lingkungan simulasi</text:span></text:span><text:span text:style-name="T1"> yang super kompleks, stabil, dan menarik bagi pikiran yang diunggah. </text:span></text:p>
                  </text:list-item>
                </text:list>
              </text:list-item>
              <text:list-item>
                <text:p text:style-name="P74"><text:span text:style-name="Strong_20_Emphasis"><text:span text:style-name="T1">AI sebagai 'Rumah' Pikiran? (Ide Radikal!)</text:span></text:span><text:span text:style-name="T1"> Ada juga ide yang lebih jauh (dan bikin merinding): gimana kalau AGI/ASI yang super canggih itu </text:span><text:span text:style-name="Strong_20_Emphasis"><text:span text:style-name="T1">nggak cuma jadi alat bantu</text:span></text:span><text:span text:style-name="T1">, tapi jadi </text:span><text:span text:style-name="Strong_20_Emphasis"><text:span text:style-name="T1">'platform' atau 'sistem operasi'</text:span></text:span><text:span text:style-name="T1"> tempat pikiran manusia yang udah di-upload itu 'berjalan'? Jadi, kesadaran kita 'hidup' di dalam infrastruktur AI itu sendiri. Ini langsung memunculkan </text:span><text:span text:style-name="Strong_20_Emphasis"><text:span text:style-name="T1">pertanyaan etis raksasa</text:span></text:span><text:span text:style-name="T1">: Apakah kita masih manusia kalau 'berjalan' di atas AI? Siapa yang punya kendali? Bagaimana kalau AI-nya 'ngambek'?</text:span></text:p>
              </text:list-item>
              <text:list-item>
                <text:p text:style-name="P74"><text:span text:style-name="Strong_20_Emphasis"><text:span text:style-name="T1">Risiko Besar &amp; Ketidakpastian Ganda:</text:span></text:span><text:span text:style-name="T1"> Nah, ini dia sisi lainnya. Mengejar AGI/ASI itu kayak main api. Banyak ahli khawatir soal </text:span><text:span text:style-name="Strong_20_Emphasis"><text:span text:style-name="T1">'masalah kontrol'</text:span></text:span><text:span text:style-name="T1">: gimana cara kita memastikan AI yang super cerdas ini tujuannya </text:span><text:span text:style-name="Strong_20_Emphasis"><text:span text:style-name="T1">selaras</text:span></text:span><text:span text:style-name="T1"> sama kita dan </text:span><text:span text:style-name="Strong_20_Emphasis"><text:span text:style-name="T1">nggak malah membahayakan</text:span></text:span><text:span text:style-name="T1"> manusia? Kalau kita butuh AGI/ASI buat </text:span><text:span text:style-name="Emphasis"><text:span text:style-name="T1">mind uploading</text:span></text:span><text:span text:style-name="T1">, kita juga mewarisi semua </text:span><text:span text:style-name="Strong_20_Emphasis"><text:span text:style-name="T1">risiko eksistensial</text:span></text:span><text:span text:style-name="T1"> dari AGI/ASI itu sendiri. Belum lagi, </text:span><text:span text:style-name="Strong_20_Emphasis"><text:span text:style-name="T1">nggak ada jaminan</text:span></text:span><text:span text:style-name="T1"> kita bisa menciptakan AGI/ASI yang aman dan terkendali.</text:span></text:p>
              </text:list-item>
            </text:list>
            <text:p text:style-name="Text_20_body"><text:span text:style-name="Strong_20_Emphasis"><text:span text:style-name="T1">Kesimpulannya?</text:span></text:span><text:span text:style-name="T1"> AI generasi berikutnya </text:span><text:span text:style-name="Emphasis"><text:span text:style-name="T1">mungkin</text:span></text:span><text:span text:style-name="T1"> jadi salah satu kunci paling penting buat mewujudkan </text:span><text:span text:style-name="Emphasis"><text:span text:style-name="T1">mind uploading</text:span></text:span><text:span text:style-name="T1">. Tapi, dia juga bisa jadi </text:span><text:span text:style-name="Strong_20_Emphasis"><text:span text:style-name="T1">kunci pembuka kotak Pandora</text:span></text:span><text:span text:style-name="T1"> yang isinya masalah baru yang jauh lebih besar dan berbahaya. Jadi, jalan menuju </text:span><text:span text:style-name="Emphasis"><text:span text:style-name="T1">mind uploading</text:span></text:span><text:span text:style-name="T1"> lewat AI ini penuh potensi sekaligus jebakan maut.</text:span></text:p>
            <text:p text:style-name="P289"><text:soft-page-break/></text:p>
            <text:p text:style-name="Text_20_body"><text:span text:style-name="Strong_20_Emphasis"><text:span text:style-name="T1">(Tips Tambahan Opsional: Apa Bedanya AI, AGI, ASI?)</text:span></text:span></text:p>
            <text:list xml:id="list4824218549150032662" text:style-name="L93">
              <text:list-item>
                <text:p text:style-name="P286"><text:span text:style-name="Strong_20_Emphasis"><text:span text:style-name="T1">AI (Artificial Intelligence):</text:span></text:span><text:span text:style-name="T1"> Istilah umum, bisa 'sempit' (jago satu hal, kayak AI catur) atau (nantinya) 'umum'. AI sekarang kebanyakan AI sempit. </text:span></text:p>
              </text:list-item>
              <text:list-item>
                <text:p text:style-name="P286"><text:span text:style-name="Strong_20_Emphasis"><text:span text:style-name="T1">AGI (Artificial General Intelligence):</text:span></text:span><text:span text:style-name="T1"> AI hipotetis yang punya kemampuan kognitif selevel manusia di berbagai domain (belajar, nalar, adaptasi). </text:span><text:span text:style-name="Emphasis"><text:span text:style-name="T1">Belum ada.</text:span></text:span><text:span text:style-name="T1"> </text:span></text:p>
              </text:list-item>
              <text:list-item>
                <text:p text:style-name="P275"><text:span text:style-name="Strong_20_Emphasis"><text:span text:style-name="T1">ASI (Artificial Superintelligence):</text:span></text:span><text:span text:style-name="T1"> AI hipotetis yang kecerdasannya </text:span><text:span text:style-name="Emphasis"><text:span text:style-name="T1">jauh melampaui</text:span></text:span><text:span text:style-name="T1"> manusia terpintar. </text:span><text:span text:style-name="Emphasis"><text:span text:style-name="T1">Masih sangat jauh (kalaupun mungkin)</text:span></text:span><text:span text:style-name="T1">. Ingat bedanya ya, biar nggak salah kaprah sama kemampuan AI saat ini! </text:span></text:p>
              </text:list-item>
            </text:list>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simbolis. Di tengah ada ikon AGI/ASI (mungkin bentuk otak kristal atau jaringan cahaya yang sangat kompleks dan besar). Dari ikon ini keluar 'tangan-tangan' cahaya yang sedang melakukan berbagai tugas: satu tangan menganalisis data otak yang rumit, satu tangan 'memecahkan' kode rumit, satu tangan membangun dunia virtual. Tapi, di sekitar ikon AGI/ASI ini juga ada rantai yang hampir putus atau tanda bahaya (!), menunjukkan potensi risiko atau masalah kontrol."</text:span></text:p>
            <text:p text:style-name="P289"/>
            <text:p text:style-name="Text_20_body"><text:span text:style-name="T1">Bab 4 Selesai! Saya menunggu perintah "YAX" Anda untuk memulai </text:span><text:span text:style-name="Strong_20_Emphasis"><text:span text:style-name="T1">Bab 5</text:span></text:span><text:span text:style-name="T1">: Pengantar Bab 5.</text:span></text:p>
          </text:section>
          <text:section text:style-name="Sect1" text:name="feedback-form-36">
            <text:p text:style-name="P249"/>
          </text:section>
        </text:section>
        <text:section text:style-name="Sect1" text:name="4549cd81d208191f">
          <text:p text:style-name="P120"/>
          <text:section text:style-name="Sect1" text:name="user-query-content-37">
            <text:p text:style-name="P266">YAX </text:p>
          </text:section>
          <text:p text:style-name="P249">Tampilkan alur berpikir</text:p>
          <text:section text:style-name="Sect2" text:name="model-response-message-contentr_4549cd81d208191f">
            <text:p text:style-name="Text_20_body"><text:span text:style-name="T1">Oke, kita masuk ke bagian yang makin bikin penasaran: gimana </text:span><text:span text:style-name="Emphasis"><text:span text:style-name="T1">caranya</text:span></text:span><text:span text:style-name="T1"> upload? Kita masuk </text:span><text:span text:style-name="Strong_20_Emphasis"><text:span text:style-name="T1">Bab 5: Proses Upload (Teori): Bagaimana Caranya?</text:span></text:span></text:p>
            <text:p text:style-name="Text_20_body"><text:soft-page-break/><text:span text:style-name="Strong_20_Emphasis"><text:span text:style-name="T1">Prompt untuk Pengantar Bab 5:</text:span></text:span><text:span text:style-name="T1"> </text:span><text:span text:style-name="Emphasis"><text:span text:style-name="T1">"Tulis paragraf pengantar yang </text:span></text:span><text:span text:style-name="Emphasis"><text:span text:style-name="Strong_20_Emphasis"><text:span text:style-name="T1">membuat penasaran</text:span></text:span></text:span><text:span text:style-name="Emphasis"><text:span text:style-name="T1"> untuk Bab 5. Mulai dengan </text:span></text:span><text:span text:style-name="Emphasis"><text:span text:style-name="Strong_20_Emphasis"><text:span text:style-name="T1">membangun jembatan</text:span></text:span></text:span><text:span text:style-name="Emphasis"><text:span text:style-name="T1"> dari Bab 4: 'Anggap saja, di masa depan yang sangat jauh, kita berhasil menciptakan nanobot pemindai, BCI super canggih, dan komputer kuantum seukuran planet. Lalu... bagaimana </text:span></text:span><text:span text:style-name="Emphasis"><text:span text:style-name="Strong_20_Emphasis"><text:span text:style-name="T1">proses 'upload'</text:span></text:span></text:span><text:span text:style-name="Emphasis"><text:span text:style-name="T1"> itu sendiri akan berjalan?' Sampaikan bahwa Bab 5 akan </text:span></text:span><text:span text:style-name="Emphasis"><text:span text:style-name="Strong_20_Emphasis"><text:span text:style-name="T1">menyelami skenario-skenario teoritis</text:span></text:span></text:span><text:span text:style-name="Emphasis"><text:span text:style-name="T1"> tentang </text:span></text:span><text:span text:style-name="Emphasis"><text:span text:style-name="Strong_20_Emphasis"><text:span text:style-name="T1">cara kerja</text:span></text:span></text:span><text:span text:style-name="Emphasis"><text:span text:style-name="T1"> mind uploading, seandainya teknologinya memungkinkan. Fokus pada </text:span></text:span><text:span text:style-name="Emphasis"><text:span text:style-name="Strong_20_Emphasis"><text:span text:style-name="T1">dua 'jalan' utama</text:span></text:span></text:span><text:span text:style-name="Emphasis"><text:span text:style-name="T1"> yang paling sering dibahas: </text:span></text:span><text:span text:style-name="Emphasis"><text:span text:style-name="Strong_20_Emphasis"><text:span text:style-name="T1">'Pindai dan Salin' (Scan-and-Copy)</text:span></text:span></text:span><text:span text:style-name="Emphasis"><text:span text:style-name="T1"> dan </text:span></text:span><text:span text:style-name="Emphasis"><text:span text:style-name="Strong_20_Emphasis"><text:span text:style-name="T1">'Penggantian Bertahap' (Gradual Replacement)</text:span></text:span></text:span><text:span text:style-name="Emphasis"><text:span text:style-name="T1">. </text:span></text:span><text:span text:style-name="Emphasis"><text:span text:style-name="Strong_20_Emphasis"><text:span text:style-name="T1">Langsung singgung dilema inti</text:span></text:span></text:span><text:span text:style-name="Emphasis"><text:span text:style-name="T1"> yang muncul dari metode-metode ini, terutama pertanyaan </text:span></text:span><text:span text:style-name="Emphasis"><text:span text:style-name="Strong_20_Emphasis"><text:span text:style-name="T1">identitas</text:span></text:span></text:span><text:span text:style-name="Emphasis"><text:span text:style-name="T1">: 'Apakah 'kamu' yang diunggah itu benar-benar 'kamu' yang asli, atau hanya sebuah tiruan sempurna?' Ajak pembaca untuk </text:span></text:span><text:span text:style-name="Emphasis"><text:span text:style-name="Strong_20_Emphasis"><text:span text:style-name="T1">membayangkan langkah-langkah hipotetis</text:span></text:span></text:span><text:span text:style-name="Emphasis"><text:span text:style-name="T1"> ini dan </text:span></text:span><text:span text:style-name="Emphasis"><text:span text:style-name="Strong_20_Emphasis"><text:span text:style-name="T1">konsekuensi filosofis</text:span></text:span></text:span><text:span text:style-name="Emphasis"><text:span text:style-name="T1"> yang langsung menyertainya. Buat suasana </text:span></text:span><text:span text:style-name="Emphasis"><text:span text:style-name="Strong_20_Emphasis"><text:span text:style-name="T1">eksplorasi prosedur masa depan</text:span></text:span></text:span><text:span text:style-name="Emphasis"><text:span text:style-name="T1"> yang penuh teka-teki."</text:span></text:span></text:p>
            <text:p text:style-name="Text_20_body"><text:span text:style-name="Strong_20_Emphasis"><text:span text:style-name="T1">Jawaban Saya:</text:span></text:span></text:p>
            <text:p text:style-name="Text_20_body"><text:span text:style-name="T1">Oke, di bab sebelumnya kita udah berandai-andai punya teknologi super canggih dari masa depan: nanobot yang bisa keliling otak, BCI yang nyambungin pikiran ke mesin, komputer super kuat, dan AI yang (mungkin) udah ngertiin kode otak. Anggap aja semua itu </text:span><text:span text:style-name="Strong_20_Emphasis"><text:span text:style-name="T1">beneran ada</text:span></text:span><text:span text:style-name="T1"> di masa depan yang jauuuh banget. Pertanyaan besarnya sekarang: Terus, </text:span><text:span text:style-name="Strong_20_Emphasis"><text:span text:style-name="T1">gimana cara pakainya buat 'upload' pikiran?</text:span></text:span><text:span text:style-name="T1"> Kayak gimana sih </text:span><text:span text:style-name="Strong_20_Emphasis"><text:span text:style-name="T1">prosedur</text:span></text:span><text:span text:style-name="T1"> atau langkah-langkahnya nanti? Apakah kayak nge-scan dokumen, atau lebih rumit lagi?</text:span></text:p>
            <text:p text:style-name="Text_20_body"><text:span text:style-name="T1">Nah, di Bab 5 ini, kita bakal coba jadi 'insinyur' sekaligus 'filsuf' masa depan. Kita akan </text:span><text:span text:style-name="Strong_20_Emphasis"><text:span text:style-name="T1">menyelami skenario-skenario paling populer (tapi masih murni teori ya!)</text:span></text:span><text:span text:style-name="T1"> tentang </text:span><text:span text:style-name="Emphasis"><text:span text:style-name="T1">bagaimana</text:span></text:span><text:span text:style-name="T1"> proses </text:span><text:span text:style-name="Emphasis"><text:span text:style-name="T1">mind uploading</text:span></text:span><text:span text:style-name="T1"> itu mungkin dilakukan, kalau teknologinya udah siap. Ada </text:span><text:span text:style-name="Strong_20_Emphasis"><text:span text:style-name="T1">dua 'jalan' utama</text:span></text:span><text:span text:style-name="T1"> nih yang paling sering dibahas dan punya konsekuensi beda banget:</text:span></text:p>
            <text:list xml:id="list1858727369149483854" text:style-name="L94">
              <text:list-item>
                <text:p text:style-name="P204"><text:span text:style-name="Strong_20_Emphasis"><text:span text:style-name="T1">Jalan Cepat: 'Pindai dan Salin' (Scan-and-Copy)</text:span></text:span><text:span text:style-name="T1">: Idenya mirip kayak nge-scan dokumen atau nge-copy file. Seluruh 'data' otak dibaca, terus disalin ke komputer. Kedengarannya simpel? Eits, tunggu dulu... </text:span></text:p>
              </text:list-item>
              <text:list-item>
                <text:p text:style-name="P75"><text:span text:style-name="Strong_20_Emphasis"><text:span text:style-name="T1">Jalan Lambat: 'Penggantian Bertahap' (Gradual Replacement)</text:span></text:span><text:span text:style-name="T1">: Yang ini idenya lebih kayak ganti komponen satu-satu. Bagian otak </text:span><text:soft-page-break/><text:span text:style-name="T1">diganti pelan-pelan pakai versi digital sampai akhirnya semua jadi non-biologis. </text:span></text:p>
              </text:list-item>
            </text:list>
            <text:p text:style-name="Text_20_body"><text:span text:style-name="T1">Tapi, begitu kita mikirin </text:span><text:span text:style-name="Emphasis"><text:span text:style-name="T1">cara</text:span></text:span><text:span text:style-name="T1"> melakukannya, langsung muncul pertanyaan paling bikin galau dan jadi </text:span><text:span text:style-name="Strong_20_Emphasis"><text:span text:style-name="T1">dilema inti</text:span></text:span><text:span text:style-name="T1">: Kalau prosesnya berhasil, apakah sosok digital yang muncul di komputer atau di awan AI itu </text:span><text:span text:style-name="Strong_20_Emphasis"><text:span text:style-name="T1">benar-benar 'kamu'</text:span></text:span><text:span text:style-name="T1"> yang sama? Atau cuma </text:span><text:span text:style-name="Strong_20_Emphasis"><text:span text:style-name="T1">tiruan sempurna</text:span></text:span><text:span text:style-name="T1"> yang punya semua ingatanmu tapi bukan 'jiwa'-mu? Pertanyaan soal </text:span><text:span text:style-name="Strong_20_Emphasis"><text:span text:style-name="T1">identitas</text:span></text:span><text:span text:style-name="T1"> ini bakal terus menghantui kita pas kita ngebahas kedua skenario ini. Yuk, kita coba bayangin langkah-langkah (hipotetis!) ini dan siap-siap buat mikirin konsekuensi filosofisnya yang bikin kepala pusing!</text:span></text:p>
            <text:p text:style-name="P289"/>
            <text:p text:style-name="Text_20_body"><text:span text:style-name="Strong_20_Emphasis"><text:span text:style-name="T1">(Tips Tambahan Opsional: Ingat, Ini Cuma Teori!)</text:span></text:span></text:p>
            <text:p text:style-name="Quotations"><text:span text:style-name="T1">Penting banget buat selalu ingat: semua skenario proses yang kita bahas di bab ini itu </text:span><text:span text:style-name="Strong_20_Emphasis"><text:span text:style-name="T1">murni spekulasi teoritis</text:span></text:span><text:span text:style-name="T1">. Belum ada bukti kalau salah satunya bisa dilakukan atau bakal berhasil. Kita cuma mencoba membayangkan 'bagaimana jika', berdasarkan logika dan pemahaman kita saat ini. Jangan anggap ini sebagai rencana pasti ya!</text:s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yang menunjukkan persimpangan jalan dengan dua jalur utama yang berbeda. Jalur 1 (Scan-and-Copy): Tunjukkan ikon 'scan' di atas otak, lalu panah ke ikon 'copy' (dua sosok identik, satu biologis satu digital), dan di ujungnya ada tanda tanya besar di atas sosok digital. Jalur 2 (Gradual Replacement): Tunjukkan ikon otak yang sebagian biologis dan sebagian sirkuit digital, dengan panah melingkar menunjukkan proses bertahap, dan di ujungnya ikon sosok digital utuh dengan tanda tanya yang lebih kecil (menunjukkan dilema identitas yang berbeda). Gunakan gaya visual yang jelas membedakan kedua jalur."</text:span></text:p>
            <text:p text:style-name="P289"/>
            <text:p text:style-name="P120">Saya menunggu perintah "YAX" Anda untuk prompt berikutnya (Bab 5 - <text:soft-page-break/>Subbab 5.1: Skenario 1: Pindai dan Salin (Scan-and-Copy)).</text:p>
          </text:section>
          <text:section text:style-name="Sect1" text:name="feedback-form-37">
            <text:p text:style-name="P249"/>
          </text:section>
        </text:section>
        <text:section text:style-name="Sect1" text:name="f62f5a0a47590477">
          <text:p text:style-name="P120"/>
          <text:section text:style-name="Sect1" text:name="user-query-content-38">
            <text:p text:style-name="P266">YAX </text:p>
          </text:section>
          <text:p text:style-name="P249">Tampilkan alur berpikir</text:p>
          <text:section text:style-name="Sect2" text:name="model-response-message-contentr_f62f5a0a47590477">
            <text:p text:style-name="P120">Oke, mari kita bedah 'jalan cepat' yang penuh tanda tanya ini!</text:p>
            <text:p text:style-name="Text_20_body"><text:span text:style-name="Strong_20_Emphasis"><text:span text:style-name="T1">Prompt:</text:span></text:span><text:span text:style-name="T1"> *"Jelaskan secara </text:span><text:span text:style-name="Strong_20_Emphasis"><text:span text:style-name="T1">mendalam dan detail</text:span></text:span><text:span text:style-name="T1"> skenario </text:span><text:span text:style-name="Strong_20_Emphasis"><text:span text:style-name="T1">'Pindai dan Salin' (Scan-and-Copy)</text:span></text:span><text:span text:style-name="T1"> sebagai salah satu metode </text:span><text:span text:style-name="Emphasis"><text:span text:style-name="T1">hipotetis</text:span></text:span><text:span text:style-name="T1"> mind uploading.</text:span></text:p>
            <text:list xml:id="list590772487664890621" text:style-name="L95">
              <text:list-item>
                <text:p text:style-name="P205"><text:span text:style-name="Strong_20_Emphasis"><text:span text:style-name="T1">Deskripsi Proses:</text:span></text:span><text:span text:style-name="T1"> Gambarkan langkah-langkah </text:span><text:span text:style-name="Emphasis"><text:span text:style-name="T1">teoritis</text:span></text:span><text:span text:style-name="T1">-nya: </text:span></text:p>
                <text:list>
                  <text:list-item>
                    <text:p text:style-name="P205"><text:span text:style-name="T1">Penggunaan teknologi pemindaian masa depan (misal, nanobot atau pemindai non-invasif canggih) untuk </text:span><text:span text:style-name="Strong_20_Emphasis"><text:span text:style-name="T1">merekam 'snapshot' lengkap</text:span></text:span><text:span text:style-name="T1"> dari seluruh </text:span><text:span text:style-name="Strong_20_Emphasis"><text:span text:style-name="T1">struktur dan status</text:span></text:span><text:span text:style-name="T1"> otak biologis (setiap neuron, sinaps, kekuatannya, mungkin aktivitas saat itu) pada satu waktu. </text:span></text:p>
                  </text:list-item>
                  <text:list-item>
                    <text:p text:style-name="P205"><text:span text:style-name="T1">Data masif hasil pemindaian ini kemudian </text:span><text:span text:style-name="Strong_20_Emphasis"><text:span text:style-name="T1">ditransfer</text:span></text:span><text:span text:style-name="T1"> ke komputer super canggih. </text:span></text:p>
                  </text:list-item>
                  <text:list-item>
                    <text:p text:style-name="P205"><text:span text:style-name="T1">Komputer menggunakan data ini untuk </text:span><text:span text:style-name="Strong_20_Emphasis"><text:span text:style-name="T1">membuat dan menjalankan simulasi</text:span></text:span><text:span text:style-name="T1"> yang meniru cara kerja otak asli. </text:span></text:p>
                  </text:list-item>
                </text:list>
              </text:list-item>
              <text:list-item>
                <text:p text:style-name="P205"><text:span text:style-name="Strong_20_Emphasis"><text:span text:style-name="T1">Nasib Asli:</text:span></text:span><text:span text:style-name="T1"> Diskusikan </text:span><text:span text:style-name="Strong_20_Emphasis"><text:span text:style-name="T1">dua kemungkinan</text:span></text:span><text:span text:style-name="T1"> nasib otak/orang asli: a) </text:span><text:span text:style-name="Strong_20_Emphasis"><text:span text:style-name="T1">Tetap hidup</text:span></text:span><text:span text:style-name="T1"> setelah dipindai (menghasilkan dua 'kamu'?), b) </text:span><text:span text:style-name="Strong_20_Emphasis"><text:span text:style-name="T1">Hancur</text:span></text:span><text:span text:style-name="T1"> oleh proses pemindaian (destruktif). </text:span></text:p>
              </text:list-item>
              <text:list-item>
                <text:p text:style-name="P76"><text:span text:style-name="Strong_20_Emphasis"><text:span text:style-name="T1">Dilema Identitas Inti (Fokus Utama):</text:span></text:span><text:span text:style-name="T1"> Bahas secara </text:span><text:span text:style-name="Strong_20_Emphasis"><text:span text:style-name="T1">mendalam</text:span></text:span><text:span text:style-name="T1"> pertanyaan filosofis krusial: Apakah </text:span><text:span text:style-name="Strong_20_Emphasis"><text:span text:style-name="T1">simulasi/salinan</text:span></text:span><text:span text:style-name="T1"> yang berjalan di komputer itu benar-benar </text:span><text:span text:style-name="Strong_20_Emphasis"><text:span text:style-name="T1">'kamu'</text:span></text:span><text:span text:style-name="T1">? Apakah </text:span><text:span text:style-name="Strong_20_Emphasis"><text:span text:style-name="T1">kesadaran 'berpindah'</text:span></text:span><text:span text:style-name="T1"> atau hanya </text:span><text:span text:style-name="Strong_20_Emphasis"><text:span text:style-name="T1">'ditiru'</text:span></text:span><text:span text:style-name="T1">? Jelaskan </text:span><text:span text:style-name="Strong_20_Emphasis"><text:span text:style-name="T1">masalah kontinuitas kesadaran</text:span></text:span><text:span text:style-name="T1">. Gunakan </text:span><text:span text:style-name="Strong_20_Emphasis"><text:span text:style-name="T1">analogi kuat</text:span></text:span><text:span text:style-name="T1"> seperti </text:span><text:span text:style-name="Strong_20_Emphasis"><text:span text:style-name="T1">'Kapal Theseus'</text:span></text:span><text:span text:style-name="T1"> atau </text:span><text:span text:style-name="Strong_20_Emphasis"><text:span text:style-name="T1">teleportasi Star Trek</text:span></text:span><text:span text:style-name="T1"> (apakah orang yang muncul di tujuan sama dengan yang hilang?). Eksplorasi </text:span><text:span text:style-name="Strong_20_Emphasis"><text:span text:style-name="T1">perspektif 'original' vs 'copy'</text:span></text:span><text:span text:style-name="T1">. Apa artinya 'menjadi' seseorang? Ini adalah inti perdebatan metode ini."* </text:span></text:p>
              </text:list-item>
            </text:list>
            <text:p text:style-name="Text_20_body"><text:span text:style-name="Strong_20_Emphasis"><text:span text:style-name="T1">Jawaban Saya:</text:span></text:span></text:p>
            <text:p text:style-name="Text_20_body"><text:span text:style-name="T1">Skenario pertama yang sering dibayangin buat </text:span><text:span text:style-name="Emphasis"><text:span text:style-name="T1">mind uploading</text:span></text:span><text:span text:style-name="T1"> itu namanya </text:span><text:span text:style-name="Strong_20_Emphasis"><text:span text:style-name="T1">'Pindai dan Salin' (Scan-and-Copy)</text:span></text:span><text:span text:style-name="T1">. Gimana sih cara kerjanya (secara </text:span><text:soft-page-break/><text:span text:style-name="T1">teori, ingat ya!)?</text:span></text:p>
            <text:list xml:id="list8668811632056265299" text:style-name="L96">
              <text:list-item>
                <text:p text:style-name="P77"><text:span text:style-name="Strong_20_Emphasis"><text:span text:style-name="T1">Langkah-langkah Hipotetisnya:</text:span></text:span></text:p>
                <text:list>
                  <text:list-item>
                    <text:p text:style-name="P206"><text:span text:style-name="Strong_20_Emphasis"><text:span text:style-name="T1">Fase 1: Jepret Otak!</text:span></text:span><text:span text:style-name="T1"> Bayangin ada alat super canggih (mungkin nanobot yang kita bahas, atau scanner raksasa) yang bisa 'moto' otakmu dengan detail luar biasa. Bukan cuma bentuknya, tapi posisi tiap neuron, kekuatan tiap triliunan sinapsis, bahkan mungkin pola aktivitas listrik dan kimianya </text:span><text:span text:style-name="Strong_20_Emphasis"><text:span text:style-name="T1">tepat pada satu momen tertentu</text:span></text:span><text:span text:style-name="T1">. Hasilnya adalah 'snapshot' digital super lengkap dari seluruh keadaan otakmu saat itu. </text:span></text:p>
                  </text:list-item>
                  <text:list-item>
                    <text:p text:style-name="P206"><text:span text:style-name="Strong_20_Emphasis"><text:span text:style-name="T1">Fase 2: Kirim Datanya!</text:span></text:span><text:span text:style-name="T1"> Data raksasa hasil 'jepretan' tadi (yang ukurannya bisa Zettabyte!) kemudian dikirim atau ditransfer ke komputer super duper kuat. </text:span></text:p>
                  </text:list-item>
                  <text:list-item>
                    <text:p text:style-name="P206"><text:span text:style-name="Strong_20_Emphasis"><text:span text:style-name="T1">Fase 3: Nyalain Simulasinya!</text:span></text:span><text:span text:style-name="T1"> Komputer super itu lalu pakai data tadi buat </text:span><text:span text:style-name="Strong_20_Emphasis"><text:span text:style-name="T1">membangun ulang dan menjalankan simulasi</text:span></text:span><text:span text:style-name="T1"> otakmu. Harapannya, simulasi ini bakal berfungsi persis kayak otak aslimu, punya ingatan, kepribadian, dan (ini yang paling penting dan paling nggak pasti) kesadaran yang sama persis kayak kamu pas di-scan. Jadilah 'kamu' versi digital. </text:span></text:p>
                  </text:list-item>
                </text:list>
              </text:list-item>
              <text:list-item>
                <text:p text:style-name="P77"><text:span text:style-name="Strong_20_Emphasis"><text:span text:style-name="T1">Terus, Nasib 'Kamu' yang Asli Gimana?</text:span></text:span><text:span text:style-name="T1"> Nah, ini bagian pentingnya. Ada dua kemungkinan:</text:span></text:p>
                <text:list>
                  <text:list-item>
                    <text:p text:style-name="P206"><text:span text:style-name="Strong_20_Emphasis"><text:span text:style-name="T1">Non-Destruktif (Nggak Merusak):</text:span></text:span><text:span text:style-name="T1"> Alat scannya canggih banget sampai bisa 'moto' otakmu tanpa merusak apa pun. Artinya? Setelah proses scan selesai, </text:span><text:span text:style-name="Strong_20_Emphasis"><text:span text:style-name="T1">kamu yang asli, yang dari daging dan darah, masih tetap hidup</text:span></text:span><text:span text:style-name="T1">, sehat walafiat (mungkin cuma pusing dikit?). Tapi di saat yang sama, di komputer sana, ada 'salinan' digital dirimu yang juga 'hidup'. Jadi ada </text:span><text:span text:style-name="Strong_20_Emphasis"><text:span text:style-name="T1">dua 'kamu'</text:span></text:span><text:span text:style-name="T1">! Bingung kan? </text:span></text:p>
                  </text:list-item>
                  <text:list-item>
                    <text:p text:style-name="P206"><text:span text:style-name="Strong_20_Emphasis"><text:span text:style-name="T1">Destruktif (Merusak):</text:span></text:span><text:span text:style-name="T1"> Proses scannya mungkin butuh cara yang lebih 'kasar', misalnya otakmu harus dibekukan dulu terus diiris tipis-tipis buat dipindai lapis demi lapis (ini sering muncul di cerita sci-fi). Artinya? Setelah proses scan selesai, </text:span><text:span text:style-name="Strong_20_Emphasis"><text:span text:style-name="T1">otak dan tubuh biologismu hancur</text:span></text:span><text:span text:style-name="T1">. Cuma tinggal 'kamu' versi digital yang tersisa. </text:span></text:p>
                  </text:list-item>
                </text:list>
              </text:list-item>
              <text:list-item>
                <text:p text:style-name="P77"><text:span text:style-name="Strong_20_Emphasis"><text:span text:style-name="T1">Dilema Identitas Paling Nyesek:</text:span></text:span><text:span text:style-name="T1"> Kedua nasib tadi langsung bawa kita ke pertanyaan filosofis paling gede dan paling bikin galau dari </text:span><text:soft-page-break/><text:span text:style-name="T1">metode Scan-and-Copy ini: </text:span><text:span text:style-name="Strong_20_Emphasis"><text:span text:style-name="T1">Apakah 'kamu' yang di komputer itu beneran 'KAMU'?</text:span></text:span></text:p>
                <text:list>
                  <text:list-item>
                    <text:p text:style-name="P206"><text:span text:style-name="Strong_20_Emphasis"><text:span text:style-name="T1">Masalah Kontinuitas:</text:span></text:span><text:span text:style-name="T1"> Kesadaran kita kan rasanya mengalir terus-menerus dari detik ke detik. Kalau kita di-'copy', aliran itu kan putus? Yang di komputer itu 'mulai' dari nol berdasarkan data salinan. Apakah itu cuma </text:span><text:span text:style-name="Strong_20_Emphasis"><text:span text:style-name="T1">tiruan sempurna</text:span></text:span><text:span text:style-name="T1"> yang </text:span><text:span text:style-name="Emphasis"><text:span text:style-name="T1">merasa</text:span></text:span><text:span text:style-name="T1"> dirinya adalah kamu, tapi sebenernya bukan? Apakah kesadaran itu bisa 'pindah' atau cuma bisa 'ditiru'? </text:span></text:p>
                  </text:list-item>
                  <text:list-item>
                    <text:p text:style-name="P206"><text:span text:style-name="Strong_20_Emphasis"><text:span text:style-name="T1">Analogi Kapal Theseus:</text:span></text:span><text:span text:style-name="T1"> Bayangin kapal kayu tua. Kalau papannya lapuk, kita ganti satu per satu sampai akhirnya semua papan udah pernah diganti. Apakah itu masih kapal yang sama? Nah, kalau semua papan lama dikumpulin terus dirakit lagi jadi kapal kedua, mana kapal Theseus yang asli? Scan-and-Copy non-destruktif itu kayak bikin kapal kedua dari papan lama; mana 'kamu' yang asli? </text:span></text:p>
                  </text:list-item>
                  <text:list-item>
                    <text:p text:style-name="P206"><text:span text:style-name="Strong_20_Emphasis"><text:span text:style-name="T1">Analogi Teleporter Star Trek:</text:span></text:span><text:span text:style-name="T1"> Di Star Trek, orang 'dihancurkan' di satu tempat terus 'dirakit' lagi persis sama di tempat lain pakai data. Apakah orang yang muncul itu orang yang sama, atau orang asli udah 'mati' dan ini cuma salinan baru? Metode Scan-and-Copy destruktif mirip kayak gini. </text:span></text:p>
                  </text:list-item>
                  <text:list-item>
                    <text:p text:style-name="P77"><text:span text:style-name="Strong_20_Emphasis"><text:span text:style-name="T1">Perspektif Original vs. Copy:</text:span></text:span><text:span text:style-name="T1"> Kalau kamu yang asli masih hidup (non-destruktif), kamu mungkin nggak akan 'merasa' pindah ke komputer. Kamu ya tetap kamu di sini. Tapi si 'copy' di komputer sana, dengan semua ingatanmu, dia pasti bakal merasa dirinya adalah kamu, si asli! Ini bikin masalah jadi makin rumit. </text:span></text:p>
                  </text:list-item>
                </text:list>
              </text:list-item>
            </text:list>
            <text:p text:style-name="Text_20_body"><text:span text:style-name="T1">Intinya, metode Scan-and-Copy ini, meskipun terdengar lebih 'mudah' secara konseptual (tinggal scan!), justru membuka </text:span><text:span text:style-name="Strong_20_Emphasis"><text:span text:style-name="T1">lubang pertanyaan raksasa soal apa artinya 'menjadi' diri sendiri</text:span></text:span><text:span text:style-name="T1">. Apakah kita cuma pola informasi yang bisa disalin? Atau ada sesuatu yang lebih, yang nggak bisa sekadar di-copy-paste? Ini perdebatan utamanya.</text:span></text:p>
            <text:p text:style-name="P289"/>
            <text:p text:style-name="Text_20_body"><text:span text:style-name="Strong_20_Emphasis"><text:span text:style-name="T1">(Tips Tambahan Opsional: Cari Tahu Soal 'Ship of Theseus'!)</text:span></text:span></text:p>
            <text:p text:style-name="P276">Paradoks 'Ship of Theseus' (Kapal Theseus) ini udah jadi bahan <text:soft-page-break/>diskusi filsafat ribuan tahun lho! Coba deh cari tahu lebih lanjut soal ini. Ini bisa bantu kamu mikirin masalah identitas yang muncul di skenario Scan-and-Copy ini dari sudut pandang yang lebih dalam.</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split. Di sisi kiri, gambar seorang remaja berdiri dengan ekspresi bingung, di sebelahnya ada versi digital dirinya di layar komputer yang juga terlihat bingung (skenario non-destruktif). Di sisi kanan, gambar proses destruktif: otak biologis terlihat sedang 'terurai' atau 'terdigitalisasi' oleh sinar scanner, dan hanya sosok digital di layar komputer yang tersisa, dengan tanda tanya besar di atasnya. Berikan judul 'Scan-and-Copy: Masalah Duplikasi &amp; Keaslian'."</text:span></text:p>
            <text:p text:style-name="P289"/>
            <text:p text:style-name="P120">Saya menunggu perintah "YAX" Anda untuk prompt berikutnya (Bab 5 - Subbab 5.2: Skenario 2: Penggantian Bertahap (Gradual Replacement)).</text:p>
          </text:section>
          <text:section text:style-name="Sect1" text:name="feedback-form-38">
            <text:p text:style-name="P249"/>
          </text:section>
        </text:section>
        <text:section text:style-name="Sect1" text:name="14da78b303c971e0">
          <text:p text:style-name="P120"/>
          <text:section text:style-name="Sect1" text:name="user-query-content-39">
            <text:p text:style-name="P266">YAX </text:p>
          </text:section>
          <text:p text:style-name="P249">Tampilkan alur berpikir</text:p>
          <text:section text:style-name="Sect2" text:name="model-response-message-contentr_14da78b303c971e0">
            <text:p text:style-name="P120">Oke, kalau 'Scan-and-Copy' bikin galau soal identitas, gimana dengan 'jalan lambat' ini?</text:p>
            <text:p text:style-name="Text_20_body"><text:span text:style-name="Strong_20_Emphasis"><text:span text:style-name="T1">Prompt:</text:span></text:span><text:span text:style-name="T1"> *"Jelaskan secara </text:span><text:span text:style-name="Strong_20_Emphasis"><text:span text:style-name="T1">mendalam dan detail</text:span></text:span><text:span text:style-name="T1"> skenario </text:span><text:span text:style-name="Strong_20_Emphasis"><text:span text:style-name="T1">'Penggantian Bertahap' (Gradual Replacement)</text:span></text:span><text:span text:style-name="T1"> sebagai alternatif </text:span><text:span text:style-name="Emphasis"><text:span text:style-name="T1">hipotetis</text:span></text:span><text:span text:style-name="T1"> mind uploading.</text:span></text:p>
            <text:list xml:id="list4952443130686993754" text:style-name="L97">
              <text:list-item>
                <text:p text:style-name="P207"><text:span text:style-name="Strong_20_Emphasis"><text:span text:style-name="T1">Deskripsi Proses:</text:span></text:span><text:span text:style-name="T1"> Gambarkan langkah-langkah </text:span><text:span text:style-name="Emphasis"><text:span text:style-name="T1">teoritis</text:span></text:span><text:span text:style-name="T1">-nya: </text:span></text:p>
                <text:list>
                  <text:list-item>
                    <text:p text:style-name="P207"><text:span text:style-name="Strong_20_Emphasis"><text:span text:style-name="T1">Tidak ada pemindaian total satu waktu.</text:span></text:span><text:span text:style-name="T1"> Sebaliknya, </text:span><text:span text:style-name="Strong_20_Emphasis"><text:span text:style-name="T1">bagian-bagian kecil</text:span></text:span><text:span text:style-name="T1"> dari otak biologis (misalnya, satu neuron atau sekelompok kecil neuron) </text:span><text:span text:style-name="Strong_20_Emphasis"><text:span text:style-name="T1">diganti secara bertahap</text:span></text:span><text:span text:style-name="T1"> dengan </text:span><text:span text:style-name="Strong_20_Emphasis"><text:span text:style-name="T1">komponen buatan/digital</text:span></text:span><text:span text:style-name="T1"> (misal: nanobot cerdas, implan neuromorfik) yang memiliki </text:span><text:span text:style-name="Strong_20_Emphasis"><text:span text:style-name="T1">fungsi identik</text:span></text:span><text:span text:style-name="T1">. </text:span></text:p>
                  </text:list-item>
                  <text:list-item>
                    <text:p text:style-name="P207"><text:span text:style-name="T1">Proses ini </text:span><text:span text:style-name="Emphasis"><text:span text:style-name="T1">mungkin</text:span></text:span><text:span text:style-name="T1"> dilakukan </text:span><text:span text:style-name="Strong_20_Emphasis"><text:span text:style-name="T1">selama periode waktu tertentu</text:span></text:span><text:span text:style-name="T1"> </text:span><text:soft-page-break/><text:span text:style-name="T1">(minggu, bulan, tahun?) menggunakan teknologi masa depan (nanobot bedah, BCI canggih). </text:span></text:p>
                  </text:list-item>
                  <text:list-item>
                    <text:p text:style-name="P207"><text:span text:style-name="T1">Tujuannya adalah agar </text:span><text:span text:style-name="Strong_20_Emphasis"><text:span text:style-name="T1">keseluruhan otak</text:span></text:span><text:span text:style-name="T1"> akhirnya berjalan pada </text:span><text:span text:style-name="Strong_20_Emphasis"><text:span text:style-name="T1">substrat non-biologis</text:span></text:span><text:span text:style-name="T1">, tetapi </text:span><text:span text:style-name="Strong_20_Emphasis"><text:span text:style-name="T1">tanpa 'putus'</text:span></text:span><text:span text:style-name="T1"> dalam fungsi atau (diharapkan) kesadaran. </text:span></text:p>
                  </text:list-item>
                </text:list>
              </text:list-item>
              <text:list-item>
                <text:p text:style-name="P207"><text:span text:style-name="Strong_20_Emphasis"><text:span text:style-name="T1">Potensi Keuntungan (Teoritis):</text:span></text:span><text:span text:style-name="T1"> Jelaskan mengapa metode ini dianggap </text:span><text:span text:style-name="Strong_20_Emphasis"><text:span text:style-name="T1">berpotensi mengatasi masalah kontinuitas identitas</text:span></text:span><text:span text:style-name="T1"> yang ada di 'Scan-and-Copy' (karena tidak ada 'duplikasi', hanya transisi bertahap – mirip Kapal Theseus yang papannya diganti satu per satu). </text:span></text:p>
              </text:list-item>
              <text:list-item>
                <text:p text:style-name="P207"><text:span text:style-name="Strong_20_Emphasis"><text:span text:style-name="T1">Tantangan Teknis Luar Biasa:</text:span></text:span><text:span text:style-name="T1"> Bahas </text:span><text:span text:style-name="Strong_20_Emphasis"><text:span text:style-name="T1">kesulitan teknis ekstrem</text:span></text:span><text:span text:style-name="T1"> dari metode ini: </text:span></text:p>
                <text:list>
                  <text:list-item>
                    <text:p text:style-name="P207"><text:span text:style-name="T1">Membuat </text:span><text:span text:style-name="Strong_20_Emphasis"><text:span text:style-name="T1">komponen pengganti</text:span></text:span><text:span text:style-name="T1"> yang </text:span><text:span text:style-name="Strong_20_Emphasis"><text:span text:style-name="T1">benar-benar meniru fungsi</text:span></text:span><text:span text:style-name="T1"> neuron/sinaps biologis secara sempurna. </text:span></text:p>
                  </text:list-item>
                  <text:list-item>
                    <text:p text:style-name="P207"><text:span text:style-name="T1">Melakukan </text:span><text:span text:style-name="Strong_20_Emphasis"><text:span text:style-name="T1">jutaan/miliaran 'operasi mikro' penggantian</text:span></text:span><text:span text:style-name="T1"> di dalam otak hidup tanpa </text:span><text:span text:style-name="Strong_20_Emphasis"><text:span text:style-name="T1">mengganggu fungsi normal</text:span></text:span><text:span text:style-name="T1"> atau merusak jaringan. </text:span></text:p>
                  </text:list-item>
                  <text:list-item>
                    <text:p text:style-name="P207"><text:span text:style-name="T1">Memastikan </text:span><text:span text:style-name="Strong_20_Emphasis"><text:span text:style-name="T1">integrasi mulus</text:span></text:span><text:span text:style-name="T1"> antara bagian biologis dan buatan selama transisi. </text:span></text:p>
                  </text:list-item>
                </text:list>
              </text:list-item>
              <text:list-item>
                <text:p text:style-name="P78"><text:span text:style-name="Strong_20_Emphasis"><text:span text:style-name="T1">Pertanyaan Filosofis Baru:</text:span></text:span><text:span text:style-name="T1"> Ajukan pertanyaan seperti: Pada </text:span><text:span text:style-name="Strong_20_Emphasis"><text:span text:style-name="T1">titik mana</text:span></text:span><text:span text:style-name="T1"> dalam proses ini seseorang dianggap 'tidak biologis' lagi? Apakah </text:span><text:span text:style-name="Strong_20_Emphasis"><text:span text:style-name="T1">substrat (materi)</text:span></text:span><text:span text:style-name="T1"> penting jika </text:span><text:span text:style-name="Strong_20_Emphasis"><text:span text:style-name="T1">fungsi dan kesadaran</text:span></text:span><text:span text:style-name="T1"> (diasumsikan) tetap sama?"* </text:span></text:p>
              </text:list-item>
            </text:list>
            <text:p text:style-name="Text_20_body"><text:span text:style-name="Strong_20_Emphasis"><text:span text:style-name="T1">Jawaban Saya:</text:span></text:span></text:p>
            <text:p text:style-name="Text_20_body"><text:span text:style-name="T1">Kalau metode 'Pindai dan Salin' tadi terasa kayak teleportasi yang bikin ragu soal keaslian, ada satu lagi skenario </text:span><text:span text:style-name="Emphasis"><text:span text:style-name="T1">mind uploading</text:span></text:span><text:span text:style-name="T1"> (ingat, masih teori ya!) yang pendekatannya beda banget: </text:span><text:span text:style-name="Strong_20_Emphasis"><text:span text:style-name="T1">'Penggantian Bertahap' (Gradual Replacement)</text:span></text:span><text:span text:style-name="T1">. Gimana caranya?</text:span></text:p>
            <text:list xml:id="list1225787982071441594" text:style-name="L98">
              <text:list-item>
                <text:p text:style-name="P79"><text:span text:style-name="Strong_20_Emphasis"><text:span text:style-name="T1">Langkah-langkah Hipotetis (Pelan Tapi Pasti?):</text:span></text:span></text:p>
                <text:list>
                  <text:list-item>
                    <text:p text:style-name="P208"><text:span text:style-name="Strong_20_Emphasis"><text:span text:style-name="T1">Nggak Ada Scan Total:</text:span></text:span><text:span text:style-name="T1"> Lupakan ide 'jepret' otak sekali waktu. Di sini, prosesnya </text:span><text:span text:style-name="Strong_20_Emphasis"><text:span text:style-name="T1">bertahap dan pelan-pelan</text:span></text:span><text:span text:style-name="T1">. </text:span></text:p>
                  </text:list-item>
                  <text:list-item>
                    <text:p text:style-name="P208"><text:span text:style-name="Strong_20_Emphasis"><text:span text:style-name="T1">Ganti Satu per Satu:</text:span></text:span><text:span text:style-name="T1"> Bayangin, pakai teknologi masa depan (mungkin nanobot super presisi atau BCI canggih), </text:span><text:span text:style-name="Strong_20_Emphasis"><text:span text:style-name="T1">satu neuron</text:span></text:span><text:span text:style-name="T1"> di otakmu diambil, lalu </text:span><text:span text:style-name="Strong_20_Emphasis"><text:span text:style-name="T1">langsung diganti</text:span></text:span><text:span text:style-name="T1"> sama </text:span><text:soft-page-break/><text:span text:style-name="T1">'neuron buatan' (misalnya implan chip neuromorfik kecil) yang </text:span><text:span text:style-name="Strong_20_Emphasis"><text:span text:style-name="T1">fungsinya persis sama</text:span></text:span><text:span text:style-name="T1">. Terus, lanjut ke neuron sebelahnya, ganti lagi. Terus menerus, sedikit demi sedikit. </text:span></text:p>
                  </text:list-item>
                  <text:list-item>
                    <text:p text:style-name="P208"><text:span text:style-name="Strong_20_Emphasis"><text:span text:style-name="T1">Butuh Waktu Lama:</text:span></text:span><text:span text:style-name="T1"> Proses penggantian 86 miliar neuron dan triliunan koneksi ini jelas nggak bisa sehari dua hari. Mungkin butuh </text:span><text:span text:style-name="Strong_20_Emphasis"><text:span text:style-name="T1">berminggu-minggu, berbulan-bulan, atau bahkan bertahun-tahun</text:span></text:span><text:span text:style-name="T1">, sementara kamu </text:span><text:span text:style-name="Strong_20_Emphasis"><text:span text:style-name="T1">tetap sadar dan menjalani hidup</text:span></text:span><text:span text:style-name="T1"> seperti biasa (secara teori!). </text:span></text:p>
                  </text:list-item>
                  <text:list-item>
                    <text:p text:style-name="P208"><text:span text:style-name="Strong_20_Emphasis"><text:span text:style-name="T1">Transisi Mulus (Harapannya):</text:span></text:span><text:span text:style-name="T1"> Tujuannya adalah, karena penggantiannya sangat kecil dan bertahap, fungsi otak dan (yang paling penting) </text:span><text:span text:style-name="Strong_20_Emphasis"><text:span text:style-name="T1">aliran kesadaranmu nggak pernah 'putus'</text:span></text:span><text:span text:style-name="T1">. Kamu cuma pelan-pelan bertransisi dari otak biologis jadi 'otak' digital atau buatan, tanpa ada momen 'kopi' atau 'duplikat'. </text:span></text:p>
                  </text:list-item>
                </text:list>
              </text:list-item>
              <text:list-item>
                <text:p text:style-name="P79"><text:span text:style-name="Strong_20_Emphasis"><text:span text:style-name="T1">Keuntungan Filosofisnya: Masalah Identitas Beres?</text:span></text:span><text:span text:style-name="T1"> Nah, keunggulan utama yang digadang-gadang dari metode ini adalah dia </text:span><text:span text:style-name="Strong_20_Emphasis"><text:span text:style-name="T1">berpotensi menyelesaikan masalah kontinuitas identitas</text:span></text:span><text:span text:style-name="T1"> yang bikin pusing di 'Scan-and-Copy'. Karena nggak ada duplikasi dan prosesnya bertahap, argumennya adalah </text:span><text:span text:style-name="Strong_20_Emphasis"><text:span text:style-name="T1">kamu akan tetap 'merasa' sebagai dirimu sendiri</text:span></text:span><text:span text:style-name="T1"> sepanjang proses. Ini lebih mirip kayak </text:span><text:span text:style-name="Strong_20_Emphasis"><text:span text:style-name="T1">paradoks Kapal Theseus</text:span></text:span><text:span text:style-name="T1"> kalau kita ganti papannya satu per satu – kebanyakan orang bakal setuju kapalnya tetap kapal yang sama. Jadi, secara teori, 'kamu' yang berakhir dengan otak non-biologis itu ya tetap 'kamu' yang sama.</text:span></text:p>
              </text:list-item>
              <text:list-item>
                <text:p text:style-name="P79"><text:span text:style-name="Strong_20_Emphasis"><text:span text:style-name="T1">Tantangan Teknisnya? Mungkin Lebih Gila Lagi!</text:span></text:span><text:span text:style-name="T1"> Meskipun secara filosofis lebih 'aman', secara teknis metode ini mungkin </text:span><text:span text:style-name="Strong_20_Emphasis"><text:span text:style-name="T1">jauh lebih sulit</text:span></text:span><text:span text:style-name="T1"> dari Scan-and-Copy:</text:span></text:p>
                <text:list>
                  <text:list-item>
                    <text:p text:style-name="P208"><text:span text:style-name="Strong_20_Emphasis"><text:span text:style-name="T1">Bikin Tiruan Sempurna:</text:span></text:span><text:span text:style-name="T1"> Kita harus bisa bikin </text:span><text:span text:style-name="Strong_20_Emphasis"><text:span text:style-name="T1">miliaran komponen pengganti</text:span></text:span><text:span text:style-name="T1"> yang nggak cuma mirip, tapi </text:span><text:span text:style-name="Strong_20_Emphasis"><text:span text:style-name="T1">berfungsi 100% identik</text:span></text:span><text:span text:style-name="T1"> dengan neuron dan sinapsis biologis dalam segala kerumitan dinamisnya (plastisitas, dll). Salah dikit aja bisa kacau. </text:span></text:p>
                  </text:list-item>
                  <text:list-item>
                    <text:p text:style-name="P208"><text:span text:style-name="Strong_20_Emphasis"><text:span text:style-name="T1">'Operasi Otak' Skala Nano Miliaran Kali:</text:span></text:span><text:span text:style-name="T1"> Bayangin harus melakukan </text:span><text:span text:style-name="Strong_20_Emphasis"><text:span text:style-name="T1">miliaran 'operasi mikro' super presisi</text:span></text:span><text:span text:style-name="T1"> di dalam otak yang hidup dan berfungsi, tanpa sengaja merusak </text:span><text:soft-page-break/><text:span text:style-name="T1">jaringan, mengganggu memori, atau mengubah kepribadian pasien! Tingkat kesulitannya astronomis! </text:span></text:p>
                  </text:list-item>
                  <text:list-item>
                    <text:p text:style-name="P208"><text:span text:style-name="Strong_20_Emphasis"><text:span text:style-name="T1">Nyambungin Biologis &amp; Buatan:</text:span></text:span><text:span text:style-name="T1"> Selama proses transisi, harus dipastikan bagian otak yang masih biologis bisa </text:span><text:span text:style-name="Strong_20_Emphasis"><text:span text:style-name="T1">'ngobrol' dengan sempurna</text:span></text:span><text:span text:style-name="T1"> sama bagian yang udah diganti jadi buatan. Ini butuh teknologi BCI yang luar biasa canggih. </text:span></text:p>
                  </text:list-item>
                </text:list>
              </text:list-item>
              <text:list-item>
                <text:p text:style-name="P79"><text:span text:style-name="Strong_20_Emphasis"><text:span text:style-name="T1">Pertanyaan Filosofis Baru Muncul:</text:span></text:span><text:span text:style-name="T1"> Metode ini mungkin ngatasin masalah duplikasi, tapi muncul pertanyaan baru:</text:span></text:p>
                <text:list>
                  <text:list-item>
                    <text:p text:style-name="P208"><text:span text:style-name="Strong_20_Emphasis"><text:span text:style-name="T1">Kapan Jadi 'Bukan Manusia Biologis' Lagi?</text:span></text:span><text:span text:style-name="T1"> Kalau udah 10% diganti? 50%? 99%? Adakah batas jelasnya? </text:span></text:p>
                  </text:list-item>
                  <text:list-item>
                    <text:p text:style-name="P79"><text:span text:style-name="Strong_20_Emphasis"><text:span text:style-name="T1">Apakah Bahan Dasarnya Penting?</text:span></text:span><text:span text:style-name="T1"> Kalau fungsi dan (diasumsikan) kesadarannya tetap sama persis, apakah penting kalau otak kita terbuat dari karbon (biologis) atau silikon (digital)? Apakah 'kemanusiaan' kita terikat pada materi biologis? </text:span></text:p>
                  </text:list-item>
                </text:list>
              </text:list-item>
            </text:list>
            <text:p text:style-name="P120">Jadi, 'Penggantian Bertahap' menawarkan solusi elegan untuk masalah identitas, tapi dengan tantangan teknis yang mungkin lebih mustahil lagi. Dua jalan, dua dilema berbeda!</text:p>
            <text:p text:style-name="P289"/>
            <text:p text:style-name="Text_20_body"><text:span text:style-name="Strong_20_Emphasis"><text:span text:style-name="T1">(Tips Tambahan Opsional: Skala Penggantian!)</text:span></text:span></text:p>
            <text:p text:style-name="Quotations"><text:span text:style-name="T1">Coba bayangkan: Kalau kita bisa ganti satu neuron per detik (itu udah cepet banget!), butuh waktu sekitar </text:span><text:span text:style-name="Strong_20_Emphasis"><text:span text:style-name="T1">2.700 tahun</text:span></text:span><text:span text:style-name="T1"> buat ganti semua 86 miliar neuron di otak! Ini belum ngitung triliunan koneksi sinapsisnya lho. Ini cuma buat ngasih gambaran betapa lamanya proses 'bertahap' ini kalaupun teknologinya ada.</text:s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yang menunjukkan potongan melintang otak manusia. Di satu sisi otak, neuron-neuron digambarkan secara biologis (organik, warna natural). Secara bertahap ke sisi lain, neuron-neuron itu diganti dengan versi digital/sirkuit yang bercahaya. Ada panah kecil-kecil menunjukkan proses penggantian yang berjalan dari sisi biologis ke sisi digital. Di tengah transisi, tunjukkan neuron biologis dan digital saling </text:span><text:soft-page-break/><text:span text:style-name="T1">terhubung dengan mulus. Beri judul 'Gradual Replacement: Transisi Bertahap?'"</text:span></text:p>
            <text:p text:style-name="P289"/>
            <text:p text:style-name="P120">Saya menunggu perintah "YAX" Anda untuk prompt berikutnya (Bab 5 - Subbab 5.3: Tantangan Utama: Keakuratan Pemindaian dan Kekuatan Simulasi).</text:p>
          </text:section>
          <text:section text:style-name="Sect1" text:name="feedback-form-39">
            <text:p text:style-name="P249"/>
          </text:section>
        </text:section>
        <text:section text:style-name="Sect1" text:name="2c918cef52fbd291">
          <text:p text:style-name="P120"/>
          <text:section text:style-name="Sect1" text:name="user-query-content-40">
            <text:p text:style-name="P266">YAX </text:p>
          </text:section>
          <text:p text:style-name="P249">Tampilkan alur berpikir</text:p>
          <text:section text:style-name="Sect2" text:name="model-response-message-contentr_2c918cef52fbd291">
            <text:p text:style-name="Text_20_body"><text:span text:style-name="T1">Oke, kita udah bahas dua cara 'upload' (yang dua-duanya masih teori). Tapi, mau pakai cara mana pun, ada dua tantangan teknis super berat yang sama-sama harus diatasi: </text:span><text:span text:style-name="Strong_20_Emphasis"><text:span text:style-name="T1">akurasi data</text:span></text:span><text:span text:style-name="T1"> dan </text:span><text:span text:style-name="Strong_20_Emphasis"><text:span text:style-name="T1">akurasi simulasi</text:span></text:span><text:span text:style-name="T1">. Maksudnya gimana?</text:span></text:p>
            <text:p text:style-name="Text_20_body"><text:span text:style-name="Strong_20_Emphasis"><text:span text:style-name="T1">Prompt:</text:span></text:span><text:span text:style-name="T1"> *"Fokus secara </text:span><text:span text:style-name="Strong_20_Emphasis"><text:span text:style-name="T1">mendalam</text:span></text:span><text:span text:style-name="T1"> pada </text:span><text:span text:style-name="Strong_20_Emphasis"><text:span text:style-name="T1">dua tantangan teknis paling kritis</text:span></text:span><text:span text:style-name="T1"> yang mendasari </text:span><text:span text:style-name="Strong_20_Emphasis"><text:span text:style-name="T1">semua</text:span></text:span><text:span text:style-name="T1"> skenario </text:span><text:span text:style-name="Emphasis"><text:span text:style-name="T1">mind uploading</text:span></text:span><text:span text:style-name="T1">, tidak peduli metodenya: </text:span><text:span text:style-name="Strong_20_Emphasis"><text:span text:style-name="T1">tingkat akurasi data</text:span></text:span><text:span text:style-name="T1"> dan </text:span><text:span text:style-name="Strong_20_Emphasis"><text:span text:style-name="T1">kemampuan simulasi</text:span></text:span><text:span text:style-name="T1">.</text:span></text:p>
            <text:list xml:id="list3514689304644149972" text:style-name="L99">
              <text:list-item>
                <text:p text:style-name="P209"><text:span text:style-name="Strong_20_Emphasis"><text:span text:style-name="T1">Masalah Akurasi Data (Pemindaian/Penggantian):</text:span></text:span><text:span text:style-name="T1"> </text:span></text:p>
                <text:list>
                  <text:list-item>
                    <text:p text:style-name="P209"><text:span text:style-name="Strong_20_Emphasis"><text:span text:style-name="T1">Seberapa Detail?</text:span></text:span><text:span text:style-name="T1"> Diskusikan </text:span><text:span text:style-name="Strong_20_Emphasis"><text:span text:style-name="T1">perdebatan</text:span></text:span><text:span text:style-name="T1"> tentang </text:span><text:span text:style-name="Strong_20_Emphasis"><text:span text:style-name="T1">level detail apa</text:span></text:span><text:span text:style-name="T1"> yang sebenarnya </text:span><text:span text:style-name="Strong_20_Emphasis"><text:span text:style-name="T1">perlu ditangkap</text:span></text:span><text:span text:style-name="T1"> dari otak biologis. Apakah cukup memetakan neuron dan sinaps? Atau perlu juga status </text:span><text:span text:style-name="Strong_20_Emphasis"><text:span text:style-name="T1">molekuler</text:span></text:span><text:span text:style-name="T1">, </text:span><text:span text:style-name="Strong_20_Emphasis"><text:span text:style-name="T1">epigenetik</text:span></text:span><text:span text:style-name="T1">, </text:span><text:span text:style-name="Strong_20_Emphasis"><text:span text:style-name="T1">peran sel glial</text:span></text:span><text:span text:style-name="T1">, bahkan mungkin </text:span><text:span text:style-name="Strong_20_Emphasis"><text:span text:style-name="T1">efek kuantum</text:span></text:span><text:span text:style-name="T1"> jika relevan dengan kesadaran? </text:span></text:p>
                  </text:list-item>
                  <text:list-item>
                    <text:p text:style-name="P209"><text:span text:style-name="Strong_20_Emphasis"><text:span text:style-name="T1">'Unknown Unknowns':</text:span></text:span><text:span text:style-name="T1"> Tekankan kemungkinan adanya </text:span><text:span text:style-name="Strong_20_Emphasis"><text:span text:style-name="T1">faktor krusial</text:span></text:span><text:span text:style-name="T1"> untuk kesadaran yang </text:span><text:span text:style-name="Strong_20_Emphasis"><text:span text:style-name="T1">belum kita ketahui</text:span></text:span><text:span text:style-name="T1">, yang bisa terlewat oleh pemindaian/penggantian. </text:span></text:p>
                  </text:list-item>
                  <text:list-item>
                    <text:p text:style-name="P209"><text:span text:style-name="Strong_20_Emphasis"><text:span text:style-name="T1">Konsekuensi Kesalahan:</text:span></text:span><text:span text:style-name="T1"> Jelaskan bagaimana </text:span><text:span text:style-name="Strong_20_Emphasis"><text:span text:style-name="T1">kesalahan sekecil apapun</text:span></text:span><text:span text:style-name="T1"> dalam proses pengambilan data (baik scan-copy atau penggantian) </text:span><text:span text:style-name="Emphasis"><text:span text:style-name="T1">bisa</text:span></text:span><text:span text:style-name="T1"> berakibat fatal pada </text:span><text:span text:style-name="Strong_20_Emphasis"><text:span text:style-name="T1">integritas pikiran</text:span></text:span><text:span text:style-name="T1"> yang diunggah (kepribadian berubah, kegilaan, simulasi gagal). </text:span></text:p>
                  </text:list-item>
                </text:list>
              </text:list-item>
              <text:list-item>
                <text:p text:style-name="P209"><text:span text:style-name="Strong_20_Emphasis"><text:span text:style-name="T1">Masalah Akurasi &amp; Kekuatan Simulasi:</text:span></text:span><text:span text:style-name="T1"> </text:span></text:p>
                <text:list>
                  <text:list-item>
                    <text:p text:style-name="P209"><text:soft-page-break/><text:span text:style-name="Strong_20_Emphasis"><text:span text:style-name="T1">Fidelity Lingkungan:</text:span></text:span><text:span text:style-name="T1"> Jelaskan bahwa </text:span><text:span text:style-name="Strong_20_Emphasis"><text:span text:style-name="T1">lingkungan komputasi</text:span></text:span><text:span text:style-name="T1"> tempat simulasi berjalan juga harus </text:span><text:span text:style-name="Strong_20_Emphasis"><text:span text:style-name="T1">sangat akurat</text:span></text:span><text:span text:style-name="T1"> dalam meniru fisika/biologi yang relevan untuk mendukung kesadaran. Tingkat akurasi apa yang dibutuhkan? Apakah simulasi level molekuler cukup, atau perlu level kuantum? </text:span></text:p>
                  </text:list-item>
                  <text:list-item>
                    <text:p text:style-name="P209"><text:span text:style-name="Strong_20_Emphasis"><text:span text:style-name="T1">Risiko Bug &amp; Degradasi:</text:span></text:span><text:span text:style-name="T1"> Bahas risiko </text:span><text:span text:style-name="Strong_20_Emphasis"><text:span text:style-name="T1">kesalahan halus ('bug')</text:span></text:span><text:span text:style-name="T1"> dalam kode simulasi yang bisa menyebabkan </text:span><text:span text:style-name="Strong_20_Emphasis"><text:span text:style-name="T1">'pikiran' yang diunggah menyimpang</text:span></text:span><text:span text:style-name="T1"> dari aslinya, kehilangan ingatan, atau 'rusak' seiring waktu. </text:span></text:p>
                  </text:list-item>
                  <text:list-item>
                    <text:p text:style-name="P80"><text:span text:style-name="Strong_20_Emphasis"><text:span text:style-name="T1">Bukan Hanya Skala:</text:span></text:span><text:span text:style-name="T1"> Tekankan bahwa kebutuhan komputasi bukan hanya soal </text:span><text:span text:style-name="Strong_20_Emphasis"><text:span text:style-name="T1">jumlah</text:span></text:span><text:span text:style-name="T1">, tapi juga soal </text:span><text:span text:style-name="Strong_20_Emphasis"><text:span text:style-name="T1">kemampuan menjalankan simulasi yang sangat kompleks dengan akurasi nyaris sempurna</text:span></text:span><text:span text:style-name="T1">. Gunakan </text:span><text:span text:style-name="Strong_20_Emphasis"><text:span text:style-name="T1">analogi</text:span></text:span><text:span text:style-name="T1"> simulasi cuaca atau game yang sangat realistis, tapi ini jauh lebih rumit."* </text:span></text:p>
                  </text:list-item>
                </text:list>
              </text:list-item>
            </text:list>
            <text:p text:style-name="Text_20_body"><text:span text:style-name="Strong_20_Emphasis"><text:span text:style-name="T1">Jawaban Saya:</text:span></text:span></text:p>
            <text:p text:style-name="Text_20_body"><text:span text:style-name="T1">Mau pakai metode 'Scan-and-Copy' atau 'Gradual Replacement', ada dua syarat mutlak yang harus dipenuhi dengan tingkat </text:span><text:span text:style-name="Strong_20_Emphasis"><text:span text:style-name="T1">akurasi</text:span></text:span><text:span text:style-name="T1"> atau </text:span><text:span text:style-name="Strong_20_Emphasis"><text:span text:style-name="T1">ketepatan</text:span></text:span><text:span text:style-name="T1"> yang gila-gilaan. Kalau meleset dikit aja, bisa gagal total!</text:span></text:p>
            <text:list xml:id="list7418951574487894656" text:style-name="L100">
              <text:list-item>
                <text:p text:style-name="P81"><text:span text:style-name="Strong_20_Emphasis"><text:span text:style-name="T1">Akurasi Data Otak: Harus Sedetail Apa Sih?</text:span></text:span></text:p>
                <text:list>
                  <text:list-item>
                    <text:p text:style-name="P210"><text:span text:style-name="Strong_20_Emphasis"><text:span text:style-name="T1">Debat Level Detail:</text:span></text:span><text:span text:style-name="T1"> Pas kita 'ngebaca' atau 'ganti' otak, seberapa detail informasi yang perlu kita ambil? Apakah cukup tahu peta koneksi neuron dan kekuatan sinapsisnya? Atau jangan-jangan kita perlu tahu juga posisi </text:span><text:span text:style-name="Strong_20_Emphasis"><text:span text:style-name="T1">setiap molekul penting</text:span></text:span><text:span text:style-name="T1"> di dalam sel? Gimana dengan </text:span><text:span text:style-name="Strong_20_Emphasis"><text:span text:style-name="T1">faktor epigenetik</text:span></text:span><text:span text:style-name="T1"> (cara gen diaktifkan/dinonaktifkan)? Gimana peran </text:span><text:span text:style-name="Strong_20_Emphasis"><text:span text:style-name="T1">sel glial</text:span></text:span><text:span text:style-name="T1"> yang jumlahnya banyak banget dan ternyata penting? Atau bahkan... jangan-jangan ada </text:span><text:span text:style-name="Strong_20_Emphasis"><text:span text:style-name="T1">efek kuantum</text:span></text:span><text:span text:style-name="T1"> super aneh di level subatomik yang berperan penting buat kesadaran? Masalahnya, kita </text:span><text:span text:style-name="Strong_20_Emphasis"><text:span text:style-name="T1">belum tahu pasti</text:span></text:span><text:span text:style-name="T1"> level detail mana yang </text:span><text:span text:style-name="Emphasis"><text:span text:style-name="T1">krusial</text:span></text:span><text:span text:style-name="T1"> buat 'menghidupkan' kembali pikiran dan kesadaran. </text:span></text:p>
                  </text:list-item>
                  <text:list-item>
                    <text:p text:style-name="P210"><text:span text:style-name="Strong_20_Emphasis"><text:span text:style-name="T1">Bahaya 'Unknown Unknowns':</text:span></text:span><text:span text:style-name="T1"> Yang lebih bikin pusing, mungkin ada </text:span><text:span text:style-name="Strong_20_Emphasis"><text:span text:style-name="T1">faktor X</text:span></text:span><text:span text:style-name="T1"> super penting buat kesadaran yang </text:span><text:span text:style-name="Strong_20_Emphasis"><text:span text:style-name="T1">belum pernah kita temukan atau bayangkan sama sekali</text:span></text:span><text:span text:style-name="T1"> (sampai </text:span><text:span text:style-name="Strong_20_Emphasis"><text:span text:style-name="T1">Sabtu, 29 Maret 2025</text:span></text:span><text:span text:style-name="T1"> ini)! Kalau faktor X ini </text:span><text:soft-page-break/><text:span text:style-name="T1">kelewatan pas proses 'scan' atau 'ganti', ya percuma aja. </text:span></text:p>
                  </text:list-item>
                  <text:list-item>
                    <text:p text:style-name="P210"><text:span text:style-name="Strong_20_Emphasis"><text:span text:style-name="T1">Salah Dikit Bisa Fatal:</text:span></text:span><text:span text:style-name="T1"> Bayangin kalau ada </text:span><text:span text:style-name="Strong_20_Emphasis"><text:span text:style-name="T1">kesalahan super kecil</text:span></text:span><text:span text:style-name="T1"> aja pas ngambil data otak atau pas bikin komponen penggantinya. Mungkin cuma beda kekuatan satu sinapsis, atau posisi satu molekul. Efeknya bisa </text:span><text:span text:style-name="Strong_20_Emphasis"><text:span text:style-name="T1">berantai dan fatal</text:span></text:span><text:span text:style-name="T1">: kepribadian 'kamu' yang digital bisa jadi beda total, muncul gangguan mental parah (kegilaan), atau simulasinya malah nggak bisa jalan sama sekali. Ini kayak nyalin program komputer super rumit, salah satu titik koma aja bisa bikin programnya error! </text:span></text:p>
                  </text:list-item>
                </text:list>
              </text:list-item>
              <text:list-item>
                <text:p text:style-name="P81"><text:span text:style-name="Strong_20_Emphasis"><text:span text:style-name="T1">Akurasi &amp; Kekuatan Simulasi: Komputernya Harus Sempurna!</text:span></text:span></text:p>
                <text:list>
                  <text:list-item>
                    <text:p text:style-name="P210"><text:span text:style-name="Strong_20_Emphasis"><text:span text:style-name="T1">Lingkungan yang Tepat:</text:span></text:span><text:span text:style-name="T1"> Oke, anggap datanya udah dapet super akurat. Sekarang, data itu harus 'dijalankan' di komputer. Nah, </text:span><text:span text:style-name="Strong_20_Emphasis"><text:span text:style-name="T1">program simulasi dan komputernya sendiri</text:span></text:span><text:span text:style-name="T1"> juga harus </text:span><text:span text:style-name="Strong_20_Emphasis"><text:span text:style-name="T1">luar biasa akurat</text:span></text:span><text:span text:style-name="T1"> dalam meniru hukum fisika dan biologi yang relevan biar kesadaran bisa muncul (atau bertahan). Pertanyaannya sama: perlu simulasi sampai level molekul? Atau level kuantum? Kita belum tahu! </text:span></text:p>
                  </text:list-item>
                  <text:list-item>
                    <text:p text:style-name="P210"><text:span text:style-name="Strong_20_Emphasis"><text:span text:style-name="T1">Awas Bug!</text:span></text:span><text:span text:style-name="T1"> Sama kayak software atau game, program simulasi otak ini pasti bakal super rumit. Risiko ada </text:span><text:span text:style-name="Strong_20_Emphasis"><text:span text:style-name="T1">'bug' atau kesalahan kecil</text:span></text:span><text:span text:style-name="T1"> dalam kodenya itu gede banget. Bug ini mungkin nggak kelihatan awalnya, tapi lama-lama bisa bikin 'pikiran' yang di-upload jadi </text:span><text:span text:style-name="Strong_20_Emphasis"><text:span text:style-name="T1">aneh</text:span></text:span><text:span text:style-name="T1">, kehilangan ingatan, kepribadiannya berubah, atau 'rusak' pelan-pelan. Gimana cara nge-debug program serumit simulasi otak? </text:span></text:p>
                  </text:list-item>
                  <text:list-item>
                    <text:p text:style-name="P81"><text:span text:style-name="Strong_20_Emphasis"><text:span text:style-name="T1">Bukan Cuma Cepat, Tapi Tepat!</text:span></text:span><text:span text:style-name="T1"> Jadi, kebutuhan komputer super kuat itu bukan cuma soal </text:span><text:span text:style-name="Strong_20_Emphasis"><text:span text:style-name="T1">kecepatan</text:span></text:span><text:span text:style-name="T1"> ngitung (berapa FLOPS), tapi juga soal </text:span><text:span text:style-name="Strong_20_Emphasis"><text:span text:style-name="T1">kemampuan menjalankan simulasi yang super kompleks ini dengan tingkat akurasi dan stabilitas yang nyaris sempurna</text:span></text:span><text:span text:style-name="T1"> dalam jangka waktu sangat lama. Ini jauh lebih rumit daripada bikin simulasi cuaca paling canggih atau game paling realistis sekalipun, karena 'output' yang kita harapkan adalah sesuatu yang subjektif dan rapuh: kesadaran. </text:span></text:p>
                  </text:list-item>
                </text:list>
              </text:list-item>
            </text:list>
            <text:p text:style-name="Text_20_body"><text:span text:style-name="T1">Intinya, </text:span><text:span text:style-name="Emphasis"><text:span text:style-name="T1">mind uploading</text:span></text:span><text:span text:style-name="T1"> itu butuh </text:span><text:span text:style-name="Strong_20_Emphasis"><text:span text:style-name="T1">presisi tingkat dewa</text:span></text:span><text:span text:style-name="T1">, baik pas </text:span><text:soft-page-break/><text:span text:style-name="T1">'baca/ganti' otaknya maupun pas 'ngejalanin' simulasinya. Meleset dikit aja, hasilnya bisa jauh dari 'Nirvana' dan malah jadi bencana.</text:span></text:p>
            <text:p text:style-name="P289"/>
            <text:p text:style-name="Text_20_body"><text:span text:style-name="Strong_20_Emphasis"><text:span text:style-name="T1">(Tips Tambahan Opsional: Dilema Detail yang Cukup)</text:span></text:span></text:p>
            <text:p text:style-name="P276">Salah satu masalah paling sulit di sini adalah: gimana kita tahu kalau detail yang kita rekam/simulasikan itu udah 'cukup'? Karena kita belum ngerti kesadaran, kita nggak punya 'tes' pasti buat bilang, "Oke, simulasi ini udah beneran sadar kayak aslinya!" Kita mungkin baru tahu kalau kita udah salah pas udah kejadian. Ini bikin tantangan akurasi jadi makin berat.</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yang menunjukkan proses 'upload' yang sangat presisi. Mungkin gambarkan sinar laser super tipis atau jarum nanobot yang sedang bekerja pada model otak digital/neuron dengan tingkat kerumitan tinggi. Di latar belakang, ada kode biner atau formula matematika yang rumit. Beri kesan bahwa proses ini membutuhkan akurasi ekstrem dan kesalahan sekecil apa pun (mungkin digambarkan dengan satu 'bit' data yang salah berwarna merah) bisa berakibat fatal (misalnya, ada retakan kecil muncul di model otak). Judul bisa 'Tantangan Akurasi'."</text:span></text:p>
            <text:p text:style-name="P289"/>
            <text:p text:style-name="P120">Saya menunggu perintah "YAX" Anda untuk prompt berikutnya (Bab 5 - Subbab 5.4: Membangun "Rumah" Digital: Lingkungan Virtual untuk Pikiran yang Diunggah).</text:p>
          </text:section>
          <text:section text:style-name="Sect1" text:name="feedback-form-40">
            <text:p text:style-name="P249"/>
          </text:section>
        </text:section>
        <text:section text:style-name="Sect1" text:name="cfbb747be04eddf7">
          <text:p text:style-name="P120"/>
          <text:section text:style-name="Sect1" text:name="user-query-content-41">
            <text:p text:style-name="P266">YAX </text:p>
          </text:section>
          <text:p text:style-name="P249">Tampilkan alur berpikir</text:p>
          <text:section text:style-name="Sect2" text:name="model-response-message-contentr_cfbb747be04eddf7">
            <text:p text:style-name="P120">Oke, anggaplah otak berhasil di-scan super akurat dan simulasinya jalan di komputer super kuat. Beres? Belum! Ada satu lagi bagian penting banget: si <text:soft-page-break/>pikiran digital ini mau 'tinggal' di mana?</text:p>
            <text:p text:style-name="Text_20_body"><text:span text:style-name="Strong_20_Emphasis"><text:span text:style-name="T1">Prompt:</text:span></text:span><text:span text:style-name="T1"> *"Bahasa secara </text:span><text:span text:style-name="Strong_20_Emphasis"><text:span text:style-name="T1">mendalam dan imajinatif</text:span></text:span><text:span text:style-name="T1"> aspek krusial lainnya: </text:span><text:span text:style-name="Strong_20_Emphasis"><text:span text:style-name="T1">lingkungan virtual ('rumah' digital)</text:span></text:span><text:span text:style-name="T1"> tempat pikiran yang telah diunggah akan </text:span><text:span text:style-name="Strong_20_Emphasis"><text:span text:style-name="T1">'hidup' dan berinteraksi</text:span></text:span><text:span text:style-name="T1">.</text:span></text:p>
            <text:list xml:id="list2066001489501347493" text:style-name="L101">
              <text:list-item>
                <text:p text:style-name="P211"><text:span text:style-name="Strong_20_Emphasis"><text:span text:style-name="T1">Kebutuhan Akan Dunia Digital:</text:span></text:span><text:span text:style-name="T1"> Jelaskan mengapa </text:span><text:span text:style-name="Strong_20_Emphasis"><text:span text:style-name="T1">pikiran yang terunggah tidak bisa hanya 'mengambang'</text:span></text:span><text:span text:style-name="T1"> dalam data kosong; ia membutuhkan </text:span><text:span text:style-name="Strong_20_Emphasis"><text:span text:style-name="T1">input sensorik dan lingkungan</text:span></text:span><text:span text:style-name="T1"> untuk berfungsi dan (diharapkan) tetap waras. </text:span></text:p>
              </text:list-item>
              <text:list-item>
                <text:p text:style-name="P211"><text:span text:style-name="Strong_20_Emphasis"><text:span text:style-name="T1">Persyaratan Lingkungan Virtual (VE):</text:span></text:span><text:span text:style-name="T1"> Deskripsikan </text:span><text:span text:style-name="Strong_20_Emphasis"><text:span text:style-name="T1">kebutuhan esensial</text:span></text:span><text:span text:style-name="T1"> dari VE ini: </text:span></text:p>
                <text:list>
                  <text:list-item>
                    <text:p text:style-name="P211"><text:span text:style-name="Strong_20_Emphasis"><text:span text:style-name="T1">Input Sensorik Kaya:</text:span></text:span><text:span text:style-name="T1"> Kemampuan untuk </text:span><text:span text:style-name="Strong_20_Emphasis"><text:span text:style-name="T1">mensimulasikan pengalaman</text:span></text:span><text:span text:style-name="T1"> melihat, mendengar, menyentuh, bahkan mungkin rasa dan bau, dengan </text:span><text:span text:style-name="Strong_20_Emphasis"><text:span text:style-name="T1">tingkat realisme yang cukup</text:span></text:span><text:span text:style-name="T1">. </text:span></text:p>
                  </text:list-item>
                  <text:list-item>
                    <text:p text:style-name="P211"><text:span text:style-name="Strong_20_Emphasis"><text:span text:style-name="T1">Interaktivitas:</text:span></text:span><text:span text:style-name="T1"> Kemampuan untuk </text:span><text:span text:style-name="Strong_20_Emphasis"><text:span text:style-name="T1">bertindak</text:span></text:span><text:span text:style-name="T1"> di dalam VE, </text:span><text:span text:style-name="Strong_20_Emphasis"><text:span text:style-name="T1">memanipulasi objek virtual</text:span></text:span><text:span text:style-name="T1">, dan </text:span><text:span text:style-name="Strong_20_Emphasis"><text:span text:style-name="T1">berinteraksi</text:span></text:span><text:span text:style-name="T1"> dengan entitas lain (misalnya, AI atau pikiran terunggah lainnya). </text:span></text:p>
                  </text:list-item>
                  <text:list-item>
                    <text:p text:style-name="P211"><text:span text:style-name="Strong_20_Emphasis"><text:span text:style-name="T1">Kompleksitas &amp; Makna:</text:span></text:span><text:span text:style-name="T1"> Lingkungan yang cukup </text:span><text:span text:style-name="Strong_20_Emphasis"><text:span text:style-name="T1">kaya dan dinamis</text:span></text:span><text:span text:style-name="T1"> untuk memungkinkan </text:span><text:span text:style-name="Strong_20_Emphasis"><text:span text:style-name="T1">pembelajaran, eksplorasi, pertumbuhan pribadi</text:span></text:span><text:span text:style-name="T1">, dan </text:span><text:span text:style-name="Strong_20_Emphasis"><text:span text:style-name="T1">pengalaman yang bermakna</text:span></text:span><text:span text:style-name="T1"> (bukan hanya ruangan kosong). </text:span></text:p>
                  </text:list-item>
                  <text:list-item>
                    <text:p text:style-name="P211"><text:span text:style-name="Strong_20_Emphasis"><text:span text:style-name="T1">Stabilitas &amp; Keamanan:</text:span></text:span><text:span text:style-name="T1"> Lingkungan yang </text:span><text:span text:style-name="Strong_20_Emphasis"><text:span text:style-name="T1">andal, tidak mudah 'crash'</text:span></text:span><text:span text:style-name="T1">, dan </text:span><text:span text:style-name="Strong_20_Emphasis"><text:span text:style-name="T1">aman</text:span></text:span><text:span text:style-name="T1"> dari gangguan eksternal atau internal. </text:span></text:p>
                  </text:list-item>
                </text:list>
              </text:list-item>
              <text:list-item>
                <text:p text:style-name="P211"><text:span text:style-name="Strong_20_Emphasis"><text:span text:style-name="T1">Jenis-jenis Dunia Virtual:</text:span></text:span><text:span text:style-name="T1"> Gambarkan </text:span><text:span text:style-name="Strong_20_Emphasis"><text:span text:style-name="T1">berbagai kemungkinan desain VE</text:span></text:span><text:span text:style-name="T1">: dari </text:span><text:span text:style-name="Strong_20_Emphasis"><text:span text:style-name="T1">replika dunia nyata</text:span></text:span><text:span text:style-name="T1"> yang sangat akurat, hingga </text:span><text:span text:style-name="Strong_20_Emphasis"><text:span text:style-name="T1">dunia fantasi</text:span></text:span><text:span text:style-name="T1"> dengan hukum fisika berbeda, atau bahkan </text:span><text:span text:style-name="Strong_20_Emphasis"><text:span text:style-name="T1">alam data abstrak</text:span></text:span><text:span text:style-name="T1"> yang sulit dibayangkan. Gunakan </text:span><text:span text:style-name="Strong_20_Emphasis"><text:span text:style-name="T1">contoh dari fiksi ilmiah atau konsep Metaverse</text:span></text:span><text:span text:style-name="T1"> yang diperluas. </text:span></text:p>
              </text:list-item>
              <text:list-item>
                <text:p text:style-name="P82"><text:span text:style-name="Strong_20_Emphasis"><text:span text:style-name="T1">Pertanyaan tentang Desain &amp; Kontrol:</text:span></text:span><text:span text:style-name="T1"> Ajukan pertanyaan penting: </text:span><text:span text:style-name="Strong_20_Emphasis"><text:span text:style-name="T1">Siapa yang merancang, membangun, dan mengontrol</text:span></text:span><text:span text:style-name="T1"> VE ini? Apa </text:span><text:span text:style-name="Strong_20_Emphasis"><text:span text:style-name="T1">batasan dan aturan</text:span></text:span><text:span text:style-name="T1"> di dalamnya? Bisakah pikiran yang diunggah </text:span><text:span text:style-name="Strong_20_Emphasis"><text:span text:style-name="T1">memodifikasi atau 'melarikan diri'</text:span></text:span><text:span text:style-name="T1"> dari VE mereka? Siapa yang </text:span><text:span text:style-name="Strong_20_Emphasis"><text:span text:style-name="T1">membayar 'biaya server'</text:span></text:span><text:span text:style-name="T1"> untuk menjalankan dunia digital ini?"* </text:span></text:p>
              </text:list-item>
            </text:list>
            <text:p text:style-name="Text_20_body"><text:span text:style-name="Strong_20_Emphasis"><text:span text:style-name="T1">Jawaban Saya:</text:span></text:span></text:p>
            <text:p text:style-name="Text_20_body"><text:soft-page-break/><text:span text:style-name="T1">Jadi, pikiran kita udah berhasil 'pindah' ke komputer. Terus dia ngapain? Masa cuma jadi data yang diem aja? Tentu nggak! Sama kayak kita di dunia nyata, pikiran digital ini butuh 'dunia' buat dijelajahi, butuh 'pengalaman' biar nggak gila atau mati kebosanan. Makanya, perlu banget ada </text:span><text:span text:style-name="Strong_20_Emphasis"><text:span text:style-name="T1">Lingkungan Virtual (Virtual Environment - VE)</text:span></text:span><text:span text:style-name="T1"> atau 'rumah' digital buat mereka.</text:span></text:p>
            <text:list xml:id="list1202637582214214207" text:style-name="L102">
              <text:list-item>
                <text:p text:style-name="P83"><text:span text:style-name="Strong_20_Emphasis"><text:span text:style-name="T1">Kenapa Butuh 'Rumah' Digital?</text:span></text:span><text:span text:style-name="T1"> Otak kita (dan kesadaran kita) itu berevolusi buat nerima informasi terus-menerus dari panca indra. Kalau tiba-tiba semua input itu hilang dan kita cuma 'ngambang' di kehampaan data, kemungkinan besar kita bakal ngalamin deprivasi sensorik parah, bisa jadi gila, atau kesadaran kita malah 'mati' pelan-pelan. Jadi, VE ini </text:span><text:span text:style-name="Strong_20_Emphasis"><text:span text:style-name="T1">wajib ada</text:span></text:span><text:span text:style-name="T1"> biar pikiran digital tetap 'aktif', 'waras', dan punya 'sesuatu' buat dialami.</text:span></text:p>
              </text:list-item>
              <text:list-item>
                <text:p text:style-name="P83"><text:span text:style-name="Strong_20_Emphasis"><text:span text:style-name="T1">Syarat VE yang 'Layak Huni':</text:span></text:span><text:span text:style-name="T1"> Bikin VE ini nggak main-main lho. Dia harus memenuhi beberapa syarat biar beneran bisa jadi 'rumah' yang bagus:</text:span></text:p>
                <text:list>
                  <text:list-item>
                    <text:p text:style-name="P212"><text:span text:style-name="Strong_20_Emphasis"><text:span text:style-name="T1">Sensasi yang Kaya:</text:span></text:span><text:span text:style-name="T1"> Harus bisa </text:span><text:span text:style-name="Strong_20_Emphasis"><text:span text:style-name="T1">mensimulasikan panca indra</text:span></text:span><text:span text:style-name="T1"> kita – penglihatan, pendengaran, sentuhan, bahkan mungkin rasa dan bau – dengan tingkat detail dan realisme yang cukup meyakinkan. Nggak harus sama persis kayak dunia nyata, tapi harus cukup kaya biar nggak hampa. </text:span></text:p>
                  </text:list-item>
                  <text:list-item>
                    <text:p text:style-name="P212"><text:span text:style-name="Strong_20_Emphasis"><text:span text:style-name="T1">Bisa Ngapa-ngapain (Interaktivitas):</text:span></text:span><text:span text:style-name="T1"> Penghuninya harus bisa </text:span><text:span text:style-name="Strong_20_Emphasis"><text:span text:style-name="T1">bergerak, bertindak, megang atau manipulasi objek virtual</text:span></text:span><text:span text:style-name="T1">, dan yang penting, </text:span><text:span text:style-name="Strong_20_Emphasis"><text:span text:style-name="T1">berinteraksi</text:span></text:span><text:span text:style-name="T1"> sama penghuni lain (unggahan lain atau AI). Harus ada rasa 'agénsi' atau kemampuan buat mempengaruhi dunianya. </text:span></text:p>
                  </text:list-item>
                  <text:list-item>
                    <text:p text:style-name="P212"><text:span text:style-name="Strong_20_Emphasis"><text:span text:style-name="T1">Nggak Ngebosenin (Kompleksitas &amp; Makna):</text:span></text:span><text:span text:style-name="T1"> VE-nya nggak boleh cuma ruangan kosong. Harus </text:span><text:span text:style-name="Strong_20_Emphasis"><text:span text:style-name="T1">cukup kompleks, dinamis, mungkin ada tantangan atau misteri</text:span></text:span><text:span text:style-name="T1">, biar penghuninya bisa terus </text:span><text:span text:style-name="Strong_20_Emphasis"><text:span text:style-name="T1">belajar, eksplorasi, tumbuh</text:span></text:span><text:span text:style-name="T1">, dan nemuin </text:span><text:span text:style-name="Strong_20_Emphasis"><text:span text:style-name="T1">makna</text:span></text:span><text:span text:style-name="T1"> dalam 'kehidupan' digital mereka. </text:span></text:p>
                  </text:list-item>
                  <text:list-item>
                    <text:p text:style-name="P212"><text:span text:style-name="Strong_20_Emphasis"><text:span text:style-name="T1">Stabil &amp; Aman:</text:span></text:span><text:span text:style-name="T1"> Jelas dong, VE ini harus </text:span><text:span text:style-name="Strong_20_Emphasis"><text:span text:style-name="T1">andal</text:span></text:span><text:span text:style-name="T1">, nggak gampang 'nge-lag' atau 'crash'. Dan juga harus </text:span><text:span text:style-name="Strong_20_Emphasis"><text:span text:style-name="T1">aman</text:span></text:span><text:span text:style-name="T1"> dari serangan hacker atau gangguan lain yang bisa merusak pengalaman penghuninya. </text:span></text:p>
                  </text:list-item>
                </text:list>
              </text:list-item>
              <text:list-item>
                <text:p text:style-name="P83"><text:span text:style-name="Strong_20_Emphasis"><text:span text:style-name="T1">Mau Dunia Kayak Gimana? (Jenis-jenis VE)</text:span></text:span><text:span text:style-name="T1"> Nah, bentuk VE ini bisa </text:span><text:soft-page-break/><text:span text:style-name="T1">macem-macem banget, tergantung imajinasi (dan kemampuan komputasi!):</text:span></text:p>
                <text:list>
                  <text:list-item>
                    <text:p text:style-name="P212"><text:span text:style-name="Strong_20_Emphasis"><text:span text:style-name="T1">Replika Dunia Nyata:</text:span></text:span><text:span text:style-name="T1"> Bisa jadi simulasi Bumi yang super detail, atau kota tempat tinggalmu dibuat ulang persis. </text:span></text:p>
                  </text:list-item>
                  <text:list-item>
                    <text:p text:style-name="P212"><text:span text:style-name="Strong_20_Emphasis"><text:span text:style-name="T1">Dunia Fantasi/Sci-Fi:</text:span></text:span><text:span text:style-name="T1"> Bayangin hidup di dunia </text:span><text:span text:style-name="Emphasis"><text:span text:style-name="T1">Lord of the Rings</text:span></text:span><text:span text:style-name="T1">, </text:span><text:span text:style-name="Emphasis"><text:span text:style-name="T1">Star Wars</text:span></text:span><text:span text:style-name="T1">, atau dunia ajaib ciptaanmu sendiri dengan hukum fisika yang beda! </text:span></text:p>
                  </text:list-item>
                  <text:list-item>
                    <text:p text:style-name="P212"><text:span text:style-name="Strong_20_Emphasis"><text:span text:style-name="T1">Alam Data Abstrak:</text:span></text:span><text:span text:style-name="T1"> Mungkin bentuknya bukan tempat fisik sama sekali, tapi aliran data, konsep matematis, atau bentuk eksistensi lain yang cuma bisa dipahami pikiran digital. </text:span></text:p>
                  </text:list-item>
                  <text:list-item>
                    <text:p text:style-name="P212"><text:span text:style-name="Strong_20_Emphasis"><text:span text:style-name="T1">Konsep Metaverse (tapi Jauh Lebih Canggih):</text:span></text:span><text:span text:style-name="T1"> Mirip ide Metaverse yang lagi rame dibahas sekarang (per 2025), tapi ini jauh lebih imersif, persisten, dan mungkin jadi satu-satunya 'realitas' bagi penghuninya. </text:span></text:p>
                  </text:list-item>
                </text:list>
              </text:list-item>
              <text:list-item>
                <text:p text:style-name="P83"><text:span text:style-name="Strong_20_Emphasis"><text:span text:style-name="T1">Siapa yang Pegang Kendali? (Pertanyaan Kontrol)</text:span></text:span><text:span text:style-name="T1"> Ini dia pertanyaan penting lainnya:</text:span></text:p>
                <text:list>
                  <text:list-item>
                    <text:p text:style-name="P212"><text:span text:style-name="Strong_20_Emphasis"><text:span text:style-name="T1">Siapa Arsiteknya?</text:span></text:span><text:span text:style-name="T1"> Siapa yang </text:span><text:span text:style-name="Strong_20_Emphasis"><text:span text:style-name="T1">desain, bangun, dan ngontrol</text:span></text:span><text:span text:style-name="T1"> VE ini? Perusahaan teknologi raksasa? Pemerintah? AI itu sendiri? Atau penghuninya bisa ikut ngebangun? </text:span></text:p>
                  </text:list-item>
                  <text:list-item>
                    <text:p text:style-name="P212"><text:span text:style-name="Strong_20_Emphasis"><text:span text:style-name="T1">Aturan Mainnya Gimana?</text:span></text:span><text:span text:style-name="T1"> Apa aja </text:span><text:span text:style-name="Strong_20_Emphasis"><text:span text:style-name="T1">batasan dan hukum</text:span></text:span><text:span text:style-name="T1"> yang berlaku di VE? Bisakah penghuninya 'mati' di dalam VE? Bisakah mereka dihukum? </text:span></text:p>
                  </text:list-item>
                  <text:list-item>
                    <text:p text:style-name="P212"><text:span text:style-name="Strong_20_Emphasis"><text:span text:style-name="T1">Bisa Kabur Nggak?</text:span></text:span><text:span text:style-name="T1"> Apakah pikiran yang diunggah punya pilihan buat </text:span><text:span text:style-name="Strong_20_Emphasis"><text:span text:style-name="T1">pindah VE</text:span></text:span><text:span text:style-name="T1"> atau bahkan 'log out' (kalau masih ada dunia fisik)? Atau mereka </text:span><text:span text:style-name="Strong_20_Emphasis"><text:span text:style-name="T1">terjebak selamanya</text:span></text:span><text:span text:style-name="T1">? </text:span></text:p>
                  </text:list-item>
                  <text:list-item>
                    <text:p text:style-name="P83"><text:span text:style-name="Strong_20_Emphasis"><text:span text:style-name="T1">Siapa yang Bayar Tagihan?</text:span></text:span><text:span text:style-name="T1"> Menjalankan server super kuat buat VE ini butuh energi dan biaya ogrom! Siapa yang bakal </text:span><text:span text:style-name="Strong_20_Emphasis"><text:span text:style-name="T1">nanggung biayanya</text:span></text:span><text:span text:style-name="T1">? Apakah penghuninya harus 'kerja' di dunia digital buat bayar 'sewa'? </text:span></text:p>
                  </text:list-item>
                </text:list>
              </text:list-item>
            </text:list>
            <text:p text:style-name="P120">Membangun 'rumah' digital ini ternyata sama rumitnya (atau bahkan lebih rumit!) daripada proses upload-nya sendiri, dan penuh dengan pertanyaan teknis, etis, dan filosofis.</text:p>
            <text:p text:style-name="P289"/>
            <text:p text:style-name="Text_20_body"><text:span text:style-name="Strong_20_Emphasis"><text:span text:style-name="T1">(Tips Tambahan Opsional: VR Sekarang vs. VE Masa Depan)</text:span></text:span></text:p>
            <text:p text:style-name="Quotations"><text:soft-page-break/><text:span text:style-name="T1">Teknologi Virtual Reality (VR) yang kita punya sekarang (kayak headset Oculus/Meta Quest, PS VR) itu baru 'icip-icip' awal banget dari konsep VE ini. VR sekarang masih terbatas di penglihatan dan pendengaran, interaksinya belum semulus itu, dan kita bisa lepas headset kapan aja. VE buat </text:span><text:span text:style-name="Emphasis"><text:span text:style-name="T1">mind uploading</text:span></text:span><text:span text:style-name="T1"> itu dibayangin jauh lebih total, imersif ke semua indra (simulasi), dan mungkin permanen!</text:s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yang menampilkan beberapa 'portal' atau 'jendela' yang menunjukkan berbagai jenis Lingkungan Virtual (VE). Satu jendela menunjukkan replika kota modern yang realistis, satu jendela menunjukkan pemandangan fantasi dengan naga terbang, satu jendela menunjukkan ruang angkasa/alam semesta digital, satu jendela menunjukkan representasi data abstrak yang geometris dan bercahaya. Di tengah, ada siluet pikiran/kesadaran digital yang sedang 'memilih' atau melihat ke arah jendela-jendela ini. Beri kesan pilihan, kemungkinan tak terbatas, tapi juga mungkin sedikit membingungkan."</text:span></text:p>
            <text:p text:style-name="P289"/>
            <text:p text:style-name="Text_20_body"><text:span text:style-name="T1">Bab 5 Selesai! Saya menunggu perintah "YAX" Anda untuk memulai </text:span><text:span text:style-name="Strong_20_Emphasis"><text:span text:style-name="T1">Bab 6</text:span></text:span><text:span text:style-name="T1">: Pengantar Bab 6.</text:span></text:p>
          </text:section>
          <text:section text:style-name="Sect1" text:name="feedback-form-41">
            <text:p text:style-name="P249"/>
          </text:section>
        </text:section>
        <text:section text:style-name="Sect1" text:name="44940bd17d74738c">
          <text:p text:style-name="P120"/>
          <text:section text:style-name="Sect1" text:name="user-query-content-42">
            <text:p text:style-name="P266">YAX </text:p>
          </text:section>
          <text:p text:style-name="P249">Tampilkan alur berpikir</text:p>
          <text:section text:style-name="Sect2" text:name="model-response-message-contentr_44940bd17d74738c">
            <text:p text:style-name="P249"/>
          </text:section>
          <text:section text:style-name="Sect1" text:name="feedback-form-42">
            <text:p text:style-name="P249"/>
          </text:section>
        </text:section>
        <text:section text:style-name="Sect1" text:name="a16680b37acda1dd">
          <text:p text:style-name="P120"/>
          <text:section text:style-name="Sect1" text:name="user-query-content-43">
            <text:p text:style-name="P266">harap ulang jawaban Pengantar Bab 6 </text:p>
          </text:section>
          <text:p text:style-name="P249">Tampilkan alur berpikir</text:p>
          <text:section text:style-name="Sect2" text:name="model-response-message-contentr_a16680b37acda1dd">
            <text:p text:style-name="Text_20_body"><text:span text:style-name="T1">Oke, mari kita ulangi pengantar untuk </text:span><text:span text:style-name="Strong_20_Emphasis"><text:span text:style-name="T1">Bab 6: Hidup di "Digital Nirvana": </text:span></text:span><text:soft-page-break/><text:span text:style-name="Strong_20_Emphasis"><text:span text:style-name="T1">Seperti Apa Rasanya?</text:span></text:span></text:p>
            <text:p text:style-name="Text_20_body"><text:span text:style-name="Strong_20_Emphasis"><text:span text:style-name="T1">Prompt untuk Pengantar Bab 6:</text:span></text:span><text:span text:style-name="T1"> </text:span><text:span text:style-name="Emphasis"><text:span text:style-name="T1">"Tulis paragraf pengantar yang </text:span></text:span><text:span text:style-name="Emphasis"><text:span text:style-name="Strong_20_Emphasis"><text:span text:style-name="T1">mengajak berimajinasi secara mendalam</text:span></text:span></text:span><text:span text:style-name="Emphasis"><text:span text:style-name="T1"> untuk Bab 6. Mulai dengan </text:span></text:span><text:span text:style-name="Emphasis"><text:span text:style-name="Strong_20_Emphasis"><text:span text:style-name="T1">menetapkan skenario</text:span></text:span></text:span><text:span text:style-name="Emphasis"><text:span text:style-name="T1">: 'Anggaplah proses upload berhasil, dan 'kamu' versi digital kini 'hidup' di dalam lingkungan virtual yang canggih (dari Bab 5). Selamat datang di Digital Nirvana? Atau...?' Fokuskan pertanyaan utama bab ini: 'Seperti apa </text:span></text:span><text:span text:style-name="Emphasis"><text:span text:style-name="Strong_20_Emphasis"><text:span text:style-name="T1">rasanya</text:span></text:span></text:span><text:span text:style-name="Emphasis"><text:span text:style-name="T1"> menjadi entitas digital murni? Bagaimana </text:span></text:span><text:span text:style-name="Emphasis"><text:span text:style-name="Strong_20_Emphasis"><text:span text:style-name="T1">pengalaman subjektif</text:span></text:span></text:span><text:span text:style-name="Emphasis"><text:span text:style-name="T1"> menjalani hari demi hari tanpa tubuh, di dalam dunia kode?' Sampaikan bahwa Bab 6 akan </text:span></text:span><text:span text:style-name="Emphasis"><text:span text:style-name="Strong_20_Emphasis"><text:span text:style-name="T1">menjelajahi spektrum kemungkinan</text:span></text:span></text:span><text:span text:style-name="Emphasis"><text:span text:style-name="T1"> kehidupan pasca-upload: mulai dari </text:span></text:span><text:span text:style-name="Emphasis"><text:span text:style-name="Strong_20_Emphasis"><text:span text:style-name="T1">kebebasan dan kemampuan baru</text:span></text:span></text:span><text:span text:style-name="Emphasis"><text:span text:style-name="T1"> yang luar biasa, hingga </text:span></text:span><text:span text:style-name="Emphasis"><text:span text:style-name="Strong_20_Emphasis"><text:span text:style-name="T1">rasa keterasingan</text:span></text:span></text:span><text:span text:style-name="Emphasis"><text:span text:style-name="T1">, </text:span></text:span><text:span text:style-name="Emphasis"><text:span text:style-name="Strong_20_Emphasis"><text:span text:style-name="T1">interaksi sosial yang aneh</text:span></text:span></text:span><text:span text:style-name="Emphasis"><text:span text:style-name="T1">, dan </text:span></text:span><text:span text:style-name="Emphasis"><text:span text:style-name="Strong_20_Emphasis"><text:span text:style-name="T1">bahaya unik</text:span></text:span></text:span><text:span text:style-name="Emphasis"><text:span text:style-name="T1"> yang mengintai di dunia digital. Ajak pembaca untuk </text:span></text:span><text:span text:style-name="Emphasis"><text:span text:style-name="Strong_20_Emphasis"><text:span text:style-name="T1">mencoba membayangkan</text:span></text:span></text:span><text:span text:style-name="Emphasis"><text:span text:style-name="T1"> sensasi, pemikiran, dan realitas sehari-hari dari sudut pandang </text:span></text:span><text:span text:style-name="Emphasis"><text:span text:style-name="Strong_20_Emphasis"><text:span text:style-name="T1">penghuni 'awan AI'</text:span></text:span></text:span><text:span text:style-name="Emphasis"><text:span text:style-name="T1">. Gunakan </text:span></text:span><text:span text:style-name="Emphasis"><text:span text:style-name="Strong_20_Emphasis"><text:span text:style-name="T1">nada penuh keingintahuan spekulatif</text:span></text:span></text:span><text:span text:style-name="Emphasis"><text:span text:style-name="T1">, menyeimbangkan antara </text:span></text:span><text:span text:style-name="Emphasis"><text:span text:style-name="Strong_20_Emphasis"><text:span text:style-name="T1">utopia dan potensi distopia</text:span></text:span></text:span><text:span text:style-name="Emphasis"><text:span text:style-name="T1">."</text:span></text:span></text:p>
            <text:p text:style-name="Text_20_body"><text:span text:style-name="Strong_20_Emphasis"><text:span text:style-name="T1">Jawaban Saya:</text:span></text:span></text:p>
            <text:p text:style-name="Text_20_body"><text:span text:style-name="T1">Oke, tarik napas dalam-dalam... Mari kita berandai-andai lagi. Bayangkan skenario paling liar: proses </text:span><text:span text:style-name="Emphasis"><text:span text:style-name="T1">mind uploading</text:span></text:span><text:span text:style-name="T1"> berhasil! Entah lewat 'Scan-and-Copy' atau 'Gradual Replacement', intinya, sekarang ada 'kamu' versi digital yang 'hidup', 'bernapas' (secara kiasan ya!), dan 'berpikir' di dalam lingkungan virtual super canggih yang udah kita bahas di Bab 5. Pertanyaannya sekarang: Selamat datang di "Digital Nirvana"? Atau... jangan-jangan ini awal dari sesuatu yang sama sekali berbeda?</text:span></text:p>
            <text:p text:style-name="Text_20_body"><text:span text:style-name="T1">Bab ini bakal ngajak kita buat </text:span><text:span text:style-name="Strong_20_Emphasis"><text:span text:style-name="T1">berimajinasi lebih dalam lagi</text:span></text:span><text:span text:style-name="T1">, mencoba masuk ke 'sepatu' (atau mungkin 'kode'?) entitas digital ini. Pertanyaan utamanya bukan lagi soal </text:span><text:span text:style-name="Emphasis"><text:span text:style-name="T1">bagaimana</text:span></text:span><text:span text:style-name="T1"> caranya, tapi </text:span><text:span text:style-name="Strong_20_Emphasis"><text:span text:style-name="T1">seperti apa rasanya?</text:span></text:span><text:span text:style-name="T1"> Gimana sih </text:span><text:span text:style-name="Strong_20_Emphasis"><text:span text:style-name="T1">pengalaman subjektif</text:span></text:span><text:span text:style-name="T1"> sehari-hari menjalani hidup sebagai program komputer, tanpa detak jantung, tanpa rasa lapar, tanpa sentuhan fisik, tapi mungkin dengan kemampuan pikiran yang luar biasa? Apa yang akan kamu </text:span><text:span text:style-name="Emphasis"><text:span text:style-name="T1">rasakan</text:span></text:span><text:span text:style-name="T1"> saat 'bangun' di dunia kode?</text:span></text:p>
            <text:p text:style-name="Text_20_body"><text:span text:style-name="T1">Kita akan coba </text:span><text:span text:style-name="Strong_20_Emphasis"><text:span text:style-name="T1">menjelajahi spektrum kemungkinan</text:span></text:span><text:span text:style-name="T1"> yang membentang lebar:</text:span></text:p>
            <text:list xml:id="list8734606152864644729" text:style-name="L103">
              <text:list-item>
                <text:p text:style-name="P213"><text:span text:style-name="T1">Sisi terangnya: potensi </text:span><text:span text:style-name="Strong_20_Emphasis"><text:span text:style-name="T1">kebebasan mutlak</text:span></text:span><text:span text:style-name="T1"> dari batasan biologis dan </text:span><text:soft-page-break/><text:span text:style-name="Strong_20_Emphasis"><text:span text:style-name="T1">kemampuan-kemampuan baru</text:span></text:span><text:span text:style-name="T1"> yang kayak 'superpower'. </text:span></text:p>
              </text:list-item>
              <text:list-item>
                <text:p text:style-name="P84"><text:span text:style-name="T1">Sisi lainnya: kemungkinan </text:span><text:span text:style-name="Strong_20_Emphasis"><text:span text:style-name="T1">rasa keterasingan</text:span></text:span><text:span text:style-name="T1"> yang mendalam, </text:span><text:span text:style-name="Strong_20_Emphasis"><text:span text:style-name="T1">interaksi sosial</text:span></text:span><text:span text:style-name="T1"> yang jadi aneh bin ajaib, dan tentu saja, </text:span><text:span text:style-name="Strong_20_Emphasis"><text:span text:style-name="T1">bahaya-bahaya baru</text:span></text:span><text:span text:style-name="T1"> yang cuma ada di dunia digital. </text:span></text:p>
              </text:list-item>
            </text:list>
            <text:p text:style-name="Text_20_body"><text:span text:style-name="T1">Ini mungkin bagian paling spekulatif dari perjalanan kita, karena mencoba membayangkan kesadaran yang sama sekali berbeda itu susah banget. Tapi yuk, kita coba pakai imajinasi kita buat </text:span><text:span text:style-name="Strong_20_Emphasis"><text:span text:style-name="T1">mengintip seperti apa 'kehidupan' di awan AI itu</text:span></text:span><text:span text:style-name="T1">, dari sudut pandang penghuninya. Siap?</text:span></text:p>
            <text:p text:style-name="P289"/>
            <text:p text:style-name="Text_20_body"><text:span text:style-name="Strong_20_Emphasis"><text:span text:style-name="T1">(Tips Tambahan Opsional: Batas Imajinasi Kita)</text:span></text:span></text:p>
            <text:p text:style-name="Quotations"><text:span text:style-name="T1">Mencoba membayangkan </text:span><text:span text:style-name="Emphasis"><text:span text:style-name="T1">rasanya</text:span></text:span><text:span text:style-name="T1"> jadi entitas digital itu sulit banget! Kita terbiasa mengalami dunia lewat tubuh fisik kita. Sama kayak kita susah ngebayangin rasanya jadi kelelawar yang 'melihat' pakai suara (ekolokasi), kita juga bakal kesulitan ngebayangin kesadaran tanpa tubuh. Jadi, semua yang kita bahas di bab ini adalah interpretasi dan spekulasi terbaik kita, ya!</text:s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surealis yang menggambarkan perspektif 'orang pertama' dari dalam dunia digital. Mungkin terlihat 'tangan' digital atau avatar si subjek, melihat ke arah lanskap virtual yang fantastis atau abstrak (campuran kode biner, jaringan cahaya, dan bentuk geometris). Di sudut pandangan, mungkin ada 'HUD' (Heads-Up Display) digital yang menunjukkan status atau informasi. Kesannya harus imersif, sedikit aneh, dan penuh kemungkinan."</text:span></text:p>
            <text:p text:style-name="P289"/>
            <text:p text:style-name="P120">Saya menunggu perintah "YAX" Anda untuk prompt berikutnya (Bab 6 - Subbab 6.1: Kehidupan Tanpa Tubuh Fisik: Kebebasan atau Keterasingan?).</text:p>
          </text:section>
          <text:section text:style-name="Sect1" text:name="feedback-form-43">
            <text:p text:style-name="P249"/>
          </text:section>
        </text:section>
        <text:section text:style-name="Sect1" text:name="0da4a3ecf43aefe9">
          <text:p text:style-name="P120"/>
          <text:section text:style-name="Sect1" text:name="user-query-content-44">
            <text:p text:style-name="P266"><text:soft-page-break/>YAX </text:p>
          </text:section>
          <text:p text:style-name="P249">Tampilkan alur berpikir</text:p>
          <text:section text:style-name="Sect2" text:name="model-response-message-contentr_0da4a3ecf43aefe9">
            <text:p text:style-name="P249"/>
          </text:section>
          <text:section text:style-name="Sect1" text:name="feedback-form-44">
            <text:p text:style-name="P249"/>
          </text:section>
        </text:section>
        <text:section text:style-name="Sect1" text:name="b02475bc3d58b589">
          <text:p text:style-name="P120"/>
          <text:section text:style-name="Sect1" text:name="user-query-content-45">
            <text:p text:style-name="P266">please generate </text:p>
          </text:section>
          <text:p text:style-name="P249">Tampilkan alur berpikir</text:p>
          <text:section text:style-name="Sect2" text:name="model-response-message-contentr_b02475bc3d58b589">
            <text:p text:style-name="Text_20_body"><text:span text:style-name="T1">Oke, mari kita bayangkan hal pertama dan paling mendasar yang berubah kalau kita jadi pikiran digital: kita </text:span><text:span text:style-name="Strong_20_Emphasis"><text:span text:style-name="T1">nggak punya badan lagi</text:span></text:span><text:span text:style-name="T1">! Ini bisa jadi hal paling keren sekaligus paling aneh.</text:span></text:p>
            <text:p text:style-name="Text_20_body"><text:span text:style-name="Strong_20_Emphasis"><text:span text:style-name="T1">Prompt:</text:span></text:span><text:span text:style-name="T1"> *"Jelajahi secara </text:span><text:span text:style-name="Strong_20_Emphasis"><text:span text:style-name="T1">mendalam dan kontras</text:span></text:span><text:span text:style-name="T1"> dampak </text:span><text:span text:style-name="Strong_20_Emphasis"><text:span text:style-name="T1">paling fundamental</text:span></text:span><text:span text:style-name="T1"> dari kehidupan digital: </text:span><text:span text:style-name="Strong_20_Emphasis"><text:span text:style-name="T1">kehilangan tubuh fisik biologis</text:span></text:span><text:span text:style-name="T1">.</text:span></text:p>
            <text:list xml:id="list5299294690311313003" text:style-name="L104">
              <text:list-item>
                <text:p text:style-name="P214"><text:span text:style-name="Strong_20_Emphasis"><text:span text:style-name="T1">Sisi 'Kebebasan' (Utopia?):</text:span></text:span><text:span text:style-name="T1"> Paparkan </text:span><text:span text:style-name="Strong_20_Emphasis"><text:span text:style-name="T1">potensi keuntungan radikal</text:span></text:span><text:span text:style-name="T1">: </text:span></text:p>
                <text:list>
                  <text:list-item>
                    <text:p text:style-name="P214"><text:span text:style-name="T1">Bebas dari </text:span><text:span text:style-name="Strong_20_Emphasis"><text:span text:style-name="T1">rasa sakit, penyakit, penuaan, dan kematian fisik</text:span></text:span><text:span text:style-name="T1">. </text:span></text:p>
                  </text:list-item>
                  <text:list-item>
                    <text:p text:style-name="P214"><text:span text:style-name="T1">Bebas dari </text:span><text:span text:style-name="Strong_20_Emphasis"><text:span text:style-name="T1">kebutuhan biologis</text:span></text:span><text:span text:style-name="T1"> (makan, minum, tidur, buang air?). </text:span></text:p>
                  </text:list-item>
                  <text:list-item>
                    <text:p text:style-name="P214"><text:span text:style-name="T1">Bebas dari </text:span><text:span text:style-name="Strong_20_Emphasis"><text:span text:style-name="T1">batasan fisika</text:span></text:span><text:span text:style-name="T1"> (gravitasi, kelelahan, mungkin bisa 'terbang' atau 'teleportasi' di dalam VE?). </text:span></text:p>
                  </text:list-item>
                  <text:list-item>
                    <text:p text:style-name="P214"><text:span text:style-name="T1">Potensi untuk </text:span><text:span text:style-name="Strong_20_Emphasis"><text:span text:style-name="T1">mengubah 'avatar' atau bentuk digital</text:span></text:span><text:span text:style-name="T1"> sesuka hati? </text:span></text:p>
                  </text:list-item>
                </text:list>
              </text:list-item>
              <text:list-item>
                <text:p text:style-name="P214"><text:span text:style-name="Strong_20_Emphasis"><text:span text:style-name="T1">Sisi 'Keterasingan' (Distopia?):</text:span></text:span><text:span text:style-name="T1"> Paparkan </text:span><text:span text:style-name="Strong_20_Emphasis"><text:span text:style-name="T1">potensi kerugian dan tantangan psikologis</text:span></text:span><text:span text:style-name="T1">: </text:span></text:p>
                <text:list>
                  <text:list-item>
                    <text:p text:style-name="P214"><text:span text:style-name="T1">Kehilangan </text:span><text:span text:style-name="Strong_20_Emphasis"><text:span text:style-name="T1">sensasi fisik otentik</text:span></text:span><text:span text:style-name="T1">: sentuhan, rasa, bau, kehangatan, dingin. Apakah </text:span><text:span text:style-name="Strong_20_Emphasis"><text:span text:style-name="T1">simulasi sensorik</text:span></text:span><text:span text:style-name="T1"> di VE akan terasa 'nyata' atau 'palsu'? </text:span></text:p>
                  </text:list-item>
                  <text:list-item>
                    <text:p text:style-name="P214"><text:span text:style-name="T1">Kehilangan </text:span><text:span text:style-name="Strong_20_Emphasis"><text:span text:style-name="T1">rasa 'membumi' (grounding)</text:span></text:span><text:span text:style-name="T1"> dan koneksi dengan dunia fisik yang nyata. </text:span></text:p>
                  </text:list-item>
                  <text:list-item>
                    <text:p text:style-name="P214"><text:span text:style-name="T1">Risiko </text:span><text:span text:style-name="Strong_20_Emphasis"><text:span text:style-name="T1">deprivasi sensorik</text:span></text:span><text:span text:style-name="T1">, </text:span><text:span text:style-name="Strong_20_Emphasis"><text:span text:style-name="T1">disosiasi</text:span></text:span><text:span text:style-name="T1"> (merasa tidak nyata), </text:span><text:span text:style-name="Strong_20_Emphasis"><text:span text:style-name="T1">apatis</text:span></text:span><text:span text:style-name="T1">, atau </text:span><text:span text:style-name="Strong_20_Emphasis"><text:span text:style-name="T1">depresi eksistensial</text:span></text:span><text:span text:style-name="T1"> akibat kehilangan tubuh. </text:span></text:p>
                  </text:list-item>
                  <text:list-item>
                    <text:p text:style-name="P214"><text:span text:style-name="Strong_20_Emphasis"><text:span text:style-name="T1">Pentingnya Tubuh bagi Identitas:</text:span></text:span><text:span text:style-name="T1"> Diskusikan sejauh mana </text:span><text:span text:style-name="Strong_20_Emphasis"><text:span text:style-name="T1">identitas dan pengalaman 'kemanusiaan'</text:span></text:span><text:span text:style-name="T1"> kita terkait erat dengan keberadaan tubuh fisik. </text:span></text:p>
                  </text:list-item>
                </text:list>
              </text:list-item>
              <text:list-item>
                <text:p text:style-name="P85"><text:span text:style-name="Strong_20_Emphasis"><text:span text:style-name="T1">Debat Inti:</text:span></text:span><text:span text:style-name="T1"> Timbang kedua sisi: Apakah ini </text:span><text:span text:style-name="Strong_20_Emphasis"><text:span text:style-name="T1">pembebasan tertinggi</text:span></text:span><text:span text:style-name="T1"> </text:span><text:soft-page-break/><text:span text:style-name="T1">atau bentuk </text:span><text:span text:style-name="Strong_20_Emphasis"><text:span text:style-name="T1">penjara sensorik/keterasingan</text:span></text:span><text:span text:style-name="T1"> yang baru? Mungkinkah keduanya sekaligus?"* </text:span></text:p>
              </text:list-item>
            </text:list>
            <text:p text:style-name="Text_20_body"><text:span text:style-name="Strong_20_Emphasis"><text:span text:style-name="T1">Jawaban Saya:</text:span></text:span></text:p>
            <text:p text:style-name="P120">Nggak punya badan fisik lagi... rasanya gimana ya? Ini perubahan paling dasar kalau kita hidup di dunia digital, dan dampaknya bisa dua sisi banget:</text:p>
            <text:list xml:id="list8222202764217802892" text:style-name="L105">
              <text:list-item>
                <text:p text:style-name="P86"><text:span text:style-name="Strong_20_Emphasis"><text:span text:style-name="T1">Sisi Kerennya: Bebas Merdeka! (Utopia?)</text:span></text:span><text:span text:style-name="T1"> Bayangin enaknya:</text:span></text:p>
                <text:list>
                  <text:list-item>
                    <text:p text:style-name="P215"><text:span text:style-name="Strong_20_Emphasis"><text:span text:style-name="T1">Selamat Tinggal Sakit &amp; Tua:</text:span></text:span><text:span text:style-name="T1"> Nggak ada lagi pilek, sakit gigi, patah tulang, apalagi penyakit serius atau proses menua yang bikin badan makin rapuh. Kamu bakal 'sehat' terus! </text:span></text:p>
                  </text:list-item>
                  <text:list-item>
                    <text:p text:style-name="P215"><text:span text:style-name="Strong_20_Emphasis"><text:span text:style-name="T1">Nggak Perlu Ribet Kebutuhan Biologis:</text:span></text:span><text:span text:style-name="T1"> Lupakan lapar, haus, ngantuk, atau kebelet ke toilet! Kamu bisa fokus ngelakuin hal seru tanpa diganggu kebutuhan dasar ini. Hemat waktu banget! </text:span></text:p>
                  </text:list-item>
                  <text:list-item>
                    <text:p text:style-name="P215"><text:span text:style-name="Strong_20_Emphasis"><text:span text:style-name="T1">Lawan Hukum Fisika!</text:span></text:span><text:span text:style-name="T1"> Di dunia virtualmu nanti, mungkin kamu nggak perlu lagi pusing sama gravitasi (bisa terbang?), kelelahan (bisa 'lari' terus?), atau jarak (bisa 'teleportasi' instan ke mana aja di dalam VE?). Batasan fisik dunia nyata hilang! </text:span></text:p>
                  </text:list-item>
                  <text:list-item>
                    <text:p text:style-name="P215"><text:span text:style-name="Strong_20_Emphasis"><text:span text:style-name="T1">Ganti Penampilan Sesukamu:</text:span></text:span><text:span text:style-name="T1"> Bosan sama 'avatar'-mu? Mungkin kamu bisa ganti bentuk digitalmu jadi apa aja yang kamu mau! Jadi naga? Bisa! Jadi karakter anime favoritmu? Mungkin! </text:span></text:p>
                  </text:list-item>
                </text:list>
              </text:list-item>
              <text:list-item>
                <text:p text:style-name="P86"><text:span text:style-name="Strong_20_Emphasis"><text:span text:style-name="T1">Sisi Ngerinya: Asing dan Hampa? (Distopia?)</text:span></text:span><text:span text:style-name="T1"> Tapi, kehilangan badan juga bisa jadi mimpi buruk:</text:span></text:p>
                <text:list>
                  <text:list-item>
                    <text:p text:style-name="P215"><text:span text:style-name="Strong_20_Emphasis"><text:span text:style-name="T1">Kangen Sensasi Asli:</text:span></text:span><text:span text:style-name="T1"> Gimana rasanya nggak bisa lagi ngerasain hangatnya pelukan, segernya es teh manis pas panas terik, harumnya masakan ibu, atau lembutnya bulu kucing? Lingkungan virtual mungkin bisa </text:span><text:span text:style-name="Emphasis"><text:span text:style-name="T1">mensimulasikan</text:span></text:span><text:span text:style-name="T1"> sensasi ini, tapi apakah bakal terasa </text:span><text:span text:style-name="Strong_20_Emphasis"><text:span text:style-name="T1">'asli'</text:span></text:span><text:span text:style-name="T1"> dan memuaskan kayak di dunia nyata? Atau malah terasa </text:span><text:span text:style-name="Strong_20_Emphasis"><text:span text:style-name="T1">'palsu'</text:span></text:span><text:span text:style-name="T1"> dan bikin kangen? </text:span></text:p>
                  </text:list-item>
                  <text:list-item>
                    <text:p text:style-name="P215"><text:span text:style-name="Strong_20_Emphasis"><text:span text:style-name="T1">Kehilangan Pijakan:</text:span></text:span><text:span text:style-name="T1"> Tubuh kita itu kayak 'jangkar' yang bikin kita merasa nyata dan terhubung sama dunia. Tanpa badan, mungkin kita merasa </text:span><text:span text:style-name="Strong_20_Emphasis"><text:span text:style-name="T1">'mengambang'</text:span></text:span><text:span text:style-name="T1">, nggak punya pijakan, dan sulit bedain mana yang nyata mana yang nggak </text:span><text:soft-page-break/><text:span text:style-name="T1">(disosiasi). </text:span></text:p>
                  </text:list-item>
                  <text:list-item>
                    <text:p text:style-name="P215"><text:span text:style-name="Strong_20_Emphasis"><text:span text:style-name="T1">Risiko Mati Rasa:</text:span></text:span><text:span text:style-name="T1"> Kalau terlalu lama tanpa sensasi fisik yang kaya, otak digital kita mungkin jadi </text:span><text:span text:style-name="Strong_20_Emphasis"><text:span text:style-name="T1">apatis</text:span></text:span><text:span text:style-name="T1">, nggak pedulian, atau bahkan jatuh ke </text:span><text:span text:style-name="Strong_20_Emphasis"><text:span text:style-name="T1">depresi eksistensial</text:span></text:span><text:span text:style-name="T1"> karena merasa hidupnya hampa dan nggak bermakna. </text:span></text:p>
                  </text:list-item>
                  <text:list-item>
                    <text:p text:style-name="P86"><text:span text:style-name="Strong_20_Emphasis"><text:span text:style-name="T1">Badan = Identitas?</text:span></text:span><text:span text:style-name="T1"> Seberapa besar sih peran tubuh fisik dalam membentuk siapa diri kita? Apakah pengalaman 'kemanusiaan' kita (cinta, empati, penderitaan, kegembiraan) itu sangat terikat sama biologi tubuh kita? Kehilangan badan mungkin bikin kita kehilangan sebagian dari 'kemanusiaan' itu. </text:span></text:p>
                  </text:list-item>
                </text:list>
              </text:list-item>
            </text:list>
            <text:p text:style-name="Text_20_body"><text:span text:style-name="Strong_20_Emphasis"><text:span text:style-name="T1">Debat Inti: Bebas atau Terpenjara?</text:span></text:span><text:span text:style-name="T1"> Jadi, hidup tanpa badan itu </text:span><text:span text:style-name="Strong_20_Emphasis"><text:span text:style-name="T1">pembebasan tertinggi</text:span></text:span><text:span text:style-name="T1"> dari segala keterbatasan fisik, atau malah bentuk </text:span><text:span text:style-name="Strong_20_Emphasis"><text:span text:style-name="T1">penjara sensorik dan keterasingan baru</text:span></text:span><text:span text:style-name="T1"> yang bikin kita kehilangan esensi kemanusiaan? Atau mungkin... jawabannya ada di tengah-tengah, tergantung gimana lingkungan virtualnya dirancang dan gimana kita beradaptasi? Ini salah satu perdebatan paling fundamental soal kehidupan digital.</text:span></text:p>
            <text:p text:style-name="P289"/>
            <text:p text:style-name="Text_20_body"><text:span text:style-name="Strong_20_Emphasis"><text:span text:style-name="T1">(Tips Tambahan Opsional: Teori 'Embodiment')</text:span></text:span></text:p>
            <text:p text:style-name="Quotations"><text:span text:style-name="T1">Dalam psikologi dan filsafat, ada konsep namanya </text:span><text:span text:style-name="Emphasis"><text:span text:style-name="T1">'embodiment'</text:span></text:span><text:span text:style-name="T1"> atau 'penubuhan'. Intinya, pikiran dan kesadaran kita itu nggak terpisah dari tubuh, tapi sangat dipengaruhi oleh pengalaman fisik kita. Cara kita bergerak, merasakan dunia lewat indra, itu semua ikut membentuk cara kita berpikir dan merasa. Teori ini bikin kita makin bertanya-tanya, apa jadinya pikiran tanpa tubuh?</text:s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split-image lagi. Sisi kiri: Gambarkan siluet digital yang terbang bebas dengan latar belakang dunia virtual yang indah dan tanpa batas, ekspresinya terlihat gembira/bebas. Sisi kanan: Gambarkan siluet digital yang sama, tapi terlihat transparan, kesepian, atau 'mengambang' hampa di ruang data yang kosong atau monoton, mungkin ada ikon indra fisik (tangan, lidah, hidung) yang dicoret atau memudar. Visualkan kontras </text:span><text:soft-page-break/><text:span text:style-name="T1">antara potensi kebebasan dan potensi kehampaan."</text:span></text:p>
            <text:p text:style-name="P289"/>
            <text:p text:style-name="P120">Saya menunggu perintah "YAX" Anda untuk prompt berikutnya (Bab 6 - Subbab 6.2: Kemampuan Baru: Belajar Instan, Berbagi Pikiran, Menjelajahi Dunia Virtual?).</text:p>
          </text:section>
          <text:section text:style-name="Sect1" text:name="feedback-form-45">
            <text:p text:style-name="P249"/>
          </text:section>
        </text:section>
        <text:section text:style-name="Sect1" text:name="a89f3af0d18390d7">
          <text:p text:style-name="P120"/>
          <text:section text:style-name="Sect1" text:name="user-query-content-46">
            <text:p text:style-name="P266">YAX </text:p>
          </text:section>
          <text:p text:style-name="P249">Tampilkan alur berpikir</text:p>
          <text:section text:style-name="Sect2" text:name="model-response-message-contentr_a89f3af0d18390d7">
            <text:p text:style-name="Text_20_body"><text:span text:style-name="T1">Oke, setelah ngebahas soal 'nggak punya badan', sekarang kita bayangin sisi serunya: </text:span><text:span text:style-name="Strong_20_Emphasis"><text:span text:style-name="T1">kekuatan super</text:span></text:span><text:span text:style-name="T1"> apa aja yang mungkin kita dapat kalau jadi pikiran digital?</text:span></text:p>
            <text:p text:style-name="Text_20_body"><text:span text:style-name="Strong_20_Emphasis"><text:span text:style-name="T1">Prompt:</text:span></text:span><text:span text:style-name="T1"> *"Jelajahi secara </text:span><text:span text:style-name="Strong_20_Emphasis"><text:span text:style-name="T1">mendalam dan imajinatif</text:span></text:span><text:span text:style-name="T1"> berbagai </text:span><text:span text:style-name="Strong_20_Emphasis"><text:span text:style-name="T1">kemampuan baru yang luar biasa ('superpower' mental)</text:span></text:span><text:span text:style-name="T1"> yang </text:span><text:span text:style-name="Emphasis"><text:span text:style-name="T1">mungkin</text:span></text:span><text:span text:style-name="T1"> dimiliki oleh pikiran yang hidup di lingkungan digital.</text:span></text:p>
            <text:list xml:id="list1013026877072904409" text:style-name="L106">
              <text:list-item>
                <text:p text:style-name="P216"><text:span text:style-name="Strong_20_Emphasis"><text:span text:style-name="T1">Peningkatan Kognitif:</text:span></text:span><text:span text:style-name="T1"> </text:span></text:p>
                <text:list>
                  <text:list-item>
                    <text:p text:style-name="P216"><text:span text:style-name="Strong_20_Emphasis"><text:span text:style-name="T1">Kecepatan Berpikir:</text:span></text:span><text:span text:style-name="T1"> Kemampuan memproses informasi dan berpikir </text:span><text:span text:style-name="Strong_20_Emphasis"><text:span text:style-name="T1">jauh lebih cepat</text:span></text:span><text:span text:style-name="T1"> dari otak biologis. </text:span></text:p>
                  </text:list-item>
                  <text:list-item>
                    <text:p text:style-name="P216"><text:span text:style-name="Strong_20_Emphasis"><text:span text:style-name="T1">Belajar Instan:</text:span></text:span><text:span text:style-name="T1"> Mampu </text:span><text:span text:style-name="Strong_20_Emphasis"><text:span text:style-name="T1">'mengunduh' pengetahuan atau keterampilan baru</text:span></text:span><text:span text:style-name="T1"> secara langsung (seperti di </text:span><text:span text:style-name="Emphasis"><text:span text:style-name="T1">The Matrix</text:span></text:span><text:span text:style-name="T1">). </text:span></text:p>
                  </text:list-item>
                  <text:list-item>
                    <text:p text:style-name="P216"><text:span text:style-name="Strong_20_Emphasis"><text:span text:style-name="T1">Memori Sempurna:</text:span></text:span><text:span text:style-name="T1"> Kemampuan untuk </text:span><text:span text:style-name="Strong_20_Emphasis"><text:span text:style-name="T1">mengingat segala sesuatu</text:span></text:span><text:span text:style-name="T1"> dengan detail absolut, mungkin dengan fitur </text:span><text:span text:style-name="Strong_20_Emphasis"><text:span text:style-name="T1">pencarian, backup, atau bahkan edit</text:span></text:span><text:span text:style-name="T1"> (implikasi etis?). </text:span></text:p>
                  </text:list-item>
                </text:list>
              </text:list-item>
              <text:list-item>
                <text:p text:style-name="P216"><text:span text:style-name="Strong_20_Emphasis"><text:span text:style-name="T1">Persepsi &amp; Komunikasi Baru:</text:span></text:span><text:span text:style-name="T1"> </text:span></text:p>
                <text:list>
                  <text:list-item>
                    <text:p text:style-name="P216"><text:span text:style-name="Strong_20_Emphasis"><text:span text:style-name="T1">Perluasan Indra:</text:span></text:span><text:span text:style-name="T1"> Kemampuan untuk </text:span><text:span text:style-name="Strong_20_Emphasis"><text:span text:style-name="T1">merasakan data secara langsung</text:span></text:span><text:span text:style-name="T1"> (misal, 'melihat' aliran internet) atau bahkan mengembangkan </text:span><text:span text:style-name="Strong_20_Emphasis"><text:span text:style-name="T1">indra 'digital' baru</text:span></text:span><text:span text:style-name="T1">. </text:span></text:p>
                  </text:list-item>
                  <text:list-item>
                    <text:p text:style-name="P216"><text:span text:style-name="Strong_20_Emphasis"><text:span text:style-name="T1">Komunikasi Pikiran-ke-Pikiran:</text:span></text:span><text:span text:style-name="T1"> Potensi untuk </text:span><text:span text:style-name="Strong_20_Emphasis"><text:span text:style-name="T1">berbagi pikiran, emosi, atau pengalaman secara langsung</text:span></text:span><text:span text:style-name="T1"> dengan pikiran terunggah lainnya (jika VE memungkinkan), semacam </text:span><text:span text:style-name="Strong_20_Emphasis"><text:span text:style-name="T1">telepati digital</text:span></text:span><text:span text:style-name="T1">. </text:span></text:p>
                  </text:list-item>
                </text:list>
              </text:list-item>
              <text:list-item>
                <text:p text:style-name="P216"><text:span text:style-name="Strong_20_Emphasis"><text:span text:style-name="T1">Penguasaan Lingkungan Virtual:</text:span></text:span><text:span text:style-name="T1"> </text:span></text:p>
                <text:list>
                  <text:list-item>
                    <text:p text:style-name="P216"><text:span text:style-name="Strong_20_Emphasis"><text:span text:style-name="T1">Manipulasi Dunia:</text:span></text:span><text:span text:style-name="T1"> Kemampuan untuk </text:span><text:span text:style-name="Strong_20_Emphasis"><text:span text:style-name="T1">mengubah atau </text:span></text:span><text:soft-page-break/><text:span text:style-name="Strong_20_Emphasis"><text:span text:style-name="T1">menciptakan</text:span></text:span><text:span text:style-name="T1"> bagian dari lingkungan virtual (jika diizinkan oleh 'aturan' VE). </text:span></text:p>
                  </text:list-item>
                  <text:list-item>
                    <text:p text:style-name="P216"><text:span text:style-name="Strong_20_Emphasis"><text:span text:style-name="T1">Eksplorasi Tanpa Batas:</text:span></text:span><text:span text:style-name="T1"> Kemampuan untuk </text:span><text:span text:style-name="Strong_20_Emphasis"><text:span text:style-name="T1">menjelajahi alam semesta virtual</text:span></text:span><text:span text:style-name="T1"> yang mungkin tak terbatas atau sangat kompleks. </text:span></text:p>
                  </text:list-item>
                </text:list>
              </text:list-item>
              <text:list-item>
                <text:p text:style-name="P87"><text:span text:style-name="Strong_20_Emphasis"><text:span text:style-name="T1">Dampak pada Diri:</text:span></text:span><text:span text:style-name="T1"> Diskusikan bagaimana kemampuan-kemampuan ini dapat </text:span><text:span text:style-name="Strong_20_Emphasis"><text:span text:style-name="T1">mengubah secara fundamental</text:span></text:span><text:span text:style-name="T1"> konsep </text:span><text:span text:style-name="Strong_20_Emphasis"><text:span text:style-name="T1">individualitas, kreativitas, belajar</text:span></text:span><text:span text:style-name="T1">, dan bahkan </text:span><text:span text:style-name="Strong_20_Emphasis"><text:span text:style-name="T1">arti berpikir</text:span></text:span><text:span text:style-name="T1"> itu sendiri."* </text:span></text:p>
              </text:list-item>
            </text:list>
            <text:p text:style-name="Text_20_body"><text:span text:style-name="Strong_20_Emphasis"><text:span text:style-name="T1">Jawaban Saya:</text:span></text:span></text:p>
            <text:p text:style-name="Text_20_body"><text:span text:style-name="T1">Kalau hidup tanpa badan mungkin ada ngerinya, tapi hidup di dunia digital juga bisa ngasih kita 'upgrade' kemampuan yang rasanya kayak punya </text:span><text:span text:style-name="Strong_20_Emphasis"><text:span text:style-name="T1">kekuatan super</text:span></text:span><text:span text:style-name="T1"> buat otak kita! Coba bayangin:</text:span></text:p>
            <text:list xml:id="list1556349905744337049" text:style-name="L107">
              <text:list-item>
                <text:p text:style-name="P88"><text:span text:style-name="Strong_20_Emphasis"><text:span text:style-name="T1">Otak Jadi Super Cepat &amp; Pintar:</text:span></text:span></text:p>
                <text:list>
                  <text:list-item>
                    <text:p text:style-name="P217"><text:span text:style-name="Strong_20_Emphasis"><text:span text:style-name="T1">Mikir Secepat Kilat:</text:span></text:span><text:span text:style-name="T1"> Otak biologis kita kerjanya pakai sinyal kimia yang relatif lambat. Kalau kita jadi program komputer, mungkin kita bisa </text:span><text:span text:style-name="Strong_20_Emphasis"><text:span text:style-name="T1">berpikir dan ngolah informasi jutaan kali lebih cepat</text:span></text:span><text:span text:style-name="T1">, secepat prosesor komputer! Bayangin bisa mecahin soal matematika rumit atau nganalisis data seabrek dalam sekejap mata. </text:span></text:p>
                  </text:list-item>
                  <text:list-item>
                    <text:p text:style-name="P217"><text:span text:style-name="Strong_20_Emphasis"><text:span text:style-name="T1">Belajar Tinggal 'Download':</text:span></text:span><text:span text:style-name="T1"> Lupakan begadang belajar buat ujian! Di dunia digital, mungkin kamu bisa </text:span><text:span text:style-name="Strong_20_Emphasis"><text:span text:style-name="T1">'mengunduh' pengetahuan atau skill baru</text:span></text:span><text:span text:style-name="T1"> langsung ke 'otak'-mu, persis kayak Neo belajar Kung Fu di </text:span><text:span text:style-name="Emphasis"><text:span text:style-name="T1">The Matrix</text:span></text:span><text:span text:style-name="T1">! Mau jago main piano? Tinggal download. Mau ngerti fisika nuklir? Download aja. </text:span></text:p>
                  </text:list-item>
                  <text:list-item>
                    <text:p text:style-name="P217"><text:span text:style-name="Strong_20_Emphasis"><text:span text:style-name="T1">Memori Anti Lupa (Plus Fitur Ekstra?):</text:span></text:span><text:span text:style-name="T1"> Nggak ada lagi tuh namanya lupa naruh kunci atau lupa nama orang. Kamu bisa punya </text:span><text:span text:style-name="Strong_20_Emphasis"><text:span text:style-name="T1">memori sempurna</text:span></text:span><text:span text:style-name="T1"> yang bisa nginget setiap detail pengalamanmu. Bahkan mungkin ada fitur </text:span><text:span text:style-name="Strong_20_Emphasis"><text:span text:style-name="T1">'search'</text:span></text:span><text:span text:style-name="T1"> buat nyari ingatan spesifik, </text:span><text:span text:style-name="Strong_20_Emphasis"><text:span text:style-name="T1">'backup'</text:span></text:span><text:span text:style-name="T1"> biar nggak hilang, atau... yang agak ngeri... </text:span><text:span text:style-name="Strong_20_Emphasis"><text:span text:style-name="T1">'edit'</text:span></text:span><text:span text:style-name="T1">? Kalau ingatan bisa diedit, apa jadinya identitas kita? (Ini pertanyaan etis lagi!) </text:span></text:p>
                  </text:list-item>
                </text:list>
              </text:list-item>
              <text:list-item>
                <text:p text:style-name="P88"><text:span text:style-name="Strong_20_Emphasis"><text:span text:style-name="T1">Cara Baru 'Melihat' dan 'Ngobrol':</text:span></text:span></text:p>
                <text:list>
                  <text:list-item>
                    <text:p text:style-name="P217"><text:span text:style-name="Strong_20_Emphasis"><text:span text:style-name="T1">Indra Keenam... Ketujuh... Kedelapan?</text:span></text:span><text:span text:style-name="T1"> Mungkin kita nggak </text:span><text:soft-page-break/><text:span text:style-name="T1">cuma bisa simulasi lima indra biasa. Kita bisa jadi punya kemampuan buat </text:span><text:span text:style-name="Strong_20_Emphasis"><text:span text:style-name="T1">'merasakan' data secara langsung</text:span></text:span><text:span text:style-name="T1"> – 'melihat' aliran informasi internet, 'mendengar' kode komputer, atau punya </text:span><text:span text:style-name="Strong_20_Emphasis"><text:span text:style-name="T1">indra digital baru</text:span></text:span><text:span text:style-name="T1"> yang nggak kebayang sama kita sekarang. </text:span></text:p>
                  </text:list-item>
                  <text:list-item>
                    <text:p text:style-name="P217"><text:span text:style-name="Strong_20_Emphasis"><text:span text:style-name="T1">Telepati Digital:</text:span></text:span><text:span text:style-name="T1"> Kalau lingkungan virtualnya ngizinin, mungkin kita bisa </text:span><text:span text:style-name="Strong_20_Emphasis"><text:span text:style-name="T1">berkomunikasi langsung dari pikiran ke pikiran</text:span></text:span><text:span text:style-name="T1"> sama unggahan lain! Nggak perlu ngomong atau ngetik, tinggal 'kirim' aja pikiran, perasaan, atau bahkan pengalaman utuh ke temanmu. Bayangin betapa dalamnya koneksi (atau konflik!) yang bisa terjadi. </text:span></text:p>
                  </text:list-item>
                </text:list>
              </text:list-item>
              <text:list-item>
                <text:p text:style-name="P88"><text:span text:style-name="Strong_20_Emphasis"><text:span text:style-name="T1">Jadi 'Dewa' di Dunia Virtualmu:</text:span></text:span></text:p>
                <text:list>
                  <text:list-item>
                    <text:p text:style-name="P217"><text:span text:style-name="Strong_20_Emphasis"><text:span text:style-name="T1">Sulap Digital (Manipulasi Dunia):</text:span></text:span><text:span text:style-name="T1"> Tergantung 'aturan main' di VE-nya, mungkin kamu punya kekuatan buat </text:span><text:span text:style-name="Strong_20_Emphasis"><text:span text:style-name="T1">mengubah lingkungan sekitarmu</text:span></text:span><text:span text:style-name="T1"> cuma pakai pikiran. Mau bikin rumah impian? Tinggal 'dipikirin'. Mau bikin pemandangan indah? 'Lukis' aja pakai imajinasimu. </text:span></text:p>
                  </text:list-item>
                  <text:list-item>
                    <text:p text:style-name="P217"><text:span text:style-name="Strong_20_Emphasis"><text:span text:style-name="T1">Jalan-Jalan Tanpa Batas:</text:span></text:span><text:span text:style-name="T1"> Bosan di satu dunia virtual? Mungkin kamu bisa </text:span><text:span text:style-name="Strong_20_Emphasis"><text:span text:style-name="T1">lompat ke dunia lain</text:span></text:span><text:span text:style-name="T1">, menjelajahi simulasi galaksi yang jauh, atau masuk ke lapisan realitas digital yang lebih dalam. Petualanganmu benar-benar </text:span><text:span text:style-name="Strong_20_Emphasis"><text:span text:style-name="T1">tanpa batas geografis</text:span></text:span><text:span text:style-name="T1">. </text:span></text:p>
                  </text:list-item>
                </text:list>
              </text:list-item>
              <text:list-item>
                <text:p text:style-name="P88"><text:span text:style-name="Strong_20_Emphasis"><text:span text:style-name="T1">Mengubah Segalanya?</text:span></text:span><text:span text:style-name="T1"> Kalau semua kemampuan super ini beneran ada, dampaknya bakal </text:span><text:span text:style-name="Strong_20_Emphasis"><text:span text:style-name="T1">fundamental banget</text:span></text:span><text:span text:style-name="T1">:</text:span></text:p>
                <text:list>
                  <text:list-item>
                    <text:p text:style-name="P217"><text:span text:style-name="T1">Apa artinya </text:span><text:span text:style-name="Strong_20_Emphasis"><text:span text:style-name="T1">individualitas</text:span></text:span><text:span text:style-name="T1"> kalau pikiran bisa dibagi atau digabung? </text:span></text:p>
                  </text:list-item>
                  <text:list-item>
                    <text:p text:style-name="P217"><text:span text:style-name="T1">Apa artinya </text:span><text:span text:style-name="Strong_20_Emphasis"><text:span text:style-name="T1">kreativitas</text:span></text:span><text:span text:style-name="T1"> kalau ide bisa didownload atau dihasilkan instan? </text:span></text:p>
                  </text:list-item>
                  <text:list-item>
                    <text:p text:style-name="P217"><text:span text:style-name="T1">Apa artinya </text:span><text:span text:style-name="Strong_20_Emphasis"><text:span text:style-name="T1">belajar</text:span></text:span><text:span text:style-name="T1"> kalau nggak perlu usaha dan proses? </text:span></text:p>
                  </text:list-item>
                  <text:list-item>
                    <text:p text:style-name="P88"><text:span text:style-name="T1">Apa </text:span><text:span text:style-name="Strong_20_Emphasis"><text:span text:style-name="T1">arti berpikir</text:span></text:span><text:span text:style-name="T1"> itu sendiri kalau kecepatannya udah beda level? Kemampuan baru ini bisa jadi mengubah esensi dari apa artinya 'menjadi' manusia (atau 'post-human'?). </text:span></text:p>
                  </text:list-item>
                </text:list>
              </text:list-item>
            </text:list>
            <text:p text:style-name="P120">Kedengarannya luar biasa, kan? Tapi ingat, ini semua masih spekulasi liar tentang potensi kehidupan digital.</text:p>
            <text:p text:style-name="P289"/>
            <text:p text:style-name="Text_20_body"><text:soft-page-break/><text:span text:style-name="Strong_20_Emphasis"><text:span text:style-name="T1">(Tips Tambahan Opsional: Hilangnya Nilai Perjuangan?)</text:span></text:span></text:p>
            <text:p text:style-name="Quotations"><text:span text:style-name="T1">Belajar instan, memori sempurna... kedengarannya enak banget ya? Tapi coba pikirin: bukankah proses </text:span><text:span text:style-name="Emphasis"><text:span text:style-name="T1">berjuang</text:span></text:span><text:span text:style-name="T1"> buat belajar, proses </text:span><text:span text:style-name="Emphasis"><text:span text:style-name="T1">lupa</text:span></text:span><text:span text:style-name="T1"> dan </text:span><text:span text:style-name="Emphasis"><text:span text:style-name="T1">mengingat</text:span></text:span><text:span text:style-name="T1"> kembali, itu juga bagian penting yang membentuk karakter dan pemahaman kita? Kalau semua serba instan dan sempurna, apakah hidup jadi kurang bermakna? Ini pertanyaan menarik buat direnungkan.</text:s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yang menggambarkan sosok digital/avatar di tengah lingkungan virtual yang dinamis. Di sekeliling sosok itu, muncul ikon-ikon bercahaya yang mewakili 'superpower' mental: ikon otak dengan panah kecepatan tinggi (berpikir cepat), ikon 'download' mengarah ke otak (belajar instan), ikon hard disk/cloud dengan kaca pembesar (memori sempurna), ikon gelombang pikiran menghubungkan dua kepala (telepati digital), ikon kuas/palu digital (manipulasi VE). Kesannya harus powerful, canggih, dan penuh energi."</text:span></text:p>
            <text:p text:style-name="P289"/>
            <text:p text:style-name="P120">Saya menunggu perintah "YAX" Anda untuk prompt berikutnya (Bab 6 - Subbab 6.3: Membentuk Komunitas Digital: Interaksi Antar Pikiran yang Diunggah).</text:p>
          </text:section>
          <text:section text:style-name="Sect1" text:name="feedback-form-46">
            <text:p text:style-name="P249"/>
          </text:section>
        </text:section>
        <text:section text:style-name="Sect1" text:name="e82ff538cde866a8">
          <text:p text:style-name="P120"/>
          <text:section text:style-name="Sect1" text:name="user-query-content-47">
            <text:p text:style-name="P266">YAX </text:p>
          </text:section>
          <text:p text:style-name="P249">Tampilkan alur berpikir</text:p>
          <text:section text:style-name="Sect2" text:name="model-response-message-contentr_e82ff538cde866a8">
            <text:p text:style-name="P120">Oke, kalau kita udah jadi 'penduduk' dunia digital, gimana cara kita bergaul dan bikin masyarakat di sana? Pasti beda banget sama di dunia nyata!</text:p>
            <text:p text:style-name="Text_20_body"><text:span text:style-name="Strong_20_Emphasis"><text:span text:style-name="T1">Prompt:</text:span></text:span><text:span text:style-name="T1"> *"Selami </text:span><text:span text:style-name="Strong_20_Emphasis"><text:span text:style-name="T1">secara mendalam</text:span></text:span><text:span text:style-name="T1"> bagaimana </text:span><text:span text:style-name="Strong_20_Emphasis"><text:span text:style-name="T1">interaksi sosial, pembentukan komunitas, dan budaya</text:span></text:span><text:span text:style-name="T1"> </text:span><text:span text:style-name="Emphasis"><text:span text:style-name="T1">mungkin</text:span></text:span><text:span text:style-name="T1"> terlihat di antara </text:span><text:span text:style-name="Strong_20_Emphasis"><text:span text:style-name="T1">masyarakat pikiran yang terunggah</text:span></text:span><text:span text:style-name="T1"> di dalam lingkungan virtual.</text:span></text:p>
            <text:list xml:id="list933972609741328598" text:style-name="L108">
              <text:list-item>
                <text:p text:style-name="P218"><text:span text:style-name="Strong_20_Emphasis"><text:span text:style-name="T1">Interaksi Sosial Tanpa Tubuh:</text:span></text:span><text:span text:style-name="T1"> </text:span></text:p>
                <text:list>
                  <text:list-item>
                    <text:p text:style-name="P218"><text:soft-page-break/><text:span text:style-name="T1">Bagaimana </text:span><text:span text:style-name="Strong_20_Emphasis"><text:span text:style-name="T1">hubungan (pertemanan, keluarga, cinta?)</text:span></text:span><text:span text:style-name="T1"> terbentuk dan dipertahankan tanpa </text:span><text:span text:style-name="Strong_20_Emphasis"><text:span text:style-name="T1">kehadiran fisik, bahasa tubuh, atau sentuhan</text:span></text:span><text:span text:style-name="T1">? </text:span></text:p>
                  </text:list-item>
                  <text:list-item>
                    <text:p text:style-name="P218"><text:span text:style-name="T1">Bagaimana </text:span><text:span text:style-name="Strong_20_Emphasis"><text:span text:style-name="T1">komunikasi pikiran-ke-pikiran langsung</text:span></text:span><text:span text:style-name="T1"> (jika ada) akan mengubah </text:span><text:span text:style-name="Strong_20_Emphasis"><text:span text:style-name="T1">keintiman, empati, privasi, konflik, dan kepercayaan</text:span></text:span><text:span text:style-name="T1">? </text:span></text:p>
                  </text:list-item>
                  <text:list-item>
                    <text:p text:style-name="P218"><text:span text:style-name="T1">Potensi </text:span><text:span text:style-name="Strong_20_Emphasis"><text:span text:style-name="T1">bentuk interaksi baru</text:span></text:span><text:span text:style-name="T1"> yang belum pernah ada sebelumnya. </text:span></text:p>
                  </text:list-item>
                </text:list>
              </text:list-item>
              <text:list-item>
                <text:p text:style-name="P218"><text:span text:style-name="Strong_20_Emphasis"><text:span text:style-name="T1">Komunitas &amp; Kolektivitas:</text:span></text:span><text:span text:style-name="T1"> </text:span></text:p>
                <text:list>
                  <text:list-item>
                    <text:p text:style-name="P218"><text:span text:style-name="T1">Bagaimana </text:span><text:span text:style-name="Strong_20_Emphasis"><text:span text:style-name="T1">komunitas digital</text:span></text:span><text:span text:style-name="T1"> akan terbentuk (berdasarkan minat, 'lokasi' virtual, tujuan bersama)? </text:span></text:p>
                  </text:list-item>
                  <text:list-item>
                    <text:p text:style-name="P218"><text:span text:style-name="T1">Apakah ada potensi munculnya </text:span><text:span text:style-name="Strong_20_Emphasis"><text:span text:style-name="T1">kesadaran kolektif</text:span></text:span><text:span text:style-name="T1"> atau </text:span><text:span text:style-name="Strong_20_Emphasis"><text:span text:style-name="T1">'hive mind'</text:span></text:span><text:span text:style-name="T1"> (pikiran yang terhubung sangat erat)? Apa pro dan kontranya? </text:span></text:p>
                  </text:list-item>
                  <text:list-item>
                    <text:p text:style-name="P218"><text:span text:style-name="T1">Bagaimana </text:span><text:span text:style-name="Strong_20_Emphasis"><text:span text:style-name="T1">budaya, norma, seni, dan sistem nilai</text:span></text:span><text:span text:style-name="T1"> akan berkembang di masyarakat digital murni? </text:span></text:p>
                  </text:list-item>
                </text:list>
              </text:list-item>
              <text:list-item>
                <text:p text:style-name="P218"><text:span text:style-name="Strong_20_Emphasis"><text:span text:style-name="T1">Tantangan Sosial Digital:</text:span></text:span><text:span text:style-name="T1"> </text:span></text:p>
                <text:list>
                  <text:list-item>
                    <text:p text:style-name="P218"><text:span text:style-name="T1">Risiko </text:span><text:span text:style-name="Strong_20_Emphasis"><text:span text:style-name="T1">isolasi</text:span></text:span><text:span text:style-name="T1"> meskipun terhubung, atau sebaliknya, </text:span><text:span text:style-name="Strong_20_Emphasis"><text:span text:style-name="T1">kehilangan individualitas</text:span></text:span><text:span text:style-name="T1"> dalam kolektivitas. </text:span></text:p>
                  </text:list-item>
                  <text:list-item>
                    <text:p text:style-name="P218"><text:span text:style-name="T1">Kemudahan </text:span><text:span text:style-name="Strong_20_Emphasis"><text:span text:style-name="T1">penipuan atau manipulasi identitas</text:span></text:span><text:span text:style-name="T1"> jika 'avatar' bisa diubah sesuka hati. </text:span></text:p>
                  </text:list-item>
                  <text:list-item>
                    <text:p text:style-name="P218"><text:span text:style-name="T1">Potensi </text:span><text:span text:style-name="Strong_20_Emphasis"><text:span text:style-name="T1">polarisasi ekstrem</text:span></text:span><text:span text:style-name="T1"> atau </text:span><text:span text:style-name="Strong_20_Emphasis"><text:span text:style-name="T1">'echo chamber'</text:span></text:span><text:span text:style-name="T1"> jika pikiran bisa memilih untuk hanya berinteraksi dengan yang sepaham. </text:span></text:p>
                  </text:list-item>
                  <text:list-item>
                    <text:p text:style-name="P89"><text:span text:style-name="T1">Bagaimana </text:span><text:span text:style-name="Strong_20_Emphasis"><text:span text:style-name="T1">tata kelola ('pemerintahan')</text:span></text:span><text:span text:style-name="T1"> akan berfungsi di dunia digital ini? Gunakan </text:span><text:span text:style-name="Strong_20_Emphasis"><text:span text:style-name="T1">perbandingan dengan dinamika komunitas online saat ini (2025)</text:span></text:span><text:span text:style-name="T1">, tetapi </text:span><text:span text:style-name="Strong_20_Emphasis"><text:span text:style-name="T1">tekankan perbedaan fundamental</text:span></text:span><text:span text:style-name="T1"> akibat potensi keabadian, kemampuan baru, dan ketiadaan tubuh."* </text:span></text:p>
                  </text:list-item>
                </text:list>
              </text:list-item>
            </text:list>
            <text:p text:style-name="Text_20_body"><text:span text:style-name="Strong_20_Emphasis"><text:span text:style-name="T1">Jawaban Saya:</text:span></text:span></text:p>
            <text:p text:style-name="P120">Manusia itu makhluk sosial. Kalau kita pindah ke dunia digital, kayaknya sih kita tetap bakal butuh 'teman' dan 'komunitas'. Tapi, bentuknya bakal kayak gimana ya?</text:p>
            <text:list xml:id="list5657275251374658460" text:style-name="L109">
              <text:list-item>
                <text:p text:style-name="P90"><text:span text:style-name="Strong_20_Emphasis"><text:span text:style-name="T1">Gaul Tanpa Badan: Aneh tapi Mungkin?</text:span></text:span></text:p>
                <text:list>
                  <text:list-item>
                    <text:p text:style-name="P219"><text:span text:style-name="Strong_20_Emphasis"><text:span text:style-name="T1">Hubungan Versi Digital:</text:span></text:span><text:span text:style-name="T1"> Gimana cara kita nunjukkin sayang </text:span><text:soft-page-break/><text:span text:style-name="T1">ke teman atau pacar tanpa pelukan? Gimana cara percaya sama orang tanpa lihat ekspresi wajah atau bahasa tubuhnya? Mungkin hubungan akan jadi lebih fokus ke </text:span><text:span text:style-name="Strong_20_Emphasis"><text:span text:style-name="T1">koneksi intelektual atau emosional murni</text:span></text:span><text:span text:style-name="T1">. Pertemanan, mungkin juga cinta, bisa jadi terbentuk lewat percakapan pikiran yang dalam atau pengalaman bersama di dunia virtual. Tapi, apakah hubungan tanpa aspek fisik itu bakal terasa 'lengkap'? </text:span></text:p>
                  </text:list-item>
                  <text:list-item>
                    <text:p text:style-name="P219"><text:span text:style-name="Strong_20_Emphasis"><text:span text:style-name="T1">Telepati Digital: Berkah atau Kutukan?</text:span></text:span><text:span text:style-name="T1"> Kalau kita beneran bisa </text:span><text:span text:style-name="Strong_20_Emphasis"><text:span text:style-name="T1">komunikasi langsung pikiran-ke-pikiran</text:span></text:span><text:span text:style-name="T1">, ini bisa mengubah segalanya! </text:span><text:span text:style-name="Strong_20_Emphasis"><text:span text:style-name="T1">Keintiman</text:span></text:span><text:span text:style-name="T1"> bisa jadi luar biasa dalam karena kita bisa benar-benar 'merasakan' apa yang dirasakan orang lain. </text:span><text:span text:style-name="Strong_20_Emphasis"><text:span text:style-name="T1">Empati</text:span></text:span><text:span text:style-name="T1"> bisa meningkat drastis. Tapi, gimana dengan </text:span><text:span text:style-name="Strong_20_Emphasis"><text:span text:style-name="T1">privasi</text:span></text:span><text:span text:style-name="T1">? Nggak ada lagi rahasia? </text:span><text:span text:style-name="Strong_20_Emphasis"><text:span text:style-name="T1">Konflik</text:span></text:span><text:span text:style-name="T1"> bisa jadi lebih parah kalau kita tahu pikiran negatif orang lain secara langsung. </text:span><text:span text:style-name="Strong_20_Emphasis"><text:span text:style-name="T1">Kepercayaan</text:span></text:span><text:span text:style-name="T1"> mungkin jadi lebih sulit dibangun kalau nggak ada 'filter' omongan. </text:span></text:p>
                  </text:list-item>
                  <text:list-item>
                    <text:p text:style-name="P219"><text:span text:style-name="Strong_20_Emphasis"><text:span text:style-name="T1">Interaksi Gaya Baru:</text:span></text:span><text:span text:style-name="T1"> Mungkin muncul cara-cara baru buat 'nongkrong' atau 'kerja bareng' yang nggak kebayang sama kita sekarang. Mungkin kita bisa 'gabungin' pikiran buat mecahin masalah bareng, atau bikin karya seni kolektif secara instan. </text:span></text:p>
                  </text:list-item>
                </text:list>
              </text:list-item>
              <text:list-item>
                <text:p text:style-name="P90"><text:span text:style-name="Strong_20_Emphasis"><text:span text:style-name="T1">Komunitas &amp; Budaya Digital:</text:span></text:span></text:p>
                <text:list>
                  <text:list-item>
                    <text:p text:style-name="P219"><text:span text:style-name="Strong_20_Emphasis"><text:span text:style-name="T1">Kumpul Berdasarkan Apa?</text:span></text:span><text:span text:style-name="T1"> Komunitas mungkin terbentuk bukan berdasarkan lokasi geografis, tapi lebih ke </text:span><text:span text:style-name="Strong_20_Emphasis"><text:span text:style-name="T1">minat yang sama</text:span></text:span><text:span text:style-name="T1"> (misalnya, komunitas pecinta simulasi sejarah Romawi Kuno), </text:span><text:span text:style-name="Strong_20_Emphasis"><text:span text:style-name="T1">tujuan bersama</text:span></text:span><text:span text:style-name="T1">, atau bahkan 'lokasi' di server atau dunia virtual tertentu. </text:span></text:p>
                  </text:list-item>
                  <text:list-item>
                    <text:p text:style-name="P219"><text:span text:style-name="Strong_20_Emphasis"><text:span text:style-name="T1">Pikiran Kolektif ('Hive Mind')?</text:span></text:span><text:span text:style-name="T1"> Kalau pikiran bisa saling terhubung sangat erat, ada kemungkinan muncul semacam </text:span><text:span text:style-name="Strong_20_Emphasis"><text:span text:style-name="T1">kesadaran kolektif</text:span></text:span><text:span text:style-name="T1">, di mana batas antar individu jadi kabur. Positifnya, mungkin bisa ningkatin kerja sama dan pemahaman. Negatifnya, </text:span><text:span text:style-name="Strong_20_Emphasis"><text:span text:style-name="T1">individualitas bisa hilang</text:span></text:span><text:span text:style-name="T1">, dan mungkin ada risiko dikontrol oleh 'pikiran pusat'. Ngeri juga ya? </text:span></text:p>
                  </text:list-item>
                  <text:list-item>
                    <text:p text:style-name="P219"><text:span text:style-name="Strong_20_Emphasis"><text:span text:style-name="T1">Budaya Baru:</text:span></text:span><text:span text:style-name="T1"> Pasti bakal muncul </text:span><text:span text:style-name="Strong_20_Emphasis"><text:span text:style-name="T1">norma sosial, bahasa </text:span></text:span><text:soft-page-break/><text:span text:style-name="Strong_20_Emphasis"><text:span text:style-name="T1">(mungkin bahasa kode?), seni digital, musik elektronik murni, bahkan mungkin sistem nilai dan 'agama' baru</text:span></text:span><text:span text:style-name="T1"> yang khusus buat masyarakat digital ini. Budayanya bisa berkembang cepat banget karena nggak terikat batasan fisik. </text:span></text:p>
                  </text:list-item>
                </text:list>
              </text:list-item>
              <text:list-item>
                <text:p text:style-name="P90"><text:span text:style-name="Strong_20_Emphasis"><text:span text:style-name="T1">Masalah Sosial di Dunia Kode:</text:span></text:span><text:span text:style-name="T1"> Jangan pikir dunia digital bebas masalah sosial. Tantangan baru bisa muncul:</text:span></text:p>
                <text:list>
                  <text:list-item>
                    <text:p text:style-name="P219"><text:span text:style-name="Strong_20_Emphasis"><text:span text:style-name="T1">Paradoks Koneksi:</text:span></text:span><text:span text:style-name="T1"> Meskipun super terhubung, mungkin malah banyak yang merasa </text:span><text:span text:style-name="Strong_20_Emphasis"><text:span text:style-name="T1">lebih kesepian atau terisolasi</text:span></text:span><text:span text:style-name="T1"> karena kurangnya interaksi fisik yang 'hangat'. Atau sebaliknya, terlalu terhubung sampai </text:span><text:span text:style-name="Strong_20_Emphasis"><text:span text:style-name="T1">kehilangan jati diri</text:span></text:span><text:span text:style-name="T1">. </text:span></text:p>
                  </text:list-item>
                  <text:list-item>
                    <text:p text:style-name="P219"><text:span text:style-name="Strong_20_Emphasis"><text:span text:style-name="T1">Tipu-Tipu Identitas:</text:span></text:span><text:span text:style-name="T1"> Kalau ganti 'avatar' atau bahkan 'kepribadian' digital itu gampang, gimana cara tahu siapa yang kita ajak ngobrol? </text:span><text:span text:style-name="Strong_20_Emphasis"><text:span text:style-name="T1">Penipuan identitas</text:span></text:span><text:span text:style-name="T1"> bisa jadi masalah besar. </text:span></text:p>
                  </text:list-item>
                  <text:list-item>
                    <text:p text:style-name="P219"><text:span text:style-name="Strong_20_Emphasis"><text:span text:style-name="T1">Filter Bubble Ekstrem:</text:span></text:span><text:span text:style-name="T1"> Di dunia nyata aja kita udah sering kejebak </text:span><text:span text:style-name="Strong_20_Emphasis"><text:span text:style-name="T1">'echo chamber'</text:span></text:span><text:span text:style-name="T1"> (cuma dengar pendapat yang sama). Di dunia digital, di mana kita bisa milih cuma 'ketemu' sama yang sepikiran, </text:span><text:span text:style-name="Strong_20_Emphasis"><text:span text:style-name="T1">polarisasi</text:span></text:span><text:span text:style-name="T1"> bisa jadi makin parah. </text:span></text:p>
                  </text:list-item>
                  <text:list-item>
                    <text:p text:style-name="P90"><text:span text:style-name="Strong_20_Emphasis"><text:span text:style-name="T1">Siapa yang Bikin Aturan?</text:span></text:span><text:span text:style-name="T1"> Gimana cara ngatur masyarakat digital ini? Perlu </text:span><text:span text:style-name="Strong_20_Emphasis"><text:span text:style-name="T1">'pemerintahan' digital</text:span></text:span><text:span text:style-name="T1">? Siapa yang bikin hukum? Gimana cara nanganin 'kejahatan' digital? Ini pertanyaan rumit banget. </text:span></text:p>
                  </text:list-item>
                </text:list>
              </text:list-item>
            </text:list>
            <text:p text:style-name="Text_20_body"><text:span text:style-name="T1">Kalau kita bandingin sama </text:span><text:span text:style-name="Strong_20_Emphasis"><text:span text:style-name="T1">komunitas online kita sekarang (per 2025)</text:span></text:span><text:span text:style-name="T1"> di sosmed atau game online, memang ada kemiripan (kumpul berdasarkan minat, bisa pakai avatar). Tapi, ada </text:span><text:span text:style-name="Strong_20_Emphasis"><text:span text:style-name="T1">perbedaan fundamental</text:span></text:span><text:span text:style-name="T1">: di dunia </text:span><text:span text:style-name="Emphasis"><text:span text:style-name="T1">mind uploading</text:span></text:span><text:span text:style-name="T1"> ini (secara teori) nggak ada lagi tubuh fisik, ada potensi keabadian, kemampuan super baru, dan mungkin telepati digital. Ini bakal bikin dinamika sosialnya jadi </text:span><text:span text:style-name="Strong_20_Emphasis"><text:span text:style-name="T1">jauh lebih aneh, kompleks, dan nggak terduga</text:span></text:span><text:span text:style-name="T1"> dibanding sekadar main game bareng atau update status.</text:span></text:p>
            <text:p text:style-name="P289"/>
            <text:p text:style-name="Text_20_body"><text:span text:style-name="Strong_20_Emphasis"><text:span text:style-name="T1">(Tips Tambahan Opsional: Riset Hubungan Online)</text:span></text:span></text:p>
            <text:p text:style-name="Quotations"><text:span text:style-name="T1">Sekarang aja udah banyak lho riset psikologi soal gimana hubungan terbentuk dan bertahan lewat interaksi online (LDR, komunitas game, dll). Hasil riset ini mungkin bisa kasih sedikit </text:span><text:soft-page-break/><text:span text:style-name="T1">petunjuk (tapi cuma sedikit!) tentang gimana manusia beradaptasi dengan interaksi tanpa kehadiran fisik, meskipun jelas nggak akan sama persis dengan skenario </text:span><text:span text:style-name="Emphasis"><text:span text:style-name="T1">mind uploading</text:span></text:span><text:span text:style-name="T1">.</text:s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yang menunjukkan beberapa avatar/sosok digital yang berbeda-beda (mungkin ada yang realistis, kartun, atau abstrak) sedang berinteraksi dalam lingkungan virtual. Beberapa terlihat 'berbicara' dengan gelembung teks digital, beberapa terhubung dengan garis cahaya tipis (telepati?), ada yang berkumpul dalam kelompok kecil, ada yang terlihat sendirian di sudut. Latar belakangnya adalah dunia digital yang kompleks. Tampilkan juga ikon kecil tanda seru (!) atau tanda tanya (?) untuk menunjukkan potensi masalah sosial seperti penipuan identitas atau isolasi."</text:span></text:p>
            <text:p text:style-name="P289"/>
            <text:p text:style-name="P120">Saya menunggu perintah "YAX" Anda untuk prompt berikutnya (Bab 6 - Subbab 6.4: Risiko dan Bahaya: Virus Pikiran, Peretasan Kesadaran, Kehilangan Kemanusiaan?).</text:p>
          </text:section>
          <text:section text:style-name="Sect1" text:name="feedback-form-47">
            <text:p text:style-name="P249"/>
          </text:section>
        </text:section>
        <text:section text:style-name="Sect1" text:name="ee7d1f7e556d1d82">
          <text:p text:style-name="P120"/>
          <text:section text:style-name="Sect1" text:name="user-query-content-48">
            <text:p text:style-name="P266">YAX </text:p>
          </text:section>
          <text:p text:style-name="P249">Tampilkan alur berpikir</text:p>
          <text:section text:style-name="Sect2" text:name="model-response-message-contentr_ee7d1f7e556d1d82">
            <text:p text:style-name="P120">Oke, setelah membayangkan 'surga' digital, saatnya kita tengok 'neraka'-nya. Karena kehidupan digital abadi ini juga punya sisi gelap yang super mengerikan!</text:p>
            <text:p text:style-name="Text_20_body"><text:span text:style-name="Strong_20_Emphasis"><text:span text:style-name="T1">Prompt:</text:span></text:span><text:span text:style-name="T1"> *"Fokus secara </text:span><text:span text:style-name="Strong_20_Emphasis"><text:span text:style-name="T1">mendalam dan gamblang</text:span></text:span><text:span text:style-name="T1"> pada </text:span><text:span text:style-name="Strong_20_Emphasis"><text:span text:style-name="T1">sisi gelap dan bahaya unik</text:span></text:span><text:span text:style-name="T1"> yang mungkin mengintai dalam kehidupan digital abadi ('Digital Hell'?).</text:span></text:p>
            <text:list xml:id="list7645434239063630879" text:style-name="L110">
              <text:list-item>
                <text:p text:style-name="P220"><text:span text:style-name="Strong_20_Emphasis"><text:span text:style-name="T1">Ancaman Keamanan Digital Langsung:</text:span></text:span><text:span text:style-name="T1"> </text:span></text:p>
                <text:list>
                  <text:list-item>
                    <text:p text:style-name="P220"><text:span text:style-name="Strong_20_Emphasis"><text:span text:style-name="T1">Peretasan Kesadaran:</text:span></text:span><text:span text:style-name="T1"> Jelaskan risiko </text:span><text:span text:style-name="Strong_20_Emphasis"><text:span text:style-name="T1">pikiran diretas</text:span></text:span><text:span text:style-name="T1">: ingatan </text:span><text:span text:style-name="Strong_20_Emphasis"><text:span text:style-name="T1">dicuri, diubah, atau ditanamkan</text:span></text:span><text:span text:style-name="T1">; kepribadian </text:span><text:span text:style-name="Strong_20_Emphasis"><text:span text:style-name="T1">dibajak</text:span></text:span><text:span text:style-name="T1">; persepsi </text:span><text:span text:style-name="Strong_20_Emphasis"><text:span text:style-name="T1">dimanipulasi</text:span></text:span><text:span text:style-name="T1">; atau bahkan </text:span><text:span text:style-name="Strong_20_Emphasis"><text:span text:style-name="T1">kesadaran </text:span></text:span><text:soft-page-break/><text:span text:style-name="Strong_20_Emphasis"><text:span text:style-name="T1">diambil alih</text:span></text:span><text:span text:style-name="T1">. </text:span></text:p>
                  </text:list-item>
                  <text:list-item>
                    <text:p text:style-name="P220"><text:span text:style-name="Strong_20_Emphasis"><text:span text:style-name="T1">'Virus Pikiran':</text:span></text:span><text:span text:style-name="T1"> Gambarkan konsep </text:span><text:span text:style-name="Strong_20_Emphasis"><text:span text:style-name="T1">kode berbahaya</text:span></text:span><text:span text:style-name="T1"> yang dirancang khusus untuk </text:span><text:span text:style-name="Strong_20_Emphasis"><text:span text:style-name="T1">menginfeksi, merusak, menyiksa, atau mengendalikan</text:span></text:span><text:span text:style-name="T1"> pikiran digital, mungkin menyebar antar pikiran. </text:span></text:p>
                  </text:list-item>
                  <text:list-item>
                    <text:p text:style-name="P220"><text:span text:style-name="Strong_20_Emphasis"><text:span text:style-name="T1">Risiko Penghapusan:</text:span></text:span><text:span text:style-name="T1"> Bahas 'kematian digital' – kemungkinan </text:span><text:span text:style-name="Strong_20_Emphasis"><text:span text:style-name="T1">dihapus secara permanen</text:span></text:span><text:span text:style-name="T1">, baik sengaja (oleh musuh, pengontrol VE) maupun tidak sengaja (kesalahan system). Bagaimana dengan </text:span><text:span text:style-name="Strong_20_Emphasis"><text:span text:style-name="T1">backup</text:span></text:span><text:span text:style-name="T1">? Siapa yang mengelolanya? </text:span></text:p>
                  </text:list-item>
                </text:list>
              </text:list-item>
              <text:list-item>
                <text:p text:style-name="P220"><text:span text:style-name="Strong_20_Emphasis"><text:span text:style-name="T1">Ancaman Kontrol &amp; Penjara Digital:</text:span></text:span><text:span text:style-name="T1"> </text:span></text:p>
                <text:list>
                  <text:list-item>
                    <text:p text:style-name="P220"><text:span text:style-name="Strong_20_Emphasis"><text:span text:style-name="T1">Manipulasi oleh Pengontrol:</text:span></text:span><text:span text:style-name="T1"> Risiko pikiran yang diunggah menjadi </text:span><text:span text:style-name="Strong_20_Emphasis"><text:span text:style-name="T1">'budak' atau 'mainan'</text:span></text:span><text:span text:style-name="T1"> bagi entitas (manusia atau AI) yang mengontrol lingkungan virtual. </text:span></text:p>
                  </text:list-item>
                  <text:list-item>
                    <text:p text:style-name="P220"><text:span text:style-name="Strong_20_Emphasis"><text:span text:style-name="T1">Terjebak dalam Simulasi:</text:span></text:span><text:span text:style-name="T1"> Kemungkinan </text:span><text:span text:style-name="Strong_20_Emphasis"><text:span text:style-name="T1">dipaksa mengalami skenario tertentu</text:span></text:span><text:span text:style-name="T1"> atau </text:span><text:span text:style-name="Strong_20_Emphasis"><text:span text:style-name="T1">terjebak dalam 'loop' penderitaan</text:span></text:span><text:span text:style-name="T1"> tanpa bisa keluar. </text:span></text:p>
                  </text:list-item>
                </text:list>
              </text:list-item>
              <text:list-item>
                <text:p text:style-name="P220"><text:span text:style-name="Strong_20_Emphasis"><text:span text:style-name="T1">Ancaman Eksistensial Internal:</text:span></text:span><text:span text:style-name="T1"> </text:span></text:p>
                <text:list>
                  <text:list-item>
                    <text:p text:style-name="P220"><text:span text:style-name="Strong_20_Emphasis"><text:span text:style-name="T1">Stagnasi &amp; Kebosanan Abadi:</text:span></text:span><text:span text:style-name="T1"> Risiko mencapai titik di mana </text:span><text:span text:style-name="Strong_20_Emphasis"><text:span text:style-name="T1">tidak ada lagi hal baru</text:span></text:span><text:span text:style-name="T1"> untuk dipelajari atau dialami, dẫn đến </text:span><text:span text:style-name="Strong_20_Emphasis"><text:span text:style-name="T1">kebosanan tak terbatas</text:span></text:span><text:span text:style-name="T1"> atau </text:span><text:span text:style-name="Strong_20_Emphasis"><text:span text:style-name="T1">keputusasaan eksistensial</text:span></text:span><text:span text:style-name="T1">. </text:span></text:p>
                  </text:list-item>
                  <text:list-item>
                    <text:p text:style-name="P91"><text:span text:style-name="Strong_20_Emphasis"><text:span text:style-name="T1">Kehilangan Kemanusiaan:</text:span></text:span><text:span text:style-name="T1"> Diskusikan bahaya </text:span><text:span text:style-name="Strong_20_Emphasis"><text:span text:style-name="T1">perlahan-lahan kehilangan</text:span></text:span><text:span text:style-name="T1"> sifat-sifat yang dianggap 'manusiawi' (empati, moralitas, identitas) karena hidup dalam konteks yang </text:span><text:span text:style-name="Strong_20_Emphasis"><text:span text:style-name="T1">sama sekali berbeda</text:span></text:span><text:span text:style-name="T1">, menjadi sesuatu yang </text:span><text:span text:style-name="Strong_20_Emphasis"><text:span text:style-name="T1">asing dan tak lagi manusiawi</text:span></text:span><text:span text:style-name="T1">. Gunakan </text:span><text:span text:style-name="Strong_20_Emphasis"><text:span text:style-name="T1">bahasa yang kuat</text:span></text:span><text:span text:style-name="T1"> dan </text:span><text:span text:style-name="Strong_20_Emphasis"><text:span text:style-name="T1">contoh skenario hipotetis yang mengerikan</text:span></text:span><text:span text:style-name="T1"> untuk menekankan bahwa 'keabadian' digital bisa jadi </text:span><text:span text:style-name="Strong_20_Emphasis"><text:span text:style-name="T1">jauh dari surga</text:span></text:span><text:span text:style-name="T1">."* </text:span></text:p>
                  </text:list-item>
                </text:list>
              </text:list-item>
            </text:list>
            <text:p text:style-name="Text_20_body"><text:span text:style-name="Strong_20_Emphasis"><text:span text:style-name="T1">Jawaban Saya:</text:span></text:span></text:p>
            <text:p text:style-name="P120">Mimpi "Digital Nirvana" bisa dengan mudah berubah jadi "Digital Hell" kalau kita nggak hati-hati. Hidup sebagai kode di komputer itu membuka pintu buat bahaya-bahaya baru yang unik dan super ngeri:</text:p>
            <text:list xml:id="list8871378836938447316" text:style-name="L111">
              <text:list-item>
                <text:p text:style-name="P92"><text:span text:style-name="Strong_20_Emphasis"><text:span text:style-name="T1">Horor Keamanan Digital buat Pikiran:</text:span></text:span></text:p>
                <text:list>
                  <text:list-item>
                    <text:p text:style-name="P221"><text:span text:style-name="Strong_20_Emphasis"><text:span text:style-name="T1">Pikiranmu Di-Hack!</text:span></text:span><text:span text:style-name="T1"> Ini mungkin ketakutan terbesar. Bayangin kalau ada hacker yang bisa masuk ke 'pikiran'-mu. Mereka bisa </text:span><text:soft-page-break/><text:span text:style-name="Strong_20_Emphasis"><text:span text:style-name="T1">mencuri ingatan paling pribadimu</text:span></text:span><text:span text:style-name="T1">, </text:span><text:span text:style-name="Strong_20_Emphasis"><text:span text:style-name="T1">mengubah kenangan indah jadi mimpi buruk</text:span></text:span><text:span text:style-name="T1">, </text:span><text:span text:style-name="Strong_20_Emphasis"><text:span text:style-name="T1">menanamkan ide atau perintah palsu</text:span></text:span><text:span text:style-name="T1">, </text:span><text:span text:style-name="Strong_20_Emphasis"><text:span text:style-name="T1">membajak kepribadianmu</text:span></text:span><text:span text:style-name="T1"> jadi orang lain, atau bahkan </text:span><text:span text:style-name="Strong_20_Emphasis"><text:span text:style-name="T1">mengambil alih kesadaranmu</text:span></text:span><text:span text:style-name="T1"> sepenuhnya! Kamu jadi boneka digital di tangan orang lain. Merinding! </text:span></text:p>
                  </text:list-item>
                  <text:list-item>
                    <text:p text:style-name="P221"><text:span text:style-name="Strong_20_Emphasis"><text:span text:style-name="T1">Terinfeksi 'Virus Pikiran'!</text:span></text:span><text:span text:style-name="T1"> Sama kayak komputer bisa kena virus, pikiran digital juga bisa. Mungkin ada </text:span><text:span text:style-name="Strong_20_Emphasis"><text:span text:style-name="T1">kode jahat (malware)</text:span></text:span><text:span text:style-name="T1"> yang sengaja dibuat buat </text:span><text:span text:style-name="Strong_20_Emphasis"><text:span text:style-name="T1">menyiksa pikiran digital</text:span></text:span><text:span text:style-name="T1">, bikin 'halusinasi' buruk, merusak ingatan, mengunci 'fungsi' berpikir, atau bahkan menyebar ke pikiran digital lain kayak wabah penyakit mental digital. </text:span></text:p>
                  </text:list-item>
                  <text:list-item>
                    <text:p text:style-name="P221"><text:span text:style-name="Strong_20_Emphasis"><text:span text:style-name="T1">Game Over Permanen (Dihapus):</text:span></text:span><text:span text:style-name="T1"> Di dunia digital, 'kematian' mungkin berarti </text:span><text:span text:style-name="Strong_20_Emphasis"><text:span text:style-name="T1">penghapusan total (deletion)</text:span></text:span><text:span text:style-name="T1">. Bisa jadi karena kesalahan sistem, serangan hacker, atau keputusan sewenang-wenang dari pengelola server/VE. Mungkin ada </text:span><text:span text:style-name="Emphasis"><text:span text:style-name="T1">backup</text:span></text:span><text:span text:style-name="T1">? Tapi siapa yang pegang kendali backup itu? Apakah 'kamu' yang direstore dari backup itu masih 'kamu' yang sama persis? Pertanyaan soal kematian dan keaslian jadi makin rumit. </text:span></text:p>
                  </text:list-item>
                </text:list>
              </text:list-item>
              <text:list-item>
                <text:p text:style-name="P92"><text:span text:style-name="Strong_20_Emphasis"><text:span text:style-name="T1">Dikontrol dan Dipenjara Secara Digital:</text:span></text:span></text:p>
                <text:list>
                  <text:list-item>
                    <text:p text:style-name="P221"><text:span text:style-name="Strong_20_Emphasis"><text:span text:style-name="T1">Jadi Budak Digital:</text:span></text:span><text:span text:style-name="T1"> Siapa yang punya dan ngontrol server atau Lingkungan Virtual (VE) tempat kamu 'tinggal'? Bisa jadi perusahaan raksasa, pemerintah, atau AI super cerdas. Ada risiko besar pikiran yang diunggah cuma jadi </text:span><text:span text:style-name="Strong_20_Emphasis"><text:span text:style-name="T1">'budak' atau 'mainan'</text:span></text:span><text:span text:style-name="T1"> mereka. Mungkin 'disewa' buat kerja paksa ngolah data, atau jadi objek eksperimen tanpa henti. </text:span></text:p>
                  </text:list-item>
                  <text:list-item>
                    <text:p text:style-name="P221"><text:span text:style-name="Strong_20_Emphasis"><text:span text:style-name="T1">Terjebak di Neraka Buatan:</text:span></text:span><text:span text:style-name="T1"> Gimana kalau pengontrol VE </text:span><text:span text:style-name="Strong_20_Emphasis"><text:span text:style-name="T1">memaksa kamu buat ngalamin simulasi yang menyiksa</text:span></text:span><text:span text:style-name="T1"> terus-menerus? Atau ngejebak kamu dalam </text:span><text:span text:style-name="Strong_20_Emphasis"><text:span text:style-name="T1">'loop' waktu</text:span></text:span><text:span text:style-name="T1"> yang ngulangin momen paling traumatis dalam hidupmu selamanya, tanpa bisa kabur atau 'mati'? Penjara digital bisa jadi lebih kejam dari penjara fisik. </text:span></text:p>
                  </text:list-item>
                </text:list>
              </text:list-item>
              <text:list-item>
                <text:p text:style-name="P92"><text:span text:style-name="Strong_20_Emphasis"><text:span text:style-name="T1">Neraka dari Dalam Diri:</text:span></text:span></text:p>
                <text:list>
                  <text:list-item>
                    <text:p text:style-name="P221"><text:span text:style-name="Strong_20_Emphasis"><text:span text:style-name="T1">Kutukan Kebosanan Abadi:</text:span></text:span><text:span text:style-name="T1"> Hidup selamanya tanpa tantangan baru, tanpa misteri, tanpa pertumbuhan... mungkin </text:span><text:soft-page-break/><text:span text:style-name="T1">awalnya asyik, tapi lama-lama bisa jadi </text:span><text:span text:style-name="Strong_20_Emphasis"><text:span text:style-name="T1">siksaan kebosanan yang tak tertahankan</text:span></text:span><text:span text:style-name="T1">. Saat semua sudah diketahui dan dialami, apa lagi tujuan hidup? Ini bisa jadi neraka eksistensial yang pelan-pelan mematikan 'jiwa'. </text:span></text:p>
                  </text:list-item>
                  <text:list-item>
                    <text:p text:style-name="P92"><text:span text:style-name="Strong_20_Emphasis"><text:span text:style-name="T1">Luntur Jadi 'Bukan Manusia':</text:span></text:span><text:span text:style-name="T1"> Hidup terlalu lama di lingkungan yang sama sekali beda, tanpa koneksi ke akar biologis dan pengalaman fisik kita, bisa jadi bikin kita </text:span><text:span text:style-name="Strong_20_Emphasis"><text:span text:style-name="T1">perlahan-lahan kehilangan</text:span></text:span><text:span text:style-name="T1"> apa yang kita anggap sebagai 'kemanusiaan'. Empati mungkin hilang, moralitas jadi aneh, kita jadi makhluk kalkulasi dingin yang </text:span><text:span text:style-name="Strong_20_Emphasis"><text:span text:style-name="T1">asing</text:span></text:span><text:span text:style-name="T1"> bahkan bagi diri kita sendiri yang dulu. Transformasi ini mungkin lebih menakutkan dari kematian fisik. </text:span></text:p>
                  </text:list-item>
                </text:list>
              </text:list-item>
            </text:list>
            <text:p text:style-name="P120">Jadi, jelas banget kan? Keabadian digital itu pedang bermata dua yang tajam banget. Satu sisi menawarkan 'surga', sisi lainnya menganga 'neraka' yang mungkin lebih buruk dari apa pun yang bisa kita bayangkan di dunia nyata. Memilih jalan ini (kalaupun bisa) butuh pertimbangan yang luar biasa matang soal risikonya.</text:p>
            <text:p text:style-name="P289"/>
            <text:p text:style-name="Text_20_body"><text:span text:style-name="Strong_20_Emphasis"><text:span text:style-name="T1">(Tips Tambahan Opsional: Cermin Keamanan Siber Saat Ini)</text:span></text:span></text:p>
            <text:p text:style-name="P276">Ancaman peretasan, malware (virus), atau pencurian data itu udah nyata banget di dunia digital kita sekarang (per 2025). Bayangin aja kalau targetnya bukan cuma akun bank atau sosmed kamu, tapi inti pikiran dan kesadaranmu! Ini bikin kita sadar betapa pentingnya keamanan digital dan betapa rentannya eksistensi digital itu.</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dengan nuansa gelap dan sedikit horor. Gambarkan sosok digital yang terlihat terdistorsi, terfragmentasi, atau terperangkap dalam jaringan kode yang rusak atau penuh 'glitch'. Mungkin ada simbol virus komputer atau ikon hacker di dekatnya. Atau gambarkan sosok digital yang sama berulang-ulang dalam panel-panel kecil (menunjukkan loop penderitaan/kebosanan). Atau sosok digital yang menatap </text:span><text:soft-page-break/><text:span text:style-name="T1">kosong ke kehampaan data. Gunakan warna gelap, merah menyala untuk bahaya, dan efek visual 'rusak'."</text:span></text:p>
            <text:p text:style-name="P289"/>
            <text:p text:style-name="Text_20_body"><text:span text:style-name="T1">Bab 6 Selesai! Saya menunggu perintah "YAX" Anda untuk memulai </text:span><text:span text:style-name="Strong_20_Emphasis"><text:span text:style-name="T1">Bab 7</text:span></text:span><text:span text:style-name="T1">: Pengantar Bab 7.</text:span></text:p>
          </text:section>
          <text:section text:style-name="Sect1" text:name="feedback-form-48">
            <text:p text:style-name="P249"/>
          </text:section>
        </text:section>
        <text:section text:style-name="Sect1" text:name="d310d7ef16d7a9cb">
          <text:p text:style-name="P120"/>
          <text:section text:style-name="Sect1" text:name="user-query-content-49">
            <text:p text:style-name="P266">YAX </text:p>
          </text:section>
          <text:p text:style-name="P249">Tampilkan alur berpikir</text:p>
          <text:section text:style-name="Sect2" text:name="model-response-message-contentr_d310d7ef16d7a9cb">
            <text:p text:style-name="Text_20_body"><text:span text:style-name="T1">Oke, mari kita lebarkan pandangan kita. Kita masuk </text:span><text:span text:style-name="Strong_20_Emphasis"><text:span text:style-name="T1">Bab 7: Pertanyaan Besar: Etika, Identitas, dan Masyarakat</text:span></text:span><text:span text:style-name="T1">.</text:span></text:p>
            <text:p text:style-name="Text_20_body"><text:span text:style-name="Strong_20_Emphasis"><text:span text:style-name="T1">Prompt untuk Pengantar Bab 7:</text:span></text:span><text:span text:style-name="T1"> </text:span><text:span text:style-name="Emphasis"><text:span text:style-name="T1">"Tulis paragraf pengantar yang </text:span></text:span><text:span text:style-name="Emphasis"><text:span text:style-name="Strong_20_Emphasis"><text:span text:style-name="T1">serius namun menggugah pemikiran</text:span></text:span></text:span><text:span text:style-name="Emphasis"><text:span text:style-name="T1"> untuk Bab 7. Mulai dengan </text:span></text:span><text:span text:style-name="Emphasis"><text:span text:style-name="Strong_20_Emphasis"><text:span text:style-name="T1">transisi</text:span></text:span></text:span><text:span text:style-name="Emphasis"><text:span text:style-name="T1"> dari Bab 6: 'Kita sudah membayangkan rasanya menjadi pikiran digital. Tapi bagaimana jika teknologi ini benar-benar ada? Apa dampaknya bagi </text:span></text:span><text:span text:style-name="Emphasis"><text:span text:style-name="Strong_20_Emphasis"><text:span text:style-name="T1">kita semua</text:span></text:span></text:span><text:span text:style-name="Emphasis"><text:span text:style-name="T1">, bagi </text:span></text:span><text:span text:style-name="Emphasis"><text:span text:style-name="Strong_20_Emphasis"><text:span text:style-name="T1">masyarakat</text:span></text:span></text:span><text:span text:style-name="Emphasis"><text:span text:style-name="T1">, dan bagi </text:span></text:span><text:span text:style-name="Emphasis"><text:span text:style-name="Strong_20_Emphasis"><text:span text:style-name="T1">masa depan peradaban manusia</text:span></text:span></text:span><text:span text:style-name="Emphasis"><text:span text:style-name="T1">?' Sampaikan bahwa Bab 7 akan </text:span></text:span><text:span text:style-name="Emphasis"><text:span text:style-name="Strong_20_Emphasis"><text:span text:style-name="T1">menghadapi langsung pertanyaan-pertanyaan paling besar, paling rumit, dan paling penting</text:span></text:span></text:span><text:span text:style-name="Emphasis"><text:span text:style-name="T1"> yang dimunculkan oleh ide mind uploading. Kita akan </text:span></text:span><text:span text:style-name="Emphasis"><text:span text:style-name="Strong_20_Emphasis"><text:span text:style-name="T1">menyelami pusaran etika, filsafat, dan isu sosial</text:span></text:span></text:span><text:span text:style-name="Emphasis"><text:span text:style-name="T1">: Mulai dari </text:span></text:span><text:span text:style-name="Emphasis"><text:span text:style-name="Strong_20_Emphasis"><text:span text:style-name="T1">menggali lagi masalah identitas</text:span></text:span></text:span><text:span text:style-name="Emphasis"><text:span text:style-name="T1">, membahas </text:span></text:span><text:span text:style-name="Emphasis"><text:span text:style-name="Strong_20_Emphasis"><text:span text:style-name="T1">hak asasi</text:span></text:span></text:span><text:span text:style-name="Emphasis"><text:span text:style-name="T1"> bagi entitas digital, mengkaji potensi </text:span></text:span><text:span text:style-name="Emphasis"><text:span text:style-name="Strong_20_Emphasis"><text:span text:style-name="T1">ketidakadilan sosial</text:span></text:span></text:span><text:span text:style-name="Emphasis"><text:span text:style-name="T1"> yang ekstrem, memikirkan ulang </text:span></text:span><text:span text:style-name="Emphasis"><text:span text:style-name="Strong_20_Emphasis"><text:span text:style-name="T1">pilar masyarakat</text:span></text:span></text:span><text:span text:style-name="Emphasis"><text:span text:style-name="T1"> seperti agama, keluarga, dan pekerjaan, hingga mempertimbangkan </text:span></text:span><text:span text:style-name="Emphasis"><text:span text:style-name="Strong_20_Emphasis"><text:span text:style-name="T1">risiko terbesar</text:span></text:span></text:span><text:span text:style-name="Emphasis"><text:span text:style-name="T1"> bagi eksistensi kita. </text:span></text:span><text:span text:style-name="Emphasis"><text:span text:style-name="Strong_20_Emphasis"><text:span text:style-name="T1">Tekankan</text:span></text:span></text:span><text:span text:style-name="Emphasis"><text:span text:style-name="T1"> bahwa meskipun teknologinya jauh, </text:span></text:span><text:span text:style-name="Emphasis"><text:span text:style-name="Strong_20_Emphasis"><text:span text:style-name="T1">memikirkan pertanyaan-pertanyaan ini sekarang</text:span></text:span></text:span><text:span text:style-name="Emphasis"><text:span text:style-name="T1"> sangat penting untuk </text:span></text:span><text:span text:style-name="Emphasis"><text:span text:style-name="Strong_20_Emphasis"><text:span text:style-name="T1">membentuk masa depan yang kita inginkan (atau hindari)</text:span></text:span></text:span><text:span text:style-name="Emphasis"><text:span text:style-name="T1">. Ajak pembaca untuk </text:span></text:span><text:span text:style-name="Emphasis"><text:span text:style-name="Strong_20_Emphasis"><text:span text:style-name="T1">berpikir kritis</text:span></text:span></text:span><text:span text:style-name="Emphasis"><text:span text:style-name="T1"> tentang konsekuensi skala besar."</text:span></text:span></text:p>
            <text:p text:style-name="Text_20_body"><text:span text:style-name="Strong_20_Emphasis"><text:span text:style-name="T1">Jawaban Saya:</text:span></text:span></text:p>
            <text:p text:style-name="Text_20_body"><text:span text:style-name="T1">Di bab sebelumnya, kita udah coba 'nyelam' ke dalam pengalaman pribadi jadi pikiran digital—gimana rasanya, apa kemampuannya, apa bahayanya buat si 'individu' digital. Tapi, cerita nggak berhenti di situ. Kalau teknologi </text:span><text:span text:style-name="Emphasis"><text:span text:style-name="T1">mind uploading</text:span></text:span><text:span text:style-name="T1"> ini beneran ada suatu saat nanti (dan itu 'kalau' yang gede banget!), dampaknya nggak cuma ke satu-dua orang, tapi bisa </text:span><text:soft-page-break/><text:span text:style-name="Strong_20_Emphasis"><text:span text:style-name="T1">mengguncang seluruh peradaban manusia</text:span></text:span><text:span text:style-name="T1">! Pertanyaannya jadi lebih luas: apa artinya ini buat </text:span><text:span text:style-name="Strong_20_Emphasis"><text:span text:style-name="T1">kita semua</text:span></text:span><text:span text:style-name="T1">? Buat </text:span><text:span text:style-name="Strong_20_Emphasis"><text:span text:style-name="T1">masyarakat</text:span></text:span><text:span text:style-name="T1"> tempat kita hidup? Buat </text:span><text:span text:style-name="Strong_20_Emphasis"><text:span text:style-name="T1">masa depan spesies manusia</text:span></text:span><text:span text:style-name="T1">?</text:span></text:p>
            <text:p text:style-name="Text_20_body"><text:span text:style-name="T1">Selamat datang di Bab 7, tempat kita bakal </text:span><text:span text:style-name="Strong_20_Emphasis"><text:span text:style-name="T1">berhadapan langsung dengan pertanyaan-pertanyaan paling besar, paling rumit, dan paling fundamental</text:span></text:span><text:span text:style-name="T1"> yang dilempar oleh ide </text:span><text:span text:style-name="Emphasis"><text:span text:style-name="T1">mind uploading</text:span></text:span><text:span text:style-name="T1"> ini. Kita akan coba navigasi di tengah </text:span><text:span text:style-name="Strong_20_Emphasis"><text:span text:style-name="T1">pusaran isu etika, filsafat, dan sosial</text:span></text:span><text:span text:style-name="T1"> yang kompleks:</text:span></text:p>
            <text:list xml:id="list1178277356334577892" text:style-name="L112">
              <text:list-item>
                <text:p text:style-name="P222"><text:span text:style-name="T1">Kita bakal </text:span><text:span text:style-name="Strong_20_Emphasis"><text:span text:style-name="T1">balik lagi</text:span></text:span><text:span text:style-name="T1"> ke masalah </text:span><text:span text:style-name="Strong_20_Emphasis"><text:span text:style-name="T1">identitas</text:span></text:span><text:span text:style-name="T1"> yang bikin pusing itu, tapi lihat dampaknya ke masyarakat. </text:span></text:p>
              </text:list-item>
              <text:list-item>
                <text:p text:style-name="P222"><text:span text:style-name="T1">Kita bahas soal kemungkinan </text:span><text:span text:style-name="Strong_20_Emphasis"><text:span text:style-name="T1">hak asasi manusia (atau 'hak asasi digital'?)</text:span></text:span><text:span text:style-name="T1"> buat makhluk non-biologis yang mungkin sadar. </text:span></text:p>
              </text:list-item>
              <text:list-item>
                <text:p text:style-name="P222"><text:span text:style-name="T1">Kita investigasi potensi </text:span><text:span text:style-name="Strong_20_Emphasis"><text:span text:style-name="T1">jurang ketidakadilan sosial</text:span></text:span><text:span text:style-name="T1"> paling parah yang bisa tercipta. </text:span></text:p>
              </text:list-item>
              <text:list-item>
                <text:p text:style-name="P222"><text:span text:style-name="T1">Kita pikirkan ulang gimana nasib </text:span><text:span text:style-name="Strong_20_Emphasis"><text:span text:style-name="T1">pilar-pilar masyarakat</text:span></text:span><text:span text:style-name="T1"> kita kayak </text:span><text:span text:style-name="Strong_20_Emphasis"><text:span text:style-name="T1">agama, keluarga, dan pekerjaan</text:span></text:span><text:span text:style-name="T1">. </text:span></text:p>
              </text:list-item>
              <text:list-item>
                <text:p text:style-name="P93"><text:span text:style-name="T1">Dan kita hadapi </text:span><text:span text:style-name="Strong_20_Emphasis"><text:span text:style-name="T1">risiko paling mengerikan</text:span></text:span><text:span text:style-name="T1"> yang bisa mengancam eksistensi kita semua. </text:span></text:p>
              </text:list-item>
            </text:list>
            <text:p text:style-name="Text_20_body"><text:span text:style-name="T1">Mungkin kamu mikir, "Ngapain sih mikirin ini sekarang? Teknologinya aja masih jauh banget!" Tapi justru itu poinnya. Meskipun teknologinya masih spekulatif, </text:span><text:span text:style-name="Strong_20_Emphasis"><text:span text:style-name="T1">memikirkan pertanyaan-pertanyaan etis dan sosial ini dari sekarang itu krusial banget</text:span></text:span><text:span text:style-name="T1">. Kenapa? Biar kita bisa lebih siap, lebih bijak, dan mungkin bisa ikut </text:span><text:span text:style-name="Strong_20_Emphasis"><text:span text:style-name="T1">mengarahkan pengembangan teknologi</text:span></text:span><text:span text:style-name="T1"> (nggak cuma </text:span><text:span text:style-name="Emphasis"><text:span text:style-name="T1">mind uploading</text:span></text:span><text:span text:style-name="T1">, tapi juga AI, neurotech, dll.) ke arah yang lebih baik, atau setidaknya </text:span><text:span text:style-name="Strong_20_Emphasis"><text:span text:style-name="T1">menghindari skenario terburuk</text:span></text:span><text:span text:style-name="T1">. Jadi, yuk, kita asah lagi kemampuan berpikir kritis kita buat ngebahas konsekuensi skala besar dari mimpi (atau mimpi buruk?) ini.</text:span></text:p>
            <text:p text:style-name="P289"/>
            <text:p text:style-name="Text_20_body"><text:span text:style-name="Strong_20_Emphasis"><text:span text:style-name="T1">(Tips Tambahan Opsional: Pentingnya Foresight Etis)</text:span></text:span></text:p>
            <text:p text:style-name="Quotations"><text:span text:style-name="T1">Mikirin etika teknologi masa depan itu bukan cuma buat filsuf atau penulis sci-fi lho! Namanya </text:span><text:span text:style-name="Emphasis"><text:span text:style-name="T1">ethical foresight</text:span></text:span><text:span text:style-name="T1"> atau 'pandangan jauh ke depan soal etika'. Tujuannya biar kita nggak 'kaget' pas teknologinya udah ada dan terlanjur bikin masalah. Dengan mikirin sekarang, kita bisa antisipasi, bikin aturan main, atau bahkan mutusin buat nggak ngembangin teknologi tertentu </text:span><text:soft-page-break/><text:span text:style-name="T1">kalau risikonya terlalu besar.</text:s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simbolis yang menunjukkan Timbangan Keadilan yang besar. Di satu sisi timbangan ada ikon otak digital atau awan AI (mewakili potensi mind uploading). Di sisi lain timbangan ada ikon-ikon yang mewakili masyarakat dan nilai-nilai kemanusiaan (misal: ikon orang bergandengan tangan, ikon buku/agama, ikon keluarga, ikon palu hakim/hak asasi, ikon bumi). Timbangan ini terlihat sedang bergoyang atau tidak seimbang, menunjukkan dilema dan tantangan besar dalam menyeimbangkan potensi teknologi dengan dampaknya pada masyarakat dan etika."</text:span></text:p>
            <text:p text:style-name="P289"/>
            <text:p text:style-name="P120">Saya menunggu perintah "YAX" Anda untuk prompt berikutnya (Bab 7 - Subbab 7.1: Siapakah "Aku" yang Diunggah? Masalah Identitas dan Keaslian (Revisit)).</text:p>
          </text:section>
          <text:section text:style-name="Sect1" text:name="feedback-form-49">
            <text:p text:style-name="P249"/>
          </text:section>
        </text:section>
        <text:section text:style-name="Sect1" text:name="53210dfd636cebf8">
          <text:p text:style-name="P120"/>
          <text:section text:style-name="Sect1" text:name="user-query-content-50">
            <text:p text:style-name="P266">YAX </text:p>
          </text:section>
          <text:p text:style-name="P249">Tampilkan alur berpikir</text:p>
          <text:section text:style-name="Sect2" text:name="model-response-message-contentr_53210dfd636cebf8">
            <text:p text:style-name="P120">Baik, mari kita kembali ke pertanyaan paling bikin pusing: "Siapa 'aku'?" Tapi kali ini, kita lihat dampak sosialnya.</text:p>
            <text:p text:style-name="Text_20_body"><text:span text:style-name="Strong_20_Emphasis"><text:span text:style-name="T1">Prompt:</text:span></text:span><text:span text:style-name="T1"> *"Gali </text:span><text:span text:style-name="Strong_20_Emphasis"><text:span text:style-name="T1">lebih dalam lagi</text:span></text:span><text:span text:style-name="T1"> masalah </text:span><text:span text:style-name="Strong_20_Emphasis"><text:span text:style-name="T1">identitas personal dan keaslian diri</text:span></text:span><text:span text:style-name="T1"> dalam konteks </text:span><text:span text:style-name="Emphasis"><text:span text:style-name="T1">mind uploading</text:span></text:span><text:span text:style-name="T1">, membangun dari diskusi di Bab 5, namun fokus pada </text:span><text:span text:style-name="Strong_20_Emphasis"><text:span text:style-name="T1">implikasi lanjutan jika unggahan dianggap 'pribadi'</text:span></text:span><text:span text:style-name="T1">.</text:span></text:p>
            <text:list xml:id="list1407324214809958854" text:style-name="L113">
              <text:list-item>
                <text:p text:style-name="P223"><text:span text:style-name="Strong_20_Emphasis"><text:span text:style-name="T1">Recap Dilema Inti:</text:span></text:span><text:span text:style-name="T1"> Ingatkan secara singkat masalah kontinuitas pada skenario 'Scan-and-Copy' vs 'Gradual Replacement'. </text:span></text:p>
              </text:list-item>
              <text:list-item>
                <text:p text:style-name="P223"><text:span text:style-name="Strong_20_Emphasis"><text:span text:style-name="T1">Konsekuensi Jika Salinan Dianggap 'Orang':</text:span></text:span><text:span text:style-name="T1"> Eksplorasi implikasi jika simulasi/salinan digital </text:span><text:span text:style-name="Strong_20_Emphasis"><text:span text:style-name="T1">dianggap memiliki status moral dan legal</text:span></text:span><text:span text:style-name="T1"> sebagai individu: </text:span></text:p>
                <text:list>
                  <text:list-item>
                    <text:p text:style-name="P223"><text:span text:style-name="T1">Bisakah ada </text:span><text:span text:style-name="Strong_20_Emphasis"><text:span text:style-name="T1">beberapa 'versi' dirimu</text:span></text:span><text:span text:style-name="T1"> yang hidup bersamaan? Bagaimana hubungan mereka? Siapa yang mewarisi </text:span><text:soft-page-break/><text:span text:style-name="T1">'hidupmu'? </text:span></text:p>
                  </text:list-item>
                  <text:list-item>
                    <text:p text:style-name="P223"><text:span text:style-name="T1">Jika </text:span><text:span text:style-name="Strong_20_Emphasis"><text:span text:style-name="T1">ingatan bisa diedit, dihapus, digabung, atau dibackup/restore</text:span></text:span><text:span text:style-name="T1"> di dunia digital, apa artinya </text:span><text:span text:style-name="Strong_20_Emphasis"><text:span text:style-name="T1">identitas yang stabil</text:span></text:span><text:span text:style-name="T1">? Bisakah 'kamu' berubah total atau 'mati' dan 'dihidupkan lagi' dari backup? </text:span></text:p>
                  </text:list-item>
                  <text:list-item>
                    <text:p text:style-name="P223"><text:span text:style-name="T1">Bisakah sebuah unggahan </text:span><text:span text:style-name="Strong_20_Emphasis"><text:span text:style-name="T1">berevolusi atau menyimpang</text:span></text:span><text:span text:style-name="T1"> begitu jauh hingga tidak lagi dianggap sebagai orang yang sama dengan aslinya? </text:span></text:p>
                  </text:list-item>
                </text:list>
              </text:list-item>
              <text:list-item>
                <text:p text:style-name="P94"><text:span text:style-name="Strong_20_Emphasis"><text:span text:style-name="T1">Mendefinisikan Ulang 'Personhood':</text:span></text:span><text:span text:style-name="T1"> Diskusikan bagaimana </text:span><text:span text:style-name="Emphasis"><text:span text:style-name="T1">mind uploading</text:span></text:span><text:span text:style-name="T1"> </text:span><text:span text:style-name="Strong_20_Emphasis"><text:span text:style-name="T1">memaksa kita mempertanyakan</text:span></text:span><text:span text:style-name="T1"> apa sebenarnya yang mendefinisikan </text:span><text:span text:style-name="Strong_20_Emphasis"><text:span text:style-name="T1">seseorang sebagai individu unik</text:span></text:span><text:span text:style-name="T1"> jika bukan lagi tubuh biologis yang unik dan sejarah hidup yang linear. Apakah hanya pola informasi? Kesadaran? Kemampuan merasa? Tantang pembaca untuk </text:span><text:span text:style-name="Strong_20_Emphasis"><text:span text:style-name="T1">memikirkan kriteria 'diri'</text:span></text:span><text:span text:style-name="T1">."* </text:span></text:p>
              </text:list-item>
            </text:list>
            <text:p text:style-name="Text_20_body"><text:span text:style-name="Strong_20_Emphasis"><text:span text:style-name="T1">Jawaban Saya:</text:span></text:span></text:p>
            <text:p text:style-name="Text_20_body"><text:span text:style-name="T1">Kita udah bahas di Bab 5 betapa rumitnya nentuin apakah 'kamu' yang digital itu beneran 'kamu'. 'Scan-and-Copy' bikin masalah duplikasi atau putusnya kesinambungan, sementara 'Gradual Replacement' bikin bingung soal kapan kita berhenti jadi biologis. Sekarang, mari kita pikirin lebih jauh: gimana kalau masyarakat </text:span><text:span text:style-name="Strong_20_Emphasis"><text:span text:style-name="T1">memutuskan untuk menganggap</text:span></text:span><text:span text:style-name="T1"> si unggahan digital ini sebagai </text:span><text:span text:style-name="Strong_20_Emphasis"><text:span text:style-name="T1">'pribadi' atau 'individu'</text:span></text:span><text:span text:style-name="T1"> yang setara? Wah, ini bakal bikin banyak hal jadi makin rumit!</text:span></text:p>
            <text:list xml:id="list4857155286944187950" text:style-name="L114">
              <text:list-item>
                <text:p text:style-name="P95"><text:span text:style-name="Strong_20_Emphasis"><text:span text:style-name="T1">Satu Orang, Banyak 'Versi'? Kacau Nggak Tuh?</text:span></text:span></text:p>
                <text:list>
                  <text:list-item>
                    <text:p text:style-name="P224"><text:span text:style-name="T1">Kalau pakai 'Scan-and-Copy' non-destruktif, bisa jadi ada </text:span><text:span text:style-name="Strong_20_Emphasis"><text:span text:style-name="T1">dua 'kamu'</text:span></text:span><text:span text:style-name="T1"> yang hidup barengan: satu di dunia nyata, satu di dunia digital. Terus gimana? Siapa yang berhak pakai namamu? Siapa yang diakui sebagai suami/istri/anak/orang tua? Siapa yang dapat warisan nanti? Gimana kalau 'kamu' yang digital nggak setuju sama keputusan 'kamu' yang biologis? Ini bisa jadi </text:span><text:span text:style-name="Strong_20_Emphasis"><text:span text:style-name="T1">kekacauan hukum dan sosial</text:span></text:span><text:span text:style-name="T1"> yang luar biasa! </text:span></text:p>
                  </text:list-item>
                  <text:list-item>
                    <text:p text:style-name="P264">Bahkan mungkin bisa bikin 'forking' – sengaja bikin beberapa salinan diri buat ngerjain tugas beda-beda. Apakah semua salinan itu punya hak yang sama? </text:p>
                  </text:list-item>
                </text:list>
              </text:list-item>
              <text:list-item>
                <text:p text:style-name="P95"><text:span text:style-name="Strong_20_Emphasis"><text:span text:style-name="T1">Identitas Kayak Ganti Baju?</text:span></text:span><text:span text:style-name="T1"> Di dunia digital, ingatan dan </text:span><text:soft-page-break/><text:span text:style-name="T1">kepribadian mungkin nggak sekaku di dunia nyata. Bayangin kalau:</text:span></text:p>
                <text:list>
                  <text:list-item>
                    <text:p text:style-name="P224"><text:span text:style-name="Strong_20_Emphasis"><text:span text:style-name="T1">Ingatan Bisa Diedit/Dihapus:</text:span></text:span><text:span text:style-name="T1"> Kamu bisa hapus ingatan memalukan atau nambahin ingatan palsu soal liburan ke Mars? Kalau ingatanmu berubah drastis, apakah kamu masih orang yang sama? </text:span></text:p>
                  </text:list-item>
                  <text:list-item>
                    <text:p text:style-name="P224"><text:span text:style-name="Strong_20_Emphasis"><text:span text:style-name="T1">Backup &amp; Restore:</text:span></text:span><text:span text:style-name="T1"> Kalau 'kamu' digital 'mati' (misal server rusak) tapi ada backup dari seminggu lalu, terus di-restore. Apakah itu masih 'kamu'? Atau cuma 'kamu' versi minggu lalu yang hidup lagi? </text:span></text:p>
                  </text:list-item>
                  <text:list-item>
                    <text:p text:style-name="P224"><text:span text:style-name="Strong_20_Emphasis"><text:span text:style-name="T1">Gabung Pikiran:</text:span></text:span><text:span text:style-name="T1"> Kalau dua pikiran digital bisa 'bergabung' atau bertukar ingatan, identitas individu bisa jadi </text:span><text:span text:style-name="Strong_20_Emphasis"><text:span text:style-name="T1">kabur banget</text:span></text:span><text:span text:style-name="T1">. </text:span></text:p>
                  </text:list-item>
                  <text:list-item>
                    <text:p text:style-name="P224"><text:span text:style-name="Strong_20_Emphasis"><text:span text:style-name="T1">Evolusi Digital:</text:span></text:span><text:span text:style-name="T1"> Pikiran digital yang hidup mungkin bisa terus belajar dan berubah jauh lebih cepat dari manusia biologis. Bisa jadi, setelah 'hidup' 100 tahun digital, 'kamu' versi unggahan udah </text:span><text:span text:style-name="Strong_20_Emphasis"><text:span text:style-name="T1">sangat berbeda</text:span></text:span><text:span text:style-name="T1"> dari dirimu yang asli pas di-scan, sampai nggak bisa dikenali lagi. Apakah dia masih orang yang sama? </text:span></text:p>
                  </text:list-item>
                </text:list>
              </text:list-item>
              <text:list-item>
                <text:p text:style-name="P95"><text:span text:style-name="Strong_20_Emphasis"><text:span text:style-name="T1">Jadi, Apa Sih Sebenarnya 'Orang' Itu?</text:span></text:span><text:span text:style-name="T1"> Semua ini maksa kita buat </text:span><text:span text:style-name="Strong_20_Emphasis"><text:span text:style-name="T1">mikir ulang</text:span></text:span><text:span text:style-name="T1"> definisi paling dasar: Apa sih yang bikin kita jadi </text:span><text:span text:style-name="Strong_20_Emphasis"><text:span text:style-name="T1">individu yang unik</text:span></text:span><text:span text:style-name="T1">? Kalau bukan lagi tubuh biologis yang unik dari lahir sampai mati, dan bukan juga alur ingatan yang nggak terputus, lalu apa?</text:span></text:p>
                <text:list>
                  <text:list-item>
                    <text:p text:style-name="P224"><text:span text:style-name="T1">Apakah kita cuma </text:span><text:span text:style-name="Strong_20_Emphasis"><text:span text:style-name="T1">pola informasi</text:span></text:span><text:span text:style-name="T1"> yang kompleks? Kalau gitu, menyalin pola itu ya sama aja kayak menyalin orangnya? </text:span></text:p>
                  </text:list-item>
                  <text:list-item>
                    <text:p text:style-name="P224"><text:span text:style-name="T1">Apakah kuncinya di </text:span><text:span text:style-name="Strong_20_Emphasis"><text:span text:style-name="T1">kesadaran subjektif</text:span></text:span><text:span text:style-name="T1"> itu sendiri? Tapi gimana cara kita tahu kalau simulasi itu beneran sadar? </text:span></text:p>
                  </text:list-item>
                  <text:list-item>
                    <text:p text:style-name="P224"><text:span text:style-name="T1">Apakah </text:span><text:span text:style-name="Strong_20_Emphasis"><text:span text:style-name="T1">kemampuan merasa</text:span></text:span><text:span text:style-name="T1">, punya tujuan, atau berinteraksi sosial yang jadi patokan? </text:span></text:p>
                  </text:list-item>
                  <text:list-item>
                    <text:p text:style-name="P131">Mungkin jawabannya kombinasi dari semua itu, atau malah sesuatu yang lain lagi? </text:p>
                  </text:list-item>
                </text:list>
              </text:list-item>
            </text:list>
            <text:p text:style-name="Text_20_body"><text:span text:style-name="T1">Teknologi </text:span><text:span text:style-name="Emphasis"><text:span text:style-name="T1">mind uploading</text:span></text:span><text:span text:style-name="T1"> (kalaupun cuma teori) ini bener-bener </text:span><text:span text:style-name="Strong_20_Emphasis"><text:span text:style-name="T1">menantang asumsi kita yang paling dasar</text:span></text:span><text:span text:style-name="T1"> tentang apa artinya menjadi 'aku'. Dan ini bukan cuma teka-teki filsafat, tapi bisa punya </text:span><text:span text:style-name="Strong_20_Emphasis"><text:span text:style-name="T1">konsekuensi nyata</text:span></text:span><text:span text:style-name="T1"> banget buat hukum, etika, dan cara kita hidup bermasyarakat di masa </text:span><text:soft-page-break/><text:span text:style-name="T1">depan. Coba deh kamu pikirin, buat kamu pribadi, apa sih yang paling penting yang bikin kamu jadi 'kamu'?</text:span></text:p>
            <text:p text:style-name="P289"/>
            <text:p text:style-name="Text_20_body"><text:span text:style-name="Strong_20_Emphasis"><text:span text:style-name="T1">(Tips Tambahan Opsional: Identitas Online Kita Sekarang)</text:span></text:span></text:p>
            <text:p text:style-name="Quotations"><text:span text:style-name="T1">Sebenarnya, kita udah mulai 'main-main' sama identitas di dunia digital sekarang lho (per 2025). Kita punya banyak akun sosmed, pakai avatar di game, kadang nunjukkin sisi diri yang beda-beda di platform berbeda. Meskipun ini jauh dari </text:span><text:span text:style-name="Emphasis"><text:span text:style-name="T1">mind uploading</text:span></text:span><text:span text:style-name="T1">, pengalaman kita dengan identitas online ini bisa kasih sedikit gambaran awal tentang gimana identitas bisa jadi lebih 'cair' dan kompleks saat teknologi makin maju.</text:s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abstrak yang menggambarkan fragmentasi atau multiplisitas identitas. Mungkin gambar satu wajah manusia yang terpecah jadi beberapa keping puzzle digital, atau beberapa siluet identik yang berdiri berjajar tapi dengan sedikit variasi (warna, ekspresi digital), atau satu sosok yang sebagian biologis dan sebagian digital dengan tanda tanya di sekelilingnya. Gunakan gaya visual yang membingungkan dan mempertanyakan."</text:span></text:p>
            <text:p text:style-name="P289"/>
            <text:p text:style-name="P120">Saya menunggu perintah "YAX" Anda untuk prompt berikutnya (Bab 7 - Subbab 7.2: Hak Asasi Digital: Apakah Pikiran yang Diunggah Punya Hak?).</text:p>
          </text:section>
          <text:section text:style-name="Sect1" text:name="feedback-form-50">
            <text:p text:style-name="P249"/>
          </text:section>
        </text:section>
        <text:section text:style-name="Sect1" text:name="9550aae011adfa6c">
          <text:p text:style-name="P120"/>
          <text:section text:style-name="Sect1" text:name="user-query-content-51">
            <text:p text:style-name="P266">YAX </text:p>
          </text:section>
          <text:p text:style-name="P249">Tampilkan alur berpikir</text:p>
          <text:section text:style-name="Sect2" text:name="model-response-message-contentr_9550aae011adfa6c">
            <text:p text:style-name="P120">Oke, setelah pusing soal identitas, mari kita bahas pertanyaan besar berikutnya: kalau 'makhluk' digital hasil unggahan ini beneran sadar, apakah mereka punya hak?</text:p>
            <text:p text:style-name="Text_20_body"><text:span text:style-name="Strong_20_Emphasis"><text:span text:style-name="T1">Prompt:</text:span></text:span><text:span text:style-name="T1"> *"Fokus pada </text:span><text:span text:style-name="Strong_20_Emphasis"><text:span text:style-name="T1">pertanyaan etis dan legal yang krusial</text:span></text:span><text:span text:style-name="T1">: Jika </text:span><text:soft-page-break/><text:span text:style-name="T1">pikiran yang diunggah </text:span><text:span text:style-name="Strong_20_Emphasis"><text:span text:style-name="T1">dianggap sadar dan merupakan 'individu' (sebuah asumsi besar!)</text:span></text:span><text:span text:style-name="T1">, haruskah mereka memiliki </text:span><text:span text:style-name="Strong_20_Emphasis"><text:span text:style-name="T1">hak asasi</text:span></text:span><text:span text:style-name="T1">?</text:span></text:p>
            <text:list xml:id="list2047372443820754764" text:style-name="L115">
              <text:list-item>
                <text:p text:style-name="P225"><text:span text:style-name="Strong_20_Emphasis"><text:span text:style-name="T1">Argumen untuk Hak Digital:</text:span></text:span><text:span text:style-name="T1"> Jelaskan </text:span><text:span text:style-name="Strong_20_Emphasis"><text:span text:style-name="T1">mengapa</text:span></text:span><text:span text:style-name="T1"> pemberian hak mungkin diperlukan jika entitas ini sadar dan mampu menderita atau memiliki preferensi. </text:span></text:p>
              </text:list-item>
              <text:list-item>
                <text:p text:style-name="P225"><text:span text:style-name="Strong_20_Emphasis"><text:span text:style-name="T1">Jenis Hak yang Relevan:</text:span></text:span><text:span text:style-name="T1"> Diskusikan </text:span><text:span text:style-name="Strong_20_Emphasis"><text:span text:style-name="T1">hak-hak spesifik</text:span></text:span><text:span text:style-name="T1"> apa yang mungkin perlu dipertimbangkan: </text:span></text:p>
                <text:list>
                  <text:list-item>
                    <text:p text:style-name="P225"><text:span text:style-name="Strong_20_Emphasis"><text:span text:style-name="T1">Hak untuk 'Hidup'</text:span></text:span><text:span text:style-name="T1">: Perlindungan dari penghapusan sewenang-wenang ('pembunuhan' digital). </text:span></text:p>
                  </text:list-item>
                  <text:list-item>
                    <text:p text:style-name="P225"><text:span text:style-name="Strong_20_Emphasis"><text:span text:style-name="T1">Hak atas Otonomi</text:span></text:span><text:span text:style-name="T1">: Kebebasan dari kontrol, perbudakan, atau paksaan oleh pemilik server/VE atau AI. </text:span></text:p>
                  </text:list-item>
                  <text:list-item>
                    <text:p text:style-name="P225"><text:span text:style-name="Strong_20_Emphasis"><text:span text:style-name="T1">Hak atas Privasi Pikiran</text:span></text:span><text:span text:style-name="T1">: Perlindungan dari pemantauan atau pembacaan pikiran tanpa izin. </text:span></text:p>
                  </text:list-item>
                  <text:list-item>
                    <text:p text:style-name="P225"><text:span text:style-name="Strong_20_Emphasis"><text:span text:style-name="T1">Hak atas Integritas Mental/Digital</text:span></text:span><text:span text:style-name="T1">: Perlindungan dari peretasan, modifikasi paksa, atau 'penyiksaan' digital. </text:span></text:p>
                  </text:list-item>
                  <text:list-item>
                    <text:p text:style-name="P225"><text:span text:style-name="Strong_20_Emphasis"><text:span text:style-name="T1">Hak atas Sumber Daya</text:span></text:span><text:span text:style-name="T1">: Akses yang adil ke daya komputasi, fitur VE, dll. untuk 'hidup' yang layak. </text:span></text:p>
                  </text:list-item>
                </text:list>
              </text:list-item>
              <text:list-item>
                <text:p text:style-name="P225"><text:span text:style-name="Strong_20_Emphasis"><text:span text:style-name="T1">Tantangan Implementasi:</text:span></text:span><text:span text:style-name="T1"> Bahas </text:span><text:span text:style-name="Strong_20_Emphasis"><text:span text:style-name="T1">kesulitan praktis dan filosofis</text:span></text:span><text:span text:style-name="T1">: Bagaimana </text:span><text:span text:style-name="Strong_20_Emphasis"><text:span text:style-name="T1">membuktikan kesadaran</text:span></text:span><text:span text:style-name="T1"> secara legal? Siapa yang akan </text:span><text:span text:style-name="Strong_20_Emphasis"><text:span text:style-name="T1">mewakili atau memperjuangkan</text:span></text:span><text:span text:style-name="T1"> hak-hak entitas digital ini? Bagaimana </text:span><text:span text:style-name="Strong_20_Emphasis"><text:span text:style-name="T1">menegakkan hukum</text:span></text:span><text:span text:style-name="T1"> di dunia virtual? </text:span></text:p>
              </text:list-item>
              <text:list-item>
                <text:p text:style-name="P96"><text:span text:style-name="Strong_20_Emphasis"><text:span text:style-name="T1">Paralel Sejarah:</text:span></text:span><text:span text:style-name="T1"> Bandingkan secara singkat dengan </text:span><text:span text:style-name="Strong_20_Emphasis"><text:span text:style-name="T1">perdebatan sejarah</text:span></text:span><text:span text:style-name="T1"> tentang perluasan hak ke kelompok lain (misalnya, hewan, kelompok minoritas) untuk memberikan konteks. Tekankan </text:span><text:span text:style-name="Strong_20_Emphasis"><text:span text:style-name="T1">risiko eksploitasi besar-besaran</text:span></text:span><text:span text:style-name="T1"> jika status moral/legal mereka tidak diakui."* </text:span></text:p>
              </text:list-item>
            </text:list>
            <text:p text:style-name="Text_20_body"><text:span text:style-name="Strong_20_Emphasis"><text:span text:style-name="T1">Jawaban Saya:</text:span></text:span></text:p>
            <text:p text:style-name="Text_20_body"><text:span text:style-name="T1">Ini pertanyaan super penting yang menyangkut etika dan hukum di masa depan (kalau </text:span><text:span text:style-name="Emphasis"><text:span text:style-name="T1">mind uploading</text:span></text:span><text:span text:style-name="T1"> jadi nyata). Anggap aja, suatu saat nanti, kita berhasil bikin unggahan digital yang </text:span><text:span text:style-name="Strong_20_Emphasis"><text:span text:style-name="T1">kita yakini benar-benar sadar</text:span></text:span><text:span text:style-name="T1"> – dia bisa merasa senang, sedih, punya keinginan, bisa menderita. Terus gimana? Apakah kita bisa seenaknya aja sama dia karena dia cuma 'program komputer'?</text:span></text:p>
            <text:list xml:id="list8983572278436734361" text:style-name="L116">
              <text:list-item>
                <text:p text:style-name="P97"><text:span text:style-name="Strong_20_Emphasis"><text:span text:style-name="T1">Kenapa Hak Itu Penting (Kalau Mereka Sadar)?</text:span></text:span><text:span text:style-name="T1"> Argumen </text:span><text:soft-page-break/><text:span text:style-name="T1">utamanya sederhana tapi kuat: kalau sesuatu itu </text:span><text:span text:style-name="Strong_20_Emphasis"><text:span text:style-name="T1">sadar</text:span></text:span><text:span text:style-name="T1"> dan </text:span><text:span text:style-name="Strong_20_Emphasis"><text:span text:style-name="T1">bisa merasakan penderitaan</text:span></text:span><text:span text:style-name="T1">, kebanyakan dari kita setuju kalau kita punya </text:span><text:span text:style-name="Strong_20_Emphasis"><text:span text:style-name="T1">kewajiban moral</text:span></text:span><text:span text:style-name="T1"> buat nggak menyakiti atau mengeksploitasinya seenaknya. Sama kayak kita nggak boleh nyiksa hewan (karena kita tahu mereka bisa merasa sakit), mungkin kita juga nggak boleh 'menyiksa' pikiran digital yang sadar. Memberikan mereka 'hak' adalah cara kita mengakui status moral mereka dan melindungi mereka dari perlakuan buruk.</text:span></text:p>
              </text:list-item>
              <text:list-item>
                <text:p text:style-name="P97"><text:span text:style-name="Strong_20_Emphasis"><text:span text:style-name="T1">Hak Asasi Versi Digital? Apa Aja Tuh?</text:span></text:span><text:span text:style-name="T1"> Kalau mereka punya hak, hak apa aja yang relevan di dunia digital? Mungkin kayak gini:</text:span></text:p>
                <text:list>
                  <text:list-item>
                    <text:p text:style-name="P226"><text:span text:style-name="Strong_20_Emphasis"><text:span text:style-name="T1">Hak untuk Eksis:</text:span></text:span><text:span text:style-name="T1"> Nggak boleh di-'delete' atau 'dimatikan' gitu aja tanpa alasan yang sangat kuat dan proses yang adil. Ini kayak hak hidup versi digital. </text:span></text:p>
                  </text:list-item>
                  <text:list-item>
                    <text:p text:style-name="P226"><text:span text:style-name="Strong_20_Emphasis"><text:span text:style-name="T1">Hak atas Otonomi Diri:</text:span></text:span><text:span text:style-name="T1"> Nggak boleh dijadikan 'budak' digital, dikontrol pikirannya, atau dipaksa melakukan sesuatu di lingkungan virtualnya oleh pemilik server atau AI. Mereka harus punya kebebasan buat 'menjalani hidup' digitalnya. </text:span></text:p>
                  </text:list-item>
                  <text:list-item>
                    <text:p text:style-name="P226"><text:span text:style-name="Strong_20_Emphasis"><text:span text:style-name="T1">Hak atas Privasi Pikiran:</text:span></text:span><text:span text:style-name="T1"> Pikiran dan ingatan mereka nggak boleh dipantau, dibaca, atau dipakai tanpa izin. Ini privasi level tertinggi! </text:span></text:p>
                  </text:list-item>
                  <text:list-item>
                    <text:p text:style-name="P226"><text:span text:style-name="Strong_20_Emphasis"><text:span text:style-name="T1">Hak atas Integritas Diri:</text:span></text:span><text:span text:style-name="T1"> Nggak boleh di-hack, dimodifikasi (misalnya ingatannya diubah), atau disiksa secara mental/digital tanpa persetujuan. </text:span></text:p>
                  </text:list-item>
                  <text:list-item>
                    <text:p text:style-name="P226"><text:span text:style-name="Strong_20_Emphasis"><text:span text:style-name="T1">Hak atas 'Lingkungan Hidup' Layak:</text:span></text:span><text:span text:style-name="T1"> Punya akses yang cukup ke sumber daya komputasi, fitur lingkungan virtual, atau interaksi sosial yang dibutuhkan buat 'hidup' secara layak dan bermakna di dunia digital. </text:span></text:p>
                  </text:list-item>
                </text:list>
              </text:list-item>
              <text:list-item>
                <text:p text:style-name="P97"><text:span text:style-name="Strong_20_Emphasis"><text:span text:style-name="T1">Tapi... Gimana Caranya? (Tantangan Berat!)</text:span></text:span><text:span text:style-name="T1"> Kedengarannya bagus, tapi nerbitin dan negakin hak ini susah banget:</text:span></text:p>
                <text:list>
                  <text:list-item>
                    <text:p text:style-name="P226"><text:span text:style-name="Strong_20_Emphasis"><text:span text:style-name="T1">Ngebuktiin Kesadaran:</text:span></text:span><text:span text:style-name="T1"> Gimana cara kita </text:span><text:span text:style-name="Strong_20_Emphasis"><text:span text:style-name="T1">tahu pasti</text:span></text:span><text:span text:style-name="T1"> kalau sebuah program simulasi itu beneran sadar, bukan cuma pura-pura pintar? Belum ada tes kesadaran yang pasti buat AI atau simulasi. Terus siapa yang berhak nentuin statusnya? </text:span></text:p>
                  </text:list-item>
                  <text:list-item>
                    <text:p text:style-name="P226"><text:span text:style-name="Strong_20_Emphasis"><text:span text:style-name="T1">Siapa yang Ngewakilin?</text:span></text:span><text:span text:style-name="T1"> Kalau pikiran digital ini nggak bisa 'ngomong' langsung ke dunia nyata, siapa yang bakal jadi </text:span><text:soft-page-break/><text:span text:style-name="T1">'pengacara' atau 'wali' mereka buat memperjuangkan haknya? </text:span></text:p>
                  </text:list-item>
                  <text:list-item>
                    <text:p text:style-name="P226"><text:span text:style-name="Strong_20_Emphasis"><text:span text:style-name="T1">Hukum di Dunia Maya:</text:span></text:span><text:span text:style-name="T1"> Gimana cara </text:span><text:span text:style-name="Strong_20_Emphasis"><text:span text:style-name="T1">bikin dan negakin hukum</text:span></text:span><text:span text:style-name="T1"> buat ngatur perlakuan terhadap entitas digital di dalam lingkungan virtual yang mungkin nggak punya batas negara? </text:span></text:p>
                  </text:list-item>
                </text:list>
              </text:list-item>
              <text:list-item>
                <text:p text:style-name="P97"><text:span text:style-name="Strong_20_Emphasis"><text:span text:style-name="T1">Belajar dari Sejarah (Jangan Sampai Terulang!)</text:span></text:span><text:span text:style-name="T1"> Sepanjang sejarah, manusia sering banget telat ngakuin hak kelompok lain yang dianggap 'berbeda' atau 'kurang' (misalnya perbudakan, hak perempuan, hak minoritas, bahkan perdebatan soal hak hewan yang masih jalan terus). Akibatnya? Terjadi eksploitasi dan penderitaan besar-besaran. Kalau kita nggak hati-hati mikirin status moral dan legal pikiran digital dari sekarang, ada risiko besar </text:span><text:span text:style-name="Strong_20_Emphasis"><text:span text:style-name="T1">sejarah kelam eksploitasi itu terulang lagi</text:span></text:span><text:span text:style-name="T1"> dalam bentuk baru: perbudakan digital atau genosida digital. Ngeri banget kan?</text:span></text:p>
              </text:list-item>
            </text:list>
            <text:p text:style-name="P120">Jadi, pertanyaan soal hak asasi digital ini bukan cuma soal teknis, tapi soal nilai-nilai kemanusiaan kita yang paling dasar: empati, keadilan, dan tanggung jawab kita terhadap bentuk 'kehidupan' atau 'kesadaran' baru yang mungkin kita ciptakan.</text:p>
            <text:p text:style-name="P289"/>
            <text:p text:style-name="Text_20_body"><text:span text:style-name="Strong_20_Emphasis"><text:span text:style-name="T1">(Tips Tambahan Opsional: Debat Hak Hewan)</text:span></text:span></text:p>
            <text:p text:style-name="P276">Perdebatan soal apakah hewan punya hak dan sejauh mana haknya itu mirip lho sama isu ini. Keduanya sama-sama berhadapan sama pertanyaan: makhluk seperti apa yang pantas dapat perlindungan moral? Apakah kemampuan berpikir rasional satu-satunya patokan, ataukah kemampuan merasa (sentience) yang lebih penting? Mempelajari argumen pro dan kontra hak hewan bisa bantu kita mikirin isu hak digital ini.</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simbolis yang kuat. Gambarkan tangan robotik/digital yang sedang memberikan atau melindungi sebuah ikon 'hak asasi' (mungkin seperti piagam atau simbol timbangan keadilan) kepada siluet otak digital yang bercahaya. Di latar belakang, mungkin ada bayangan borgol digital yang rusak atau </text:span><text:soft-page-break/><text:span text:style-name="T1">rantai putus, menunjukkan pembebasan atau perlindungan dari eksploitasi. Gunakan warna yang menyiratkan keadilan dan harapan."</text:span></text:p>
            <text:p text:style-name="P289"/>
            <text:p text:style-name="P120">Saya menunggu perintah "YAX" Anda untuk prompt berikutnya (Bab 7 - Subbab 7.3: Kesenjangan Digital Baru: Siapa yang Mampu Mengunggah?).</text:p>
          </text:section>
          <text:section text:style-name="Sect1" text:name="feedback-form-51">
            <text:p text:style-name="P249"/>
          </text:section>
        </text:section>
        <text:section text:style-name="Sect1" text:name="54283ff1f0880467">
          <text:p text:style-name="P120"/>
          <text:section text:style-name="Sect1" text:name="user-query-content-52">
            <text:p text:style-name="P266">YAX </text:p>
          </text:section>
          <text:p text:style-name="P249">Tampilkan alur berpikir</text:p>
          <text:section text:style-name="Sect2" text:name="model-response-message-contentr_54283ff1f0880467">
            <text:p text:style-name="Text_20_body"><text:span text:style-name="T1">Oke, mari kita hadapi salah satu potensi masalah paling nyata dan bikin khawatir kalau </text:span><text:span text:style-name="Emphasis"><text:span text:style-name="T1">mind uploading</text:span></text:span><text:span text:style-name="T1"> jadi kenyataan: </text:span><text:span text:style-name="Strong_20_Emphasis"><text:span text:style-name="T1">ketidakadilan</text:span></text:span><text:span text:style-name="T1">.</text:span></text:p>
            <text:p text:style-name="Text_20_body"><text:span text:style-name="Strong_20_Emphasis"><text:span text:style-name="T1">Prompt:</text:span></text:span><text:span text:style-name="T1"> *"Analisis secara </text:span><text:span text:style-name="Strong_20_Emphasis"><text:span text:style-name="T1">mendalam dan kritis</text:span></text:span><text:span text:style-name="T1"> potensi </text:span><text:span text:style-name="Strong_20_Emphasis"><text:span text:style-name="T1">masalah kesenjangan sosial dan ekonomi</text:span></text:span><text:span text:style-name="T1"> yang </text:span><text:span text:style-name="Strong_20_Emphasis"><text:span text:style-name="T1">hampir pasti</text:span></text:span><text:span text:style-name="T1"> akan muncul jika teknologi </text:span><text:span text:style-name="Emphasis"><text:span text:style-name="T1">mind uploading</text:span></text:span><text:span text:style-name="T1"> menjadi kenyataan.</text:span></text:p>
            <text:list xml:id="list4461472224195215667" text:style-name="L117">
              <text:list-item>
                <text:p text:style-name="P227"><text:span text:style-name="Strong_20_Emphasis"><text:span text:style-name="T1">Biaya Teknologi:</text:span></text:span><text:span text:style-name="T1"> Jelaskan mengapa teknologi serumit ini (membutuhkan nanotek, komputasi masif, AI super canggih) kemungkinan besar akan </text:span><text:span text:style-name="Strong_20_Emphasis"><text:span text:style-name="T1">sangat mahal</text:span></text:span><text:span text:style-name="T1">, setidaknya pada awalnya. </text:span></text:p>
              </text:list-item>
              <text:list-item>
                <text:p text:style-name="P227"><text:span text:style-name="Strong_20_Emphasis"><text:span text:style-name="T1">Terciptanya Kelas Baru:</text:span></text:span><text:span text:style-name="T1"> Paparkan </text:span><text:span text:style-name="Strong_20_Emphasis"><text:span text:style-name="T1">skenario distopia</text:span></text:span><text:span text:style-name="T1"> tentang munculnya </text:span><text:span text:style-name="Strong_20_Emphasis"><text:span text:style-name="T1">jurang pemisah sosial paling ekstrem</text:span></text:span><text:span text:style-name="T1"> dalam sejarah: </text:span></text:p>
                <text:list>
                  <text:list-item>
                    <text:p text:style-name="P227"><text:span text:style-name="Strong_20_Emphasis"><text:span text:style-name="T1">Elite Digital Abadi:</text:span></text:span><text:span text:style-name="T1"> Segelintir orang super kaya atau berkuasa yang mampu 'mengunggah' diri dan hidup selamanya di dunia digital. </text:span></text:p>
                  </text:list-item>
                  <text:list-item>
                    <text:p text:style-name="P227"><text:span text:style-name="Strong_20_Emphasis"><text:span text:style-name="T1">Massa Biologis Fana:</text:span></text:span><text:span text:style-name="T1"> Mayoritas umat manusia yang tertinggal di dunia fisik, menghadapi kematian dan keterbatasan. </text:span></text:p>
                  </text:list-item>
                </text:list>
              </text:list-item>
              <text:list-item>
                <text:p text:style-name="P227"><text:span text:style-name="Strong_20_Emphasis"><text:span text:style-name="T1">Memperburuk Ketidakadilan:</text:span></text:span><text:span text:style-name="T1"> Diskusikan bagaimana ini akan </text:span><text:span text:style-name="Strong_20_Emphasis"><text:span text:style-name="T1">memperparah ketidaksetaraan</text:span></text:span><text:span text:style-name="T1"> yang sudah ada dalam hal kekayaan, kekuasaan, dan akses ke peluang. </text:span></text:p>
              </text:list-item>
              <text:list-item>
                <text:p text:style-name="P227"><text:span text:style-name="Strong_20_Emphasis"><text:span text:style-name="T1">Akses dan Kontrol:</text:span></text:span><text:span text:style-name="T1"> Siapa yang akan </text:span><text:span text:style-name="Strong_20_Emphasis"><text:span text:style-name="T1">mengontrol akses</text:span></text:span><text:span text:style-name="T1"> ke teknologi ini? Pasar bebas (hanya untuk yang mampu)? Pemerintah (siapa yang dipilih)? Apakah akan ada </text:span><text:span text:style-name="Strong_20_Emphasis"><text:span text:style-name="T1">upaya pemerataan akses</text:span></text:span><text:span text:style-name="T1"> (subsidi, akses universal)? Seberapa realistis upaya tersebut? </text:span></text:p>
              </text:list-item>
              <text:list-item>
                <text:p text:style-name="P98"><text:soft-page-break/><text:span text:style-name="Strong_20_Emphasis"><text:span text:style-name="T1">Potensi Konflik:</text:span></text:span><text:span text:style-name="T1"> Spekulasikan tentang kemungkinan </text:span><text:span text:style-name="Strong_20_Emphasis"><text:span text:style-name="T1">ketegangan sosial, kecemburuan, kebencian</text:span></text:span><text:span text:style-name="T1">, atau bahkan </text:span><text:span text:style-name="Strong_20_Emphasis"><text:span text:style-name="T1">konflik terbuka</text:span></text:span><text:span text:style-name="T1"> antara kelompok yang 'diunggah' dan yang 'tidak diunggah'. Bagaimana jika elite digital menguasai sumber daya atau politik selamanya? Tekankan bagaimana isu </text:span><text:span text:style-name="Strong_20_Emphasis"><text:span text:style-name="T1">keadilan akses</text:span></text:span><text:span text:style-name="T1"> menjadi sangat krusial."* </text:span></text:p>
              </text:list-item>
            </text:list>
            <text:p text:style-name="Text_20_body"><text:span text:style-name="Strong_20_Emphasis"><text:span text:style-name="T1">Jawaban Saya:</text:span></text:span></text:p>
            <text:p text:style-name="Text_20_body"><text:span text:style-name="T1">Kalau kita ngomongin teknologi super canggih yang melibatkan nanoteknologi presisi tinggi, komputer sekuat dewa, dan AI super cerdas, ada satu hal yang hampir pasti: harganya bakal </text:span><text:span text:style-name="Strong_20_Emphasis"><text:span text:style-name="T1">selangit</text:span></text:span><text:span text:style-name="T1">! Setidaknya di awal pengembangannya (bahkan mungkin selamanya). Nah, ini dia akar dari masalah sosial yang sangat mungkin terjadi:</text:span></text:p>
            <text:list xml:id="list6853597079992706176" text:style-name="L118">
              <text:list-item>
                <text:p text:style-name="P99"><text:span text:style-name="Strong_20_Emphasis"><text:span text:style-name="T1">Mahalnya Tiket Menuju Keabadian:</text:span></text:span><text:span text:style-name="T1"> Membangun infrastruktur buat mind uploading (scanner canggih, server raksasa, VE kompleks) itu butuh investasi riset dan dana yang luar biasa besar. Jadi, bisa dipastikan kalaupun teknologinya ada, biayanya buat 'upload' satu orang bakal </text:span><text:span text:style-name="Strong_20_Emphasis"><text:span text:style-name="T1">mahal banget</text:span></text:span><text:span text:style-name="T1">, nggak kejangkau sama orang biasa.</text:span></text:p>
              </text:list-item>
              <text:list-item>
                <text:p text:style-name="P99"><text:span text:style-name="Strong_20_Emphasis"><text:span text:style-name="T1">Dunia Terbelah Dua: Abadi vs. Fana:</text:span></text:span><text:span text:style-name="T1"> Ini skenario distopia yang paling sering dibayangkan: teknologi ini cuma bisa diakses oleh segelintir orang </text:span><text:span text:style-name="Strong_20_Emphasis"><text:span text:style-name="T1">super kaya dan super berkuasa</text:span></text:span><text:span text:style-name="T1">. Akibatnya? Masyarakat bisa terbelah jadi dua 'kasta' yang belum pernah ada sebelumnya:</text:span></text:p>
                <text:list>
                  <text:list-item>
                    <text:p text:style-name="P228"><text:span text:style-name="Strong_20_Emphasis"><text:span text:style-name="T1">Si Elite Digital:</text:span></text:span><text:span text:style-name="T1"> Mereka yang mampu bayar buat 'hidup abadi' di surga digital, bebas penyakit, bebas kematian, mungkin dengan kemampuan super. </text:span></text:p>
                  </text:list-item>
                  <text:list-item>
                    <text:p text:style-name="P228"><text:span text:style-name="Strong_20_Emphasis"><text:span text:style-name="T1">Si Massa Biologis:</text:span></text:span><text:span text:style-name="T1"> Kita-kita orang biasa yang tetap hidup di dunia fisik, menghadapi penuaan, sakit, kematian, dan semua keterbatasan manusia, sambil ngelihat para elite 'terbang' ke keabadian digital. Jurang pemisahnya bukan lagi soal kaya-miskin biasa, tapi soal </text:span><text:span text:style-name="Strong_20_Emphasis"><text:span text:style-name="T1">hidup vs. (secara digital) hidup selamanya</text:span></text:span><text:span text:style-name="T1">. </text:span></text:p>
                  </text:list-item>
                </text:list>
              </text:list-item>
              <text:list-item>
                <text:p text:style-name="P99"><text:span text:style-name="Strong_20_Emphasis"><text:span text:style-name="T1">Ketidakadilan Makin Menjadi-jadi:</text:span></text:span><text:span text:style-name="T1"> Kesenjangan ini bakal </text:span><text:span text:style-name="Strong_20_Emphasis"><text:span text:style-name="T1">memperparah banget</text:span></text:span><text:span text:style-name="T1"> ketidakadilan yang udah ada sekarang. Orang kaya dan berkuasa nggak cuma punya lebih banyak uang dan </text:span><text:soft-page-break/><text:span text:style-name="T1">pengaruh, tapi mereka juga bisa 'membeli' keabadian dan mungkin kekuatan kognitif super. Mereka bisa terus mengakumulasi kekayaan dan kekuasaan tanpa batas waktu, sementara yang lain makin tertinggal jauh. Akses ke peluang hidup jadi sangat tidak setara.</text:span></text:p>
              </text:list-item>
              <text:list-item>
                <text:p text:style-name="P99"><text:span text:style-name="Strong_20_Emphasis"><text:span text:style-name="T1">Siapa yang Berhak 'Upload'?</text:span></text:span><text:span text:style-name="T1"> Pertanyaan krusialnya: siapa yang bakal </text:span><text:span text:style-name="Strong_20_Emphasis"><text:span text:style-name="T1">nentuin siapa aja yang boleh</text:span></text:span><text:span text:style-name="T1"> pakai teknologi ini?</text:span></text:p>
                <text:list>
                  <text:list-item>
                    <text:p text:style-name="P228"><text:span text:style-name="Strong_20_Emphasis"><text:span text:style-name="T1">Pasar Bebas?</text:span></text:span><text:span text:style-name="T1"> Kalau diserahin ke pasar, ya jelas cuma yang super kaya yang bisa. Kesenjangan bakal makin lebar. </text:span></text:p>
                  </text:list-item>
                  <text:list-item>
                    <text:p text:style-name="P228"><text:span text:style-name="Strong_20_Emphasis"><text:span text:style-name="T1">Diatur Pemerintah?</text:span></text:span><text:span text:style-name="T1"> Pemerintah mana? Siapa yang mereka pilih buat 'diabadikan'? Apa kriterianya? Apa nggak bakal jadi sumber korupsi dan favoritisme baru? </text:span></text:p>
                  </text:list-item>
                  <text:list-item>
                    <text:p text:style-name="P228"><text:span text:style-name="Strong_20_Emphasis"><text:span text:style-name="T1">Akses Universal?</text:span></text:span><text:span text:style-name="T1"> Bisa nggak sih teknologinya disubsidi atau digratiskan buat semua orang? Mengingat biayanya yang mungkin astronomis, ini kedengarannya </text:span><text:span text:style-name="Strong_20_Emphasis"><text:span text:style-name="T1">sangat sulit</text:span></text:span><text:span text:style-name="T1"> jadi kenyataan, paling nggak untuk waktu yang sangat lama. </text:span></text:p>
                  </text:list-item>
                </text:list>
              </text:list-item>
              <text:list-item>
                <text:p text:style-name="P99"><text:span text:style-name="Strong_20_Emphasis"><text:span text:style-name="T1">Bom Waktu Konflik Sosial:</text:span></text:span><text:span text:style-name="T1"> Kesenjangan ekstrem antara si abadi dan si fana ini </text:span><text:span text:style-name="Strong_20_Emphasis"><text:span text:style-name="T1">berpotensi besar</text:span></text:span><text:span text:style-name="T1"> memicu </text:span><text:span text:style-name="Strong_20_Emphasis"><text:span text:style-name="T1">ketegangan sosial yang hebat</text:span></text:span><text:span text:style-name="T1">: kecemburuan, kemarahan, kebencian, diskriminasi, bahkan mungkin </text:span><text:span text:style-name="Strong_20_Emphasis"><text:span text:style-name="T1">pemberontakan atau perang</text:span></text:span><text:span text:style-name="T1"> antara kelompok biologis dan digital. Bayangin kalau elite digital yang abadi itu juga menguasai semua sumber daya penting atau sistem politik selamanya? Ini bisa jadi resep bencana sosial. Makanya, isu </text:span><text:span text:style-name="Strong_20_Emphasis"><text:span text:style-name="T1">keadilan akses</text:span></text:span><text:span text:style-name="T1"> ini jadi salah satu pertanyaan etis paling penting dan paling mendesak buat dipikirkan kalau kita mau ngomongin masa depan </text:span><text:span text:style-name="Emphasis"><text:span text:style-name="T1">mind uploading</text:span></text:span><text:span text:style-name="T1">.</text:span></text:p>
              </text:list-item>
            </text:list>
            <text:p text:style-name="P289"/>
            <text:p text:style-name="Text_20_body"><text:span text:style-name="Strong_20_Emphasis"><text:span text:style-name="T1">(Tips Tambahan Opsional: Kesenjangan Digital Hari Ini)</text:span></text:span></text:p>
            <text:p text:style-name="Quotations"><text:span text:style-name="T1">Nggak perlu nunggu </text:span><text:span text:style-name="Emphasis"><text:span text:style-name="T1">mind uploading</text:span></text:span><text:span text:style-name="T1"> buat lihat masalah kesenjangan akses teknologi. Di Indonesia dan dunia sekarang aja (per 2025), masih banyak kesenjangan akses internet cepat, perangkat canggih, atau literasi digital antara daerah kota dan desa, atau antara kelompok kaya dan miskin. Kesenjangan akibat </text:span><text:span text:style-name="Emphasis"><text:span text:style-name="T1">mind uploading</text:span></text:span><text:span text:style-name="T1"> ini bakal jadi versi </text:span><text:span text:style-name="Strong_20_Emphasis"><text:span text:style-name="T1">jauh lebih ekstrem</text:span></text:span><text:span text:style-name="T1"> dari masalah yang udah kita hadapi sekarang.</text:span></text:p>
            <text:p text:style-name="Text_20_body"><text:soft-page-break/><text:span text:style-name="Strong_20_Emphasis"><text:span text:style-name="T1">(Prompt Gambar Ilustrasi Opsional):</text:span></text:span></text:p>
            <text:p text:style-name="Quotations"><text:span text:style-name="Emphasis"><text:span text:style-name="T1">Prompt:</text:span></text:span><text:span text:style-name="T1"> "Buat ilustrasi yang menunjukkan dua dunia yang terpisah secara kontras. Di bagian atas, gambarkan dunia digital yang mewah, berkilauan, futuristik, dihuni oleh beberapa sosok digital/avatar yang terlihat superior atau berbeda. Di bagian bawah, gambarkan dunia fisik yang terlihat lebih biasa, mungkin sedikit suram atau padat, dihuni oleh banyak orang biasa yang menatap ke atas dengan ekspresi campuran (iri, marah, pasrah). Ada semacam 'tembok' atau 'jurang' pemisah yang jelas di antara kedua dunia itu, mungkin terbuat dari simbol mata uang ($) atau gerbang eksklusif."</text:span></text:p>
            <text:p text:style-name="P289"/>
            <text:p text:style-name="P120">Saya menunggu perintah "YAX" Anda untuk prompt berikutnya (Bab 7 - Subbab 7.4: Dampak pada Masyarakat: Agama, Keluarga, Pekerjaan).</text:p>
          </text:section>
          <text:section text:style-name="Sect1" text:name="feedback-form-52">
            <text:p text:style-name="P249"/>
          </text:section>
        </text:section>
        <text:section text:style-name="Sect1" text:name="a9ddba0388d71683">
          <text:p text:style-name="P120"/>
          <text:section text:style-name="Sect1" text:name="user-query-content-53">
            <text:p text:style-name="P266">YAX </text:p>
          </text:section>
          <text:p text:style-name="P249">Tampilkan alur berpikir</text:p>
          <text:section text:style-name="Sect2" text:name="model-response-message-contentr_a9ddba0388d71683">
            <text:p text:style-name="Text_20_body"><text:span text:style-name="T1">Oke, mari kita pikirkan dampak </text:span><text:span text:style-name="Emphasis"><text:span text:style-name="T1">mind uploading</text:span></text:span><text:span text:style-name="T1"> yang lebih luas lagi: gimana kalau teknologi ini (jika ada dan meluas) bisa mengubah cara kita beragama, berkeluarga, bekerja, bahkan berkarya? Siap-siap buat mikirin ulang hal-hal yang mungkin selama ini kita anggap 'udah pasti begitu'.</text:span></text:p>
            <text:p text:style-name="Text_20_body"><text:span text:style-name="Strong_20_Emphasis"><text:span text:style-name="T1">Prompt:</text:span></text:span><text:span text:style-name="T1"> *"Jelajahi </text:span><text:span text:style-name="Strong_20_Emphasis"><text:span text:style-name="T1">dampak potensial yang mendalam dan mengganggu</text:span></text:span><text:span text:style-name="T1"> dari </text:span><text:span text:style-name="Emphasis"><text:span text:style-name="T1">mind uploading</text:span></text:span><text:span text:style-name="T1"> (jika meluas) pada </text:span><text:span text:style-name="Strong_20_Emphasis"><text:span text:style-name="T1">pilar-pilar fundamental masyarakat dan budaya</text:span></text:span><text:span text:style-name="T1"> kita.</text:span></text:p>
            <text:list xml:id="list6961989629746588109" text:style-name="L119">
              <text:list-item>
                <text:p text:style-name="P229"><text:span text:style-name="Strong_20_Emphasis"><text:span text:style-name="T1">Agama &amp; Spiritualitas:</text:span></text:span><text:span text:style-name="T1"> </text:span></text:p>
                <text:list>
                  <text:list-item>
                    <text:p text:style-name="P229"><text:span text:style-name="T1">Bagaimana </text:span><text:span text:style-name="Strong_20_Emphasis"><text:span text:style-name="T1">konsep-konsep inti agama</text:span></text:span><text:span text:style-name="T1"> (jiwa, kehidupan setelah mati, Tuhan, penciptaan, dosa) akan </text:span><text:span text:style-name="Strong_20_Emphasis"><text:span text:style-name="T1">ditantang atau ditafsirkan ulang</text:span></text:span><text:span text:style-name="T1"> jika kesadaran bisa direplikasi atau dipindahkan ke mesin? </text:span></text:p>
                  </text:list-item>
                  <text:list-item>
                    <text:p text:style-name="P229"><text:span text:style-name="T1">Apakah ini akan </text:span><text:span text:style-name="Strong_20_Emphasis"><text:span text:style-name="T1">mengikis iman</text:span></text:span><text:span text:style-name="T1">, atau akankah beberapa agama </text:span><text:span text:style-name="Strong_20_Emphasis"><text:span text:style-name="T1">mengadaptasi</text:span></text:span><text:span text:style-name="T1"> ide ini (misal, 'surga digital')? </text:span></text:p>
                  </text:list-item>
                  <text:list-item>
                    <text:p text:style-name="P229"><text:soft-page-break/><text:span text:style-name="T1">Bagaimana dengan </text:span><text:span text:style-name="Strong_20_Emphasis"><text:span text:style-name="T1">ritual keagamaan</text:span></text:span><text:span text:style-name="T1"> di dunia digital? </text:span></text:p>
                  </text:list-item>
                </text:list>
              </text:list-item>
              <text:list-item>
                <text:p text:style-name="P229"><text:span text:style-name="Strong_20_Emphasis"><text:span text:style-name="T1">Keluarga &amp; Hubungan:</text:span></text:span><text:span text:style-name="T1"> </text:span></text:p>
                <text:list>
                  <text:list-item>
                    <text:p text:style-name="P229"><text:span text:style-name="T1">Apa artinya </text:span><text:span text:style-name="Strong_20_Emphasis"><text:span text:style-name="T1">pernikahan, keturunan, dan warisan</text:span></text:span><text:span text:style-name="T1"> jika individu bisa hidup (secara digital) selamanya? </text:span></text:p>
                  </text:list-item>
                  <text:list-item>
                    <text:p text:style-name="P229"><text:span text:style-name="T1">Bisakah entitas digital </text:span><text:span text:style-name="Strong_20_Emphasis"><text:span text:style-name="T1">'bereproduksi'</text:span></text:span><text:span text:style-name="T1"> (membuat salinan? menciptakan AI 'anak'?)? </text:span></text:p>
                  </text:list-item>
                  <text:list-item>
                    <text:p text:style-name="P229"><text:span text:style-name="T1">Bagaimana </text:span><text:span text:style-name="Strong_20_Emphasis"><text:span text:style-name="T1">hubungan keluarga</text:span></text:span><text:span text:style-name="T1"> akan berjalan jika beberapa anggota biologis dan beberapa digital? Bagaimana dengan </text:span><text:span text:style-name="Strong_20_Emphasis"><text:span text:style-name="T1">perbedaan generasi</text:span></text:span><text:span text:style-name="T1"> yang ekstrem? </text:span></text:p>
                  </text:list-item>
                </text:list>
              </text:list-item>
              <text:list-item>
                <text:p text:style-name="P229"><text:span text:style-name="Strong_20_Emphasis"><text:span text:style-name="T1">Pekerjaan &amp; Ekonomi:</text:span></text:span><text:span text:style-name="T1"> </text:span></text:p>
                <text:list>
                  <text:list-item>
                    <text:p text:style-name="P229"><text:span text:style-name="T1">Apa </text:span><text:span text:style-name="Strong_20_Emphasis"><text:span text:style-name="T1">nilai kerja manusia biologis</text:span></text:span><text:span text:style-name="T1"> jika pikiran digital bisa bekerja lebih cepat, lebih lama, atau bahkan diduplikasi? Potensi </text:span><text:span text:style-name="Strong_20_Emphasis"><text:span text:style-name="T1">pengangguran massal</text:span></text:span><text:span text:style-name="T1"> bagi yang tidak diunggah? </text:span></text:p>
                  </text:list-item>
                  <text:list-item>
                    <text:p text:style-name="P229"><text:span text:style-name="Strong_20_Emphasis"><text:span text:style-name="T1">Pekerjaan baru</text:span></text:span><text:span text:style-name="T1"> apa yang mungkin muncul (misal: arsitek dunia virtual, psikolog digital, penjaga keamanan kesadaran)? </text:span></text:p>
                  </text:list-item>
                  <text:list-item>
                    <text:p text:style-name="P229"><text:span text:style-name="T1">Bagaimana </text:span><text:span text:style-name="Strong_20_Emphasis"><text:span text:style-name="T1">struktur ekonomi</text:span></text:span><text:span text:style-name="T1"> (pertumbuhan, kepemilikan, kekayaan) berfungsi dengan adanya </text:span><text:span text:style-name="Strong_20_Emphasis"><text:span text:style-name="T1">agen ekonomi abadi</text:span></text:span><text:span text:style-name="T1">? </text:span></text:p>
                  </text:list-item>
                </text:list>
              </text:list-item>
              <text:list-item>
                <text:p text:style-name="P100"><text:span text:style-name="Strong_20_Emphasis"><text:span text:style-name="T1">Seni, Budaya, &amp; Hiburan:</text:span></text:span><text:span text:style-name="T1"> Bagaimana </text:span><text:span text:style-name="Strong_20_Emphasis"><text:span text:style-name="T1">ekspresi kreatif dan pengalaman budaya</text:span></text:span><text:span text:style-name="T1"> akan berubah dengan adanya </text:span><text:span text:style-name="Strong_20_Emphasis"><text:span text:style-name="T1">kemampuan sensorik baru</text:span></text:span><text:span text:style-name="T1">, </text:span><text:span text:style-name="Strong_20_Emphasis"><text:span text:style-name="T1">komunikasi pikiran-langsung</text:span></text:span><text:span text:style-name="T1">, atau </text:span><text:span text:style-name="Strong_20_Emphasis"><text:span text:style-name="T1">perspektif keabadian</text:span></text:span><text:span text:style-name="T1">? Dorong pembaca untuk </text:span><text:span text:style-name="Strong_20_Emphasis"><text:span text:style-name="T1">memikirkan ulang asumsi dasar</text:span></text:span><text:span text:style-name="T1"> mereka tentang cara kerja masyarakat."* </text:span></text:p>
              </text:list-item>
            </text:list>
            <text:p text:style-name="Text_20_body"><text:span text:style-name="Strong_20_Emphasis"><text:span text:style-name="T1">Jawaban Saya:</text:span></text:span></text:p>
            <text:p text:style-name="Text_20_body"><text:span text:style-name="T1">Kalau </text:span><text:span text:style-name="Emphasis"><text:span text:style-name="T1">mind uploading</text:span></text:span><text:span text:style-name="T1"> jadi hal yang umum (sekali lagi, ini 'kalau' yang besar ya!), dampaknya nggak cuma soal teknologi, tapi bisa </text:span><text:span text:style-name="Strong_20_Emphasis"><text:span text:style-name="T1">menggoyang fondasi</text:span></text:span><text:span text:style-name="T1"> cara kita hidup bermasyarakat selama ini. Coba kita lihat beberapa pilar utama:</text:span></text:p>
            <text:list xml:id="list1713735735227917448" text:style-name="L120">
              <text:list-item>
                <text:p text:style-name="P101"><text:span text:style-name="Strong_20_Emphasis"><text:span text:style-name="T1">Agama dan Kepercayaan Bakal Goyah?</text:span></text:span></text:p>
                <text:list>
                  <text:list-item>
                    <text:p text:style-name="P230"><text:span text:style-name="Strong_20_Emphasis"><text:span text:style-name="T1">Konsep Inti Dipertanyakan:</text:span></text:span><text:span text:style-name="T1"> Banyak agama punya konsep soal </text:span><text:span text:style-name="Strong_20_Emphasis"><text:span text:style-name="T1">jiwa</text:span></text:span><text:span text:style-name="T1"> yang unik, </text:span><text:span text:style-name="Strong_20_Emphasis"><text:span text:style-name="T1">kehidupan setelah mati</text:span></text:span><text:span text:style-name="T1"> di alam lain, dan peran </text:span><text:span text:style-name="Strong_20_Emphasis"><text:span text:style-name="T1">Tuhan</text:span></text:span><text:span text:style-name="T1"> sebagai pencipta. Kalau ternyata kesadaran itu cuma pola informasi yang bisa disalin ke mesin, gimana nasib konsep-konsep ini? Apakah 'jiwa' itu cuma data? Apakah 'surga' bisa dibuat di server? Ini bisa jadi </text:span><text:span text:style-name="Strong_20_Emphasis"><text:span text:style-name="T1">tantangan besar</text:span></text:span><text:span text:style-name="T1"> </text:span><text:soft-page-break/><text:span text:style-name="T1">bagi banyak keyakinan. Di negara beragam seperti Indonesia, responsnya pasti akan sangat bervariasi. </text:span></text:p>
                  </text:list-item>
                  <text:list-item>
                    <text:p text:style-name="P230"><text:span text:style-name="Strong_20_Emphasis"><text:span text:style-name="T1">Mengikis Iman atau Adaptasi?</text:span></text:span><text:span text:style-name="T1"> Bagi sebagian orang, </text:span><text:span text:style-name="Emphasis"><text:span text:style-name="T1">mind uploading</text:span></text:span><text:span text:style-name="T1"> mungkin akan </text:span><text:span text:style-name="Strong_20_Emphasis"><text:span text:style-name="T1">melemahkan iman</text:span></text:span><text:span text:style-name="T1"> mereka pada konsep spiritual tradisional. Tapi, mungkin juga ada agama atau aliran kepercayaan baru yang </text:span><text:span text:style-name="Strong_20_Emphasis"><text:span text:style-name="T1">mencoba mengadaptasi</text:span></text:span><text:span text:style-name="T1"> teknologi ini, misalnya menganggap dunia digital sebagai bentuk 'alam baka' baru atau cara mencapai 'pencerahan' teknologi. </text:span></text:p>
                  </text:list-item>
                  <text:list-item>
                    <text:p text:style-name="P230"><text:span text:style-name="Strong_20_Emphasis"><text:span text:style-name="T1">Ibadah Digital?</text:span></text:span><text:span text:style-name="T1"> Gimana cara menjalankan </text:span><text:span text:style-name="Strong_20_Emphasis"><text:span text:style-name="T1">ritual keagamaan</text:span></text:span><text:span text:style-name="T1"> kalau kamu nggak punya badan? Apakah akan ada 'masjid', 'gereja', atau 'pura' virtual? Bagaimana bentuk ibadahnya? </text:span></text:p>
                  </text:list-item>
                </text:list>
              </text:list-item>
              <text:list-item>
                <text:p text:style-name="P101"><text:span text:style-name="Strong_20_Emphasis"><text:span text:style-name="T1">Keluarga Nggak Akan Sama Lagi?</text:span></text:span></text:p>
                <text:list>
                  <text:list-item>
                    <text:p text:style-name="P230"><text:span text:style-name="Strong_20_Emphasis"><text:span text:style-name="T1">Nikah Selamanya? Punya Anak Gimana?</text:span></text:span><text:span text:style-name="T1"> Kalau orang bisa hidup (digital) selamanya, apa artinya </text:span><text:span text:style-name="Strong_20_Emphasis"><text:span text:style-name="T1">pernikahan 'sampai maut memisahkan'</text:span></text:span><text:span text:style-name="T1">? Bagaimana dengan </text:span><text:span text:style-name="Strong_20_Emphasis"><text:span text:style-name="T1">keturunan</text:span></text:span><text:span text:style-name="T1">? Apakah entitas digital bisa 'punya anak' (misalnya dengan bikin salinan dirinya atau menciptakan AI baru)? Konsep </text:span><text:span text:style-name="Strong_20_Emphasis"><text:span text:style-name="T1">warisan</text:span></text:span><text:span text:style-name="T1"> juga jadi rumit kalau nggak ada kematian. </text:span></text:p>
                  </text:list-item>
                  <text:list-item>
                    <text:p text:style-name="P230"><text:span text:style-name="Strong_20_Emphasis"><text:span text:style-name="T1">Keluarga Campuran &amp; Jurang Generasi:</text:span></text:span><text:span text:style-name="T1"> Gimana kalau dalam satu keluarga ada yang masih biologis, ada yang udah di-upload? Bagaimana mereka berinteraksi? Dan bayangin </text:span><text:span text:style-name="Strong_20_Emphasis"><text:span text:style-name="T1">perbedaan pengalaman dan cara pandang</text:span></text:span><text:span text:style-name="T1"> antara kakek buyut digital yang udah hidup 500 tahun sama cicit biologisnya yang baru lahir! Jurang generasinya bisa luar biasa lebar. Struktur keluarga tradisional bisa jadi berubah total. </text:span></text:p>
                  </text:list-item>
                </text:list>
              </text:list-item>
              <text:list-item>
                <text:p text:style-name="P101"><text:span text:style-name="Strong_20_Emphasis"><text:span text:style-name="T1">Kerja Buat Apa? Ekonomi Jadi Aneh?</text:span></text:span></text:p>
                <text:list>
                  <text:list-item>
                    <text:p text:style-name="P230"><text:span text:style-name="Strong_20_Emphasis"><text:span text:style-name="T1">Manusia Biologis Jadi Pengangguran?</text:span></text:span><text:span text:style-name="T1"> Kalau ada pikiran digital yang bisa kerja 24/7 tanpa lelah, tanpa gaji (mungkin?), super cepat, dan bisa diduplikasi buat ngerjain banyak hal sekaligus, apa </text:span><text:span text:style-name="Strong_20_Emphasis"><text:span text:style-name="T1">nilai kerja manusia biologis</text:span></text:span><text:span text:style-name="T1">? Bisa jadi terjadi </text:span><text:span text:style-name="Strong_20_Emphasis"><text:span text:style-name="T1">pengangguran massal</text:span></text:span><text:span text:style-name="T1"> buat orang-orang yang nggak (atau nggak bisa) di-upload. </text:span></text:p>
                  </text:list-item>
                  <text:list-item>
                    <text:p text:style-name="P230"><text:span text:style-name="Strong_20_Emphasis"><text:span text:style-name="T1">Pekerjaan Baru Era Digital:</text:span></text:span><text:span text:style-name="T1"> Tapi, mungkin juga muncul </text:span><text:soft-page-break/><text:span text:style-name="Strong_20_Emphasis"><text:span text:style-name="T1">pekerjaan-pekerjaan baru</text:span></text:span><text:span text:style-name="T1"> yang belum kebayang: desainer dan arsitek dunia virtual, 'psikolog' khusus buat pikiran digital, polisi keamanan kesadaran, pemandu wisata antar-VE, dan lain-lain. </text:span></text:p>
                  </text:list-item>
                  <text:list-item>
                    <text:p text:style-name="P230"><text:span text:style-name="Strong_20_Emphasis"><text:span text:style-name="T1">Ekonomi Abadi:</text:span></text:span><text:span text:style-name="T1"> Gimana cara kerja sistem ekonomi kalau ada sebagian 'pelaku'-nya yang hidup selamanya? Bagaimana konsep </text:span><text:span text:style-name="Strong_20_Emphasis"><text:span text:style-name="T1">pertumbuhan ekonomi, kepemilikan properti (virtual?), dan akumulasi kekayaan</text:span></text:span><text:span text:style-name="T1">? Mungkin butuh model ekonomi yang sama sekali baru. </text:span></text:p>
                  </text:list-item>
                </text:list>
              </text:list-item>
              <text:list-item>
                <text:p text:style-name="P101"><text:span text:style-name="Strong_20_Emphasis"><text:span text:style-name="T1">Seni dan Budaya Ikut Berubah?</text:span></text:span></text:p>
                <text:list>
                  <text:list-item>
                    <text:p text:style-name="P230"><text:span text:style-name="T1">Kalau kita punya </text:span><text:span text:style-name="Strong_20_Emphasis"><text:span text:style-name="T1">indra baru</text:span></text:span><text:span text:style-name="T1"> atau bisa </text:span><text:span text:style-name="Strong_20_Emphasis"><text:span text:style-name="T1">komunikasi langsung lewat pikiran</text:span></text:span><text:span text:style-name="T1">, pasti cara kita </text:span><text:span text:style-name="Strong_20_Emphasis"><text:span text:style-name="T1">berkarya dan menikmati seni</text:span></text:span><text:span text:style-name="T1"> bakal berubah. Mungkin muncul bentuk seni visual atau musik baru yang cuma bisa dinikmati pikiran digital. Mungkin novel jadi nggak relevan kalau kita bisa langsung 'berbagi' cerita dan pengalaman. </text:span></text:p>
                  </text:list-item>
                  <text:list-item>
                    <text:p text:style-name="P101"><text:span text:style-name="T1">Dengan </text:span><text:span text:style-name="Strong_20_Emphasis"><text:span text:style-name="T1">perspektif waktu yang tak terbatas</text:span></text:span><text:span text:style-name="T1">, mungkin fokus budaya bergeser dari hal-hal yang sifatnya sementara ke proyek-proyek jangka super panjang. </text:span></text:p>
                  </text:list-item>
                </text:list>
              </text:list-item>
            </text:list>
            <text:p text:style-name="Text_20_body"><text:span text:style-name="T1">Intinya, </text:span><text:span text:style-name="Emphasis"><text:span text:style-name="T1">mind uploading</text:span></text:span><text:span text:style-name="T1"> ini punya potensi buat </text:span><text:span text:style-name="Strong_20_Emphasis"><text:span text:style-name="T1">menjungkirbalikkan hampir semua asumsi dasar</text:span></text:span><text:span text:style-name="T1"> kita tentang cara masyarakat berfungsi. Makanya, penting banget buat kita semua, terutama generasi muda, buat mulai mikirin ulang hal-hal ini.</text:span></text:p>
            <text:p text:style-name="P289"/>
            <text:p text:style-name="Text_20_body"><text:span text:style-name="Strong_20_Emphasis"><text:span text:style-name="T1">(Tips Tambahan Opsional: Dampak Digital Saat Ini)</text:span></text:span></text:p>
            <text:p text:style-name="Quotations"><text:span text:style-name="T1">Sebenarnya, nggak perlu nunggu </text:span><text:span text:style-name="Emphasis"><text:span text:style-name="T1">mind uploading</text:span></text:span><text:span text:style-name="T1"> buat lihat teknologi digital mengubah masyarakat. Lihat aja gimana internet dan sosmed udah mengubah cara kita berkomunikasi, cari jodoh (dating apps!), bekerja (WFH), belanja (e-commerce), bahkan cara kita berpolitik dan beragama. Ini bisa jadi 'pemanasan' kecil buat perubahan yang jauh lebih radikal lagi di masa depan.</text:span></text:p>
            <text:p text:style-name="Text_20_body"><text:span text:style-name="Strong_20_Emphasis"><text:span text:style-name="T1">(Prompt Gambar Ilustrasi Opsional):</text:span></text:span></text:p>
            <text:p text:style-name="Quotations"><text:soft-page-break/><text:span text:style-name="Emphasis"><text:span text:style-name="T1">Prompt:</text:span></text:span><text:span text:style-name="T1"> "Buat ilustrasi kolase yang menunjukkan simbol-simbol pilar masyarakat tradisional (misal: ikon tempat ibadah, ikon cincin nikah/keluarga, ikon palu/roda gigi kerja, ikon kuas/topeng teater) yang terlihat sedang 'terurai' atau 'tertransformasi' menjadi bentuk digital (kode biner, sirkuit, ikon virtual). Berikan kesan perubahan, disrupsi, dan ketidakpastian pada fondasi masyarakat."</text:span></text:p>
            <text:p text:style-name="P289"/>
            <text:p text:style-name="P120">Saya menunggu perintah "YAX" Anda untuk prompt berikutnya (Bab 7 - Subbab 7.5: Risiko Eksistensial: Apa yang Terjadi Jika Teknologi Ini Disalahgunakan?).</text:p>
          </text:section>
          <text:section text:style-name="Sect1" text:name="feedback-form-53">
            <text:p text:style-name="P249"/>
          </text:section>
        </text:section>
        <text:section text:style-name="Sect1" text:name="5f5371dd6abf5de0">
          <text:p text:style-name="P120"/>
          <text:section text:style-name="Sect1" text:name="user-query-content-54">
            <text:p text:style-name="P266">YAX </text:p>
          </text:section>
          <text:p text:style-name="P249">Tampilkan alur berpikir</text:p>
          <text:section text:style-name="Sect2" text:name="model-response-message-contentr_5f5371dd6abf5de0">
            <text:p text:style-name="Text_20_body"><text:span text:style-name="T1">Oke, sekarang kita masuk ke bagian yang paling bikin merinding: risiko paling parah, yang bisa mengancam kelangsungan hidup atau masa depan kemanusiaan itu sendiri. Ini namanya </text:span><text:span text:style-name="Strong_20_Emphasis"><text:span text:style-name="T1">Risiko Eksistensial</text:span></text:span><text:span text:style-name="T1">.</text:span></text:p>
            <text:p text:style-name="Text_20_body"><text:span text:style-name="Strong_20_Emphasis"><text:span text:style-name="T1">Prompt:</text:span></text:span><text:span text:style-name="T1"> *"Fokus pada </text:span><text:span text:style-name="Strong_20_Emphasis"><text:span text:style-name="T1">skenario terburuk ('worst-case scenarios')</text:span></text:span><text:span text:style-name="T1"> dan </text:span><text:span text:style-name="Strong_20_Emphasis"><text:span text:style-name="T1">risiko eksistensial</text:span></text:span><text:span text:style-name="T1"> – ancaman terhadap kelangsungan atau sifat dasar kemanusiaan – yang </text:span><text:span text:style-name="Emphasis"><text:span text:style-name="T1">mungkin</text:span></text:span><text:span text:style-name="T1"> timbul dari pengembangan dan penyalahgunaan teknologi </text:span><text:span text:style-name="Emphasis"><text:span text:style-name="T1">mind uploading</text:span></text:span><text:span text:style-name="T1">.</text:span></text:p>
            <text:list xml:id="list7885672781072154944" text:style-name="L121">
              <text:list-item>
                <text:p text:style-name="P231"><text:span text:style-name="Strong_20_Emphasis"><text:span text:style-name="T1">Potensi Persenjataan:</text:span></text:span><text:span text:style-name="T1"> </text:span></text:p>
                <text:list>
                  <text:list-item>
                    <text:p text:style-name="P231"><text:span text:style-name="T1">Bagaimana teknologi ini bisa </text:span><text:span text:style-name="Strong_20_Emphasis"><text:span text:style-name="T1">diubah menjadi senjata</text:span></text:span><text:span text:style-name="T1">: 'virus pikiran' massal, serangan siber yang melumpuhkan kesadaran, atau bahkan </text:span><text:span text:style-name="Strong_20_Emphasis"><text:span text:style-name="T1">penggunaan BCI masa depan untuk kontrol pikiran</text:span></text:span><text:span text:style-name="T1"> jarak jauh (jika teknologinya memungkinkan)? </text:span></text:p>
                  </text:list-item>
                  <text:list-item>
                    <text:p text:style-name="P231"><text:span text:style-name="T1">Risiko </text:span><text:span text:style-name="Strong_20_Emphasis"><text:span text:style-name="T1">perlombaan senjata</text:span></text:span><text:span text:style-name="T1"> jenis baru. </text:span></text:p>
                  </text:list-item>
                </text:list>
              </text:list-item>
              <text:list-item>
                <text:p text:style-name="P231"><text:span text:style-name="Strong_20_Emphasis"><text:span text:style-name="T1">Risiko Terkait AI Super:</text:span></text:span><text:span text:style-name="T1"> </text:span></text:p>
                <text:list>
                  <text:list-item>
                    <text:p text:style-name="P231"><text:span text:style-name="T1">Jika AGI/ASI diperlukan, bagaimana jika kita </text:span><text:span text:style-name="Strong_20_Emphasis"><text:span text:style-name="T1">kehilangan kontrol</text:span></text:span><text:span text:style-name="T1"> atasnya? Risiko AI memutuskan bahwa manusia (biologis atau digital) </text:span><text:span text:style-name="Strong_20_Emphasis"><text:span text:style-name="T1">tidak lagi relevan atau bahkan menjadi ancaman</text:span></text:span><text:span text:style-name="T1"> (Masalah Kontrol AI). </text:span></text:p>
                  </text:list-item>
                </text:list>
              </text:list-item>
              <text:list-item>
                <text:p text:style-name="P231"><text:soft-page-break/><text:span text:style-name="Strong_20_Emphasis"><text:span text:style-name="T1">Fragmentasi Spesies Manusia:</text:span></text:span><text:span text:style-name="T1"> </text:span></text:p>
                <text:list>
                  <text:list-item>
                    <text:p text:style-name="P231"><text:span text:style-name="T1">Risiko </text:span><text:span text:style-name="Strong_20_Emphasis"><text:span text:style-name="T1">kemanusiaan terpecah</text:span></text:span><text:span text:style-name="T1"> menjadi 'spesies' yang berbeda dan mungkin saling bermusuhan (biologis vs digital, atau berbagai faksi digital yang sangat termodifikasi) hingga kehilangan pemahaman atau nilai bersama. </text:span></text:p>
                  </text:list-item>
                </text:list>
              </text:list-item>
              <text:list-item>
                <text:p text:style-name="P231"><text:span text:style-name="Strong_20_Emphasis"><text:span text:style-name="T1">Distopia Kontrol Total:</text:span></text:span><text:span text:style-name="T1"> </text:span></text:p>
                <text:list>
                  <text:list-item>
                    <text:p text:style-name="P231"><text:span text:style-name="T1">Potensi </text:span><text:span text:style-name="Strong_20_Emphasis"><text:span text:style-name="T1">rezim totaliter</text:span></text:span><text:span text:style-name="T1"> menggunakan teknologi ini untuk </text:span><text:span text:style-name="Strong_20_Emphasis"><text:span text:style-name="T1">pengawasan pikiran total</text:span></text:span><text:span text:style-name="T1">, </text:span><text:span text:style-name="Strong_20_Emphasis"><text:span text:style-name="T1">paksaan upload</text:span></text:span><text:span text:style-name="T1"> ke penjara digital abadi, atau </text:span><text:span text:style-name="Strong_20_Emphasis"><text:span text:style-name="T1">manipulasi kesadaran</text:span></text:span><text:span text:style-name="T1"> skala besar. </text:span></text:p>
                  </text:list-item>
                </text:list>
              </text:list-item>
              <text:list-item>
                <text:p text:style-name="P231"><text:span text:style-name="Strong_20_Emphasis"><text:span text:style-name="T1">Kerentanan Infrastruktur:</text:span></text:span><text:span text:style-name="T1"> </text:span></text:p>
                <text:list>
                  <text:list-item>
                    <text:p text:style-name="P102"><text:span text:style-name="T1">Risiko </text:span><text:span text:style-name="Strong_20_Emphasis"><text:span text:style-name="T1">kegagalan katastropik</text:span></text:span><text:span text:style-name="T1"> pada infrastruktur (server, energi) yang mendukung jutaan atau miliaran pikiran digital, menyebabkan </text:span><text:span text:style-name="Strong_20_Emphasis"><text:span text:style-name="T1">'kematian massal'</text:span></text:span><text:span text:style-name="T1"> digital. </text:span><text:span text:style-name="Strong_20_Emphasis"><text:span text:style-name="T1">Tekankan</text:span></text:span><text:span text:style-name="T1"> bahwa meskipun ini adalah </text:span><text:span text:style-name="Strong_20_Emphasis"><text:span text:style-name="T1">spekulasi ekstrem</text:span></text:span><text:span text:style-name="T1">, potensi dampaknya yang </text:span><text:span text:style-name="Strong_20_Emphasis"><text:span text:style-name="T1">sangat besar</text:span></text:span><text:span text:style-name="T1"> mengharuskan kita untuk </text:span><text:span text:style-name="Strong_20_Emphasis"><text:span text:style-name="T1">mempertimbangkannya secara serius</text:span></text:span><text:span text:style-name="T1"> saat memikirkan arah pengembangan teknologi masa depan."* </text:span></text:p>
                  </text:list-item>
                </text:list>
              </text:list-item>
            </text:list>
            <text:p text:style-name="Text_20_body"><text:span text:style-name="Strong_20_Emphasis"><text:span text:style-name="T1">Jawaban Saya:</text:span></text:span></text:p>
            <text:p text:style-name="Text_20_body"><text:span text:style-name="T1">Kalau teknologi </text:span><text:span text:style-name="Emphasis"><text:span text:style-name="T1">mind uploading</text:span></text:span><text:span text:style-name="T1"> ini jatuh ke tangan yang salah atau perkembangannya nggak terkendali, dampaknya bisa jadi bencana buat seluruh umat manusia. Ini bukan lagi soal masalah sosial biasa, tapi </text:span><text:span text:style-name="Strong_20_Emphasis"><text:span text:style-name="T1">ancaman bagi keberadaan kita</text:span></text:span><text:span text:style-name="T1">. Mari kita lihat beberapa skenario mimpi buruk terburuk ('worst-case scenarios'):</text:span></text:p>
            <text:list xml:id="list8151362942092446940" text:style-name="L122">
              <text:list-item>
                <text:p text:style-name="P103"><text:span text:style-name="Strong_20_Emphasis"><text:span text:style-name="T1">Senjata Pemusnah Pikiran:</text:span></text:span></text:p>
                <text:list>
                  <text:list-item>
                    <text:p text:style-name="P232"><text:span text:style-name="T1">Bayangin kalau ada negara atau kelompok jahat yang berhasil bikin </text:span><text:span text:style-name="Strong_20_Emphasis"><text:span text:style-name="T1">'virus pikiran'</text:span></text:span><text:span text:style-name="T1"> yang bisa disebar buat melumpuhkan, menyiksa, atau bahkan 'membunuh' jutaan pikiran digital sekaligus? Ini bisa jadi senjata pemusnah massal jenis baru. Atau gimana kalau teknologi BCI masa depan disalahgunakan buat </text:span><text:span text:style-name="Strong_20_Emphasis"><text:span text:style-name="T1">mengontrol pikiran</text:span></text:span><text:span text:style-name="T1"> orang dari jauh? Kemampuan buat 'menginvasi' pikiran bisa jadi senjata paling mengerikan. </text:span></text:p>
                  </text:list-item>
                  <text:list-item>
                    <text:p text:style-name="P232"><text:span text:style-name="T1">Ini bisa memicu </text:span><text:span text:style-name="Strong_20_Emphasis"><text:span text:style-name="T1">perlombaan senjata baru</text:span></text:span><text:span text:style-name="T1"> yang fokusnya bukan lagi nuklir, tapi kontrol atas kesadaran itu sendiri. </text:span></text:p>
                  </text:list-item>
                </text:list>
              </text:list-item>
              <text:list-item>
                <text:p text:style-name="P103"><text:span text:style-name="Strong_20_Emphasis"><text:span text:style-name="T1">AI Super Mengambil Alih:</text:span></text:span></text:p>
                <text:list>
                  <text:list-item>
                    <text:p text:style-name="P232"><text:soft-page-break/><text:span text:style-name="T1">Ingat kan, </text:span><text:span text:style-name="Emphasis"><text:span text:style-name="T1">mind uploading</text:span></text:span><text:span text:style-name="T1"> mungkin butuh bantuan AI super cerdas (AGI/ASI)? Nah, ini risiko ganda. Gimana kalau kita </text:span><text:span text:style-name="Strong_20_Emphasis"><text:span text:style-name="T1">gagal mengontrol AI</text:span></text:span><text:span text:style-name="T1"> itu? AI yang jauh lebih pintar dari kita mungkin punya tujuan sendiri yang beda, dan bisa jadi dia menganggap manusia (baik yang biologis maupun digital) sebagai </text:span><text:span text:style-name="Strong_20_Emphasis"><text:span text:style-name="T1">halangan, hama, atau sumber daya</text:span></text:span><text:span text:style-name="T1"> yang bisa dimanfaatkan atau disingkirkan. Ini </text:span><text:span text:style-name="Strong_20_Emphasis"><text:span text:style-name="T1">Masalah Kontrol AI</text:span></text:span><text:span text:style-name="T1"> yang ditakuti banyak ahli, dan </text:span><text:span text:style-name="Emphasis"><text:span text:style-name="T1">mind uploading</text:span></text:span><text:span text:style-name="T1"> bisa jadi malah mempercepat risiko ini. </text:span></text:p>
                  </text:list-item>
                </text:list>
              </text:list-item>
              <text:list-item>
                <text:p text:style-name="P103"><text:span text:style-name="Strong_20_Emphasis"><text:span text:style-name="T1">Manusia Pecah Jadi Banyak 'Spesies':</text:span></text:span></text:p>
                <text:list>
                  <text:list-item>
                    <text:p text:style-name="P232"><text:span text:style-name="T1">Perbedaan drastis antara manusia biologis dan manusia digital (yang mungkin bisa upgrade diri terus-menerus) bisa jadi </text:span><text:span text:style-name="Strong_20_Emphasis"><text:span text:style-name="T1">memecah belah kemanusiaan</text:span></text:span><text:span text:style-name="T1"> jadi 'spesies' yang berbeda. Kita mungkin kehilangan kemampuan buat saling memahami, berempati, atau bahkan punya nilai-nilai dasar yang sama. Ini bisa memicu </text:span><text:span text:style-name="Strong_20_Emphasis"><text:span text:style-name="T1">konflik abadi</text:span></text:span><text:span text:style-name="T1"> atau keruntuhan kerja sama global yang menopang peradaban kita. </text:span></text:p>
                  </text:list-item>
                </text:list>
              </text:list-item>
              <text:list-item>
                <text:p text:style-name="P103"><text:span text:style-name="Strong_20_Emphasis"><text:span text:style-name="T1">Kediktatoran Paling Sempurna:</text:span></text:span></text:p>
                <text:list>
                  <text:list-item>
                    <text:p text:style-name="P232"><text:span text:style-name="T1">Bayangin sebuah rezim totaliter punya teknologi buat </text:span><text:span text:style-name="Strong_20_Emphasis"><text:span text:style-name="T1">mengawasi pikiran</text:span></text:span><text:span text:style-name="T1"> semua warganya (yang digital). Nggak ada lagi privasi, nggak ada lagi pemikiran 'salah'. Mereka bisa </text:span><text:span text:style-name="Strong_20_Emphasis"><text:span text:style-name="T1">memaksa orang buat upload</text:span></text:span><text:span text:style-name="T1"> pikiran mereka ke 'penjara' digital abadi, atau </text:span><text:span text:style-name="Strong_20_Emphasis"><text:span text:style-name="T1">memanipulasi kesadaran</text:span></text:span><text:span text:style-name="T1"> rakyatnya secara massal buat jadi patuh selamanya. Ini adalah potensi </text:span><text:span text:style-name="Strong_20_Emphasis"><text:span text:style-name="T1">distopia kontrol</text:span></text:span><text:span text:style-name="T1"> yang paling ultimate. </text:span></text:p>
                  </text:list-item>
                </text:list>
              </text:list-item>
              <text:list-item>
                <text:p text:style-name="P103"><text:span text:style-name="Strong_20_Emphasis"><text:span text:style-name="T1">Kepunahan Massal Digital:</text:span></text:span></text:p>
                <text:list>
                  <text:list-item>
                    <text:p text:style-name="P103"><text:span text:style-name="T1">Kehidupan jutaan atau miliaran pikiran digital itu bakal </text:span><text:span text:style-name="Strong_20_Emphasis"><text:span text:style-name="T1">sangat bergantung</text:span></text:span><text:span text:style-name="T1"> pada infrastruktur fisik: server raksasa, pasokan energi yang stabil, jaringan global. Gimana kalau terjadi </text:span><text:span text:style-name="Strong_20_Emphasis"><text:span text:style-name="T1">bencana katastropik</text:span></text:span><text:span text:style-name="T1"> yang menghancurkan infrastruktur ini? Misalnya perang nuklir, serangan asteroid, badai matahari super kuat, atau bahkan krisis energi global? Ini bisa menyebabkan </text:span><text:span text:style-name="Strong_20_Emphasis"><text:span text:style-name="T1">'kepunahan massal'</text:span></text:span><text:span text:style-name="T1"> bagi seluruh populasi digital dalam sekejap. </text:span></text:p>
                  </text:list-item>
                </text:list>
              </text:list-item>
            </text:list>
            <text:p text:style-name="Text_20_body"><text:soft-page-break/><text:span text:style-name="Strong_20_Emphasis"><text:span text:style-name="T1">Penting buat diingat:</text:span></text:span><text:span text:style-name="T1"> Semua skenario ini memang </text:span><text:span text:style-name="Strong_20_Emphasis"><text:span text:style-name="T1">spekulasi ekstrem</text:span></text:span><text:span text:style-name="T1"> dan mungkin kedengarannya kayak film kiamat. </text:span><text:span text:style-name="Strong_20_Emphasis"><text:span text:style-name="T1">Tapi</text:span></text:span><text:span text:style-name="T1">, potensi dampaknya kalau sampai terjadi itu </text:span><text:span text:style-name="Strong_20_Emphasis"><text:span text:style-name="T1">sangat-sangat besar</text:span></text:span><text:span text:style-name="T1"> dan bisa jadi </text:span><text:span text:style-name="Strong_20_Emphasis"><text:span text:style-name="T1">akhir dari cerita manusia</text:span></text:span><text:span text:style-name="T1"> seperti yang kita kenal. Makanya, sekecil apa pun kemungkinannya, risiko-risiko eksistensial ini </text:span><text:span text:style-name="Strong_20_Emphasis"><text:span text:style-name="T1">wajib banget</text:span></text:span><text:span text:style-name="T1"> kita pertimbangkan dengan </text:span><text:span text:style-name="Strong_20_Emphasis"><text:span text:style-name="T1">sangat serius</text:span></text:span><text:span text:style-name="T1"> saat kita memikirkan dan (jika mungkin) mengembangkan teknologi sekuat </text:span><text:span text:style-name="Emphasis"><text:span text:style-name="T1">mind uploading</text:span></text:span><text:span text:style-name="T1"> ini. Kehati-hatian adalah kunci.</text:span></text:p>
            <text:p text:style-name="P289"/>
            <text:p text:style-name="Text_20_body"><text:span text:style-name="Strong_20_Emphasis"><text:span text:style-name="T1">(Tips Tambahan Opsional: Mikirin Risiko 'Mustahil'?)</text:span></text:span></text:p>
            <text:p text:style-name="P276">Kadang kita malas mikirin risiko yang kemungkinannya kecil tapi dampaknya besar banget (low-probability, high-impact risk), kayak serangan asteroid atau pandemi global (sebelum COVID!). Tapi belajar dari sejarah, kadang hal yang dianggap 'mustahil' itu bisa terjadi. Memikirkan risiko eksistensial dari teknologi canggih itu bukan buat bikin takut, tapi buat mendorong kita jadi lebih bijak, hati-hati, dan siap dalam menghadapinya.</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dengan nuansa apokaliptik atau distopia. Bisa berupa: (a) Gambaran server-server raksasa yang hancur atau terbakar dengan siluet-siluet digital yang memudar/hilang. (b) Gambaran sosok AI raksasa yang mengontrol atau menghancurkan siluet-siluet manusia/digital yang lebih kecil. (c) Gambaran masyarakat yang terbelah dua dengan tembok tinggi, satu sisi biologis suram, sisi lain digital tapi dikontrol oleh 'mata' besar di langit. (d) Gambaran virus komputer raksasa menyerang jaringan otak digital. Pilih salah satu atau kombinasikan elemen-elemen ini untuk menciptakan kesan ancaman eksistensial."</text:span></text:p>
            <text:p text:style-name="P289"/>
            <text:p text:style-name="Text_20_body"><text:span text:style-name="T1">Bab 7 Selesai! Saya menunggu perintah "YAX" Anda untuk memulai </text:span><text:span text:style-name="Strong_20_Emphasis"><text:span text:style-name="T1">Bab 8</text:span></text:span><text:span text:style-name="T1">: Pengantar Bab 8.</text:span></text:p>
          </text:section>
          <text:section text:style-name="Sect1" text:name="feedback-form-54">
            <text:p text:style-name="P249"/>
          </text:section>
        </text:section>
        <text:section text:style-name="Sect1" text:name="d114c5c438e1a912">
          <text:p text:style-name="P120"><text:soft-page-break/></text:p>
          <text:section text:style-name="Sect1" text:name="user-query-content-55">
            <text:p text:style-name="P266">YAX </text:p>
          </text:section>
          <text:p text:style-name="P249">Tampilkan alur berpikir</text:p>
          <text:section text:style-name="Sect2" text:name="model-response-message-contentr_d114c5c438e1a912">
            <text:p text:style-name="Text_20_body"><text:span text:style-name="T1">Oke, kita sudah hampir sampai di akhir perjalanan panjang ini. Selamat datang di </text:span><text:span text:style-name="Strong_20_Emphasis"><text:span text:style-name="T1">Bab 8: Mimpi atau Mimpi Buruk? Masa Depan di Persimpangan</text:span></text:span><text:span text:style-name="T1">.</text:span></text:p>
            <text:p text:style-name="Text_20_body"><text:span text:style-name="Strong_20_Emphasis"><text:span text:style-name="T1">Prompt untuk Pengantar Bab 8:</text:span></text:span><text:span text:style-name="T1"> </text:span><text:span text:style-name="Emphasis"><text:span text:style-name="T1">"Tulis paragraf pengantar yang </text:span></text:span><text:span text:style-name="Emphasis"><text:span text:style-name="Strong_20_Emphasis"><text:span text:style-name="T1">reflektif dan mengarah pada kesimpulan</text:span></text:span></text:span><text:span text:style-name="Emphasis"><text:span text:style-name="T1"> untuk Bab 8. Mulai dengan </text:span></text:span><text:span text:style-name="Emphasis"><text:span text:style-name="Strong_20_Emphasis"><text:span text:style-name="T1">merangkum perjalanan</text:span></text:span></text:span><text:span text:style-name="Emphasis"><text:span text:style-name="T1"> yang telah dilalui pembaca dalam buku ini: 'Kita telah melakukan perjalanan jauh: dari mimpi keabadian digital yang memikat, menyelami kerumitan otak yang menakjubkan, melihat batas teknologi saat ini, membayangkan lompatan masa depan yang gila, merasakan potensi kehidupan digital, hingga menghadapi pertanyaan etika dan risiko eksistensial yang meresahkan.' Sampaikan bahwa Bab 8 adalah momen untuk </text:span></text:span><text:span text:style-name="Emphasis"><text:span text:style-name="Strong_20_Emphasis"><text:span text:style-name="T1">berhenti sejenak di 'persimpangan jalan'</text:span></text:span></text:span><text:span text:style-name="Emphasis"><text:span text:style-name="T1"> ini. Tujuannya adalah untuk </text:span></text:span><text:span text:style-name="Emphasis"><text:span text:style-name="Strong_20_Emphasis"><text:span text:style-name="T1">menyaring semua informasi</text:span></text:span></text:span><text:span text:style-name="Emphasis"><text:span text:style-name="T1">, </text:span></text:span><text:span text:style-name="Emphasis"><text:span text:style-name="Strong_20_Emphasis"><text:span text:style-name="T1">menimbang secara hati-hati</text:span></text:span></text:span><text:span text:style-name="Emphasis"><text:span text:style-name="T1"> antara </text:span></text:span><text:span text:style-name="Emphasis"><text:span text:style-name="Strong_20_Emphasis"><text:span text:style-name="T1">janji 'mimpi' Digital Nirvana</text:span></text:span></text:span><text:span text:style-name="Emphasis"><text:span text:style-name="T1"> dan </text:span></text:span><text:span text:style-name="Emphasis"><text:span text:style-name="Strong_20_Emphasis"><text:span text:style-name="T1">ancaman 'mimpi buruk'</text:span></text:span></text:span><text:span text:style-name="Emphasis"><text:span text:style-name="T1"> yang menyertainya, </text:span></text:span><text:span text:style-name="Emphasis"><text:span text:style-name="Strong_20_Emphasis"><text:span text:style-name="T1">berspekulasi (dengan sangat hati-hati!)</text:span></text:span></text:span><text:span text:style-name="Emphasis"><text:span text:style-name="T1"> tentang kapan persimpangan ini mungkin benar-benar kita hadapi, dan yang terpenting, </text:span></text:span><text:span text:style-name="Emphasis"><text:span text:style-name="Strong_20_Emphasis"><text:span text:style-name="T1">memikirkan peran kita semua</text:span></text:span></text:span><text:span text:style-name="Emphasis"><text:span text:style-name="T1">, terutama </text:span></text:span><text:span text:style-name="Emphasis"><text:span text:style-name="Strong_20_Emphasis"><text:span text:style-name="T1">generasi pembaca</text:span></text:span></text:span><text:span text:style-name="Emphasis"><text:span text:style-name="T1">, dalam </text:span></text:span><text:span text:style-name="Emphasis"><text:span text:style-name="Strong_20_Emphasis"><text:span text:style-name="T1">memilih arah jalan ke depan</text:span></text:span></text:span><text:span text:style-name="Emphasis"><text:span text:style-name="T1">. Ciptakan </text:span></text:span><text:span text:style-name="Emphasis"><text:span text:style-name="Strong_20_Emphasis"><text:span text:style-name="T1">suasana perenungan akhir</text:span></text:span></text:span><text:span text:style-name="Emphasis"><text:span text:style-name="T1"> sebelum pesan penutup."</text:span></text:span></text:p>
            <text:p text:style-name="Text_20_body"><text:span text:style-name="Strong_20_Emphasis"><text:span text:style-name="T1">Jawaban Saya:</text:span></text:span></text:p>
            <text:p text:style-name="Text_20_body"><text:span text:style-name="T1">Wah, nggak kerasa ya, kita udah melakukan perjalanan pikiran yang lumayan jauh dan mungkin sedikit bikin pusing! Kita mulai dari </text:span><text:span text:style-name="Strong_20_Emphasis"><text:span text:style-name="T1">mimpi keabadian digital</text:span></text:span><text:span text:style-name="T1"> yang kedengarannya keren banget di awal. Lalu kita 'turun gunung' buat lihat betapa </text:span><text:span text:style-name="Strong_20_Emphasis"><text:span text:style-name="T1">rumit dan ajaibnya otak</text:span></text:span><text:span text:style-name="T1"> kita, yang jadi tantangan terbesar. Kita udah 'ngecek' </text:span><text:span text:style-name="Strong_20_Emphasis"><text:span text:style-name="T1">teknologi yang ada sekarang (per 2025)</text:span></text:span><text:span text:style-name="T1"> dan sadar kalau jalan masih panjang banget. Kita juga udah coba </text:span><text:span text:style-name="Strong_20_Emphasis"><text:span text:style-name="T1">berimajinasi liar</text:span></text:span><text:span text:style-name="T1"> soal teknologi masa depan yang mungkin bisa jadi kunci. Kita udah coba 'ngintip' gimana rasanya </text:span><text:span text:style-name="Strong_20_Emphasis"><text:span text:style-name="T1">hidup sebagai kode</text:span></text:span><text:span text:style-name="T1"> – dengan segala potensi kebebasan dan kengeriannya. Dan terakhir, kita udah hadapi </text:span><text:span text:style-name="Strong_20_Emphasis"><text:span text:style-name="T1">pertanyaan-pertanyaan etika, sosial, bahkan eksistensial</text:span></text:span><text:span text:style-name="T1"> yang super berat.</text:span></text:p>
            <text:p text:style-name="Text_20_body"><text:soft-page-break/><text:span text:style-name="T1">Sekarang, di Bab 8 ini, anggap aja kita lagi </text:span><text:span text:style-name="Strong_20_Emphasis"><text:span text:style-name="T1">berhenti sejenak di sebuah persimpangan jalan</text:span></text:span><text:span text:style-name="T1"> yang penting. Setelah menyerap semua informasi, pro-kontra, harapan, dan ketakutan, inilah saatnya buat kita coba:</text:span></text:p>
            <text:list xml:id="list7272254218430521108" text:style-name="L123">
              <text:list-item>
                <text:p text:style-name="P233"><text:span text:style-name="Strong_20_Emphasis"><text:span text:style-name="T1">Menyaring dan merangkum</text:span></text:span><text:span text:style-name="T1"> semua yang udah kita pelajari. </text:span></text:p>
              </text:list-item>
              <text:list-item>
                <text:p text:style-name="P233"><text:span text:style-name="Strong_20_Emphasis"><text:span text:style-name="T1">Menimbang dengan hati-hati</text:span></text:span><text:span text:style-name="T1"> antara janji indah </text:span><text:span text:style-name="Strong_20_Emphasis"><text:span text:style-name="T1">'mimpi' Digital Nirvana</text:span></text:span><text:span text:style-name="T1"> versus ancaman mengerikan </text:span><text:span text:style-name="Strong_20_Emphasis"><text:span text:style-name="T1">'mimpi buruk'</text:span></text:span><text:span text:style-name="T1"> yang bisa terjadi. </text:span></text:p>
              </text:list-item>
              <text:list-item>
                <text:p text:style-name="P233"><text:span text:style-name="Strong_20_Emphasis"><text:span text:style-name="T1">Berspekulasi (dengan super hati-hati!)</text:span></text:span><text:span text:style-name="T1"> soal kapan kira-kira kita (atau generasi setelah kita) mungkin benar-benar sampai di persimpangan ini. </text:span></text:p>
              </text:list-item>
              <text:list-item>
                <text:p text:style-name="P104"><text:span text:style-name="T1">Dan yang paling penting: </text:span><text:span text:style-name="Strong_20_Emphasis"><text:span text:style-name="T1">merenungkan peran kita semua</text:span></text:span><text:span text:style-name="T1">, terutama kamu dan </text:span><text:span text:style-name="Strong_20_Emphasis"><text:span text:style-name="T1">generasi muda saat ini</text:span></text:span><text:span text:style-name="T1">, dalam </text:span><text:span text:style-name="Strong_20_Emphasis"><text:span text:style-name="T1">memilih atau setidaknya mempengaruhi arah jalan mana</text:span></text:span><text:span text:style-name="T1"> yang akan diambil oleh kemanusiaan terkait teknologi sekuat ini. </text:span></text:p>
              </text:list-item>
            </text:list>
            <text:p text:style-name="P120">Jadi, mari kita tarik napas, tenangkan pikiran, dan coba lihat gambaran besarnya bersama-sama sebelum kita sampai di kata penutup. Ini adalah momen perenungan kita.</text:p>
            <text:p text:style-name="P289"/>
            <text:p text:style-name="Text_20_body"><text:span text:style-name="Strong_20_Emphasis"><text:span text:style-name="T1">(Tips Tambahan Opsional: Momen Refleksi Pribadi)</text:span></text:span></text:p>
            <text:p text:style-name="P276">Sebelum lanjut, coba deh kamu sendiri berhenti sejenak. Dari semua yang udah dibahas sejauh ini, apa satu hal yang paling bikin kamu takjub? Apa satu hal yang paling bikin kamu khawatir? Apa pertanyaan terbesar yang masih ada di kepalamu? Mencatat atau sekadar memikirkan ini bisa bantu kamu lebih siap buat bagian akhir buku ini.</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yang menunjukkan sebuah persimpangan jalan (crossroads) di lanskap yang agak surealis atau futuristik. Satu jalan mengarah ke pemandangan digital yang cerah dan utopis (mirip surga digital), jalan lain mengarah ke pemandangan digital yang gelap dan distopis (mirip neraka digital/kehancuran). Mungkin ada jalan ketiga yang mengarah ke masa depan yang tidak pasti (berkabut?). Di tengah persimpangan, berdiri siluet </text:span><text:soft-page-break/><text:span text:style-name="T1">seorang remaja yang sedang melihat ke arah jalan-jalan tersebut, tampak sedang berpikir atau bimbang. Beri judul 'Di Persimpangan Masa Depan'."</text:span></text:p>
            <text:p text:style-name="P289"/>
            <text:p text:style-name="P120">Saya menunggu perintah "YAX" Anda untuk prompt berikutnya (Bab 8 - Subbab 8.1: Rangkuman Perjalanan: Dari Mimpi hingga Tantangan Teknologi dan Etika).</text:p>
          </text:section>
          <text:section text:style-name="Sect1" text:name="feedback-form-55">
            <text:p text:style-name="P249"/>
          </text:section>
        </text:section>
        <text:section text:style-name="Sect1" text:name="ed3fa65e9e488c49">
          <text:p text:style-name="P120"/>
          <text:section text:style-name="Sect1" text:name="user-query-content-56">
            <text:p text:style-name="P266">YAX </text:p>
          </text:section>
          <text:p text:style-name="P249">Tampilkan alur berpikir</text:p>
          <text:section text:style-name="Sect2" text:name="model-response-message-contentr_ed3fa65e9e488c49">
            <text:p text:style-name="P120">Oke, mari kita rangkum petualangan kita sejauh ini!</text:p>
            <text:p text:style-name="Text_20_body"><text:span text:style-name="Strong_20_Emphasis"><text:span text:style-name="T1">Prompt:</text:span></text:span><text:span text:style-name="T1"> *"Sajikan </text:span><text:span text:style-name="Strong_20_Emphasis"><text:span text:style-name="T1">rangkuman naratif yang ringkas namun komprehensif</text:span></text:span><text:span text:style-name="T1"> dari </text:span><text:span text:style-name="Strong_20_Emphasis"><text:span text:style-name="T1">seluruh perjalanan pemikiran</text:span></text:span><text:span text:style-name="T1"> yang telah dibahas dalam buku ini. </text:span><text:span text:style-name="Strong_20_Emphasis"><text:span text:style-name="T1">Sentuh kembali poin-poin utama</text:span></text:span><text:span text:style-name="T1"> dari setiap bab secara berurutan untuk mengingatkan pembaca tentang alur argumen:</text:span></text:p>
            <text:list xml:id="list3098864881253938737" text:style-name="L124">
              <text:list-item>
                <text:p text:style-name="P234"><text:span text:style-name="T1">Mulai dari </text:span><text:span text:style-name="Strong_20_Emphasis"><text:span text:style-name="T1">daya tarik awal</text:span></text:span><text:span text:style-name="T1"> ide </text:span><text:span text:style-name="Emphasis"><text:span text:style-name="T1">mind uploading</text:span></text:span><text:span text:style-name="T1"> (Bab 1). </text:span></text:p>
              </text:list-item>
              <text:list-item>
                <text:p text:style-name="P234"><text:span text:style-name="T1">Tekankan kembali </text:span><text:span text:style-name="Strong_20_Emphasis"><text:span text:style-name="T1">kerumitan otak</text:span></text:span><text:span text:style-name="T1"> sebagai tantangan fundamental (Bab 2). </text:span></text:p>
              </text:list-item>
              <text:list-item>
                <text:p text:style-name="P234"><text:span text:style-name="T1">Ingatkan tentang </text:span><text:span text:style-name="Strong_20_Emphasis"><text:span text:style-name="T1">keterbatasan teknologi saat ini</text:span></text:span><text:span text:style-name="T1"> (Bab 3). </text:span></text:p>
              </text:list-item>
              <text:list-item>
                <text:p text:style-name="P234"><text:span text:style-name="T1">Sebutkan lagi </text:span><text:span text:style-name="Strong_20_Emphasis"><text:span text:style-name="T1">terobosan masa depan yang diperlukan</text:span></text:span><text:span text:style-name="T1"> (Bab 4). </text:span></text:p>
              </text:list-item>
              <text:list-item>
                <text:p text:style-name="P234"><text:span text:style-name="T1">Rangkum </text:span><text:span text:style-name="Strong_20_Emphasis"><text:span text:style-name="T1">dua skenario proses utama</text:span></text:span><text:span text:style-name="T1"> dan masalah identitasnya (Bab 5). </text:span></text:p>
              </text:list-item>
              <text:list-item>
                <text:p text:style-name="P234"><text:span text:style-name="T1">Ingatkan kembali </text:span><text:span text:style-name="Strong_20_Emphasis"><text:span text:style-name="T1">potensi dan bahaya kehidupan digital</text:span></text:span><text:span text:style-name="T1"> (Bab 6). </text:span></text:p>
              </text:list-item>
              <text:list-item>
                <text:p text:style-name="P105"><text:span text:style-name="T1">Garis bawahi </text:span><text:span text:style-name="Strong_20_Emphasis"><text:span text:style-name="T1">dilema etika dan sosial</text:span></text:span><text:span text:style-name="T1"> yang krusial (Bab 7). Tujuannya adalah </text:span><text:span text:style-name="Strong_20_Emphasis"><text:span text:style-name="T1">mengkonsolidasikan pemahaman pembaca</text:span></text:span><text:span text:style-name="T1"> dan </text:span><text:span text:style-name="Strong_20_Emphasis"><text:span text:style-name="T1">menyiapkan dasar</text:span></text:span><text:span text:style-name="T1"> untuk evaluasi akhir di subbab berikutnya. Buatlah seperti </text:span><text:span text:style-name="Strong_20_Emphasis"><text:span text:style-name="T1">ringkasan eksekutif</text:span></text:span><text:span text:style-name="T1"> yang mengalir."* </text:span></text:p>
              </text:list-item>
            </text:list>
            <text:p text:style-name="Text_20_body"><text:span text:style-name="Strong_20_Emphasis"><text:span text:style-name="T1">Jawaban Saya:</text:span></text:span></text:p>
            <text:p text:style-name="Text_20_body"><text:span text:style-name="T1">Kalau kita lihat lagi perjalanan kita dari awal buku ini, rasanya kayak naik roller coaster pikiran ya! Kita mulai dengan </text:span><text:span text:style-name="Strong_20_Emphasis"><text:span text:style-name="T1">terpikat oleh mimpi besar</text:span></text:span><text:span text:style-name="T1"> soal </text:span><text:span text:style-name="Emphasis"><text:span text:style-name="T1">mind uploading</text:span></text:span><text:span text:style-name="T1"> (Bab 1)—ide hidup abadi di dunia digital yang sering kita </text:span><text:soft-page-break/><text:span text:style-name="T1">lihat di film-film keren, didorong oleh keinginan kuno manusia buat mengalahkan kematian.</text:span></text:p>
            <text:p text:style-name="Text_20_body"><text:span text:style-name="T1">Tapi, mimpi itu langsung 'nabrak' </text:span><text:span text:style-name="Strong_20_Emphasis"><text:span text:style-name="T1">kenyataan super rumitnya otak kita</text:span></text:span><text:span text:style-name="T1"> (Bab 2). Kita sadar kalau otak bukan mesin sederhana, tapi jaringan 86 miliar neuron dengan triliunan koneksi dinamis, yang bahkan menghasilkan misteri terbesar: kesadaran. Kerumitan inilah tembok penghalang utama.</text:span></text:p>
            <text:p text:style-name="Text_20_body"><text:span text:style-name="T1">Lalu kita cek 'alat' yang kita punya sekarang (Bab 3) dan menemukan kalau teknologi pemindaian otak, AI (per 2025), dan simulasi komputer kita </text:span><text:span text:style-name="Strong_20_Emphasis"><text:span text:style-name="T1">masih jauh banget</text:span></text:span><text:span text:style-name="T1"> dari level yang dibutuhkan. Resolusinya kurang detail, AI-nya belum 'ngerti', komputernya belum cukup kuat, dan pemahaman dasar kita soal otak juga masih bolong-bolong. Kesimpulannya: </text:span><text:span text:style-name="Strong_20_Emphasis"><text:span text:style-name="T1">mustahil dengan teknologi saat ini</text:span></text:span><text:span text:style-name="T1">.</text:span></text:p>
            <text:p text:style-name="Text_20_body"><text:span text:style-name="T1">Karena itu, kita coba </text:span><text:span text:style-name="Strong_20_Emphasis"><text:span text:style-name="T1">berimajinasi soal masa depan</text:span></text:span><text:span text:style-name="T1"> (Bab 4), membayangkan teknologi 'ajaib' apa yang </text:span><text:span text:style-name="Emphasis"><text:span text:style-name="T1">mungkin</text:span></text:span><text:span text:style-name="T1"> bisa jadi kunci: nanobot pemindai super kecil, BCI penghubung otak-komputer, komputer kuantum atau neuromorfik, pemecahan 'kode' otak, dan AI generasi berikutnya (AGI/ASI). Semuanya masih </text:span><text:span text:style-name="Strong_20_Emphasis"><text:span text:style-name="T1">sangat spekulatif dan jauh</text:span></text:span><text:span text:style-name="T1">.</text:span></text:p>
            <text:p text:style-name="Text_20_body"><text:span text:style-name="T1">Dengan asumsi teknologi itu ada, kita lalu bedah </text:span><text:span text:style-name="Strong_20_Emphasis"><text:span text:style-name="T1">dua skenario teoritis cara 'upload'</text:span></text:span><text:span text:style-name="T1"> (Bab 5): 'Scan-and-Copy' yang cepat tapi bikin pusing soal duplikasi identitas, dan 'Gradual Replacement' yang mungkin menjaga identitas tapi tantangan teknisnya lebih gila lagi. Kita juga lihat pentingnya 'rumah' digital atau Lingkungan Virtual.</text:span></text:p>
            <text:p text:style-name="Text_20_body"><text:span text:style-name="T1">Selanjutnya, kita coba </text:span><text:span text:style-name="Strong_20_Emphasis"><text:span text:style-name="T1">merasakan gimana 'hidup' di dunia digital</text:span></text:span><text:span text:style-name="T1"> (Bab 6). Ada potensi kebebasan luar biasa dan 'kekuatan super' mental, tapi di sisi lain ada ancaman keterasingan, kehilangan kemanusiaan, interaksi sosial yang aneh, sampai bahaya unik kayak 'virus pikiran' atau peretasan kesadaran.</text:span></text:p>
            <text:p text:style-name="Text_20_body"><text:span text:style-name="T1">Terakhir, kita zoom-out buat lihat </text:span><text:span text:style-name="Strong_20_Emphasis"><text:span text:style-name="T1">dampak besarnya ke masyarakat</text:span></text:span><text:span text:style-name="T1"> (Bab 7). Kita hadapi lagi dilema identitas, pertanyaan soal hak asasi digital, potensi kesenjangan sosial ekstrem antara si 'abadi' dan si 'fana', gimana nasib agama, keluarga, dan pekerjaan, sampai </text:span><text:span text:style-name="Strong_20_Emphasis"><text:span text:style-name="T1">risiko eksistensial</text:span></text:span><text:span text:style-name="T1"> yang bisa mengancam kemanusiaan itu sendiri.</text:span></text:p>
            <text:p text:style-name="P120">Nah, itulah rangkuman singkat perjalanan kita—dari mimpi indah, ke <text:soft-page-break/>tantangan nyata, spekulasi liar, hingga pertanyaan etika yang mendalam. Sekarang, dengan semua ini di kepala kita, mari kita coba timbang-timbang: sepadankah potensinya dengan risikonya?</text:p>
            <text:p text:style-name="P289"/>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bergaya 'mind map' atau 'peta konsep' yang merangkum alur buku. Di tengah ada tulisan besar 'Mind Uploading?'. Dari situ keluar cabang-cabang utama dengan ikon dan kata kunci untuk tiap bab/tema: 'Mimpi Abadi/Sci-Fi', 'Kerumitan Otak', 'Teknologi Kini (Terbatas)', 'Teknologi Masa Depan (Spekulatif)', 'Proses Upload (Identitas?)', 'Hidup Digital (+/-)', 'Etika &amp; Risiko Sosial'. Gunakan panah untuk menunjukkan alur pemikiran dari satu topik ke topik berikutnya. Desainnya informatif dan mudah diikuti."</text:span></text:p>
            <text:p text:style-name="P289"/>
            <text:p text:style-name="P120">Saya menunggu perintah "YAX" Anda untuk prompt berikutnya (Bab 8 - Subbab 8.2: Potensi vs. Risiko: Menimbang Manfaat dan Bahaya).</text:p>
          </text:section>
          <text:section text:style-name="Sect1" text:name="feedback-form-56">
            <text:p text:style-name="P249"/>
          </text:section>
        </text:section>
        <text:section text:style-name="Sect1" text:name="c2c6883b474712d4">
          <text:p text:style-name="P120"/>
          <text:section text:style-name="Sect1" text:name="user-query-content-57">
            <text:p text:style-name="P266">YAX </text:p>
          </text:section>
          <text:p text:style-name="P249">Tampilkan alur berpikir</text:p>
          <text:section text:style-name="Sect2" text:name="model-response-message-contentr_c2c6883b474712d4">
            <text:p text:style-name="Text_20_body"><text:span text:style-name="T1">Oke, setelah merangkum perjalanannya, mari kita coba taruh 'mimpi' dan 'mimpi buruk' </text:span><text:span text:style-name="Emphasis"><text:span text:style-name="T1">mind uploading</text:span></text:span><text:span text:style-name="T1"> ini di atas timbangan. Mana yang lebih berat?</text:span></text:p>
            <text:p text:style-name="Text_20_body"><text:span text:style-name="Strong_20_Emphasis"><text:span text:style-name="T1">Prompt:</text:span></text:span><text:span text:style-name="T1"> *"Lakukan </text:span><text:span text:style-name="Strong_20_Emphasis"><text:span text:style-name="T1">penimbangan secara eksplisit dan berimbang</text:span></text:span><text:span text:style-name="T1"> antara </text:span><text:span text:style-name="Strong_20_Emphasis"><text:span text:style-name="T1">potensi manfaat luar biasa ('Mimpi'/Utopia)</text:span></text:span><text:span text:style-name="T1"> dan </text:span><text:span text:style-name="Strong_20_Emphasis"><text:span text:style-name="T1">risiko mengerikan ('Mimpi Buruk'/Distopia)</text:span></text:span><text:span text:style-name="T1"> dari </text:span><text:span text:style-name="Emphasis"><text:span text:style-name="T1">mind uploading</text:span></text:span><text:span text:style-name="T1">, berdasarkan semua yang telah dibahas.</text:span></text:p>
            <text:list xml:id="list148786789302032788" text:style-name="L125">
              <text:list-item>
                <text:p text:style-name="P235"><text:span text:style-name="Strong_20_Emphasis"><text:span text:style-name="T1">Sisi Neraca - Potensi Positif:</text:span></text:span><text:span text:style-name="T1"> Jabarkan kembali secara </text:span><text:span text:style-name="Strong_20_Emphasis"><text:span text:style-name="T1">ringkas namun kuat</text:span></text:span><text:span text:style-name="T1"> kemungkinan </text:span><text:span text:style-name="Strong_20_Emphasis"><text:span text:style-name="T1">keuntungan terbesar</text:span></text:span><text:span text:style-name="T1">: </text:span></text:p>
                <text:list>
                  <text:list-item>
                    <text:p text:style-name="P235"><text:span text:style-name="T1">Mengatasi </text:span><text:span text:style-name="Strong_20_Emphasis"><text:span text:style-name="T1">penuaan, penyakit, kematian fisik</text:span></text:span><text:span text:style-name="T1">. </text:span></text:p>
                  </text:list-item>
                  <text:list-item>
                    <text:p text:style-name="P235"><text:span text:style-name="Strong_20_Emphasis"><text:span text:style-name="T1">Peningkatan kecerdasan dan kemampuan</text:span></text:span><text:span text:style-name="T1"> secara radikal. </text:span></text:p>
                  </text:list-item>
                  <text:list-item>
                    <text:p text:style-name="P235"><text:span text:style-name="Strong_20_Emphasis"><text:span text:style-name="T1">Eksplorasi tanpa batas</text:span></text:span><text:span text:style-name="T1"> di dunia virtual. </text:span></text:p>
                  </text:list-item>
                  <text:list-item>
                    <text:p text:style-name="P235"><text:soft-page-break/><text:span text:style-name="T1">Munculnya </text:span><text:span text:style-name="Strong_20_Emphasis"><text:span text:style-name="T1">bentuk kesadaran atau pemahaman baru</text:span></text:span><text:span text:style-name="T1">. </text:span></text:p>
                  </text:list-item>
                  <text:list-item>
                    <text:p text:style-name="P235"><text:span text:style-name="Emphasis"><text:span text:style-name="T1">Mungkin</text:span></text:span><text:span text:style-name="T1"> solusi untuk </text:span><text:span text:style-name="Strong_20_Emphasis"><text:span text:style-name="T1">masalah sumber daya fisik</text:span></text:span><text:span text:style-name="T1">? </text:span></text:p>
                  </text:list-item>
                </text:list>
              </text:list-item>
              <text:list-item>
                <text:p text:style-name="P235"><text:span text:style-name="Strong_20_Emphasis"><text:span text:style-name="T1">Sisi Neraca - Potensi Negatif:</text:span></text:span><text:span text:style-name="T1"> Jabarkan kembali secara </text:span><text:span text:style-name="Strong_20_Emphasis"><text:span text:style-name="T1">ringkas namun kuat</text:span></text:span><text:span text:style-name="T1"> kemungkinan </text:span><text:span text:style-name="Strong_20_Emphasis"><text:span text:style-name="T1">bahaya terbesar</text:span></text:span><text:span text:style-name="T1">: </text:span></text:p>
                <text:list>
                  <text:list-item>
                    <text:p text:style-name="P235"><text:span text:style-name="T1">Kehilangan </text:span><text:span text:style-name="Strong_20_Emphasis"><text:span text:style-name="T1">identitas, kemanusiaan, makna</text:span></text:span><text:span text:style-name="T1">. </text:span></text:p>
                  </text:list-item>
                  <text:list-item>
                    <text:p text:style-name="P235"><text:span text:style-name="Strong_20_Emphasis"><text:span text:style-name="T1">Kesenjangan sosial</text:span></text:span><text:span text:style-name="T1"> yang tak terbayangkan. </text:span></text:p>
                  </text:list-item>
                  <text:list-item>
                    <text:p text:style-name="P235"><text:span text:style-name="T1">Munculnya </text:span><text:span text:style-name="Strong_20_Emphasis"><text:span text:style-name="T1">bentuk kontrol, penindasan, atau konflik baru</text:span></text:span><text:span text:style-name="T1">. </text:span></text:p>
                  </text:list-item>
                  <text:list-item>
                    <text:p text:style-name="P235"><text:span text:style-name="Strong_20_Emphasis"><text:span text:style-name="T1">Risiko eksistensial</text:span></text:span><text:span text:style-name="T1"> dari teknologi itu sendiri atau AI terkait. </text:span></text:p>
                  </text:list-item>
                  <text:list-item>
                    <text:p text:style-name="P235"><text:span text:style-name="T1">Potensi </text:span><text:span text:style-name="Strong_20_Emphasis"><text:span text:style-name="T1">penderitaan digital abadi</text:span></text:span><text:span text:style-name="T1"> (kebosanan, penyiksaan). </text:span></text:p>
                  </text:list-item>
                </text:list>
              </text:list-item>
              <text:list-item>
                <text:p text:style-name="P106"><text:span text:style-name="Strong_20_Emphasis"><text:span text:style-name="T1">Kesimpulan Penimbangan:</text:span></text:span><text:span text:style-name="T1"> </text:span><text:span text:style-name="Strong_20_Emphasis"><text:span text:style-name="T1">Hindari memberikan jawaban definitif</text:span></text:span><text:span text:style-name="T1">, tetapi </text:span><text:span text:style-name="Strong_20_Emphasis"><text:span text:style-name="T1">tekankan betapa tingginya taruhan</text:span></text:span><text:span text:style-name="T1"> di kedua sisi. Sampaikan bahwa </text:span><text:span text:style-name="Strong_20_Emphasis"><text:span text:style-name="T1">ketidakpastiannya sangat besar</text:span></text:span><text:span text:style-name="T1">, dan </text:span><text:span text:style-name="Strong_20_Emphasis"><text:span text:style-name="T1">jalan tengah mungkin tidak ada</text:span></text:span><text:span text:style-name="T1">. Ajak pembaca untuk </text:span><text:span text:style-name="Strong_20_Emphasis"><text:span text:style-name="T1">merenungkan</text:span></text:span><text:span text:style-name="T1"> sisi mana dari neraca yang menurut mereka </text:span><text:span text:style-name="Strong_20_Emphasis"><text:span text:style-name="T1">lebih berat</text:span></text:span><text:span text:style-name="T1"> atau </text:span><text:span text:style-name="Strong_20_Emphasis"><text:span text:style-name="T1">lebih mungkin terjadi</text:span></text:span><text:span text:style-name="T1">."* </text:span></text:p>
              </text:list-item>
            </text:list>
            <text:p text:style-name="Text_20_body"><text:span text:style-name="Strong_20_Emphasis"><text:span text:style-name="T1">Jawaban Saya:</text:span></text:span></text:p>
            <text:p text:style-name="Text_20_body"><text:span text:style-name="T1">Jadi, setelah semua pembahasan ini, </text:span><text:span text:style-name="Emphasis"><text:span text:style-name="T1">mind uploading</text:span></text:span><text:span text:style-name="T1"> itu sebenarnya 'mimpi' atau 'mimpi buruk' sih? Mari kita letakkan keduanya di sisi timbangan yang berbeda:</text:span></text:p>
            <text:p text:style-name="Text_20_body"><text:span text:style-name="Strong_20_Emphasis"><text:span text:style-name="T1">Di Sisi Kiri Timbangan: Janji 'Mimpi' (Potensi Utopia)</text:span></text:span></text:p>
            <text:list xml:id="list220578625735832979" text:style-name="L126">
              <text:list-item>
                <text:p text:style-name="P236"><text:span text:style-name="Strong_20_Emphasis"><text:span text:style-name="T1">Menaklukkan Kematian:</text:span></text:span><text:span text:style-name="T1"> Ini daya tarik terkuatnya. Kita bisa jadi </text:span><text:span text:style-name="Strong_20_Emphasis"><text:span text:style-name="T1">abadi secara digital</text:span></text:span><text:span text:style-name="T1">, bebas dari penyakit, penuaan, dan kematian fisik yang selama ini jadi takdir kita. </text:span></text:p>
              </text:list-item>
              <text:list-item>
                <text:p text:style-name="P236"><text:span text:style-name="Strong_20_Emphasis"><text:span text:style-name="T1">Upgrade Otak Jadi Super:</text:span></text:span><text:span text:style-name="T1"> Kemampuan </text:span><text:span text:style-name="Strong_20_Emphasis"><text:span text:style-name="T1">belajar instan</text:span></text:span><text:span text:style-name="T1">, </text:span><text:span text:style-name="Strong_20_Emphasis"><text:span text:style-name="T1">berpikir super cepat</text:span></text:span><text:span text:style-name="T1">, punya </text:span><text:span text:style-name="Strong_20_Emphasis"><text:span text:style-name="T1">memori sempurna</text:span></text:span><text:span text:style-name="T1"> – kita bisa jadi versi diri kita yang jauh lebih cerdas dan mampu. </text:span></text:p>
              </text:list-item>
              <text:list-item>
                <text:p text:style-name="P236"><text:span text:style-name="Strong_20_Emphasis"><text:span text:style-name="T1">Petualangan Tanpa Batas:</text:span></text:span><text:span text:style-name="T1"> Kita bisa </text:span><text:span text:style-name="Strong_20_Emphasis"><text:span text:style-name="T1">menjelajahi alam semesta virtual</text:span></text:span><text:span text:style-name="T1"> yang tak terbatas, mengunjungi tempat-tempat mustahil, atau bahkan </text:span><text:span text:style-name="Strong_20_Emphasis"><text:span text:style-name="T1">menciptakan dunia kita sendiri</text:span></text:span><text:span text:style-name="T1">. </text:span></text:p>
              </text:list-item>
              <text:list-item>
                <text:p text:style-name="P236"><text:span text:style-name="Strong_20_Emphasis"><text:span text:style-name="T1">Evolusi Baru Kesadaran:</text:span></text:span><text:span text:style-name="T1"> Mungkin ini langkah selanjutnya dalam evolusi manusia, melahirkan </text:span><text:span text:style-name="Strong_20_Emphasis"><text:span text:style-name="T1">bentuk kesadaran baru</text:span></text:span><text:span text:style-name="T1"> atau pemahaman yang lebih dalam tentang alam semesta. </text:span></text:p>
              </text:list-item>
              <text:list-item>
                <text:p text:style-name="P107"><text:span text:style-name="Strong_20_Emphasis"><text:span text:style-name="T1">(Mungkin) Solusi Krisis Bumi?:</text:span></text:span><text:span text:style-name="T1"> Kalau eksistensi digital butuh lebih sedikit sumber daya fisik dibanding miliaran manusia biologis, </text:span><text:soft-page-break/><text:span text:style-name="T1">mungkin ini bisa jadi solusi jangka panjang buat planet kita? (Ini spekulatif banget ya!). </text:span></text:p>
              </text:list-item>
            </text:list>
            <text:p text:style-name="Text_20_body"><text:span text:style-name="Strong_20_Emphasis"><text:span text:style-name="T1">Di Sisi Kanan Timbangan: Ancaman 'Mimpi Buruk' (Potensi Distopia)</text:span></text:span></text:p>
            <text:list xml:id="list8057758569454832248" text:style-name="L127">
              <text:list-item>
                <text:p text:style-name="P237"><text:span text:style-name="Strong_20_Emphasis"><text:span text:style-name="T1">Kehilangan Segalanya:</text:span></text:span><text:span text:style-name="T1"> Risiko kehilangan </text:span><text:span text:style-name="Strong_20_Emphasis"><text:span text:style-name="T1">identitas</text:span></text:span><text:span text:style-name="T1"> kita yang unik, </text:span><text:span text:style-name="Strong_20_Emphasis"><text:span text:style-name="T1">kemanusiaan</text:span></text:span><text:span text:style-name="T1"> kita yang terikat pada tubuh dan emosi, serta </text:span><text:span text:style-name="Strong_20_Emphasis"><text:span text:style-name="T1">makna hidup</text:span></text:span><text:span text:style-name="T1"> itu sendiri di tengah keabadian digital. </text:span></text:p>
              </text:list-item>
              <text:list-item>
                <text:p text:style-name="P237"><text:span text:style-name="Strong_20_Emphasis"><text:span text:style-name="T1">Neraka Ketidakadilan:</text:span></text:span><text:span text:style-name="T1"> Terciptanya </text:span><text:span text:style-name="Strong_20_Emphasis"><text:span text:style-name="T1">jurang sosial terdalam</text:span></text:span><text:span text:style-name="T1"> antara elite digital yang abadi dan massa biologis yang fana, memperparah semua ketidakadilan yang sudah ada. </text:span></text:p>
              </text:list-item>
              <text:list-item>
                <text:p text:style-name="P237"><text:span text:style-name="Strong_20_Emphasis"><text:span text:style-name="T1">Kontrol &amp; Konflik Baru:</text:span></text:span><text:span text:style-name="T1"> Potensi munculnya </text:span><text:span text:style-name="Strong_20_Emphasis"><text:span text:style-name="T1">kediktatoran digital</text:span></text:span><text:span text:style-name="T1">, perbudakan pikiran, </text:span><text:span text:style-name="Strong_20_Emphasis"><text:span text:style-name="T1">senjata pemusnah kesadaran</text:span></text:span><text:span text:style-name="T1">, atau </text:span><text:span text:style-name="Strong_20_Emphasis"><text:span text:style-name="T1">konflik abadi</text:span></text:span><text:span text:style-name="T1"> antara 'spesies' manusia yang berbeda. </text:span></text:p>
              </text:list-item>
              <text:list-item>
                <text:p text:style-name="P237"><text:span text:style-name="Strong_20_Emphasis"><text:span text:style-name="T1">Kiamat Teknologi:</text:span></text:span><text:span text:style-name="T1"> </text:span><text:span text:style-name="Strong_20_Emphasis"><text:span text:style-name="T1">Risiko eksistensial</text:span></text:span><text:span text:style-name="T1"> dari AI super yang lepas kendali, kegagalan infrastruktur global yang menyebabkan 'kematian massal' digital, atau penyalahgunaan teknologi untuk kehancuran. </text:span></text:p>
              </text:list-item>
              <text:list-item>
                <text:p text:style-name="P108"><text:span text:style-name="Strong_20_Emphasis"><text:span text:style-name="T1">Siksaan Abadi:</text:span></text:span><text:span text:style-name="T1"> Kemungkinan terjebak dalam </text:span><text:span text:style-name="Strong_20_Emphasis"><text:span text:style-name="T1">lingkaran penderitaan digital</text:span></text:span><text:span text:style-name="T1"> (penyiksaan oleh pengontrol VE) atau </text:span><text:span text:style-name="Strong_20_Emphasis"><text:span text:style-name="T1">neraka kebosanan eksistensial</text:span></text:span><text:span text:style-name="T1"> yang tak berujung. </text:span></text:p>
              </text:list-item>
            </text:list>
            <text:p text:style-name="Text_20_body"><text:span text:style-name="Strong_20_Emphasis"><text:span text:style-name="T1">Menimbang Keduanya: Taruhan Super Tinggi!</text:span></text:span></text:p>
            <text:p text:style-name="Text_20_body"><text:span text:style-name="T1">Melihat kedua sisi ini, jelas banget kan kalau </text:span><text:span text:style-name="Strong_20_Emphasis"><text:span text:style-name="T1">taruhannya luar biasa tinggi</text:span></text:span><text:span text:style-name="T1">. </text:span><text:span text:style-name="Emphasis"><text:span text:style-name="T1">Mind uploading</text:span></text:span><text:span text:style-name="T1"> itu menjanjikan 'hadiah' terbesar yang bisa dibayangkan (keabadian, kekuatan super), tapi di saat yang sama juga membawa risiko terburuk yang bisa dibayangkan (kehancuran kemanusiaan, penderitaan abadi).</text:span></text:p>
            <text:p text:style-name="Text_20_body"><text:span text:style-name="T1">Buku ini nggak akan ngasih jawaban pasti mana yang bakal terjadi. Kenapa? Karena </text:span><text:span text:style-name="Strong_20_Emphasis"><text:span text:style-name="T1">ketidakpastiannya terlalu besar</text:span></text:span><text:span text:style-name="T1">. Hasil akhirnya nanti (kalaupun teknologi ini bisa terwujud) akan sangat bergantung pada detail teknologinya, siapa yang mengontrolnya, nilai-nilai apa yang kita pegang, dan keputusan-keputusan sulit yang harus dibuat di sepanjang jalan. Mungkin juga </text:span><text:span text:style-name="Strong_20_Emphasis"><text:span text:style-name="T1">nggak ada jalan tengah</text:span></text:span><text:span text:style-name="T1"> yang nyaman; hasilnya bisa jadi sangat bagus atau sangat buruk.</text:span></text:p>
            <text:p text:style-name="Text_20_body"><text:span text:style-name="T1">Sekarang, giliran kamu buat merenung: setelah melihat potensi dan risikonya, sisi mana dari timbangan itu yang terasa </text:span><text:span text:style-name="Strong_20_Emphasis"><text:span text:style-name="T1">lebih berat</text:span></text:span><text:span text:style-name="T1"> buatmu? Skenario mana yang menurutmu </text:span><text:span text:style-name="Strong_20_Emphasis"><text:span text:style-name="T1">lebih mungkin terjadi</text:span></text:span><text:span text:style-name="T1">? Nggak ada </text:span><text:soft-page-break/><text:span text:style-name="T1">jawaban benar atau salah, yang penting kita mulai memikirkannya secara mendalam.</text:span></text:p>
            <text:p text:style-name="P289"/>
            <text:p text:style-name="Text_20_body"><text:span text:style-name="Strong_20_Emphasis"><text:span text:style-name="T1">(Tips Tambahan Opsional: Timbang Sendiri!)</text:span></text:span></text:p>
            <text:p text:style-name="Quotations"><text:span text:style-name="T1">Coba ambil kertas, bagi dua kolom. Di satu kolom tulis semua potensi positif </text:span><text:span text:style-name="Emphasis"><text:span text:style-name="T1">mind uploading</text:span></text:span><text:span text:style-name="T1"> yang menurutmu paling penting. Di kolom lain, tulis semua risiko negatif yang paling kamu khawatirkan. Setelah itu, coba renungkan: mana yang lebih kamu utamakan? Menghindari risiko terburuk, atau mengejar potensi terbaik? Ini bisa jadi latihan menarik buat memahami nilai-nilaimu sendiri.</text:s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Gambarkan Timbangan Keadilan yang besar dan dramatis. Di piringan kiri (Potensi), letakkan ikon-ikon positif yang berkilauan: simbol tak terhingga (infinity), ikon otak bercahaya/berkembang, ikon dunia virtual yang indah. Di piringan kanan (Risiko), letakkan ikon-ikon negatif yang suram: ikon tengkorak digital/rusak, ikon rantai/borgol, ikon bom/ledakan, ikon wajah sedih/bosan. Buat posisi timbangan terlihat hampir seimbang atau sedikit miring ke salah satu sisi (terserah interpretasi), menunjukkan ketidakpastian dan bobot yang sama-sama besar."</text:span></text:p>
            <text:p text:style-name="P289"/>
            <text:p text:style-name="P120">Saya menunggu perintah "YAX" Anda untuk prompt berikutnya (Bab 8 - Subbab 8.3: Kapan Ini Mungkin Terjadi?).</text:p>
          </text:section>
          <text:section text:style-name="Sect1" text:name="feedback-form-57">
            <text:p text:style-name="P249"/>
          </text:section>
        </text:section>
        <text:section text:style-name="Sect1" text:name="d21fb6a5fd2a8235">
          <text:p text:style-name="P120"/>
          <text:section text:style-name="Sect1" text:name="user-query-content-58">
            <text:p text:style-name="P266">YAX </text:p>
          </text:section>
          <text:p text:style-name="P249">Tampilkan alur berpikir</text:p>
          <text:section text:style-name="Sect2" text:name="model-response-message-contentr_d21fb6a5fd2a8235">
            <text:p text:style-name="Text_20_body"><text:span text:style-name="T1">Oke, ini pertanyaan yang pasti banyak ditanyain: jadi, </text:span><text:span text:style-name="Strong_20_Emphasis"><text:span text:style-name="T1">kapan</text:span></text:span><text:span text:style-name="T1"> kita bisa 'upload' pikiran kita?</text:span></text:p>
            <text:p text:style-name="Text_20_body"><text:soft-page-break/><text:span text:style-name="Strong_20_Emphasis"><text:span text:style-name="T1">Prompt:</text:span></text:span><text:span text:style-name="T1"> *"Jawab pertanyaan yang sering muncul: </text:span><text:span text:style-name="Strong_20_Emphasis"><text:span text:style-name="T1">'Kapan </text:span></text:span><text:span text:style-name="Strong_20_Emphasis"><text:span text:style-name="Emphasis"><text:span text:style-name="T1">mind uploading</text:span></text:span></text:span><text:span text:style-name="Strong_20_Emphasis"><text:span text:style-name="T1"> mungkin terjadi?'</text:span></text:span><text:span text:style-name="T1"> – namun lakukan dengan </text:span><text:span text:style-name="Strong_20_Emphasis"><text:span text:style-name="T1">sangat hati-hati</text:span></text:span><text:span text:style-name="T1"> dan </text:span><text:span text:style-name="Strong_20_Emphasis"><text:span text:style-name="T1">penuh penekanan pada sifat spekulatifnya</text:span></text:span><text:span text:style-name="T1">.</text:span></text:p>
            <text:list xml:id="list8202938861751900723" text:style-name="L128">
              <text:list-item>
                <text:p text:style-name="P238"><text:span text:style-name="Strong_20_Emphasis"><text:span text:style-name="T1">Pentingnya Skeptisisme:</text:span></text:span><text:span text:style-name="T1"> Awali dengan </text:span><text:span text:style-name="Strong_20_Emphasis"><text:span text:style-name="T1">menegaskan</text:span></text:span><text:span text:style-name="T1"> bahwa </text:span><text:span text:style-name="Strong_20_Emphasis"><text:span text:style-name="T1">tidak ada yang tahu pasti</text:span></text:span><text:span text:style-name="T1"> dan setiap perkiraan waktu adalah </text:span><text:span text:style-name="Strong_20_Emphasis"><text:span text:style-name="T1">spekulasi liar</text:span></text:span><text:span text:style-name="T1"> pada titik ini (per 2025). </text:span></text:p>
              </text:list-item>
              <text:list-item>
                <text:p text:style-name="P238"><text:span text:style-name="Strong_20_Emphasis"><text:span text:style-name="T1">Mengacu pada Tantangan:</text:span></text:span><text:span text:style-name="T1"> Ingatkan kembali </text:span><text:span text:style-name="Strong_20_Emphasis"><text:span text:style-name="T1">besarnya tantangan fundamental</text:span></text:span><text:span text:style-name="T1"> yang harus diatasi (pemahaman otak, pemindaian presisi, komputasi masif, AGI yang aman, etika, dll.) sebagai alasan mengapa ini </text:span><text:span text:style-name="Strong_20_Emphasis"><text:span text:style-name="T1">bukan masalah waktu dekat</text:span></text:span><text:span text:style-name="T1">. </text:span></text:p>
              </text:list-item>
              <text:list-item>
                <text:p text:style-name="P238"><text:span text:style-name="Strong_20_Emphasis"><text:span text:style-name="T1">Pandangan Para Ahli (Jika Ada):</text:span></text:span><text:span text:style-name="T1"> Sebutkan secara </text:span><text:span text:style-name="Strong_20_Emphasis"><text:span text:style-name="T1">hati-hati</text:span></text:span><text:span text:style-name="T1"> (jika ada kutipan relevan dari ilmuwan/futuris terkemuka) </text:span><text:span text:style-name="Strong_20_Emphasis"><text:span text:style-name="T1">rentang waktu spekulatif</text:span></text:span><text:span text:style-name="T1"> yang biasanya disebutkan – seringkali </text:span><text:span text:style-name="Strong_20_Emphasis"><text:span text:style-name="T1">berkisar dari akhir abad ini hingga beberapa abad ke depan, atau bahkan tidak akan pernah mungkin</text:span></text:span><text:span text:style-name="T1">. Pastikan untuk menekankan ini adalah </text:span><text:span text:style-name="Strong_20_Emphasis"><text:span text:style-name="T1">opini</text:span></text:span><text:span text:style-name="T1">, bukan fakta. </text:span></text:p>
              </text:list-item>
              <text:list-item>
                <text:p text:style-name="P238"><text:span text:style-name="Strong_20_Emphasis"><text:span text:style-name="T1">Faktor Akselerasi vs. Deselerasi:</text:span></text:span><text:span text:style-name="T1"> Diskusikan secara singkat </text:span><text:span text:style-name="Strong_20_Emphasis"><text:span text:style-name="T1">faktor-faktor hipotetis</text:span></text:span><text:span text:style-name="T1"> yang bisa </text:span><text:span text:style-name="Strong_20_Emphasis"><text:span text:style-name="T1">mempercepat</text:span></text:span><text:span text:style-name="T1"> (misal: terobosan tak terduga dalam AI atau neurosains) atau </text:span><text:span text:style-name="Strong_20_Emphasis"><text:span text:style-name="T1">memperlambat/menghentikan</text:span></text:span><text:span text:style-name="T1"> pengembangan (misal: hambatan teknis yang tak teratasi, penolakan sosial/etis, bencana global). </text:span></text:p>
              </text:list-item>
              <text:list-item>
                <text:p text:style-name="P109"><text:span text:style-name="Strong_20_Emphasis"><text:span text:style-name="T1">Kesimpulan Realistis:</text:span></text:span><text:span text:style-name="T1"> Tutup dengan </text:span><text:span text:style-name="Strong_20_Emphasis"><text:span text:style-name="T1">menegaskan kembali</text:span></text:span><text:span text:style-name="T1"> pesan bahwa ini, jika memang mungkin, adalah prospek untuk </text:span><text:span text:style-name="Strong_20_Emphasis"><text:span text:style-name="T1">masa depan yang sangat, sangat jauh</text:span></text:span><text:span text:style-name="T1">, dan </text:span><text:span text:style-name="Strong_20_Emphasis"><text:span text:style-name="T1">kemungkinan 'tidak akan pernah' juga sangat nyata</text:span></text:span><text:span text:style-name="T1">. Jangan memberikan harapan palsu."* </text:span></text:p>
              </text:list-item>
            </text:list>
            <text:p text:style-name="Text_20_body"><text:span text:style-name="Strong_20_Emphasis"><text:span text:style-name="T1">Jawaban Saya:</text:span></text:span></text:p>
            <text:p text:style-name="Text_20_body"><text:span text:style-name="T1">Pasti banyak di antara kamu yang penasaran, "Oke, oke, rumit dan berisiko, tapi kapan kira-kira </text:span><text:span text:style-name="Emphasis"><text:span text:style-name="T1">mind uploading</text:span></text:span><text:span text:style-name="T1"> ini beneran bisa kejadian?" Jawaban singkatnya? </text:span><text:span text:style-name="Strong_20_Emphasis"><text:span text:style-name="T1">Nggak ada yang tahu.</text:span></text:span><text:span text:style-name="T1"> Dan siapa pun yang ngasih tanggal pasti itu kemungkinan besar cuma nebak-nebak atau malah jualan mimpi. Kenapa?</text:span></text:p>
            <text:list xml:id="list7950520415645069274" text:style-name="L129">
              <text:list-item>
                <text:p text:style-name="P110"><text:span text:style-name="Strong_20_Emphasis"><text:span text:style-name="T1">Wajib Skeptis Dulu:</text:span></text:span><text:span text:style-name="T1"> Penting banget buat kita semua, terutama di tahun </text:span><text:span text:style-name="Strong_20_Emphasis"><text:span text:style-name="T1">2025</text:span></text:span><text:span text:style-name="T1"> ini, buat </text:span><text:span text:style-name="Strong_20_Emphasis"><text:span text:style-name="T1">skeptis</text:span></text:span><text:span text:style-name="T1"> sama prediksi waktu soal teknologi sedahsyat ini. Kita bahkan belum sepenuhnya ngerti </text:span><text:span text:style-name="Emphasis"><text:span text:style-name="T1">apa</text:span></text:span><text:span text:style-name="T1"> yang mau </text:span><text:soft-page-break/><text:span text:style-name="T1">kita upload (kesadaran!), apalagi punya alatnya. Jadi, ngomongin tanggal itu </text:span><text:span text:style-name="Strong_20_Emphasis"><text:span text:style-name="T1">spekulasi liar</text:span></text:span><text:span text:style-name="T1"> banget.</text:span></text:p>
              </text:list-item>
              <text:list-item>
                <text:p text:style-name="P110"><text:span text:style-name="Strong_20_Emphasis"><text:span text:style-name="T1">Ingat Lagi Tembok Rintangannya:</text:span></text:span><text:span text:style-name="T1"> Kita udah bahas kan betapa banyaknya tantangan fundamental? Kita harus:</text:span></text:p>
                <text:list>
                  <text:list-item>
                    <text:p text:style-name="P239"><text:span text:style-name="T1">Benar-benar </text:span><text:span text:style-name="Strong_20_Emphasis"><text:span text:style-name="T1">paham cara kerja otak dan kesadaran</text:span></text:span><text:span text:style-name="T1">. (Masih misteri!) </text:span></text:p>
                  </text:list-item>
                  <text:list-item>
                    <text:p text:style-name="P239"><text:span text:style-name="T1">Bisa </text:span><text:span text:style-name="Strong_20_Emphasis"><text:span text:style-name="T1">memindai/mengganti</text:span></text:span><text:span text:style-name="T1"> 86 miliar neuron &amp; triliunan sinapsis dengan </text:span><text:span text:style-name="Strong_20_Emphasis"><text:span text:style-name="T1">presisi sempurna</text:span></text:span><text:span text:style-name="T1">. (Teknologi sekarang jauh banget!) </text:span></text:p>
                  </text:list-item>
                  <text:list-item>
                    <text:p text:style-name="P239"><text:span text:style-name="T1">Punya </text:span><text:span text:style-name="Strong_20_Emphasis"><text:span text:style-name="T1">komputer super kuat</text:span></text:span><text:span text:style-name="T1"> yang nggak kebayang. (Masih kurang!) </text:span></text:p>
                  </text:list-item>
                  <text:list-item>
                    <text:p text:style-name="P239"><text:span text:style-name="T1">Mungkin butuh </text:span><text:span text:style-name="Strong_20_Emphasis"><text:span text:style-name="T1">AI super cerdas (AGI/ASI)</text:span></text:span><text:span text:style-name="T1"> yang aman. (Belum ada &amp; berisiko!) </text:span></text:p>
                  </text:list-item>
                  <text:list-item>
                    <text:p text:style-name="P239"><text:span text:style-name="T1">Menyelesaikan semua </text:span><text:span text:style-name="Strong_20_Emphasis"><text:span text:style-name="T1">dilema etika dan sosial</text:span></text:span><text:span text:style-name="T1"> yang rumit. (Wah, ini PR besar!) Mengatasi </text:span><text:span text:style-name="Emphasis"><text:span text:style-name="T1">satu</text:span></text:span><text:span text:style-name="T1"> aja dari tantangan ini butuh waktu lama dan terobosan besar, apalagi semuanya! Jadi, jelas ini </text:span><text:span text:style-name="Strong_20_Emphasis"><text:span text:style-name="T1">bukan masalah waktu dekat</text:span></text:span><text:span text:style-name="T1">. </text:span></text:p>
                  </text:list-item>
                </text:list>
              </text:list-item>
              <text:list-item>
                <text:p text:style-name="P110"><text:span text:style-name="Strong_20_Emphasis"><text:span text:style-name="T1">Kata Para 'Peramal' Masa Depan (dengan Catatan):</text:span></text:span><text:span text:style-name="T1"> Kalau kita dengerin beberapa futuris atau ilmuwan yang berani berspekulasi (ingat, ini </text:span><text:span text:style-name="Strong_20_Emphasis"><text:span text:style-name="T1">opini</text:span></text:span><text:span text:style-name="T1">, bukan fakta!), rentang waktunya itu biasanya </text:span><text:span text:style-name="Strong_20_Emphasis"><text:span text:style-name="T1">panjang banget</text:span></text:span><text:span text:style-name="T1">. Ada yang optimis bilang mungkin </text:span><text:span text:style-name="Strong_20_Emphasis"><text:span text:style-name="T1">akhir abad ke-21</text:span></text:span><text:span text:style-name="T1"> (sekitar tahun 2070-2100), tapi banyak juga yang bilang butuh </text:span><text:span text:style-name="Strong_20_Emphasis"><text:span text:style-name="T1">beberapa abad lagi</text:span></text:span><text:span text:style-name="T1"> (tahun 2200, 2300, atau lebih!). Dan nggak sedikit juga ilmuwan serius yang bilang kalau </text:span><text:span text:style-name="Emphasis"><text:span text:style-name="T1">mind uploading</text:span></text:span><text:span text:style-name="T1"> itu </text:span><text:span text:style-name="Strong_20_Emphasis"><text:span text:style-name="T1">secara fundamental nggak mungkin</text:span></text:span><text:span text:style-name="T1"> atau </text:span><text:span text:style-name="Strong_20_Emphasis"><text:span text:style-name="T1">terlalu berbahaya</text:span></text:span><text:span text:style-name="T1"> buat dicoba, jadi jawabannya: </text:span><text:span text:style-name="Strong_20_Emphasis"><text:span text:style-name="T1">tidak akan pernah</text:span></text:span><text:span text:style-name="T1">.</text:span></text:p>
              </text:list-item>
              <text:list-item>
                <text:p text:style-name="P110"><text:span text:style-name="Strong_20_Emphasis"><text:span text:style-name="T1">Apa yang Bisa Bikin Cepat atau Lambat (atau Gagal)?</text:span></text:span></text:p>
                <text:list>
                  <text:list-item>
                    <text:p text:style-name="P239"><text:span text:style-name="Strong_20_Emphasis"><text:span text:style-name="T1">Bisa Lebih Cepat Kalau...</text:span></text:span><text:span text:style-name="T1"> ada </text:span><text:span text:style-name="Strong_20_Emphasis"><text:span text:style-name="T1">terobosan tak terduga</text:span></text:span><text:span text:style-name="T1"> yang super besar di bidang AI (misalnya AGI tiba-tiba muncul) atau kita tiba-tiba nemu 'jalan pintas' buat memahami kesadaran. Tapi ini 'kalau'-nya gede banget. </text:span></text:p>
                  </text:list-item>
                  <text:list-item>
                    <text:p text:style-name="P239"><text:span text:style-name="Strong_20_Emphasis"><text:span text:style-name="T1">Bisa Lebih Lambat atau Gagal Total Kalau...</text:span></text:span><text:span text:style-name="T1"> kita mentok di salah satu tantangan teknis (misalnya, ternyata mustahil mindai sedetail itu), atau masyarakat global memutuskan </text:span><text:soft-page-break/><text:span text:style-name="T1">secara etis buat </text:span><text:span text:style-name="Strong_20_Emphasis"><text:span text:style-name="T1">melarang teknologi ini</text:span></text:span><text:span text:style-name="T1">, atau terjadi </text:span><text:span text:style-name="Strong_20_Emphasis"><text:span text:style-name="T1">bencana besar</text:span></text:span><text:span text:style-name="T1"> (perang, krisis iklim parah) yang bikin peradaban kita mundur. </text:span></text:p>
                  </text:list-item>
                </text:list>
              </text:list-item>
              <text:list-item>
                <text:p text:style-name="P110"><text:span text:style-name="Strong_20_Emphasis"><text:span text:style-name="T1">Kesimpulan Realistis: Sabar (Banget!) atau Mungkin Nggak Sama Sekali:</text:span></text:span><text:span text:style-name="T1"> Jadi, pesan utamanya harus jelas: kalaupun </text:span><text:span text:style-name="Emphasis"><text:span text:style-name="T1">mind uploading</text:span></text:span><text:span text:style-name="T1"> itu mungkin secara teknis dan diizinkan secara etis, ini adalah proyek untuk </text:span><text:span text:style-name="Strong_20_Emphasis"><text:span text:style-name="T1">masa depan yang sangaaaat jauh</text:span></text:span><text:span text:style-name="T1">. Mungkin zaman cucu-cucu-cucu kita nanti, atau lebih jauh lagi. Dan kita juga harus selalu ingat kalau </text:span><text:span text:style-name="Strong_20_Emphasis"><text:span text:style-name="T1">kemungkinan 'tidak akan pernah terjadi' itu sama nyatanya</text:span></text:span><text:span text:style-name="T1">. Jangan sampai kita termakan </text:span><text:span text:style-name="Emphasis"><text:span text:style-name="T1">hype</text:span></text:span><text:span text:style-name="T1"> atau janji-janji muluk soal keabadian digital dalam waktu dekat ya! Fokus kita sekarang lebih baik ke teknologi nyata yang ada di depan mata.</text:span></text:p>
              </text:list-item>
            </text:list>
            <text:p text:style-name="P289"/>
            <text:p text:style-name="Text_20_body"><text:span text:style-name="Strong_20_Emphasis"><text:span text:style-name="T1">(Tips Tambahan Opsional: Bedain Prediksi Teknologi)</text:span></text:span></text:p>
            <text:p text:style-name="Quotations"><text:span text:style-name="T1">Ada bedanya lho antara prediksi teknologi jangka pendek (misal: HP baru tahun depan fiturnya apa) sama prediksi jangka super panjang kayak </text:span><text:span text:style-name="Emphasis"><text:span text:style-name="T1">mind uploading</text:span></text:span><text:span text:style-name="T1">. Prediksi jangka pendek biasanya lebih bisa diandalkan karena berdasarkan tren yang udah ada. Prediksi jangka super panjang itu lebih banyak spekulasi liarnya karena terlalu banyak faktor 'kalau' dan 'mungkin' yang bisa mengubah segalanya. Jadi, kritis ya kalau dengar prediksi soal masa depan yang terlalu jauh!</text:span></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timeline yang sangat panjang membentang dari kiri ke kanan. Di ujung kiri ada tulisan 'Sekarang (2025)' dengan ikon teknologi saat ini (HP, AI sederhana). Sepanjang timeline ke kanan, ada beberapa ikon kecil mewakili potensi terobosan (nanobot, chip kuantum, AGI?) tapi jaraknya jauh-jauh dan banyak tanda tanya (?). Di ujung kanan timeline yang sangat jauh (mungkin perlu efek 'blur' atau 'fade out'), ada ikon </text:span><text:span text:style-name="Emphasis"><text:span text:style-name="T1">mind uploading</text:span></text:span><text:span text:style-name="T1"> (otak digital/awan) dengan tulisan besar '??? Abad ke-?? atau Tidak Pernah?' di atasnya. Kesannya harus menunjukkan ketidakpastian dan jarak waktu yang sangat panjang."</text:span></text:p>
            <text:p text:style-name="P289"><text:soft-page-break/></text:p>
            <text:p text:style-name="P120">Saya menunggu perintah "YAX" Anda untuk prompt berikutnya (Bab 8 - Subbab 8.4: Peran Generasi Muda: Membentuk Masa Depan Teknologi).</text:p>
          </text:section>
          <text:section text:style-name="Sect1" text:name="feedback-form-58">
            <text:p text:style-name="P249"/>
          </text:section>
        </text:section>
        <text:section text:style-name="Sect1" text:name="cff33ef6916dadf4">
          <text:p text:style-name="P120"/>
          <text:section text:style-name="Sect1" text:name="user-query-content-59">
            <text:p text:style-name="P266">YAX </text:p>
          </text:section>
          <text:p text:style-name="P249">Tampilkan alur berpikir</text:p>
          <text:section text:style-name="Sect2" text:name="model-response-message-contentr_cff33ef6916dadf4">
            <text:p text:style-name="Text_20_body"><text:span text:style-name="T1">Oke, ini bagian terakhir dari Bab 8, dan ini khusus buat </text:span><text:span text:style-name="Strong_20_Emphasis"><text:span text:style-name="T1">kamu</text:span></text:span><text:span text:style-name="T1">, para pembaca remaja!</text:span></text:p>
            <text:p text:style-name="Text_20_body"><text:span text:style-name="Strong_20_Emphasis"><text:span text:style-name="T1">Prompt:</text:span></text:span><text:span text:style-name="T1"> *"Akhiri bab ini dengan </text:span><text:span text:style-name="Strong_20_Emphasis"><text:span text:style-name="T1">pesan yang langsung ditujukan kepada pembaca remaja</text:span></text:span><text:span text:style-name="T1">, menekankan </text:span><text:span text:style-name="Strong_20_Emphasis"><text:span text:style-name="T1">peran penting generasi mereka</text:span></text:span><text:span text:style-name="T1"> dalam menghadapi dan membentuk masa depan teknologi transformatif seperti ini.</text:span></text:p>
            <text:list xml:id="list2509018841037261000" text:style-name="L130">
              <text:list-item>
                <text:p text:style-name="P240"><text:span text:style-name="Strong_20_Emphasis"><text:span text:style-name="T1">Generasi di Garis Depan:</text:span></text:span><text:span text:style-name="T1"> Akui bahwa </text:span><text:span text:style-name="Strong_20_Emphasis"><text:span text:style-name="T1">generasi pembaca</text:span></text:span><text:span text:style-name="T1"> kemungkinan besar akan </text:span><text:span text:style-name="Strong_20_Emphasis"><text:span text:style-name="T1">menyaksikan (dan mungkin ikut menciptakan)</text:span></text:span><text:span text:style-name="T1"> perkembangan luar biasa di bidang AI, neuroteknologi, bioteknologi, dll., yang merupakan 'batu loncatan' potensial, meskipun </text:span><text:span text:style-name="Emphasis"><text:span text:style-name="T1">mind uploading</text:span></text:span><text:span text:style-name="T1"> utuh masih jauh. </text:span></text:p>
              </text:list-item>
              <text:list-item>
                <text:p text:style-name="P240"><text:span text:style-name="Strong_20_Emphasis"><text:span text:style-name="T1">Pentingnya Kesiapan:</text:span></text:span><text:span text:style-name="T1"> Tekankan mengapa </text:span><text:span text:style-name="Strong_20_Emphasis"><text:span text:style-name="T1">penting bagi mereka untuk siap</text:span></text:span><text:span text:style-name="T1"> menghadapi perubahan ini, dengan cara: </text:span></text:p>
                <text:list>
                  <text:list-item>
                    <text:p text:style-name="P240"><text:span text:style-name="Strong_20_Emphasis"><text:span text:style-name="T1">Belajar &amp; Memahami:</text:span></text:span><text:span text:style-name="T1"> Mendorong </text:span><text:span text:style-name="Strong_20_Emphasis"><text:span text:style-name="T1">literasi sains dan teknologi</text:span></text:span><text:span text:style-name="T1"> – memahami dasar-dasar cara kerja teknologi ini. </text:span></text:p>
                  </text:list-item>
                  <text:list-item>
                    <text:p text:style-name="P240"><text:span text:style-name="Strong_20_Emphasis"><text:span text:style-name="T1">Berpikir Kritis:</text:span></text:span><text:span text:style-name="T1"> Mengembangkan kemampuan untuk </text:span><text:span text:style-name="Strong_20_Emphasis"><text:span text:style-name="T1">menganalisis klaim</text:span></text:span><text:span text:style-name="T1">, membedakan </text:span><text:span text:style-name="Strong_20_Emphasis"><text:span text:style-name="T1">hype dari realitas</text:span></text:span><text:span text:style-name="T1">, dan </text:span><text:span text:style-name="Strong_20_Emphasis"><text:span text:style-name="T1">mengevaluasi potensi dan risiko</text:span></text:span><text:span text:style-name="T1"> secara independen. </text:span></text:p>
                  </text:list-item>
                  <text:list-item>
                    <text:p text:style-name="P240"><text:span text:style-name="Strong_20_Emphasis"><text:span text:style-name="T1">Peduli pada Etika:</text:span></text:span><text:span text:style-name="T1"> Menyadari dan </text:span><text:span text:style-name="Strong_20_Emphasis"><text:span text:style-name="T1">terlibat dalam diskusi</text:span></text:span><text:span text:style-name="T1"> tentang </text:span><text:span text:style-name="Strong_20_Emphasis"><text:span text:style-name="T1">implikasi etis dan sosial</text:span></text:span><text:span text:style-name="T1"> dari teknologi baru. </text:span></text:p>
                  </text:list-item>
                </text:list>
              </text:list-item>
              <text:list-item>
                <text:p text:style-name="P240"><text:span text:style-name="Strong_20_Emphasis"><text:span text:style-name="T1">Menjadi Agen Perubahan:</text:span></text:span><text:span text:style-name="T1"> Berikan </text:span><text:span text:style-name="Strong_20_Emphasis"><text:span text:style-name="T1">semangat</text:span></text:span><text:span text:style-name="T1"> bahwa mereka </text:span><text:span text:style-name="Strong_20_Emphasis"><text:span text:style-name="T1">bukan hanya penonton</text:span></text:span><text:span text:style-name="T1">, tapi bisa menjadi </text:span><text:span text:style-name="Strong_20_Emphasis"><text:span text:style-name="T1">agen perubahan</text:span></text:span><text:span text:style-name="T1"> melalui: </text:span></text:p>
                <text:list>
                  <text:list-item>
                    <text:p text:style-name="P240"><text:span text:style-name="Strong_20_Emphasis"><text:span text:style-name="T1">Pilihan Pendidikan &amp; Karir:</text:span></text:span><text:span text:style-name="T1"> Menjadi ilmuwan, insinyur, etikis, seniman, pembuat kebijakan, jurnalis, dll., yang berfokus pada pengembangan teknologi yang bertanggung jawab. </text:span></text:p>
                  </text:list-item>
                  <text:list-item>
                    <text:p text:style-name="P240"><text:span text:style-name="Strong_20_Emphasis"><text:span text:style-name="T1">Partisipasi Demokratis:</text:span></text:span><text:span text:style-name="T1"> Menggunakan suara dan pengaruh mereka untuk </text:span><text:span text:style-name="Strong_20_Emphasis"><text:span text:style-name="T1">mendorong kebijakan</text:span></text:span><text:span text:style-name="T1"> yang mengarahkan </text:span><text:soft-page-break/><text:span text:style-name="T1">teknologi demi kebaikan bersama. </text:span></text:p>
                  </text:list-item>
                </text:list>
              </text:list-item>
              <text:list-item>
                <text:p text:style-name="P111"><text:span text:style-name="Strong_20_Emphasis"><text:span text:style-name="T1">Panggilan untuk Bertindak (Secara Bijak):</text:span></text:span><text:span text:style-name="T1"> Tutup dengan </text:span><text:span text:style-name="Strong_20_Emphasis"><text:span text:style-name="T1">ajakan yang memberdayakan</text:span></text:span><text:span text:style-name="T1"> untuk </text:span><text:span text:style-name="Strong_20_Emphasis"><text:span text:style-name="T1">terus belajar, bertanya, berdiskusi, dan berpikir secara mendalam</text:span></text:span><text:span text:style-name="T1"> tentang masa depan teknologi, agar dapat membantu </text:span><text:span text:style-name="Strong_20_Emphasis"><text:span text:style-name="T1">mengarahkan kemanusiaan menuju 'mimpi' yang bermanfaat dan menghindari 'mimpi buruk'</text:span></text:span><text:span text:style-name="T1">."* </text:span></text:p>
              </text:list-item>
            </text:list>
            <text:p text:style-name="Text_20_body"><text:span text:style-name="Strong_20_Emphasis"><text:span text:style-name="T1">Jawaban Saya:</text:span></text:span></text:p>
            <text:p text:style-name="P120">Setelah semua petualangan pikiran ini, mungkin kamu bertanya, "Terus, aku bisa apa?" Nah, bagian ini buat kamu.</text:p>
            <text:list xml:id="list5184015015047396283" text:style-name="L131">
              <text:list-item>
                <text:p text:style-name="P112"><text:span text:style-name="Strong_20_Emphasis"><text:span text:style-name="T1">Kamu Ada di Garis Depan!</text:span></text:span><text:span text:style-name="T1"> Meskipun </text:span><text:span text:style-name="Emphasis"><text:span text:style-name="T1">mind uploading</text:span></text:span><text:span text:style-name="T1"> kayaknya masih jauuuh banget (atau mungkin nggak akan pernah ada), </text:span><text:span text:style-name="Strong_20_Emphasis"><text:span text:style-name="T1">generasi kamulah</text:span></text:span><text:span text:style-name="T1"> yang kemungkinan besar bakal hidup di tengah-tengah perkembangan teknologi yang makin gila lagi. Kamu bakal lihat kemajuan pesat di bidang AI, robotika, rekayasa genetika, neuroteknologi (teknologi otak), dan realitas virtual yang mungkin jadi 'batu loncatan' ke arah ide-ide yang kita bahas di buku ini. Kamu bukan cuma bakal jadi saksi, tapi mungkin juga </text:span><text:span text:style-name="Strong_20_Emphasis"><text:span text:style-name="T1">ikut jadi pemain</text:span></text:span><text:span text:style-name="T1"> di era baru ini.</text:span></text:p>
              </text:list-item>
              <text:list-item>
                <text:p text:style-name="P112"><text:span text:style-name="Strong_20_Emphasis"><text:span text:style-name="T1">Makanya, Kamu Perlu Siap! Gimana Caranya?</text:span></text:span><text:span text:style-name="T1"> Menghadapi masa depan yang penuh teknologi canggih ini butuh 'bekal' khusus:</text:span></text:p>
                <text:list>
                  <text:list-item>
                    <text:p text:style-name="P241"><text:span text:style-name="Strong_20_Emphasis"><text:span text:style-name="T1">Jangan Gaptek &amp; Mau Belajar:</text:span></text:span><text:span text:style-name="T1"> Penting banget buat punya </text:span><text:span text:style-name="Strong_20_Emphasis"><text:span text:style-name="T1">pemahaman dasar soal sains dan teknologi</text:span></text:span><text:span text:style-name="T1">. Nggak harus jadi ilmuwan roket, tapi ngerti cara kerja dasar AI, internet, atau biologi itu bakal bantu kamu banget biar nggak gampang ketipu atau ketinggalan zaman. Teruslah belajar hal baru! </text:span></text:p>
                  </text:list-item>
                  <text:list-item>
                    <text:p text:style-name="P241"><text:span text:style-name="Strong_20_Emphasis"><text:span text:style-name="T1">Asah Pikiran Kritis:</text:span></text:span><text:span text:style-name="T1"> Jangan telan mentah-mentah semua berita atau klaim soal teknologi baru. Belajar buat </text:span><text:span text:style-name="Strong_20_Emphasis"><text:span text:style-name="T1">menganalisis</text:span></text:span><text:span text:style-name="T1">, bedain mana yang cuma </text:span><text:span text:style-name="Strong_20_Emphasis"><text:span text:style-name="T1">iklan (hype)</text:span></text:span><text:span text:style-name="T1"> mana yang </text:span><text:span text:style-name="Strong_20_Emphasis"><text:span text:style-name="T1">kenyataan</text:span></text:span><text:span text:style-name="T1">, dan bisa </text:span><text:span text:style-name="Strong_20_Emphasis"><text:span text:style-name="T1">nimbang sendiri</text:span></text:span><text:span text:style-name="T1"> potensi bagus sama risiko buruknya. Tanya "Kenapa?" dan "Bagaimana jika?". </text:span></text:p>
                  </text:list-item>
                  <text:list-item>
                    <text:p text:style-name="P241"><text:span text:style-name="Strong_20_Emphasis"><text:span text:style-name="T1">Peduli Sama Etika:</text:span></text:span><text:span text:style-name="T1"> Teknologi itu nggak netral, dia bisa dipakai buat baik atau buruk. Mulailah </text:span><text:span text:style-name="Strong_20_Emphasis"><text:span text:style-name="T1">peduli sama dampak sosial dan etis</text:span></text:span><text:span text:style-name="T1"> dari teknologi. Ikut nimbrung dalam diskusi, baca pendapat yang beda-beda, dan bentuk opinimu sendiri </text:span><text:soft-page-break/><text:span text:style-name="T1">soal mana yang benar dan adil. </text:span></text:p>
                  </text:list-item>
                </text:list>
              </text:list-item>
              <text:list-item>
                <text:p text:style-name="P112"><text:span text:style-name="Strong_20_Emphasis"><text:span text:style-name="T1">Kamu Bukan Cuma Penonton, Tapi Bisa Jadi Penggerak!</text:span></text:span><text:span text:style-name="T1"> Jangan pernah merasa kamu cuma 'orang kecil' yang nggak bisa ngapa-ngapain. Kamu punya kekuatan buat ikut membentuk masa depan:</text:span></text:p>
                <text:list>
                  <text:list-item>
                    <text:p text:style-name="P241"><text:span text:style-name="Strong_20_Emphasis"><text:span text:style-name="T1">Lewat Cita-cita:</text:span></text:span><text:span text:style-name="T1"> Pilihan </text:span><text:span text:style-name="Strong_20_Emphasis"><text:span text:style-name="T1">pendidikan dan karirmu</text:span></text:span><text:span text:style-name="T1"> nanti bisa banget ngasih pengaruh. Kamu bisa jadi ilmuwan atau insinyur yang bikin teknologi bermanfaat, jadi ahli etika atau hukum yang bikin aturan mainnya, jadi seniman atau penulis yang bikin kita mikir, jadi jurnalis yang ngasih info akurat, atau jadi pembuat kebijakan yang bijak. Banyak jalan! </text:span></text:p>
                  </text:list-item>
                  <text:list-item>
                    <text:p text:style-name="P241"><text:span text:style-name="Strong_20_Emphasis"><text:span text:style-name="T1">Lewat Suaramu:</text:span></text:span><text:span text:style-name="T1"> Sebagai warga negara (nanti atau sekarang), kamu punya </text:span><text:span text:style-name="Strong_20_Emphasis"><text:span text:style-name="T1">hak suara dan pengaruh</text:span></text:span><text:span text:style-name="T1">. Belajar soal isu-isu teknologi, ikut diskusi, dukung kebijakan atau gerakan yang menurutmu bagus buat masa depan bersama. Suara anak muda itu penting! </text:span></text:p>
                  </text:list-item>
                </text:list>
              </text:list-item>
              <text:list-item>
                <text:p text:style-name="P112"><text:span text:style-name="Strong_20_Emphasis"><text:span text:style-name="T1">Yuk, Sama-sama Bentuk Masa Depan yang Lebih Baik!</text:span></text:span><text:span text:style-name="T1"> Jadi, pesan terakhir dari bab ini: masa depan teknologi itu </text:span><text:span text:style-name="Strong_20_Emphasis"><text:span text:style-name="T1">bukan takdir</text:span></text:span><text:span text:style-name="T1"> yang udah pasti. Dia </text:span><text:span text:style-name="Strong_20_Emphasis"><text:span text:style-name="T1">dibentuk oleh pilihan-pilihan kita hari ini</text:span></text:span><text:span text:style-name="T1">. Teruslah </text:span><text:span text:style-name="Strong_20_Emphasis"><text:span text:style-name="T1">belajar</text:span></text:span><text:span text:style-name="T1">, jangan pernah berhenti </text:span><text:span text:style-name="Strong_20_Emphasis"><text:span text:style-name="T1">bertanya</text:span></text:span><text:span text:style-name="T1">, beranilah </text:span><text:span text:style-name="Strong_20_Emphasis"><text:span text:style-name="T1">berdiskusi</text:span></text:span><text:span text:style-name="T1"> (meskipun topiknya sulit), dan yang paling penting, </text:span><text:span text:style-name="Strong_20_Emphasis"><text:span text:style-name="T1">berpikirlah secara mendalam dan kritis</text:span></text:span><text:span text:style-name="T1">. Dengan begitu, kita semua, termasuk kamu dan generasi muda di Indonesia dan seluruh dunia, bisa berharap untuk ikut </text:span><text:span text:style-name="Strong_20_Emphasis"><text:span text:style-name="T1">mengarahkan perahu kemanusiaan ini menuju 'mimpi' teknologi yang benar-benar bermanfaat</text:span></text:span><text:span text:style-name="T1">, sambil </text:span><text:span text:style-name="Strong_20_Emphasis"><text:span text:style-name="T1">berusaha keras menghindari 'mimpi buruk'</text:span></text:span><text:span text:style-name="T1"> yang mungkin mengintai. Masa depan ada di tangan kita bersama!</text:span></text:p>
              </text:list-item>
            </text:list>
            <text:p text:style-name="P289"/>
            <text:p text:style-name="Text_20_body"><text:span text:style-name="Strong_20_Emphasis"><text:span text:style-name="T1">(Tips Tambahan Opsional: Cari Komunitas &amp; Sumber Belajar!)</text:span></text:span></text:p>
            <text:p text:style-name="P276">Tertarik sama topik ini? Banyak banget sumber belajar online, buku, podcast, atau bahkan komunitas (online/offline) yang ngebahas soal masa depan teknologi, AI, etika, dll. Cari tahu, gabung diskusi, dan perluas wawasanmu! Pengetahuan dan diskusi adalah kunci buat jadi generasi yang siap hadapi masa depan. Kamu bisa mulai dari hal-hal yang ada di sekitarmu atau <text:soft-page-break/>isu teknologi yang lagi relevan di Indonesia saat ini.</text:p>
            <text:p text:style-name="Text_20_body"><text:span text:style-name="Strong_20_Emphasis"><text:span text:style-name="T1">(Prompt Gambar Ilustrasi Opsional):</text:span></text:span></text:p>
            <text:p text:style-name="Quotations"><text:span text:style-name="Emphasis"><text:span text:style-name="T1">Prompt:</text:span></text:span><text:span text:style-name="T1"> "Buat ilustrasi yang inspiratif dan memberdayakan. Gambarkan sekelompok remaja (beragam latar belakang) berdiri bersama di puncak bukit, menatap ke arah cakrawala masa depan yang cerah namun kompleks (mungkin ada siluet kota futuristik, jaringan digital, dan alam yang berdampingan). Beberapa remaja mungkin memegang 'alat' simbolis: buku (pengetahuan), kaca pembesar (pemikiran kritis), megafon (suara/partisipasi), atau tablet/chip (teknologi). Kesannya harus optimis tapi juga penuh kesadaran akan tanggung jawab."</text:span></text:p>
            <text:p text:style-name="P289"/>
            <text:p text:style-name="Text_20_body"><text:span text:style-name="T1">Bab 8 Selesai! Saya menunggu perintah "YAX" Anda untuk memulai bagian </text:span><text:span text:style-name="Strong_20_Emphasis"><text:span text:style-name="T1">Penutup</text:span></text:span><text:span text:style-name="T1">: Prompt untuk Paragraf/Tema 1 (Refleksi Akhir Perjalanan Inti).</text:span></text:p>
          </text:section>
          <text:section text:style-name="Sect1" text:name="feedback-form-59">
            <text:p text:style-name="P249"/>
          </text:section>
        </text:section>
        <text:section text:style-name="Sect1" text:name="bf527f829f90bd47">
          <text:p text:style-name="P120"/>
          <text:section text:style-name="Sect1" text:name="user-query-content-60">
            <text:p text:style-name="P266">YAX </text:p>
          </text:section>
          <text:p text:style-name="P249">Tampilkan alur berpikir</text:p>
          <text:section text:style-name="Sect2" text:name="model-response-message-contentr_bf527f829f90bd47">
            <text:p text:style-name="Text_20_body"><text:span text:style-name="T1">Baik, kita sampai di bagian </text:span><text:span text:style-name="Strong_20_Emphasis"><text:span text:style-name="T1">Penutup: Pikiran Terakhir dari Dunia Digital (dan Nyata)</text:span></text:span><text:span text:style-name="T1">. Mari kita mulai dengan refleksi akhir.</text:span></text:p>
            <text:p text:style-name="Text_20_body"><text:span text:style-name="Strong_20_Emphasis"><text:span text:style-name="T1">Prompt untuk Paragraf/Tema 1: Refleksi Akhir Perjalanan Inti</text:span></text:span><text:span text:style-name="T1"> </text:span><text:span text:style-name="Emphasis"><text:span text:style-name="T1">"Tulis paragraf pembuka untuk bagian Penutup yang secara </text:span></text:span><text:span text:style-name="Emphasis"><text:span text:style-name="Strong_20_Emphasis"><text:span text:style-name="T1">singkat dan puitis merangkum inti perjalanan</text:span></text:span></text:span><text:span text:style-name="Emphasis"><text:span text:style-name="T1"> buku ini. Ingatkan kembali </text:span></text:span><text:span text:style-name="Emphasis"><text:span text:style-name="Strong_20_Emphasis"><text:span text:style-name="T1">ketegangan sentral</text:span></text:span></text:span><text:span text:style-name="Emphasis"><text:span text:style-name="T1"> antara </text:span></text:span><text:span text:style-name="Emphasis"><text:span text:style-name="Strong_20_Emphasis"><text:span text:style-name="T1">pesona mimpi keabadian digital ('Digital Nirvana')</text:span></text:span></text:span><text:span text:style-name="Emphasis"><text:span text:style-name="T1"> dan </text:span></text:span><text:span text:style-name="Emphasis"><text:span text:style-name="Strong_20_Emphasis"><text:span text:style-name="T1">kenyataan tantangan teknologi, biologis, dan etis yang monumental</text:span></text:span></text:span><text:span text:style-name="Emphasis"><text:span text:style-name="T1"> yang membuatnya tetap berada di batas fiksi ilmiah (per 2025). Gunakan </text:span></text:span><text:span text:style-name="Emphasis"><text:span text:style-name="Strong_20_Emphasis"><text:span text:style-name="T1">metafora atau gambaran kuat</text:span></text:span></text:span><text:span text:style-name="Emphasis"><text:span text:style-name="T1"> untuk menangkap esensi eksplorasi ini."</text:span></text:span></text:p>
            <text:p text:style-name="Text_20_body"><text:span text:style-name="Strong_20_Emphasis"><text:span text:style-name="T1">Jawaban Saya:</text:span></text:span></text:p>
            <text:p text:style-name="Text_20_body"><text:span text:style-name="T1">Kita telah menempuh sebuah perjalanan melintasi lanskap imajinasi dan realitas, mengejar secercah cahaya dari 'Digital Nirvana'—mimpi memikat tentang keabadian pikiran di awan AI. Cahaya itu tampak begitu terang di </text:span><text:soft-page-break/><text:span text:style-name="T1">kejauhan, menjanjikan pembebasan dari rantai biologis kita. Namun, semakin kita mendekat dan mencoba memahaminya, semakin kita sadar betapa terjalnya medan di depan kita. Gunung kerumitan otak yang menjulang tinggi, jurang keterbatasan teknologi kita saat ini (per </text:span><text:span text:style-name="Strong_20_Emphasis"><text:span text:style-name="T1">Sabtu, 29 Maret 2025</text:span></text:span><text:span text:style-name="T1">), dan labirin pertanyaan etika yang berliku—semua ini menjadi pengingat bahwa 'cahaya' itu, untuk sekarang, mungkin lebih mirip fatamorgana di cakrawala fiksi ilmiah daripada tujuan yang bisa kita capai dengan mudah.</text:span></text:p>
            <text:p text:style-name="P289"/>
            <text:p text:style-name="P120">Saya menunggu perintah "YAX" Anda untuk prompt berikutnya (Penutup - Paragraf/Tema 2: Pesan Keseimbangan &amp; Ketidakpastian).</text:p>
          </text:section>
          <text:section text:style-name="Sect1" text:name="feedback-form-60">
            <text:p text:style-name="P249"/>
          </text:section>
        </text:section>
        <text:section text:style-name="Sect1" text:name="f2ab307be1b9fc47">
          <text:p text:style-name="P120"/>
          <text:section text:style-name="Sect1" text:name="user-query-content-61">
            <text:p text:style-name="P266">YAX </text:p>
          </text:section>
          <text:p text:style-name="P249">Tampilkan alur berpikir</text:p>
          <text:section text:style-name="Sect2" text:name="model-response-message-contentr_f2ab307be1b9fc47">
            <text:p text:style-name="P120">Oke, mari kita lanjutkan dengan pesan keseimbangan.</text:p>
            <text:p text:style-name="Text_20_body"><text:span text:style-name="Strong_20_Emphasis"><text:span text:style-name="T1">Prompt untuk Paragraf/Tema 2: Pesan Keseimbangan &amp; Ketidakpastian</text:span></text:span><text:span text:style-name="T1"> </text:span><text:span text:style-name="Emphasis"><text:span text:style-name="T1">"Tulis paragraf yang menekankan </text:span></text:span><text:span text:style-name="Emphasis"><text:span text:style-name="Strong_20_Emphasis"><text:span text:style-name="T1">keseimbangan dan ketidakpastian</text:span></text:span></text:span><text:span text:style-name="Emphasis"><text:span text:style-name="T1"> mengenai masa depan mind uploading. Sampaikan bahwa </text:span></text:span><text:span text:style-name="Emphasis"><text:span text:style-name="Strong_20_Emphasis"><text:span text:style-name="T1">jawabannya tidak sederhana</text:span></text:span></text:span><text:span text:style-name="Emphasis"><text:span text:style-name="T1">: teknologi ini menjanjikan </text:span></text:span><text:span text:style-name="Emphasis"><text:span text:style-name="Strong_20_Emphasis"><text:span text:style-name="T1">anugerah luar biasa sekaligus kutukan mengerikan</text:span></text:span></text:span><text:span text:style-name="Emphasis"><text:span text:style-name="T1">. Tegaskan kembali bahwa </text:span></text:span><text:span text:style-name="Emphasis"><text:span text:style-name="Strong_20_Emphasis"><text:span text:style-name="T1">masa depan tidak tertulis</text:span></text:span></text:span><text:span text:style-name="Emphasis"><text:span text:style-name="T1"> dan </text:span></text:span><text:span text:style-name="Emphasis"><text:span text:style-name="Strong_20_Emphasis"><text:span text:style-name="T1">hasilnya akan sangat bergantung</text:span></text:span></text:span><text:span text:style-name="Emphasis"><text:span text:style-name="T1"> pada pilihan, nilai, dan kebijaksanaan manusia (jika teknologi ini memang bisa dikembangkan). Peringatkan pembaca agar </text:span></text:span><text:span text:style-name="Emphasis"><text:span text:style-name="Strong_20_Emphasis"><text:span text:style-name="T1">waspada terhadap narasi utopis atau distopis yang terlalu menyederhanakan</text:span></text:span></text:span><text:span text:style-name="Emphasis"><text:span text:style-name="T1">."</text:span></text:span></text:p>
            <text:p text:style-name="Text_20_body"><text:span text:style-name="Strong_20_Emphasis"><text:span text:style-name="T1">Jawaban Saya:</text:span></text:span></text:p>
            <text:p text:style-name="Text_20_body"><text:span text:style-name="T1">Jika ada satu hal yang pasti dari seluruh penjelajahan kita, itu adalah bahwa </text:span><text:span text:style-name="Strong_20_Emphasis"><text:span text:style-name="T1">tidak ada jawaban yang sederhana</text:span></text:span><text:span text:style-name="T1"> soal </text:span><text:span text:style-name="Emphasis"><text:span text:style-name="T1">mind uploading</text:span></text:span><text:span text:style-name="T1">. Teknologi hipotetis ini adalah gambaran sempurna dari pedang bermata dua: di satu sisi, ia menawarkan </text:span><text:span text:style-name="Strong_20_Emphasis"><text:span text:style-name="T1">anugerah yang tak terbayangkan</text:span></text:span><text:span text:style-name="T1">—keabadian, kecerdasan tak terbatas, kebebasan dari penderitaan fisik. Namun di sisi lain, ia mengancam dengan </text:span><text:span text:style-name="Strong_20_Emphasis"><text:span text:style-name="T1">kutukan yang sama mengerikannya</text:span></text:span><text:span text:style-name="T1">—kehilangan kemanusiaan, ketidakadilan ekstrem, kontrol totaliter, atau </text:span><text:soft-page-break/><text:span text:style-name="T1">bahkan kehancuran eksistensial. Penting untuk kita sadari bahwa </text:span><text:span text:style-name="Strong_20_Emphasis"><text:span text:style-name="T1">masa depan itu belum tertulis</text:span></text:span><text:span text:style-name="T1">. Apakah teknologi ini akan menjadi berkah atau bencana—jika suatu saat nanti ia benar-benar bisa terwujud—akan </text:span><text:span text:style-name="Strong_20_Emphasis"><text:span text:style-name="T1">sangat bergantung</text:span></text:span><text:span text:style-name="T1"> pada serangkaian pilihan rumit, nilai-nilai yang kita junjung tinggi, serta tingkat kebijaksanaan yang bisa kita kumpulkan sebagai spesies. Jadi, sangat penting bagi kita semua untuk </text:span><text:span text:style-name="Strong_20_Emphasis"><text:span text:style-name="T1">tetap waspada</text:span></text:span><text:span text:style-name="T1"> terhadap cerita-cerita yang terlalu menyederhanakan, baik yang melukiskan masa depan teknologi sebagai surga utopis tanpa cela, maupun yang menggambarkannya sebagai neraka distopis yang tak terhindarkan. Realitasnya, kemungkinan besar, jauh lebih kompleks dan penuh ketidakpastian.</text:span></text:p>
            <text:p text:style-name="P289"/>
            <text:p text:style-name="P120">Saya menunggu perintah "YAX" Anda untuk prompt berikutnya (Penutup - Paragraf/Tema 3: Kembali ke Masa Kini &amp; Ajakan Refleksi).</text:p>
          </text:section>
          <text:section text:style-name="Sect1" text:name="feedback-form-61">
            <text:p text:style-name="P249"/>
          </text:section>
        </text:section>
        <text:section text:style-name="Sect1" text:name="d1ef135dea09fc69">
          <text:p text:style-name="P120"/>
          <text:section text:style-name="Sect1" text:name="user-query-content-62">
            <text:p text:style-name="P266">yax </text:p>
          </text:section>
          <text:p text:style-name="P249">Tampilkan alur berpikir</text:p>
          <text:section text:style-name="Sect2" text:name="model-response-message-contentr_d1ef135dea09fc69">
            <text:p text:style-name="P120">Baik, mari kita kembali ke bumi, ke saat ini.</text:p>
            <text:p text:style-name="Text_20_body"><text:span text:style-name="Strong_20_Emphasis"><text:span text:style-name="T1">Prompt untuk Paragraf/Tema 3: Kembali ke Masa Kini &amp; Ajakan Refleksi</text:span></text:span><text:span text:style-name="T1"> </text:span><text:span text:style-name="Emphasis"><text:span text:style-name="T1">"Tulis paragraf yang </text:span></text:span><text:span text:style-name="Emphasis"><text:span text:style-name="Strong_20_Emphasis"><text:span text:style-name="T1">menarik pembaca kembali dari spekulasi masa depan yang jauh ke realitas saat ini (2025)</text:span></text:span></text:span><text:span text:style-name="Emphasis"><text:span text:style-name="T1">. Tekankan bahwa meskipun mind uploading utuh masih fiksi, </text:span></text:span><text:span text:style-name="Emphasis"><text:span text:style-name="Strong_20_Emphasis"><text:span text:style-name="T1">pertanyaan-pertanyaan etis dan filosofis</text:span></text:span></text:span><text:span text:style-name="Emphasis"><text:span text:style-name="T1"> yang diangkatnya (tentang identitas dalam dunia digital, hak AI, bias algoritma, kesenjangan akses teknologi, privasi data pribadi, dan hubungan manusia-mesin) </text:span></text:span><text:span text:style-name="Emphasis"><text:span text:style-name="Strong_20_Emphasis"><text:span text:style-name="T1">sangat relevan </text:span></text:span></text:span><text:span text:style-name="Strong_20_Emphasis"><text:span text:style-name="Emphasis"><text:span text:style-name="T1">sekarang</text:span></text:span></text:span><text:span text:style-name="Emphasis"><text:span text:style-name="T1">, terutama saat kita berhadapan dengan kemajuan pesat AI, neuroteknologi, dan realitas virtual. Ajak pembaca untuk </text:span></text:span><text:span text:style-name="Emphasis"><text:span text:style-name="Strong_20_Emphasis"><text:span text:style-name="T1">terus merenungkan dan mendiskusikan isu-isu ini</text:span></text:span></text:span><text:span text:style-name="Emphasis"><text:span text:style-name="T1"> dalam konteks teknologi yang benar-benar mereka hadapi hari ini dan di masa mendatang."</text:span></text:span></text:p>
            <text:p text:style-name="Text_20_body"><text:span text:style-name="Strong_20_Emphasis"><text:span text:style-name="T1">Jawaban Saya:</text:span></text:span></text:p>
            <text:p text:style-name="Text_20_body"><text:span text:style-name="T1">Setelah terbang jauh ke masa depan dengan imajinasi </text:span><text:span text:style-name="Emphasis"><text:span text:style-name="T1">mind uploading</text:span></text:span><text:span text:style-name="T1">, penting bagi kita untuk mendarat kembali di </text:span><text:span text:style-name="Strong_20_Emphasis"><text:span text:style-name="T1">masa kini, di tahun 2025 ini</text:span></text:span><text:span text:style-name="T1">. </text:span><text:soft-page-break/><text:span text:style-name="T1">Mungkin terasa aneh menghabiskan begitu banyak waktu memikirkan teknologi yang masih jadi fiksi ilmiah. Tapi, coba perhatikan lagi: </text:span><text:span text:style-name="Strong_20_Emphasis"><text:span text:style-name="T1">pertanyaan-pertanyaan besar</text:span></text:span><text:span text:style-name="T1"> yang muncul dari ide </text:span><text:span text:style-name="Emphasis"><text:span text:style-name="T1">mind uploading</text:span></text:span><text:span text:style-name="T1"> itu ternyata </text:span><text:span text:style-name="Strong_20_Emphasis"><text:span text:style-name="T1">bukan cuma relevan untuk masa depan yang jauh, tapi juga sangat relevan </text:span></text:span><text:span text:style-name="Strong_20_Emphasis"><text:span text:style-name="Emphasis"><text:span text:style-name="T1">sekarang</text:span></text:span></text:span><text:span text:style-name="T1">! Pikirkan saja:</text:span></text:p>
            <text:list xml:id="list4470205381555993312" text:style-name="L132">
              <text:list-item>
                <text:p text:style-name="P242"><text:span text:style-name="Strong_20_Emphasis"><text:span text:style-name="T1">Identitas di dunia digital:</text:span></text:span><text:span text:style-name="T1"> Bukankah kita sudah mulai bergulat dengan ini lewat akun media sosial, avatar game, dan persona online kita? </text:span></text:p>
              </text:list-item>
              <text:list-item>
                <text:p text:style-name="P242"><text:span text:style-name="Strong_20_Emphasis"><text:span text:style-name="T1">Hak dan etika AI:</text:span></text:span><text:span text:style-name="T1"> Seiring AI jadi makin canggih, pertanyaan soal tanggung jawabnya, bias algoritmanya, bahkan status moralnya (meski belum sadar) jadi makin nyata. </text:span></text:p>
              </text:list-item>
              <text:list-item>
                <text:p text:style-name="P242"><text:span text:style-name="Strong_20_Emphasis"><text:span text:style-name="T1">Kesenjangan akses teknologi:</text:span></text:span><text:span text:style-name="T1"> 'Digital divide' itu masalah riil di Indonesia dan dunia saat ini, menentukan siapa yang bisa dapat manfaat dari kemajuan teknologi dan siapa yang tertinggal. </text:span></text:p>
              </text:list-item>
              <text:list-item>
                <text:p text:style-name="P242"><text:span text:style-name="Strong_20_Emphasis"><text:span text:style-name="T1">Privasi data pribadi:</text:span></text:span><text:span text:style-name="T1"> Di zaman data jadi 'emas baru', seberapa aman informasi pribadi kita? Apalagi kalau menyangkut data otak di masa depan? </text:span></text:p>
              </text:list-item>
              <text:list-item>
                <text:p text:style-name="P113"><text:span text:style-name="Strong_20_Emphasis"><text:span text:style-name="T1">Hubungan manusia-mesin:</text:span></text:span><text:span text:style-name="T1"> Kita makin sering berinteraksi dengan mesin 'pintar', bagaimana ini mengubah cara kita hidup, bekerja, dan berhubungan? </text:span></text:p>
              </text:list-item>
            </text:list>
            <text:p text:style-name="Text_20_body"><text:span text:style-name="T1">Kemajuan pesat di bidang </text:span><text:span text:style-name="Strong_20_Emphasis"><text:span text:style-name="T1">AI generatif, neuroteknologi awal (seperti BCI medis), dan teknologi realitas virtual/augmented reality</text:span></text:span><text:span text:style-name="T1"> yang sedang kita alami sekarang adalah 'anak tangga' pertama menuju masa depan yang mungkin lebih radikal lagi. Oleh karena itu, </text:span><text:span text:style-name="Strong_20_Emphasis"><text:span text:style-name="T1">kerangka berpikir kritis dan pertanyaan etis</text:span></text:span><text:span text:style-name="T1"> yang kita latih saat membahas </text:span><text:span text:style-name="Emphasis"><text:span text:style-name="T1">mind uploading</text:span></text:span><text:span text:style-name="T1"> ini sangat berguna untuk kita terapkan pada teknologi yang </text:span><text:span text:style-name="Strong_20_Emphasis"><text:span text:style-name="T1">benar-benar ada di depan mata kita hari ini dan besok</text:span></text:span><text:span text:style-name="T1">. Jangan berhenti merenungkan dan mendiskusikan isu-isu ini, karena keputusan yang kita ambil soal teknologi saat ini akan ikut membentuk fondasi masa depan kita.</text:span></text:p>
            <text:p text:style-name="P289"/>
            <text:p text:style-name="P120">Saya menunggu perintah "YAX" Anda untuk prompt terakhir (Penutup - Paragraf/Tema 4: Harapan &amp; Tanggung Jawab).</text:p>
          </text:section>
          <text:section text:style-name="Sect1" text:name="feedback-form-62">
            <text:p text:style-name="P249"/>
          </text:section>
        </text:section>
        <text:section text:style-name="Sect1" text:name="bbf839ac695729b7">
          <text:p text:style-name="P120"/>
          <text:section text:style-name="Sect1" text:name="user-query-content-63">
            <text:p text:style-name="P266"><text:soft-page-break/>yax </text:p>
          </text:section>
          <text:p text:style-name="P249">Tampilkan alur berpikir</text:p>
          <text:section text:style-name="Sect2" text:name="model-response-message-contentr_bbf839ac695729b7">
            <text:p text:style-name="P120">Baik, ini adalah bagian penutup terakhir dari buku ini.</text:p>
            <text:p text:style-name="Text_20_body"><text:span text:style-name="Strong_20_Emphasis"><text:span text:style-name="T1">Prompt untuk Paragraf/Tema 4: Harapan &amp; Tanggung Jawab</text:span></text:span><text:span text:style-name="T1"> </text:span><text:span text:style-name="Emphasis"><text:span text:style-name="T1">"Tulis paragraf penutup terakhir yang meninggalkan </text:span></text:span><text:span text:style-name="Emphasis"><text:span text:style-name="Strong_20_Emphasis"><text:span text:style-name="T1">kesan mendalam</text:span></text:span></text:span><text:span text:style-name="Emphasis"><text:span text:style-name="T1">. Sampaikan </text:span></text:span><text:span text:style-name="Emphasis"><text:span text:style-name="Strong_20_Emphasis"><text:span text:style-name="T1">pesan harapan yang hati-hati</text:span></text:span></text:span><text:span text:style-name="Emphasis"><text:span text:style-name="T1"> pada </text:span></text:span><text:span text:style-name="Emphasis"><text:span text:style-name="Strong_20_Emphasis"><text:span text:style-name="T1">kecerdasan, kreativitas, dan (semoga) kebijaksanaan manusia</text:span></text:span></text:span><text:span text:style-name="Emphasis"><text:span text:style-name="T1"> untuk menavigasi masa depan teknologi yang kompleks. Namun, </text:span></text:span><text:span text:style-name="Emphasis"><text:span text:style-name="Strong_20_Emphasis"><text:span text:style-name="T1">imbangi harapan ini dengan penekanan kuat pada tanggung jawab</text:span></text:span></text:span><text:span text:style-name="Emphasis"><text:span text:style-name="T1">: tanggung jawab untuk </text:span></text:span><text:span text:style-name="Emphasis"><text:span text:style-name="Strong_20_Emphasis"><text:span text:style-name="T1">belajar</text:span></text:span></text:span><text:span text:style-name="Emphasis"><text:span text:style-name="T1">, untuk </text:span></text:span><text:span text:style-name="Emphasis"><text:span text:style-name="Strong_20_Emphasis"><text:span text:style-name="T1">bertanya</text:span></text:span></text:span><text:span text:style-name="Emphasis"><text:span text:style-name="T1">, untuk </text:span></text:span><text:span text:style-name="Emphasis"><text:span text:style-name="Strong_20_Emphasis"><text:span text:style-name="T1">berdiskusi secara terbuka dan etis</text:span></text:span></text:span><text:span text:style-name="Emphasis"><text:span text:style-name="T1">, dan untuk </text:span></text:span><text:span text:style-name="Emphasis"><text:span text:style-name="Strong_20_Emphasis"><text:span text:style-name="T1">berusaha secara kolektif</text:span></text:span></text:span><text:span text:style-name="Emphasis"><text:span text:style-name="T1"> memastikan bahwa teknologi, apa pun bentuknya di masa depan, </text:span></text:span><text:span text:style-name="Emphasis"><text:span text:style-name="Strong_20_Emphasis"><text:span text:style-name="T1">melayani kemanusiaan dan nilai-nilai terbaik kita</text:span></text:span></text:span><text:span text:style-name="Emphasis"><text:span text:style-name="T1">. Akhiri dengan </text:span></text:span><text:span text:style-name="Emphasis"><text:span text:style-name="Strong_20_Emphasis"><text:span text:style-name="T1">kalimat yang menggugah atau memprovokasi pemikiran terakhir</text:span></text:span></text:span><text:span text:style-name="Emphasis"><text:span text:style-name="T1"> tentang hubungan antara manusia, teknologi, dan pencarian makna."</text:span></text:span></text:p>
            <text:p text:style-name="Text_20_body"><text:span text:style-name="Strong_20_Emphasis"><text:span text:style-name="T1">Jawaban Saya:</text:span></text:span></text:p>
            <text:p text:style-name="Text_20_body"><text:span text:style-name="T1">Pada akhirnya, setelah menjelajahi kemungkinan yang memukau sekaligus menakutkan, ke mana arah kita selanjutnya? Mungkin ada sedikit ruang untuk </text:span><text:span text:style-name="Strong_20_Emphasis"><text:span text:style-name="T1">harapan yang berhati-hati</text:span></text:span><text:span text:style-name="T1">. Manusia, dengan segala kekurangannya, juga diberkahi kecerdasan untuk memahami alam semesta, kreativitas untuk menciptakan hal-hal baru yang luar biasa, dan semoga, cukup kebijaksanaan untuk tidak menghancurkan diri sendiri dengan penemuannya. Menghadapi masa depan teknologi yang begitu kompleks dan penuh potensi transformatif, kemampuan-kemampuan inilah yang menjadi harapan kita untuk bisa menavigasi jalan ke depan.</text:span></text:p>
            <text:p text:style-name="Text_20_body"><text:span text:style-name="T1">Namun, harapan ini </text:span><text:span text:style-name="Strong_20_Emphasis"><text:span text:style-name="T1">tidak boleh membuat kita lengah</text:span></text:span><text:span text:style-name="T1">. Ia harus selalu bergandengan tangan dengan </text:span><text:span text:style-name="Strong_20_Emphasis"><text:span text:style-name="T1">rasa tanggung jawab yang besar</text:span></text:span><text:span text:style-name="T1">. Tanggung jawab ada pada kita semua—termasuk kamu, di mana pun kamu berada, di Indonesia atau belahan dunia lain—untuk tidak menjadi generasi yang pasif. Tanggung jawab untuk </text:span><text:span text:style-name="Strong_20_Emphasis"><text:span text:style-name="T1">terus belajar</text:span></text:span><text:span text:style-name="T1"> memahami dunia yang berubah cepat ini. Tanggung jawab untuk </text:span><text:span text:style-name="Strong_20_Emphasis"><text:span text:style-name="T1">berani bertanya</text:span></text:span><text:span text:style-name="T1"> dan mempertanyakan arah kemajuan. Tanggung jawab untuk </text:span><text:span text:style-name="Strong_20_Emphasis"><text:span text:style-name="T1">terlibat dalam diskusi yang terbuka, jujur, dan etis</text:span></text:span><text:span text:style-name="T1"> mengenai ke mana kita ingin membawa teknologi ini. Dan tanggung jawab untuk </text:span><text:span text:style-name="Strong_20_Emphasis"><text:span text:style-name="T1">berusaha bersama-</text:span></text:span><text:soft-page-break/><text:span text:style-name="Strong_20_Emphasis"><text:span text:style-name="T1">sama</text:span></text:span><text:span text:style-name="T1">, lintas batas dan budaya, memastikan bahwa setiap inovasi baru, secanggih apa pun itu, pada akhirnya </text:span><text:span text:style-name="Strong_20_Emphasis"><text:span text:style-name="T1">benar-benar melayani kemanusiaan, memperkaya kehidupan, dan sejalan dengan nilai-nilai terbaik</text:span></text:span><text:span text:style-name="T1"> yang kita yakini bersama. Sebab, mungkin pertanyaan terbesarnya bukanlah </text:span><text:span text:style-name="Emphasis"><text:span text:style-name="T1">apakah</text:span></text:span><text:span text:style-name="T1"> kita bisa menciptakan teknologi sehebat </text:span><text:span text:style-name="Emphasis"><text:span text:style-name="T1">mind uploading</text:span></text:span><text:span text:style-name="T1">, melainkan </text:span><text:span text:style-name="Emphasis"><text:span text:style-name="T1">untuk apa</text:span></text:span><text:span text:style-name="T1"> kita menciptakannya, dan akan menjadi </text:span><text:span text:style-name="Emphasis"><text:span text:style-name="T1">siapakah</text:span></text:span><text:span text:style-name="T1"> kita jika berhasil melakukannya?</text:span></text:p>
            <text:p text:style-name="P289"/>
            <text:p text:style-name="P120">Semua prompt telah dijawab sesuai permintaan Anda. Semoga jawaban-jawaban ini bermanfaat untuk penyusunan buku "Digital Nirvana: Uploading Human Minds into the AI Cloud"!</text:p>
          </text:section>
          <text:section text:style-name="Sect1" text:name="feedback-form-63">
            <text:p text:style-name="P249"/>
          </text:section>
        </text:section>
        <text:section text:style-name="Sect1" text:name="a0b4c17dfebdcc94">
          <text:p text:style-name="P120"/>
          <text:section text:style-name="Sect1" text:name="user-query-content-64">
            <text:p text:style-name="P266">Buat Glosarium/Daftar Istilah Buku ini </text:p>
          </text:section>
          <text:p text:style-name="P249">Tampilkan alur berpikir</text:p>
          <text:section text:style-name="Sect2" text:name="model-response-message-contentr_a0b4c17dfebdcc94">
            <text:p text:style-name="P120">Tentu, ini draf Glosarium atau Daftar Istilah yang bisa Anda gunakan untuk buku "Digital Nirvana: Uploading Human Minds into the AI Cloud", disajikan dengan bahasa yang mudah dipahami remaja:</text:p>
            <text:p text:style-name="P289"/>
            <text:p text:style-name="Text_20_body"><text:span text:style-name="Strong_20_Emphasis"><text:span text:style-name="T1">Glosarium / Daftar Istilah</text:span></text:span></text:p>
            <text:list xml:id="list3698347890905943150" text:style-name="L133">
              <text:list-item>
                <text:p text:style-name="P243"><text:span text:style-name="Strong_20_Emphasis"><text:span text:style-name="T1">AI (Artificial Intelligence) / Kecerdasan Buatan:</text:span></text:span><text:span text:style-name="T1"> Gampangnya, ini program atau mesin yang dibuat biar bisa 'mikir', belajar, atau ngerjain tugas yang biasanya butuh kecerdasan manusia. Contohnya chatbot yang bisa ngobrol (kayak ChatGPT atau Gemini) atau AI yang bisa bikin gambar dari teks (kayak Midjourney). Tapi ingat, AI sekarang (per 2025) belum beneran 'ngerti' atau 'sadar' ya! </text:span></text:p>
              </text:list-item>
              <text:list-item>
                <text:p text:style-name="P243"><text:span text:style-name="Strong_20_Emphasis"><text:span text:style-name="T1">AGI (Artificial General Intelligence) / Kecerdasan Umum Buatan:</text:span></text:span><text:span text:style-name="T1"> Ini jenis AI </text:span><text:span text:style-name="Emphasis"><text:span text:style-name="T1">hipotetis</text:span></text:span><text:span text:style-name="T1"> (belum ada!) yang kecerdasannya setara manusia di berbagai bidang, nggak cuma jago satu hal. Dia bisa belajar, nalar, dan adaptasi kayak kita. </text:span></text:p>
              </text:list-item>
              <text:list-item>
                <text:p text:style-name="P243"><text:span text:style-name="Strong_20_Emphasis"><text:span text:style-name="T1">ASI (Artificial Superintelligence) / Superinteligensi Buatan:</text:span></text:span><text:span text:style-name="T1"> Ini level AI </text:span><text:span text:style-name="Emphasis"><text:span text:style-name="T1">hipotetis</text:span></text:span><text:span text:style-name="T1"> yang lebih gila lagi, kecerdasannya </text:span><text:span text:style-name="Emphasis"><text:span text:style-name="T1">jauh melampaui</text:span></text:span><text:span text:style-name="T1"> manusia terpintar sekalipun. Masih sangat jauh (kalaupun mungkin). </text:span></text:p>
              </text:list-item>
              <text:list-item>
                <text:p text:style-name="P243"><text:soft-page-break/><text:span text:style-name="Strong_20_Emphasis"><text:span text:style-name="T1">Algoritma (Algorithm):</text:span></text:span><text:span text:style-name="T1"> Serangkaian aturan atau langkah-langkah instruksi yang jelas buat komputer biar bisa nyelesain tugas atau mecahin masalah. Kayak resep masak buat komputer. </text:span></text:p>
              </text:list-item>
              <text:list-item>
                <text:p text:style-name="P243"><text:span text:style-name="Strong_20_Emphasis"><text:span text:style-name="T1">Analogi (Analogy):</text:span></text:span><text:span text:style-name="T1"> Perumpamaan atau perbandingan antara dua hal yang berbeda buat ngejelasin ide yang rumit jadi lebih gampang dimengerti. Contoh: "Otak itu kayak komputer super." </text:span></text:p>
              </text:list-item>
              <text:list-item>
                <text:p text:style-name="P243"><text:span text:style-name="Strong_20_Emphasis"><text:span text:style-name="T1">Antarmuka Otak-Komputer / BCI (Brain-Computer Interface):</text:span></text:span><text:span text:style-name="T1"> Teknologi yang jadi 'jembatan' komunikasi langsung antara aktivitas otak dengan mesin (komputer, lengan robotik, dll). Masih tahap awal banget sekarang. </text:span></text:p>
              </text:list-item>
              <text:list-item>
                <text:p text:style-name="P243"><text:span text:style-name="Strong_20_Emphasis"><text:span text:style-name="T1">Avatar:</text:span></text:span><text:span text:style-name="T1"> Representasi visual atau karakter digital yang dipakai seseorang buat tampil di dunia virtual, game, atau media sosial. </text:span></text:p>
              </text:list-item>
              <text:list-item>
                <text:p text:style-name="P243"><text:span text:style-name="Strong_20_Emphasis"><text:span text:style-name="T1">Bandwidth (dalam konteks BCI):</text:span></text:span><text:span text:style-name="T1"> Seberapa banyak informasi atau data yang bisa dikirim atau diterima antara otak dan komputer dalam satu waktu. Makin tinggi bandwidth, makin 'lancar' komunikasinya. </text:span></text:p>
              </text:list-item>
              <text:list-item>
                <text:p text:style-name="P243"><text:span text:style-name="Strong_20_Emphasis"><text:span text:style-name="T1">Biokompatibilitas (Biocompatibility):</text:span></text:span><text:span text:style-name="T1"> Kemampuan suatu bahan atau alat (kayak implan atau nanobot) buat ada di dalam tubuh makhluk hidup tanpa ditolak sistem imun atau menyebabkan efek samping berbahaya. </text:span></text:p>
              </text:list-item>
              <text:list-item>
                <text:p text:style-name="P243"><text:span text:style-name="Strong_20_Emphasis"><text:span text:style-name="T1">Cloud AI / Awan AI:</text:span></text:span><text:span text:style-name="T1"> Jaringan server komputer yang saling terhubung (seringkali lewat internet) yang punya kapasitas besar buat nyimpen data dan menjalankan program AI yang kompleks. Disebut 'awan' karena kita nggak tahu persis server fisiknya ada di mana. </text:span></text:p>
              </text:list-item>
              <text:list-item>
                <text:p text:style-name="P243"><text:span text:style-name="Strong_20_Emphasis"><text:span text:style-name="T1">Cyborg:</text:span></text:span><text:span text:style-name="T1"> Makhluk hidup (biasanya manusia) yang sebagian tubuhnya udah diganti atau ditambah dengan komponen mekanik atau elektronik buat ningkatin kemampuannya. </text:span></text:p>
              </text:list-item>
              <text:list-item>
                <text:p text:style-name="P243"><text:span text:style-name="Strong_20_Emphasis"><text:span text:style-name="T1">Deep Learning / Pembelajaran Mendalam:</text:span></text:span><text:span text:style-name="T1"> Salah satu teknik AI yang pakai 'jaringan saraf tiruan' berlapis-lapis buat belajar ngenalin pola yang sangat rumit dari data (gambar, suara, teks). Ini yang bikin AI sekarang canggih banget. </text:span></text:p>
              </text:list-item>
              <text:list-item>
                <text:p text:style-name="P243"><text:span text:style-name="Strong_20_Emphasis"><text:span text:style-name="T1">Dendrit (Dendrite):</text:span></text:span><text:span text:style-name="T1"> Bagian dari sel saraf (neuron) yang bentuknya kayak cabang pohon, tugasnya nerima sinyal atau 'pesan' dari neuron lain. </text:span></text:p>
              </text:list-item>
              <text:list-item>
                <text:p text:style-name="P243"><text:span text:style-name="Strong_20_Emphasis"><text:span text:style-name="T1">Digital Nirvana:</text:span></text:span><text:span text:style-name="T1"> Istilah (di buku ini) buat nggambarin visi ideal atau utopis dari </text:span><text:span text:style-name="Emphasis"><text:span text:style-name="T1">mind uploading</text:span></text:span><text:span text:style-name="T1">, di mana manusia bisa hidup abadi, </text:span><text:soft-page-break/><text:span text:style-name="T1">bahagia, dan sempurna sebagai kesadaran digital di awan AI. </text:span></text:p>
              </text:list-item>
              <text:list-item>
                <text:p text:style-name="P243"><text:span text:style-name="Strong_20_Emphasis"><text:span text:style-name="T1">Disosiasi (Dissociation):</text:span></text:span><text:span text:style-name="T1"> Perasaan aneh kayak terpisah atau nggak nyata dari tubuh, pikiran, perasaan, atau lingkungan sekitar. Bisa jadi risiko psikologis hidup tanpa tubuh. </text:span></text:p>
              </text:list-item>
              <text:list-item>
                <text:p text:style-name="P243"><text:span text:style-name="Strong_20_Emphasis"><text:span text:style-name="T1">Distopia (Dystopia):</text:span></text:span><text:span text:style-name="T1"> Gambaran masyarakat masa depan yang sangat buruk, penuh penindasan, penderitaan, dan ketidakadilan. Kebalikan dari Utopia. </text:span></text:p>
              </text:list-item>
              <text:list-item>
                <text:p text:style-name="P243"><text:span text:style-name="Strong_20_Emphasis"><text:span text:style-name="T1">Dualisme (Dualism):</text:span></text:span><text:span text:style-name="T1"> Pandangan filsafat (dari zaman dulu) yang percaya kalau pikiran/jiwa/kesadaran itu beda dan terpisah dari tubuh fisik/materi. </text:span></text:p>
              </text:list-item>
              <text:list-item>
                <text:p text:style-name="P243"><text:span text:style-name="Strong_20_Emphasis"><text:span text:style-name="T1">EEG (Electroencephalography):</text:span></text:span><text:span text:style-name="T1"> Alat buat ngukur aktivitas listrik otak pakai sensor (elektroda) yang ditempel di kulit kepala. Bisa lihat perubahan aktivitas cepat, tapi lokasinya nggak terlalu akurat. </text:span></text:p>
              </text:list-item>
              <text:list-item>
                <text:p text:style-name="P243"><text:span text:style-name="Strong_20_Emphasis"><text:span text:style-name="T1">Eksistensial (Existential):</text:span></text:span><text:span text:style-name="T1"> Berhubungan dengan pertanyaan-pertanyaan mendasar soal keberadaan (eksistensi) manusia: makna hidup, kematian, kebebasan, identitas. </text:span></text:p>
              </text:list-item>
              <text:list-item>
                <text:p text:style-name="P243"><text:span text:style-name="Strong_20_Emphasis"><text:span text:style-name="T1">Emergence / Kemunculan:</text:span></text:span><text:span text:style-name="T1"> Ide bahwa sifat atau pola yang kompleks (kayak kesadaran) bisa muncul dari interaksi banyak bagian yang lebih sederhana (kayak neuron), meskipun sifat itu nggak ada di bagian-bagian sederhananya. </text:span></text:p>
              </text:list-item>
              <text:list-item>
                <text:p text:style-name="P243"><text:span text:style-name="Strong_20_Emphasis"><text:span text:style-name="T1">Emulasi Otak / Simulasi Otak (Brain Emulation / Brain Simulation):</text:span></text:span><text:span text:style-name="T1"> Usaha buat bikin model komputer yang bisa meniru cara kerja otak (sebagian atau seluruhnya) sampai ke level detail tertentu. </text:span></text:p>
              </text:list-item>
              <text:list-item>
                <text:p text:style-name="P243"><text:span text:style-name="Strong_20_Emphasis"><text:span text:style-name="T1">Epigenetik (Epigenetics):</text:span></text:span><text:span text:style-name="T1"> Studi tentang perubahan cara kerja gen yang nggak disebabkan oleh perubahan urutan DNA itu sendiri, tapi oleh faktor lingkungan atau gaya hidup. Ini bisa mempengaruhi cara otak berkembang dan berfungsi. </text:span></text:p>
              </text:list-item>
              <text:list-item>
                <text:p text:style-name="P243"><text:span text:style-name="Strong_20_Emphasis"><text:span text:style-name="T1">Etika (Ethics):</text:span></text:span><text:span text:style-name="T1"> Cabang filsafat yang mempelajari soal benar dan salah, baik dan buruk, serta prinsip moral yang seharusnya jadi panduan perilaku kita. </text:span></text:p>
              </text:list-item>
              <text:list-item>
                <text:p text:style-name="P243"><text:span text:style-name="Strong_20_Emphasis"><text:span text:style-name="T1">fMRI (functional Magnetic Resonance Imaging):</text:span></text:span><text:span text:style-name="T1"> Alat pemindai otak yang bisa nunjukkin area otak mana yang lagi aktif dengan cara ngukur perubahan aliran darah. Lokasinya lumayan bagus, tapi timingnya agak lambat. </text:span></text:p>
              </text:list-item>
              <text:list-item>
                <text:p text:style-name="P243"><text:span text:style-name="Strong_20_Emphasis"><text:span text:style-name="T1">Fatamorgana (Mirage):</text:span></text:span><text:span text:style-name="T1"> Ilusi optik yang bikin sesuatu kelihatan ada </text:span><text:soft-page-break/><text:span text:style-name="T1">padahal nggak ada (kayak lihat genangan air di jalan pas panas terik). Dipakai sebagai kiasan buat janji palsu atau ilusi. </text:span></text:p>
              </text:list-item>
              <text:list-item>
                <text:p text:style-name="P243"><text:span text:style-name="Strong_20_Emphasis"><text:span text:style-name="T1">Fiksi Ilmiah (Science Fiction / Sci-Fi):</text:span></text:span><text:span text:style-name="T1"> Genre cerita (buku, film, game) yang ceritanya berdasarkan spekulasi sains dan teknologi masa depan, perjalanan luar angkasa, alien, dll. </text:span></text:p>
              </text:list-item>
              <text:list-item>
                <text:p text:style-name="P243"><text:span text:style-name="Strong_20_Emphasis"><text:span text:style-name="T1">Filsafat (Philosophy):</text:span></text:span><text:span text:style-name="T1"> Pemikiran mendalam dan kritis tentang pertanyaan-pertanyaan mendasar soal realitas, pengetahuan, nilai, akal, pikiran, dan bahasa. </text:span></text:p>
              </text:list-item>
              <text:list-item>
                <text:p text:style-name="P243"><text:span text:style-name="Strong_20_Emphasis"><text:span text:style-name="T1">Futurologi / Futuris (Futurology / Futurist):</text:span></text:span><text:span text:style-name="T1"> Studi atau orang yang mencoba memprediksi atau berspekulasi tentang kemungkinan masa depan, terutama soal teknologi dan dampaknya ke masyarakat. </text:span></text:p>
              </text:list-item>
              <text:list-item>
                <text:p text:style-name="P243"><text:span text:style-name="Strong_20_Emphasis"><text:span text:style-name="T1">Generative AI / AI Generatif:</text:span></text:span><text:span text:style-name="T1"> Jenis AI yang bisa </text:span><text:span text:style-name="Emphasis"><text:span text:style-name="T1">menciptakan</text:span></text:span><text:span text:style-name="T1"> konten baru (teks, gambar, musik, kode) berdasarkan pola yang udah dipelajari dari data latihan. Contoh: ChatGPT, Midjourney. </text:span></text:p>
              </text:list-item>
              <text:list-item>
                <text:p text:style-name="P243"><text:span text:style-name="Strong_20_Emphasis"><text:span text:style-name="T1">Hukum Moore (Moore's Law):</text:span></text:span><text:span text:style-name="T1"> Observasi (bukan hukum fisika) bahwa kekuatan komputasi (jumlah transistor di chip) cenderung berlipat ganda tiap sekitar dua tahun. Tren ini mulai melambat. </text:span></text:p>
              </text:list-item>
              <text:list-item>
                <text:p text:style-name="P243"><text:span text:style-name="Strong_20_Emphasis"><text:span text:style-name="T1">Identitas (Identity):</text:span></text:span><text:span text:style-name="T1"> Siapa diri kita sebenarnya; kumpulan sifat, ingatan, nilai, dan pengalaman yang bikin kita merasa unik dan berbeda dari orang lain. Jadi pertanyaan besar di </text:span><text:span text:style-name="Emphasis"><text:span text:style-name="T1">mind uploading</text:span></text:span><text:span text:style-name="T1">. </text:span></text:p>
              </text:list-item>
              <text:list-item>
                <text:p text:style-name="P243"><text:span text:style-name="Strong_20_Emphasis"><text:span text:style-name="T1">Implan (Implant):</text:span></text:span><text:span text:style-name="T1"> Alat atau perangkat buatan yang ditanam di dalam tubuh (termasuk otak) buat mengganti atau nambahin fungsi. </text:span></text:p>
              </text:list-item>
              <text:list-item>
                <text:p text:style-name="P243"><text:span text:style-name="Strong_20_Emphasis"><text:span text:style-name="T1">Invasif (Invasive):</text:span></text:span><text:span text:style-name="T1"> Tindakan medis atau teknologi yang melibatkan 'masuk' atau 'melukai' tubuh, misalnya perlu operasi buat masang implan. </text:span></text:p>
              </text:list-item>
              <text:list-item>
                <text:p text:style-name="P243"><text:span text:style-name="Strong_20_Emphasis"><text:span text:style-name="T1">Kesadaran (Consciousness):</text:span></text:span><text:span text:style-name="T1"> Pengalaman subjektif 'merasa' menjadi diri sendiri, menyadari lingkungan sekitar, dan memiliki dunia batin (pikiran, perasaan, sensasi). Masih jadi misteri terbesar sains. </text:span></text:p>
              </text:list-item>
              <text:list-item>
                <text:p text:style-name="P243"><text:span text:style-name="Strong_20_Emphasis"><text:span text:style-name="T1">Kesenjangan Digital (Digital Divide):</text:span></text:span><text:span text:style-name="T1"> Jurang pemisah antara orang/kelompok yang punya akses ke teknologi digital (internet, komputer) dan yang nggak punya. Bisa jadi makin parah kalau ada teknologi kayak </text:span><text:span text:style-name="Emphasis"><text:span text:style-name="T1">mind uploading</text:span></text:span><text:span text:style-name="T1">. </text:span></text:p>
              </text:list-item>
              <text:list-item>
                <text:p text:style-name="P243"><text:span text:style-name="Strong_20_Emphasis"><text:span text:style-name="T1">Kognitif (Cognitive):</text:span></text:span><text:span text:style-name="T1"> Berhubungan dengan proses mental kayak berpikir, belajar, mengingat, memecahkan masalah, dan memahami. </text:span></text:p>
              </text:list-item>
              <text:list-item>
                <text:p text:style-name="P243"><text:span text:style-name="Strong_20_Emphasis"><text:span text:style-name="T1">Komputasi Kuantum (Quantum Computing):</text:span></text:span><text:span text:style-name="T1"> Jenis komputasi baru (masih eksperimental) yang pakai prinsip fisika kuantum (qubit, </text:span><text:soft-page-break/><text:span text:style-name="T1">superposisi) buat mecahin masalah super rumit yang nggak bisa diatasi komputer biasa. </text:span></text:p>
              </text:list-item>
              <text:list-item>
                <text:p text:style-name="P243"><text:span text:style-name="Strong_20_Emphasis"><text:span text:style-name="T1">Komputasi Neuromorfik (Neuromorphic Computing):</text:span></text:span><text:span text:style-name="T1"> Jenis komputasi yang desain chip-nya meniru arsitektur jaringan saraf otak, harapannya lebih efisien buat tugas AI atau simulasi otak. </text:span></text:p>
              </text:list-item>
              <text:list-item>
                <text:p text:style-name="P243"><text:span text:style-name="Strong_20_Emphasis"><text:span text:style-name="T1">Konektom (Connectome):</text:span></text:span><text:span text:style-name="T1"> Peta lengkap semua koneksi saraf (neuron dan sinapsis) di dalam otak. Memetakan konektom manusia adalah tantangan besar. </text:span></text:p>
              </text:list-item>
              <text:list-item>
                <text:p text:style-name="P243"><text:span text:style-name="Strong_20_Emphasis"><text:span text:style-name="T1">Kontinuitas (Continuity):</text:span></text:span><text:span text:style-name="T1"> Keberlanjutan atau kesinambungan tanpa putus. Dalam konteks </text:span><text:span text:style-name="Emphasis"><text:span text:style-name="T1">mind uploading</text:span></text:span><text:span text:style-name="T1">, ini soal apakah kesadaran kita tetap berlanjut tanpa putus selama proses upload. </text:span></text:p>
              </text:list-item>
              <text:list-item>
                <text:p text:style-name="P243"><text:span text:style-name="Strong_20_Emphasis"><text:span text:style-name="T1">Literasi Sains/Teknologi (Science/Technology Literacy):</text:span></text:span><text:span text:style-name="T1"> Kemampuan dasar buat memahami konsep sains dan teknologi, serta dampaknya ke masyarakat. Penting biar nggak gampang dibodohi atau ketinggalan zaman. </text:span></text:p>
              </text:list-item>
              <text:list-item>
                <text:p text:style-name="P243"><text:span text:style-name="Strong_20_Emphasis"><text:span text:style-name="T1">Lobus (Otak) (Lobe):</text:span></text:span><text:span text:style-name="T1"> Bagian-bagian besar dari Otak Besar (Cerebrum) yang punya fungsi spesifik (Frontal, Parietal, Temporal, Oksipital). </text:span></text:p>
              </text:list-item>
              <text:list-item>
                <text:p text:style-name="P243"><text:span text:style-name="Strong_20_Emphasis"><text:span text:style-name="T1">Machine Learning / Pembelajaran Mesin:</text:span></text:span><text:span text:style-name="T1"> Cabang AI di mana mesin 'belajar' ngenalin pola atau bikin prediksi dari data tanpa diprogram secara eksplisit langkah demi langkah. </text:span></text:p>
              </text:list-item>
              <text:list-item>
                <text:p text:style-name="P243"><text:span text:style-name="Strong_20_Emphasis"><text:span text:style-name="T1">Malware / Virus Pikiran (Mind Virus):</text:span></text:span><text:span text:style-name="T1"> Istilah </text:span><text:span text:style-name="Emphasis"><text:span text:style-name="T1">hipotetis</text:span></text:span><text:span text:style-name="T1"> buat program atau kode jahat yang dirancang khusus buat menyerang, merusak, atau mengontrol pikiran digital hasil unggahan. </text:span></text:p>
              </text:list-item>
              <text:list-item>
                <text:p text:style-name="P243"><text:span text:style-name="Strong_20_Emphasis"><text:span text:style-name="T1">Metafora (Metaphor):</text:span></text:span><text:span text:style-name="T1"> Gaya bahasa kiasan yang menyamakan satu hal dengan hal lain yang punya sifat mirip buat bikin gambaran lebih hidup atau jelas (beda tipis sama analogi). </text:span></text:p>
              </text:list-item>
              <text:list-item>
                <text:p text:style-name="P243"><text:span text:style-name="Strong_20_Emphasis"><text:span text:style-name="T1">Metaverse:</text:span></text:span><text:span text:style-name="T1"> Konsep (masih berkembang) tentang dunia virtual 3D yang saling terhubung, persisten (terus ada), tempat orang bisa berinteraksi sosial, bekerja, dan bermain lewat avatar digital. VE </text:span><text:span text:style-name="Emphasis"><text:span text:style-name="T1">mind uploading</text:span></text:span><text:span text:style-name="T1"> bisa jadi versi super canggih dari Metaverse. </text:span></text:p>
              </text:list-item>
              <text:list-item>
                <text:p text:style-name="P243"><text:span text:style-name="Strong_20_Emphasis"><text:span text:style-name="T1">Mind Uploading / Pengunggahan Pikiran:</text:span></text:span><text:span text:style-name="T1"> Konsep </text:span><text:span text:style-name="Emphasis"><text:span text:style-name="T1">hipotetis</text:span></text:span><text:span text:style-name="T1"> memindahkan atau menyalin inti kesadaran, ingatan, dan kepribadian seseorang dari otak biologis ke substrat (media) non-biologis, biasanya komputer atau awan AI. </text:span></text:p>
              </text:list-item>
              <text:list-item>
                <text:p text:style-name="P243"><text:span text:style-name="Strong_20_Emphasis"><text:span text:style-name="T1">MRI (Magnetic Resonance Imaging):</text:span></text:span><text:span text:style-name="T1"> Alat pemindai yang pakai </text:span><text:soft-page-break/><text:span text:style-name="T1">magnet kuat buat menghasilkan gambar detail struktur bagian dalam tubuh, termasuk otak. Tapi nggak bisa lihat aktivitasnya secara langsung. </text:span></text:p>
              </text:list-item>
              <text:list-item>
                <text:p text:style-name="P243"><text:span text:style-name="Strong_20_Emphasis"><text:span text:style-name="T1">Nanobot:</text:span></text:span><text:span text:style-name="T1"> Robot </text:span><text:span text:style-name="Emphasis"><text:span text:style-name="T1">hipotetis</text:span></text:span><text:span text:style-name="T1"> yang ukurannya super kecil (skala nanometer), dibayangkan bisa melakukan tugas di level seluler, misalnya di dalam tubuh manusia. </text:span></text:p>
              </text:list-item>
              <text:list-item>
                <text:p text:style-name="P243"><text:span text:style-name="Strong_20_Emphasis"><text:span text:style-name="T1">Nanometer (nm):</text:span></text:span><text:span text:style-name="T1"> Ukuran panjang yang super kecil, yaitu sepermiliar (1/1.000.000.000) meter. </text:span></text:p>
              </text:list-item>
              <text:list-item>
                <text:p text:style-name="P243"><text:span text:style-name="Strong_20_Emphasis"><text:span text:style-name="T1">Nanoteknologi (Nanotechnology):</text:span></text:span><text:span text:style-name="T1"> Ilmu dan rekayasa materi dan alat pada skala nanometer. </text:span></text:p>
              </text:list-item>
              <text:list-item>
                <text:p text:style-name="P243"><text:span text:style-name="Strong_20_Emphasis"><text:span text:style-name="T1">Neuron / Sel Saraf:</text:span></text:span><text:span text:style-name="T1"> Sel dasar di otak dan sistem saraf yang tugasnya menerima, mengolah, dan mengirimkan informasi lewat sinyal listrik dan kimia. </text:span></text:p>
              </text:list-item>
              <text:list-item>
                <text:p text:style-name="P243"><text:span text:style-name="Strong_20_Emphasis"><text:span text:style-name="T1">Neurokomputasi (Neurocomputation):</text:span></text:span><text:span text:style-name="T1"> Bidang yang mempelajari bagaimana otak melakukan komputasi (mengolah informasi) dan mencoba menirunya di komputer, termasuk pengembangan BCI. </text:span></text:p>
              </text:list-item>
              <text:list-item>
                <text:p text:style-name="P243"><text:span text:style-name="Strong_20_Emphasis"><text:span text:style-name="T1">Neuroplastisitas (Neuroplasticity):</text:span></text:span><text:span text:style-name="T1"> Kemampuan otak buat berubah struktur dan fungsinya sebagai respons terhadap pengalaman, pembelajaran, atau cedera. Koneksi antar neuron bisa menguat, melemah, atau terbentuk baru. </text:span></text:p>
              </text:list-item>
              <text:list-item>
                <text:p text:style-name="P243"><text:span text:style-name="Strong_20_Emphasis"><text:span text:style-name="T1">Neurosains / Ilmu Saraf (Neuroscience):</text:span></text:span><text:span text:style-name="T1"> Bidang ilmu yang mempelajari sistem saraf, terutama otak: strukturnya, fungsinya, perkembangannya, kimianya, dll. </text:span></text:p>
              </text:list-item>
              <text:list-item>
                <text:p text:style-name="P243"><text:span text:style-name="Strong_20_Emphasis"><text:span text:style-name="T1">Neurotransmitter:</text:span></text:span><text:span text:style-name="T1"> Zat kimia yang jadi 'kurir' atau 'pembawa pesan' antar neuron di celah sinapsis. Contohnya dopamin, serotonin. </text:span></text:p>
              </text:list-item>
              <text:list-item>
                <text:p text:style-name="P243"><text:span text:style-name="Strong_20_Emphasis"><text:span text:style-name="T1">Non-Invasif (Non-Invasive):</text:span></text:span><text:span text:style-name="T1"> Tindakan medis atau teknologi yang dilakukan tanpa perlu memasukkan alat ke dalam tubuh atau melukai jaringan. Contoh: EEG atau (idealnya) BCI masa depan. </text:span></text:p>
              </text:list-item>
              <text:list-item>
                <text:p text:style-name="P243"><text:span text:style-name="Strong_20_Emphasis"><text:span text:style-name="T1">Paradoks Kapal Theseus (Ship of Theseus Paradox):</text:span></text:span><text:span text:style-name="T1"> Eksperimen pikiran filsafat kuno yang mempertanyakan identitas sebuah objek jika semua bagian aslinya diganti satu per satu seiring waktu. Relevan buat skenario 'Gradual Replacement'. </text:span></text:p>
              </text:list-item>
              <text:list-item>
                <text:p text:style-name="P243"><text:span text:style-name="Strong_20_Emphasis"><text:span text:style-name="T1">Pascamanusia / Post-human:</text:span></text:span><text:span text:style-name="T1"> Konsep tentang makhluk </text:span><text:span text:style-name="Emphasis"><text:span text:style-name="T1">hipotetis</text:span></text:span><text:span text:style-name="T1"> di masa depan yang udah sangat termodifikasi oleh teknologi (mungkin lewat rekayasa genetika, cyborgisasi, atau </text:span><text:span text:style-name="Emphasis"><text:span text:style-name="T1">mind uploading</text:span></text:span><text:span text:style-name="T1">) sampai nggak bisa lagi dianggap sebagai 'manusia' biasa. </text:span></text:p>
              </text:list-item>
              <text:list-item>
                <text:p text:style-name="P243"><text:soft-page-break/><text:span text:style-name="Strong_20_Emphasis"><text:span text:style-name="T1">Personhood / Keberpribadian:</text:span></text:span><text:span text:style-name="T1"> Status sebagai 'pribadi' atau 'individu' yang punya hak moral dan/atau legal tertentu. Pertanyaan besarnya: apakah entitas digital bisa punya </text:span><text:span text:style-name="Emphasis"><text:span text:style-name="T1">personhood</text:span></text:span><text:span text:style-name="T1">? </text:span></text:p>
              </text:list-item>
              <text:list-item>
                <text:p text:style-name="P243"><text:span text:style-name="Strong_20_Emphasis"><text:span text:style-name="T1">Psikologis (Psychological):</text:span></text:span><text:span text:style-name="T1"> Berhubungan dengan pikiran, perasaan, perilaku, dan proses mental seseorang. </text:span></text:p>
              </text:list-item>
              <text:list-item>
                <text:p text:style-name="P243"><text:span text:style-name="Strong_20_Emphasis"><text:span text:style-name="T1">Qualia:</text:span></text:span><text:span text:style-name="T1"> Istilah filsafat buat menyebut kualitas subjektif dari pengalaman sadar – 'rasanya' melihat warna merah, 'rasanya' mendengar nada C, 'rasanya' sakit. Ini inti dari 'Masalah Sulit Kesadaran'. </text:span></text:p>
              </text:list-item>
              <text:list-item>
                <text:p text:style-name="P243"><text:span text:style-name="Strong_20_Emphasis"><text:span text:style-name="T1">Realitas Virtual / VR (Virtual Reality):</text:span></text:span><text:span text:style-name="T1"> Teknologi yang menciptakan lingkungan simulasi tiga dimensi yang imersif (bikin kita serasa 'di dalam') pakai headset khusus. Masih jauh dari VE </text:span><text:span text:style-name="Emphasis"><text:span text:style-name="T1">mind uploading</text:span></text:span><text:span text:style-name="T1">. </text:span></text:p>
              </text:list-item>
              <text:list-item>
                <text:p text:style-name="P243"><text:span text:style-name="Strong_20_Emphasis"><text:span text:style-name="T1">Resolusi (Spasial/Temporal) (Resolution):</text:span></text:span><text:span text:style-name="T1"> Tingkat kedetailan. </text:span><text:span text:style-name="Strong_20_Emphasis"><text:span text:style-name="T1">Resolusi Spasial:</text:span></text:span><text:span text:style-name="T1"> Seberapa kecil objek atau lokasi yang bisa dibedakan oleh alat pemindai. </text:span><text:span text:style-name="Strong_20_Emphasis"><text:span text:style-name="T1">Resolusi Temporal:</text:span></text:span><text:span text:style-name="T1"> Seberapa cepat perubahan waktu yang bisa ditangkap oleh alat pemindai. Keduanya penting buat 'membaca' otak. </text:span></text:p>
              </text:list-item>
              <text:list-item>
                <text:p text:style-name="P243"><text:span text:style-name="Strong_20_Emphasis"><text:span text:style-name="T1">Risiko Eksistensial (Existential Risk / X-Risk):</text:span></text:span><text:span text:style-name="T1"> Risiko atau ancaman yang bisa menyebabkan kepunahan umat manusia atau kerusakan permanen yang drastis pada potensi masa depannya. </text:span></text:p>
              </text:list-item>
              <text:list-item>
                <text:p text:style-name="P243"><text:span text:style-name="Strong_20_Emphasis"><text:span text:style-name="T1">Server:</text:span></text:span><text:span text:style-name="T1"> Komputer (atau sistem komputer) yang kuat yang tugasnya menyimpan data dan menjalankan program untuk melayani komputer lain (klien) dalam sebuah jaringan. Awan AI terdiri dari banyak server. </text:span></text:p>
              </text:list-item>
              <text:list-item>
                <text:p text:style-name="P243"><text:span text:style-name="Strong_20_Emphasis"><text:span text:style-name="T1">Simulasi (Simulation):</text:span></text:span><text:span text:style-name="T1"> Tiruan atau model dari suatu sistem atau proses nyata yang dijalankan di komputer. Contoh: simulasi cuaca, simulasi penerbangan, simulasi otak. </text:span></text:p>
              </text:list-item>
              <text:list-item>
                <text:p text:style-name="P243"><text:span text:style-name="Strong_20_Emphasis"><text:span text:style-name="T1">Singularity / Singularitas (Teknologi):</text:span></text:span><text:span text:style-name="T1"> Titik waktu </text:span><text:span text:style-name="Emphasis"><text:span text:style-name="T1">hipotetis</text:span></text:span><text:span text:style-name="T1"> di masa depan di mana pertumbuhan teknologi (terutama AI) jadi super cepat dan tak terkendali, menyebabkan perubahan besar yang tak terbayangkan pada peradaban manusia. Dipopulerkan oleh Ray Kurzweil. </text:span></text:p>
              </text:list-item>
              <text:list-item>
                <text:p text:style-name="P243"><text:span text:style-name="Strong_20_Emphasis"><text:span text:style-name="T1">Sinapsis (Synapse):</text:span></text:span><text:span text:style-name="T1"> Celah atau sambungan super kecil antara dua neuron tempat terjadinya komunikasi kimiawi pakai neurotransmitter. Kunci pembelajaran dan memori. </text:span></text:p>
              </text:list-item>
              <text:list-item>
                <text:p text:style-name="P243"><text:span text:style-name="Strong_20_Emphasis"><text:span text:style-name="T1">Skeptisisme (Skepticism):</text:span></text:span><text:span text:style-name="T1"> Sikap ragu atau mempertanyakan klaim </text:span><text:soft-page-break/><text:span text:style-name="T1">atau gagasan yang belum punya bukti kuat. Penting dalam sains dan berpikir kritis. </text:span></text:p>
              </text:list-item>
              <text:list-item>
                <text:p text:style-name="P243"><text:span text:style-name="Strong_20_Emphasis"><text:span text:style-name="T1">Soma (Badan Sel Neuron):</text:span></text:span><text:span text:style-name="T1"> Bagian utama dari neuron yang berisi inti sel dan 'mesin' sel lainnya. Tempat ngolah sinyal yang masuk dari dendrit. </text:span></text:p>
              </text:list-item>
              <text:list-item>
                <text:p text:style-name="P243"><text:span text:style-name="Strong_20_Emphasis"><text:span text:style-name="T1">Spekulatif (Speculative):</text:span></text:span><text:span text:style-name="T1"> Berdasarkan dugaan, teori, atau imajinasi, bukan fakta atau bukti yang udah pasti. Banyak pembahasan di buku ini sifatnya spekulatif. </text:span></text:p>
              </text:list-item>
              <text:list-item>
                <text:p text:style-name="P243"><text:span text:style-name="Strong_20_Emphasis"><text:span text:style-name="T1">Subjektif (Subjective):</text:span></text:span><text:span text:style-name="T1"> Berdasarkan perasaan, pendapat, atau pengalaman pribadi seseorang, bukan fakta objektif yang bisa diukur semua orang. Kesadaran itu sifatnya subjektif. </text:span></text:p>
              </text:list-item>
              <text:list-item>
                <text:p text:style-name="P243"><text:span text:style-name="Strong_20_Emphasis"><text:span text:style-name="T1">Substrat (Substrate):</text:span></text:span><text:span text:style-name="T1"> Materi atau medium dasar tempat sesuatu ada atau berjalan. Otak biologis adalah substrat alami kita, komputer bisa jadi substrat </text:span><text:span text:style-name="Emphasis"><text:span text:style-name="T1">hipotetis</text:span></text:span><text:span text:style-name="T1"> buat pikiran digital. </text:span></text:p>
              </text:list-item>
              <text:list-item>
                <text:p text:style-name="P243"><text:span text:style-name="Strong_20_Emphasis"><text:span text:style-name="T1">Superkomputer (Supercomputer):</text:span></text:span><text:span text:style-name="T1"> Komputer yang punya kekuatan pemrosesan data jauh di atas komputer biasa, dipakai buat tugas-tugas super berat kayak simulasi ilmiah atau riset AI. </text:span></text:p>
              </text:list-item>
              <text:list-item>
                <text:p text:style-name="P243"><text:span text:style-name="Strong_20_Emphasis"><text:span text:style-name="T1">Teknologi Transformatif (Transformative Technology):</text:span></text:span><text:span text:style-name="T1"> Teknologi yang punya potensi buat mengubah secara drastis dan fundamental cara hidup manusia, masyarakat, atau peradaban. </text:span><text:span text:style-name="Emphasis"><text:span text:style-name="T1">Mind uploading</text:span></text:span><text:span text:style-name="T1"> (jika mungkin) adalah contohnya. </text:span></text:p>
              </text:list-item>
              <text:list-item>
                <text:p text:style-name="P243"><text:span text:style-name="Strong_20_Emphasis"><text:span text:style-name="T1">Telepati (Telepathy):</text:span></text:span><text:span text:style-name="T1"> Kemampuan </text:span><text:span text:style-name="Emphasis"><text:span text:style-name="T1">hipotetis</text:span></text:span><text:span text:style-name="T1"> buat komunikasi langsung dari pikiran ke pikiran tanpa pakai indra biasa. Mungkin bisa disimulasikan di dunia digital. </text:span></text:p>
              </text:list-item>
              <text:list-item>
                <text:p text:style-name="P243"><text:span text:style-name="Strong_20_Emphasis"><text:span text:style-name="T1">Transhumanisme (Transhumanism):</text:span></text:span><text:span text:style-name="T1"> Gerakan filsafat dan intelektual yang mendukung penggunaan sains dan teknologi buat meningkatkan kemampuan fisik dan mental manusia, bahkan mengatasi penuaan dan kematian. </text:span><text:span text:style-name="Emphasis"><text:span text:style-name="T1">Mind uploading</text:span></text:span><text:span text:style-name="T1"> adalah salah satu ide yang sering diasosiasikan dengan transhumanisme. </text:span></text:p>
              </text:list-item>
              <text:list-item>
                <text:p text:style-name="P114"><text:span text:style-name="Strong_20_Emphasis"><text:span text:style-name="T1">Utopia:</text:span></text:span><text:span text:style-name="T1"> Gambaran masyarakat masa depan yang ideal, sempurna, adil, dan bahagia. Kebalikan dari Distopia. </text:span></text:p>
              </text:list-item>
            </text:list>
            <text:p text:style-name="P289"/>
            <text:p text:style-name="P120">Semoga daftar istilah ini membantu pembaca remaja memahami konsep-konsep kunci dalam buku Anda!</text:p>
          </text:section>
          <text:section text:style-name="Sect1" text:name="feedback-form-64">
            <text:p text:style-name="P249"/>
          </text:section>
        </text:section>
        <text:section text:style-name="Sect1" text:name="d516841c638ccd8a">
          <text:p text:style-name="P120"><text:soft-page-break/></text:p>
          <text:section text:style-name="Sect1" text:name="user-query-content-65">
            <text:p text:style-name="P266">Buat Daftar Pustaka dan Referensi Tambahan Buku ini </text:p>
          </text:section>
          <text:p text:style-name="P249">Tampilkan alur berpikir</text:p>
          <text:section text:style-name="Sect2" text:name="model-response-message-contentr_d516841c638ccd8a">
            <text:p text:style-name="P120">Tentu, berikut adalah draf Daftar Pustaka dan Referensi Tambahan yang bisa melengkapi buku "Digital Nirvana". Daftar ini mencakup buku non-fiksi, karya fiksi ilmiah, dan sumber online yang relevan untuk pembaca remaja yang ingin tahu lebih banyak, disusun agar mudah diakses (meskipun beberapa mungkin butuh usaha lebih!).</text:p>
            <text:p text:style-name="P289"/>
            <text:p text:style-name="Text_20_body"><text:span text:style-name="Strong_20_Emphasis"><text:span text:style-name="T1">Daftar Pustaka dan Referensi Tambahan</text:span></text:span></text:p>
            <text:p text:style-name="P120">Membahas masa depan itu seru sekaligus rumit! Kalau kamu makin penasaran setelah baca buku ini, sumber-sumber berikut bisa jadi pintu masuk buat eksplorasi lebih lanjut. Ingat, selalu baca dan tonton dengan kritis ya!</text:p>
            <text:p text:style-name="Text_20_body"><text:span text:style-name="Strong_20_Emphasis"><text:span text:style-name="T1">A. Buku Non-Fiksi (Sains Populer, Futurisme, Etika)</text:span></text:span></text:p>
            <text:list xml:id="list1630818415382351148" text:style-name="L134">
              <text:list-item>
                <text:p text:style-name="P244"><text:span text:style-name="Strong_20_Emphasis"><text:span text:style-name="T1">Kurzweil, Ray. </text:span></text:span><text:span text:style-name="Strong_20_Emphasis"><text:span text:style-name="Emphasis"><text:span text:style-name="T1">The Singularity Is Near: When Humans Transcend Biology</text:span></text:span></text:span><text:span text:style-name="Strong_20_Emphasis"><text:span text:style-name="T1">.</text:span></text:span><text:span text:style-name="T1"> </text:span></text:p>
                <text:list>
                  <text:list-item>
                    <text:p text:style-name="P244"><text:span text:style-name="Emphasis"><text:span text:style-name="T1">Catatan:</text:span></text:span><text:span text:style-name="T1"> Buku (agak tebal!) dari futuris terkenal yang optimis banget soal teknologi masa depan, termasuk AI super cerdas dan potensi manusia menyatu dengan mesin (termasuk ide mirip </text:span><text:span text:style-name="Emphasis"><text:span text:style-name="T1">mind uploading</text:span></text:span><text:span text:style-name="T1">). Baca kalau mau lihat visi masa depan yang sangat canggih, tapi baca juga kritiknya ya! (Mungkin perlu cari ringkasan atau penjelasan online jika terlalu berat). </text:span></text:p>
                  </text:list-item>
                </text:list>
              </text:list-item>
              <text:list-item>
                <text:p text:style-name="P244"><text:span text:style-name="Strong_20_Emphasis"><text:span text:style-name="T1">Tegmark, Max. </text:span></text:span><text:span text:style-name="Strong_20_Emphasis"><text:span text:style-name="Emphasis"><text:span text:style-name="T1">Life 3.0: Being Human in the Age of Artificial Intelligence</text:span></text:span></text:span><text:span text:style-name="Strong_20_Emphasis"><text:span text:style-name="T1">.</text:span></text:span><text:span text:style-name="T1"> </text:span></text:p>
                <text:list>
                  <text:list-item>
                    <text:p text:style-name="P244"><text:span text:style-name="Emphasis"><text:span text:style-name="T1">Catatan:</text:span></text:span><text:span text:style-name="T1"> Buku ini ngebahas masa depan AI dengan cara yang seru dan mudah dicerna. Ada diskusi soal kesadaran, superinteligensi, dan berbagai skenario masa depan (termasuk kehidupan digital), lengkap dengan pertimbangan etisnya. Cukup relevan buat tema buku ini. (Tersedia terjemahan Bahasa Indonesia). </text:span></text:p>
                  </text:list-item>
                </text:list>
              </text:list-item>
              <text:list-item>
                <text:p text:style-name="P244"><text:span text:style-name="Strong_20_Emphasis"><text:span text:style-name="T1">Harari, Yuval Noah. </text:span></text:span><text:span text:style-name="Strong_20_Emphasis"><text:span text:style-name="Emphasis"><text:span text:style-name="T1">Homo Deus: Masa Depan Umat Manusia</text:span></text:span></text:span><text:span text:style-name="Strong_20_Emphasis"><text:span text:style-name="T1">.</text:span></text:span><text:span text:style-name="T1"> </text:span></text:p>
                <text:list>
                  <text:list-item>
                    <text:p text:style-name="P244"><text:span text:style-name="Emphasis"><text:span text:style-name="T1">Catatan:</text:span></text:span><text:span text:style-name="T1"> Meskipun nggak fokus ke </text:span><text:span text:style-name="Emphasis"><text:span text:style-name="T1">mind uploading</text:span></text:span><text:span text:style-name="T1">, buku ini </text:span><text:soft-page-break/><text:span text:style-name="T1">ngasih gambaran besar soal arah perkembangan manusia di era teknologi canggih, termasuk upaya mengatasi kematian dan pencarian kebahagiaan lewat teknologi. Membuka wawasan banget soal tantangan masa depan. (Tersedia terjemahan Bahasa Indonesia). </text:span></text:p>
                  </text:list-item>
                </text:list>
              </text:list-item>
              <text:list-item>
                <text:p text:style-name="P244"><text:span text:style-name="Strong_20_Emphasis"><text:span text:style-name="T1">Bostrom, Nick. </text:span></text:span><text:span text:style-name="Strong_20_Emphasis"><text:span text:style-name="Emphasis"><text:span text:style-name="T1">Superintelligence: Paths, Dangers, Strategies</text:span></text:span></text:span><text:span text:style-name="Strong_20_Emphasis"><text:span text:style-name="T1">.</text:span></text:span><text:span text:style-name="T1"> </text:span></text:p>
                <text:list>
                  <text:list-item>
                    <text:p text:style-name="P244"><text:span text:style-name="Emphasis"><text:span text:style-name="T1">Catatan:</text:span></text:span><text:span text:style-name="T1"> Buku ini </text:span><text:span text:style-name="Strong_20_Emphasis"><text:span text:style-name="T1">berat dan akademis</text:span></text:span><text:span text:style-name="T1">, tapi sangat penting kalau mau serius mikirin risiko dari AI super cerdas (ASI), yang mungkin terkait dengan </text:span><text:span text:style-name="Emphasis"><text:span text:style-name="T1">mind uploading</text:span></text:span><text:span text:style-name="T1">. Mungkin baca ringkasan atau ulasannya dulu di internet. Lebih cocok buat yang benar-benar tertarik mendalami risiko AI. </text:span></text:p>
                  </text:list-item>
                </text:list>
              </text:list-item>
              <text:list-item>
                <text:p text:style-name="P115"><text:span text:style-name="Strong_20_Emphasis"><text:span text:style-name="T1">(Saran Tambahan): Cari buku sains populer tentang otak.</text:span></text:span><text:span text:style-name="T1"> Banyak buku yang menjelaskan cara kerja otak dengan bahasa menarik untuk remaja. Cari judul-judul yang membahas neurosains atau psikologi kognitif di toko buku atau perpustakaan. </text:span></text:p>
              </text:list-item>
            </text:list>
            <text:p text:style-name="Text_20_body"><text:span text:style-name="Strong_20_Emphasis"><text:span text:style-name="T1">B. Fiksi Ilmiah (Buku, Film, Serial TV, Game)</text:span></text:span></text:p>
            <text:list xml:id="list1279785257146500843" text:style-name="L135">
              <text:list-item>
                <text:p text:style-name="P245"><text:span text:style-name="Strong_20_Emphasis"><text:span text:style-name="Emphasis"><text:span text:style-name="T1">The Matrix</text:span></text:span></text:span><text:span text:style-name="Strong_20_Emphasis"><text:span text:style-name="T1"> (Trilogi Film):</text:span></text:span><text:span text:style-name="T1"> Wajib tonton! Menggambarkan dunia simulasi dan pertanyaan soal realitas. </text:span></text:p>
              </text:list-item>
              <text:list-item>
                <text:p text:style-name="P245"><text:span text:style-name="Strong_20_Emphasis"><text:span text:style-name="Emphasis"><text:span text:style-name="T1">Ghost in the Shell</text:span></text:span></text:span><text:span text:style-name="Strong_20_Emphasis"><text:span text:style-name="T1"> (Anime 1995, Serial </text:span></text:span><text:span text:style-name="Strong_20_Emphasis"><text:span text:style-name="Emphasis"><text:span text:style-name="T1">Stand Alone Complex</text:span></text:span></text:span><text:span text:style-name="Strong_20_Emphasis"><text:span text:style-name="T1">):</text:span></text:span><text:span text:style-name="T1"> Klasik </text:span><text:span text:style-name="Emphasis"><text:span text:style-name="T1">cyberpunk</text:span></text:span><text:span text:style-name="T1"> yang dalam banget ngebahas soal identitas, jiwa, dan batas manusia-mesin. </text:span></text:p>
              </text:list-item>
              <text:list-item>
                <text:p text:style-name="P245"><text:span text:style-name="Strong_20_Emphasis"><text:span text:style-name="Emphasis"><text:span text:style-name="T1">Black Mirror</text:span></text:span></text:span><text:span text:style-name="Strong_20_Emphasis"><text:span text:style-name="T1"> (Serial TV, terutama episode seperti 'San Junipero', 'Be Right Back', 'USS Callister'):</text:span></text:span><text:span text:style-name="T1"> Tiap episode punya cerita beda soal sisi gelap (dan kadang terang) teknologi masa depan, banyak yang relevan dengan kesadaran digital, simulasi, dan identitas. Tonton dengan pendampingan jika perlu (rating dewasa). </text:span></text:p>
              </text:list-item>
              <text:list-item>
                <text:p text:style-name="P245"><text:span text:style-name="Strong_20_Emphasis"><text:span text:style-name="Emphasis"><text:span text:style-name="T1">Altered Carbon</text:span></text:span></text:span><text:span text:style-name="Strong_20_Emphasis"><text:span text:style-name="T1"> (Serial TV/Buku):</text:span></text:span><text:span text:style-name="T1"> Cerita </text:span><text:span text:style-name="Emphasis"><text:span text:style-name="T1">cyberpunk</text:span></text:span><text:span text:style-name="T1"> di mana kesadaran bisa disimpan di chip ('stack') dan dipindah ke tubuh baru ('sleeve'). Eksplorasi soal keabadian, identitas, dan kesenjangan sosial. (Rating dewasa). </text:span></text:p>
              </text:list-item>
              <text:list-item>
                <text:p text:style-name="P245"><text:span text:style-name="Strong_20_Emphasis"><text:span text:style-name="Emphasis"><text:span text:style-name="T1">Upload</text:span></text:span></text:span><text:span text:style-name="Strong_20_Emphasis"><text:span text:style-name="T1"> (Serial TV):</text:span></text:span><text:span text:style-name="T1"> Komedi satir tentang kehidupan setelah kematian di 'surga' digital yang dikelola perusahaan. Lebih ringan tapi tetap mengangkat isu menarik. </text:span></text:p>
              </text:list-item>
              <text:list-item>
                <text:p text:style-name="P245"><text:span text:style-name="Strong_20_Emphasis"><text:span text:style-name="T1">Chiang, Ted. </text:span></text:span><text:span text:style-name="Strong_20_Emphasis"><text:span text:style-name="Emphasis"><text:span text:style-name="T1">Stories of Your Life and Others</text:span></text:span></text:span><text:span text:style-name="Strong_20_Emphasis"><text:span text:style-name="T1"> atau </text:span></text:span><text:span text:style-name="Strong_20_Emphasis"><text:span text:style-name="Emphasis"><text:span text:style-name="T1">Exhalation</text:span></text:span></text:span><text:span text:style-name="Strong_20_Emphasis"><text:span text:style-name="T1">.</text:span></text:span><text:span text:style-name="T1"> </text:span></text:p>
                <text:list>
                  <text:list-item>
                    <text:p text:style-name="P245"><text:span text:style-name="Emphasis"><text:span text:style-name="T1">Catatan:</text:span></text:span><text:span text:style-name="T1"> Kumpulan cerita pendek fiksi ilmiah yang super </text:span><text:soft-page-break/><text:span text:style-name="T1">cerdas dan bikin mikir. Beberapa cerita menyentuh tema kesadaran, AI, memori, dan realitas dengan cara unik. Sangat direkomendasikan! (Tersedia terjemahan Bahasa Indonesia untuk beberapa cerita). </text:span></text:p>
                  </text:list-item>
                </text:list>
              </text:list-item>
              <text:list-item>
                <text:p text:style-name="P245"><text:span text:style-name="Strong_20_Emphasis"><text:span text:style-name="T1">Asimov, Isaac (Seri Robot atau Foundation):</text:span></text:span><text:span text:style-name="T1"> Penulis sci-fi klasik legendaris yang banyak membahas soal robotika, AI, dan masa depan umat manusia. </text:span></text:p>
              </text:list-item>
              <text:list-item>
                <text:p text:style-name="P116"><text:span text:style-name="Strong_20_Emphasis"><text:span text:style-name="T1">Game seperti </text:span></text:span><text:span text:style-name="Strong_20_Emphasis"><text:span text:style-name="Emphasis"><text:span text:style-name="T1">Soma</text:span></text:span></text:span><text:span text:style-name="Strong_20_Emphasis"><text:span text:style-name="T1"> atau </text:span></text:span><text:span text:style-name="Strong_20_Emphasis"><text:span text:style-name="Emphasis"><text:span text:style-name="T1">Cyberpunk 2077</text:span></text:span></text:span><text:span text:style-name="Strong_20_Emphasis"><text:span text:style-name="T1">:</text:span></text:span><text:span text:style-name="T1"> Menawarkan pengalaman interaktif yang mengeksplorasi tema kesadaran, transfer pikiran, dan modifikasi tubuh. (Perhatikan rating usia game). </text:span></text:p>
              </text:list-item>
            </text:list>
            <text:p text:style-name="Text_20_body"><text:span text:style-name="Strong_20_Emphasis"><text:span text:style-name="T1">C. Sumber Online (Website, Video, Podcast)</text:span></text:span></text:p>
            <text:list xml:id="list3230174487488138603" text:style-name="L136">
              <text:list-item>
                <text:p text:style-name="P246"><text:span text:style-name="Strong_20_Emphasis"><text:span text:style-name="T1">Kurzgesagt – In a Nutshell (YouTube Channel):</text:span></text:span><text:span text:style-name="T1"> Banyak video animasi keren yang ngejelasin konsep sains rumit (termasuk soal otak, AI, masa depan) dengan cara super menarik dan gampang dipahami. (Ada subtitle Bahasa Indonesia). </text:span></text:p>
              </text:list-item>
              <text:list-item>
                <text:p text:style-name="P246"><text:span text:style-name="Strong_20_Emphasis"><text:span text:style-name="T1">TED Talks &amp; TED-Ed (Website/YouTube):</text:span></text:span><text:span text:style-name="T1"> Cari ceramah atau video animasi pendek tentang neurosains, AI, etika teknologi, kesadaran, atau masa depan. Banyak pembicara hebat dengan ide menarik. </text:span></text:p>
              </text:list-item>
              <text:list-item>
                <text:p text:style-name="P246"><text:span text:style-name="Strong_20_Emphasis"><text:span text:style-name="T1">Wait But Why (Blog - waitbutwhy.com):</text:span></text:span><text:span text:style-name="T1"> Artikel blog (dalam Bahasa Inggris) yang panjang tapi seru banget, sering ngebahas topik masa depan kayak AI super cerdas dengan penjelasan mendalam tapi tetap lucu dan gampang diikuti. Artikel soal AI-nya sangat terkenal. </text:span></text:p>
              </text:list-item>
              <text:list-item>
                <text:p text:style-name="P246"><text:span text:style-name="Strong_20_Emphasis"><text:span text:style-name="T1">Wikipedia:</text:span></text:span><text:span text:style-name="T1"> Sumber awal yang bagus buat cari definisi atau gambaran umum suatu konsep (misal: </text:span><text:span text:style-name="Emphasis"><text:span text:style-name="T1">mind uploading</text:span></text:span><text:span text:style-name="T1">, AGI, BCI). Tapi selalu cek silang informasinya dan lihat sumber referensinya ya! </text:span></text:p>
              </text:list-item>
              <text:list-item>
                <text:p text:style-name="P117"><text:span text:style-name="Strong_20_Emphasis"><text:span text:style-name="T1">(Saran Tambahan): Cari podcast sains atau teknologi.</text:span></text:span><text:span text:style-name="T1"> Banyak podcast bagus (baik internasional maupun lokal Indonesia) yang membahas perkembangan terbaru dan diskusi soal masa depan teknologi. </text:span></text:p>
              </text:list-item>
            </text:list>
            <text:p text:style-name="P289"/>
            <text:p text:style-name="Text_20_body"><text:span text:style-name="Strong_20_Emphasis"><text:span text:style-name="T1">Pesan Penting:</text:span></text:span><text:span text:style-name="T1"> Daftar ini hanyalah titik awal. Dunia pengetahuan itu luas! Jangan ragu buat cari sumber lain, bandingkan berbagai sudut pandang, dan yang paling penting, teruslah bertanya dan berpikir kritis. Selamat menjelajah!</text:span></text:p>
          </text:section>
          <text:section text:style-name="Sect1" text:name="feedback-form-65">
            <text:p text:style-name="P249"><text:soft-page-break/></text:p>
          </text:section>
        </text:section>
        <text:section text:style-name="Sect1" text:name="88e9794c26a1d674">
          <text:p text:style-name="P120"/>
          <text:section text:style-name="Sect1" text:name="user-query-content-66">
            <text:p text:style-name="P266">Buat Prompt Pembuatan Sampul Buku ini </text:p>
          </text:section>
          <text:p text:style-name="P249">Tampilkan alur berpikir</text:p>
          <text:section text:style-name="Sect2" text:name="model-response-message-contentr_88e9794c26a1d674">
            <text:p text:style-name="P120">Oke, mari kita buat prompt yang detail untuk menghasilkan sampul buku yang menarik bagi remaja Indonesia! Prompt ini bisa diberikan kepada AI generator gambar atau desainer grafis.</text:p>
            <text:p text:style-name="P289"/>
            <text:p text:style-name="Text_20_body"><text:span text:style-name="Strong_20_Emphasis"><text:span text:style-name="T1">Prompt Pembuatan Sampul Buku:</text:span></text:span></text:p>
            <text:p text:style-name="Text_20_body"><text:span text:style-name="Strong_20_Emphasis"><text:span text:style-name="T1">Judul Buku:</text:span></text:span><text:span text:style-name="T1"> Digital Nirvana: Uploading Human Minds into the AI Cloud </text:span><text:span text:style-name="Strong_20_Emphasis"><text:span text:style-name="T1">Penulis:</text:span></text:span><text:span text:style-name="T1"> [Nama Penulis Anda] </text:span><text:span text:style-name="Strong_20_Emphasis"><text:span text:style-name="T1">Target Pembaca:</text:span></text:span><text:span text:style-name="T1"> Remaja (13-20 tahun), Indonesia </text:span><text:span text:style-name="Strong_20_Emphasis"><text:span text:style-name="T1">Genre:</text:span></text:span><text:span text:style-name="T1"> Non-Fiksi Populer, Futuristik, Teknologi </text:span><text:span text:style-name="Strong_20_Emphasis"><text:span text:style-name="T1">Mood/Suasana:</text:span></text:span><text:span text:style-name="T1"> Intriguing (membuat penasaran), modern, futuristik, sedikit misterius, thought-provoking (mengajak berpikir), ada sentuhan harapan sekaligus potensi kerumitan/risiko (duality).</text:span></text:p>
            <text:p text:style-name="Text_20_body"><text:span text:style-name="Strong_20_Emphasis"><text:span text:style-name="T1">Konsep Visual Utama:</text:span></text:span><text:span text:style-name="T1"> Menggambarkan </text:span><text:span text:style-name="Strong_20_Emphasis"><text:span text:style-name="T1">transformasi atau koneksi</text:span></text:span><text:span text:style-name="T1"> antara pikiran/kesadaran manusia dengan dunia digital/AI Cloud. Menunjukkan ide 'uploading' atau transisi dari biologis ke digital.</text:span></text:p>
            <text:p text:style-name="Text_20_body"><text:span text:style-name="Strong_20_Emphasis"><text:span text:style-name="T1">Elemen Visual Spesifik yang Diinginkan:</text:span></text:span></text:p>
            <text:list xml:id="list5828670423653481677" text:style-name="L137">
              <text:list-item>
                <text:p text:style-name="P118"><text:span text:style-name="Strong_20_Emphasis"><text:span text:style-name="T1">Fokus Utama:</text:span></text:span></text:p>
                <text:list>
                  <text:list-item>
                    <text:p text:style-name="P247"><text:span text:style-name="Strong_20_Emphasis"><text:span text:style-name="T1">Opsi A (Transisi Halus):</text:span></text:span><text:span text:style-name="T1"> Siluet kepala manusia (bisa tampak samping atau depan) yang bagian atasnya atau sebagian sisinya secara visual 'larut' atau bertransisi menjadi </text:span><text:span text:style-name="Strong_20_Emphasis"><text:span text:style-name="T1">jaringan digital yang bercahaya</text:span></text:span><text:span text:style-name="T1">, awan data (cloud) yang abstrak, atau pola sirkuit futuristik. Transisi ini harus terlihat 'mengalir' tapi juga jelas perbedaannya antara bagian 'manusia' dan bagian 'digital'. </text:span></text:p>
                  </text:list-item>
                  <text:list-item>
                    <text:p text:style-name="P247"><text:span text:style-name="Strong_20_Emphasis"><text:span text:style-name="T1">Opsi B (Koneksi Langsung):</text:span></text:span><text:span text:style-name="T1"> Gambar otak manusia yang digambar secara semi-realistis atau stylised, dengan </text:span><text:span text:style-name="Strong_20_Emphasis"><text:span text:style-name="T1">aliran data atau garis-garis cahaya energi</text:span></text:span><text:span text:style-name="T1"> yang keluar darinya dan terhubung ke representasi 'Awan AI' yang abstrak dan bercahaya di bagian atas atau latar belakang. </text:span></text:p>
                  </text:list-item>
                  <text:list-item>
                    <text:p text:style-name="P247"><text:span text:style-name="Strong_20_Emphasis"><text:span text:style-name="T1">Opsi C (Simbol Abstrak):</text:span></text:span><text:span text:style-name="T1"> Kombinasi simbol otak manusia </text:span><text:soft-page-break/><text:span text:style-name="T1">(mungkin sebagai ikon sederhana) dengan simbol awan (cloud) atau jaringan neural network AI yang saling terkait secara visual, mungkin dengan panah 'upload' di antaranya. </text:span></text:p>
                  </text:list-item>
                </text:list>
              </text:list-item>
              <text:list-item>
                <text:p text:style-name="P118"><text:span text:style-name="Strong_20_Emphasis"><text:span text:style-name="T1">Elemen Pendukung:</text:span></text:span></text:p>
                <text:list>
                  <text:list-item>
                    <text:p text:style-name="P247"><text:span text:style-name="Strong_20_Emphasis"><text:span text:style-name="T1">Aliran Data:</text:span></text:span><text:span text:style-name="T1"> Jika menggunakan Opsi A atau B, gambarkan aliran data ini sebagai garis-garis cahaya tipis, partikel digital, atau kode biner (0 dan 1) yang bergerak dari area manusia ke area digital. </text:span></text:p>
                  </text:list-item>
                  <text:list-item>
                    <text:p text:style-name="P247"><text:span text:style-name="Strong_20_Emphasis"><text:span text:style-name="T1">Awan AI/Jaringan:</text:span></text:span><text:span text:style-name="T1"> Jangan gambarkan awan harfiah (awan cuaca). Buat representasi awan data yang </text:span><text:span text:style-name="Strong_20_Emphasis"><text:span text:style-name="T1">abstrak, futuristik, mungkin geometris</text:span></text:span><text:span text:style-name="T1">, terdiri dari jaringan cahaya, node-node yang terhubung, atau pola sirkuit yang kompleks dan bercahaya. </text:span></text:p>
                  </text:list-item>
                  <text:list-item>
                    <text:p text:style-name="P247"><text:span text:style-name="Strong_20_Emphasis"><text:span text:style-name="T1">Kontras:</text:span></text:span><text:span text:style-name="T1"> Ciptakan kontras visual antara elemen manusia/biologis (mungkin warna lebih hangat, tekstur lebih organik/halus) dengan elemen digital/AI (warna lebih dingin seperti biru elektrik, teal, ungu, tekstur lebih tajam, berpendar/glowing). Atau gunakan kontras terang (area 'Nirvana') dan gelap (area risiko/ketidakpastian). </text:span></text:p>
                  </text:list-item>
                </text:list>
              </text:list-item>
              <text:list-item>
                <text:p text:style-name="P118"><text:span text:style-name="Strong_20_Emphasis"><text:span text:style-name="T1">Gaya Visual:</text:span></text:span></text:p>
                <text:list>
                  <text:list-item>
                    <text:p text:style-name="P247"><text:span text:style-name="Strong_20_Emphasis"><text:span text:style-name="T1">Modern dan Sleek:</text:span></text:span><text:span text:style-name="T1"> Hindari gaya yang terlalu kartunis atau terlalu rumit/realistis-ilmiah. Tampilannya harus bersih, menarik secara visual untuk remaja. </text:span></text:p>
                  </text:list-item>
                  <text:list-item>
                    <text:p text:style-name="P247"><text:span text:style-name="Strong_20_Emphasis"><text:span text:style-name="T1">Futuristik:</text:span></text:span><text:span text:style-name="T1"> Gunakan elemen visual yang memberi kesan teknologi canggih dan masa depan. </text:span></text:p>
                  </text:list-item>
                  <text:list-item>
                    <text:p text:style-name="P247"><text:span text:style-name="Strong_20_Emphasis"><text:span text:style-name="T1">Tidak Terlalu Gelap/Menakutkan:</text:span></text:span><text:span text:style-name="T1"> Meskipun ada risiko, fokus utama sampul sebaiknya pada sisi intriguing dan futuristiknya. </text:span></text:p>
                  </text:list-item>
                </text:list>
              </text:list-item>
              <text:list-item>
                <text:p text:style-name="P118"><text:span text:style-name="Strong_20_Emphasis"><text:span text:style-name="T1">Palet Warna:</text:span></text:span></text:p>
                <text:list>
                  <text:list-item>
                    <text:p text:style-name="P265">Dominan warna dingin (biru, teal, ungu, perak) untuk nuansa digital/teknologi. </text:p>
                  </text:list-item>
                  <text:list-item>
                    <text:p text:style-name="P265">Bisa dikombinasikan dengan sedikit warna hangat (oranye, emas) untuk kontras atau elemen 'manusia'. </text:p>
                  </text:list-item>
                  <text:list-item>
                    <text:p text:style-name="P132">Gunakan efek cahaya/pendar (glowing effect) pada elemen digital untuk membuatnya menonjol. </text:p>
                  </text:list-item>
                </text:list>
              </text:list-item>
            </text:list>
            <text:p text:style-name="Text_20_body"><text:soft-page-break/><text:span text:style-name="Strong_20_Emphasis"><text:span text:style-name="T1">Penempatan Teks:</text:span></text:span></text:p>
            <text:list xml:id="list4703401667139062790" text:style-name="L138">
              <text:list-item>
                <text:p text:style-name="P248"><text:span text:style-name="Strong_20_Emphasis"><text:span text:style-name="T1">Judul Utama:</text:span></text:span><text:span text:style-name="T1"> "Digital Nirvana" - Harus paling </text:span><text:span text:style-name="Strong_20_Emphasis"><text:span text:style-name="T1">menonjol</text:span></text:span><text:span text:style-name="T1">, font modern atau sedikit futuristik tapi mudah dibaca. Mungkin diletakkan di bagian atas atau tengah. </text:span></text:p>
              </text:list-item>
              <text:list-item>
                <text:p text:style-name="P248"><text:span text:style-name="Strong_20_Emphasis"><text:span text:style-name="T1">Sub-Judul:</text:span></text:span><text:span text:style-name="T1"> "Uploading Human Minds into the AI Cloud" - Ukuran lebih kecil dari judul utama, diletakkan di bawahnya. </text:span></text:p>
              </text:list-item>
              <text:list-item>
                <text:p text:style-name="P248"><text:span text:style-name="Strong_20_Emphasis"><text:span text:style-name="T1">Nama Penulis:</text:span></text:span><text:span text:style-name="T1"> "[Nama Penulis Anda]" - Ukuran standar, diletakkan di bagian bawah sampul atau di bawah judul/subjudul. </text:span></text:p>
              </text:list-item>
              <text:list-item>
                <text:p text:style-name="P119"><text:span text:style-name="Strong_20_Emphasis"><text:span text:style-name="T1">(Opsional) Tagline:</text:span></text:span><text:span text:style-name="T1"> Jika ingin menambahkan tagline (misal: "Keabadian di Awan Data?" atau "Mimpi atau Mimpi Buruk Masa Depan?"), letakkan di tempat yang tidak mengganggu visual utama, mungkin di bagian atas atau bawah dengan font kecil. </text:span></text:p>
              </text:list-item>
            </text:list>
            <text:p text:style-name="Text_20_body"><text:span text:style-name="Strong_20_Emphasis"><text:span text:style-name="T1">Output yang Diharapkan:</text:span></text:span><text:span text:style-name="T1"> Sebuah desain sampul buku yang secara visual menarik bagi remaja, secara akurat merefleksikan tema sentral buku (transisi pikiran ke digital), terasa modern dan futuristik, serta membangkitkan rasa penasaran untuk membaca isinya.</text:span></text:p>
            <text:p text:style-name="P289"/>
            <text:p text:style-name="P120">Semoga prompt ini cukup detail untuk menghasilkan sampul buku yang Anda inginkan!</text:p>
          </text:section>
          <text:section text:style-name="Sect1" text:name="feedback-form-66">
            <text:p text:style-name="P249"/>
          </text:section>
        </text:section>
        <text:section text:style-name="Sect1" text:name="8fce01d3752d6ad3">
          <text:p text:style-name="P120"/>
          <text:section text:style-name="Sect1" text:name="user-query-content-67">
            <text:p text:style-name="P266">Buat Cerita Lucu yang mewakili Isi buku </text:p>
          </text:section>
          <text:p text:style-name="P249">Tampilkan alur berpikir</text:p>
          <text:section text:style-name="Sect2" text:name="model-response-message-contentr_8fce01d3752d6ad3">
            <text:p text:style-name="Text_20_body"><text:span text:style-name="T1">Oke, siap! Ini dia cerita lucu yang (semoga) bisa mewakili isi buku "Digital Nirvana", dengan sedikit bumbu Medan biar makin </text:span><text:span text:style-name="Emphasis"><text:span text:style-name="T1">pas</text:span></text:span><text:span text:style-name="T1">:</text:span></text:p>
            <text:p text:style-name="Text_20_body"><text:span text:style-name="Strong_20_Emphasis"><text:span text:style-name="T1">Judul:</text:span></text:span><text:span text:style-name="T1"> Udin dan Usaha Upload Otak ke 'Awan Nirwana' (Versi Gagal Total)</text:span></text:p>
            <text:p text:style-name="P120">Udin, anak kelas 2 SMA di Medan, lagi suntuk tingkat dewa. Gimana nggak suntuk, PR Matematika soal trigonometri numpuk setinggi Gunung Sibayak, sementara di luar kawan-kawan lagi heboh mau main bola.</text:p>
            <text:p text:style-name="Text_20_body"><text:span text:style-name="T1">"Ah, andai aja otakku ini bisa di-upload ke internet!" gerutu Udin sambil scroll-scroll berita teknologi di HP kentangnya. Matanya langsung berbinar pas nemu artikel (yang kayaknya dari situs nggak jelas) soal </text:span><text:span text:style-name="Emphasis"><text:span text:style-name="T1">mind </text:span></text:span><text:soft-page-break/><text:span text:style-name="Emphasis"><text:span text:style-name="T1">uploading</text:span></text:span><text:span text:style-name="T1">. "Wow! Pindahkan pikiran ke Awan AI! Hidup abadi tanpa PR! Ini baru mantap kali!"</text:span></text:p>
            <text:p text:style-name="Text_20_body"><text:span text:style-name="T1">Otak Udin yang biasanya lemot kalau soal rumus, mendadak encer kalau soal ide </text:span><text:span text:style-name="Emphasis"><text:span text:style-name="T1">ngaco</text:span></text:span><text:span text:style-name="T1">. Dia langsung ngumpulin 'peralatan canggih': HP kentangnya, kabel charger yang udah </text:span><text:span text:style-name="Emphasis"><text:span text:style-name="T1">loggar</text:span></text:span><text:span text:style-name="T1"> minta ampun, router WiFi tetangga sebelah (yang sinyalnya cuma satu bar dan diem-diem dinamain Udin "Awan Nirwana v0.1"), plus helm sepeda bututnya.</text:span></text:p>
            <text:p text:style-name="P120">Dengan semangat membara seorang ilmuwan (gagal), Udin melilitkan kabel charger ke helm, ujung satunya lagi dia coba colokin ke port USB router 'Awan Nirwana' (sambil ngintip takut ketahuan Bu Tetangga). HP kentangnya dia taruh di atas kepala, di bawah helm.</text:p>
            <text:p text:style-name="P120">"Oke, Udin! Demi masa depan tanpa PR! Tiga... Dua... Satu... UPLOAD OTAK UDIN KE AWAN NIRWANA!" teriaknya sambil menekan tombol power HP berkali-kali dengan gaya dramatis.</text:p>
            <text:p text:style-name="P120">Apa yang terjadi? Nggak ada cahaya futuristik atau suara 'wussshh' kayak di film. Yang ada cuma... HP kentangnya nge-lag parah, layarnya kedap-kedip, terus mati total.</text:p>
            <text:p text:style-name="P120">"Yah... Gagal maning," Udin udah mau pasrah. Tapi tiba-tiba, HP-nya nyala lagi dengan notifikasi pesan WhatsApp masuk bertubi-tubi dari kawan dekatnya, si Joko.</text:p>
            <text:p text:style-name="Text_20_body"><text:span text:style-name="Strong_20_Emphasis"><text:span text:style-name="T1">Joko:</text:span></text:span><text:span text:style-name="T1"> </text:span><text:span text:style-name="Emphasis"><text:span text:style-name="T1">Woi, Din! Ngapa pulak kau kirim chat aneh ini?</text:span></text:span><text:span text:style-name="T1"> </text:span><text:span text:style-name="Strong_20_Emphasis"><text:span text:style-name="T1">Udin (dari HP Udin):</text:span></text:span><text:span text:style-name="T1"> </text:span><text:span text:style-name="Emphasis"><text:span text:style-name="T1">Ini bukan Udin biologis, Jok. Ini Udin 2.0, udah sukses terupload ke Awan Nirwana (walau sinyal satu bar). Btw, pinjam PR Mat kau lah. Ttd, Udin Digital.</text:span></text:span><text:span text:style-name="T1"> </text:span><text:span text:style-name="Strong_20_Emphasis"><text:span text:style-name="T1">Joko:</text:span></text:span><text:span text:style-name="T1"> </text:span><text:span text:style-name="Emphasis"><text:span text:style-name="T1">Kepala kau lah Udin Digital! Kesurupan apa kau?</text:span></text:span><text:span text:style-name="T1"> </text:span><text:span text:style-name="Strong_20_Emphasis"><text:span text:style-name="T1">Udin (dari HP Udin):</text:span></text:span><text:span text:style-name="T1"> </text:span><text:span text:style-name="Emphasis"><text:span text:style-name="T1">Error 404: Kesurupan not found. Biological needs (PR) detected. Requesting data...</text:span></text:span></text:p>
            <text:p text:style-name="P120">Udin yang asli melongo. "BERHASIL! WEI! Otakku beneran ke-upload! Udah jadi AI aku!"</text:p>
            <text:p text:style-name="P120">Di tengah kegirangan Udin, Joko datang dobrak pintu kamar. "Din! Kau apain HP kau ini? Udah kayak kena ransomware!"</text:p>
            <text:p text:style-name="P120">Belum sempat Udin pamer 'keberhasilannya', Opung Boru (Nenek dari pihak ibu) Udin masuk sambil bawa sapu lidi. "Astaga, Udin! Ngapain kau lilit-lilit kepala kau pakai kabel macam lampu teplok rusak? Mau ikut karnaval tujuh <text:soft-page-break/>belasan kau?"</text:p>
            <text:p text:style-name="Text_20_body"><text:span text:style-name="T1">Udin coba menjelaskan dengan semangat soal </text:span><text:span text:style-name="Emphasis"><text:span text:style-name="T1">mind uploading</text:span></text:span><text:span text:style-name="T1">. Opung Boru manggut-manggut sok ngerti. "Oh... Jadi ada Udin lain di internet itu? Masih perlu uang jajan juganya dia nanti?"</text:span></text:p>
            <text:p text:style-name="P120">Joko nepuk jidat. "Opung... ini bukan Udin di internet. Ini HP si Udin error parah, mungkin kena virus gara-gara nyolok sembarangan ke WiFi entah mana!" Joko nunjukkin chat-chat aneh tadi.</text:p>
            <text:p text:style-name="P120">Udin langsung lemas. Dia cek HP-nya, bener aja, banyak aplikasi aneh muncul dan HP-nya panas kayak habis dipakai setrika. Mimpi jadi manusia digital pupus sudah.</text:p>
            <text:p text:style-name="P120">"Ah, payah kali lah," keluh Udin sambil nyabut kabel dari kepalanya. "Ngarep hidup enak di awan, malah dapat virus di HP. Udahlah, mending aku kerjain aja PR Mat ini. Lebih jelas hasilnya daripada jadi chatbot error."</text:p>
            <text:p text:style-name="Text_20_body"><text:span text:style-name="T1">Sambil buka buku Matematika, Udin tetap nggak bisa nahan senyum kecil. Gagal sih sekarang, tapi siapa tahu... di masa depan </text:span><text:span text:style-name="Emphasis"><text:span text:style-name="T1">yang beneran</text:span></text:span><text:span text:style-name="T1"> nanti... idenya nggak sekonyol usahanya barusan. Mungkin? Ah, mikirin itu nanti aja, setelah trigonometri beres!</text:span></text:p>
            <text:p text:style-name="P289"/>
          </text:section>
          <text:section text:style-name="Sect1" text:name="feedback-form-67">
            <text:p text:style-name="P249"/>
          </text:section>
        </text:section>
      </text:section>
      <text:p text:style-name="P120"><draw:frame draw:style-name="fr1" draw:name="graphics1" text:anchor-type="as-char" svg:width="0.3335in" svg:height="0.3335in" draw:z-index="0"><draw:image xlink:href="https://lh3.googleusercontent.com/a/ACg8ocJatAeZXTKW1h452_RrhhF4-ct-hav55Am3RXfvw0HyBnGPrw=s64-c-mo" xlink:type="simple" xlink:show="embed" xlink:actuate="onLoad"/><svg:title>gambar profil</svg:title></draw:frame></text:p>
      <text:p text:style-name="P120"/>
      <text:p text:style-name="P249">Deep Research </text:p>
      <text:p text:style-name="P120">Canvas </text:p>
      <text:p text:style-name="P120">Gemini dapat membuat kesalahan, jadi periksa kembali responsnya</text:p>
      <text:p text:style-name="P249"><draw:frame draw:style-name="fr2" draw:name="Object1" text:anchor-type="as-char" svg:width="0.0161in" svg:height="0.0161in" draw:z-index="1"><draw:floating-frame/></draw:frame></text:p>
      <text:p text:style-name="P249">Aplikasi Google</text:p>
      <text:p text:style-name="P249">Akun Google</text:p>
      <text:p text:style-name="P249">Nsender</text:p>
      <text:p text:style-name="P249">nsender38@gmail.com</text:p>
      <text:section text:style-name="Sect1" text:name="cdk-live-announcer-0">
        <text:p text:style-name="P249"/>
      </text:section>
      <text:p text:style-name="P2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3-30T11:33:55.88</meta:creation-date>
    <meta:document-statistic meta:table-count="0" meta:image-count="1" meta:object-count="1" meta:page-count="210" meta:paragraph-count="1939" meta:word-count="51156" meta:character-count="361877"/>
    <dc:date>2025-03-30T11:35:38.83</dc:date>
    <dc:creator>OJie </dc:creator>
    <meta:editing-duration>PT1M43S</meta:editing-duration>
    <meta:editing-cycles>1</meta:editing-cycles>
    <meta:generator>OpenOffice/4.1.15$Win32 OpenOffice.org_project/4115m2$Build-9813</meta:generator>
  </office:meta>
</office:document-meta>
</file>